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6.304cm"/>
    </style:style>
    <style:style style:name="co7" style:family="table-column">
      <style:table-column-properties fo:break-before="auto" style:column-width="1.058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2.558cm"/>
    </style:style>
    <style:style style:name="co10" style:family="table-column">
      <style:table-column-properties fo:break-before="auto" style:column-width="2.36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illeMTP_MTP_EspacesVertsSurface_2011_v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AREA_,N,19,8</text:p>
          </table:table-cell>
          <table:table-cell office:value-type="string">
            <text:p>PERIMETER,N,19,8</text:p>
          </table:table-cell>
          <table:table-cell office:value-type="string">
            <text:p>PARCJARD_,N,10,0</text:p>
          </table:table-cell>
          <table:table-cell office:value-type="string">
            <text:p>PARCJARD_I,N,10,0</text:p>
          </table:table-cell>
          <table:table-cell office:value-type="string">
            <text:p>PARCJARD_P,N,19,8</text:p>
          </table:table-cell>
          <table:table-cell office:value-type="string">
            <text:p>PARCJARD_1,N,19,8</text:p>
          </table:table-cell>
          <table:table-cell office:value-type="string">
            <text:p>PARCJARD1,N,10,0</text:p>
          </table:table-cell>
          <table:table-cell office:value-type="string">
            <text:p>PARCJARD_2,N,10,0</text:p>
          </table:table-cell>
          <table:table-cell office:value-type="string">
            <text:p>PARCJARD_3,N,19,8</text:p>
          </table:table-cell>
          <table:table-cell office:value-type="string">
            <text:p>PARCJARD_4,N,19,8</text:p>
          </table:table-cell>
          <table:table-cell office:value-type="string">
            <text:p>PARCJARD1_,N,10,0</text:p>
          </table:table-cell>
          <table:table-cell office:value-type="string">
            <text:p>PARCJARD_5,N,10,0</text:p>
          </table:table-cell>
          <table:table-cell office:value-type="string">
            <text:p>DOSSIER,C,30</text:p>
          </table:table-cell>
          <table:table-cell office:value-type="string">
            <text:p>SURF,N,19,8</text:p>
          </table:table-cell>
          <table:table-cell office:value-type="string">
            <text:p>LIBEL,C,254</text:p>
          </table:table-cell>
          <table:table-cell office:value-type="string">
            <text:p>CLASS,C,254</text:p>
          </table:table-cell>
          <table:table-cell office:value-type="string">
            <text:p>SYMBOLE,N,10,0</text:p>
          </table:table-cell>
          <table:table-cell office:value-type="string">
            <text:p>AREA,N,19,11</text:p>
          </table:table-cell>
          <table:table-cell office:value-type="string">
            <text:p>LEN,N,19,11</text:p>
          </table:table-cell>
        </table:table-row>
        <table:table-row table:style-name="ro1">
          <table:table-cell office:value-type="float" office:value="82.82117356">
            <text:p>82,82117356</text:p>
          </table:table-cell>
          <table:table-cell office:value-type="float" office:value="48.87033192">
            <text:p>48,87033192</text:p>
          </table:table-cell>
          <table:table-cell table:number-columns-repeated="2" office:value-type="float" office:value="69">
            <text:p>69</text:p>
          </table:table-cell>
          <table:table-cell office:value-type="float" office:value="82.82117356">
            <text:p>82,82117356</text:p>
          </table:table-cell>
          <table:table-cell office:value-type="float" office:value="48.87033192">
            <text:p>48,87033192</text:p>
          </table:table-cell>
          <table:table-cell table:number-columns-repeated="2" office:value-type="float" office:value="69">
            <text:p>69</text:p>
          </table:table-cell>
          <table:table-cell office:value-type="float" office:value="82.82117356">
            <text:p>82,82117356</text:p>
          </table:table-cell>
          <table:table-cell office:value-type="float" office:value="48.87033192">
            <text:p>48,87033192</text:p>
          </table:table-cell>
          <table:table-cell office:value-type="float" office:value="676">
            <text:p>676</text:p>
          </table:table-cell>
          <table:table-cell office:value-type="float" office:value="681">
            <text:p>6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2.88773">
            <text:p>82,88773</text:p>
          </table:table-cell>
          <table:table-cell office:value-type="float" office:value="48.890419">
            <text:p>48,890419</text:p>
          </table:table-cell>
        </table:table-row>
        <table:table-row table:style-name="ro1">
          <table:table-cell office:value-type="float" office:value="87.60367929">
            <text:p>87,60367929</text:p>
          </table:table-cell>
          <table:table-cell office:value-type="float" office:value="33.22276944">
            <text:p>33,22276944</text:p>
          </table:table-cell>
          <table:table-cell table:number-columns-repeated="2" office:value-type="float" office:value="70">
            <text:p>70</text:p>
          </table:table-cell>
          <table:table-cell office:value-type="float" office:value="87.60367929">
            <text:p>87,60367929</text:p>
          </table:table-cell>
          <table:table-cell office:value-type="float" office:value="33.22276944">
            <text:p>33,22276944</text:p>
          </table:table-cell>
          <table:table-cell table:number-columns-repeated="2" office:value-type="float" office:value="70">
            <text:p>70</text:p>
          </table:table-cell>
          <table:table-cell office:value-type="float" office:value="87.60367929">
            <text:p>87,60367929</text:p>
          </table:table-cell>
          <table:table-cell office:value-type="float" office:value="33.22276944">
            <text:p>33,22276944</text:p>
          </table:table-cell>
          <table:table-cell office:value-type="float" office:value="675">
            <text:p>675</text:p>
          </table:table-cell>
          <table:table-cell office:value-type="float" office:value="680">
            <text:p>68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Pierre Paraf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7.67495">
            <text:p>87,67495</text:p>
          </table:table-cell>
          <table:table-cell office:value-type="float" office:value="33.236281">
            <text:p>33,236281</text:p>
          </table:table-cell>
        </table:table-row>
        <table:table-row table:style-name="ro1">
          <table:table-cell office:value-type="float" office:value="4975.96277831">
            <text:p>4975,96277831</text:p>
          </table:table-cell>
          <table:table-cell office:value-type="float" office:value="469.8199165">
            <text:p>469,8199165</text:p>
          </table:table-cell>
          <table:table-cell table:number-columns-repeated="2" office:value-type="float" office:value="71">
            <text:p>71</text:p>
          </table:table-cell>
          <table:table-cell office:value-type="float" office:value="4975.96277831">
            <text:p>4975,96277831</text:p>
          </table:table-cell>
          <table:table-cell office:value-type="float" office:value="469.8199165">
            <text:p>469,8199165</text:p>
          </table:table-cell>
          <table:table-cell table:number-columns-repeated="2" office:value-type="float" office:value="71">
            <text:p>71</text:p>
          </table:table-cell>
          <table:table-cell office:value-type="float" office:value="4975.96277831">
            <text:p>4975,96277831</text:p>
          </table:table-cell>
          <table:table-cell office:value-type="float" office:value="469.8199165">
            <text:p>469,8199165</text:p>
          </table:table-cell>
          <table:table-cell office:value-type="float" office:value="674">
            <text:p>674</text:p>
          </table:table-cell>
          <table:table-cell office:value-type="float" office:value="679">
            <text:p>67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ail Alain Bashung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979.99299">
            <text:p>4979,99299</text:p>
          </table:table-cell>
          <table:table-cell office:value-type="float" office:value="470.012267">
            <text:p>470,012267</text:p>
          </table:table-cell>
        </table:table-row>
        <table:table-row table:style-name="ro1">
          <table:table-cell office:value-type="float" office:value="1674.74259802">
            <text:p>1674,74259802</text:p>
          </table:table-cell>
          <table:table-cell office:value-type="float" office:value="167.32454048">
            <text:p>167,32454048</text:p>
          </table:table-cell>
          <table:table-cell table:number-columns-repeated="2" office:value-type="float" office:value="72">
            <text:p>72</text:p>
          </table:table-cell>
          <table:table-cell office:value-type="float" office:value="1674.74259802">
            <text:p>1674,74259802</text:p>
          </table:table-cell>
          <table:table-cell office:value-type="float" office:value="167.32454048">
            <text:p>167,32454048</text:p>
          </table:table-cell>
          <table:table-cell table:number-columns-repeated="2" office:value-type="float" office:value="72">
            <text:p>72</text:p>
          </table:table-cell>
          <table:table-cell office:value-type="float" office:value="1674.74259802">
            <text:p>1674,74259802</text:p>
          </table:table-cell>
          <table:table-cell office:value-type="float" office:value="167.32454048">
            <text:p>167,32454048</text:p>
          </table:table-cell>
          <table:table-cell office:value-type="float" office:value="673">
            <text:p>673</text:p>
          </table:table-cell>
          <table:table-cell office:value-type="float" office:value="678">
            <text:p>67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'Arsonval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676.10358">
            <text:p>1676,10358</text:p>
          </table:table-cell>
          <table:table-cell office:value-type="float" office:value="167.392348">
            <text:p>167,392348</text:p>
          </table:table-cell>
        </table:table-row>
        <table:table-row table:style-name="ro1">
          <table:table-cell office:value-type="float" office:value="5569.07251472">
            <text:p>5569,07251472</text:p>
          </table:table-cell>
          <table:table-cell office:value-type="float" office:value="1177.84534102">
            <text:p>1177,84534102</text:p>
          </table:table-cell>
          <table:table-cell table:number-columns-repeated="2" office:value-type="float" office:value="73">
            <text:p>73</text:p>
          </table:table-cell>
          <table:table-cell office:value-type="float" office:value="5569.07251473">
            <text:p>5569,07251473</text:p>
          </table:table-cell>
          <table:table-cell office:value-type="float" office:value="1177.84534102">
            <text:p>1177,84534102</text:p>
          </table:table-cell>
          <table:table-cell table:number-columns-repeated="2" office:value-type="float" office:value="73">
            <text:p>73</text:p>
          </table:table-cell>
          <table:table-cell office:value-type="float" office:value="5569.07251474">
            <text:p>5569,07251474</text:p>
          </table:table-cell>
          <table:table-cell office:value-type="float" office:value="1177.84534102">
            <text:p>1177,84534102</text:p>
          </table:table-cell>
          <table:table-cell office:value-type="float" office:value="672">
            <text:p>672</text:p>
          </table:table-cell>
          <table:table-cell office:value-type="float" office:value="677">
            <text:p>67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erges du Rieucoulon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573.6008">
            <text:p>5573,6008</text:p>
          </table:table-cell>
          <table:table-cell office:value-type="float" office:value="1178.322875">
            <text:p>1178,322875</text:p>
          </table:table-cell>
        </table:table-row>
        <table:table-row table:style-name="ro1">
          <table:table-cell office:value-type="float" office:value="107.29758945">
            <text:p>107,29758945</text:p>
          </table:table-cell>
          <table:table-cell office:value-type="float" office:value="49.45835564">
            <text:p>49,45835564</text:p>
          </table:table-cell>
          <table:table-cell table:number-columns-repeated="2" office:value-type="float" office:value="74">
            <text:p>74</text:p>
          </table:table-cell>
          <table:table-cell office:value-type="float" office:value="107.29758945">
            <text:p>107,29758945</text:p>
          </table:table-cell>
          <table:table-cell office:value-type="float" office:value="49.45835564">
            <text:p>49,45835564</text:p>
          </table:table-cell>
          <table:table-cell table:number-columns-repeated="2" office:value-type="float" office:value="74">
            <text:p>74</text:p>
          </table:table-cell>
          <table:table-cell office:value-type="float" office:value="107.29758945">
            <text:p>107,29758945</text:p>
          </table:table-cell>
          <table:table-cell office:value-type="float" office:value="49.45835564">
            <text:p>49,45835564</text:p>
          </table:table-cell>
          <table:table-cell office:value-type="float" office:value="671">
            <text:p>671</text:p>
          </table:table-cell>
          <table:table-cell office:value-type="float" office:value="675">
            <text:p>67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ace chiens Bagate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7.38572">
            <text:p>107,38572</text:p>
          </table:table-cell>
          <table:table-cell office:value-type="float" office:value="49.478688">
            <text:p>49,478688</text:p>
          </table:table-cell>
        </table:table-row>
        <table:table-row table:style-name="ro1">
          <table:table-cell office:value-type="float" office:value="368.87598351">
            <text:p>368,87598351</text:p>
          </table:table-cell>
          <table:table-cell office:value-type="float" office:value="101.14679207">
            <text:p>101,14679207</text:p>
          </table:table-cell>
          <table:table-cell table:number-columns-repeated="2" office:value-type="float" office:value="75">
            <text:p>75</text:p>
          </table:table-cell>
          <table:table-cell office:value-type="float" office:value="368.87598351">
            <text:p>368,87598351</text:p>
          </table:table-cell>
          <table:table-cell office:value-type="float" office:value="101.14679207">
            <text:p>101,14679207</text:p>
          </table:table-cell>
          <table:table-cell table:number-columns-repeated="2" office:value-type="float" office:value="75">
            <text:p>75</text:p>
          </table:table-cell>
          <table:table-cell office:value-type="float" office:value="368.87598351">
            <text:p>368,87598351</text:p>
          </table:table-cell>
          <table:table-cell office:value-type="float" office:value="101.14679207">
            <text:p>101,14679207</text:p>
          </table:table-cell>
          <table:table-cell office:value-type="float" office:value="669">
            <text:p>669</text:p>
          </table:table-cell>
          <table:table-cell office:value-type="float" office:value="671">
            <text:p>67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Pierre Paraf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69.17524">
            <text:p>369,17524</text:p>
          </table:table-cell>
          <table:table-cell office:value-type="float" office:value="101.188381">
            <text:p>101,188381</text:p>
          </table:table-cell>
        </table:table-row>
        <table:table-row table:style-name="ro1">
          <table:table-cell office:value-type="float" office:value="2682.91194851">
            <text:p>2682,91194851</text:p>
          </table:table-cell>
          <table:table-cell office:value-type="float" office:value="459.81435862">
            <text:p>459,81435862</text:p>
          </table:table-cell>
          <table:table-cell table:number-columns-repeated="2" office:value-type="float" office:value="76">
            <text:p>76</text:p>
          </table:table-cell>
          <table:table-cell office:value-type="float" office:value="2682.91194851">
            <text:p>2682,91194851</text:p>
          </table:table-cell>
          <table:table-cell office:value-type="float" office:value="459.81435862">
            <text:p>459,81435862</text:p>
          </table:table-cell>
          <table:table-cell table:number-columns-repeated="2" office:value-type="float" office:value="76">
            <text:p>76</text:p>
          </table:table-cell>
          <table:table-cell office:value-type="float" office:value="2682.91194851">
            <text:p>2682,91194851</text:p>
          </table:table-cell>
          <table:table-cell office:value-type="float" office:value="459.81435862">
            <text:p>459,81435862</text:p>
          </table:table-cell>
          <table:table-cell office:value-type="float" office:value="668">
            <text:p>668</text:p>
          </table:table-cell>
          <table:table-cell office:value-type="float" office:value="670">
            <text:p>67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Fabre de Morlhon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685.0856">
            <text:p>2685,0856</text:p>
          </table:table-cell>
          <table:table-cell office:value-type="float" office:value="460.001292">
            <text:p>460,001292</text:p>
          </table:table-cell>
        </table:table-row>
        <table:table-row table:style-name="ro1">
          <table:table-cell office:value-type="float" office:value="2499.23062553">
            <text:p>2499,23062553</text:p>
          </table:table-cell>
          <table:table-cell office:value-type="float" office:value="633.57712576">
            <text:p>633,57712576</text:p>
          </table:table-cell>
          <table:table-cell table:number-columns-repeated="2" office:value-type="float" office:value="77">
            <text:p>77</text:p>
          </table:table-cell>
          <table:table-cell office:value-type="float" office:value="2499.23062553">
            <text:p>2499,23062553</text:p>
          </table:table-cell>
          <table:table-cell office:value-type="float" office:value="633.57712576">
            <text:p>633,57712576</text:p>
          </table:table-cell>
          <table:table-cell table:number-columns-repeated="2" office:value-type="float" office:value="77">
            <text:p>77</text:p>
          </table:table-cell>
          <table:table-cell office:value-type="float" office:value="2499.23062553">
            <text:p>2499,23062553</text:p>
          </table:table-cell>
          <table:table-cell office:value-type="float" office:value="633.57712576">
            <text:p>633,57712576</text:p>
          </table:table-cell>
          <table:table-cell office:value-type="float" office:value="667">
            <text:p>667</text:p>
          </table:table-cell>
          <table:table-cell office:value-type="float" office:value="669">
            <text:p>66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Pierre Paraf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501.26237">
            <text:p>2501,26237</text:p>
          </table:table-cell>
          <table:table-cell office:value-type="float" office:value="633.837314">
            <text:p>633,837314</text:p>
          </table:table-cell>
        </table:table-row>
        <table:table-row table:style-name="ro1">
          <table:table-cell office:value-type="float" office:value="2690.33954743">
            <text:p>2690,33954743</text:p>
          </table:table-cell>
          <table:table-cell office:value-type="float" office:value="184.04507123">
            <text:p>184,04507123</text:p>
          </table:table-cell>
          <table:table-cell table:number-columns-repeated="2" office:value-type="float" office:value="78">
            <text:p>78</text:p>
          </table:table-cell>
          <table:table-cell office:value-type="float" office:value="2690.33954742">
            <text:p>2690,33954742</text:p>
          </table:table-cell>
          <table:table-cell office:value-type="float" office:value="184.04507123">
            <text:p>184,04507123</text:p>
          </table:table-cell>
          <table:table-cell table:number-columns-repeated="2" office:value-type="float" office:value="78">
            <text:p>78</text:p>
          </table:table-cell>
          <table:table-cell office:value-type="float" office:value="2690.33954742">
            <text:p>2690,33954742</text:p>
          </table:table-cell>
          <table:table-cell office:value-type="float" office:value="184.04507123">
            <text:p>184,04507123</text:p>
          </table:table-cell>
          <table:table-cell office:value-type="float" office:value="666">
            <text:p>666</text:p>
          </table:table-cell>
          <table:table-cell office:value-type="float" office:value="668">
            <text:p>6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692.51903">
            <text:p>2692,51903</text:p>
          </table:table-cell>
          <table:table-cell office:value-type="float" office:value="184.119546">
            <text:p>184,119546</text:p>
          </table:table-cell>
        </table:table-row>
        <table:table-row table:style-name="ro1">
          <table:table-cell office:value-type="float" office:value="982.79548757">
            <text:p>982,79548757</text:p>
          </table:table-cell>
          <table:table-cell office:value-type="float" office:value="126.6231788">
            <text:p>126,6231788</text:p>
          </table:table-cell>
          <table:table-cell table:number-columns-repeated="2" office:value-type="float" office:value="79">
            <text:p>79</text:p>
          </table:table-cell>
          <table:table-cell office:value-type="float" office:value="982.79548757">
            <text:p>982,79548757</text:p>
          </table:table-cell>
          <table:table-cell office:value-type="float" office:value="126.6231788">
            <text:p>126,6231788</text:p>
          </table:table-cell>
          <table:table-cell table:number-columns-repeated="2" office:value-type="float" office:value="79">
            <text:p>79</text:p>
          </table:table-cell>
          <table:table-cell office:value-type="float" office:value="982.79548757">
            <text:p>982,79548757</text:p>
          </table:table-cell>
          <table:table-cell office:value-type="float" office:value="126.6231788">
            <text:p>126,6231788</text:p>
          </table:table-cell>
          <table:table-cell office:value-type="float" office:value="665">
            <text:p>665</text:p>
          </table:table-cell>
          <table:table-cell office:value-type="float" office:value="667">
            <text:p>66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bd Paul Valéry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983.58709">
            <text:p>983,58709</text:p>
          </table:table-cell>
          <table:table-cell office:value-type="float" office:value="126.674241">
            <text:p>126,674241</text:p>
          </table:table-cell>
        </table:table-row>
        <table:table-row table:style-name="ro1">
          <table:table-cell office:value-type="float" office:value="1261.05815707">
            <text:p>1261,05815707</text:p>
          </table:table-cell>
          <table:table-cell office:value-type="float" office:value="229.23880582">
            <text:p>229,23880582</text:p>
          </table:table-cell>
          <table:table-cell table:number-columns-repeated="2" office:value-type="float" office:value="80">
            <text:p>80</text:p>
          </table:table-cell>
          <table:table-cell office:value-type="float" office:value="1261.05815707">
            <text:p>1261,05815707</text:p>
          </table:table-cell>
          <table:table-cell office:value-type="float" office:value="229.23880582">
            <text:p>229,23880582</text:p>
          </table:table-cell>
          <table:table-cell table:number-columns-repeated="2" office:value-type="float" office:value="80">
            <text:p>80</text:p>
          </table:table-cell>
          <table:table-cell office:value-type="float" office:value="1261.05815707">
            <text:p>1261,05815707</text:p>
          </table:table-cell>
          <table:table-cell office:value-type="float" office:value="229.23880582">
            <text:p>229,23880582</text:p>
          </table:table-cell>
          <table:table-cell office:value-type="float" office:value="661">
            <text:p>661</text:p>
          </table:table-cell>
          <table:table-cell office:value-type="float" office:value="662">
            <text:p>66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262.0754">
            <text:p>1262,0754</text:p>
          </table:table-cell>
          <table:table-cell office:value-type="float" office:value="229.330647">
            <text:p>229,330647</text:p>
          </table:table-cell>
        </table:table-row>
        <table:table-row table:style-name="ro1">
          <table:table-cell office:value-type="float" office:value="13590.24087295">
            <text:p>13590,24087295</text:p>
          </table:table-cell>
          <table:table-cell office:value-type="float" office:value="791.71426524">
            <text:p>791,71426524</text:p>
          </table:table-cell>
          <table:table-cell table:number-columns-repeated="2" office:value-type="float" office:value="81">
            <text:p>81</text:p>
          </table:table-cell>
          <table:table-cell office:value-type="float" office:value="13590.2408729">
            <text:p>13590,2408729</text:p>
          </table:table-cell>
          <table:table-cell office:value-type="float" office:value="791.71426524">
            <text:p>791,71426524</text:p>
          </table:table-cell>
          <table:table-cell table:number-columns-repeated="2" office:value-type="float" office:value="81">
            <text:p>81</text:p>
          </table:table-cell>
          <table:table-cell office:value-type="float" office:value="13590.240874">
            <text:p>13590,240874</text:p>
          </table:table-cell>
          <table:table-cell office:value-type="float" office:value="791.71426525">
            <text:p>791,71426525</text:p>
          </table:table-cell>
          <table:table-cell office:value-type="float" office:value="659">
            <text:p>659</text:p>
          </table:table-cell>
          <table:table-cell office:value-type="float" office:value="660">
            <text:p>66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Transparence Lez-Lirond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3601.23131">
            <text:p>13601,23131</text:p>
          </table:table-cell>
          <table:table-cell office:value-type="float" office:value="792.030795">
            <text:p>792,030795</text:p>
          </table:table-cell>
        </table:table-row>
        <table:table-row table:style-name="ro1">
          <table:table-cell office:value-type="float" office:value="32.51718618">
            <text:p>32,51718618</text:p>
          </table:table-cell>
          <table:table-cell office:value-type="float" office:value="27.68772333">
            <text:p>27,68772333</text:p>
          </table:table-cell>
          <table:table-cell table:number-columns-repeated="2" office:value-type="float" office:value="82">
            <text:p>82</text:p>
          </table:table-cell>
          <table:table-cell office:value-type="float" office:value="32.51718618">
            <text:p>32,51718618</text:p>
          </table:table-cell>
          <table:table-cell office:value-type="float" office:value="27.68772333">
            <text:p>27,68772333</text:p>
          </table:table-cell>
          <table:table-cell table:number-columns-repeated="2" office:value-type="float" office:value="82">
            <text:p>82</text:p>
          </table:table-cell>
          <table:table-cell office:value-type="float" office:value="32.51718618">
            <text:p>32,51718618</text:p>
          </table:table-cell>
          <table:table-cell office:value-type="float" office:value="27.68772333">
            <text:p>27,68772333</text:p>
          </table:table-cell>
          <table:table-cell office:value-type="float" office:value="658">
            <text:p>658</text:p>
          </table:table-cell>
          <table:table-cell office:value-type="float" office:value="659">
            <text:p>65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2.54371">
            <text:p>32,54371</text:p>
          </table:table-cell>
          <table:table-cell office:value-type="float" office:value="27.69901">
            <text:p>27,69901</text:p>
          </table:table-cell>
        </table:table-row>
        <table:table-row table:style-name="ro1">
          <table:table-cell office:value-type="float" office:value="12492.60313344">
            <text:p>12492,60313344</text:p>
          </table:table-cell>
          <table:table-cell office:value-type="float" office:value="489.12903055">
            <text:p>489,12903055</text:p>
          </table:table-cell>
          <table:table-cell table:number-columns-repeated="2" office:value-type="float" office:value="83">
            <text:p>83</text:p>
          </table:table-cell>
          <table:table-cell office:value-type="float" office:value="12492.6031334">
            <text:p>12492,6031334</text:p>
          </table:table-cell>
          <table:table-cell office:value-type="float" office:value="489.12903055">
            <text:p>489,12903055</text:p>
          </table:table-cell>
          <table:table-cell table:number-columns-repeated="2" office:value-type="float" office:value="83">
            <text:p>83</text:p>
          </table:table-cell>
          <table:table-cell office:value-type="float" office:value="12492.6031334">
            <text:p>12492,6031334</text:p>
          </table:table-cell>
          <table:table-cell office:value-type="float" office:value="489.12903055">
            <text:p>489,12903055</text:p>
          </table:table-cell>
          <table:table-cell office:value-type="float" office:value="657">
            <text:p>657</text:p>
          </table:table-cell>
          <table:table-cell office:value-type="float" office:value="658">
            <text:p>65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Jardin de la Pépinièr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2502.70238">
            <text:p>12502,70238</text:p>
          </table:table-cell>
          <table:table-cell office:value-type="float" office:value="489.328035">
            <text:p>489,328035</text:p>
          </table:table-cell>
        </table:table-row>
        <table:table-row table:style-name="ro1">
          <table:table-cell office:value-type="float" office:value="75.51996185">
            <text:p>75,51996185</text:p>
          </table:table-cell>
          <table:table-cell office:value-type="float" office:value="30.84526798">
            <text:p>30,84526798</text:p>
          </table:table-cell>
          <table:table-cell table:number-columns-repeated="2" office:value-type="float" office:value="84">
            <text:p>84</text:p>
          </table:table-cell>
          <table:table-cell office:value-type="float" office:value="75.51996185">
            <text:p>75,51996185</text:p>
          </table:table-cell>
          <table:table-cell office:value-type="float" office:value="30.84526798">
            <text:p>30,84526798</text:p>
          </table:table-cell>
          <table:table-cell table:number-columns-repeated="2" office:value-type="float" office:value="84">
            <text:p>84</text:p>
          </table:table-cell>
          <table:table-cell office:value-type="float" office:value="75.51996185">
            <text:p>75,51996185</text:p>
          </table:table-cell>
          <table:table-cell office:value-type="float" office:value="30.84526798">
            <text:p>30,84526798</text:p>
          </table:table-cell>
          <table:table-cell table:number-columns-repeated="2" office:value-type="float" office:value="656">
            <text:p>6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5.58094">
            <text:p>75,58094</text:p>
          </table:table-cell>
          <table:table-cell office:value-type="float" office:value="30.857718">
            <text:p>30,857718</text:p>
          </table:table-cell>
        </table:table-row>
        <table:table-row table:style-name="ro1">
          <table:table-cell office:value-type="float" office:value="16.05683012">
            <text:p>16,05683012</text:p>
          </table:table-cell>
          <table:table-cell office:value-type="float" office:value="20.71346782">
            <text:p>20,71346782</text:p>
          </table:table-cell>
          <table:table-cell table:number-columns-repeated="2" office:value-type="float" office:value="85">
            <text:p>85</text:p>
          </table:table-cell>
          <table:table-cell office:value-type="float" office:value="16.05683012">
            <text:p>16,05683012</text:p>
          </table:table-cell>
          <table:table-cell office:value-type="float" office:value="20.71346782">
            <text:p>20,71346782</text:p>
          </table:table-cell>
          <table:table-cell table:number-columns-repeated="2" office:value-type="float" office:value="85">
            <text:p>85</text:p>
          </table:table-cell>
          <table:table-cell office:value-type="float" office:value="16.05683012">
            <text:p>16,05683012</text:p>
          </table:table-cell>
          <table:table-cell office:value-type="float" office:value="20.71346782">
            <text:p>20,71346782</text:p>
          </table:table-cell>
          <table:table-cell office:value-type="float" office:value="654">
            <text:p>654</text:p>
          </table:table-cell>
          <table:table-cell office:value-type="float" office:value="653">
            <text:p>6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6.06992">
            <text:p>16,06992</text:p>
          </table:table-cell>
          <table:table-cell office:value-type="float" office:value="20.721854">
            <text:p>20,721854</text:p>
          </table:table-cell>
        </table:table-row>
        <table:table-row table:style-name="ro1">
          <table:table-cell office:value-type="float" office:value="11143.666367">
            <text:p>11143,666367</text:p>
          </table:table-cell>
          <table:table-cell office:value-type="float" office:value="505.38779024">
            <text:p>505,38779024</text:p>
          </table:table-cell>
          <table:table-cell table:number-columns-repeated="2" office:value-type="float" office:value="65">
            <text:p>65</text:p>
          </table:table-cell>
          <table:table-cell office:value-type="float" office:value="11143.666367">
            <text:p>11143,666367</text:p>
          </table:table-cell>
          <table:table-cell office:value-type="float" office:value="505.38779024">
            <text:p>505,38779024</text:p>
          </table:table-cell>
          <table:table-cell table:number-columns-repeated="2" office:value-type="float" office:value="65">
            <text:p>65</text:p>
          </table:table-cell>
          <table:table-cell office:value-type="float" office:value="11143.666367">
            <text:p>11143,666367</text:p>
          </table:table-cell>
          <table:table-cell office:value-type="float" office:value="505.38779024">
            <text:p>505,38779024</text:p>
          </table:table-cell>
          <table:table-cell office:value-type="float" office:value="680">
            <text:p>680</text:p>
          </table:table-cell>
          <table:table-cell office:value-type="float" office:value="686">
            <text:p>68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e Bagate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152.72369">
            <text:p>11152,72369</text:p>
          </table:table-cell>
          <table:table-cell office:value-type="float" office:value="505.592374">
            <text:p>505,592374</text:p>
          </table:table-cell>
        </table:table-row>
        <table:table-row table:style-name="ro1">
          <table:table-cell office:value-type="float" office:value="57.64446721">
            <text:p>57,64446721</text:p>
          </table:table-cell>
          <table:table-cell office:value-type="float" office:value="40.90065038">
            <text:p>40,90065038</text:p>
          </table:table-cell>
          <table:table-cell table:number-columns-repeated="2" office:value-type="float" office:value="86">
            <text:p>86</text:p>
          </table:table-cell>
          <table:table-cell office:value-type="float" office:value="57.64446721">
            <text:p>57,64446721</text:p>
          </table:table-cell>
          <table:table-cell office:value-type="float" office:value="40.90065038">
            <text:p>40,90065038</text:p>
          </table:table-cell>
          <table:table-cell table:number-columns-repeated="2" office:value-type="float" office:value="86">
            <text:p>86</text:p>
          </table:table-cell>
          <table:table-cell office:value-type="float" office:value="57.64446721">
            <text:p>57,64446721</text:p>
          </table:table-cell>
          <table:table-cell office:value-type="float" office:value="40.90065038">
            <text:p>40,90065038</text:p>
          </table:table-cell>
          <table:table-cell office:value-type="float" office:value="649">
            <text:p>649</text:p>
          </table:table-cell>
          <table:table-cell office:value-type="float" office:value="648">
            <text:p>64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Albert Camu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7.69095">
            <text:p>57,69095</text:p>
          </table:table-cell>
          <table:table-cell office:value-type="float" office:value="40.917284">
            <text:p>40,917284</text:p>
          </table:table-cell>
        </table:table-row>
        <table:table-row table:style-name="ro1">
          <table:table-cell office:value-type="float" office:value="3869.02476532">
            <text:p>3869,02476532</text:p>
          </table:table-cell>
          <table:table-cell office:value-type="float" office:value="270.75968001">
            <text:p>270,75968001</text:p>
          </table:table-cell>
          <table:table-cell table:number-columns-repeated="2" office:value-type="float" office:value="88">
            <text:p>88</text:p>
          </table:table-cell>
          <table:table-cell office:value-type="float" office:value="3869.02476532">
            <text:p>3869,02476532</text:p>
          </table:table-cell>
          <table:table-cell office:value-type="float" office:value="270.75968001">
            <text:p>270,75968001</text:p>
          </table:table-cell>
          <table:table-cell table:number-columns-repeated="2" office:value-type="float" office:value="88">
            <text:p>88</text:p>
          </table:table-cell>
          <table:table-cell office:value-type="float" office:value="3869.02476532">
            <text:p>3869,02476532</text:p>
          </table:table-cell>
          <table:table-cell office:value-type="float" office:value="270.75968001">
            <text:p>270,75968001</text:p>
          </table:table-cell>
          <table:table-cell office:value-type="float" office:value="643">
            <text:p>643</text:p>
          </table:table-cell>
          <table:table-cell office:value-type="float" office:value="642">
            <text:p>64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Albert Camu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872.145">
            <text:p>3872,145</text:p>
          </table:table-cell>
          <table:table-cell office:value-type="float" office:value="270.869701">
            <text:p>270,869701</text:p>
          </table:table-cell>
        </table:table-row>
        <table:table-row table:style-name="ro1">
          <table:table-cell office:value-type="float" office:value="148.76796887">
            <text:p>148,76796887</text:p>
          </table:table-cell>
          <table:table-cell office:value-type="float" office:value="49.48682414">
            <text:p>49,48682414</text:p>
          </table:table-cell>
          <table:table-cell table:number-columns-repeated="2" office:value-type="float" office:value="89">
            <text:p>89</text:p>
          </table:table-cell>
          <table:table-cell office:value-type="float" office:value="148.76796887">
            <text:p>148,76796887</text:p>
          </table:table-cell>
          <table:table-cell office:value-type="float" office:value="49.48682414">
            <text:p>49,48682414</text:p>
          </table:table-cell>
          <table:table-cell table:number-columns-repeated="2" office:value-type="float" office:value="89">
            <text:p>89</text:p>
          </table:table-cell>
          <table:table-cell office:value-type="float" office:value="148.76796887">
            <text:p>148,76796887</text:p>
          </table:table-cell>
          <table:table-cell office:value-type="float" office:value="49.48682414">
            <text:p>49,48682414</text:p>
          </table:table-cell>
          <table:table-cell office:value-type="float" office:value="642">
            <text:p>642</text:p>
          </table:table-cell>
          <table:table-cell office:value-type="float" office:value="641">
            <text:p>64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es Améthyst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48.88721">
            <text:p>148,88721</text:p>
          </table:table-cell>
          <table:table-cell office:value-type="float" office:value="49.506733">
            <text:p>49,506733</text:p>
          </table:table-cell>
        </table:table-row>
        <table:table-row table:style-name="ro1">
          <table:table-cell office:value-type="float" office:value="332.48821956">
            <text:p>332,48821956</text:p>
          </table:table-cell>
          <table:table-cell office:value-type="float" office:value="72.93809346">
            <text:p>72,93809346</text:p>
          </table:table-cell>
          <table:table-cell table:number-columns-repeated="2" office:value-type="float" office:value="91">
            <text:p>91</text:p>
          </table:table-cell>
          <table:table-cell office:value-type="float" office:value="332.48821956">
            <text:p>332,48821956</text:p>
          </table:table-cell>
          <table:table-cell office:value-type="float" office:value="72.93809346">
            <text:p>72,93809346</text:p>
          </table:table-cell>
          <table:table-cell table:number-columns-repeated="2" office:value-type="float" office:value="91">
            <text:p>91</text:p>
          </table:table-cell>
          <table:table-cell office:value-type="float" office:value="332.48821956">
            <text:p>332,48821956</text:p>
          </table:table-cell>
          <table:table-cell office:value-type="float" office:value="72.93809346">
            <text:p>72,93809346</text:p>
          </table:table-cell>
          <table:table-cell office:value-type="float" office:value="638">
            <text:p>638</text:p>
          </table:table-cell>
          <table:table-cell office:value-type="float" office:value="636">
            <text:p>63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Albert Camu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32.75655">
            <text:p>332,75655</text:p>
          </table:table-cell>
          <table:table-cell office:value-type="float" office:value="72.967522">
            <text:p>72,967522</text:p>
          </table:table-cell>
        </table:table-row>
        <table:table-row table:style-name="ro1">
          <table:table-cell office:value-type="float" office:value="8.84301605">
            <text:p>8,84301605</text:p>
          </table:table-cell>
          <table:table-cell office:value-type="float" office:value="45.3358968">
            <text:p>45,3358968</text:p>
          </table:table-cell>
          <table:table-cell table:number-columns-repeated="2" office:value-type="float" office:value="92">
            <text:p>92</text:p>
          </table:table-cell>
          <table:table-cell office:value-type="float" office:value="8.84301605">
            <text:p>8,84301605</text:p>
          </table:table-cell>
          <table:table-cell office:value-type="float" office:value="45.3358968">
            <text:p>45,3358968</text:p>
          </table:table-cell>
          <table:table-cell table:number-columns-repeated="2"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8.85107">
            <text:p>8,85107</text:p>
          </table:table-cell>
          <table:table-cell office:value-type="float" office:value="45.353962">
            <text:p>45,353962</text:p>
          </table:table-cell>
        </table:table-row>
        <table:table-row table:style-name="ro1">
          <table:table-cell office:value-type="float" office:value="4174.4503037">
            <text:p>4174,4503037</text:p>
          </table:table-cell>
          <table:table-cell office:value-type="float" office:value="369.41135263">
            <text:p>369,41135263</text:p>
          </table:table-cell>
          <table:table-cell table:number-columns-repeated="2" office:value-type="float" office:value="93">
            <text:p>93</text:p>
          </table:table-cell>
          <table:table-cell office:value-type="float" office:value="4174.45030369">
            <text:p>4174,45030369</text:p>
          </table:table-cell>
          <table:table-cell office:value-type="float" office:value="369.41135263">
            <text:p>369,41135263</text:p>
          </table:table-cell>
          <table:table-cell table:number-columns-repeated="2" office:value-type="float" office:value="93">
            <text:p>93</text:p>
          </table:table-cell>
          <table:table-cell office:value-type="float" office:value="4174.45030369">
            <text:p>4174,45030369</text:p>
          </table:table-cell>
          <table:table-cell office:value-type="float" office:value="369.41135263">
            <text:p>369,41135263</text:p>
          </table:table-cell>
          <table:table-cell office:value-type="float" office:value="636">
            <text:p>636</text:p>
          </table:table-cell>
          <table:table-cell office:value-type="float" office:value="634">
            <text:p>63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Albert Camu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177.81734">
            <text:p>4177,81734</text:p>
          </table:table-cell>
          <table:table-cell office:value-type="float" office:value="369.560772">
            <text:p>369,560772</text:p>
          </table:table-cell>
        </table:table-row>
        <table:table-row table:style-name="ro1">
          <table:table-cell office:value-type="float" office:value="24075.12257307">
            <text:p>24075,12257307</text:p>
          </table:table-cell>
          <table:table-cell office:value-type="float" office:value="827.51272834">
            <text:p>827,51272834</text:p>
          </table:table-cell>
          <table:table-cell table:number-columns-repeated="2" office:value-type="float" office:value="94">
            <text:p>94</text:p>
          </table:table-cell>
          <table:table-cell office:value-type="float" office:value="24075.1225731">
            <text:p>24075,1225731</text:p>
          </table:table-cell>
          <table:table-cell office:value-type="float" office:value="827.51272834">
            <text:p>827,51272834</text:p>
          </table:table-cell>
          <table:table-cell table:number-columns-repeated="2" office:value-type="float" office:value="94">
            <text:p>94</text:p>
          </table:table-cell>
          <table:table-cell office:value-type="float" office:value="24075.1225731">
            <text:p>24075,1225731</text:p>
          </table:table-cell>
          <table:table-cell office:value-type="float" office:value="827.51272834">
            <text:p>827,51272834</text:p>
          </table:table-cell>
          <table:table-cell office:value-type="float" office:value="635">
            <text:p>635</text:p>
          </table:table-cell>
          <table:table-cell office:value-type="float" office:value="633">
            <text:p>63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Jacques Roseau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4094.59744">
            <text:p>24094,59744</text:p>
          </table:table-cell>
          <table:table-cell office:value-type="float" office:value="827.845609">
            <text:p>827,845609</text:p>
          </table:table-cell>
        </table:table-row>
        <table:table-row table:style-name="ro1">
          <table:table-cell office:value-type="float" office:value="8408.0834844">
            <text:p>8408,0834844</text:p>
          </table:table-cell>
          <table:table-cell office:value-type="float" office:value="1089.74757894">
            <text:p>1089,74757894</text:p>
          </table:table-cell>
          <table:table-cell table:number-columns-repeated="2" office:value-type="float" office:value="95">
            <text:p>95</text:p>
          </table:table-cell>
          <table:table-cell office:value-type="float" office:value="8408.08348441">
            <text:p>8408,08348441</text:p>
          </table:table-cell>
          <table:table-cell office:value-type="float" office:value="1089.74757894">
            <text:p>1089,74757894</text:p>
          </table:table-cell>
          <table:table-cell table:number-columns-repeated="2" office:value-type="float" office:value="95">
            <text:p>95</text:p>
          </table:table-cell>
          <table:table-cell office:value-type="float" office:value="8408.08348438">
            <text:p>8408,08348438</text:p>
          </table:table-cell>
          <table:table-cell office:value-type="float" office:value="1089.74757894">
            <text:p>1089,74757894</text:p>
          </table:table-cell>
          <table:table-cell office:value-type="float" office:value="634">
            <text:p>634</text:p>
          </table:table-cell>
          <table:table-cell office:value-type="float" office:value="632">
            <text:p>63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erges du Lez-cyprè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414.86033">
            <text:p>8414,86033</text:p>
          </table:table-cell>
          <table:table-cell office:value-type="float" office:value="1090.18075">
            <text:p>1090,18075</text:p>
          </table:table-cell>
        </table:table-row>
        <table:table-row table:style-name="ro1">
          <table:table-cell office:value-type="float" office:value="1325.37474378">
            <text:p>1325,37474378</text:p>
          </table:table-cell>
          <table:table-cell office:value-type="float" office:value="174.97285086">
            <text:p>174,97285086</text:p>
          </table:table-cell>
          <table:table-cell table:number-columns-repeated="2" office:value-type="float" office:value="96">
            <text:p>96</text:p>
          </table:table-cell>
          <table:table-cell office:value-type="float" office:value="1325.37474378">
            <text:p>1325,37474378</text:p>
          </table:table-cell>
          <table:table-cell office:value-type="float" office:value="174.97285086">
            <text:p>174,97285086</text:p>
          </table:table-cell>
          <table:table-cell table:number-columns-repeated="2" office:value-type="float" office:value="96">
            <text:p>96</text:p>
          </table:table-cell>
          <table:table-cell office:value-type="float" office:value="1325.37474378">
            <text:p>1325,37474378</text:p>
          </table:table-cell>
          <table:table-cell office:value-type="float" office:value="174.97285086">
            <text:p>174,97285086</text:p>
          </table:table-cell>
          <table:table-cell office:value-type="float" office:value="633">
            <text:p>633</text:p>
          </table:table-cell>
          <table:table-cell office:value-type="float" office:value="631">
            <text:p>63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ail du Mas de Perrett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326.44224">
            <text:p>1326,44224</text:p>
          </table:table-cell>
          <table:table-cell office:value-type="float" office:value="175.043211">
            <text:p>175,043211</text:p>
          </table:table-cell>
        </table:table-row>
        <table:table-row table:style-name="ro1">
          <table:table-cell office:value-type="float" office:value="1149.82565861">
            <text:p>1149,82565861</text:p>
          </table:table-cell>
          <table:table-cell office:value-type="float" office:value="165.76577903">
            <text:p>165,76577903</text:p>
          </table:table-cell>
          <table:table-cell table:number-columns-repeated="2" office:value-type="float" office:value="97">
            <text:p>97</text:p>
          </table:table-cell>
          <table:table-cell office:value-type="float" office:value="1149.82565861">
            <text:p>1149,82565861</text:p>
          </table:table-cell>
          <table:table-cell office:value-type="float" office:value="165.76577903">
            <text:p>165,76577903</text:p>
          </table:table-cell>
          <table:table-cell table:number-columns-repeated="2" office:value-type="float" office:value="97">
            <text:p>97</text:p>
          </table:table-cell>
          <table:table-cell office:value-type="float" office:value="1149.82565861">
            <text:p>1149,82565861</text:p>
          </table:table-cell>
          <table:table-cell office:value-type="float" office:value="165.76577903">
            <text:p>165,76577903</text:p>
          </table:table-cell>
          <table:table-cell office:value-type="float" office:value="632">
            <text:p>632</text:p>
          </table:table-cell>
          <table:table-cell office:value-type="float" office:value="629">
            <text:p>62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ail du Mas de Perrett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50.75446">
            <text:p>1150,75446</text:p>
          </table:table-cell>
          <table:table-cell office:value-type="float" office:value="165.832287">
            <text:p>165,832287</text:p>
          </table:table-cell>
        </table:table-row>
        <table:table-row table:style-name="ro1">
          <table:table-cell office:value-type="float" office:value="238.83932431">
            <text:p>238,83932431</text:p>
          </table:table-cell>
          <table:table-cell office:value-type="float" office:value="67.69000479">
            <text:p>67,69000479</text:p>
          </table:table-cell>
          <table:table-cell table:number-columns-repeated="2" office:value-type="float" office:value="98">
            <text:p>98</text:p>
          </table:table-cell>
          <table:table-cell office:value-type="float" office:value="238.83932431">
            <text:p>238,83932431</text:p>
          </table:table-cell>
          <table:table-cell office:value-type="float" office:value="67.69000479">
            <text:p>67,69000479</text:p>
          </table:table-cell>
          <table:table-cell table:number-columns-repeated="2" office:value-type="float" office:value="98">
            <text:p>98</text:p>
          </table:table-cell>
          <table:table-cell office:value-type="float" office:value="238.83932431">
            <text:p>238,83932431</text:p>
          </table:table-cell>
          <table:table-cell office:value-type="float" office:value="67.69000479">
            <text:p>67,69000479</text:p>
          </table:table-cell>
          <table:table-cell office:value-type="float" office:value="630">
            <text:p>630</text:p>
          </table:table-cell>
          <table:table-cell office:value-type="float" office:value="627">
            <text:p>6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39.03236">
            <text:p>239,03236</text:p>
          </table:table-cell>
          <table:table-cell office:value-type="float" office:value="67.717018">
            <text:p>67,717018</text:p>
          </table:table-cell>
        </table:table-row>
        <table:table-row table:style-name="ro1">
          <table:table-cell office:value-type="float" office:value="8091.80271769">
            <text:p>8091,80271769</text:p>
          </table:table-cell>
          <table:table-cell office:value-type="float" office:value="750.20528734">
            <text:p>750,20528734</text:p>
          </table:table-cell>
          <table:table-cell table:number-columns-repeated="2" office:value-type="float" office:value="99">
            <text:p>99</text:p>
          </table:table-cell>
          <table:table-cell office:value-type="float" office:value="8091.8027177">
            <text:p>8091,8027177</text:p>
          </table:table-cell>
          <table:table-cell office:value-type="float" office:value="750.20528734">
            <text:p>750,20528734</text:p>
          </table:table-cell>
          <table:table-cell table:number-columns-repeated="2" office:value-type="float" office:value="99">
            <text:p>99</text:p>
          </table:table-cell>
          <table:table-cell office:value-type="float" office:value="8091.80271765">
            <text:p>8091,80271765</text:p>
          </table:table-cell>
          <table:table-cell office:value-type="float" office:value="750.20528735">
            <text:p>750,20528735</text:p>
          </table:table-cell>
          <table:table-cell office:value-type="float" office:value="629">
            <text:p>629</text:p>
          </table:table-cell>
          <table:table-cell office:value-type="float" office:value="780">
            <text:p>78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e Font Colombe</text:p>
          </table:table-cell>
          <table:table-cell/>
          <table:table-cell office:value-type="float" office:value="0">
            <text:p>0</text:p>
          </table:table-cell>
          <table:table-cell office:value-type="float" office:value="8098.34461">
            <text:p>8098,34461</text:p>
          </table:table-cell>
          <table:table-cell office:value-type="float" office:value="750.505302">
            <text:p>750,505302</text:p>
          </table:table-cell>
        </table:table-row>
        <table:table-row table:style-name="ro1">
          <table:table-cell office:value-type="float" office:value="21035.00330401">
            <text:p>21035,00330401</text:p>
          </table:table-cell>
          <table:table-cell office:value-type="float" office:value="1281.74812786">
            <text:p>1281,748127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035.003304">
            <text:p>21035,003304</text:p>
          </table:table-cell>
          <table:table-cell office:value-type="float" office:value="1281.74812786">
            <text:p>1281,748127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035.003304">
            <text:p>21035,003304</text:p>
          </table:table-cell>
          <table:table-cell office:value-type="float" office:value="1281.74812786">
            <text:p>1281,74812786</text:p>
          </table:table-cell>
          <table:table-cell office:value-type="float" office:value="628">
            <text:p>628</text:p>
          </table:table-cell>
          <table:table-cell office:value-type="float" office:value="625">
            <text:p>62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erges du Lez-cyprè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1051.96525">
            <text:p>21051,96525</text:p>
          </table:table-cell>
          <table:table-cell office:value-type="float" office:value="1282.25907">
            <text:p>1282,25907</text:p>
          </table:table-cell>
        </table:table-row>
        <table:table-row table:style-name="ro1">
          <table:table-cell office:value-type="float" office:value="189.83335975">
            <text:p>189,83335975</text:p>
          </table:table-cell>
          <table:table-cell office:value-type="float" office:value="78.61392054">
            <text:p>78,61392054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89.83335976">
            <text:p>189,83335976</text:p>
          </table:table-cell>
          <table:table-cell office:value-type="float" office:value="78.61392054">
            <text:p>78,61392054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89.83335976">
            <text:p>189,83335976</text:p>
          </table:table-cell>
          <table:table-cell office:value-type="float" office:value="78.61392054">
            <text:p>78,61392054</text:p>
          </table:table-cell>
          <table:table-cell office:value-type="float" office:value="627">
            <text:p>627</text:p>
          </table:table-cell>
          <table:table-cell office:value-type="float" office:value="624">
            <text:p>62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ail du Mas de Perrett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89.98772">
            <text:p>189,98772</text:p>
          </table:table-cell>
          <table:table-cell office:value-type="float" office:value="78.645593">
            <text:p>78,645593</text:p>
          </table:table-cell>
        </table:table-row>
        <table:table-row table:style-name="ro1">
          <table:table-cell office:value-type="float" office:value="664.21932176">
            <text:p>664,21932176</text:p>
          </table:table-cell>
          <table:table-cell office:value-type="float" office:value="105.92907324">
            <text:p>105,92907324</text:p>
          </table:table-cell>
          <table:table-cell table:number-columns-repeated="2" office:value-type="float" office:value="102">
            <text:p>102</text:p>
          </table:table-cell>
          <table:table-cell office:value-type="float" office:value="664.21932176">
            <text:p>664,21932176</text:p>
          </table:table-cell>
          <table:table-cell office:value-type="float" office:value="105.92907324">
            <text:p>105,92907324</text:p>
          </table:table-cell>
          <table:table-cell table:number-columns-repeated="2" office:value-type="float" office:value="102">
            <text:p>102</text:p>
          </table:table-cell>
          <table:table-cell office:value-type="float" office:value="664.21932176">
            <text:p>664,21932176</text:p>
          </table:table-cell>
          <table:table-cell office:value-type="float" office:value="105.92907324">
            <text:p>105,92907324</text:p>
          </table:table-cell>
          <table:table-cell office:value-type="float" office:value="626">
            <text:p>626</text:p>
          </table:table-cell>
          <table:table-cell office:value-type="float" office:value="623">
            <text:p>62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u Mas Prunet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64.75556">
            <text:p>664,75556</text:p>
          </table:table-cell>
          <table:table-cell office:value-type="float" office:value="105.97218">
            <text:p>105,97218</text:p>
          </table:table-cell>
        </table:table-row>
        <table:table-row table:style-name="ro1">
          <table:table-cell office:value-type="float" office:value="2288.20107792">
            <text:p>2288,20107792</text:p>
          </table:table-cell>
          <table:table-cell office:value-type="float" office:value="250.68158021">
            <text:p>250,68158021</text:p>
          </table:table-cell>
          <table:table-cell table:number-columns-repeated="2" office:value-type="float" office:value="103">
            <text:p>103</text:p>
          </table:table-cell>
          <table:table-cell office:value-type="float" office:value="2288.20107792">
            <text:p>2288,20107792</text:p>
          </table:table-cell>
          <table:table-cell office:value-type="float" office:value="250.68158021">
            <text:p>250,68158021</text:p>
          </table:table-cell>
          <table:table-cell table:number-columns-repeated="2" office:value-type="float" office:value="103">
            <text:p>103</text:p>
          </table:table-cell>
          <table:table-cell office:value-type="float" office:value="2288.20107792">
            <text:p>2288,20107792</text:p>
          </table:table-cell>
          <table:table-cell office:value-type="float" office:value="250.68158021">
            <text:p>250,68158021</text:p>
          </table:table-cell>
          <table:table-cell office:value-type="float" office:value="625">
            <text:p>625</text:p>
          </table:table-cell>
          <table:table-cell office:value-type="float" office:value="622">
            <text:p>62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llée Bonafo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290.04761">
            <text:p>2290,04761</text:p>
          </table:table-cell>
          <table:table-cell office:value-type="float" office:value="250.783638">
            <text:p>250,783638</text:p>
          </table:table-cell>
        </table:table-row>
        <table:table-row table:style-name="ro1">
          <table:table-cell office:value-type="float" office:value="324.98308602">
            <text:p>324,98308602</text:p>
          </table:table-cell>
          <table:table-cell office:value-type="float" office:value="90.4039952">
            <text:p>90,403995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24.98308602">
            <text:p>324,98308602</text:p>
          </table:table-cell>
          <table:table-cell office:value-type="float" office:value="90.4039952">
            <text:p>90,403995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24.98308603">
            <text:p>324,98308603</text:p>
          </table:table-cell>
          <table:table-cell office:value-type="float" office:value="90.4039952">
            <text:p>90,4039952</text:p>
          </table:table-cell>
          <table:table-cell office:value-type="float" office:value="624">
            <text:p>624</text:p>
          </table:table-cell>
          <table:table-cell office:value-type="float" office:value="619">
            <text:p>61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Saint Berthomieu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25.24504">
            <text:p>325,24504</text:p>
          </table:table-cell>
          <table:table-cell office:value-type="float" office:value="90.440858">
            <text:p>90,440858</text:p>
          </table:table-cell>
        </table:table-row>
        <table:table-row table:style-name="ro1">
          <table:table-cell office:value-type="float" office:value="1484.07555906">
            <text:p>1484,07555906</text:p>
          </table:table-cell>
          <table:table-cell office:value-type="float" office:value="187.57220526">
            <text:p>187,57220526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484.07555906">
            <text:p>1484,07555906</text:p>
          </table:table-cell>
          <table:table-cell office:value-type="float" office:value="187.57220526">
            <text:p>187,57220526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484.07555906">
            <text:p>1484,07555906</text:p>
          </table:table-cell>
          <table:table-cell office:value-type="float" office:value="187.57220526">
            <text:p>187,57220526</text:p>
          </table:table-cell>
          <table:table-cell office:value-type="float" office:value="623">
            <text:p>623</text:p>
          </table:table-cell>
          <table:table-cell office:value-type="float" office:value="617">
            <text:p>61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Hildevert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485.27116">
            <text:p>1485,27116</text:p>
          </table:table-cell>
          <table:table-cell office:value-type="float" office:value="187.647167">
            <text:p>187,647167</text:p>
          </table:table-cell>
        </table:table-row>
        <table:table-row table:style-name="ro1">
          <table:table-cell office:value-type="float" office:value="1411.97148646">
            <text:p>1411,97148646</text:p>
          </table:table-cell>
          <table:table-cell office:value-type="float" office:value="204.82301701">
            <text:p>204,82301701</text:p>
          </table:table-cell>
          <table:table-cell table:number-columns-repeated="2" office:value-type="float" office:value="106">
            <text:p>106</text:p>
          </table:table-cell>
          <table:table-cell office:value-type="float" office:value="1411.97148646">
            <text:p>1411,97148646</text:p>
          </table:table-cell>
          <table:table-cell office:value-type="float" office:value="204.82301701">
            <text:p>204,82301701</text:p>
          </table:table-cell>
          <table:table-cell table:number-columns-repeated="2" office:value-type="float" office:value="106">
            <text:p>106</text:p>
          </table:table-cell>
          <table:table-cell office:value-type="float" office:value="1411.97148646">
            <text:p>1411,97148646</text:p>
          </table:table-cell>
          <table:table-cell office:value-type="float" office:value="204.82301701">
            <text:p>204,82301701</text:p>
          </table:table-cell>
          <table:table-cell office:value-type="float" office:value="622">
            <text:p>622</text:p>
          </table:table-cell>
          <table:table-cell office:value-type="float" office:value="615">
            <text:p>61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ail du Mas de Perrett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413.1132">
            <text:p>1413,1132</text:p>
          </table:table-cell>
          <table:table-cell office:value-type="float" office:value="204.904981">
            <text:p>204,904981</text:p>
          </table:table-cell>
        </table:table-row>
        <table:table-row table:style-name="ro1">
          <table:table-cell office:value-type="float" office:value="100.17090034">
            <text:p>100,17090034</text:p>
          </table:table-cell>
          <table:table-cell office:value-type="float" office:value="52.75573268">
            <text:p>52,75573268</text:p>
          </table:table-cell>
          <table:table-cell table:number-columns-repeated="2" office:value-type="float" office:value="87">
            <text:p>87</text:p>
          </table:table-cell>
          <table:table-cell office:value-type="float" office:value="100.17090034">
            <text:p>100,17090034</text:p>
          </table:table-cell>
          <table:table-cell office:value-type="float" office:value="52.75573268">
            <text:p>52,75573268</text:p>
          </table:table-cell>
          <table:table-cell table:number-columns-repeated="2" office:value-type="float" office:value="87">
            <text:p>87</text:p>
          </table:table-cell>
          <table:table-cell office:value-type="float" office:value="100.17090034">
            <text:p>100,17090034</text:p>
          </table:table-cell>
          <table:table-cell office:value-type="float" office:value="52.75573268">
            <text:p>52,75573268</text:p>
          </table:table-cell>
          <table:table-cell office:value-type="float" office:value="648">
            <text:p>648</text:p>
          </table:table-cell>
          <table:table-cell office:value-type="float" office:value="647">
            <text:p>64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0.25271">
            <text:p>100,25271</text:p>
          </table:table-cell>
          <table:table-cell office:value-type="float" office:value="52.777409">
            <text:p>52,777409</text:p>
          </table:table-cell>
        </table:table-row>
        <table:table-row table:style-name="ro1">
          <table:table-cell office:value-type="float" office:value="6448.29915498">
            <text:p>6448,29915498</text:p>
          </table:table-cell>
          <table:table-cell office:value-type="float" office:value="492.07675599">
            <text:p>492,07675599</text:p>
          </table:table-cell>
          <table:table-cell table:number-columns-repeated="2" office:value-type="float" office:value="90">
            <text:p>90</text:p>
          </table:table-cell>
          <table:table-cell office:value-type="float" office:value="6448.29915499">
            <text:p>6448,29915499</text:p>
          </table:table-cell>
          <table:table-cell office:value-type="float" office:value="492.07675599">
            <text:p>492,07675599</text:p>
          </table:table-cell>
          <table:table-cell table:number-columns-repeated="2" office:value-type="float" office:value="90">
            <text:p>90</text:p>
          </table:table-cell>
          <table:table-cell office:value-type="float" office:value="6448.29915499">
            <text:p>6448,29915499</text:p>
          </table:table-cell>
          <table:table-cell office:value-type="float" office:value="492.07675599">
            <text:p>492,07675599</text:p>
          </table:table-cell>
          <table:table-cell office:value-type="float" office:value="641">
            <text:p>641</text:p>
          </table:table-cell>
          <table:table-cell office:value-type="float" office:value="639">
            <text:p>63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Tastavin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453.50883">
            <text:p>6453,50883</text:p>
          </table:table-cell>
          <table:table-cell office:value-type="float" office:value="492.276709">
            <text:p>492,276709</text:p>
          </table:table-cell>
        </table:table-row>
        <table:table-row table:style-name="ro1">
          <table:table-cell office:value-type="float" office:value="1595.74799864">
            <text:p>1595,74799864</text:p>
          </table:table-cell>
          <table:table-cell office:value-type="float" office:value="207.29054517">
            <text:p>207,29054517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595.74799864">
            <text:p>1595,74799864</text:p>
          </table:table-cell>
          <table:table-cell office:value-type="float" office:value="207.29054517">
            <text:p>207,29054517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595.74799864">
            <text:p>1595,74799864</text:p>
          </table:table-cell>
          <table:table-cell office:value-type="float" office:value="207.29054517">
            <text:p>207,29054517</text:p>
          </table:table-cell>
          <table:table-cell office:value-type="float" office:value="621">
            <text:p>621</text:p>
          </table:table-cell>
          <table:table-cell office:value-type="float" office:value="614">
            <text:p>61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ail du Mas de Perrett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597.02779">
            <text:p>1597,02779</text:p>
          </table:table-cell>
          <table:table-cell office:value-type="float" office:value="207.373337">
            <text:p>207,373337</text:p>
          </table:table-cell>
        </table:table-row>
        <table:table-row table:style-name="ro1">
          <table:table-cell office:value-type="float" office:value="6851.64502544">
            <text:p>6851,64502544</text:p>
          </table:table-cell>
          <table:table-cell office:value-type="float" office:value="363.39528432">
            <text:p>363,39528432</text:p>
          </table:table-cell>
          <table:table-cell table:number-columns-repeated="2" office:value-type="float" office:value="109">
            <text:p>109</text:p>
          </table:table-cell>
          <table:table-cell office:value-type="float" office:value="6851.64502544">
            <text:p>6851,64502544</text:p>
          </table:table-cell>
          <table:table-cell office:value-type="float" office:value="363.39528432">
            <text:p>363,39528432</text:p>
          </table:table-cell>
          <table:table-cell table:number-columns-repeated="2" office:value-type="float" office:value="109">
            <text:p>109</text:p>
          </table:table-cell>
          <table:table-cell office:value-type="float" office:value="6851.64502545">
            <text:p>6851,64502545</text:p>
          </table:table-cell>
          <table:table-cell office:value-type="float" office:value="363.39528432">
            <text:p>363,39528432</text:p>
          </table:table-cell>
          <table:table-cell office:value-type="float" office:value="619">
            <text:p>619</text:p>
          </table:table-cell>
          <table:table-cell office:value-type="float" office:value="612">
            <text:p>61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u Mas Prunet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857.17171">
            <text:p>6857,17171</text:p>
          </table:table-cell>
          <table:table-cell office:value-type="float" office:value="363.541081">
            <text:p>363,541081</text:p>
          </table:table-cell>
        </table:table-row>
        <table:table-row table:style-name="ro1">
          <table:table-cell office:value-type="float" office:value="1875.81793273">
            <text:p>1875,81793273</text:p>
          </table:table-cell>
          <table:table-cell office:value-type="float" office:value="187.8201591">
            <text:p>187,820159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875.81793273">
            <text:p>1875,81793273</text:p>
          </table:table-cell>
          <table:table-cell office:value-type="float" office:value="187.8201591">
            <text:p>187,820159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875.81793273">
            <text:p>1875,81793273</text:p>
          </table:table-cell>
          <table:table-cell office:value-type="float" office:value="187.8201591">
            <text:p>187,8201591</text:p>
          </table:table-cell>
          <table:table-cell office:value-type="float" office:value="618">
            <text:p>618</text:p>
          </table:table-cell>
          <table:table-cell office:value-type="float" office:value="611">
            <text:p>6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es Aiguerell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877.32349">
            <text:p>1877,32349</text:p>
          </table:table-cell>
          <table:table-cell office:value-type="float" office:value="187.895441">
            <text:p>187,895441</text:p>
          </table:table-cell>
        </table:table-row>
        <table:table-row table:style-name="ro1">
          <table:table-cell office:value-type="float" office:value="2542.74939686">
            <text:p>2542,74939686</text:p>
          </table:table-cell>
          <table:table-cell office:value-type="float" office:value="249.17135939">
            <text:p>249,17135939</text:p>
          </table:table-cell>
          <table:table-cell table:number-columns-repeated="2" office:value-type="float" office:value="112">
            <text:p>112</text:p>
          </table:table-cell>
          <table:table-cell office:value-type="float" office:value="2542.74939687">
            <text:p>2542,74939687</text:p>
          </table:table-cell>
          <table:table-cell office:value-type="float" office:value="249.17135939">
            <text:p>249,17135939</text:p>
          </table:table-cell>
          <table:table-cell table:number-columns-repeated="2" office:value-type="float" office:value="112">
            <text:p>112</text:p>
          </table:table-cell>
          <table:table-cell office:value-type="float" office:value="2542.74939686">
            <text:p>2542,74939686</text:p>
          </table:table-cell>
          <table:table-cell office:value-type="float" office:value="249.17135939">
            <text:p>249,17135939</text:p>
          </table:table-cell>
          <table:table-cell office:value-type="float" office:value="616">
            <text:p>616</text:p>
          </table:table-cell>
          <table:table-cell office:value-type="float" office:value="609">
            <text:p>60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Couthon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544.79555">
            <text:p>2544,79555</text:p>
          </table:table-cell>
          <table:table-cell office:value-type="float" office:value="249.271211">
            <text:p>249,271211</text:p>
          </table:table-cell>
        </table:table-row>
        <table:table-row table:style-name="ro1">
          <table:table-cell office:value-type="float" office:value="974.26627108">
            <text:p>974,26627108</text:p>
          </table:table-cell>
          <table:table-cell office:value-type="float" office:value="153.3460275">
            <text:p>153,3460275</text:p>
          </table:table-cell>
          <table:table-cell table:number-columns-repeated="2" office:value-type="float" office:value="114">
            <text:p>114</text:p>
          </table:table-cell>
          <table:table-cell office:value-type="float" office:value="974.26627108">
            <text:p>974,26627108</text:p>
          </table:table-cell>
          <table:table-cell office:value-type="float" office:value="153.3460275">
            <text:p>153,3460275</text:p>
          </table:table-cell>
          <table:table-cell table:number-columns-repeated="2" office:value-type="float" office:value="114">
            <text:p>114</text:p>
          </table:table-cell>
          <table:table-cell office:value-type="float" office:value="974.26627108">
            <text:p>974,26627108</text:p>
          </table:table-cell>
          <table:table-cell office:value-type="float" office:value="153.3460275">
            <text:p>153,3460275</text:p>
          </table:table-cell>
          <table:table-cell office:value-type="float" office:value="613">
            <text:p>613</text:p>
          </table:table-cell>
          <table:table-cell office:value-type="float" office:value="606">
            <text:p>60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e Dian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975.0483">
            <text:p>975,0483</text:p>
          </table:table-cell>
          <table:table-cell office:value-type="float" office:value="153.407088">
            <text:p>153,407088</text:p>
          </table:table-cell>
        </table:table-row>
        <table:table-row table:style-name="ro1">
          <table:table-cell office:value-type="float" office:value="2575.85120356">
            <text:p>2575,85120356</text:p>
          </table:table-cell>
          <table:table-cell office:value-type="float" office:value="316.23239271">
            <text:p>316,23239271</text:p>
          </table:table-cell>
          <table:table-cell table:number-columns-repeated="2" office:value-type="float" office:value="2">
            <text:p>2</text:p>
          </table:table-cell>
          <table:table-cell office:value-type="float" office:value="2575.85120356">
            <text:p>2575,85120356</text:p>
          </table:table-cell>
          <table:table-cell office:value-type="float" office:value="316.23239271">
            <text:p>316,23239271</text:p>
          </table:table-cell>
          <table:table-cell table:number-columns-repeated="2" office:value-type="float" office:value="2">
            <text:p>2</text:p>
          </table:table-cell>
          <table:table-cell office:value-type="float" office:value="2575.85120356">
            <text:p>2575,85120356</text:p>
          </table:table-cell>
          <table:table-cell office:value-type="float" office:value="316.23239271">
            <text:p>316,23239271</text:p>
          </table:table-cell>
          <table:table-cell office:value-type="float" office:value="748">
            <text:p>748</text:p>
          </table:table-cell>
          <table:table-cell office:value-type="float" office:value="754">
            <text:p>7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578.02864">
            <text:p>2578,02864</text:p>
          </table:table-cell>
          <table:table-cell office:value-type="float" office:value="316.366612">
            <text:p>316,366612</text:p>
          </table:table-cell>
        </table:table-row>
        <table:table-row table:style-name="ro1">
          <table:table-cell office:value-type="float" office:value="7122.83188085">
            <text:p>7122,83188085</text:p>
          </table:table-cell>
          <table:table-cell office:value-type="float" office:value="299.4083316">
            <text:p>299,4083316</text:p>
          </table:table-cell>
          <table:table-cell table:number-columns-repeated="2" office:value-type="float" office:value="3">
            <text:p>3</text:p>
          </table:table-cell>
          <table:table-cell office:value-type="float" office:value="7122.83188085">
            <text:p>7122,83188085</text:p>
          </table:table-cell>
          <table:table-cell office:value-type="float" office:value="299.4083316">
            <text:p>299,4083316</text:p>
          </table:table-cell>
          <table:table-cell table:number-columns-repeated="2" office:value-type="float" office:value="3">
            <text:p>3</text:p>
          </table:table-cell>
          <table:table-cell office:value-type="float" office:value="7122.83188085">
            <text:p>7122,83188085</text:p>
          </table:table-cell>
          <table:table-cell office:value-type="float" office:value="299.4083316">
            <text:p>299,4083316</text:p>
          </table:table-cell>
          <table:table-cell office:value-type="float" office:value="747">
            <text:p>747</text:p>
          </table:table-cell>
          <table:table-cell office:value-type="float" office:value="753">
            <text:p>7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128.8466">
            <text:p>7128,8466</text:p>
          </table:table-cell>
          <table:table-cell office:value-type="float" office:value="299.534719">
            <text:p>299,534719</text:p>
          </table:table-cell>
        </table:table-row>
        <table:table-row table:style-name="ro1">
          <table:table-cell office:value-type="float" office:value="4878.9473601">
            <text:p>4878,9473601</text:p>
          </table:table-cell>
          <table:table-cell office:value-type="float" office:value="516.1431159">
            <text:p>516,1431159</text:p>
          </table:table-cell>
          <table:table-cell table:number-columns-repeated="2" office:value-type="float" office:value="4">
            <text:p>4</text:p>
          </table:table-cell>
          <table:table-cell office:value-type="float" office:value="4878.9473601">
            <text:p>4878,9473601</text:p>
          </table:table-cell>
          <table:table-cell office:value-type="float" office:value="516.1431159">
            <text:p>516,1431159</text:p>
          </table:table-cell>
          <table:table-cell table:number-columns-repeated="2" office:value-type="float" office:value="4">
            <text:p>4</text:p>
          </table:table-cell>
          <table:table-cell office:value-type="float" office:value="4878.9473601">
            <text:p>4878,9473601</text:p>
          </table:table-cell>
          <table:table-cell office:value-type="float" office:value="516.1431159">
            <text:p>516,1431159</text:p>
          </table:table-cell>
          <table:table-cell office:value-type="float" office:value="746">
            <text:p>746</text:p>
          </table:table-cell>
          <table:table-cell office:value-type="float" office:value="752">
            <text:p>75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883.0619">
            <text:p>4883,0619</text:p>
          </table:table-cell>
          <table:table-cell office:value-type="float" office:value="516.360831">
            <text:p>516,360831</text:p>
          </table:table-cell>
        </table:table-row>
        <table:table-row table:style-name="ro1">
          <table:table-cell office:value-type="float" office:value="1288.95154731">
            <text:p>1288,95154731</text:p>
          </table:table-cell>
          <table:table-cell office:value-type="float" office:value="127.4230395">
            <text:p>127,4230395</text:p>
          </table:table-cell>
          <table:table-cell table:number-columns-repeated="2" office:value-type="float" office:value="5">
            <text:p>5</text:p>
          </table:table-cell>
          <table:table-cell office:value-type="float" office:value="1288.95154731">
            <text:p>1288,95154731</text:p>
          </table:table-cell>
          <table:table-cell office:value-type="float" office:value="127.4230395">
            <text:p>127,4230395</text:p>
          </table:table-cell>
          <table:table-cell table:number-columns-repeated="2" office:value-type="float" office:value="5">
            <text:p>5</text:p>
          </table:table-cell>
          <table:table-cell office:value-type="float" office:value="1288.95154731">
            <text:p>1288,95154731</text:p>
          </table:table-cell>
          <table:table-cell office:value-type="float" office:value="127.4230395">
            <text:p>127,4230395</text:p>
          </table:table-cell>
          <table:table-cell office:value-type="float" office:value="743">
            <text:p>743</text:p>
          </table:table-cell>
          <table:table-cell office:value-type="float" office:value="749">
            <text:p>7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290.03456">
            <text:p>1290,03456</text:p>
          </table:table-cell>
          <table:table-cell office:value-type="float" office:value="127.47656">
            <text:p>127,47656</text:p>
          </table:table-cell>
        </table:table-row>
        <table:table-row table:style-name="ro1">
          <table:table-cell office:value-type="float" office:value="4883.18778695">
            <text:p>4883,18778695</text:p>
          </table:table-cell>
          <table:table-cell office:value-type="float" office:value="264.45132931">
            <text:p>264,45132931</text:p>
          </table:table-cell>
          <table:table-cell table:number-columns-repeated="2" office:value-type="float" office:value="6">
            <text:p>6</text:p>
          </table:table-cell>
          <table:table-cell office:value-type="float" office:value="4883.18778695">
            <text:p>4883,18778695</text:p>
          </table:table-cell>
          <table:table-cell office:value-type="float" office:value="264.45132931">
            <text:p>264,45132931</text:p>
          </table:table-cell>
          <table:table-cell table:number-columns-repeated="2" office:value-type="float" office:value="6">
            <text:p>6</text:p>
          </table:table-cell>
          <table:table-cell office:value-type="float" office:value="4883.18778695">
            <text:p>4883,18778695</text:p>
          </table:table-cell>
          <table:table-cell office:value-type="float" office:value="264.45132931">
            <text:p>264,45132931</text:p>
          </table:table-cell>
          <table:table-cell office:value-type="float" office:value="742">
            <text:p>742</text:p>
          </table:table-cell>
          <table:table-cell office:value-type="float" office:value="748">
            <text:p>74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887.28696">
            <text:p>4887,28696</text:p>
          </table:table-cell>
          <table:table-cell office:value-type="float" office:value="264.561682">
            <text:p>264,561682</text:p>
          </table:table-cell>
        </table:table-row>
        <table:table-row table:style-name="ro1">
          <table:table-cell office:value-type="float" office:value="1204.67225684">
            <text:p>1204,67225684</text:p>
          </table:table-cell>
          <table:table-cell office:value-type="float" office:value="185.46567826">
            <text:p>185,46567826</text:p>
          </table:table-cell>
          <table:table-cell table:number-columns-repeated="2" office:value-type="float" office:value="7">
            <text:p>7</text:p>
          </table:table-cell>
          <table:table-cell office:value-type="float" office:value="1204.67225684">
            <text:p>1204,67225684</text:p>
          </table:table-cell>
          <table:table-cell office:value-type="float" office:value="185.46567826">
            <text:p>185,46567826</text:p>
          </table:table-cell>
          <table:table-cell table:number-columns-repeated="2" office:value-type="float" office:value="7">
            <text:p>7</text:p>
          </table:table-cell>
          <table:table-cell office:value-type="float" office:value="1204.67225684">
            <text:p>1204,67225684</text:p>
          </table:table-cell>
          <table:table-cell office:value-type="float" office:value="185.46567826">
            <text:p>185,46567826</text:p>
          </table:table-cell>
          <table:table-cell office:value-type="float" office:value="741">
            <text:p>741</text:p>
          </table:table-cell>
          <table:table-cell office:value-type="float" office:value="747">
            <text:p>74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205.68434">
            <text:p>1205,68434</text:p>
          </table:table-cell>
          <table:table-cell office:value-type="float" office:value="185.54393">
            <text:p>185,54393</text:p>
          </table:table-cell>
        </table:table-row>
        <table:table-row table:style-name="ro1">
          <table:table-cell office:value-type="float" office:value="2720.02663353">
            <text:p>2720,02663353</text:p>
          </table:table-cell>
          <table:table-cell office:value-type="float" office:value="277.1978434">
            <text:p>277,1978434</text:p>
          </table:table-cell>
          <table:table-cell table:number-columns-repeated="2" office:value-type="float" office:value="8">
            <text:p>8</text:p>
          </table:table-cell>
          <table:table-cell office:value-type="float" office:value="2720.02663353">
            <text:p>2720,02663353</text:p>
          </table:table-cell>
          <table:table-cell office:value-type="float" office:value="277.1978434">
            <text:p>277,1978434</text:p>
          </table:table-cell>
          <table:table-cell table:number-columns-repeated="2" office:value-type="float" office:value="8">
            <text:p>8</text:p>
          </table:table-cell>
          <table:table-cell office:value-type="float" office:value="2720.02663353">
            <text:p>2720,02663353</text:p>
          </table:table-cell>
          <table:table-cell office:value-type="float" office:value="277.1978434">
            <text:p>277,1978434</text:p>
          </table:table-cell>
          <table:table-cell office:value-type="float" office:value="740">
            <text:p>740</text:p>
          </table:table-cell>
          <table:table-cell office:value-type="float" office:value="746">
            <text:p>7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722.30859">
            <text:p>2722,30859</text:p>
          </table:table-cell>
          <table:table-cell office:value-type="float" office:value="277.315108">
            <text:p>277,315108</text:p>
          </table:table-cell>
        </table:table-row>
        <table:table-row table:style-name="ro1">
          <table:table-cell office:value-type="float" office:value="1509.51718482">
            <text:p>1509,51718482</text:p>
          </table:table-cell>
          <table:table-cell office:value-type="float" office:value="265.43512621">
            <text:p>265,43512621</text:p>
          </table:table-cell>
          <table:table-cell table:number-columns-repeated="2" office:value-type="float" office:value="9">
            <text:p>9</text:p>
          </table:table-cell>
          <table:table-cell office:value-type="float" office:value="1509.51718482">
            <text:p>1509,51718482</text:p>
          </table:table-cell>
          <table:table-cell office:value-type="float" office:value="265.43512621">
            <text:p>265,43512621</text:p>
          </table:table-cell>
          <table:table-cell table:number-columns-repeated="2" office:value-type="float" office:value="9">
            <text:p>9</text:p>
          </table:table-cell>
          <table:table-cell office:value-type="float" office:value="1509.51718483">
            <text:p>1509,51718483</text:p>
          </table:table-cell>
          <table:table-cell office:value-type="float" office:value="265.43512621">
            <text:p>265,43512621</text:p>
          </table:table-cell>
          <table:table-cell office:value-type="float" office:value="739">
            <text:p>739</text:p>
          </table:table-cell>
          <table:table-cell office:value-type="float" office:value="745">
            <text:p>7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510.78427">
            <text:p>1510,78427</text:p>
          </table:table-cell>
          <table:table-cell office:value-type="float" office:value="265.545849">
            <text:p>265,545849</text:p>
          </table:table-cell>
        </table:table-row>
        <table:table-row table:style-name="ro1">
          <table:table-cell office:value-type="float" office:value="5030.90996415">
            <text:p>5030,90996415</text:p>
          </table:table-cell>
          <table:table-cell office:value-type="float" office:value="251.72438002">
            <text:p>251,72438002</text:p>
          </table:table-cell>
          <table:table-cell table:number-columns-repeated="2" office:value-type="float" office:value="10">
            <text:p>10</text:p>
          </table:table-cell>
          <table:table-cell office:value-type="float" office:value="5030.90996415">
            <text:p>5030,90996415</text:p>
          </table:table-cell>
          <table:table-cell office:value-type="float" office:value="251.72438002">
            <text:p>251,72438002</text:p>
          </table:table-cell>
          <table:table-cell table:number-columns-repeated="2" office:value-type="float" office:value="10">
            <text:p>10</text:p>
          </table:table-cell>
          <table:table-cell office:value-type="float" office:value="5030.90996415">
            <text:p>5030,90996415</text:p>
          </table:table-cell>
          <table:table-cell office:value-type="float" office:value="251.72438002">
            <text:p>251,72438002</text:p>
          </table:table-cell>
          <table:table-cell office:value-type="float" office:value="738">
            <text:p>738</text:p>
          </table:table-cell>
          <table:table-cell office:value-type="float" office:value="744">
            <text:p>74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035.12908">
            <text:p>5035,12908</text:p>
          </table:table-cell>
          <table:table-cell office:value-type="float" office:value="251.829909">
            <text:p>251,829909</text:p>
          </table:table-cell>
        </table:table-row>
        <table:table-row table:style-name="ro1">
          <table:table-cell office:value-type="float" office:value="5164.90374944">
            <text:p>5164,90374944</text:p>
          </table:table-cell>
          <table:table-cell office:value-type="float" office:value="255.00754652">
            <text:p>255,00754652</text:p>
          </table:table-cell>
          <table:table-cell table:number-columns-repeated="2" office:value-type="float" office:value="11">
            <text:p>11</text:p>
          </table:table-cell>
          <table:table-cell office:value-type="float" office:value="5164.90374944">
            <text:p>5164,90374944</text:p>
          </table:table-cell>
          <table:table-cell office:value-type="float" office:value="255.00754652">
            <text:p>255,00754652</text:p>
          </table:table-cell>
          <table:table-cell table:number-columns-repeated="2" office:value-type="float" office:value="11">
            <text:p>11</text:p>
          </table:table-cell>
          <table:table-cell office:value-type="float" office:value="5164.90374944">
            <text:p>5164,90374944</text:p>
          </table:table-cell>
          <table:table-cell office:value-type="float" office:value="255.00754652">
            <text:p>255,00754652</text:p>
          </table:table-cell>
          <table:table-cell office:value-type="float" office:value="737">
            <text:p>737</text:p>
          </table:table-cell>
          <table:table-cell office:value-type="float" office:value="743">
            <text:p>74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169.2349">
            <text:p>5169,2349</text:p>
          </table:table-cell>
          <table:table-cell office:value-type="float" office:value="255.114445">
            <text:p>255,114445</text:p>
          </table:table-cell>
        </table:table-row>
        <table:table-row table:style-name="ro1">
          <table:table-cell office:value-type="float" office:value="7470.70262732">
            <text:p>7470,70262732</text:p>
          </table:table-cell>
          <table:table-cell office:value-type="float" office:value="1263.69144169">
            <text:p>1263,69144169</text:p>
          </table:table-cell>
          <table:table-cell table:number-columns-repeated="2" office:value-type="float" office:value="12">
            <text:p>12</text:p>
          </table:table-cell>
          <table:table-cell office:value-type="float" office:value="7470.70262731">
            <text:p>7470,70262731</text:p>
          </table:table-cell>
          <table:table-cell office:value-type="float" office:value="1263.69144169">
            <text:p>1263,69144169</text:p>
          </table:table-cell>
          <table:table-cell table:number-columns-repeated="2" office:value-type="float" office:value="12">
            <text:p>12</text:p>
          </table:table-cell>
          <table:table-cell office:value-type="float" office:value="7470.7026273">
            <text:p>7470,7026273</text:p>
          </table:table-cell>
          <table:table-cell office:value-type="float" office:value="1263.69144169">
            <text:p>1263,69144169</text:p>
          </table:table-cell>
          <table:table-cell office:value-type="float" office:value="736">
            <text:p>736</text:p>
          </table:table-cell>
          <table:table-cell office:value-type="float" office:value="742">
            <text:p>7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476.97429">
            <text:p>7476,97429</text:p>
          </table:table-cell>
          <table:table-cell office:value-type="float" office:value="1264.218694">
            <text:p>1264,218694</text:p>
          </table:table-cell>
        </table:table-row>
        <table:table-row table:style-name="ro1">
          <table:table-cell office:value-type="float" office:value="10956.48825744">
            <text:p>10956,48825744</text:p>
          </table:table-cell>
          <table:table-cell office:value-type="float" office:value="496.50949857">
            <text:p>496,50949857</text:p>
          </table:table-cell>
          <table:table-cell table:number-columns-repeated="2" office:value-type="float" office:value="13">
            <text:p>13</text:p>
          </table:table-cell>
          <table:table-cell office:value-type="float" office:value="10956.4882574">
            <text:p>10956,4882574</text:p>
          </table:table-cell>
          <table:table-cell office:value-type="float" office:value="496.50949857">
            <text:p>496,50949857</text:p>
          </table:table-cell>
          <table:table-cell table:number-columns-repeated="2" office:value-type="float" office:value="13">
            <text:p>13</text:p>
          </table:table-cell>
          <table:table-cell office:value-type="float" office:value="10956.4882574">
            <text:p>10956,4882574</text:p>
          </table:table-cell>
          <table:table-cell office:value-type="float" office:value="496.50949857">
            <text:p>496,50949857</text:p>
          </table:table-cell>
          <table:table-cell office:value-type="float" office:value="735">
            <text:p>735</text:p>
          </table:table-cell>
          <table:table-cell office:value-type="float" office:value="741">
            <text:p>74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965.66132">
            <text:p>10965,66132</text:p>
          </table:table-cell>
          <table:table-cell office:value-type="float" office:value="496.716177">
            <text:p>496,716177</text:p>
          </table:table-cell>
        </table:table-row>
        <table:table-row table:style-name="ro1">
          <table:table-cell office:value-type="float" office:value="5029.05945675">
            <text:p>5029,05945675</text:p>
          </table:table-cell>
          <table:table-cell office:value-type="float" office:value="251.63457467">
            <text:p>251,63457467</text:p>
          </table:table-cell>
          <table:table-cell table:number-columns-repeated="2" office:value-type="float" office:value="14">
            <text:p>14</text:p>
          </table:table-cell>
          <table:table-cell office:value-type="float" office:value="5029.05945675">
            <text:p>5029,05945675</text:p>
          </table:table-cell>
          <table:table-cell office:value-type="float" office:value="251.63457467">
            <text:p>251,63457467</text:p>
          </table:table-cell>
          <table:table-cell table:number-columns-repeated="2" office:value-type="float" office:value="14">
            <text:p>14</text:p>
          </table:table-cell>
          <table:table-cell office:value-type="float" office:value="5029.05945675">
            <text:p>5029,05945675</text:p>
          </table:table-cell>
          <table:table-cell office:value-type="float" office:value="251.63457467">
            <text:p>251,63457467</text:p>
          </table:table-cell>
          <table:table-cell office:value-type="float" office:value="734">
            <text:p>734</text:p>
          </table:table-cell>
          <table:table-cell office:value-type="float" office:value="740">
            <text:p>7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033.26105">
            <text:p>5033,26105</text:p>
          </table:table-cell>
          <table:table-cell office:value-type="float" office:value="251.739667">
            <text:p>251,739667</text:p>
          </table:table-cell>
        </table:table-row>
        <table:table-row table:style-name="ro1">
          <table:table-cell office:value-type="float" office:value="7072.45505835">
            <text:p>7072,45505835</text:p>
          </table:table-cell>
          <table:table-cell office:value-type="float" office:value="383.04091381">
            <text:p>383,04091381</text:p>
          </table:table-cell>
          <table:table-cell table:number-columns-repeated="2" office:value-type="float" office:value="15">
            <text:p>15</text:p>
          </table:table-cell>
          <table:table-cell office:value-type="float" office:value="7072.45505835">
            <text:p>7072,45505835</text:p>
          </table:table-cell>
          <table:table-cell office:value-type="float" office:value="383.04091381">
            <text:p>383,04091381</text:p>
          </table:table-cell>
          <table:table-cell table:number-columns-repeated="2" office:value-type="float" office:value="15">
            <text:p>15</text:p>
          </table:table-cell>
          <table:table-cell office:value-type="float" office:value="7072.45505835">
            <text:p>7072,45505835</text:p>
          </table:table-cell>
          <table:table-cell office:value-type="float" office:value="383.04091381">
            <text:p>383,04091381</text:p>
          </table:table-cell>
          <table:table-cell office:value-type="float" office:value="733">
            <text:p>733</text:p>
          </table:table-cell>
          <table:table-cell office:value-type="float" office:value="739">
            <text:p>73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u Mas de Nouguier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078.3458">
            <text:p>7078,3458</text:p>
          </table:table-cell>
          <table:table-cell office:value-type="float" office:value="383.200318">
            <text:p>383,200318</text:p>
          </table:table-cell>
        </table:table-row>
        <table:table-row table:style-name="ro1">
          <table:table-cell office:value-type="float" office:value="3120.87299028">
            <text:p>3120,87299028</text:p>
          </table:table-cell>
          <table:table-cell office:value-type="float" office:value="234.01844153">
            <text:p>234,01844153</text:p>
          </table:table-cell>
          <table:table-cell table:number-columns-repeated="2" office:value-type="float" office:value="16">
            <text:p>16</text:p>
          </table:table-cell>
          <table:table-cell office:value-type="float" office:value="3120.87299028">
            <text:p>3120,87299028</text:p>
          </table:table-cell>
          <table:table-cell office:value-type="float" office:value="234.01844153">
            <text:p>234,01844153</text:p>
          </table:table-cell>
          <table:table-cell table:number-columns-repeated="2" office:value-type="float" office:value="16">
            <text:p>16</text:p>
          </table:table-cell>
          <table:table-cell office:value-type="float" office:value="3120.87299028">
            <text:p>3120,87299028</text:p>
          </table:table-cell>
          <table:table-cell office:value-type="float" office:value="234.01844153">
            <text:p>234,01844153</text:p>
          </table:table-cell>
          <table:table-cell office:value-type="float" office:value="732">
            <text:p>732</text:p>
          </table:table-cell>
          <table:table-cell office:value-type="float" office:value="738">
            <text:p>73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assin de rétention Combema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123.46317">
            <text:p>3123,46317</text:p>
          </table:table-cell>
          <table:table-cell office:value-type="float" office:value="234.115596">
            <text:p>234,115596</text:p>
          </table:table-cell>
        </table:table-row>
        <table:table-row table:style-name="ro1">
          <table:table-cell office:value-type="float" office:value="1912.40354276">
            <text:p>1912,40354276</text:p>
          </table:table-cell>
          <table:table-cell office:value-type="float" office:value="164.52926879">
            <text:p>164,5292687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12.40354276">
            <text:p>1912,40354276</text:p>
          </table:table-cell>
          <table:table-cell office:value-type="float" office:value="164.52926879">
            <text:p>164,5292687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12.40354276">
            <text:p>1912,40354276</text:p>
          </table:table-cell>
          <table:table-cell office:value-type="float" office:value="164.52926879">
            <text:p>164,52926879</text:p>
          </table:table-cell>
          <table:table-cell office:value-type="float" office:value="731">
            <text:p>731</text:p>
          </table:table-cell>
          <table:table-cell office:value-type="float" office:value="737">
            <text:p>73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913.98688">
            <text:p>1913,98688</text:p>
          </table:table-cell>
          <table:table-cell office:value-type="float" office:value="164.597595">
            <text:p>164,597595</text:p>
          </table:table-cell>
        </table:table-row>
        <table:table-row table:style-name="ro1">
          <table:table-cell office:value-type="float" office:value="4266.42599465">
            <text:p>4266,42599465</text:p>
          </table:table-cell>
          <table:table-cell office:value-type="float" office:value="290.47561066">
            <text:p>290,47561066</text:p>
          </table:table-cell>
          <table:table-cell table:number-columns-repeated="2" office:value-type="float" office:value="18">
            <text:p>18</text:p>
          </table:table-cell>
          <table:table-cell office:value-type="float" office:value="4266.42599465">
            <text:p>4266,42599465</text:p>
          </table:table-cell>
          <table:table-cell office:value-type="float" office:value="290.47561066">
            <text:p>290,47561066</text:p>
          </table:table-cell>
          <table:table-cell table:number-columns-repeated="2" office:value-type="float" office:value="18">
            <text:p>18</text:p>
          </table:table-cell>
          <table:table-cell office:value-type="float" office:value="4266.42599465">
            <text:p>4266,42599465</text:p>
          </table:table-cell>
          <table:table-cell office:value-type="float" office:value="290.47561066">
            <text:p>290,47561066</text:p>
          </table:table-cell>
          <table:table-cell office:value-type="float" office:value="730">
            <text:p>730</text:p>
          </table:table-cell>
          <table:table-cell office:value-type="float" office:value="736">
            <text:p>73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Tibériad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269.96123">
            <text:p>4269,96123</text:p>
          </table:table-cell>
          <table:table-cell office:value-type="float" office:value="290.596471">
            <text:p>290,596471</text:p>
          </table:table-cell>
        </table:table-row>
        <table:table-row table:style-name="ro1">
          <table:table-cell office:value-type="float" office:value="29030.43420981">
            <text:p>29030,43420981</text:p>
          </table:table-cell>
          <table:table-cell office:value-type="float" office:value="1125.72296115">
            <text:p>1125,72296115</text:p>
          </table:table-cell>
          <table:table-cell table:number-columns-repeated="2" office:value-type="float" office:value="19">
            <text:p>19</text:p>
          </table:table-cell>
          <table:table-cell office:value-type="float" office:value="29030.4342098">
            <text:p>29030,4342098</text:p>
          </table:table-cell>
          <table:table-cell office:value-type="float" office:value="1125.72296115">
            <text:p>1125,72296115</text:p>
          </table:table-cell>
          <table:table-cell table:number-columns-repeated="2" office:value-type="float" office:value="19">
            <text:p>19</text:p>
          </table:table-cell>
          <table:table-cell office:value-type="float" office:value="29030.4342098">
            <text:p>29030,4342098</text:p>
          </table:table-cell>
          <table:table-cell office:value-type="float" office:value="1125.72296115">
            <text:p>1125,72296115</text:p>
          </table:table-cell>
          <table:table-cell office:value-type="float" office:value="729">
            <text:p>729</text:p>
          </table:table-cell>
          <table:table-cell office:value-type="float" office:value="735">
            <text:p>73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u Mas de Nouguier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9054.55152">
            <text:p>29054,55152</text:p>
          </table:table-cell>
          <table:table-cell office:value-type="float" office:value="1126.186843">
            <text:p>1126,186843</text:p>
          </table:table-cell>
        </table:table-row>
        <table:table-row table:style-name="ro1">
          <table:table-cell office:value-type="float" office:value="1372.68112478">
            <text:p>1372,68112478</text:p>
          </table:table-cell>
          <table:table-cell office:value-type="float" office:value="338.12322534">
            <text:p>338,12322534</text:p>
          </table:table-cell>
          <table:table-cell table:number-columns-repeated="2" office:value-type="float" office:value="20">
            <text:p>20</text:p>
          </table:table-cell>
          <table:table-cell office:value-type="float" office:value="1372.68112478">
            <text:p>1372,68112478</text:p>
          </table:table-cell>
          <table:table-cell office:value-type="float" office:value="338.12322534">
            <text:p>338,12322534</text:p>
          </table:table-cell>
          <table:table-cell table:number-columns-repeated="2" office:value-type="float" office:value="20">
            <text:p>20</text:p>
          </table:table-cell>
          <table:table-cell office:value-type="float" office:value="1372.68112478">
            <text:p>1372,68112478</text:p>
          </table:table-cell>
          <table:table-cell office:value-type="float" office:value="338.12322534">
            <text:p>338,12322534</text:p>
          </table:table-cell>
          <table:table-cell office:value-type="float" office:value="728">
            <text:p>728</text:p>
          </table:table-cell>
          <table:table-cell office:value-type="float" office:value="734">
            <text:p>7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373.81689">
            <text:p>1373,81689</text:p>
          </table:table-cell>
          <table:table-cell office:value-type="float" office:value="338.264386">
            <text:p>338,264386</text:p>
          </table:table-cell>
        </table:table-row>
        <table:table-row table:style-name="ro1">
          <table:table-cell office:value-type="float" office:value="110928.10775555">
            <text:p>110928,10775555</text:p>
          </table:table-cell>
          <table:table-cell office:value-type="float" office:value="2182.3284099">
            <text:p>2182,3284099</text:p>
          </table:table-cell>
          <table:table-cell table:number-columns-repeated="2" office:value-type="float" office:value="21">
            <text:p>21</text:p>
          </table:table-cell>
          <table:table-cell office:value-type="float" office:value="110928.107756">
            <text:p>110928,107756</text:p>
          </table:table-cell>
          <table:table-cell office:value-type="float" office:value="2182.3284099">
            <text:p>2182,3284099</text:p>
          </table:table-cell>
          <table:table-cell table:number-columns-repeated="2" office:value-type="float" office:value="21">
            <text:p>21</text:p>
          </table:table-cell>
          <table:table-cell office:value-type="float" office:value="110928.107756">
            <text:p>110928,107756</text:p>
          </table:table-cell>
          <table:table-cell office:value-type="float" office:value="2182.3284099">
            <text:p>2182,3284099</text:p>
          </table:table-cell>
          <table:table-cell office:value-type="float" office:value="727">
            <text:p>727</text:p>
          </table:table-cell>
          <table:table-cell office:value-type="float" office:value="733">
            <text:p>73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u Mas de Nouguier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1020.20829">
            <text:p>111020,20829</text:p>
          </table:table-cell>
          <table:table-cell office:value-type="float" office:value="2183.233834">
            <text:p>2183,233834</text:p>
          </table:table-cell>
        </table:table-row>
        <table:table-row table:style-name="ro1">
          <table:table-cell office:value-type="float" office:value="5043.08690523">
            <text:p>5043,08690523</text:p>
          </table:table-cell>
          <table:table-cell office:value-type="float" office:value="251.94610321">
            <text:p>251,94610321</text:p>
          </table:table-cell>
          <table:table-cell table:number-columns-repeated="2" office:value-type="float" office:value="22">
            <text:p>22</text:p>
          </table:table-cell>
          <table:table-cell office:value-type="float" office:value="5043.08690523">
            <text:p>5043,08690523</text:p>
          </table:table-cell>
          <table:table-cell office:value-type="float" office:value="251.94610321">
            <text:p>251,94610321</text:p>
          </table:table-cell>
          <table:table-cell table:number-columns-repeated="2" office:value-type="float" office:value="22">
            <text:p>22</text:p>
          </table:table-cell>
          <table:table-cell office:value-type="float" office:value="5043.08690523">
            <text:p>5043,08690523</text:p>
          </table:table-cell>
          <table:table-cell office:value-type="float" office:value="251.94610321">
            <text:p>251,94610321</text:p>
          </table:table-cell>
          <table:table-cell office:value-type="float" office:value="726">
            <text:p>726</text:p>
          </table:table-cell>
          <table:table-cell office:value-type="float" office:value="732">
            <text:p>73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047.25545">
            <text:p>5047,25545</text:p>
          </table:table-cell>
          <table:table-cell office:value-type="float" office:value="252.050209">
            <text:p>252,050209</text:p>
          </table:table-cell>
        </table:table-row>
        <table:table-row table:style-name="ro1">
          <table:table-cell office:value-type="float" office:value="658.48470402">
            <text:p>658,48470402</text:p>
          </table:table-cell>
          <table:table-cell office:value-type="float" office:value="129.54379216">
            <text:p>129,54379216</text:p>
          </table:table-cell>
          <table:table-cell table:number-columns-repeated="2" office:value-type="float" office:value="23">
            <text:p>23</text:p>
          </table:table-cell>
          <table:table-cell office:value-type="float" office:value="658.48470402">
            <text:p>658,48470402</text:p>
          </table:table-cell>
          <table:table-cell office:value-type="float" office:value="129.54379216">
            <text:p>129,54379216</text:p>
          </table:table-cell>
          <table:table-cell table:number-columns-repeated="2" office:value-type="float" office:value="23">
            <text:p>23</text:p>
          </table:table-cell>
          <table:table-cell office:value-type="float" office:value="658.48470402">
            <text:p>658,48470402</text:p>
          </table:table-cell>
          <table:table-cell office:value-type="float" office:value="129.54379216">
            <text:p>129,54379216</text:p>
          </table:table-cell>
          <table:table-cell office:value-type="float" office:value="725">
            <text:p>725</text:p>
          </table:table-cell>
          <table:table-cell office:value-type="float" office:value="731">
            <text:p>7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59.02835">
            <text:p>659,02835</text:p>
          </table:table-cell>
          <table:table-cell office:value-type="float" office:value="129.597836">
            <text:p>129,597836</text:p>
          </table:table-cell>
        </table:table-row>
        <table:table-row table:style-name="ro1">
          <table:table-cell office:value-type="float" office:value="2686.52391778">
            <text:p>2686,52391778</text:p>
          </table:table-cell>
          <table:table-cell office:value-type="float" office:value="227.07468639">
            <text:p>227,07468639</text:p>
          </table:table-cell>
          <table:table-cell table:number-columns-repeated="2" office:value-type="float" office:value="24">
            <text:p>24</text:p>
          </table:table-cell>
          <table:table-cell office:value-type="float" office:value="2686.52391778">
            <text:p>2686,52391778</text:p>
          </table:table-cell>
          <table:table-cell office:value-type="float" office:value="227.07468639">
            <text:p>227,07468639</text:p>
          </table:table-cell>
          <table:table-cell table:number-columns-repeated="2" office:value-type="float" office:value="24">
            <text:p>24</text:p>
          </table:table-cell>
          <table:table-cell office:value-type="float" office:value="2686.52391779">
            <text:p>2686,52391779</text:p>
          </table:table-cell>
          <table:table-cell office:value-type="float" office:value="227.07468639">
            <text:p>227,07468639</text:p>
          </table:table-cell>
          <table:table-cell office:value-type="float" office:value="724">
            <text:p>724</text:p>
          </table:table-cell>
          <table:table-cell office:value-type="float" office:value="730">
            <text:p>73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ire de jeux du Mas de Bagnèr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688.73717">
            <text:p>2688,73717</text:p>
          </table:table-cell>
          <table:table-cell office:value-type="float" office:value="227.168679">
            <text:p>227,168679</text:p>
          </table:table-cell>
        </table:table-row>
        <table:table-row table:style-name="ro1">
          <table:table-cell office:value-type="float" office:value="44029.7513896">
            <text:p>44029,7513896</text:p>
          </table:table-cell>
          <table:table-cell office:value-type="float" office:value="1281.21621142">
            <text:p>1281,21621142</text:p>
          </table:table-cell>
          <table:table-cell table:number-columns-repeated="2" office:value-type="float" office:value="25">
            <text:p>25</text:p>
          </table:table-cell>
          <table:table-cell office:value-type="float" office:value="44029.7513896">
            <text:p>44029,7513896</text:p>
          </table:table-cell>
          <table:table-cell office:value-type="float" office:value="1281.21621142">
            <text:p>1281,21621142</text:p>
          </table:table-cell>
          <table:table-cell table:number-columns-repeated="2" office:value-type="float" office:value="25">
            <text:p>25</text:p>
          </table:table-cell>
          <table:table-cell office:value-type="float" office:value="44029.7513896">
            <text:p>44029,7513896</text:p>
          </table:table-cell>
          <table:table-cell office:value-type="float" office:value="1281.21621142">
            <text:p>1281,21621142</text:p>
          </table:table-cell>
          <table:table-cell office:value-type="float" office:value="723">
            <text:p>723</text:p>
          </table:table-cell>
          <table:table-cell office:value-type="float" office:value="729">
            <text:p>72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u Mas de Nouguier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4066.16911">
            <text:p>44066,16911</text:p>
          </table:table-cell>
          <table:table-cell office:value-type="float" office:value="1281.747351">
            <text:p>1281,747351</text:p>
          </table:table-cell>
        </table:table-row>
        <table:table-row table:style-name="ro1">
          <table:table-cell office:value-type="float" office:value="2265.74461158">
            <text:p>2265,74461158</text:p>
          </table:table-cell>
          <table:table-cell office:value-type="float" office:value="168.94024546">
            <text:p>168,94024546</text:p>
          </table:table-cell>
          <table:table-cell table:number-columns-repeated="2" office:value-type="float" office:value="26">
            <text:p>26</text:p>
          </table:table-cell>
          <table:table-cell office:value-type="float" office:value="2265.74461158">
            <text:p>2265,74461158</text:p>
          </table:table-cell>
          <table:table-cell office:value-type="float" office:value="168.94024546">
            <text:p>168,94024546</text:p>
          </table:table-cell>
          <table:table-cell table:number-columns-repeated="2" office:value-type="float" office:value="26">
            <text:p>26</text:p>
          </table:table-cell>
          <table:table-cell office:value-type="float" office:value="2265.74461158">
            <text:p>2265,74461158</text:p>
          </table:table-cell>
          <table:table-cell office:value-type="float" office:value="168.94024546">
            <text:p>168,94024546</text:p>
          </table:table-cell>
          <table:table-cell office:value-type="float" office:value="722">
            <text:p>722</text:p>
          </table:table-cell>
          <table:table-cell office:value-type="float" office:value="728">
            <text:p>7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267.60642">
            <text:p>2267,60642</text:p>
          </table:table-cell>
          <table:table-cell office:value-type="float" office:value="169.009642">
            <text:p>169,009642</text:p>
          </table:table-cell>
        </table:table-row>
        <table:table-row table:style-name="ro1">
          <table:table-cell office:value-type="float" office:value="31.53917035">
            <text:p>31,53917035</text:p>
          </table:table-cell>
          <table:table-cell office:value-type="float" office:value="20.2100808">
            <text:p>20,2100808</text:p>
          </table:table-cell>
          <table:table-cell table:number-columns-repeated="2" office:value-type="float" office:value="27">
            <text:p>27</text:p>
          </table:table-cell>
          <table:table-cell office:value-type="float" office:value="31.53917035">
            <text:p>31,53917035</text:p>
          </table:table-cell>
          <table:table-cell office:value-type="float" office:value="20.2100808">
            <text:p>20,2100808</text:p>
          </table:table-cell>
          <table:table-cell table:number-columns-repeated="2" office:value-type="float" office:value="27">
            <text:p>27</text:p>
          </table:table-cell>
          <table:table-cell office:value-type="float" office:value="31.53917035">
            <text:p>31,53917035</text:p>
          </table:table-cell>
          <table:table-cell office:value-type="float" office:value="20.2100808">
            <text:p>20,2100808</text:p>
          </table:table-cell>
          <table:table-cell office:value-type="float" office:value="721">
            <text:p>721</text:p>
          </table:table-cell>
          <table:table-cell office:value-type="float" office:value="727">
            <text:p>7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1.56484">
            <text:p>31,56484</text:p>
          </table:table-cell>
          <table:table-cell office:value-type="float" office:value="20.218294">
            <text:p>20,218294</text:p>
          </table:table-cell>
        </table:table-row>
        <table:table-row table:style-name="ro1">
          <table:table-cell office:value-type="float" office:value="3919.73276416">
            <text:p>3919,73276416</text:p>
          </table:table-cell>
          <table:table-cell office:value-type="float" office:value="537.26289916">
            <text:p>537,26289916</text:p>
          </table:table-cell>
          <table:table-cell table:number-columns-repeated="2" office:value-type="float" office:value="28">
            <text:p>28</text:p>
          </table:table-cell>
          <table:table-cell office:value-type="float" office:value="3919.73276418">
            <text:p>3919,73276418</text:p>
          </table:table-cell>
          <table:table-cell office:value-type="float" office:value="537.26289916">
            <text:p>537,26289916</text:p>
          </table:table-cell>
          <table:table-cell table:number-columns-repeated="2" office:value-type="float" office:value="28">
            <text:p>28</text:p>
          </table:table-cell>
          <table:table-cell office:value-type="float" office:value="3919.73276417">
            <text:p>3919,73276417</text:p>
          </table:table-cell>
          <table:table-cell office:value-type="float" office:value="537.26289916">
            <text:p>537,26289916</text:p>
          </table:table-cell>
          <table:table-cell office:value-type="float" office:value="720">
            <text:p>720</text:p>
          </table:table-cell>
          <table:table-cell office:value-type="float" office:value="726">
            <text:p>72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922.94989">
            <text:p>3922,94989</text:p>
          </table:table-cell>
          <table:table-cell office:value-type="float" office:value="537.483353">
            <text:p>537,483353</text:p>
          </table:table-cell>
        </table:table-row>
        <table:table-row table:style-name="ro1">
          <table:table-cell office:value-type="float" office:value="10008.32577859">
            <text:p>10008,32577859</text:p>
          </table:table-cell>
          <table:table-cell office:value-type="float" office:value="429.80649124">
            <text:p>429,80649124</text:p>
          </table:table-cell>
          <table:table-cell table:number-columns-repeated="2" office:value-type="float" office:value="29">
            <text:p>29</text:p>
          </table:table-cell>
          <table:table-cell office:value-type="float" office:value="10008.3257786">
            <text:p>10008,3257786</text:p>
          </table:table-cell>
          <table:table-cell office:value-type="float" office:value="429.80649124">
            <text:p>429,80649124</text:p>
          </table:table-cell>
          <table:table-cell table:number-columns-repeated="2" office:value-type="float" office:value="29">
            <text:p>29</text:p>
          </table:table-cell>
          <table:table-cell office:value-type="float" office:value="10008.3257786">
            <text:p>10008,3257786</text:p>
          </table:table-cell>
          <table:table-cell office:value-type="float" office:value="429.80649124">
            <text:p>429,80649124</text:p>
          </table:table-cell>
          <table:table-cell office:value-type="float" office:value="718">
            <text:p>718</text:p>
          </table:table-cell>
          <table:table-cell office:value-type="float" office:value="724">
            <text:p>72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Croix d'Argent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016.54798">
            <text:p>10016,54798</text:p>
          </table:table-cell>
          <table:table-cell office:value-type="float" office:value="429.981813">
            <text:p>429,981813</text:p>
          </table:table-cell>
        </table:table-row>
        <table:table-row table:style-name="ro1">
          <table:table-cell office:value-type="float" office:value="6052.42502803">
            <text:p>6052,42502803</text:p>
          </table:table-cell>
          <table:table-cell office:value-type="float" office:value="289.09115588">
            <text:p>289,09115588</text:p>
          </table:table-cell>
          <table:table-cell table:number-columns-repeated="2" office:value-type="float" office:value="30">
            <text:p>30</text:p>
          </table:table-cell>
          <table:table-cell office:value-type="float" office:value="6052.42502803">
            <text:p>6052,42502803</text:p>
          </table:table-cell>
          <table:table-cell office:value-type="float" office:value="289.09115588">
            <text:p>289,09115588</text:p>
          </table:table-cell>
          <table:table-cell table:number-columns-repeated="2" office:value-type="float" office:value="30">
            <text:p>30</text:p>
          </table:table-cell>
          <table:table-cell office:value-type="float" office:value="6052.42502803">
            <text:p>6052,42502803</text:p>
          </table:table-cell>
          <table:table-cell office:value-type="float" office:value="289.09115588">
            <text:p>289,09115588</text:p>
          </table:table-cell>
          <table:table-cell office:value-type="float" office:value="717">
            <text:p>717</text:p>
          </table:table-cell>
          <table:table-cell office:value-type="float" office:value="723">
            <text:p>7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057.38835">
            <text:p>6057,38835</text:p>
          </table:table-cell>
          <table:table-cell office:value-type="float" office:value="289.209492">
            <text:p>289,209492</text:p>
          </table:table-cell>
        </table:table-row>
        <table:table-row table:style-name="ro1">
          <table:table-cell office:value-type="float" office:value="5148.55314714">
            <text:p>5148,55314714</text:p>
          </table:table-cell>
          <table:table-cell office:value-type="float" office:value="254.6213859">
            <text:p>254,6213859</text:p>
          </table:table-cell>
          <table:table-cell table:number-columns-repeated="2" office:value-type="float" office:value="31">
            <text:p>31</text:p>
          </table:table-cell>
          <table:table-cell office:value-type="float" office:value="5148.55314713">
            <text:p>5148,55314713</text:p>
          </table:table-cell>
          <table:table-cell office:value-type="float" office:value="254.6213859">
            <text:p>254,6213859</text:p>
          </table:table-cell>
          <table:table-cell table:number-columns-repeated="2" office:value-type="float" office:value="31">
            <text:p>31</text:p>
          </table:table-cell>
          <table:table-cell office:value-type="float" office:value="5148.55314714">
            <text:p>5148,55314714</text:p>
          </table:table-cell>
          <table:table-cell office:value-type="float" office:value="254.6213859">
            <text:p>254,6213859</text:p>
          </table:table-cell>
          <table:table-cell office:value-type="float" office:value="716">
            <text:p>716</text:p>
          </table:table-cell>
          <table:table-cell office:value-type="float" office:value="722">
            <text:p>72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152.79026">
            <text:p>5152,79026</text:p>
          </table:table-cell>
          <table:table-cell office:value-type="float" office:value="254.726139">
            <text:p>254,726139</text:p>
          </table:table-cell>
        </table:table-row>
        <table:table-row table:style-name="ro1">
          <table:table-cell office:value-type="float" office:value="1710.24214895">
            <text:p>1710,24214895</text:p>
          </table:table-cell>
          <table:table-cell office:value-type="float" office:value="238.06520857">
            <text:p>238,06520857</text:p>
          </table:table-cell>
          <table:table-cell table:number-columns-repeated="2" office:value-type="float" office:value="32">
            <text:p>32</text:p>
          </table:table-cell>
          <table:table-cell office:value-type="float" office:value="1710.24214895">
            <text:p>1710,24214895</text:p>
          </table:table-cell>
          <table:table-cell office:value-type="float" office:value="238.06520857">
            <text:p>238,06520857</text:p>
          </table:table-cell>
          <table:table-cell table:number-columns-repeated="2" office:value-type="float" office:value="32">
            <text:p>32</text:p>
          </table:table-cell>
          <table:table-cell office:value-type="float" office:value="1710.24214895">
            <text:p>1710,24214895</text:p>
          </table:table-cell>
          <table:table-cell office:value-type="float" office:value="238.06520857">
            <text:p>238,06520857</text:p>
          </table:table-cell>
          <table:table-cell office:value-type="float" office:value="715">
            <text:p>715</text:p>
          </table:table-cell>
          <table:table-cell office:value-type="float" office:value="721">
            <text:p>72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711.64577">
            <text:p>1711,64577</text:p>
          </table:table-cell>
          <table:table-cell office:value-type="float" office:value="238.162827">
            <text:p>238,162827</text:p>
          </table:table-cell>
        </table:table-row>
        <table:table-row table:style-name="ro1">
          <table:table-cell office:value-type="float" office:value="3052.63873082">
            <text:p>3052,63873082</text:p>
          </table:table-cell>
          <table:table-cell office:value-type="float" office:value="348.70385638">
            <text:p>348,70385638</text:p>
          </table:table-cell>
          <table:table-cell table:number-columns-repeated="2" office:value-type="float" office:value="33">
            <text:p>33</text:p>
          </table:table-cell>
          <table:table-cell office:value-type="float" office:value="3052.63873082">
            <text:p>3052,63873082</text:p>
          </table:table-cell>
          <table:table-cell office:value-type="float" office:value="348.70385638">
            <text:p>348,70385638</text:p>
          </table:table-cell>
          <table:table-cell table:number-columns-repeated="2" office:value-type="float" office:value="33">
            <text:p>33</text:p>
          </table:table-cell>
          <table:table-cell office:value-type="float" office:value="3052.63873082">
            <text:p>3052,63873082</text:p>
          </table:table-cell>
          <table:table-cell office:value-type="float" office:value="348.70385638">
            <text:p>348,70385638</text:p>
          </table:table-cell>
          <table:table-cell office:value-type="float" office:value="714">
            <text:p>714</text:p>
          </table:table-cell>
          <table:table-cell office:value-type="float" office:value="720">
            <text:p>7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055.14099">
            <text:p>3055,14099</text:p>
          </table:table-cell>
          <table:table-cell office:value-type="float" office:value="348.847183">
            <text:p>348,847183</text:p>
          </table:table-cell>
        </table:table-row>
        <table:table-row table:style-name="ro1">
          <table:table-cell office:value-type="float" office:value="4881.31140592">
            <text:p>4881,31140592</text:p>
          </table:table-cell>
          <table:table-cell office:value-type="float" office:value="298.72497653">
            <text:p>298,72497653</text:p>
          </table:table-cell>
          <table:table-cell table:number-columns-repeated="2" office:value-type="float" office:value="34">
            <text:p>34</text:p>
          </table:table-cell>
          <table:table-cell office:value-type="float" office:value="4881.31140592">
            <text:p>4881,31140592</text:p>
          </table:table-cell>
          <table:table-cell office:value-type="float" office:value="298.72497653">
            <text:p>298,72497653</text:p>
          </table:table-cell>
          <table:table-cell table:number-columns-repeated="2" office:value-type="float" office:value="34">
            <text:p>34</text:p>
          </table:table-cell>
          <table:table-cell office:value-type="float" office:value="4881.31140592">
            <text:p>4881,31140592</text:p>
          </table:table-cell>
          <table:table-cell office:value-type="float" office:value="298.72497653">
            <text:p>298,72497653</text:p>
          </table:table-cell>
          <table:table-cell office:value-type="float" office:value="713">
            <text:p>713</text:p>
          </table:table-cell>
          <table:table-cell office:value-type="float" office:value="719">
            <text:p>7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885.31291">
            <text:p>4885,31291</text:p>
          </table:table-cell>
          <table:table-cell office:value-type="float" office:value="298.846333">
            <text:p>298,846333</text:p>
          </table:table-cell>
        </table:table-row>
        <table:table-row table:style-name="ro1">
          <table:table-cell office:value-type="float" office:value="2749.96831461">
            <text:p>2749,96831461</text:p>
          </table:table-cell>
          <table:table-cell office:value-type="float" office:value="193.2433633">
            <text:p>193,2433633</text:p>
          </table:table-cell>
          <table:table-cell table:number-columns-repeated="2" office:value-type="float" office:value="35">
            <text:p>35</text:p>
          </table:table-cell>
          <table:table-cell office:value-type="float" office:value="2749.96831461">
            <text:p>2749,96831461</text:p>
          </table:table-cell>
          <table:table-cell office:value-type="float" office:value="193.2433633">
            <text:p>193,2433633</text:p>
          </table:table-cell>
          <table:table-cell table:number-columns-repeated="2" office:value-type="float" office:value="35">
            <text:p>35</text:p>
          </table:table-cell>
          <table:table-cell office:value-type="float" office:value="2749.96831461">
            <text:p>2749,96831461</text:p>
          </table:table-cell>
          <table:table-cell office:value-type="float" office:value="193.2433633">
            <text:p>193,2433633</text:p>
          </table:table-cell>
          <table:table-cell office:value-type="float" office:value="712">
            <text:p>712</text:p>
          </table:table-cell>
          <table:table-cell office:value-type="float" office:value="718">
            <text:p>7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752.21518">
            <text:p>2752,21518</text:p>
          </table:table-cell>
          <table:table-cell office:value-type="float" office:value="193.322266">
            <text:p>193,322266</text:p>
          </table:table-cell>
        </table:table-row>
        <table:table-row table:style-name="ro1">
          <table:table-cell office:value-type="float" office:value="4111.86842048">
            <text:p>4111,86842048</text:p>
          </table:table-cell>
          <table:table-cell office:value-type="float" office:value="496.71357418">
            <text:p>496,71357418</text:p>
          </table:table-cell>
          <table:table-cell table:number-columns-repeated="2" office:value-type="float" office:value="36">
            <text:p>36</text:p>
          </table:table-cell>
          <table:table-cell office:value-type="float" office:value="4111.86842049">
            <text:p>4111,86842049</text:p>
          </table:table-cell>
          <table:table-cell office:value-type="float" office:value="496.71357418">
            <text:p>496,71357418</text:p>
          </table:table-cell>
          <table:table-cell table:number-columns-repeated="2" office:value-type="float" office:value="36">
            <text:p>36</text:p>
          </table:table-cell>
          <table:table-cell office:value-type="float" office:value="4111.86842049">
            <text:p>4111,86842049</text:p>
          </table:table-cell>
          <table:table-cell office:value-type="float" office:value="496.71357418">
            <text:p>496,71357418</text:p>
          </table:table-cell>
          <table:table-cell office:value-type="float" office:value="711">
            <text:p>711</text:p>
          </table:table-cell>
          <table:table-cell office:value-type="float" office:value="717">
            <text:p>7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115.23427">
            <text:p>4115,23427</text:p>
          </table:table-cell>
          <table:table-cell office:value-type="float" office:value="496.917563">
            <text:p>496,917563</text:p>
          </table:table-cell>
        </table:table-row>
        <table:table-row table:style-name="ro1">
          <table:table-cell office:value-type="float" office:value="422.72002844">
            <text:p>422,72002844</text:p>
          </table:table-cell>
          <table:table-cell office:value-type="float" office:value="396.78657912">
            <text:p>396,78657912</text:p>
          </table:table-cell>
          <table:table-cell table:number-columns-repeated="2" office:value-type="float" office:value="37">
            <text:p>37</text:p>
          </table:table-cell>
          <table:table-cell office:value-type="float" office:value="422.72002844">
            <text:p>422,72002844</text:p>
          </table:table-cell>
          <table:table-cell office:value-type="float" office:value="396.78657912">
            <text:p>396,78657912</text:p>
          </table:table-cell>
          <table:table-cell table:number-columns-repeated="2" office:value-type="float" office:value="37">
            <text:p>37</text:p>
          </table:table-cell>
          <table:table-cell office:value-type="float" office:value="422.72002845">
            <text:p>422,72002845</text:p>
          </table:table-cell>
          <table:table-cell office:value-type="float" office:value="396.78657912">
            <text:p>396,78657912</text:p>
          </table:table-cell>
          <table:table-cell office:value-type="float" office:value="710">
            <text:p>710</text:p>
          </table:table-cell>
          <table:table-cell office:value-type="float" office:value="716">
            <text:p>7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23.06564">
            <text:p>423,06564</text:p>
          </table:table-cell>
          <table:table-cell office:value-type="float" office:value="396.94568">
            <text:p>396,94568</text:p>
          </table:table-cell>
        </table:table-row>
        <table:table-row table:style-name="ro1">
          <table:table-cell office:value-type="float" office:value="2095.62868198">
            <text:p>2095,62868198</text:p>
          </table:table-cell>
          <table:table-cell office:value-type="float" office:value="279.73969539">
            <text:p>279,73969539</text:p>
          </table:table-cell>
          <table:table-cell table:number-columns-repeated="2" office:value-type="float" office:value="38">
            <text:p>38</text:p>
          </table:table-cell>
          <table:table-cell office:value-type="float" office:value="2095.62868199">
            <text:p>2095,62868199</text:p>
          </table:table-cell>
          <table:table-cell office:value-type="float" office:value="279.73969539">
            <text:p>279,73969539</text:p>
          </table:table-cell>
          <table:table-cell table:number-columns-repeated="2" office:value-type="float" office:value="38">
            <text:p>38</text:p>
          </table:table-cell>
          <table:table-cell office:value-type="float" office:value="2095.62868198">
            <text:p>2095,62868198</text:p>
          </table:table-cell>
          <table:table-cell office:value-type="float" office:value="279.73969539">
            <text:p>279,73969539</text:p>
          </table:table-cell>
          <table:table-cell office:value-type="float" office:value="709">
            <text:p>709</text:p>
          </table:table-cell>
          <table:table-cell office:value-type="float" office:value="715">
            <text:p>7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097.34518">
            <text:p>2097,34518</text:p>
          </table:table-cell>
          <table:table-cell office:value-type="float" office:value="279.85361">
            <text:p>279,85361</text:p>
          </table:table-cell>
        </table:table-row>
        <table:table-row table:style-name="ro1">
          <table:table-cell office:value-type="float" office:value="1088.55370658">
            <text:p>1088,55370658</text:p>
          </table:table-cell>
          <table:table-cell office:value-type="float" office:value="492.11353176">
            <text:p>492,11353176</text:p>
          </table:table-cell>
          <table:table-cell table:number-columns-repeated="2" office:value-type="float" office:value="39">
            <text:p>39</text:p>
          </table:table-cell>
          <table:table-cell office:value-type="float" office:value="1088.55370659">
            <text:p>1088,55370659</text:p>
          </table:table-cell>
          <table:table-cell office:value-type="float" office:value="492.11353176">
            <text:p>492,11353176</text:p>
          </table:table-cell>
          <table:table-cell table:number-columns-repeated="2" office:value-type="float" office:value="39">
            <text:p>39</text:p>
          </table:table-cell>
          <table:table-cell office:value-type="float" office:value="1088.55370659">
            <text:p>1088,55370659</text:p>
          </table:table-cell>
          <table:table-cell office:value-type="float" office:value="492.11353176">
            <text:p>492,11353176</text:p>
          </table:table-cell>
          <table:table-cell office:value-type="float" office:value="708">
            <text:p>708</text:p>
          </table:table-cell>
          <table:table-cell office:value-type="float" office:value="714">
            <text:p>7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89.44818">
            <text:p>1089,44818</text:p>
          </table:table-cell>
          <table:table-cell office:value-type="float" office:value="492.31133">
            <text:p>492,31133</text:p>
          </table:table-cell>
        </table:table-row>
        <table:table-row table:style-name="ro1">
          <table:table-cell office:value-type="float" office:value="591.99219914">
            <text:p>591,99219914</text:p>
          </table:table-cell>
          <table:table-cell office:value-type="float" office:value="135.10141014">
            <text:p>135,10141014</text:p>
          </table:table-cell>
          <table:table-cell table:number-columns-repeated="2" office:value-type="float" office:value="40">
            <text:p>40</text:p>
          </table:table-cell>
          <table:table-cell office:value-type="float" office:value="591.99219914">
            <text:p>591,99219914</text:p>
          </table:table-cell>
          <table:table-cell office:value-type="float" office:value="135.10141014">
            <text:p>135,10141014</text:p>
          </table:table-cell>
          <table:table-cell table:number-columns-repeated="2" office:value-type="float" office:value="40">
            <text:p>40</text:p>
          </table:table-cell>
          <table:table-cell office:value-type="float" office:value="591.99219914">
            <text:p>591,99219914</text:p>
          </table:table-cell>
          <table:table-cell office:value-type="float" office:value="135.10141014">
            <text:p>135,10141014</text:p>
          </table:table-cell>
          <table:table-cell office:value-type="float" office:value="707">
            <text:p>707</text:p>
          </table:table-cell>
          <table:table-cell office:value-type="float" office:value="713">
            <text:p>71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92.47757">
            <text:p>592,47757</text:p>
          </table:table-cell>
          <table:table-cell office:value-type="float" office:value="135.15671">
            <text:p>135,15671</text:p>
          </table:table-cell>
        </table:table-row>
        <table:table-row table:style-name="ro1">
          <table:table-cell office:value-type="float" office:value="272.33496627">
            <text:p>272,33496627</text:p>
          </table:table-cell>
          <table:table-cell office:value-type="float" office:value="139.76410553">
            <text:p>139,76410553</text:p>
          </table:table-cell>
          <table:table-cell table:number-columns-repeated="2" office:value-type="float" office:value="41">
            <text:p>41</text:p>
          </table:table-cell>
          <table:table-cell office:value-type="float" office:value="272.33496627">
            <text:p>272,33496627</text:p>
          </table:table-cell>
          <table:table-cell office:value-type="float" office:value="139.76410553">
            <text:p>139,76410553</text:p>
          </table:table-cell>
          <table:table-cell table:number-columns-repeated="2" office:value-type="float" office:value="41">
            <text:p>41</text:p>
          </table:table-cell>
          <table:table-cell office:value-type="float" office:value="272.33496627">
            <text:p>272,33496627</text:p>
          </table:table-cell>
          <table:table-cell office:value-type="float" office:value="139.76410553">
            <text:p>139,76410553</text:p>
          </table:table-cell>
          <table:table-cell office:value-type="float" office:value="706">
            <text:p>706</text:p>
          </table:table-cell>
          <table:table-cell office:value-type="float" office:value="712">
            <text:p>7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72.55881">
            <text:p>272,55881</text:p>
          </table:table-cell>
          <table:table-cell office:value-type="float" office:value="139.822241">
            <text:p>139,822241</text:p>
          </table:table-cell>
        </table:table-row>
        <table:table-row table:style-name="ro1">
          <table:table-cell office:value-type="float" office:value="3915.84908004">
            <text:p>3915,84908004</text:p>
          </table:table-cell>
          <table:table-cell office:value-type="float" office:value="222.07105831">
            <text:p>222,07105831</text:p>
          </table:table-cell>
          <table:table-cell table:number-columns-repeated="2" office:value-type="float" office:value="42">
            <text:p>42</text:p>
          </table:table-cell>
          <table:table-cell office:value-type="float" office:value="3915.84908004">
            <text:p>3915,84908004</text:p>
          </table:table-cell>
          <table:table-cell office:value-type="float" office:value="222.07105831">
            <text:p>222,07105831</text:p>
          </table:table-cell>
          <table:table-cell table:number-columns-repeated="2" office:value-type="float" office:value="42">
            <text:p>42</text:p>
          </table:table-cell>
          <table:table-cell office:value-type="float" office:value="3915.84908004">
            <text:p>3915,84908004</text:p>
          </table:table-cell>
          <table:table-cell office:value-type="float" office:value="222.07105831">
            <text:p>222,07105831</text:p>
          </table:table-cell>
          <table:table-cell office:value-type="float" office:value="705">
            <text:p>705</text:p>
          </table:table-cell>
          <table:table-cell office:value-type="float" office:value="711">
            <text:p>7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919.04949">
            <text:p>3919,04949</text:p>
          </table:table-cell>
          <table:table-cell office:value-type="float" office:value="222.161787">
            <text:p>222,161787</text:p>
          </table:table-cell>
        </table:table-row>
        <table:table-row table:style-name="ro1">
          <table:table-cell office:value-type="float" office:value="2056.41389106">
            <text:p>2056,41389106</text:p>
          </table:table-cell>
          <table:table-cell office:value-type="float" office:value="250.19240079">
            <text:p>250,19240079</text:p>
          </table:table-cell>
          <table:table-cell table:number-columns-repeated="2" office:value-type="float" office:value="43">
            <text:p>43</text:p>
          </table:table-cell>
          <table:table-cell office:value-type="float" office:value="2056.41389106">
            <text:p>2056,41389106</text:p>
          </table:table-cell>
          <table:table-cell office:value-type="float" office:value="250.19240079">
            <text:p>250,19240079</text:p>
          </table:table-cell>
          <table:table-cell table:number-columns-repeated="2" office:value-type="float" office:value="43">
            <text:p>43</text:p>
          </table:table-cell>
          <table:table-cell office:value-type="float" office:value="2056.41389106">
            <text:p>2056,41389106</text:p>
          </table:table-cell>
          <table:table-cell office:value-type="float" office:value="250.19240079">
            <text:p>250,19240079</text:p>
          </table:table-cell>
          <table:table-cell office:value-type="float" office:value="704">
            <text:p>704</text:p>
          </table:table-cell>
          <table:table-cell office:value-type="float" office:value="710">
            <text:p>71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octeur Fourcad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058.09021">
            <text:p>2058,09021</text:p>
          </table:table-cell>
          <table:table-cell office:value-type="float" office:value="250.295279">
            <text:p>250,295279</text:p>
          </table:table-cell>
        </table:table-row>
        <table:table-row table:style-name="ro1">
          <table:table-cell office:value-type="float" office:value="79.84736614">
            <text:p>79,84736614</text:p>
          </table:table-cell>
          <table:table-cell office:value-type="float" office:value="39.40959591">
            <text:p>39,40959591</text:p>
          </table:table-cell>
          <table:table-cell table:number-columns-repeated="2" office:value-type="float" office:value="45">
            <text:p>45</text:p>
          </table:table-cell>
          <table:table-cell office:value-type="float" office:value="79.84736614">
            <text:p>79,84736614</text:p>
          </table:table-cell>
          <table:table-cell office:value-type="float" office:value="39.40959591">
            <text:p>39,40959591</text:p>
          </table:table-cell>
          <table:table-cell table:number-columns-repeated="2" office:value-type="float" office:value="45">
            <text:p>45</text:p>
          </table:table-cell>
          <table:table-cell office:value-type="float" office:value="79.84736614">
            <text:p>79,84736614</text:p>
          </table:table-cell>
          <table:table-cell office:value-type="float" office:value="39.40959591">
            <text:p>39,40959591</text:p>
          </table:table-cell>
          <table:table-cell office:value-type="float" office:value="702">
            <text:p>702</text:p>
          </table:table-cell>
          <table:table-cell office:value-type="float" office:value="708">
            <text:p>70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es Près d'Arèn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9.91187">
            <text:p>79,91187</text:p>
          </table:table-cell>
          <table:table-cell office:value-type="float" office:value="39.425608">
            <text:p>39,425608</text:p>
          </table:table-cell>
        </table:table-row>
        <table:table-row table:style-name="ro1">
          <table:table-cell office:value-type="float" office:value="301.23976947">
            <text:p>301,23976947</text:p>
          </table:table-cell>
          <table:table-cell office:value-type="float" office:value="101.57721631">
            <text:p>101,57721631</text:p>
          </table:table-cell>
          <table:table-cell table:number-columns-repeated="2" office:value-type="float" office:value="46">
            <text:p>46</text:p>
          </table:table-cell>
          <table:table-cell office:value-type="float" office:value="301.23976947">
            <text:p>301,23976947</text:p>
          </table:table-cell>
          <table:table-cell office:value-type="float" office:value="101.57721631">
            <text:p>101,57721631</text:p>
          </table:table-cell>
          <table:table-cell table:number-columns-repeated="2" office:value-type="float" office:value="46">
            <text:p>46</text:p>
          </table:table-cell>
          <table:table-cell office:value-type="float" office:value="301.23976947">
            <text:p>301,23976947</text:p>
          </table:table-cell>
          <table:table-cell office:value-type="float" office:value="101.57721631">
            <text:p>101,57721631</text:p>
          </table:table-cell>
          <table:table-cell office:value-type="float" office:value="701">
            <text:p>701</text:p>
          </table:table-cell>
          <table:table-cell office:value-type="float" office:value="707">
            <text:p>7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01.48628">
            <text:p>301,48628</text:p>
          </table:table-cell>
          <table:table-cell office:value-type="float" office:value="101.618151">
            <text:p>101,618151</text:p>
          </table:table-cell>
        </table:table-row>
        <table:table-row table:style-name="ro1">
          <table:table-cell office:value-type="float" office:value="6682.04028851">
            <text:p>6682,04028851</text:p>
          </table:table-cell>
          <table:table-cell office:value-type="float" office:value="289.98120519">
            <text:p>289,98120519</text:p>
          </table:table-cell>
          <table:table-cell table:number-columns-repeated="2" office:value-type="float" office:value="47">
            <text:p>47</text:p>
          </table:table-cell>
          <table:table-cell office:value-type="float" office:value="6682.04028851">
            <text:p>6682,04028851</text:p>
          </table:table-cell>
          <table:table-cell office:value-type="float" office:value="289.98120519">
            <text:p>289,98120519</text:p>
          </table:table-cell>
          <table:table-cell table:number-columns-repeated="2" office:value-type="float" office:value="47">
            <text:p>47</text:p>
          </table:table-cell>
          <table:table-cell office:value-type="float" office:value="6682.04028851">
            <text:p>6682,04028851</text:p>
          </table:table-cell>
          <table:table-cell office:value-type="float" office:value="289.98120519">
            <text:p>289,98120519</text:p>
          </table:table-cell>
          <table:table-cell office:value-type="float" office:value="700">
            <text:p>700</text:p>
          </table:table-cell>
          <table:table-cell office:value-type="float" office:value="706">
            <text:p>70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687.49922">
            <text:p>6687,49922</text:p>
          </table:table-cell>
          <table:table-cell office:value-type="float" office:value="290.099632">
            <text:p>290,099632</text:p>
          </table:table-cell>
        </table:table-row>
        <table:table-row table:style-name="ro1">
          <table:table-cell office:value-type="float" office:value="2160.846759">
            <text:p>2160,846759</text:p>
          </table:table-cell>
          <table:table-cell office:value-type="float" office:value="437.50007302">
            <text:p>437,50007302</text:p>
          </table:table-cell>
          <table:table-cell table:number-columns-repeated="2" office:value-type="float" office:value="48">
            <text:p>48</text:p>
          </table:table-cell>
          <table:table-cell office:value-type="float" office:value="2160.846759">
            <text:p>2160,846759</text:p>
          </table:table-cell>
          <table:table-cell office:value-type="float" office:value="437.50007302">
            <text:p>437,50007302</text:p>
          </table:table-cell>
          <table:table-cell table:number-columns-repeated="2" office:value-type="float" office:value="48">
            <text:p>48</text:p>
          </table:table-cell>
          <table:table-cell office:value-type="float" office:value="2160.846759">
            <text:p>2160,846759</text:p>
          </table:table-cell>
          <table:table-cell office:value-type="float" office:value="437.50007302">
            <text:p>437,50007302</text:p>
          </table:table-cell>
          <table:table-cell office:value-type="float" office:value="699">
            <text:p>699</text:p>
          </table:table-cell>
          <table:table-cell office:value-type="float" office:value="705">
            <text:p>70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162.61178">
            <text:p>2162,61178</text:p>
          </table:table-cell>
          <table:table-cell office:value-type="float" office:value="437.68024">
            <text:p>437,68024</text:p>
          </table:table-cell>
        </table:table-row>
        <table:table-row table:style-name="ro1">
          <table:table-cell office:value-type="float" office:value="14838.35931443">
            <text:p>14838,35931443</text:p>
          </table:table-cell>
          <table:table-cell office:value-type="float" office:value="523.09454545">
            <text:p>523,09454545</text:p>
          </table:table-cell>
          <table:table-cell table:number-columns-repeated="2" office:value-type="float" office:value="49">
            <text:p>49</text:p>
          </table:table-cell>
          <table:table-cell office:value-type="float" office:value="14838.3593144">
            <text:p>14838,3593144</text:p>
          </table:table-cell>
          <table:table-cell office:value-type="float" office:value="523.09454545">
            <text:p>523,09454545</text:p>
          </table:table-cell>
          <table:table-cell table:number-columns-repeated="2" office:value-type="float" office:value="49">
            <text:p>49</text:p>
          </table:table-cell>
          <table:table-cell office:value-type="float" office:value="14838.3593144">
            <text:p>14838,3593144</text:p>
          </table:table-cell>
          <table:table-cell office:value-type="float" office:value="523.09454545">
            <text:p>523,09454545</text:p>
          </table:table-cell>
          <table:table-cell office:value-type="float" office:value="698">
            <text:p>698</text:p>
          </table:table-cell>
          <table:table-cell office:value-type="float" office:value="704">
            <text:p>70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u Belvédèr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4850.4912">
            <text:p>14850,4912</text:p>
          </table:table-cell>
          <table:table-cell office:value-type="float" office:value="523.308088">
            <text:p>523,308088</text:p>
          </table:table-cell>
        </table:table-row>
        <table:table-row table:style-name="ro1">
          <table:table-cell office:value-type="float" office:value="3328.26065257">
            <text:p>3328,26065257</text:p>
          </table:table-cell>
          <table:table-cell office:value-type="float" office:value="429.55258314">
            <text:p>429,55258314</text:p>
          </table:table-cell>
          <table:table-cell table:number-columns-repeated="2" office:value-type="float" office:value="50">
            <text:p>50</text:p>
          </table:table-cell>
          <table:table-cell office:value-type="float" office:value="3328.26065256">
            <text:p>3328,26065256</text:p>
          </table:table-cell>
          <table:table-cell office:value-type="float" office:value="429.55258314">
            <text:p>429,55258314</text:p>
          </table:table-cell>
          <table:table-cell table:number-columns-repeated="2" office:value-type="float" office:value="50">
            <text:p>50</text:p>
          </table:table-cell>
          <table:table-cell office:value-type="float" office:value="3328.26065256">
            <text:p>3328,26065256</text:p>
          </table:table-cell>
          <table:table-cell office:value-type="float" office:value="429.55258314">
            <text:p>429,55258314</text:p>
          </table:table-cell>
          <table:table-cell office:value-type="float" office:value="697">
            <text:p>697</text:p>
          </table:table-cell>
          <table:table-cell office:value-type="float" office:value="703">
            <text:p>70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330.97963">
            <text:p>3330,97963</text:p>
          </table:table-cell>
          <table:table-cell office:value-type="float" office:value="429.728035">
            <text:p>429,728035</text:p>
          </table:table-cell>
        </table:table-row>
        <table:table-row table:style-name="ro1">
          <table:table-cell office:value-type="float" office:value="3484.51300488">
            <text:p>3484,51300488</text:p>
          </table:table-cell>
          <table:table-cell office:value-type="float" office:value="265.64671981">
            <text:p>265,64671981</text:p>
          </table:table-cell>
          <table:table-cell table:number-columns-repeated="2" office:value-type="float" office:value="51">
            <text:p>51</text:p>
          </table:table-cell>
          <table:table-cell office:value-type="float" office:value="3484.51300488">
            <text:p>3484,51300488</text:p>
          </table:table-cell>
          <table:table-cell office:value-type="float" office:value="265.64671981">
            <text:p>265,64671981</text:p>
          </table:table-cell>
          <table:table-cell table:number-columns-repeated="2" office:value-type="float" office:value="51">
            <text:p>51</text:p>
          </table:table-cell>
          <table:table-cell office:value-type="float" office:value="3484.51300488">
            <text:p>3484,51300488</text:p>
          </table:table-cell>
          <table:table-cell office:value-type="float" office:value="265.64671981">
            <text:p>265,64671981</text:p>
          </table:table-cell>
          <table:table-cell office:value-type="float" office:value="696">
            <text:p>696</text:p>
          </table:table-cell>
          <table:table-cell office:value-type="float" office:value="702">
            <text:p>70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es Sylvain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487.36162">
            <text:p>3487,36162</text:p>
          </table:table-cell>
          <table:table-cell office:value-type="float" office:value="265.755881">
            <text:p>265,755881</text:p>
          </table:table-cell>
        </table:table-row>
        <table:table-row table:style-name="ro1">
          <table:table-cell office:value-type="float" office:value="5665.37460149">
            <text:p>5665,37460149</text:p>
          </table:table-cell>
          <table:table-cell office:value-type="float" office:value="431.99660398">
            <text:p>431,99660398</text:p>
          </table:table-cell>
          <table:table-cell table:number-columns-repeated="2" office:value-type="float" office:value="52">
            <text:p>52</text:p>
          </table:table-cell>
          <table:table-cell office:value-type="float" office:value="5665.3746015">
            <text:p>5665,3746015</text:p>
          </table:table-cell>
          <table:table-cell office:value-type="float" office:value="431.99660398">
            <text:p>431,99660398</text:p>
          </table:table-cell>
          <table:table-cell table:number-columns-repeated="2" office:value-type="float" office:value="52">
            <text:p>52</text:p>
          </table:table-cell>
          <table:table-cell office:value-type="float" office:value="5665.37460149">
            <text:p>5665,37460149</text:p>
          </table:table-cell>
          <table:table-cell office:value-type="float" office:value="431.99660398">
            <text:p>431,99660398</text:p>
          </table:table-cell>
          <table:table-cell office:value-type="float" office:value="695">
            <text:p>695</text:p>
          </table:table-cell>
          <table:table-cell office:value-type="float" office:value="701">
            <text:p>70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es Près d'Arèn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670.0016">
            <text:p>5670,0016</text:p>
          </table:table-cell>
          <table:table-cell office:value-type="float" office:value="432.173729">
            <text:p>432,173729</text:p>
          </table:table-cell>
        </table:table-row>
        <table:table-row table:style-name="ro1">
          <table:table-cell office:value-type="float" office:value="523.92630457">
            <text:p>523,92630457</text:p>
          </table:table-cell>
          <table:table-cell office:value-type="float" office:value="119.03282207">
            <text:p>119,03282207</text:p>
          </table:table-cell>
          <table:table-cell table:number-columns-repeated="2" office:value-type="float" office:value="53">
            <text:p>53</text:p>
          </table:table-cell>
          <table:table-cell office:value-type="float" office:value="523.92630457">
            <text:p>523,92630457</text:p>
          </table:table-cell>
          <table:table-cell office:value-type="float" office:value="119.03282207">
            <text:p>119,03282207</text:p>
          </table:table-cell>
          <table:table-cell table:number-columns-repeated="2" office:value-type="float" office:value="53">
            <text:p>53</text:p>
          </table:table-cell>
          <table:table-cell office:value-type="float" office:value="523.92630457">
            <text:p>523,92630457</text:p>
          </table:table-cell>
          <table:table-cell office:value-type="float" office:value="119.03282207">
            <text:p>119,03282207</text:p>
          </table:table-cell>
          <table:table-cell office:value-type="float" office:value="694">
            <text:p>694</text:p>
          </table:table-cell>
          <table:table-cell office:value-type="float" office:value="700">
            <text:p>70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u chai Molièr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24.35473">
            <text:p>524,35473</text:p>
          </table:table-cell>
          <table:table-cell office:value-type="float" office:value="119.081139">
            <text:p>119,081139</text:p>
          </table:table-cell>
        </table:table-row>
        <table:table-row table:style-name="ro1">
          <table:table-cell office:value-type="float" office:value="6873.38235146">
            <text:p>6873,38235146</text:p>
          </table:table-cell>
          <table:table-cell office:value-type="float" office:value="354.79617604">
            <text:p>354,79617604</text:p>
          </table:table-cell>
          <table:table-cell table:number-columns-repeated="2" office:value-type="float" office:value="54">
            <text:p>54</text:p>
          </table:table-cell>
          <table:table-cell office:value-type="float" office:value="6873.38235146">
            <text:p>6873,38235146</text:p>
          </table:table-cell>
          <table:table-cell office:value-type="float" office:value="354.79617604">
            <text:p>354,79617604</text:p>
          </table:table-cell>
          <table:table-cell table:number-columns-repeated="2" office:value-type="float" office:value="54">
            <text:p>54</text:p>
          </table:table-cell>
          <table:table-cell office:value-type="float" office:value="6873.38235146">
            <text:p>6873,38235146</text:p>
          </table:table-cell>
          <table:table-cell office:value-type="float" office:value="354.79617604">
            <text:p>354,79617604</text:p>
          </table:table-cell>
          <table:table-cell office:value-type="float" office:value="693">
            <text:p>693</text:p>
          </table:table-cell>
          <table:table-cell office:value-type="float" office:value="699">
            <text:p>69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u Mas Drevon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878.97691">
            <text:p>6878,97691</text:p>
          </table:table-cell>
          <table:table-cell office:value-type="float" office:value="354.939459">
            <text:p>354,939459</text:p>
          </table:table-cell>
        </table:table-row>
        <table:table-row table:style-name="ro1">
          <table:table-cell office:value-type="float" office:value="7550.74066255">
            <text:p>7550,74066255</text:p>
          </table:table-cell>
          <table:table-cell office:value-type="float" office:value="308.2872384">
            <text:p>308,2872384</text:p>
          </table:table-cell>
          <table:table-cell table:number-columns-repeated="2" office:value-type="float" office:value="55">
            <text:p>55</text:p>
          </table:table-cell>
          <table:table-cell office:value-type="float" office:value="7550.74066255">
            <text:p>7550,74066255</text:p>
          </table:table-cell>
          <table:table-cell office:value-type="float" office:value="308.2872384">
            <text:p>308,2872384</text:p>
          </table:table-cell>
          <table:table-cell table:number-columns-repeated="2" office:value-type="float" office:value="55">
            <text:p>55</text:p>
          </table:table-cell>
          <table:table-cell office:value-type="float" office:value="7550.74066255">
            <text:p>7550,74066255</text:p>
          </table:table-cell>
          <table:table-cell office:value-type="float" office:value="308.2872384">
            <text:p>308,2872384</text:p>
          </table:table-cell>
          <table:table-cell office:value-type="float" office:value="692">
            <text:p>692</text:p>
          </table:table-cell>
          <table:table-cell office:value-type="float" office:value="698">
            <text:p>6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556.90169">
            <text:p>7556,90169</text:p>
          </table:table-cell>
          <table:table-cell office:value-type="float" office:value="308.412987">
            <text:p>308,412987</text:p>
          </table:table-cell>
        </table:table-row>
        <table:table-row table:style-name="ro1">
          <table:table-cell office:value-type="float" office:value="3888.03954609">
            <text:p>3888,03954609</text:p>
          </table:table-cell>
          <table:table-cell office:value-type="float" office:value="256.23447383">
            <text:p>256,23447383</text:p>
          </table:table-cell>
          <table:table-cell table:number-columns-repeated="2" office:value-type="float" office:value="56">
            <text:p>56</text:p>
          </table:table-cell>
          <table:table-cell office:value-type="float" office:value="3888.03954609">
            <text:p>3888,03954609</text:p>
          </table:table-cell>
          <table:table-cell office:value-type="float" office:value="256.23447383">
            <text:p>256,23447383</text:p>
          </table:table-cell>
          <table:table-cell table:number-columns-repeated="2" office:value-type="float" office:value="56">
            <text:p>56</text:p>
          </table:table-cell>
          <table:table-cell office:value-type="float" office:value="3888.03954609">
            <text:p>3888,03954609</text:p>
          </table:table-cell>
          <table:table-cell office:value-type="float" office:value="256.23447383">
            <text:p>256,23447383</text:p>
          </table:table-cell>
          <table:table-cell office:value-type="float" office:value="691">
            <text:p>691</text:p>
          </table:table-cell>
          <table:table-cell office:value-type="float" office:value="697">
            <text:p>69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Saint-Martin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891.19687">
            <text:p>3891,19687</text:p>
          </table:table-cell>
          <table:table-cell office:value-type="float" office:value="256.33837">
            <text:p>256,33837</text:p>
          </table:table-cell>
        </table:table-row>
        <table:table-row table:style-name="ro1">
          <table:table-cell office:value-type="float" office:value="2322.92795188">
            <text:p>2322,92795188</text:p>
          </table:table-cell>
          <table:table-cell office:value-type="float" office:value="244.40568032">
            <text:p>244,40568032</text:p>
          </table:table-cell>
          <table:table-cell table:number-columns-repeated="2" office:value-type="float" office:value="57">
            <text:p>57</text:p>
          </table:table-cell>
          <table:table-cell office:value-type="float" office:value="2322.92795188">
            <text:p>2322,92795188</text:p>
          </table:table-cell>
          <table:table-cell office:value-type="float" office:value="244.40568032">
            <text:p>244,40568032</text:p>
          </table:table-cell>
          <table:table-cell table:number-columns-repeated="2" office:value-type="float" office:value="57">
            <text:p>57</text:p>
          </table:table-cell>
          <table:table-cell office:value-type="float" office:value="2322.92795188">
            <text:p>2322,92795188</text:p>
          </table:table-cell>
          <table:table-cell office:value-type="float" office:value="244.40568032">
            <text:p>244,40568032</text:p>
          </table:table-cell>
          <table:table-cell office:value-type="float" office:value="690">
            <text:p>690</text:p>
          </table:table-cell>
          <table:table-cell office:value-type="float" office:value="696">
            <text:p>69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es hibiscu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324.82832">
            <text:p>2324,82832</text:p>
          </table:table-cell>
          <table:table-cell office:value-type="float" office:value="244.5043">
            <text:p>244,5043</text:p>
          </table:table-cell>
        </table:table-row>
        <table:table-row table:style-name="ro1">
          <table:table-cell office:value-type="float" office:value="51.14574753">
            <text:p>51,14574753</text:p>
          </table:table-cell>
          <table:table-cell office:value-type="float" office:value="38.58640219">
            <text:p>38,58640219</text:p>
          </table:table-cell>
          <table:table-cell table:number-columns-repeated="2" office:value-type="float" office:value="58">
            <text:p>58</text:p>
          </table:table-cell>
          <table:table-cell office:value-type="float" office:value="51.14574753">
            <text:p>51,14574753</text:p>
          </table:table-cell>
          <table:table-cell office:value-type="float" office:value="38.58640219">
            <text:p>38,58640219</text:p>
          </table:table-cell>
          <table:table-cell table:number-columns-repeated="2" office:value-type="float" office:value="58">
            <text:p>58</text:p>
          </table:table-cell>
          <table:table-cell office:value-type="float" office:value="51.14574753">
            <text:p>51,14574753</text:p>
          </table:table-cell>
          <table:table-cell office:value-type="float" office:value="38.58640219">
            <text:p>38,58640219</text:p>
          </table:table-cell>
          <table:table-cell office:value-type="float" office:value="689">
            <text:p>689</text:p>
          </table:table-cell>
          <table:table-cell office:value-type="float" office:value="695">
            <text:p>69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Jardin Demain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1.18732">
            <text:p>51,18732</text:p>
          </table:table-cell>
          <table:table-cell office:value-type="float" office:value="38.602281">
            <text:p>38,602281</text:p>
          </table:table-cell>
        </table:table-row>
        <table:table-row table:style-name="ro1">
          <table:table-cell office:value-type="float" office:value="542.32895104">
            <text:p>542,32895104</text:p>
          </table:table-cell>
          <table:table-cell office:value-type="float" office:value="101.08339607">
            <text:p>101,08339607</text:p>
          </table:table-cell>
          <table:table-cell table:number-columns-repeated="2" office:value-type="float" office:value="59">
            <text:p>59</text:p>
          </table:table-cell>
          <table:table-cell office:value-type="float" office:value="542.32895104">
            <text:p>542,32895104</text:p>
          </table:table-cell>
          <table:table-cell office:value-type="float" office:value="101.08339607">
            <text:p>101,08339607</text:p>
          </table:table-cell>
          <table:table-cell table:number-columns-repeated="2" office:value-type="float" office:value="59">
            <text:p>59</text:p>
          </table:table-cell>
          <table:table-cell office:value-type="float" office:value="542.32895104">
            <text:p>542,32895104</text:p>
          </table:table-cell>
          <table:table-cell office:value-type="float" office:value="101.08339607">
            <text:p>101,08339607</text:p>
          </table:table-cell>
          <table:table-cell office:value-type="float" office:value="688">
            <text:p>688</text:p>
          </table:table-cell>
          <table:table-cell office:value-type="float" office:value="694">
            <text:p>6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42.76628">
            <text:p>542,76628</text:p>
          </table:table-cell>
          <table:table-cell office:value-type="float" office:value="101.124493">
            <text:p>101,124493</text:p>
          </table:table-cell>
        </table:table-row>
        <table:table-row table:style-name="ro1">
          <table:table-cell office:value-type="float" office:value="242.06029236">
            <text:p>242,06029236</text:p>
          </table:table-cell>
          <table:table-cell office:value-type="float" office:value="70.28836718">
            <text:p>70,28836718</text:p>
          </table:table-cell>
          <table:table-cell table:number-columns-repeated="2" office:value-type="float" office:value="60">
            <text:p>60</text:p>
          </table:table-cell>
          <table:table-cell office:value-type="float" office:value="242.06029236">
            <text:p>242,06029236</text:p>
          </table:table-cell>
          <table:table-cell office:value-type="float" office:value="70.28836718">
            <text:p>70,28836718</text:p>
          </table:table-cell>
          <table:table-cell table:number-columns-repeated="2" office:value-type="float" office:value="60">
            <text:p>60</text:p>
          </table:table-cell>
          <table:table-cell office:value-type="float" office:value="242.06029236">
            <text:p>242,06029236</text:p>
          </table:table-cell>
          <table:table-cell office:value-type="float" office:value="70.28836718">
            <text:p>70,28836718</text:p>
          </table:table-cell>
          <table:table-cell office:value-type="float" office:value="687">
            <text:p>687</text:p>
          </table:table-cell>
          <table:table-cell office:value-type="float" office:value="693">
            <text:p>69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e la Rauz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42.25488">
            <text:p>242,25488</text:p>
          </table:table-cell>
          <table:table-cell office:value-type="float" office:value="70.316579">
            <text:p>70,316579</text:p>
          </table:table-cell>
        </table:table-row>
        <table:table-row table:style-name="ro1">
          <table:table-cell office:value-type="float" office:value="24679.68008477">
            <text:p>24679,68008477</text:p>
          </table:table-cell>
          <table:table-cell office:value-type="float" office:value="1014.81444397">
            <text:p>1014,81444397</text:p>
          </table:table-cell>
          <table:table-cell table:number-columns-repeated="2" office:value-type="float" office:value="61">
            <text:p>61</text:p>
          </table:table-cell>
          <table:table-cell office:value-type="float" office:value="24679.6800848">
            <text:p>24679,6800848</text:p>
          </table:table-cell>
          <table:table-cell office:value-type="float" office:value="1014.81444397">
            <text:p>1014,81444397</text:p>
          </table:table-cell>
          <table:table-cell table:number-columns-repeated="2" office:value-type="float" office:value="61">
            <text:p>61</text:p>
          </table:table-cell>
          <table:table-cell office:value-type="float" office:value="24679.6800848">
            <text:p>24679,6800848</text:p>
          </table:table-cell>
          <table:table-cell office:value-type="float" office:value="1014.81444397">
            <text:p>1014,81444397</text:p>
          </table:table-cell>
          <table:table-cell office:value-type="float" office:value="686">
            <text:p>686</text:p>
          </table:table-cell>
          <table:table-cell office:value-type="float" office:value="692">
            <text:p>69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e la Rauz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4699.75899">
            <text:p>24699,75899</text:p>
          </table:table-cell>
          <table:table-cell office:value-type="float" office:value="1015.226228">
            <text:p>1015,226228</text:p>
          </table:table-cell>
        </table:table-row>
        <table:table-row table:style-name="ro1">
          <table:table-cell office:value-type="float" office:value="1215.19741309">
            <text:p>1215,19741309</text:p>
          </table:table-cell>
          <table:table-cell office:value-type="float" office:value="153.26241165">
            <text:p>153,26241165</text:p>
          </table:table-cell>
          <table:table-cell table:number-columns-repeated="2" office:value-type="float" office:value="62">
            <text:p>62</text:p>
          </table:table-cell>
          <table:table-cell office:value-type="float" office:value="1215.19741309">
            <text:p>1215,19741309</text:p>
          </table:table-cell>
          <table:table-cell office:value-type="float" office:value="153.26241165">
            <text:p>153,26241165</text:p>
          </table:table-cell>
          <table:table-cell table:number-columns-repeated="2" office:value-type="float" office:value="62">
            <text:p>62</text:p>
          </table:table-cell>
          <table:table-cell office:value-type="float" office:value="1215.19741309">
            <text:p>1215,19741309</text:p>
          </table:table-cell>
          <table:table-cell office:value-type="float" office:value="153.26241165">
            <text:p>153,26241165</text:p>
          </table:table-cell>
          <table:table-cell office:value-type="float" office:value="685">
            <text:p>685</text:p>
          </table:table-cell>
          <table:table-cell office:value-type="float" office:value="691">
            <text:p>69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Jardin Demain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216.18668">
            <text:p>1216,18668</text:p>
          </table:table-cell>
          <table:table-cell office:value-type="float" office:value="153.325151">
            <text:p>153,325151</text:p>
          </table:table-cell>
        </table:table-row>
        <table:table-row table:style-name="ro1">
          <table:table-cell office:value-type="float" office:value="68.80201861">
            <text:p>68,80201861</text:p>
          </table:table-cell>
          <table:table-cell office:value-type="float" office:value="37.32959244">
            <text:p>37,32959244</text:p>
          </table:table-cell>
          <table:table-cell table:number-columns-repeated="2" office:value-type="float" office:value="63">
            <text:p>63</text:p>
          </table:table-cell>
          <table:table-cell office:value-type="float" office:value="68.80201862">
            <text:p>68,80201862</text:p>
          </table:table-cell>
          <table:table-cell office:value-type="float" office:value="37.32959244">
            <text:p>37,32959244</text:p>
          </table:table-cell>
          <table:table-cell table:number-columns-repeated="2" office:value-type="float" office:value="63">
            <text:p>63</text:p>
          </table:table-cell>
          <table:table-cell office:value-type="float" office:value="68.80201861">
            <text:p>68,80201861</text:p>
          </table:table-cell>
          <table:table-cell office:value-type="float" office:value="37.32959244">
            <text:p>37,32959244</text:p>
          </table:table-cell>
          <table:table-cell office:value-type="float" office:value="684">
            <text:p>684</text:p>
          </table:table-cell>
          <table:table-cell office:value-type="float" office:value="690">
            <text:p>69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e la Rauz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8.85725">
            <text:p>68,85725</text:p>
          </table:table-cell>
          <table:table-cell office:value-type="float" office:value="37.344539">
            <text:p>37,344539</text:p>
          </table:table-cell>
        </table:table-row>
        <table:table-row table:style-name="ro1">
          <table:table-cell office:value-type="float" office:value="723.33097163">
            <text:p>723,33097163</text:p>
          </table:table-cell>
          <table:table-cell office:value-type="float" office:value="130.55328561">
            <text:p>130,55328561</text:p>
          </table:table-cell>
          <table:table-cell table:number-columns-repeated="2" office:value-type="float" office:value="64">
            <text:p>64</text:p>
          </table:table-cell>
          <table:table-cell office:value-type="float" office:value="723.33097163">
            <text:p>723,33097163</text:p>
          </table:table-cell>
          <table:table-cell office:value-type="float" office:value="130.55328561">
            <text:p>130,55328561</text:p>
          </table:table-cell>
          <table:table-cell table:number-columns-repeated="2" office:value-type="float" office:value="64">
            <text:p>64</text:p>
          </table:table-cell>
          <table:table-cell office:value-type="float" office:value="723.33097163">
            <text:p>723,33097163</text:p>
          </table:table-cell>
          <table:table-cell office:value-type="float" office:value="130.55328561">
            <text:p>130,55328561</text:p>
          </table:table-cell>
          <table:table-cell office:value-type="float" office:value="683">
            <text:p>683</text:p>
          </table:table-cell>
          <table:table-cell office:value-type="float" office:value="689">
            <text:p>68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Ferdinand de Lessep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23.9187">
            <text:p>723,9187</text:p>
          </table:table-cell>
          <table:table-cell office:value-type="float" office:value="130.605715">
            <text:p>130,605715</text:p>
          </table:table-cell>
        </table:table-row>
        <table:table-row table:style-name="ro1">
          <table:table-cell office:value-type="float" office:value="1128.79933788">
            <text:p>1128,79933788</text:p>
          </table:table-cell>
          <table:table-cell office:value-type="float" office:value="237.23280318">
            <text:p>237,23280318</text:p>
          </table:table-cell>
          <table:table-cell table:number-columns-repeated="2" office:value-type="float" office:value="44">
            <text:p>44</text:p>
          </table:table-cell>
          <table:table-cell office:value-type="float" office:value="1128.79933788">
            <text:p>1128,79933788</text:p>
          </table:table-cell>
          <table:table-cell office:value-type="float" office:value="237.23280318">
            <text:p>237,23280318</text:p>
          </table:table-cell>
          <table:table-cell table:number-columns-repeated="2" office:value-type="float" office:value="44">
            <text:p>44</text:p>
          </table:table-cell>
          <table:table-cell office:value-type="float" office:value="1128.79933788">
            <text:p>1128,79933788</text:p>
          </table:table-cell>
          <table:table-cell office:value-type="float" office:value="237.23280318">
            <text:p>237,23280318</text:p>
          </table:table-cell>
          <table:table-cell office:value-type="float" office:value="703">
            <text:p>703</text:p>
          </table:table-cell>
          <table:table-cell office:value-type="float" office:value="709">
            <text:p>7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29.72072">
            <text:p>1129,72072</text:p>
          </table:table-cell>
          <table:table-cell office:value-type="float" office:value="237.329574">
            <text:p>237,329574</text:p>
          </table:table-cell>
        </table:table-row>
        <table:table-row table:style-name="ro1">
          <table:table-cell office:value-type="float" office:value="821.85304296">
            <text:p>821,85304296</text:p>
          </table:table-cell>
          <table:table-cell office:value-type="float" office:value="123.56241328">
            <text:p>123,56241328</text:p>
          </table:table-cell>
          <table:table-cell table:number-columns-repeated="2" office:value-type="float" office:value="66">
            <text:p>66</text:p>
          </table:table-cell>
          <table:table-cell office:value-type="float" office:value="821.85304297">
            <text:p>821,85304297</text:p>
          </table:table-cell>
          <table:table-cell office:value-type="float" office:value="123.56241328">
            <text:p>123,56241328</text:p>
          </table:table-cell>
          <table:table-cell table:number-columns-repeated="2" office:value-type="float" office:value="66">
            <text:p>66</text:p>
          </table:table-cell>
          <table:table-cell office:value-type="float" office:value="821.85304296">
            <text:p>821,85304296</text:p>
          </table:table-cell>
          <table:table-cell office:value-type="float" office:value="123.56241328">
            <text:p>123,56241328</text:p>
          </table:table-cell>
          <table:table-cell office:value-type="float" office:value="679">
            <text:p>679</text:p>
          </table:table-cell>
          <table:table-cell office:value-type="float" office:value="685">
            <text:p>6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22.52239">
            <text:p>822,52239</text:p>
          </table:table-cell>
          <table:table-cell office:value-type="float" office:value="123.611998">
            <text:p>123,611998</text:p>
          </table:table-cell>
        </table:table-row>
        <table:table-row table:style-name="ro1">
          <table:table-cell office:value-type="float" office:value="311.94141224">
            <text:p>311,94141224</text:p>
          </table:table-cell>
          <table:table-cell office:value-type="float" office:value="88.63185334">
            <text:p>88,63185334</text:p>
          </table:table-cell>
          <table:table-cell table:number-columns-repeated="2" office:value-type="float" office:value="67">
            <text:p>67</text:p>
          </table:table-cell>
          <table:table-cell office:value-type="float" office:value="311.94141224">
            <text:p>311,94141224</text:p>
          </table:table-cell>
          <table:table-cell office:value-type="float" office:value="88.63185334">
            <text:p>88,63185334</text:p>
          </table:table-cell>
          <table:table-cell table:number-columns-repeated="2" office:value-type="float" office:value="67">
            <text:p>67</text:p>
          </table:table-cell>
          <table:table-cell office:value-type="float" office:value="311.94141224">
            <text:p>311,94141224</text:p>
          </table:table-cell>
          <table:table-cell office:value-type="float" office:value="88.63185334">
            <text:p>88,63185334</text:p>
          </table:table-cell>
          <table:table-cell office:value-type="float" office:value="678">
            <text:p>678</text:p>
          </table:table-cell>
          <table:table-cell office:value-type="float" office:value="683">
            <text:p>68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Pierre Paraf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12.19266">
            <text:p>312,19266</text:p>
          </table:table-cell>
          <table:table-cell office:value-type="float" office:value="88.668117">
            <text:p>88,668117</text:p>
          </table:table-cell>
        </table:table-row>
        <table:table-row table:style-name="ro1">
          <table:table-cell office:value-type="float" office:value="171.91829819">
            <text:p>171,91829819</text:p>
          </table:table-cell>
          <table:table-cell office:value-type="float" office:value="68.74103526">
            <text:p>68,74103526</text:p>
          </table:table-cell>
          <table:table-cell table:number-columns-repeated="2" office:value-type="float" office:value="68">
            <text:p>68</text:p>
          </table:table-cell>
          <table:table-cell office:value-type="float" office:value="171.91829819">
            <text:p>171,91829819</text:p>
          </table:table-cell>
          <table:table-cell office:value-type="float" office:value="68.74103526">
            <text:p>68,74103526</text:p>
          </table:table-cell>
          <table:table-cell table:number-columns-repeated="2" office:value-type="float" office:value="68">
            <text:p>68</text:p>
          </table:table-cell>
          <table:table-cell office:value-type="float" office:value="171.91829819">
            <text:p>171,91829819</text:p>
          </table:table-cell>
          <table:table-cell office:value-type="float" office:value="68.74103526">
            <text:p>68,74103526</text:p>
          </table:table-cell>
          <table:table-cell office:value-type="float" office:value="677">
            <text:p>677</text:p>
          </table:table-cell>
          <table:table-cell office:value-type="float" office:value="682">
            <text:p>6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72.05839">
            <text:p>172,05839</text:p>
          </table:table-cell>
          <table:table-cell office:value-type="float" office:value="68.768551">
            <text:p>68,768551</text:p>
          </table:table-cell>
        </table:table-row>
        <table:table-row table:style-name="ro1">
          <table:table-cell office:value-type="float" office:value="11490.84555539">
            <text:p>11490,84555539</text:p>
          </table:table-cell>
          <table:table-cell office:value-type="float" office:value="587.49917539">
            <text:p>587,49917539</text:p>
          </table:table-cell>
          <table:table-cell table:number-columns-repeated="2" office:value-type="float" office:value="220">
            <text:p>220</text:p>
          </table:table-cell>
          <table:table-cell office:value-type="float" office:value="11490.8455554">
            <text:p>11490,8455554</text:p>
          </table:table-cell>
          <table:table-cell office:value-type="float" office:value="587.49917539">
            <text:p>587,49917539</text:p>
          </table:table-cell>
          <table:table-cell table:number-columns-repeated="2" office:value-type="float" office:value="220">
            <text:p>220</text:p>
          </table:table-cell>
          <table:table-cell office:value-type="float" office:value="11490.8455554">
            <text:p>11490,8455554</text:p>
          </table:table-cell>
          <table:table-cell office:value-type="float" office:value="587.49917539">
            <text:p>587,49917539</text:p>
          </table:table-cell>
          <table:table-cell office:value-type="float" office:value="493">
            <text:p>493</text:p>
          </table:table-cell>
          <table:table-cell office:value-type="float" office:value="486">
            <text:p>48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e la Guirland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499.93412">
            <text:p>11499,93412</text:p>
          </table:table-cell>
          <table:table-cell office:value-type="float" office:value="587.732388">
            <text:p>587,732388</text:p>
          </table:table-cell>
        </table:table-row>
        <table:table-row table:style-name="ro1">
          <table:table-cell office:value-type="float" office:value="1316.1210699">
            <text:p>1316,1210699</text:p>
          </table:table-cell>
          <table:table-cell office:value-type="float" office:value="178.51265472">
            <text:p>178,51265472</text:p>
          </table:table-cell>
          <table:table-cell table:number-columns-repeated="2" office:value-type="float" office:value="224">
            <text:p>224</text:p>
          </table:table-cell>
          <table:table-cell office:value-type="float" office:value="1316.1210699">
            <text:p>1316,1210699</text:p>
          </table:table-cell>
          <table:table-cell office:value-type="float" office:value="178.51265472">
            <text:p>178,51265472</text:p>
          </table:table-cell>
          <table:table-cell table:number-columns-repeated="2" office:value-type="float" office:value="224">
            <text:p>224</text:p>
          </table:table-cell>
          <table:table-cell office:value-type="float" office:value="1316.1210699">
            <text:p>1316,1210699</text:p>
          </table:table-cell>
          <table:table-cell office:value-type="float" office:value="178.51265472">
            <text:p>178,51265472</text:p>
          </table:table-cell>
          <table:table-cell office:value-type="float" office:value="489">
            <text:p>489</text:p>
          </table:table-cell>
          <table:table-cell office:value-type="float" office:value="482">
            <text:p>4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317.1584">
            <text:p>1317,1584</text:p>
          </table:table-cell>
          <table:table-cell office:value-type="float" office:value="178.582885">
            <text:p>178,582885</text:p>
          </table:table-cell>
        </table:table-row>
        <table:table-row table:style-name="ro1">
          <table:table-cell office:value-type="float" office:value="2834.89322051">
            <text:p>2834,89322051</text:p>
          </table:table-cell>
          <table:table-cell office:value-type="float" office:value="331.31482439">
            <text:p>331,31482439</text:p>
          </table:table-cell>
          <table:table-cell table:number-columns-repeated="2" office:value-type="float" office:value="227">
            <text:p>227</text:p>
          </table:table-cell>
          <table:table-cell office:value-type="float" office:value="2834.89322051">
            <text:p>2834,89322051</text:p>
          </table:table-cell>
          <table:table-cell office:value-type="float" office:value="331.31482439">
            <text:p>331,31482439</text:p>
          </table:table-cell>
          <table:table-cell table:number-columns-repeated="2" office:value-type="float" office:value="227">
            <text:p>227</text:p>
          </table:table-cell>
          <table:table-cell office:value-type="float" office:value="2834.89322051">
            <text:p>2834,89322051</text:p>
          </table:table-cell>
          <table:table-cell office:value-type="float" office:value="331.31482439">
            <text:p>331,31482439</text:p>
          </table:table-cell>
          <table:table-cell office:value-type="float" office:value="486">
            <text:p>486</text:p>
          </table:table-cell>
          <table:table-cell office:value-type="float" office:value="479">
            <text:p>47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837.13813">
            <text:p>2837,13813</text:p>
          </table:table-cell>
          <table:table-cell office:value-type="float" office:value="331.445246">
            <text:p>331,445246</text:p>
          </table:table-cell>
        </table:table-row>
        <table:table-row table:style-name="ro1">
          <table:table-cell office:value-type="float" office:value="1179.17339215">
            <text:p>1179,17339215</text:p>
          </table:table-cell>
          <table:table-cell office:value-type="float" office:value="121.87687243">
            <text:p>121,87687243</text:p>
          </table:table-cell>
          <table:table-cell table:number-columns-repeated="2" office:value-type="float" office:value="228">
            <text:p>228</text:p>
          </table:table-cell>
          <table:table-cell office:value-type="float" office:value="1179.17339215">
            <text:p>1179,17339215</text:p>
          </table:table-cell>
          <table:table-cell office:value-type="float" office:value="121.87687243">
            <text:p>121,87687243</text:p>
          </table:table-cell>
          <table:table-cell table:number-columns-repeated="2" office:value-type="float" office:value="228">
            <text:p>228</text:p>
          </table:table-cell>
          <table:table-cell office:value-type="float" office:value="1179.17339215">
            <text:p>1179,17339215</text:p>
          </table:table-cell>
          <table:table-cell office:value-type="float" office:value="121.87687243">
            <text:p>121,87687243</text:p>
          </table:table-cell>
          <table:table-cell office:value-type="float" office:value="485">
            <text:p>485</text:p>
          </table:table-cell>
          <table:table-cell office:value-type="float" office:value="478">
            <text:p>47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80.1029">
            <text:p>1180,1029</text:p>
          </table:table-cell>
          <table:table-cell office:value-type="float" office:value="121.924899">
            <text:p>121,924899</text:p>
          </table:table-cell>
        </table:table-row>
        <table:table-row table:style-name="ro1">
          <table:table-cell office:value-type="float" office:value="153.11621389">
            <text:p>153,11621389</text:p>
          </table:table-cell>
          <table:table-cell office:value-type="float" office:value="70.84382865">
            <text:p>70,84382865</text:p>
          </table:table-cell>
          <table:table-cell table:number-columns-repeated="2" office:value-type="float" office:value="233">
            <text:p>233</text:p>
          </table:table-cell>
          <table:table-cell office:value-type="float" office:value="153.11621389">
            <text:p>153,11621389</text:p>
          </table:table-cell>
          <table:table-cell office:value-type="float" office:value="70.84382865">
            <text:p>70,84382865</text:p>
          </table:table-cell>
          <table:table-cell table:number-columns-repeated="2" office:value-type="float" office:value="233">
            <text:p>233</text:p>
          </table:table-cell>
          <table:table-cell office:value-type="float" office:value="153.11621389">
            <text:p>153,11621389</text:p>
          </table:table-cell>
          <table:table-cell office:value-type="float" office:value="70.84382865">
            <text:p>70,84382865</text:p>
          </table:table-cell>
          <table:table-cell office:value-type="float" office:value="480">
            <text:p>480</text:p>
          </table:table-cell>
          <table:table-cell office:value-type="float" office:value="473">
            <text:p>4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53.23657">
            <text:p>153,23657</text:p>
          </table:table-cell>
          <table:table-cell office:value-type="float" office:value="70.871651">
            <text:p>70,871651</text:p>
          </table:table-cell>
        </table:table-row>
        <table:table-row table:style-name="ro1">
          <table:table-cell office:value-type="float" office:value="20217.17835513">
            <text:p>20217,17835513</text:p>
          </table:table-cell>
          <table:table-cell office:value-type="float" office:value="697.46964734">
            <text:p>697,46964734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0217.1783551">
            <text:p>20217,1783551</text:p>
          </table:table-cell>
          <table:table-cell office:value-type="float" office:value="697.46964734">
            <text:p>697,46964734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0217.1783551">
            <text:p>20217,1783551</text:p>
          </table:table-cell>
          <table:table-cell office:value-type="float" office:value="697.46964734">
            <text:p>697,46964734</text:p>
          </table:table-cell>
          <table:table-cell office:value-type="float" office:value="479">
            <text:p>479</text:p>
          </table:table-cell>
          <table:table-cell office:value-type="float" office:value="472">
            <text:p>47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0233.11423">
            <text:p>20233,11423</text:p>
          </table:table-cell>
          <table:table-cell office:value-type="float" office:value="697.74508">
            <text:p>697,74508</text:p>
          </table:table-cell>
        </table:table-row>
        <table:table-row table:style-name="ro1">
          <table:table-cell office:value-type="float" office:value="267.83818198">
            <text:p>267,83818198</text:p>
          </table:table-cell>
          <table:table-cell office:value-type="float" office:value="115.78001973">
            <text:p>115,78001973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67.83818198">
            <text:p>267,83818198</text:p>
          </table:table-cell>
          <table:table-cell office:value-type="float" office:value="115.78001973">
            <text:p>115,78001973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67.83818198">
            <text:p>267,83818198</text:p>
          </table:table-cell>
          <table:table-cell office:value-type="float" office:value="115.78001973">
            <text:p>115,78001973</text:p>
          </table:table-cell>
          <table:table-cell office:value-type="float" office:value="477">
            <text:p>477</text:p>
          </table:table-cell>
          <table:table-cell office:value-type="float" office:value="470">
            <text:p>4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68.0498">
            <text:p>268,0498</text:p>
          </table:table-cell>
          <table:table-cell office:value-type="float" office:value="115.825215">
            <text:p>115,825215</text:p>
          </table:table-cell>
        </table:table-row>
        <table:table-row table:style-name="ro1">
          <table:table-cell office:value-type="float" office:value="3598.73786196">
            <text:p>3598,73786196</text:p>
          </table:table-cell>
          <table:table-cell office:value-type="float" office:value="235.97598616">
            <text:p>235,97598616</text:p>
          </table:table-cell>
          <table:table-cell table:number-columns-repeated="2" office:value-type="float" office:value="236">
            <text:p>236</text:p>
          </table:table-cell>
          <table:table-cell office:value-type="float" office:value="3598.73786196">
            <text:p>3598,73786196</text:p>
          </table:table-cell>
          <table:table-cell office:value-type="float" office:value="235.97598616">
            <text:p>235,97598616</text:p>
          </table:table-cell>
          <table:table-cell table:number-columns-repeated="2" office:value-type="float" office:value="236">
            <text:p>236</text:p>
          </table:table-cell>
          <table:table-cell office:value-type="float" office:value="3598.73786196">
            <text:p>3598,73786196</text:p>
          </table:table-cell>
          <table:table-cell office:value-type="float" office:value="235.97598616">
            <text:p>235,97598616</text:p>
          </table:table-cell>
          <table:table-cell office:value-type="float" office:value="476">
            <text:p>476</text:p>
          </table:table-cell>
          <table:table-cell office:value-type="float" office:value="469">
            <text:p>46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601.58382">
            <text:p>3601,58382</text:p>
          </table:table-cell>
          <table:table-cell office:value-type="float" office:value="236.0699">
            <text:p>236,0699</text:p>
          </table:table-cell>
        </table:table-row>
        <table:table-row table:style-name="ro1">
          <table:table-cell office:value-type="float" office:value="197.81354691">
            <text:p>197,81354691</text:p>
          </table:table-cell>
          <table:table-cell office:value-type="float" office:value="76.53093551">
            <text:p>76,53093551</text:p>
          </table:table-cell>
          <table:table-cell table:number-columns-repeated="2" office:value-type="float" office:value="237">
            <text:p>237</text:p>
          </table:table-cell>
          <table:table-cell office:value-type="float" office:value="197.81354691">
            <text:p>197,81354691</text:p>
          </table:table-cell>
          <table:table-cell office:value-type="float" office:value="76.53093551">
            <text:p>76,53093551</text:p>
          </table:table-cell>
          <table:table-cell table:number-columns-repeated="2" office:value-type="float" office:value="237">
            <text:p>237</text:p>
          </table:table-cell>
          <table:table-cell office:value-type="float" office:value="197.81354691">
            <text:p>197,81354691</text:p>
          </table:table-cell>
          <table:table-cell office:value-type="float" office:value="76.53093551">
            <text:p>76,53093551</text:p>
          </table:table-cell>
          <table:table-cell office:value-type="float" office:value="475">
            <text:p>475</text:p>
          </table:table-cell>
          <table:table-cell office:value-type="float" office:value="468">
            <text:p>46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Thessali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97.96998">
            <text:p>197,96998</text:p>
          </table:table-cell>
          <table:table-cell office:value-type="float" office:value="76.56128">
            <text:p>76,56128</text:p>
          </table:table-cell>
        </table:table-row>
        <table:table-row table:style-name="ro1">
          <table:table-cell office:value-type="float" office:value="196.21498901">
            <text:p>196,21498901</text:p>
          </table:table-cell>
          <table:table-cell office:value-type="float" office:value="77.18071819">
            <text:p>77,18071819</text:p>
          </table:table-cell>
          <table:table-cell table:number-columns-repeated="2" office:value-type="float" office:value="238">
            <text:p>238</text:p>
          </table:table-cell>
          <table:table-cell office:value-type="float" office:value="196.21498901">
            <text:p>196,21498901</text:p>
          </table:table-cell>
          <table:table-cell office:value-type="float" office:value="77.18071819">
            <text:p>77,18071819</text:p>
          </table:table-cell>
          <table:table-cell table:number-columns-repeated="2" office:value-type="float" office:value="238">
            <text:p>238</text:p>
          </table:table-cell>
          <table:table-cell office:value-type="float" office:value="196.21498901">
            <text:p>196,21498901</text:p>
          </table:table-cell>
          <table:table-cell office:value-type="float" office:value="77.18071819">
            <text:p>77,18071819</text:p>
          </table:table-cell>
          <table:table-cell office:value-type="float" office:value="474">
            <text:p>474</text:p>
          </table:table-cell>
          <table:table-cell office:value-type="float" office:value="467">
            <text:p>46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Thessali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96.36979">
            <text:p>196,36979</text:p>
          </table:table-cell>
          <table:table-cell office:value-type="float" office:value="77.211118">
            <text:p>77,211118</text:p>
          </table:table-cell>
        </table:table-row>
        <table:table-row table:style-name="ro1">
          <table:table-cell office:value-type="float" office:value="621.85889855">
            <text:p>621,85889855</text:p>
          </table:table-cell>
          <table:table-cell office:value-type="float" office:value="153.16115501">
            <text:p>153,16115501</text:p>
          </table:table-cell>
          <table:table-cell table:number-columns-repeated="2" office:value-type="float" office:value="239">
            <text:p>239</text:p>
          </table:table-cell>
          <table:table-cell office:value-type="float" office:value="621.85889855">
            <text:p>621,85889855</text:p>
          </table:table-cell>
          <table:table-cell office:value-type="float" office:value="153.16115501">
            <text:p>153,16115501</text:p>
          </table:table-cell>
          <table:table-cell table:number-columns-repeated="2" office:value-type="float" office:value="239">
            <text:p>239</text:p>
          </table:table-cell>
          <table:table-cell office:value-type="float" office:value="621.85889855">
            <text:p>621,85889855</text:p>
          </table:table-cell>
          <table:table-cell office:value-type="float" office:value="153.16115501">
            <text:p>153,16115501</text:p>
          </table:table-cell>
          <table:table-cell office:value-type="float" office:value="473">
            <text:p>473</text:p>
          </table:table-cell>
          <table:table-cell office:value-type="float" office:value="466">
            <text:p>46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22.34907">
            <text:p>622,34907</text:p>
          </table:table-cell>
          <table:table-cell office:value-type="float" office:value="153.221478">
            <text:p>153,221478</text:p>
          </table:table-cell>
        </table:table-row>
        <table:table-row table:style-name="ro1">
          <table:table-cell office:value-type="float" office:value="399.741478">
            <text:p>399,741478</text:p>
          </table:table-cell>
          <table:table-cell office:value-type="float" office:value="130.20993305">
            <text:p>130,20993305</text:p>
          </table:table-cell>
          <table:table-cell table:number-columns-repeated="2" office:value-type="float" office:value="240">
            <text:p>240</text:p>
          </table:table-cell>
          <table:table-cell office:value-type="float" office:value="399.741478">
            <text:p>399,741478</text:p>
          </table:table-cell>
          <table:table-cell office:value-type="float" office:value="130.20993305">
            <text:p>130,20993305</text:p>
          </table:table-cell>
          <table:table-cell table:number-columns-repeated="2" office:value-type="float" office:value="240">
            <text:p>240</text:p>
          </table:table-cell>
          <table:table-cell office:value-type="float" office:value="399.741478">
            <text:p>399,741478</text:p>
          </table:table-cell>
          <table:table-cell office:value-type="float" office:value="130.20993305">
            <text:p>130,20993305</text:p>
          </table:table-cell>
          <table:table-cell office:value-type="float" office:value="472">
            <text:p>472</text:p>
          </table:table-cell>
          <table:table-cell office:value-type="float" office:value="465">
            <text:p>4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00.05189">
            <text:p>400,05189</text:p>
          </table:table-cell>
          <table:table-cell office:value-type="float" office:value="130.260549">
            <text:p>130,260549</text:p>
          </table:table-cell>
        </table:table-row>
        <table:table-row table:style-name="ro1">
          <table:table-cell office:value-type="float" office:value="15512.19481776">
            <text:p>15512,19481776</text:p>
          </table:table-cell>
          <table:table-cell office:value-type="float" office:value="937.48515132">
            <text:p>937,48515132</text:p>
          </table:table-cell>
          <table:table-cell table:number-columns-repeated="2" office:value-type="float" office:value="241">
            <text:p>241</text:p>
          </table:table-cell>
          <table:table-cell office:value-type="float" office:value="15512.1948178">
            <text:p>15512,1948178</text:p>
          </table:table-cell>
          <table:table-cell office:value-type="float" office:value="937.48515132">
            <text:p>937,48515132</text:p>
          </table:table-cell>
          <table:table-cell table:number-columns-repeated="2" office:value-type="float" office:value="241">
            <text:p>241</text:p>
          </table:table-cell>
          <table:table-cell office:value-type="float" office:value="15512.1948178">
            <text:p>15512,1948178</text:p>
          </table:table-cell>
          <table:table-cell office:value-type="float" office:value="937.48515132">
            <text:p>937,48515132</text:p>
          </table:table-cell>
          <table:table-cell office:value-type="float" office:value="471">
            <text:p>471</text:p>
          </table:table-cell>
          <table:table-cell office:value-type="float" office:value="464">
            <text:p>46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Jardins de la Lirond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5524.43119">
            <text:p>15524,43119</text:p>
          </table:table-cell>
          <table:table-cell office:value-type="float" office:value="937.855026">
            <text:p>937,855026</text:p>
          </table:table-cell>
        </table:table-row>
        <table:table-row table:style-name="ro1">
          <table:table-cell office:value-type="float" office:value="102.18261916">
            <text:p>102,18261916</text:p>
          </table:table-cell>
          <table:table-cell office:value-type="float" office:value="72.1975847">
            <text:p>72,1975847</text:p>
          </table:table-cell>
          <table:table-cell table:number-columns-repeated="2" office:value-type="float" office:value="242">
            <text:p>242</text:p>
          </table:table-cell>
          <table:table-cell office:value-type="float" office:value="102.18261916">
            <text:p>102,18261916</text:p>
          </table:table-cell>
          <table:table-cell office:value-type="float" office:value="72.1975847">
            <text:p>72,1975847</text:p>
          </table:table-cell>
          <table:table-cell table:number-columns-repeated="2" office:value-type="float" office:value="242">
            <text:p>242</text:p>
          </table:table-cell>
          <table:table-cell office:value-type="float" office:value="102.18261916">
            <text:p>102,18261916</text:p>
          </table:table-cell>
          <table:table-cell office:value-type="float" office:value="72.1975847">
            <text:p>72,1975847</text:p>
          </table:table-cell>
          <table:table-cell office:value-type="float" office:value="470">
            <text:p>470</text:p>
          </table:table-cell>
          <table:table-cell office:value-type="float" office:value="463">
            <text:p>46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2.26395">
            <text:p>102,26395</text:p>
          </table:table-cell>
          <table:table-cell office:value-type="float" office:value="72.226065">
            <text:p>72,226065</text:p>
          </table:table-cell>
        </table:table-row>
        <table:table-row table:style-name="ro1">
          <table:table-cell office:value-type="float" office:value="5747.15846582">
            <text:p>5747,15846582</text:p>
          </table:table-cell>
          <table:table-cell office:value-type="float" office:value="326.96303963">
            <text:p>326,96303963</text:p>
          </table:table-cell>
          <table:table-cell table:number-columns-repeated="2" office:value-type="float" office:value="243">
            <text:p>243</text:p>
          </table:table-cell>
          <table:table-cell office:value-type="float" office:value="5747.15846582">
            <text:p>5747,15846582</text:p>
          </table:table-cell>
          <table:table-cell office:value-type="float" office:value="326.96303963">
            <text:p>326,96303963</text:p>
          </table:table-cell>
          <table:table-cell table:number-columns-repeated="2" office:value-type="float" office:value="243">
            <text:p>243</text:p>
          </table:table-cell>
          <table:table-cell office:value-type="float" office:value="5747.15846582">
            <text:p>5747,15846582</text:p>
          </table:table-cell>
          <table:table-cell office:value-type="float" office:value="326.96303963">
            <text:p>326,96303963</text:p>
          </table:table-cell>
          <table:table-cell office:value-type="float" office:value="469">
            <text:p>469</text:p>
          </table:table-cell>
          <table:table-cell office:value-type="float" office:value="462">
            <text:p>46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u Millénair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751.68862">
            <text:p>5751,68862</text:p>
          </table:table-cell>
          <table:table-cell office:value-type="float" office:value="327.091534">
            <text:p>327,091534</text:p>
          </table:table-cell>
        </table:table-row>
        <table:table-row table:style-name="ro1">
          <table:table-cell office:value-type="float" office:value="1373.38865314">
            <text:p>1373,38865314</text:p>
          </table:table-cell>
          <table:table-cell office:value-type="float" office:value="292.37116705">
            <text:p>292,37116705</text:p>
          </table:table-cell>
          <table:table-cell table:number-columns-repeated="2" office:value-type="float" office:value="244">
            <text:p>244</text:p>
          </table:table-cell>
          <table:table-cell office:value-type="float" office:value="1373.38865314">
            <text:p>1373,38865314</text:p>
          </table:table-cell>
          <table:table-cell office:value-type="float" office:value="292.37116705">
            <text:p>292,37116705</text:p>
          </table:table-cell>
          <table:table-cell table:number-columns-repeated="2" office:value-type="float" office:value="244">
            <text:p>244</text:p>
          </table:table-cell>
          <table:table-cell office:value-type="float" office:value="1373.38865314">
            <text:p>1373,38865314</text:p>
          </table:table-cell>
          <table:table-cell office:value-type="float" office:value="292.37116705">
            <text:p>292,37116705</text:p>
          </table:table-cell>
          <table:table-cell office:value-type="float" office:value="468">
            <text:p>468</text:p>
          </table:table-cell>
          <table:table-cell office:value-type="float" office:value="461">
            <text:p>46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374.47221">
            <text:p>1374,47221</text:p>
          </table:table-cell>
          <table:table-cell office:value-type="float" office:value="292.487555">
            <text:p>292,487555</text:p>
          </table:table-cell>
        </table:table-row>
        <table:table-row table:style-name="ro1">
          <table:table-cell office:value-type="float" office:value="983.67815659">
            <text:p>983,67815659</text:p>
          </table:table-cell>
          <table:table-cell office:value-type="float" office:value="169.25583628">
            <text:p>169,25583628</text:p>
          </table:table-cell>
          <table:table-cell table:number-columns-repeated="2" office:value-type="float" office:value="245">
            <text:p>245</text:p>
          </table:table-cell>
          <table:table-cell office:value-type="float" office:value="983.67815659">
            <text:p>983,67815659</text:p>
          </table:table-cell>
          <table:table-cell office:value-type="float" office:value="169.25583628">
            <text:p>169,25583628</text:p>
          </table:table-cell>
          <table:table-cell table:number-columns-repeated="2" office:value-type="float" office:value="245">
            <text:p>245</text:p>
          </table:table-cell>
          <table:table-cell office:value-type="float" office:value="983.67815659">
            <text:p>983,67815659</text:p>
          </table:table-cell>
          <table:table-cell office:value-type="float" office:value="169.25583628">
            <text:p>169,25583628</text:p>
          </table:table-cell>
          <table:table-cell office:value-type="float" office:value="466">
            <text:p>466</text:p>
          </table:table-cell>
          <table:table-cell office:value-type="float" office:value="459">
            <text:p>45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984.455">
            <text:p>984,455</text:p>
          </table:table-cell>
          <table:table-cell office:value-type="float" office:value="169.323027">
            <text:p>169,323027</text:p>
          </table:table-cell>
        </table:table-row>
        <table:table-row table:style-name="ro1">
          <table:table-cell office:value-type="float" office:value="7889.07029238">
            <text:p>7889,07029238</text:p>
          </table:table-cell>
          <table:table-cell office:value-type="float" office:value="801.24328756">
            <text:p>801,24328756</text:p>
          </table:table-cell>
          <table:table-cell table:number-columns-repeated="2" office:value-type="float" office:value="246">
            <text:p>246</text:p>
          </table:table-cell>
          <table:table-cell office:value-type="float" office:value="7889.07029238">
            <text:p>7889,07029238</text:p>
          </table:table-cell>
          <table:table-cell office:value-type="float" office:value="801.24328756">
            <text:p>801,24328756</text:p>
          </table:table-cell>
          <table:table-cell table:number-columns-repeated="2" office:value-type="float" office:value="246">
            <text:p>246</text:p>
          </table:table-cell>
          <table:table-cell office:value-type="float" office:value="7889.07029238">
            <text:p>7889,07029238</text:p>
          </table:table-cell>
          <table:table-cell office:value-type="float" office:value="801.24328756">
            <text:p>801,24328756</text:p>
          </table:table-cell>
          <table:table-cell office:value-type="float" office:value="465">
            <text:p>465</text:p>
          </table:table-cell>
          <table:table-cell office:value-type="float" office:value="458">
            <text:p>45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895.29115">
            <text:p>7895,29115</text:p>
          </table:table-cell>
          <table:table-cell office:value-type="float" office:value="801.558673">
            <text:p>801,558673</text:p>
          </table:table-cell>
        </table:table-row>
        <table:table-row table:style-name="ro1">
          <table:table-cell office:value-type="float" office:value="2435.83176602">
            <text:p>2435,83176602</text:p>
          </table:table-cell>
          <table:table-cell office:value-type="float" office:value="254.02161995">
            <text:p>254,02161995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435.83176602">
            <text:p>2435,83176602</text:p>
          </table:table-cell>
          <table:table-cell office:value-type="float" office:value="254.02161995">
            <text:p>254,02161995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435.83176603">
            <text:p>2435,83176603</text:p>
          </table:table-cell>
          <table:table-cell office:value-type="float" office:value="254.02161995">
            <text:p>254,02161995</text:p>
          </table:table-cell>
          <table:table-cell office:value-type="float" office:value="464">
            <text:p>464</text:p>
          </table:table-cell>
          <table:table-cell office:value-type="float" office:value="457">
            <text:p>4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437.74702">
            <text:p>2437,74702</text:p>
          </table:table-cell>
          <table:table-cell office:value-type="float" office:value="254.120937">
            <text:p>254,120937</text:p>
          </table:table-cell>
        </table:table-row>
        <table:table-row table:style-name="ro1">
          <table:table-cell office:value-type="float" office:value="589.7319447">
            <text:p>589,7319447</text:p>
          </table:table-cell>
          <table:table-cell office:value-type="float" office:value="178.48516595">
            <text:p>178,48516595</text:p>
          </table:table-cell>
          <table:table-cell table:number-columns-repeated="2" office:value-type="float" office:value="249">
            <text:p>249</text:p>
          </table:table-cell>
          <table:table-cell office:value-type="float" office:value="589.7319447">
            <text:p>589,7319447</text:p>
          </table:table-cell>
          <table:table-cell office:value-type="float" office:value="178.48516595">
            <text:p>178,48516595</text:p>
          </table:table-cell>
          <table:table-cell table:number-columns-repeated="2" office:value-type="float" office:value="249">
            <text:p>249</text:p>
          </table:table-cell>
          <table:table-cell office:value-type="float" office:value="589.7319447">
            <text:p>589,7319447</text:p>
          </table:table-cell>
          <table:table-cell office:value-type="float" office:value="178.48516595">
            <text:p>178,48516595</text:p>
          </table:table-cell>
          <table:table-cell office:value-type="float" office:value="462">
            <text:p>462</text:p>
          </table:table-cell>
          <table:table-cell office:value-type="float" office:value="455">
            <text:p>45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90.19458">
            <text:p>590,19458</text:p>
          </table:table-cell>
          <table:table-cell office:value-type="float" office:value="178.554864">
            <text:p>178,554864</text:p>
          </table:table-cell>
        </table:table-row>
        <table:table-row table:style-name="ro1">
          <table:table-cell office:value-type="float" office:value="998.99339676">
            <text:p>998,99339676</text:p>
          </table:table-cell>
          <table:table-cell office:value-type="float" office:value="112.26084179">
            <text:p>112,26084179</text:p>
          </table:table-cell>
          <table:table-cell table:number-columns-repeated="2" office:value-type="float" office:value="250">
            <text:p>250</text:p>
          </table:table-cell>
          <table:table-cell office:value-type="float" office:value="998.99339676">
            <text:p>998,99339676</text:p>
          </table:table-cell>
          <table:table-cell office:value-type="float" office:value="112.26084179">
            <text:p>112,26084179</text:p>
          </table:table-cell>
          <table:table-cell table:number-columns-repeated="2" office:value-type="float" office:value="250">
            <text:p>250</text:p>
          </table:table-cell>
          <table:table-cell office:value-type="float" office:value="998.99339676">
            <text:p>998,99339676</text:p>
          </table:table-cell>
          <table:table-cell office:value-type="float" office:value="112.26084179">
            <text:p>112,26084179</text:p>
          </table:table-cell>
          <table:table-cell office:value-type="float" office:value="461">
            <text:p>461</text:p>
          </table:table-cell>
          <table:table-cell office:value-type="float" office:value="454">
            <text:p>4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999.77881">
            <text:p>999,77881</text:p>
          </table:table-cell>
          <table:table-cell office:value-type="float" office:value="112.304962">
            <text:p>112,304962</text:p>
          </table:table-cell>
        </table:table-row>
        <table:table-row table:style-name="ro1">
          <table:table-cell office:value-type="float" office:value="279.16497071">
            <text:p>279,16497071</text:p>
          </table:table-cell>
          <table:table-cell office:value-type="float" office:value="117.71807918">
            <text:p>117,71807918</text:p>
          </table:table-cell>
          <table:table-cell table:number-columns-repeated="2" office:value-type="float" office:value="252">
            <text:p>252</text:p>
          </table:table-cell>
          <table:table-cell office:value-type="float" office:value="279.16497071">
            <text:p>279,16497071</text:p>
          </table:table-cell>
          <table:table-cell office:value-type="float" office:value="117.71807918">
            <text:p>117,71807918</text:p>
          </table:table-cell>
          <table:table-cell table:number-columns-repeated="2" office:value-type="float" office:value="252">
            <text:p>252</text:p>
          </table:table-cell>
          <table:table-cell office:value-type="float" office:value="279.16497071">
            <text:p>279,16497071</text:p>
          </table:table-cell>
          <table:table-cell office:value-type="float" office:value="117.71807918">
            <text:p>117,71807918</text:p>
          </table:table-cell>
          <table:table-cell office:value-type="float" office:value="459">
            <text:p>459</text:p>
          </table:table-cell>
          <table:table-cell office:value-type="float" office:value="452">
            <text:p>45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79.38755">
            <text:p>279,38755</text:p>
          </table:table-cell>
          <table:table-cell office:value-type="float" office:value="117.764299">
            <text:p>117,764299</text:p>
          </table:table-cell>
        </table:table-row>
        <table:table-row table:style-name="ro1">
          <table:table-cell office:value-type="float" office:value="374.89911946">
            <text:p>374,89911946</text:p>
          </table:table-cell>
          <table:table-cell office:value-type="float" office:value="87.21972309">
            <text:p>87,21972309</text:p>
          </table:table-cell>
          <table:table-cell table:number-columns-repeated="2" office:value-type="float" office:value="254">
            <text:p>254</text:p>
          </table:table-cell>
          <table:table-cell office:value-type="float" office:value="374.89911946">
            <text:p>374,89911946</text:p>
          </table:table-cell>
          <table:table-cell office:value-type="float" office:value="87.21972309">
            <text:p>87,21972309</text:p>
          </table:table-cell>
          <table:table-cell table:number-columns-repeated="2" office:value-type="float" office:value="254">
            <text:p>254</text:p>
          </table:table-cell>
          <table:table-cell office:value-type="float" office:value="374.89911946">
            <text:p>374,89911946</text:p>
          </table:table-cell>
          <table:table-cell office:value-type="float" office:value="87.21972309">
            <text:p>87,21972309</text:p>
          </table:table-cell>
          <table:table-cell office:value-type="float" office:value="457">
            <text:p>457</text:p>
          </table:table-cell>
          <table:table-cell office:value-type="float" office:value="450">
            <text:p>45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Spart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75.19231">
            <text:p>375,19231</text:p>
          </table:table-cell>
          <table:table-cell office:value-type="float" office:value="87.253776">
            <text:p>87,253776</text:p>
          </table:table-cell>
        </table:table-row>
        <table:table-row table:style-name="ro1">
          <table:table-cell office:value-type="float" office:value="619.80304074">
            <text:p>619,80304074</text:p>
          </table:table-cell>
          <table:table-cell office:value-type="float" office:value="99.30247075">
            <text:p>99,30247075</text:p>
          </table:table-cell>
          <table:table-cell table:number-columns-repeated="2" office:value-type="float" office:value="248">
            <text:p>248</text:p>
          </table:table-cell>
          <table:table-cell office:value-type="float" office:value="619.80304074">
            <text:p>619,80304074</text:p>
          </table:table-cell>
          <table:table-cell office:value-type="float" office:value="99.30247075">
            <text:p>99,30247075</text:p>
          </table:table-cell>
          <table:table-cell table:number-columns-repeated="2" office:value-type="float" office:value="248">
            <text:p>248</text:p>
          </table:table-cell>
          <table:table-cell office:value-type="float" office:value="619.80304074">
            <text:p>619,80304074</text:p>
          </table:table-cell>
          <table:table-cell office:value-type="float" office:value="99.30247075">
            <text:p>99,30247075</text:p>
          </table:table-cell>
          <table:table-cell office:value-type="float" office:value="463">
            <text:p>463</text:p>
          </table:table-cell>
          <table:table-cell office:value-type="float" office:value="456">
            <text:p>45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Thessali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20.29089">
            <text:p>620,29089</text:p>
          </table:table-cell>
          <table:table-cell office:value-type="float" office:value="99.341389">
            <text:p>99,341389</text:p>
          </table:table-cell>
        </table:table-row>
        <table:table-row table:style-name="ro1">
          <table:table-cell office:value-type="float" office:value="168.17219563">
            <text:p>168,17219563</text:p>
          </table:table-cell>
          <table:table-cell office:value-type="float" office:value="66.36567457">
            <text:p>66,36567457</text:p>
          </table:table-cell>
          <table:table-cell table:number-columns-repeated="2" office:value-type="float" office:value="251">
            <text:p>251</text:p>
          </table:table-cell>
          <table:table-cell office:value-type="float" office:value="168.17219563">
            <text:p>168,17219563</text:p>
          </table:table-cell>
          <table:table-cell office:value-type="float" office:value="66.36567457">
            <text:p>66,36567457</text:p>
          </table:table-cell>
          <table:table-cell table:number-columns-repeated="2" office:value-type="float" office:value="251">
            <text:p>251</text:p>
          </table:table-cell>
          <table:table-cell office:value-type="float" office:value="168.17219563">
            <text:p>168,17219563</text:p>
          </table:table-cell>
          <table:table-cell office:value-type="float" office:value="66.36567457">
            <text:p>66,36567457</text:p>
          </table:table-cell>
          <table:table-cell office:value-type="float" office:value="460">
            <text:p>460</text:p>
          </table:table-cell>
          <table:table-cell office:value-type="float" office:value="453">
            <text:p>4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68.30567">
            <text:p>168,30567</text:p>
          </table:table-cell>
          <table:table-cell office:value-type="float" office:value="66.392003">
            <text:p>66,392003</text:p>
          </table:table-cell>
        </table:table-row>
        <table:table-row table:style-name="ro1">
          <table:table-cell office:value-type="float" office:value="1427.6765538">
            <text:p>1427,6765538</text:p>
          </table:table-cell>
          <table:table-cell office:value-type="float" office:value="142.62408709">
            <text:p>142,62408709</text:p>
          </table:table-cell>
          <table:table-cell table:number-columns-repeated="2" office:value-type="float" office:value="253">
            <text:p>253</text:p>
          </table:table-cell>
          <table:table-cell office:value-type="float" office:value="1427.6765538">
            <text:p>1427,6765538</text:p>
          </table:table-cell>
          <table:table-cell office:value-type="float" office:value="142.62408709">
            <text:p>142,62408709</text:p>
          </table:table-cell>
          <table:table-cell table:number-columns-repeated="2" office:value-type="float" office:value="253">
            <text:p>253</text:p>
          </table:table-cell>
          <table:table-cell office:value-type="float" office:value="1427.6765538">
            <text:p>1427,6765538</text:p>
          </table:table-cell>
          <table:table-cell office:value-type="float" office:value="142.62408709">
            <text:p>142,62408709</text:p>
          </table:table-cell>
          <table:table-cell office:value-type="float" office:value="458">
            <text:p>458</text:p>
          </table:table-cell>
          <table:table-cell office:value-type="float" office:value="451">
            <text:p>45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428.80517">
            <text:p>1428,80517</text:p>
          </table:table-cell>
          <table:table-cell office:value-type="float" office:value="142.68041">
            <text:p>142,68041</text:p>
          </table:table-cell>
        </table:table-row>
        <table:table-row table:style-name="ro1">
          <table:table-cell office:value-type="float" office:value="270.49063148">
            <text:p>270,49063148</text:p>
          </table:table-cell>
          <table:table-cell office:value-type="float" office:value="70.80897894">
            <text:p>70,80897894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70.49063148">
            <text:p>270,49063148</text:p>
          </table:table-cell>
          <table:table-cell office:value-type="float" office:value="70.80897894">
            <text:p>70,80897894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70.49063148">
            <text:p>270,49063148</text:p>
          </table:table-cell>
          <table:table-cell office:value-type="float" office:value="70.80897894">
            <text:p>70,80897894</text:p>
          </table:table-cell>
          <table:table-cell office:value-type="float" office:value="456">
            <text:p>456</text:p>
          </table:table-cell>
          <table:table-cell office:value-type="float" office:value="449">
            <text:p>44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Spart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70.70257">
            <text:p>270,70257</text:p>
          </table:table-cell>
          <table:table-cell office:value-type="float" office:value="70.836707">
            <text:p>70,836707</text:p>
          </table:table-cell>
        </table:table-row>
        <table:table-row table:style-name="ro1">
          <table:table-cell office:value-type="float" office:value="21.9669751">
            <text:p>21,9669751</text:p>
          </table:table-cell>
          <table:table-cell office:value-type="float" office:value="31.84705452">
            <text:p>31,84705452</text:p>
          </table:table-cell>
          <table:table-cell table:number-columns-repeated="2" office:value-type="float" office:value="256">
            <text:p>256</text:p>
          </table:table-cell>
          <table:table-cell office:value-type="float" office:value="21.9669751">
            <text:p>21,9669751</text:p>
          </table:table-cell>
          <table:table-cell office:value-type="float" office:value="31.84705452">
            <text:p>31,84705452</text:p>
          </table:table-cell>
          <table:table-cell table:number-columns-repeated="2" office:value-type="float" office:value="256">
            <text:p>256</text:p>
          </table:table-cell>
          <table:table-cell office:value-type="float" office:value="21.9669751">
            <text:p>21,9669751</text:p>
          </table:table-cell>
          <table:table-cell office:value-type="float" office:value="31.84705452">
            <text:p>31,84705452</text:p>
          </table:table-cell>
          <table:table-cell office:value-type="float" office:value="455">
            <text:p>455</text:p>
          </table:table-cell>
          <table:table-cell office:value-type="float" office:value="448">
            <text:p>44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1.9846">
            <text:p>21,9846</text:p>
          </table:table-cell>
          <table:table-cell office:value-type="float" office:value="31.859526">
            <text:p>31,859526</text:p>
          </table:table-cell>
        </table:table-row>
        <table:table-row table:style-name="ro1">
          <table:table-cell office:value-type="float" office:value="1304.1910761">
            <text:p>1304,1910761</text:p>
          </table:table-cell>
          <table:table-cell office:value-type="float" office:value="135.89891668">
            <text:p>135,89891668</text:p>
          </table:table-cell>
          <table:table-cell table:number-columns-repeated="2" office:value-type="float" office:value="257">
            <text:p>257</text:p>
          </table:table-cell>
          <table:table-cell office:value-type="float" office:value="1304.1910761">
            <text:p>1304,1910761</text:p>
          </table:table-cell>
          <table:table-cell office:value-type="float" office:value="135.89891668">
            <text:p>135,89891668</text:p>
          </table:table-cell>
          <table:table-cell table:number-columns-repeated="2" office:value-type="float" office:value="257">
            <text:p>257</text:p>
          </table:table-cell>
          <table:table-cell office:value-type="float" office:value="1304.1910761">
            <text:p>1304,1910761</text:p>
          </table:table-cell>
          <table:table-cell office:value-type="float" office:value="135.89891668">
            <text:p>135,89891668</text:p>
          </table:table-cell>
          <table:table-cell office:value-type="float" office:value="454">
            <text:p>454</text:p>
          </table:table-cell>
          <table:table-cell office:value-type="float" office:value="447">
            <text:p>44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305.22019">
            <text:p>1305,22019</text:p>
          </table:table-cell>
          <table:table-cell office:value-type="float" office:value="135.952841">
            <text:p>135,952841</text:p>
          </table:table-cell>
        </table:table-row>
        <table:table-row table:style-name="ro1">
          <table:table-cell office:value-type="float" office:value="14414.61641899">
            <text:p>14414,61641899</text:p>
          </table:table-cell>
          <table:table-cell office:value-type="float" office:value="628.30855631">
            <text:p>628,3085563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14414.616419">
            <text:p>14414,616419</text:p>
          </table:table-cell>
          <table:table-cell office:value-type="float" office:value="628.30855631">
            <text:p>628,3085563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14414.616419">
            <text:p>14414,616419</text:p>
          </table:table-cell>
          <table:table-cell office:value-type="float" office:value="628.30855631">
            <text:p>628,30855631</text:p>
          </table:table-cell>
          <table:table-cell office:value-type="float" office:value="452">
            <text:p>452</text:p>
          </table:table-cell>
          <table:table-cell office:value-type="float" office:value="445">
            <text:p>4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4425.94869">
            <text:p>14425,94869</text:p>
          </table:table-cell>
          <table:table-cell office:value-type="float" office:value="628.555518">
            <text:p>628,555518</text:p>
          </table:table-cell>
        </table:table-row>
        <table:table-row table:style-name="ro1">
          <table:table-cell office:value-type="float" office:value="5417.4584259">
            <text:p>5417,4584259</text:p>
          </table:table-cell>
          <table:table-cell office:value-type="float" office:value="281.84742167">
            <text:p>281,84742167</text:p>
          </table:table-cell>
          <table:table-cell table:number-columns-repeated="2" office:value-type="float" office:value="259">
            <text:p>259</text:p>
          </table:table-cell>
          <table:table-cell office:value-type="float" office:value="5417.4584259">
            <text:p>5417,4584259</text:p>
          </table:table-cell>
          <table:table-cell office:value-type="float" office:value="281.84742167">
            <text:p>281,84742167</text:p>
          </table:table-cell>
          <table:table-cell table:number-columns-repeated="2" office:value-type="float" office:value="259">
            <text:p>259</text:p>
          </table:table-cell>
          <table:table-cell office:value-type="float" office:value="5417.4584259">
            <text:p>5417,4584259</text:p>
          </table:table-cell>
          <table:table-cell office:value-type="float" office:value="281.84742167">
            <text:p>281,84742167</text:p>
          </table:table-cell>
          <table:table-cell office:value-type="float" office:value="451">
            <text:p>451</text:p>
          </table:table-cell>
          <table:table-cell office:value-type="float" office:value="444">
            <text:p>44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de l'Europ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421.7276">
            <text:p>5421,7276</text:p>
          </table:table-cell>
          <table:table-cell office:value-type="float" office:value="281.958739">
            <text:p>281,958739</text:p>
          </table:table-cell>
        </table:table-row>
        <table:table-row table:style-name="ro1">
          <table:table-cell office:value-type="float" office:value="152.75759752">
            <text:p>152,75759752</text:p>
          </table:table-cell>
          <table:table-cell office:value-type="float" office:value="62.92697218">
            <text:p>62,92697218</text:p>
          </table:table-cell>
          <table:table-cell table:number-columns-repeated="2" office:value-type="float" office:value="260">
            <text:p>260</text:p>
          </table:table-cell>
          <table:table-cell office:value-type="float" office:value="152.75759752">
            <text:p>152,75759752</text:p>
          </table:table-cell>
          <table:table-cell office:value-type="float" office:value="62.92697218">
            <text:p>62,92697218</text:p>
          </table:table-cell>
          <table:table-cell table:number-columns-repeated="2" office:value-type="float" office:value="260">
            <text:p>260</text:p>
          </table:table-cell>
          <table:table-cell office:value-type="float" office:value="152.75759752">
            <text:p>152,75759752</text:p>
          </table:table-cell>
          <table:table-cell office:value-type="float" office:value="62.92697218">
            <text:p>62,92697218</text:p>
          </table:table-cell>
          <table:table-cell office:value-type="float" office:value="450">
            <text:p>450</text:p>
          </table:table-cell>
          <table:table-cell office:value-type="float" office:value="443">
            <text:p>44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Spart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52.87831">
            <text:p>152,87831</text:p>
          </table:table-cell>
          <table:table-cell office:value-type="float" office:value="62.951757">
            <text:p>62,951757</text:p>
          </table:table-cell>
        </table:table-row>
        <table:table-row table:style-name="ro1">
          <table:table-cell office:value-type="float" office:value="15.80878464">
            <text:p>15,80878464</text:p>
          </table:table-cell>
          <table:table-cell office:value-type="float" office:value="19.37045637">
            <text:p>19,37045637</text:p>
          </table:table-cell>
          <table:table-cell table:number-columns-repeated="2" office:value-type="float" office:value="261">
            <text:p>261</text:p>
          </table:table-cell>
          <table:table-cell office:value-type="float" office:value="15.80878464">
            <text:p>15,80878464</text:p>
          </table:table-cell>
          <table:table-cell office:value-type="float" office:value="19.37045637">
            <text:p>19,37045637</text:p>
          </table:table-cell>
          <table:table-cell table:number-columns-repeated="2" office:value-type="float" office:value="261">
            <text:p>261</text:p>
          </table:table-cell>
          <table:table-cell office:value-type="float" office:value="15.80878464">
            <text:p>15,80878464</text:p>
          </table:table-cell>
          <table:table-cell office:value-type="float" office:value="19.37045637">
            <text:p>19,37045637</text:p>
          </table:table-cell>
          <table:table-cell office:value-type="float" office:value="449">
            <text:p>449</text:p>
          </table:table-cell>
          <table:table-cell office:value-type="float" office:value="442">
            <text:p>44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Spart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5.82124">
            <text:p>15,82124</text:p>
          </table:table-cell>
          <table:table-cell office:value-type="float" office:value="19.378042">
            <text:p>19,378042</text:p>
          </table:table-cell>
        </table:table-row>
        <table:table-row table:style-name="ro1">
          <table:table-cell office:value-type="float" office:value="28.51389484">
            <text:p>28,51389484</text:p>
          </table:table-cell>
          <table:table-cell office:value-type="float" office:value="38.48910657">
            <text:p>38,48910657</text:p>
          </table:table-cell>
          <table:table-cell table:number-columns-repeated="2" office:value-type="float" office:value="262">
            <text:p>262</text:p>
          </table:table-cell>
          <table:table-cell office:value-type="float" office:value="28.51389484">
            <text:p>28,51389484</text:p>
          </table:table-cell>
          <table:table-cell office:value-type="float" office:value="38.48910657">
            <text:p>38,48910657</text:p>
          </table:table-cell>
          <table:table-cell table:number-columns-repeated="2" office:value-type="float" office:value="262">
            <text:p>262</text:p>
          </table:table-cell>
          <table:table-cell office:value-type="float" office:value="28.51389484">
            <text:p>28,51389484</text:p>
          </table:table-cell>
          <table:table-cell office:value-type="float" office:value="38.48910657">
            <text:p>38,48910657</text:p>
          </table:table-cell>
          <table:table-cell office:value-type="float" office:value="448">
            <text:p>448</text:p>
          </table:table-cell>
          <table:table-cell office:value-type="float" office:value="441">
            <text:p>44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8.53665">
            <text:p>28,53665</text:p>
          </table:table-cell>
          <table:table-cell office:value-type="float" office:value="38.503974">
            <text:p>38,503974</text:p>
          </table:table-cell>
        </table:table-row>
        <table:table-row table:style-name="ro1">
          <table:table-cell office:value-type="float" office:value="16.43881498">
            <text:p>16,43881498</text:p>
          </table:table-cell>
          <table:table-cell office:value-type="float" office:value="19.76975025">
            <text:p>19,76975025</text:p>
          </table:table-cell>
          <table:table-cell table:number-columns-repeated="2" office:value-type="float" office:value="263">
            <text:p>263</text:p>
          </table:table-cell>
          <table:table-cell office:value-type="float" office:value="16.43881498">
            <text:p>16,43881498</text:p>
          </table:table-cell>
          <table:table-cell office:value-type="float" office:value="19.76975025">
            <text:p>19,76975025</text:p>
          </table:table-cell>
          <table:table-cell table:number-columns-repeated="2" office:value-type="float" office:value="263">
            <text:p>263</text:p>
          </table:table-cell>
          <table:table-cell office:value-type="float" office:value="16.43881498">
            <text:p>16,43881498</text:p>
          </table:table-cell>
          <table:table-cell office:value-type="float" office:value="19.76975025">
            <text:p>19,76975025</text:p>
          </table:table-cell>
          <table:table-cell office:value-type="float" office:value="447">
            <text:p>447</text:p>
          </table:table-cell>
          <table:table-cell office:value-type="float" office:value="440">
            <text:p>44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Spart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6.45175">
            <text:p>16,45175</text:p>
          </table:table-cell>
          <table:table-cell office:value-type="float" office:value="19.777645">
            <text:p>19,777645</text:p>
          </table:table-cell>
        </table:table-row>
        <table:table-row table:style-name="ro1">
          <table:table-cell office:value-type="float" office:value="18827.90780433">
            <text:p>18827,90780433</text:p>
          </table:table-cell>
          <table:table-cell office:value-type="float" office:value="1751.54860467">
            <text:p>1751,54860467</text:p>
          </table:table-cell>
          <table:table-cell table:number-columns-repeated="2" office:value-type="float" office:value="264">
            <text:p>264</text:p>
          </table:table-cell>
          <table:table-cell office:value-type="float" office:value="18827.9078043">
            <text:p>18827,9078043</text:p>
          </table:table-cell>
          <table:table-cell office:value-type="float" office:value="1751.54860467">
            <text:p>1751,54860467</text:p>
          </table:table-cell>
          <table:table-cell table:number-columns-repeated="2" office:value-type="float" office:value="264">
            <text:p>264</text:p>
          </table:table-cell>
          <table:table-cell office:value-type="float" office:value="18827.9078043">
            <text:p>18827,9078043</text:p>
          </table:table-cell>
          <table:table-cell office:value-type="float" office:value="1751.54860467">
            <text:p>1751,54860467</text:p>
          </table:table-cell>
          <table:table-cell office:value-type="float" office:value="444">
            <text:p>444</text:p>
          </table:table-cell>
          <table:table-cell office:value-type="float" office:value="437">
            <text:p>43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8842.74152">
            <text:p>18842,74152</text:p>
          </table:table-cell>
          <table:table-cell office:value-type="float" office:value="1752.235038">
            <text:p>1752,235038</text:p>
          </table:table-cell>
        </table:table-row>
        <table:table-row table:style-name="ro1">
          <table:table-cell office:value-type="float" office:value="83.17222654">
            <text:p>83,17222654</text:p>
          </table:table-cell>
          <table:table-cell office:value-type="float" office:value="38.43698861">
            <text:p>38,43698861</text:p>
          </table:table-cell>
          <table:table-cell table:number-columns-repeated="2" office:value-type="float" office:value="265">
            <text:p>265</text:p>
          </table:table-cell>
          <table:table-cell office:value-type="float" office:value="83.17222654">
            <text:p>83,17222654</text:p>
          </table:table-cell>
          <table:table-cell office:value-type="float" office:value="38.43698861">
            <text:p>38,43698861</text:p>
          </table:table-cell>
          <table:table-cell table:number-columns-repeated="2" office:value-type="float" office:value="265">
            <text:p>265</text:p>
          </table:table-cell>
          <table:table-cell office:value-type="float" office:value="83.17222654">
            <text:p>83,17222654</text:p>
          </table:table-cell>
          <table:table-cell office:value-type="float" office:value="38.43698861">
            <text:p>38,43698861</text:p>
          </table:table-cell>
          <table:table-cell office:value-type="float" office:value="443">
            <text:p>443</text:p>
          </table:table-cell>
          <table:table-cell office:value-type="float" office:value="436">
            <text:p>43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Spart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3.23707">
            <text:p>83,23707</text:p>
          </table:table-cell>
          <table:table-cell office:value-type="float" office:value="38.452112">
            <text:p>38,452112</text:p>
          </table:table-cell>
        </table:table-row>
        <table:table-row table:style-name="ro1">
          <table:table-cell office:value-type="float" office:value="41.9154338">
            <text:p>41,9154338</text:p>
          </table:table-cell>
          <table:table-cell office:value-type="float" office:value="23.57989358">
            <text:p>23,57989358</text:p>
          </table:table-cell>
          <table:table-cell table:number-columns-repeated="2" office:value-type="float" office:value="266">
            <text:p>266</text:p>
          </table:table-cell>
          <table:table-cell office:value-type="float" office:value="41.9154338">
            <text:p>41,9154338</text:p>
          </table:table-cell>
          <table:table-cell office:value-type="float" office:value="23.57989358">
            <text:p>23,57989358</text:p>
          </table:table-cell>
          <table:table-cell table:number-columns-repeated="2" office:value-type="float" office:value="266">
            <text:p>266</text:p>
          </table:table-cell>
          <table:table-cell office:value-type="float" office:value="41.9154338">
            <text:p>41,9154338</text:p>
          </table:table-cell>
          <table:table-cell office:value-type="float" office:value="23.57989358">
            <text:p>23,57989358</text:p>
          </table:table-cell>
          <table:table-cell office:value-type="float" office:value="442">
            <text:p>442</text:p>
          </table:table-cell>
          <table:table-cell office:value-type="float" office:value="435">
            <text:p>43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Saint Roch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1.94789">
            <text:p>41,94789</text:p>
          </table:table-cell>
          <table:table-cell office:value-type="float" office:value="23.589018">
            <text:p>23,589018</text:p>
          </table:table-cell>
        </table:table-row>
        <table:table-row table:style-name="ro1">
          <table:table-cell office:value-type="float" office:value="618.89649662">
            <text:p>618,89649662</text:p>
          </table:table-cell>
          <table:table-cell office:value-type="float" office:value="152.82705143">
            <text:p>152,82705143</text:p>
          </table:table-cell>
          <table:table-cell table:number-columns-repeated="2" office:value-type="float" office:value="267">
            <text:p>267</text:p>
          </table:table-cell>
          <table:table-cell office:value-type="float" office:value="618.89649662">
            <text:p>618,89649662</text:p>
          </table:table-cell>
          <table:table-cell office:value-type="float" office:value="152.82705143">
            <text:p>152,82705143</text:p>
          </table:table-cell>
          <table:table-cell table:number-columns-repeated="2" office:value-type="float" office:value="267">
            <text:p>267</text:p>
          </table:table-cell>
          <table:table-cell office:value-type="float" office:value="618.89649662">
            <text:p>618,89649662</text:p>
          </table:table-cell>
          <table:table-cell office:value-type="float" office:value="152.82705143">
            <text:p>152,82705143</text:p>
          </table:table-cell>
          <table:table-cell office:value-type="float" office:value="441">
            <text:p>441</text:p>
          </table:table-cell>
          <table:table-cell office:value-type="float" office:value="434">
            <text:p>4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19.38405">
            <text:p>619,38405</text:p>
          </table:table-cell>
          <table:table-cell office:value-type="float" office:value="152.886589">
            <text:p>152,886589</text:p>
          </table:table-cell>
        </table:table-row>
        <table:table-row table:style-name="ro1">
          <table:table-cell office:value-type="float" office:value="92.65327207">
            <text:p>92,65327207</text:p>
          </table:table-cell>
          <table:table-cell office:value-type="float" office:value="64.08464734">
            <text:p>64,08464734</text:p>
          </table:table-cell>
          <table:table-cell table:number-columns-repeated="2" office:value-type="float" office:value="268">
            <text:p>268</text:p>
          </table:table-cell>
          <table:table-cell office:value-type="float" office:value="92.65327207">
            <text:p>92,65327207</text:p>
          </table:table-cell>
          <table:table-cell office:value-type="float" office:value="64.08464734">
            <text:p>64,08464734</text:p>
          </table:table-cell>
          <table:table-cell table:number-columns-repeated="2" office:value-type="float" office:value="268">
            <text:p>268</text:p>
          </table:table-cell>
          <table:table-cell office:value-type="float" office:value="92.65327207">
            <text:p>92,65327207</text:p>
          </table:table-cell>
          <table:table-cell office:value-type="float" office:value="64.08464734">
            <text:p>64,08464734</text:p>
          </table:table-cell>
          <table:table-cell office:value-type="float" office:value="439">
            <text:p>439</text:p>
          </table:table-cell>
          <table:table-cell office:value-type="float" office:value="432">
            <text:p>43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Spart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92.72718">
            <text:p>92,72718</text:p>
          </table:table-cell>
          <table:table-cell office:value-type="float" office:value="64.10989">
            <text:p>64,10989</text:p>
          </table:table-cell>
        </table:table-row>
        <table:table-row table:style-name="ro1">
          <table:table-cell office:value-type="float" office:value="5759.44974244">
            <text:p>5759,44974244</text:p>
          </table:table-cell>
          <table:table-cell office:value-type="float" office:value="353.06684521">
            <text:p>353,0668452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5759.44974245">
            <text:p>5759,44974245</text:p>
          </table:table-cell>
          <table:table-cell office:value-type="float" office:value="353.06684521">
            <text:p>353,0668452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5759.44974245">
            <text:p>5759,44974245</text:p>
          </table:table-cell>
          <table:table-cell office:value-type="float" office:value="353.06684521">
            <text:p>353,06684521</text:p>
          </table:table-cell>
          <table:table-cell office:value-type="float" office:value="436">
            <text:p>436</text:p>
          </table:table-cell>
          <table:table-cell office:value-type="float" office:value="429">
            <text:p>42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763.99123">
            <text:p>5763,99123</text:p>
          </table:table-cell>
          <table:table-cell office:value-type="float" office:value="353.205118">
            <text:p>353,205118</text:p>
          </table:table-cell>
        </table:table-row>
        <table:table-row table:style-name="ro1">
          <table:table-cell office:value-type="float" office:value="1515.6099076">
            <text:p>1515,6099076</text:p>
          </table:table-cell>
          <table:table-cell office:value-type="float" office:value="320.51438199">
            <text:p>320,51438199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15.6099076">
            <text:p>1515,6099076</text:p>
          </table:table-cell>
          <table:table-cell office:value-type="float" office:value="320.51438199">
            <text:p>320,51438199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15.6099076">
            <text:p>1515,6099076</text:p>
          </table:table-cell>
          <table:table-cell office:value-type="float" office:value="320.51438199">
            <text:p>320,51438199</text:p>
          </table:table-cell>
          <table:table-cell office:value-type="float" office:value="435">
            <text:p>435</text:p>
          </table:table-cell>
          <table:table-cell office:value-type="float" office:value="428">
            <text:p>4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516.80314">
            <text:p>1516,80314</text:p>
          </table:table-cell>
          <table:table-cell office:value-type="float" office:value="320.640492">
            <text:p>320,640492</text:p>
          </table:table-cell>
        </table:table-row>
        <table:table-row table:style-name="ro1">
          <table:table-cell office:value-type="float" office:value="626.98293329">
            <text:p>626,98293329</text:p>
          </table:table-cell>
          <table:table-cell office:value-type="float" office:value="140.40357797">
            <text:p>140,40357797</text:p>
          </table:table-cell>
          <table:table-cell table:number-columns-repeated="2" office:value-type="float" office:value="271">
            <text:p>271</text:p>
          </table:table-cell>
          <table:table-cell office:value-type="float" office:value="626.98293329">
            <text:p>626,98293329</text:p>
          </table:table-cell>
          <table:table-cell office:value-type="float" office:value="140.40357797">
            <text:p>140,40357797</text:p>
          </table:table-cell>
          <table:table-cell table:number-columns-repeated="2" office:value-type="float" office:value="271">
            <text:p>271</text:p>
          </table:table-cell>
          <table:table-cell office:value-type="float" office:value="626.98293335">
            <text:p>626,98293335</text:p>
          </table:table-cell>
          <table:table-cell office:value-type="float" office:value="140.40357797">
            <text:p>140,40357797</text:p>
          </table:table-cell>
          <table:table-cell office:value-type="float" office:value="434">
            <text:p>434</text:p>
          </table:table-cell>
          <table:table-cell office:value-type="float" office:value="427">
            <text:p>4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27.47547">
            <text:p>627,47547</text:p>
          </table:table-cell>
          <table:table-cell office:value-type="float" office:value="140.45893">
            <text:p>140,45893</text:p>
          </table:table-cell>
        </table:table-row>
        <table:table-row table:style-name="ro1">
          <table:table-cell office:value-type="float" office:value="149.943362">
            <text:p>149,943362</text:p>
          </table:table-cell>
          <table:table-cell office:value-type="float" office:value="72.84158303">
            <text:p>72,84158303</text:p>
          </table:table-cell>
          <table:table-cell table:number-columns-repeated="2" office:value-type="float" office:value="272">
            <text:p>272</text:p>
          </table:table-cell>
          <table:table-cell office:value-type="float" office:value="149.943362">
            <text:p>149,943362</text:p>
          </table:table-cell>
          <table:table-cell office:value-type="float" office:value="72.84158303">
            <text:p>72,84158303</text:p>
          </table:table-cell>
          <table:table-cell table:number-columns-repeated="2" office:value-type="float" office:value="272">
            <text:p>272</text:p>
          </table:table-cell>
          <table:table-cell office:value-type="float" office:value="149.943362">
            <text:p>149,943362</text:p>
          </table:table-cell>
          <table:table-cell office:value-type="float" office:value="72.84158303">
            <text:p>72,84158303</text:p>
          </table:table-cell>
          <table:table-cell office:value-type="float" office:value="432">
            <text:p>432</text:p>
          </table:table-cell>
          <table:table-cell office:value-type="float" office:value="425">
            <text:p>4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50.0616">
            <text:p>150,0616</text:p>
          </table:table-cell>
          <table:table-cell office:value-type="float" office:value="72.869964">
            <text:p>72,869964</text:p>
          </table:table-cell>
        </table:table-row>
        <table:table-row table:style-name="ro1">
          <table:table-cell office:value-type="float" office:value="232.09192552">
            <text:p>232,09192552</text:p>
          </table:table-cell>
          <table:table-cell office:value-type="float" office:value="133.31874946">
            <text:p>133,31874946</text:p>
          </table:table-cell>
          <table:table-cell table:number-columns-repeated="2" office:value-type="float" office:value="273">
            <text:p>273</text:p>
          </table:table-cell>
          <table:table-cell office:value-type="float" office:value="232.09192552">
            <text:p>232,09192552</text:p>
          </table:table-cell>
          <table:table-cell office:value-type="float" office:value="133.31874946">
            <text:p>133,31874946</text:p>
          </table:table-cell>
          <table:table-cell table:number-columns-repeated="2" office:value-type="float" office:value="273">
            <text:p>273</text:p>
          </table:table-cell>
          <table:table-cell office:value-type="float" office:value="232.09192553">
            <text:p>232,09192553</text:p>
          </table:table-cell>
          <table:table-cell office:value-type="float" office:value="133.31874946">
            <text:p>133,31874946</text:p>
          </table:table-cell>
          <table:table-cell office:value-type="float" office:value="431">
            <text:p>431</text:p>
          </table:table-cell>
          <table:table-cell office:value-type="float" office:value="424">
            <text:p>4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32.27432">
            <text:p>232,27432</text:p>
          </table:table-cell>
          <table:table-cell office:value-type="float" office:value="133.371204">
            <text:p>133,371204</text:p>
          </table:table-cell>
        </table:table-row>
        <table:table-row table:style-name="ro1">
          <table:table-cell office:value-type="float" office:value="9646.71993533">
            <text:p>9646,71993533</text:p>
          </table:table-cell>
          <table:table-cell office:value-type="float" office:value="520.66975741">
            <text:p>520,66975741</text:p>
          </table:table-cell>
          <table:table-cell table:number-columns-repeated="2" office:value-type="float" office:value="274">
            <text:p>274</text:p>
          </table:table-cell>
          <table:table-cell office:value-type="float" office:value="9646.71993532">
            <text:p>9646,71993532</text:p>
          </table:table-cell>
          <table:table-cell office:value-type="float" office:value="520.66975741">
            <text:p>520,66975741</text:p>
          </table:table-cell>
          <table:table-cell table:number-columns-repeated="2" office:value-type="float" office:value="274">
            <text:p>274</text:p>
          </table:table-cell>
          <table:table-cell office:value-type="float" office:value="9646.71993533">
            <text:p>9646,71993533</text:p>
          </table:table-cell>
          <table:table-cell office:value-type="float" office:value="520.66975741">
            <text:p>520,66975741</text:p>
          </table:table-cell>
          <table:table-cell office:value-type="float" office:value="429">
            <text:p>429</text:p>
          </table:table-cell>
          <table:table-cell office:value-type="float" office:value="422">
            <text:p>42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9654.31886">
            <text:p>9654,31886</text:p>
          </table:table-cell>
          <table:table-cell office:value-type="float" office:value="520.876868">
            <text:p>520,876868</text:p>
          </table:table-cell>
        </table:table-row>
        <table:table-row table:style-name="ro1">
          <table:table-cell office:value-type="float" office:value="18.21357114">
            <text:p>18,21357114</text:p>
          </table:table-cell>
          <table:table-cell office:value-type="float" office:value="19.85651224">
            <text:p>19,85651224</text:p>
          </table:table-cell>
          <table:table-cell table:number-columns-repeated="2" office:value-type="float" office:value="275">
            <text:p>275</text:p>
          </table:table-cell>
          <table:table-cell office:value-type="float" office:value="18.21357114">
            <text:p>18,21357114</text:p>
          </table:table-cell>
          <table:table-cell office:value-type="float" office:value="19.85651224">
            <text:p>19,85651224</text:p>
          </table:table-cell>
          <table:table-cell table:number-columns-repeated="2" office:value-type="float" office:value="275">
            <text:p>275</text:p>
          </table:table-cell>
          <table:table-cell office:value-type="float" office:value="18.21357114">
            <text:p>18,21357114</text:p>
          </table:table-cell>
          <table:table-cell office:value-type="float" office:value="19.85651224">
            <text:p>19,85651224</text:p>
          </table:table-cell>
          <table:table-cell office:value-type="float" office:value="428">
            <text:p>428</text:p>
          </table:table-cell>
          <table:table-cell office:value-type="float" office:value="421">
            <text:p>42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8.22751">
            <text:p>18,22751</text:p>
          </table:table-cell>
          <table:table-cell office:value-type="float" office:value="19.864192">
            <text:p>19,864192</text:p>
          </table:table-cell>
        </table:table-row>
        <table:table-row table:style-name="ro1">
          <table:table-cell office:value-type="float" office:value="495.35450173">
            <text:p>495,35450173</text:p>
          </table:table-cell>
          <table:table-cell office:value-type="float" office:value="137.39594239">
            <text:p>137,39594239</text:p>
          </table:table-cell>
          <table:table-cell table:number-columns-repeated="2" office:value-type="float" office:value="277">
            <text:p>277</text:p>
          </table:table-cell>
          <table:table-cell office:value-type="float" office:value="495.35450173">
            <text:p>495,35450173</text:p>
          </table:table-cell>
          <table:table-cell office:value-type="float" office:value="137.39594239">
            <text:p>137,39594239</text:p>
          </table:table-cell>
          <table:table-cell table:number-columns-repeated="2" office:value-type="float" office:value="277">
            <text:p>277</text:p>
          </table:table-cell>
          <table:table-cell office:value-type="float" office:value="495.35450173">
            <text:p>495,35450173</text:p>
          </table:table-cell>
          <table:table-cell office:value-type="float" office:value="137.39594239">
            <text:p>137,39594239</text:p>
          </table:table-cell>
          <table:table-cell office:value-type="float" office:value="425">
            <text:p>425</text:p>
          </table:table-cell>
          <table:table-cell office:value-type="float" office:value="418">
            <text:p>4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95.744">
            <text:p>495,744</text:p>
          </table:table-cell>
          <table:table-cell office:value-type="float" office:value="137.44945">
            <text:p>137,44945</text:p>
          </table:table-cell>
        </table:table-row>
        <table:table-row table:style-name="ro1">
          <table:table-cell office:value-type="float" office:value="2710.71823728">
            <text:p>2710,71823728</text:p>
          </table:table-cell>
          <table:table-cell office:value-type="float" office:value="272.10532678">
            <text:p>272,10532678</text:p>
          </table:table-cell>
          <table:table-cell table:number-columns-repeated="2" office:value-type="float" office:value="278">
            <text:p>278</text:p>
          </table:table-cell>
          <table:table-cell office:value-type="float" office:value="2710.71823728">
            <text:p>2710,71823728</text:p>
          </table:table-cell>
          <table:table-cell office:value-type="float" office:value="272.10532678">
            <text:p>272,10532678</text:p>
          </table:table-cell>
          <table:table-cell table:number-columns-repeated="2" office:value-type="float" office:value="278">
            <text:p>278</text:p>
          </table:table-cell>
          <table:table-cell office:value-type="float" office:value="2710.71823728">
            <text:p>2710,71823728</text:p>
          </table:table-cell>
          <table:table-cell office:value-type="float" office:value="272.10532678">
            <text:p>272,10532678</text:p>
          </table:table-cell>
          <table:table-cell office:value-type="float" office:value="424">
            <text:p>424</text:p>
          </table:table-cell>
          <table:table-cell office:value-type="float" office:value="417">
            <text:p>4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712.85038">
            <text:p>2712,85038</text:p>
          </table:table-cell>
          <table:table-cell office:value-type="float" office:value="272.211754">
            <text:p>272,211754</text:p>
          </table:table-cell>
        </table:table-row>
        <table:table-row table:style-name="ro1">
          <table:table-cell office:value-type="float" office:value="534.77376328">
            <text:p>534,77376328</text:p>
          </table:table-cell>
          <table:table-cell office:value-type="float" office:value="95.72606674">
            <text:p>95,72606674</text:p>
          </table:table-cell>
          <table:table-cell table:number-columns-repeated="2" office:value-type="float" office:value="280">
            <text:p>280</text:p>
          </table:table-cell>
          <table:table-cell office:value-type="float" office:value="534.77376328">
            <text:p>534,77376328</text:p>
          </table:table-cell>
          <table:table-cell office:value-type="float" office:value="95.72606674">
            <text:p>95,72606674</text:p>
          </table:table-cell>
          <table:table-cell table:number-columns-repeated="2" office:value-type="float" office:value="280">
            <text:p>280</text:p>
          </table:table-cell>
          <table:table-cell office:value-type="float" office:value="534.77376328">
            <text:p>534,77376328</text:p>
          </table:table-cell>
          <table:table-cell office:value-type="float" office:value="95.72606674">
            <text:p>95,72606674</text:p>
          </table:table-cell>
          <table:table-cell office:value-type="float" office:value="421">
            <text:p>421</text:p>
          </table:table-cell>
          <table:table-cell office:value-type="float" office:value="414">
            <text:p>4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35.19726">
            <text:p>535,19726</text:p>
          </table:table-cell>
          <table:table-cell office:value-type="float" office:value="95.764103">
            <text:p>95,764103</text:p>
          </table:table-cell>
        </table:table-row>
        <table:table-row table:style-name="ro1">
          <table:table-cell office:value-type="float" office:value="884.49858362">
            <text:p>884,49858362</text:p>
          </table:table-cell>
          <table:table-cell office:value-type="float" office:value="156.72694575">
            <text:p>156,72694575</text:p>
          </table:table-cell>
          <table:table-cell table:number-columns-repeated="2" office:value-type="float" office:value="281">
            <text:p>281</text:p>
          </table:table-cell>
          <table:table-cell office:value-type="float" office:value="884.49858363">
            <text:p>884,49858363</text:p>
          </table:table-cell>
          <table:table-cell office:value-type="float" office:value="156.72694575">
            <text:p>156,72694575</text:p>
          </table:table-cell>
          <table:table-cell table:number-columns-repeated="2" office:value-type="float" office:value="281">
            <text:p>281</text:p>
          </table:table-cell>
          <table:table-cell office:value-type="float" office:value="884.49858362">
            <text:p>884,49858362</text:p>
          </table:table-cell>
          <table:table-cell office:value-type="float" office:value="156.72694575">
            <text:p>156,72694575</text:p>
          </table:table-cell>
          <table:table-cell office:value-type="float" office:value="420">
            <text:p>420</text:p>
          </table:table-cell>
          <table:table-cell office:value-type="float" office:value="413">
            <text:p>41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85.19554">
            <text:p>885,19554</text:p>
          </table:table-cell>
          <table:table-cell office:value-type="float" office:value="156.788594">
            <text:p>156,788594</text:p>
          </table:table-cell>
        </table:table-row>
        <table:table-row table:style-name="ro1">
          <table:table-cell office:value-type="float" office:value="476.49839191">
            <text:p>476,49839191</text:p>
          </table:table-cell>
          <table:table-cell office:value-type="float" office:value="88.35071378">
            <text:p>88,35071378</text:p>
          </table:table-cell>
          <table:table-cell table:number-columns-repeated="2" office:value-type="float" office:value="282">
            <text:p>282</text:p>
          </table:table-cell>
          <table:table-cell office:value-type="float" office:value="476.49839191">
            <text:p>476,49839191</text:p>
          </table:table-cell>
          <table:table-cell office:value-type="float" office:value="88.35071378">
            <text:p>88,35071378</text:p>
          </table:table-cell>
          <table:table-cell table:number-columns-repeated="2" office:value-type="float" office:value="282">
            <text:p>282</text:p>
          </table:table-cell>
          <table:table-cell office:value-type="float" office:value="476.49839191">
            <text:p>476,49839191</text:p>
          </table:table-cell>
          <table:table-cell office:value-type="float" office:value="88.35071378">
            <text:p>88,35071378</text:p>
          </table:table-cell>
          <table:table-cell office:value-type="float" office:value="416">
            <text:p>416</text:p>
          </table:table-cell>
          <table:table-cell office:value-type="float" office:value="409">
            <text:p>4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76.87404">
            <text:p>476,87404</text:p>
          </table:table-cell>
          <table:table-cell office:value-type="float" office:value="88.385614">
            <text:p>88,385614</text:p>
          </table:table-cell>
        </table:table-row>
        <table:table-row table:style-name="ro1">
          <table:table-cell office:value-type="float" office:value="437.6846451">
            <text:p>437,6846451</text:p>
          </table:table-cell>
          <table:table-cell office:value-type="float" office:value="97.99318622">
            <text:p>97,99318622</text:p>
          </table:table-cell>
          <table:table-cell table:number-columns-repeated="2" office:value-type="float" office:value="283">
            <text:p>283</text:p>
          </table:table-cell>
          <table:table-cell office:value-type="float" office:value="437.6846451">
            <text:p>437,6846451</text:p>
          </table:table-cell>
          <table:table-cell office:value-type="float" office:value="97.99318623">
            <text:p>97,99318623</text:p>
          </table:table-cell>
          <table:table-cell table:number-columns-repeated="2" office:value-type="float" office:value="283">
            <text:p>283</text:p>
          </table:table-cell>
          <table:table-cell office:value-type="float" office:value="437.6846451">
            <text:p>437,6846451</text:p>
          </table:table-cell>
          <table:table-cell office:value-type="float" office:value="97.99318623">
            <text:p>97,99318623</text:p>
          </table:table-cell>
          <table:table-cell office:value-type="float" office:value="414">
            <text:p>414</text:p>
          </table:table-cell>
          <table:table-cell office:value-type="float" office:value="407">
            <text:p>4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38.02961">
            <text:p>438,02961</text:p>
          </table:table-cell>
          <table:table-cell office:value-type="float" office:value="98.031917">
            <text:p>98,031917</text:p>
          </table:table-cell>
        </table:table-row>
        <table:table-row table:style-name="ro1">
          <table:table-cell office:value-type="float" office:value="549.64806635">
            <text:p>549,64806635</text:p>
          </table:table-cell>
          <table:table-cell office:value-type="float" office:value="118.06635227">
            <text:p>118,06635227</text:p>
          </table:table-cell>
          <table:table-cell table:number-columns-repeated="2" office:value-type="float" office:value="284">
            <text:p>284</text:p>
          </table:table-cell>
          <table:table-cell office:value-type="float" office:value="549.64806636">
            <text:p>549,64806636</text:p>
          </table:table-cell>
          <table:table-cell office:value-type="float" office:value="118.06635227">
            <text:p>118,06635227</text:p>
          </table:table-cell>
          <table:table-cell table:number-columns-repeated="2" office:value-type="float" office:value="284">
            <text:p>284</text:p>
          </table:table-cell>
          <table:table-cell office:value-type="float" office:value="549.64806636">
            <text:p>549,64806636</text:p>
          </table:table-cell>
          <table:table-cell office:value-type="float" office:value="118.06635227">
            <text:p>118,06635227</text:p>
          </table:table-cell>
          <table:table-cell office:value-type="float" office:value="412">
            <text:p>412</text:p>
          </table:table-cell>
          <table:table-cell office:value-type="float" office:value="405">
            <text:p>40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50.07844">
            <text:p>550,07844</text:p>
          </table:table-cell>
          <table:table-cell office:value-type="float" office:value="118.112677">
            <text:p>118,112677</text:p>
          </table:table-cell>
        </table:table-row>
        <table:table-row table:style-name="ro1">
          <table:table-cell office:value-type="float" office:value="298.7967604">
            <text:p>298,7967604</text:p>
          </table:table-cell>
          <table:table-cell office:value-type="float" office:value="80.98259157">
            <text:p>80,98259157</text:p>
          </table:table-cell>
          <table:table-cell table:number-columns-repeated="2" office:value-type="float" office:value="285">
            <text:p>285</text:p>
          </table:table-cell>
          <table:table-cell office:value-type="float" office:value="298.7967604">
            <text:p>298,7967604</text:p>
          </table:table-cell>
          <table:table-cell office:value-type="float" office:value="80.98259157">
            <text:p>80,98259157</text:p>
          </table:table-cell>
          <table:table-cell table:number-columns-repeated="2" office:value-type="float" office:value="285">
            <text:p>285</text:p>
          </table:table-cell>
          <table:table-cell office:value-type="float" office:value="298.7967604">
            <text:p>298,7967604</text:p>
          </table:table-cell>
          <table:table-cell office:value-type="float" office:value="80.98259157">
            <text:p>80,98259157</text:p>
          </table:table-cell>
          <table:table-cell office:value-type="float" office:value="411">
            <text:p>411</text:p>
          </table:table-cell>
          <table:table-cell office:value-type="float" office:value="404">
            <text:p>40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99.03225">
            <text:p>299,03225</text:p>
          </table:table-cell>
          <table:table-cell office:value-type="float" office:value="81.014574">
            <text:p>81,014574</text:p>
          </table:table-cell>
        </table:table-row>
        <table:table-row table:style-name="ro1">
          <table:table-cell office:value-type="float" office:value="27371.60415375">
            <text:p>27371,60415375</text:p>
          </table:table-cell>
          <table:table-cell office:value-type="float" office:value="742.10843072">
            <text:p>742,10843072</text:p>
          </table:table-cell>
          <table:table-cell table:number-columns-repeated="2" office:value-type="float" office:value="286">
            <text:p>286</text:p>
          </table:table-cell>
          <table:table-cell office:value-type="float" office:value="27371.6041538">
            <text:p>27371,6041538</text:p>
          </table:table-cell>
          <table:table-cell office:value-type="float" office:value="742.10843072">
            <text:p>742,10843072</text:p>
          </table:table-cell>
          <table:table-cell table:number-columns-repeated="2" office:value-type="float" office:value="286">
            <text:p>286</text:p>
          </table:table-cell>
          <table:table-cell office:value-type="float" office:value="27371.6041538">
            <text:p>27371,6041538</text:p>
          </table:table-cell>
          <table:table-cell office:value-type="float" office:value="742.10843072">
            <text:p>742,10843072</text:p>
          </table:table-cell>
          <table:table-cell office:value-type="float" office:value="408">
            <text:p>408</text:p>
          </table:table-cell>
          <table:table-cell office:value-type="float" office:value="401">
            <text:p>40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7393.14757">
            <text:p>27393,14757</text:p>
          </table:table-cell>
          <table:table-cell office:value-type="float" office:value="742.400393">
            <text:p>742,400393</text:p>
          </table:table-cell>
        </table:table-row>
        <table:table-row table:style-name="ro1">
          <table:table-cell office:value-type="float" office:value="4614.74862328">
            <text:p>4614,74862328</text:p>
          </table:table-cell>
          <table:table-cell office:value-type="float" office:value="331.08142133">
            <text:p>331,08142133</text:p>
          </table:table-cell>
          <table:table-cell table:number-columns-repeated="2" office:value-type="float" office:value="287">
            <text:p>287</text:p>
          </table:table-cell>
          <table:table-cell office:value-type="float" office:value="4614.74862328">
            <text:p>4614,74862328</text:p>
          </table:table-cell>
          <table:table-cell office:value-type="float" office:value="331.08142133">
            <text:p>331,08142133</text:p>
          </table:table-cell>
          <table:table-cell table:number-columns-repeated="2" office:value-type="float" office:value="287">
            <text:p>287</text:p>
          </table:table-cell>
          <table:table-cell office:value-type="float" office:value="4614.74862328">
            <text:p>4614,74862328</text:p>
          </table:table-cell>
          <table:table-cell office:value-type="float" office:value="331.08142133">
            <text:p>331,08142133</text:p>
          </table:table-cell>
          <table:table-cell office:value-type="float" office:value="407">
            <text:p>407</text:p>
          </table:table-cell>
          <table:table-cell office:value-type="float" office:value="400">
            <text:p>4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618.3712">
            <text:p>4618,3712</text:p>
          </table:table-cell>
          <table:table-cell office:value-type="float" office:value="331.210521">
            <text:p>331,210521</text:p>
          </table:table-cell>
        </table:table-row>
        <table:table-row table:style-name="ro1">
          <table:table-cell office:value-type="float" office:value="1991.7812031">
            <text:p>1991,7812031</text:p>
          </table:table-cell>
          <table:table-cell office:value-type="float" office:value="172.80925479">
            <text:p>172,80925479</text:p>
          </table:table-cell>
          <table:table-cell table:number-columns-repeated="2" office:value-type="float" office:value="288">
            <text:p>288</text:p>
          </table:table-cell>
          <table:table-cell office:value-type="float" office:value="1991.7812031">
            <text:p>1991,7812031</text:p>
          </table:table-cell>
          <table:table-cell office:value-type="float" office:value="172.80925479">
            <text:p>172,80925479</text:p>
          </table:table-cell>
          <table:table-cell table:number-columns-repeated="2" office:value-type="float" office:value="288">
            <text:p>288</text:p>
          </table:table-cell>
          <table:table-cell office:value-type="float" office:value="1991.7812031">
            <text:p>1991,7812031</text:p>
          </table:table-cell>
          <table:table-cell office:value-type="float" office:value="172.80925479">
            <text:p>172,80925479</text:p>
          </table:table-cell>
          <table:table-cell office:value-type="float" office:value="406">
            <text:p>406</text:p>
          </table:table-cell>
          <table:table-cell office:value-type="float" office:value="399">
            <text:p>39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993.35056">
            <text:p>1993,35056</text:p>
          </table:table-cell>
          <table:table-cell office:value-type="float" office:value="172.877195">
            <text:p>172,877195</text:p>
          </table:table-cell>
        </table:table-row>
        <table:table-row table:style-name="ro1">
          <table:table-cell office:value-type="float" office:value="630.87102497">
            <text:p>630,87102497</text:p>
          </table:table-cell>
          <table:table-cell office:value-type="float" office:value="210.84852829">
            <text:p>210,84852829</text:p>
          </table:table-cell>
          <table:table-cell table:number-columns-repeated="2" office:value-type="float" office:value="289">
            <text:p>289</text:p>
          </table:table-cell>
          <table:table-cell office:value-type="float" office:value="630.87102497">
            <text:p>630,87102497</text:p>
          </table:table-cell>
          <table:table-cell office:value-type="float" office:value="210.84852829">
            <text:p>210,84852829</text:p>
          </table:table-cell>
          <table:table-cell table:number-columns-repeated="2" office:value-type="float" office:value="289">
            <text:p>289</text:p>
          </table:table-cell>
          <table:table-cell office:value-type="float" office:value="630.87102497">
            <text:p>630,87102497</text:p>
          </table:table-cell>
          <table:table-cell office:value-type="float" office:value="210.84852829">
            <text:p>210,84852829</text:p>
          </table:table-cell>
          <table:table-cell office:value-type="float" office:value="405">
            <text:p>405</text:p>
          </table:table-cell>
          <table:table-cell office:value-type="float" office:value="398">
            <text:p>3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31.36624">
            <text:p>631,36624</text:p>
          </table:table-cell>
          <table:table-cell office:value-type="float" office:value="210.930546">
            <text:p>210,930546</text:p>
          </table:table-cell>
        </table:table-row>
        <table:table-row table:style-name="ro1">
          <table:table-cell office:value-type="float" office:value="75.0174039">
            <text:p>75,0174039</text:p>
          </table:table-cell>
          <table:table-cell office:value-type="float" office:value="40.76933447">
            <text:p>40,76933447</text:p>
          </table:table-cell>
          <table:table-cell table:number-columns-repeated="2" office:value-type="float" office:value="290">
            <text:p>290</text:p>
          </table:table-cell>
          <table:table-cell office:value-type="float" office:value="75.0174039">
            <text:p>75,0174039</text:p>
          </table:table-cell>
          <table:table-cell office:value-type="float" office:value="40.76933447">
            <text:p>40,76933447</text:p>
          </table:table-cell>
          <table:table-cell table:number-columns-repeated="2" office:value-type="float" office:value="290">
            <text:p>290</text:p>
          </table:table-cell>
          <table:table-cell office:value-type="float" office:value="75.0174039">
            <text:p>75,0174039</text:p>
          </table:table-cell>
          <table:table-cell office:value-type="float" office:value="40.76933447">
            <text:p>40,76933447</text:p>
          </table:table-cell>
          <table:table-cell office:value-type="float" office:value="404">
            <text:p>404</text:p>
          </table:table-cell>
          <table:table-cell office:value-type="float" office:value="397">
            <text:p>3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5.07576">
            <text:p>75,07576</text:p>
          </table:table-cell>
          <table:table-cell office:value-type="float" office:value="40.785358">
            <text:p>40,785358</text:p>
          </table:table-cell>
        </table:table-row>
        <table:table-row table:style-name="ro1">
          <table:table-cell office:value-type="float" office:value="395.10429418">
            <text:p>395,10429418</text:p>
          </table:table-cell>
          <table:table-cell office:value-type="float" office:value="110.11209699">
            <text:p>110,11209699</text:p>
          </table:table-cell>
          <table:table-cell table:number-columns-repeated="2" office:value-type="float" office:value="291">
            <text:p>291</text:p>
          </table:table-cell>
          <table:table-cell office:value-type="float" office:value="395.10429418">
            <text:p>395,10429418</text:p>
          </table:table-cell>
          <table:table-cell office:value-type="float" office:value="110.11209699">
            <text:p>110,11209699</text:p>
          </table:table-cell>
          <table:table-cell table:number-columns-repeated="2" office:value-type="float" office:value="291">
            <text:p>291</text:p>
          </table:table-cell>
          <table:table-cell office:value-type="float" office:value="395.10429418">
            <text:p>395,10429418</text:p>
          </table:table-cell>
          <table:table-cell office:value-type="float" office:value="110.11209699">
            <text:p>110,11209699</text:p>
          </table:table-cell>
          <table:table-cell office:value-type="float" office:value="403">
            <text:p>403</text:p>
          </table:table-cell>
          <table:table-cell office:value-type="float" office:value="396">
            <text:p>39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95.41542">
            <text:p>395,41542</text:p>
          </table:table-cell>
          <table:table-cell office:value-type="float" office:value="110.15501">
            <text:p>110,15501</text:p>
          </table:table-cell>
        </table:table-row>
        <table:table-row table:style-name="ro1">
          <table:table-cell office:value-type="float" office:value="49579.11494281">
            <text:p>49579,11494281</text:p>
          </table:table-cell>
          <table:table-cell office:value-type="float" office:value="1169.48200176">
            <text:p>1169,48200176</text:p>
          </table:table-cell>
          <table:table-cell table:number-columns-repeated="2" office:value-type="float" office:value="292">
            <text:p>292</text:p>
          </table:table-cell>
          <table:table-cell office:value-type="float" office:value="49579.1149428">
            <text:p>49579,1149428</text:p>
          </table:table-cell>
          <table:table-cell office:value-type="float" office:value="1169.48200175">
            <text:p>1169,48200175</text:p>
          </table:table-cell>
          <table:table-cell table:number-columns-repeated="2" office:value-type="float" office:value="292">
            <text:p>292</text:p>
          </table:table-cell>
          <table:table-cell office:value-type="float" office:value="49579.1149428">
            <text:p>49579,1149428</text:p>
          </table:table-cell>
          <table:table-cell office:value-type="float" office:value="1169.48200176">
            <text:p>1169,48200176</text:p>
          </table:table-cell>
          <table:table-cell office:value-type="float" office:value="401">
            <text:p>401</text:p>
          </table:table-cell>
          <table:table-cell office:value-type="float" office:value="392">
            <text:p>39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e la grande Lirond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9618.14725">
            <text:p>49618,14725</text:p>
          </table:table-cell>
          <table:table-cell office:value-type="float" office:value="1169.942641">
            <text:p>1169,942641</text:p>
          </table:table-cell>
        </table:table-row>
        <table:table-row table:style-name="ro1">
          <table:table-cell office:value-type="float" office:value="2640.71709489">
            <text:p>2640,71709489</text:p>
          </table:table-cell>
          <table:table-cell office:value-type="float" office:value="340.21994632">
            <text:p>340,2199463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2640.71709489">
            <text:p>2640,71709489</text:p>
          </table:table-cell>
          <table:table-cell office:value-type="float" office:value="340.21994632">
            <text:p>340,2199463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2640.71709489">
            <text:p>2640,71709489</text:p>
          </table:table-cell>
          <table:table-cell office:value-type="float" office:value="340.21994632">
            <text:p>340,21994632</text:p>
          </table:table-cell>
          <table:table-cell office:value-type="float" office:value="400">
            <text:p>400</text:p>
          </table:table-cell>
          <table:table-cell office:value-type="float" office:value="391">
            <text:p>3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642.79618">
            <text:p>2642,79618</text:p>
          </table:table-cell>
          <table:table-cell office:value-type="float" office:value="340.353542">
            <text:p>340,353542</text:p>
          </table:table-cell>
        </table:table-row>
        <table:table-row table:style-name="ro1">
          <table:table-cell office:value-type="float" office:value="457.68603519">
            <text:p>457,68603519</text:p>
          </table:table-cell>
          <table:table-cell office:value-type="float" office:value="77.97648888">
            <text:p>77,97648888</text:p>
          </table:table-cell>
          <table:table-cell table:number-columns-repeated="2" office:value-type="float" office:value="294">
            <text:p>294</text:p>
          </table:table-cell>
          <table:table-cell office:value-type="float" office:value="457.6860352">
            <text:p>457,6860352</text:p>
          </table:table-cell>
          <table:table-cell office:value-type="float" office:value="77.97648888">
            <text:p>77,97648888</text:p>
          </table:table-cell>
          <table:table-cell table:number-columns-repeated="2" office:value-type="float" office:value="294">
            <text:p>2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58.04455">
            <text:p>458,04455</text:p>
          </table:table-cell>
          <table:table-cell office:value-type="float" office:value="78.007039">
            <text:p>78,007039</text:p>
          </table:table-cell>
        </table:table-row>
        <table:table-row table:style-name="ro1">
          <table:table-cell office:value-type="float" office:value="324.91162737">
            <text:p>324,91162737</text:p>
          </table:table-cell>
          <table:table-cell office:value-type="float" office:value="98.99464907">
            <text:p>98,99464907</text:p>
          </table:table-cell>
          <table:table-cell table:number-columns-repeated="2" office:value-type="float" office:value="295">
            <text:p>295</text:p>
          </table:table-cell>
          <table:table-cell office:value-type="float" office:value="324.91162737">
            <text:p>324,91162737</text:p>
          </table:table-cell>
          <table:table-cell office:value-type="float" office:value="98.99464907">
            <text:p>98,99464907</text:p>
          </table:table-cell>
          <table:table-cell table:number-columns-repeated="2" office:value-type="float" office:value="295">
            <text:p>295</text:p>
          </table:table-cell>
          <table:table-cell office:value-type="float" office:value="324.91162737">
            <text:p>324,91162737</text:p>
          </table:table-cell>
          <table:table-cell office:value-type="float" office:value="98.99464907">
            <text:p>98,99464907</text:p>
          </table:table-cell>
          <table:table-cell office:value-type="float" office:value="398">
            <text:p>398</text:p>
          </table:table-cell>
          <table:table-cell office:value-type="float" office:value="390">
            <text:p>3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25.16656">
            <text:p>325,16656</text:p>
          </table:table-cell>
          <table:table-cell office:value-type="float" office:value="99.033799">
            <text:p>99,033799</text:p>
          </table:table-cell>
        </table:table-row>
        <table:table-row table:style-name="ro1">
          <table:table-cell office:value-type="float" office:value="306.78372189">
            <text:p>306,78372189</text:p>
          </table:table-cell>
          <table:table-cell office:value-type="float" office:value="74.03658102">
            <text:p>74,03658102</text:p>
          </table:table-cell>
          <table:table-cell table:number-columns-repeated="2" office:value-type="float" office:value="276">
            <text:p>276</text:p>
          </table:table-cell>
          <table:table-cell office:value-type="float" office:value="306.78372189">
            <text:p>306,78372189</text:p>
          </table:table-cell>
          <table:table-cell office:value-type="float" office:value="74.03658102">
            <text:p>74,03658102</text:p>
          </table:table-cell>
          <table:table-cell table:number-columns-repeated="2" office:value-type="float" office:value="276">
            <text:p>276</text:p>
          </table:table-cell>
          <table:table-cell office:value-type="float" office:value="306.78372189">
            <text:p>306,78372189</text:p>
          </table:table-cell>
          <table:table-cell office:value-type="float" office:value="74.03658102">
            <text:p>74,03658102</text:p>
          </table:table-cell>
          <table:table-cell office:value-type="float" office:value="426">
            <text:p>426</text:p>
          </table:table-cell>
          <table:table-cell office:value-type="float" office:value="419">
            <text:p>4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07.02676">
            <text:p>307,02676</text:p>
          </table:table-cell>
          <table:table-cell office:value-type="float" office:value="74.065723">
            <text:p>74,065723</text:p>
          </table:table-cell>
        </table:table-row>
        <table:table-row table:style-name="ro1">
          <table:table-cell office:value-type="float" office:value="565.24148904">
            <text:p>565,24148904</text:p>
          </table:table-cell>
          <table:table-cell office:value-type="float" office:value="152.79912596">
            <text:p>152,79912596</text:p>
          </table:table-cell>
          <table:table-cell table:number-columns-repeated="2" office:value-type="float" office:value="279">
            <text:p>279</text:p>
          </table:table-cell>
          <table:table-cell office:value-type="float" office:value="565.24148904">
            <text:p>565,24148904</text:p>
          </table:table-cell>
          <table:table-cell office:value-type="float" office:value="152.79912596">
            <text:p>152,79912596</text:p>
          </table:table-cell>
          <table:table-cell table:number-columns-repeated="2" office:value-type="float" office:value="279">
            <text:p>279</text:p>
          </table:table-cell>
          <table:table-cell office:value-type="float" office:value="565.24148904">
            <text:p>565,24148904</text:p>
          </table:table-cell>
          <table:table-cell office:value-type="float" office:value="152.79912596">
            <text:p>152,79912596</text:p>
          </table:table-cell>
          <table:table-cell office:value-type="float" office:value="422">
            <text:p>422</text:p>
          </table:table-cell>
          <table:table-cell office:value-type="float" office:value="415">
            <text:p>4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65.68706">
            <text:p>565,68706</text:p>
          </table:table-cell>
          <table:table-cell office:value-type="float" office:value="152.859456">
            <text:p>152,859456</text:p>
          </table:table-cell>
        </table:table-row>
        <table:table-row table:style-name="ro1">
          <table:table-cell office:value-type="float" office:value="2137.7515502">
            <text:p>2137,7515502</text:p>
          </table:table-cell>
          <table:table-cell office:value-type="float" office:value="243.4017518">
            <text:p>243,4017518</text:p>
          </table:table-cell>
          <table:table-cell table:number-columns-repeated="2" office:value-type="float" office:value="297">
            <text:p>297</text:p>
          </table:table-cell>
          <table:table-cell office:value-type="float" office:value="2137.7515502">
            <text:p>2137,7515502</text:p>
          </table:table-cell>
          <table:table-cell office:value-type="float" office:value="243.4017518">
            <text:p>243,4017518</text:p>
          </table:table-cell>
          <table:table-cell table:number-columns-repeated="2" office:value-type="float" office:value="297">
            <text:p>297</text:p>
          </table:table-cell>
          <table:table-cell office:value-type="float" office:value="2137.7515502">
            <text:p>2137,7515502</text:p>
          </table:table-cell>
          <table:table-cell office:value-type="float" office:value="243.4017518">
            <text:p>243,4017518</text:p>
          </table:table-cell>
          <table:table-cell office:value-type="float" office:value="396">
            <text:p>396</text:p>
          </table:table-cell>
          <table:table-cell office:value-type="float" office:value="386">
            <text:p>38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erges du Lez - Pain levé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139.4345">
            <text:p>2139,4345</text:p>
          </table:table-cell>
          <table:table-cell office:value-type="float" office:value="243.497732">
            <text:p>243,497732</text:p>
          </table:table-cell>
        </table:table-row>
        <table:table-row table:style-name="ro1">
          <table:table-cell office:value-type="float" office:value="844.70647142">
            <text:p>844,70647142</text:p>
          </table:table-cell>
          <table:table-cell office:value-type="float" office:value="159.76133756">
            <text:p>159,76133756</text:p>
          </table:table-cell>
          <table:table-cell table:number-columns-repeated="2" office:value-type="float" office:value="298">
            <text:p>298</text:p>
          </table:table-cell>
          <table:table-cell office:value-type="float" office:value="844.70647142">
            <text:p>844,70647142</text:p>
          </table:table-cell>
          <table:table-cell office:value-type="float" office:value="159.76133756">
            <text:p>159,76133756</text:p>
          </table:table-cell>
          <table:table-cell table:number-columns-repeated="2" office:value-type="float" office:value="298">
            <text:p>298</text:p>
          </table:table-cell>
          <table:table-cell office:value-type="float" office:value="844.70647142">
            <text:p>844,70647142</text:p>
          </table:table-cell>
          <table:table-cell office:value-type="float" office:value="159.76133756">
            <text:p>159,76133756</text:p>
          </table:table-cell>
          <table:table-cell office:value-type="float" office:value="395">
            <text:p>395</text:p>
          </table:table-cell>
          <table:table-cell office:value-type="float" office:value="385">
            <text:p>38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aison du Lez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45.37401">
            <text:p>845,37401</text:p>
          </table:table-cell>
          <table:table-cell office:value-type="float" office:value="159.824266">
            <text:p>159,824266</text:p>
          </table:table-cell>
        </table:table-row>
        <table:table-row table:style-name="ro1">
          <table:table-cell office:value-type="float" office:value="183.9949475">
            <text:p>183,9949475</text:p>
          </table:table-cell>
          <table:table-cell office:value-type="float" office:value="59.86194513">
            <text:p>59,86194513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83.9949475">
            <text:p>183,9949475</text:p>
          </table:table-cell>
          <table:table-cell office:value-type="float" office:value="59.86194513">
            <text:p>59,86194513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83.9949475">
            <text:p>183,9949475</text:p>
          </table:table-cell>
          <table:table-cell office:value-type="float" office:value="59.86194513">
            <text:p>59,86194513</text:p>
          </table:table-cell>
          <table:table-cell office:value-type="float" office:value="393">
            <text:p>393</text:p>
          </table:table-cell>
          <table:table-cell office:value-type="float" office:value="383">
            <text:p>38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Charles de Gaulle</text:p>
          </table:table-cell>
          <table:table-cell office:value-type="string">
            <text:p>ILOT</text:p>
          </table:table-cell>
          <table:table-cell office:value-type="float" office:value="0">
            <text:p>0</text:p>
          </table:table-cell>
          <table:table-cell office:value-type="float" office:value="184.13756">
            <text:p>184,13756</text:p>
          </table:table-cell>
          <table:table-cell office:value-type="float" office:value="59.885198">
            <text:p>59,885198</text:p>
          </table:table-cell>
        </table:table-row>
        <table:table-row table:style-name="ro1">
          <table:table-cell office:value-type="float" office:value="2627.45368979">
            <text:p>2627,45368979</text:p>
          </table:table-cell>
          <table:table-cell office:value-type="float" office:value="584.71230423">
            <text:p>584,71230423</text:p>
          </table:table-cell>
          <table:table-cell table:number-columns-repeated="2" office:value-type="float" office:value="301">
            <text:p>301</text:p>
          </table:table-cell>
          <table:table-cell office:value-type="float" office:value="2627.45368978">
            <text:p>2627,45368978</text:p>
          </table:table-cell>
          <table:table-cell office:value-type="float" office:value="584.71230424">
            <text:p>584,71230424</text:p>
          </table:table-cell>
          <table:table-cell table:number-columns-repeated="2" office:value-type="float" office:value="301">
            <text:p>301</text:p>
          </table:table-cell>
          <table:table-cell office:value-type="float" office:value="2627.45368977">
            <text:p>2627,45368977</text:p>
          </table:table-cell>
          <table:table-cell office:value-type="float" office:value="584.71230424">
            <text:p>584,71230424</text:p>
          </table:table-cell>
          <table:table-cell office:value-type="float" office:value="392">
            <text:p>392</text:p>
          </table:table-cell>
          <table:table-cell office:value-type="float" office:value="382">
            <text:p>38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Pierre Causs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629.5193">
            <text:p>2629,5193</text:p>
          </table:table-cell>
          <table:table-cell office:value-type="float" office:value="584.940057">
            <text:p>584,940057</text:p>
          </table:table-cell>
        </table:table-row>
        <table:table-row table:style-name="ro1">
          <table:table-cell office:value-type="float" office:value="295.23437487">
            <text:p>295,23437487</text:p>
          </table:table-cell>
          <table:table-cell office:value-type="float" office:value="88.00622575">
            <text:p>88,00622575</text:p>
          </table:table-cell>
          <table:table-cell table:number-columns-repeated="2" office:value-type="float" office:value="302">
            <text:p>302</text:p>
          </table:table-cell>
          <table:table-cell office:value-type="float" office:value="295.23437487">
            <text:p>295,23437487</text:p>
          </table:table-cell>
          <table:table-cell office:value-type="float" office:value="88.00622575">
            <text:p>88,00622575</text:p>
          </table:table-cell>
          <table:table-cell table:number-columns-repeated="2" office:value-type="float" office:value="302">
            <text:p>3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95.46692">
            <text:p>295,46692</text:p>
          </table:table-cell>
          <table:table-cell office:value-type="float" office:value="88.041135">
            <text:p>88,041135</text:p>
          </table:table-cell>
        </table:table-row>
        <table:table-row table:style-name="ro1">
          <table:table-cell office:value-type="float" office:value="66.98467095">
            <text:p>66,98467095</text:p>
          </table:table-cell>
          <table:table-cell office:value-type="float" office:value="66.39910319">
            <text:p>66,39910319</text:p>
          </table:table-cell>
          <table:table-cell table:number-columns-repeated="2" office:value-type="float" office:value="303">
            <text:p>303</text:p>
          </table:table-cell>
          <table:table-cell office:value-type="float" office:value="66.98467095">
            <text:p>66,98467095</text:p>
          </table:table-cell>
          <table:table-cell office:value-type="float" office:value="66.39910319">
            <text:p>66,39910319</text:p>
          </table:table-cell>
          <table:table-cell table:number-columns-repeated="2" office:value-type="float" office:value="303">
            <text:p>303</text:p>
          </table:table-cell>
          <table:table-cell office:value-type="float" office:value="75.41765777">
            <text:p>75,41765777</text:p>
          </table:table-cell>
          <table:table-cell office:value-type="float" office:value="66.27016963">
            <text:p>66,27016963</text:p>
          </table:table-cell>
          <table:table-cell office:value-type="float" office:value="390">
            <text:p>390</text:p>
          </table:table-cell>
          <table:table-cell office:value-type="float" office:value="381">
            <text:p>3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7.03708">
            <text:p>67,03708</text:p>
          </table:table-cell>
          <table:table-cell office:value-type="float" office:value="66.425388">
            <text:p>66,425388</text:p>
          </table:table-cell>
        </table:table-row>
        <table:table-row table:style-name="ro1">
          <table:table-cell office:value-type="float" office:value="1169.29209501">
            <text:p>1169,29209501</text:p>
          </table:table-cell>
          <table:table-cell office:value-type="float" office:value="183.46572572">
            <text:p>183,46572572</text:p>
          </table:table-cell>
          <table:table-cell table:number-columns-repeated="2" office:value-type="float" office:value="305">
            <text:p>305</text:p>
          </table:table-cell>
          <table:table-cell office:value-type="float" office:value="1169.29209501">
            <text:p>1169,29209501</text:p>
          </table:table-cell>
          <table:table-cell office:value-type="float" office:value="183.46572572">
            <text:p>183,46572572</text:p>
          </table:table-cell>
          <table:table-cell table:number-columns-repeated="2" office:value-type="float" office:value="305">
            <text:p>305</text:p>
          </table:table-cell>
          <table:table-cell office:value-type="float" office:value="1169.29209501">
            <text:p>1169,29209501</text:p>
          </table:table-cell>
          <table:table-cell office:value-type="float" office:value="183.46572572">
            <text:p>183,46572572</text:p>
          </table:table-cell>
          <table:table-cell office:value-type="float" office:value="389">
            <text:p>389</text:p>
          </table:table-cell>
          <table:table-cell office:value-type="float" office:value="380">
            <text:p>38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tte Le Moulin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70.21139">
            <text:p>1170,21139</text:p>
          </table:table-cell>
          <table:table-cell office:value-type="float" office:value="183.537651">
            <text:p>183,537651</text:p>
          </table:table-cell>
        </table:table-row>
        <table:table-row table:style-name="ro1">
          <table:table-cell office:value-type="float" office:value="355.83711933">
            <text:p>355,83711933</text:p>
          </table:table-cell>
          <table:table-cell office:value-type="float" office:value="125.93163279">
            <text:p>125,93163279</text:p>
          </table:table-cell>
          <table:table-cell table:number-columns-repeated="2" office:value-type="float" office:value="306">
            <text:p>306</text:p>
          </table:table-cell>
          <table:table-cell office:value-type="float" office:value="355.83711933">
            <text:p>355,83711933</text:p>
          </table:table-cell>
          <table:table-cell office:value-type="float" office:value="125.93163279">
            <text:p>125,93163279</text:p>
          </table:table-cell>
          <table:table-cell table:number-columns-repeated="2" office:value-type="float" office:value="306">
            <text:p>306</text:p>
          </table:table-cell>
          <table:table-cell office:value-type="float" office:value="333.17974181">
            <text:p>333,17974181</text:p>
          </table:table-cell>
          <table:table-cell office:value-type="float" office:value="123.52250745">
            <text:p>123,52250745</text:p>
          </table:table-cell>
          <table:table-cell office:value-type="float" office:value="387">
            <text:p>387</text:p>
          </table:table-cell>
          <table:table-cell office:value-type="float" office:value="378">
            <text:p>37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56.11754">
            <text:p>356,11754</text:p>
          </table:table-cell>
          <table:table-cell office:value-type="float" office:value="125.981043">
            <text:p>125,981043</text:p>
          </table:table-cell>
        </table:table-row>
        <table:table-row table:style-name="ro1">
          <table:table-cell office:value-type="float" office:value="168728.43615545">
            <text:p>168728,43615545</text:p>
          </table:table-cell>
          <table:table-cell office:value-type="float" office:value="2213.1036502">
            <text:p>2213,1036502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68728.436155">
            <text:p>168728,436155</text:p>
          </table:table-cell>
          <table:table-cell office:value-type="float" office:value="2213.1036502">
            <text:p>2213,1036502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68728.436155">
            <text:p>168728,436155</text:p>
          </table:table-cell>
          <table:table-cell office:value-type="float" office:value="2213.1036502">
            <text:p>2213,1036502</text:p>
          </table:table-cell>
          <table:table-cell office:value-type="float" office:value="612">
            <text:p>612</text:p>
          </table:table-cell>
          <table:table-cell office:value-type="float" office:value="605">
            <text:p>60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Montcalm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68864.7084">
            <text:p>168864,7084</text:p>
          </table:table-cell>
          <table:table-cell office:value-type="float" office:value="2213.99639">
            <text:p>2213,99639</text:p>
          </table:table-cell>
        </table:table-row>
        <table:table-row table:style-name="ro1">
          <table:table-cell office:value-type="float" office:value="19641.12885861">
            <text:p>19641,12885861</text:p>
          </table:table-cell>
          <table:table-cell office:value-type="float" office:value="851.81092124">
            <text:p>851,81092124</text:p>
          </table:table-cell>
          <table:table-cell table:number-columns-repeated="2" office:value-type="float" office:value="116">
            <text:p>116</text:p>
          </table:table-cell>
          <table:table-cell office:value-type="float" office:value="19641.1288586">
            <text:p>19641,1288586</text:p>
          </table:table-cell>
          <table:table-cell office:value-type="float" office:value="851.81092124">
            <text:p>851,81092124</text:p>
          </table:table-cell>
          <table:table-cell table:number-columns-repeated="2" office:value-type="float" office:value="116">
            <text:p>116</text:p>
          </table:table-cell>
          <table:table-cell office:value-type="float" office:value="19641.1288586">
            <text:p>19641,1288586</text:p>
          </table:table-cell>
          <table:table-cell office:value-type="float" office:value="851.81092124">
            <text:p>851,81092124</text:p>
          </table:table-cell>
          <table:table-cell office:value-type="float" office:value="611">
            <text:p>611</text:p>
          </table:table-cell>
          <table:table-cell office:value-type="float" office:value="604">
            <text:p>60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assin Jacques Coeur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9656.8748">
            <text:p>19656,8748</text:p>
          </table:table-cell>
          <table:table-cell office:value-type="float" office:value="852.152986">
            <text:p>852,152986</text:p>
          </table:table-cell>
        </table:table-row>
        <table:table-row table:style-name="ro1">
          <table:table-cell office:value-type="float" office:value="283.90820843">
            <text:p>283,90820843</text:p>
          </table:table-cell>
          <table:table-cell office:value-type="float" office:value="89.33697501">
            <text:p>89,33697501</text:p>
          </table:table-cell>
          <table:table-cell table:number-columns-repeated="2" office:value-type="float" office:value="117">
            <text:p>117</text:p>
          </table:table-cell>
          <table:table-cell office:value-type="float" office:value="283.90820843">
            <text:p>283,90820843</text:p>
          </table:table-cell>
          <table:table-cell office:value-type="float" office:value="89.33697501">
            <text:p>89,33697501</text:p>
          </table:table-cell>
          <table:table-cell table:number-columns-repeated="2" office:value-type="float" office:value="117">
            <text:p>117</text:p>
          </table:table-cell>
          <table:table-cell office:value-type="float" office:value="283.90820843">
            <text:p>283,90820843</text:p>
          </table:table-cell>
          <table:table-cell office:value-type="float" office:value="89.33697501">
            <text:p>89,33697501</text:p>
          </table:table-cell>
          <table:table-cell office:value-type="float" office:value="610">
            <text:p>610</text:p>
          </table:table-cell>
          <table:table-cell office:value-type="float" office:value="603">
            <text:p>60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Saint-Cléopha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84.13773">
            <text:p>284,13773</text:p>
          </table:table-cell>
          <table:table-cell office:value-type="float" office:value="89.372519">
            <text:p>89,372519</text:p>
          </table:table-cell>
        </table:table-row>
        <table:table-row table:style-name="ro1">
          <table:table-cell office:value-type="float" office:value="1050.51042189">
            <text:p>1050,51042189</text:p>
          </table:table-cell>
          <table:table-cell office:value-type="float" office:value="129.84087977">
            <text:p>129,84087977</text:p>
          </table:table-cell>
          <table:table-cell table:number-columns-repeated="2" office:value-type="float" office:value="118">
            <text:p>118</text:p>
          </table:table-cell>
          <table:table-cell office:value-type="float" office:value="1050.51042189">
            <text:p>1050,51042189</text:p>
          </table:table-cell>
          <table:table-cell office:value-type="float" office:value="129.84087977">
            <text:p>129,84087977</text:p>
          </table:table-cell>
          <table:table-cell table:number-columns-repeated="2" office:value-type="float" office:value="118">
            <text:p>118</text:p>
          </table:table-cell>
          <table:table-cell office:value-type="float" office:value="1050.51042189">
            <text:p>1050,51042189</text:p>
          </table:table-cell>
          <table:table-cell office:value-type="float" office:value="129.84087977">
            <text:p>129,84087977</text:p>
          </table:table-cell>
          <table:table-cell office:value-type="float" office:value="608">
            <text:p>608</text:p>
          </table:table-cell>
          <table:table-cell office:value-type="float" office:value="601">
            <text:p>60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ire de jeux Clos des Oranger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51.35197">
            <text:p>1051,35197</text:p>
          </table:table-cell>
          <table:table-cell office:value-type="float" office:value="129.892898">
            <text:p>129,892898</text:p>
          </table:table-cell>
        </table:table-row>
        <table:table-row table:style-name="ro1">
          <table:table-cell office:value-type="float" office:value="59082.89961006">
            <text:p>59082,89961006</text:p>
          </table:table-cell>
          <table:table-cell office:value-type="float" office:value="1608.95679239">
            <text:p>1608,95679239</text:p>
          </table:table-cell>
          <table:table-cell table:number-columns-repeated="2" office:value-type="float" office:value="119">
            <text:p>119</text:p>
          </table:table-cell>
          <table:table-cell office:value-type="float" office:value="59082.8996101">
            <text:p>59082,8996101</text:p>
          </table:table-cell>
          <table:table-cell office:value-type="float" office:value="1608.95679239">
            <text:p>1608,95679239</text:p>
          </table:table-cell>
          <table:table-cell table:number-columns-repeated="2" office:value-type="float" office:value="119">
            <text:p>119</text:p>
          </table:table-cell>
          <table:table-cell office:value-type="float" office:value="59745.9600793">
            <text:p>59745,9600793</text:p>
          </table:table-cell>
          <table:table-cell office:value-type="float" office:value="1614.31914721">
            <text:p>1614,31914721</text:p>
          </table:table-cell>
          <table:table-cell office:value-type="float" office:value="607">
            <text:p>607</text:p>
          </table:table-cell>
          <table:table-cell office:value-type="float" office:value="600">
            <text:p>60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otel de Vi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1615.24079">
            <text:p>51615,24079</text:p>
          </table:table-cell>
          <table:table-cell office:value-type="float" office:value="1449.400894">
            <text:p>1449,400894</text:p>
          </table:table-cell>
        </table:table-row>
        <table:table-row table:style-name="ro1">
          <table:table-cell office:value-type="float" office:value="278.83643108">
            <text:p>278,83643108</text:p>
          </table:table-cell>
          <table:table-cell office:value-type="float" office:value="81.02495699">
            <text:p>81,02495699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78.83643108">
            <text:p>278,83643108</text:p>
          </table:table-cell>
          <table:table-cell office:value-type="float" office:value="81.02495699">
            <text:p>81,02495699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78.83643108">
            <text:p>278,83643108</text:p>
          </table:table-cell>
          <table:table-cell office:value-type="float" office:value="81.02495699">
            <text:p>81,02495699</text:p>
          </table:table-cell>
          <table:table-cell office:value-type="float" office:value="606">
            <text:p>606</text:p>
          </table:table-cell>
          <table:table-cell office:value-type="float" office:value="599">
            <text:p>59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79.05924">
            <text:p>279,05924</text:p>
          </table:table-cell>
          <table:table-cell office:value-type="float" office:value="81.056977">
            <text:p>81,056977</text:p>
          </table:table-cell>
        </table:table-row>
        <table:table-row table:style-name="ro1">
          <table:table-cell office:value-type="float" office:value="43.48974693">
            <text:p>43,48974693</text:p>
          </table:table-cell>
          <table:table-cell office:value-type="float" office:value="26.0154208">
            <text:p>26,0154208</text:p>
          </table:table-cell>
          <table:table-cell table:number-columns-repeated="2" office:value-type="float" office:value="121">
            <text:p>121</text:p>
          </table:table-cell>
          <table:table-cell office:value-type="float" office:value="43.48974693">
            <text:p>43,48974693</text:p>
          </table:table-cell>
          <table:table-cell office:value-type="float" office:value="26.0154208">
            <text:p>26,0154208</text:p>
          </table:table-cell>
          <table:table-cell table:number-columns-repeated="2" office:value-type="float" office:value="121">
            <text:p>121</text:p>
          </table:table-cell>
          <table:table-cell office:value-type="float" office:value="43.48974693">
            <text:p>43,48974693</text:p>
          </table:table-cell>
          <table:table-cell office:value-type="float" office:value="26.0154208">
            <text:p>26,0154208</text:p>
          </table:table-cell>
          <table:table-cell office:value-type="float" office:value="605">
            <text:p>605</text:p>
          </table:table-cell>
          <table:table-cell office:value-type="float" office:value="598">
            <text:p>5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3.52456">
            <text:p>43,52456</text:p>
          </table:table-cell>
          <table:table-cell office:value-type="float" office:value="26.025876">
            <text:p>26,025876</text:p>
          </table:table-cell>
        </table:table-row>
        <table:table-row table:style-name="ro1">
          <table:table-cell office:value-type="float" office:value="12212.34066577">
            <text:p>12212,34066577</text:p>
          </table:table-cell>
          <table:table-cell office:value-type="float" office:value="805.38631492">
            <text:p>805,38631492</text:p>
          </table:table-cell>
          <table:table-cell table:number-columns-repeated="2" office:value-type="float" office:value="122">
            <text:p>122</text:p>
          </table:table-cell>
          <table:table-cell office:value-type="float" office:value="12212.3406658">
            <text:p>12212,3406658</text:p>
          </table:table-cell>
          <table:table-cell office:value-type="float" office:value="805.38631492">
            <text:p>805,38631492</text:p>
          </table:table-cell>
          <table:table-cell table:number-columns-repeated="2" office:value-type="float" office:value="122">
            <text:p>122</text:p>
          </table:table-cell>
          <table:table-cell office:value-type="float" office:value="12212.3406658">
            <text:p>12212,3406658</text:p>
          </table:table-cell>
          <table:table-cell office:value-type="float" office:value="805.38631492">
            <text:p>805,38631492</text:p>
          </table:table-cell>
          <table:table-cell office:value-type="float" office:value="604">
            <text:p>604</text:p>
          </table:table-cell>
          <table:table-cell office:value-type="float" office:value="597">
            <text:p>59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assin Jacques Coeur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2222.1119">
            <text:p>12222,1119</text:p>
          </table:table-cell>
          <table:table-cell office:value-type="float" office:value="805.708071">
            <text:p>805,708071</text:p>
          </table:table-cell>
        </table:table-row>
        <table:table-row table:style-name="ro1">
          <table:table-cell office:value-type="float" office:value="697.37177323">
            <text:p>697,37177323</text:p>
          </table:table-cell>
          <table:table-cell office:value-type="float" office:value="159.05288835">
            <text:p>159,05288835</text:p>
          </table:table-cell>
          <table:table-cell table:number-columns-repeated="2" office:value-type="float" office:value="123">
            <text:p>123</text:p>
          </table:table-cell>
          <table:table-cell office:value-type="float" office:value="697.37177323">
            <text:p>697,37177323</text:p>
          </table:table-cell>
          <table:table-cell office:value-type="float" office:value="159.05288835">
            <text:p>159,05288835</text:p>
          </table:table-cell>
          <table:table-cell table:number-columns-repeated="2" office:value-type="float" office:value="123">
            <text:p>123</text:p>
          </table:table-cell>
          <table:table-cell office:value-type="float" office:value="697.37177322">
            <text:p>697,37177322</text:p>
          </table:table-cell>
          <table:table-cell office:value-type="float" office:value="159.05288835">
            <text:p>159,05288835</text:p>
          </table:table-cell>
          <table:table-cell office:value-type="float" office:value="603">
            <text:p>603</text:p>
          </table:table-cell>
          <table:table-cell office:value-type="float" office:value="596">
            <text:p>59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97.9332">
            <text:p>697,9332</text:p>
          </table:table-cell>
          <table:table-cell office:value-type="float" office:value="159.115668">
            <text:p>159,115668</text:p>
          </table:table-cell>
        </table:table-row>
        <table:table-row table:style-name="ro1">
          <table:table-cell office:value-type="float" office:value="2027.27783295">
            <text:p>2027,27783295</text:p>
          </table:table-cell>
          <table:table-cell office:value-type="float" office:value="382.57200196">
            <text:p>382,57200196</text:p>
          </table:table-cell>
          <table:table-cell table:number-columns-repeated="2" office:value-type="float" office:value="124">
            <text:p>124</text:p>
          </table:table-cell>
          <table:table-cell office:value-type="float" office:value="2027.27783296">
            <text:p>2027,27783296</text:p>
          </table:table-cell>
          <table:table-cell office:value-type="float" office:value="382.57200196">
            <text:p>382,57200196</text:p>
          </table:table-cell>
          <table:table-cell table:number-columns-repeated="2" office:value-type="float" office:value="124">
            <text:p>124</text:p>
          </table:table-cell>
          <table:table-cell office:value-type="float" office:value="2027.27783295">
            <text:p>2027,27783295</text:p>
          </table:table-cell>
          <table:table-cell office:value-type="float" office:value="382.57200196">
            <text:p>382,57200196</text:p>
          </table:table-cell>
          <table:table-cell office:value-type="float" office:value="602">
            <text:p>602</text:p>
          </table:table-cell>
          <table:table-cell office:value-type="float" office:value="595">
            <text:p>59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Enclava del lop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028.89577">
            <text:p>2028,89577</text:p>
          </table:table-cell>
          <table:table-cell office:value-type="float" office:value="382.725164">
            <text:p>382,725164</text:p>
          </table:table-cell>
        </table:table-row>
        <table:table-row table:style-name="ro1">
          <table:table-cell office:value-type="float" office:value="295.38851421">
            <text:p>295,38851421</text:p>
          </table:table-cell>
          <table:table-cell office:value-type="float" office:value="70.38371064">
            <text:p>70,38371064</text:p>
          </table:table-cell>
          <table:table-cell table:number-columns-repeated="2" office:value-type="float" office:value="125">
            <text:p>125</text:p>
          </table:table-cell>
          <table:table-cell office:value-type="float" office:value="295.38851421">
            <text:p>295,38851421</text:p>
          </table:table-cell>
          <table:table-cell office:value-type="float" office:value="70.38371064">
            <text:p>70,38371064</text:p>
          </table:table-cell>
          <table:table-cell table:number-columns-repeated="2" office:value-type="float" office:value="125">
            <text:p>125</text:p>
          </table:table-cell>
          <table:table-cell office:value-type="float" office:value="295.38851421">
            <text:p>295,38851421</text:p>
          </table:table-cell>
          <table:table-cell office:value-type="float" office:value="70.38371064">
            <text:p>70,38371064</text:p>
          </table:table-cell>
          <table:table-cell office:value-type="float" office:value="601">
            <text:p>601</text:p>
          </table:table-cell>
          <table:table-cell office:value-type="float" office:value="594">
            <text:p>5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95.62566">
            <text:p>295,62566</text:p>
          </table:table-cell>
          <table:table-cell office:value-type="float" office:value="70.412067">
            <text:p>70,412067</text:p>
          </table:table-cell>
        </table:table-row>
        <table:table-row table:style-name="ro1">
          <table:table-cell office:value-type="float" office:value="95.97607605">
            <text:p>95,97607605</text:p>
          </table:table-cell>
          <table:table-cell office:value-type="float" office:value="43.95005146">
            <text:p>43,95005146</text:p>
          </table:table-cell>
          <table:table-cell table:number-columns-repeated="2" office:value-type="float" office:value="126">
            <text:p>126</text:p>
          </table:table-cell>
          <table:table-cell office:value-type="float" office:value="95.97607605">
            <text:p>95,97607605</text:p>
          </table:table-cell>
          <table:table-cell office:value-type="float" office:value="43.95005146">
            <text:p>43,95005146</text:p>
          </table:table-cell>
          <table:table-cell table:number-columns-repeated="2" office:value-type="float" office:value="126">
            <text:p>126</text:p>
          </table:table-cell>
          <table:table-cell office:value-type="float" office:value="95.97607605">
            <text:p>95,97607605</text:p>
          </table:table-cell>
          <table:table-cell office:value-type="float" office:value="43.95005146">
            <text:p>43,95005146</text:p>
          </table:table-cell>
          <table:table-cell office:value-type="float" office:value="600">
            <text:p>600</text:p>
          </table:table-cell>
          <table:table-cell office:value-type="float" office:value="593">
            <text:p>59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96.05255">
            <text:p>96,05255</text:p>
          </table:table-cell>
          <table:table-cell office:value-type="float" office:value="43.967541">
            <text:p>43,967541</text:p>
          </table:table-cell>
        </table:table-row>
        <table:table-row table:style-name="ro1">
          <table:table-cell office:value-type="float" office:value="56.65258006">
            <text:p>56,65258006</text:p>
          </table:table-cell>
          <table:table-cell office:value-type="float" office:value="63.83590252">
            <text:p>63,83590252</text:p>
          </table:table-cell>
          <table:table-cell table:number-columns-repeated="2" office:value-type="float" office:value="127">
            <text:p>127</text:p>
          </table:table-cell>
          <table:table-cell office:value-type="float" office:value="56.65258006">
            <text:p>56,65258006</text:p>
          </table:table-cell>
          <table:table-cell office:value-type="float" office:value="63.83590252">
            <text:p>63,83590252</text:p>
          </table:table-cell>
          <table:table-cell table:number-columns-repeated="2" office:value-type="float" office:value="127">
            <text:p>127</text:p>
          </table:table-cell>
          <table:table-cell office:value-type="float" office:value="56.65258006">
            <text:p>56,65258006</text:p>
          </table:table-cell>
          <table:table-cell office:value-type="float" office:value="63.83590252">
            <text:p>63,83590252</text:p>
          </table:table-cell>
          <table:table-cell office:value-type="float" office:value="598">
            <text:p>598</text:p>
          </table:table-cell>
          <table:table-cell office:value-type="float" office:value="591">
            <text:p>59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hateau de Bionn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6.69909">
            <text:p>56,69909</text:p>
          </table:table-cell>
          <table:table-cell office:value-type="float" office:value="63.8614">
            <text:p>63,8614</text:p>
          </table:table-cell>
        </table:table-row>
        <table:table-row table:style-name="ro1">
          <table:table-cell office:value-type="float" office:value="28299.04515061">
            <text:p>28299,04515061</text:p>
          </table:table-cell>
          <table:table-cell office:value-type="float" office:value="771.3332113">
            <text:p>771,3332113</text:p>
          </table:table-cell>
          <table:table-cell table:number-columns-repeated="2" office:value-type="float" office:value="108">
            <text:p>108</text:p>
          </table:table-cell>
          <table:table-cell office:value-type="float" office:value="28299.0451506">
            <text:p>28299,0451506</text:p>
          </table:table-cell>
          <table:table-cell office:value-type="float" office:value="771.3332113">
            <text:p>771,3332113</text:p>
          </table:table-cell>
          <table:table-cell table:number-columns-repeated="2" office:value-type="float" office:value="108">
            <text:p>108</text:p>
          </table:table-cell>
          <table:table-cell office:value-type="float" office:value="28299.0451507">
            <text:p>28299,0451507</text:p>
          </table:table-cell>
          <table:table-cell office:value-type="float" office:value="771.33321131">
            <text:p>771,33321131</text:p>
          </table:table-cell>
          <table:table-cell office:value-type="float" office:value="620">
            <text:p>620</text:p>
          </table:table-cell>
          <table:table-cell office:value-type="float" office:value="613">
            <text:p>61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e Font Colomb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8321.91133">
            <text:p>28321,91133</text:p>
          </table:table-cell>
          <table:table-cell office:value-type="float" office:value="771.641947">
            <text:p>771,641947</text:p>
          </table:table-cell>
        </table:table-row>
        <table:table-row table:style-name="ro1">
          <table:table-cell office:value-type="float" office:value="72010.32719166">
            <text:p>72010,32719166</text:p>
          </table:table-cell>
          <table:table-cell office:value-type="float" office:value="1707.11692326">
            <text:p>1707,11692326</text:p>
          </table:table-cell>
          <table:table-cell table:number-columns-repeated="2" office:value-type="float" office:value="111">
            <text:p>111</text:p>
          </table:table-cell>
          <table:table-cell office:value-type="float" office:value="72010.3271917">
            <text:p>72010,3271917</text:p>
          </table:table-cell>
          <table:table-cell office:value-type="float" office:value="1707.11692326">
            <text:p>1707,11692326</text:p>
          </table:table-cell>
          <table:table-cell table:number-columns-repeated="2" office:value-type="float" office:value="111">
            <text:p>111</text:p>
          </table:table-cell>
          <table:table-cell office:value-type="float" office:value="72010.3271923">
            <text:p>72010,3271923</text:p>
          </table:table-cell>
          <table:table-cell office:value-type="float" office:value="1707.11692326">
            <text:p>1707,11692326</text:p>
          </table:table-cell>
          <table:table-cell office:value-type="float" office:value="617">
            <text:p>617</text:p>
          </table:table-cell>
          <table:table-cell office:value-type="float" office:value="610">
            <text:p>61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Transparence Lez-Lirond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2068.20975">
            <text:p>72068,20975</text:p>
          </table:table-cell>
          <table:table-cell office:value-type="float" office:value="1707.802378">
            <text:p>1707,802378</text:p>
          </table:table-cell>
        </table:table-row>
        <table:table-row table:style-name="ro1">
          <table:table-cell office:value-type="float" office:value="11216.70002329">
            <text:p>11216,70002329</text:p>
          </table:table-cell>
          <table:table-cell office:value-type="float" office:value="831.50693032">
            <text:p>831,50693032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1216.7000233">
            <text:p>11216,7000233</text:p>
          </table:table-cell>
          <table:table-cell office:value-type="float" office:value="831.50693033">
            <text:p>831,50693033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1216.7000233">
            <text:p>11216,7000233</text:p>
          </table:table-cell>
          <table:table-cell office:value-type="float" office:value="831.50693033">
            <text:p>831,50693033</text:p>
          </table:table-cell>
          <table:table-cell office:value-type="float" office:value="615">
            <text:p>615</text:p>
          </table:table-cell>
          <table:table-cell office:value-type="float" office:value="608">
            <text:p>60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Paul Valéry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225.73508">
            <text:p>11225,73508</text:p>
          </table:table-cell>
          <table:table-cell office:value-type="float" office:value="831.843982">
            <text:p>831,843982</text:p>
          </table:table-cell>
        </table:table-row>
        <table:table-row table:style-name="ro1">
          <table:table-cell office:value-type="float" office:value="115.37353743">
            <text:p>115,37353743</text:p>
          </table:table-cell>
          <table:table-cell office:value-type="float" office:value="43.76489125">
            <text:p>43,76489125</text:p>
          </table:table-cell>
          <table:table-cell table:number-columns-repeated="2" office:value-type="float" office:value="129">
            <text:p>129</text:p>
          </table:table-cell>
          <table:table-cell office:value-type="float" office:value="115.37353743">
            <text:p>115,37353743</text:p>
          </table:table-cell>
          <table:table-cell office:value-type="float" office:value="43.76489125">
            <text:p>43,76489125</text:p>
          </table:table-cell>
          <table:table-cell table:number-columns-repeated="2" office:value-type="float" office:value="129">
            <text:p>129</text:p>
          </table:table-cell>
          <table:table-cell office:value-type="float" office:value="115.37353743">
            <text:p>115,37353743</text:p>
          </table:table-cell>
          <table:table-cell office:value-type="float" office:value="43.76489125">
            <text:p>43,76489125</text:p>
          </table:table-cell>
          <table:table-cell office:value-type="float" office:value="596">
            <text:p>596</text:p>
          </table:table-cell>
          <table:table-cell office:value-type="float" office:value="589">
            <text:p>58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5.46648">
            <text:p>115,46648</text:p>
          </table:table-cell>
          <table:table-cell office:value-type="float" office:value="43.782405">
            <text:p>43,782405</text:p>
          </table:table-cell>
        </table:table-row>
        <table:table-row table:style-name="ro1">
          <table:table-cell office:value-type="float" office:value="108.87973769">
            <text:p>108,87973769</text:p>
          </table:table-cell>
          <table:table-cell office:value-type="float" office:value="50.10742457">
            <text:p>50,10742457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08.87973769">
            <text:p>108,87973769</text:p>
          </table:table-cell>
          <table:table-cell office:value-type="float" office:value="50.10742457">
            <text:p>50,10742457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08.87973769">
            <text:p>108,87973769</text:p>
          </table:table-cell>
          <table:table-cell office:value-type="float" office:value="50.10742457">
            <text:p>50,10742457</text:p>
          </table:table-cell>
          <table:table-cell office:value-type="float" office:value="595">
            <text:p>595</text:p>
          </table:table-cell>
          <table:table-cell office:value-type="float" office:value="588">
            <text:p>58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8.9677">
            <text:p>108,9677</text:p>
          </table:table-cell>
          <table:table-cell office:value-type="float" office:value="50.127608">
            <text:p>50,127608</text:p>
          </table:table-cell>
        </table:table-row>
        <table:table-row table:style-name="ro1">
          <table:table-cell office:value-type="float" office:value="982.13652111">
            <text:p>982,13652111</text:p>
          </table:table-cell>
          <table:table-cell office:value-type="float" office:value="122.20837286">
            <text:p>122,20837286</text:p>
          </table:table-cell>
          <table:table-cell table:number-columns-repeated="2" office:value-type="float" office:value="131">
            <text:p>131</text:p>
          </table:table-cell>
          <table:table-cell office:value-type="float" office:value="982.13652111">
            <text:p>982,13652111</text:p>
          </table:table-cell>
          <table:table-cell office:value-type="float" office:value="122.20837286">
            <text:p>122,20837286</text:p>
          </table:table-cell>
          <table:table-cell table:number-columns-repeated="2" office:value-type="float" office:value="131">
            <text:p>1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82.92386">
            <text:p>982,92386</text:p>
          </table:table-cell>
          <table:table-cell office:value-type="float" office:value="122.257292">
            <text:p>122,257292</text:p>
          </table:table-cell>
        </table:table-row>
        <table:table-row table:style-name="ro1">
          <table:table-cell office:value-type="float" office:value="218.77738743">
            <text:p>218,77738743</text:p>
          </table:table-cell>
          <table:table-cell office:value-type="float" office:value="82.56827433">
            <text:p>82,56827433</text:p>
          </table:table-cell>
          <table:table-cell table:number-columns-repeated="2" office:value-type="float" office:value="133">
            <text:p>133</text:p>
          </table:table-cell>
          <table:table-cell office:value-type="float" office:value="218.77738744">
            <text:p>218,77738744</text:p>
          </table:table-cell>
          <table:table-cell office:value-type="float" office:value="82.56827433">
            <text:p>82,56827433</text:p>
          </table:table-cell>
          <table:table-cell table:number-columns-repeated="2" office:value-type="float" office:value="133">
            <text:p>133</text:p>
          </table:table-cell>
          <table:table-cell office:value-type="float" office:value="218.77738743">
            <text:p>218,77738743</text:p>
          </table:table-cell>
          <table:table-cell office:value-type="float" office:value="82.56827433">
            <text:p>82,56827433</text:p>
          </table:table-cell>
          <table:table-cell office:value-type="float" office:value="592">
            <text:p>592</text:p>
          </table:table-cell>
          <table:table-cell office:value-type="float" office:value="585">
            <text:p>5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18.95227">
            <text:p>218,95227</text:p>
          </table:table-cell>
          <table:table-cell office:value-type="float" office:value="82.601004">
            <text:p>82,601004</text:p>
          </table:table-cell>
        </table:table-row>
        <table:table-row table:style-name="ro1">
          <table:table-cell office:value-type="float" office:value="2749.38415182">
            <text:p>2749,38415182</text:p>
          </table:table-cell>
          <table:table-cell office:value-type="float" office:value="261.21150595">
            <text:p>261,21150595</text:p>
          </table:table-cell>
          <table:table-cell table:number-columns-repeated="2" office:value-type="float" office:value="134">
            <text:p>134</text:p>
          </table:table-cell>
          <table:table-cell office:value-type="float" office:value="2749.38415182">
            <text:p>2749,38415182</text:p>
          </table:table-cell>
          <table:table-cell office:value-type="float" office:value="261.21150595">
            <text:p>261,21150595</text:p>
          </table:table-cell>
          <table:table-cell table:number-columns-repeated="2" office:value-type="float" office:value="134">
            <text:p>134</text:p>
          </table:table-cell>
          <table:table-cell office:value-type="float" office:value="2749.38415182">
            <text:p>2749,38415182</text:p>
          </table:table-cell>
          <table:table-cell office:value-type="float" office:value="261.21150595">
            <text:p>261,21150595</text:p>
          </table:table-cell>
          <table:table-cell office:value-type="float" office:value="591">
            <text:p>591</text:p>
          </table:table-cell>
          <table:table-cell office:value-type="float" office:value="584">
            <text:p>58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751.57343">
            <text:p>2751,57343</text:p>
          </table:table-cell>
          <table:table-cell office:value-type="float" office:value="261.315197">
            <text:p>261,315197</text:p>
          </table:table-cell>
        </table:table-row>
        <table:table-row table:style-name="ro1">
          <table:table-cell office:value-type="float" office:value="10221.20212619">
            <text:p>10221,20212619</text:p>
          </table:table-cell>
          <table:table-cell office:value-type="float" office:value="657.72949521">
            <text:p>657,72949521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0221.2021262">
            <text:p>10221,2021262</text:p>
          </table:table-cell>
          <table:table-cell office:value-type="float" office:value="657.72949521">
            <text:p>657,72949521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0221.2021262">
            <text:p>10221,2021262</text:p>
          </table:table-cell>
          <table:table-cell office:value-type="float" office:value="657.72949521">
            <text:p>657,72949521</text:p>
          </table:table-cell>
          <table:table-cell office:value-type="float" office:value="590">
            <text:p>590</text:p>
          </table:table-cell>
          <table:table-cell office:value-type="float" office:value="583">
            <text:p>58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229.37143">
            <text:p>10229,37143</text:p>
          </table:table-cell>
          <table:table-cell office:value-type="float" office:value="657.989704">
            <text:p>657,989704</text:p>
          </table:table-cell>
        </table:table-row>
        <table:table-row table:style-name="ro1">
          <table:table-cell office:value-type="float" office:value="187.38975212">
            <text:p>187,38975212</text:p>
          </table:table-cell>
          <table:table-cell office:value-type="float" office:value="90.4109536">
            <text:p>90,4109536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87.38975212">
            <text:p>187,38975212</text:p>
          </table:table-cell>
          <table:table-cell office:value-type="float" office:value="90.4109536">
            <text:p>90,4109536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87.38975212">
            <text:p>187,38975212</text:p>
          </table:table-cell>
          <table:table-cell office:value-type="float" office:value="90.4109536">
            <text:p>90,4109536</text:p>
          </table:table-cell>
          <table:table-cell office:value-type="float" office:value="589">
            <text:p>589</text:p>
          </table:table-cell>
          <table:table-cell office:value-type="float" office:value="582">
            <text:p>5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87.53987">
            <text:p>187,53987</text:p>
          </table:table-cell>
          <table:table-cell office:value-type="float" office:value="90.446844">
            <text:p>90,446844</text:p>
          </table:table-cell>
        </table:table-row>
        <table:table-row table:style-name="ro1">
          <table:table-cell office:value-type="float" office:value="976.12925462">
            <text:p>976,12925462</text:p>
          </table:table-cell>
          <table:table-cell office:value-type="float" office:value="150.71414687">
            <text:p>150,71414687</text:p>
          </table:table-cell>
          <table:table-cell table:number-columns-repeated="2" office:value-type="float" office:value="138">
            <text:p>138</text:p>
          </table:table-cell>
          <table:table-cell office:value-type="float" office:value="976.12925462">
            <text:p>976,12925462</text:p>
          </table:table-cell>
          <table:table-cell office:value-type="float" office:value="150.71414687">
            <text:p>150,71414687</text:p>
          </table:table-cell>
          <table:table-cell table:number-columns-repeated="2" office:value-type="float" office:value="138">
            <text:p>138</text:p>
          </table:table-cell>
          <table:table-cell office:value-type="float" office:value="976.12925462">
            <text:p>976,12925462</text:p>
          </table:table-cell>
          <table:table-cell office:value-type="float" office:value="150.71414687">
            <text:p>150,71414687</text:p>
          </table:table-cell>
          <table:table-cell office:value-type="float" office:value="587">
            <text:p>587</text:p>
          </table:table-cell>
          <table:table-cell office:value-type="float" office:value="580">
            <text:p>5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976.90893">
            <text:p>976,90893</text:p>
          </table:table-cell>
          <table:table-cell office:value-type="float" office:value="150.774566">
            <text:p>150,774566</text:p>
          </table:table-cell>
        </table:table-row>
        <table:table-row table:style-name="ro1">
          <table:table-cell office:value-type="float" office:value="321.01212717">
            <text:p>321,01212717</text:p>
          </table:table-cell>
          <table:table-cell office:value-type="float" office:value="111.39908076">
            <text:p>111,39908076</text:p>
          </table:table-cell>
          <table:table-cell table:number-columns-repeated="2" office:value-type="float" office:value="139">
            <text:p>139</text:p>
          </table:table-cell>
          <table:table-cell office:value-type="float" office:value="321.01212717">
            <text:p>321,01212717</text:p>
          </table:table-cell>
          <table:table-cell office:value-type="float" office:value="111.39908076">
            <text:p>111,39908076</text:p>
          </table:table-cell>
          <table:table-cell table:number-columns-repeated="2" office:value-type="float" office:value="139">
            <text:p>139</text:p>
          </table:table-cell>
          <table:table-cell office:value-type="float" office:value="321.01212717">
            <text:p>321,01212717</text:p>
          </table:table-cell>
          <table:table-cell office:value-type="float" office:value="111.39908076">
            <text:p>111,39908076</text:p>
          </table:table-cell>
          <table:table-cell office:value-type="float" office:value="586">
            <text:p>586</text:p>
          </table:table-cell>
          <table:table-cell office:value-type="float" office:value="579">
            <text:p>57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Richter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21.26997">
            <text:p>321,26997</text:p>
          </table:table-cell>
          <table:table-cell office:value-type="float" office:value="111.443541">
            <text:p>111,443541</text:p>
          </table:table-cell>
        </table:table-row>
        <table:table-row table:style-name="ro1">
          <table:table-cell office:value-type="float" office:value="15175.90189966">
            <text:p>15175,90189966</text:p>
          </table:table-cell>
          <table:table-cell office:value-type="float" office:value="669.87053953">
            <text:p>669,87053953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175.9018997">
            <text:p>15175,9018997</text:p>
          </table:table-cell>
          <table:table-cell office:value-type="float" office:value="669.87053953">
            <text:p>669,87053953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175.9018997">
            <text:p>15175,9018997</text:p>
          </table:table-cell>
          <table:table-cell office:value-type="float" office:value="669.87053953">
            <text:p>669,87053953</text:p>
          </table:table-cell>
          <table:table-cell office:value-type="float" office:value="585">
            <text:p>585</text:p>
          </table:table-cell>
          <table:table-cell office:value-type="float" office:value="578">
            <text:p>57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hateau de la Mogèr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5188.0068">
            <text:p>15188,0068</text:p>
          </table:table-cell>
          <table:table-cell office:value-type="float" office:value="670.138264">
            <text:p>670,138264</text:p>
          </table:table-cell>
        </table:table-row>
        <table:table-row table:style-name="ro1">
          <table:table-cell office:value-type="float" office:value="14224.93097235">
            <text:p>14224,93097235</text:p>
          </table:table-cell>
          <table:table-cell office:value-type="float" office:value="574.80844459">
            <text:p>574,8084445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4224.9309724">
            <text:p>14224,9309724</text:p>
          </table:table-cell>
          <table:table-cell office:value-type="float" office:value="574.80844459">
            <text:p>574,8084445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4224.9309723">
            <text:p>14224,9309723</text:p>
          </table:table-cell>
          <table:table-cell office:value-type="float" office:value="574.80844459">
            <text:p>574,80844459</text:p>
          </table:table-cell>
          <table:table-cell office:value-type="float" office:value="584">
            <text:p>584</text:p>
          </table:table-cell>
          <table:table-cell office:value-type="float" office:value="577">
            <text:p>57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René Dumont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4236.29235">
            <text:p>14236,29235</text:p>
          </table:table-cell>
          <table:table-cell office:value-type="float" office:value="575.039649">
            <text:p>575,039649</text:p>
          </table:table-cell>
        </table:table-row>
        <table:table-row table:style-name="ro1">
          <table:table-cell office:value-type="float" office:value="2182.64906451">
            <text:p>2182,64906451</text:p>
          </table:table-cell>
          <table:table-cell office:value-type="float" office:value="208.43694041">
            <text:p>208,43694041</text:p>
          </table:table-cell>
          <table:table-cell table:number-columns-repeated="2" office:value-type="float" office:value="142">
            <text:p>142</text:p>
          </table:table-cell>
          <table:table-cell office:value-type="float" office:value="2182.64906451">
            <text:p>2182,64906451</text:p>
          </table:table-cell>
          <table:table-cell office:value-type="float" office:value="208.43694042">
            <text:p>208,43694042</text:p>
          </table:table-cell>
          <table:table-cell table:number-columns-repeated="2" office:value-type="float" office:value="142">
            <text:p>142</text:p>
          </table:table-cell>
          <table:table-cell office:value-type="float" office:value="2182.64906451">
            <text:p>2182,64906451</text:p>
          </table:table-cell>
          <table:table-cell office:value-type="float" office:value="208.43694042">
            <text:p>208,43694042</text:p>
          </table:table-cell>
          <table:table-cell office:value-type="float" office:value="583">
            <text:p>583</text:p>
          </table:table-cell>
          <table:table-cell office:value-type="float" office:value="576">
            <text:p>57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s Patriot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184.38837">
            <text:p>2184,38837</text:p>
          </table:table-cell>
          <table:table-cell office:value-type="float" office:value="208.51946">
            <text:p>208,51946</text:p>
          </table:table-cell>
        </table:table-row>
        <table:table-row table:style-name="ro1">
          <table:table-cell office:value-type="float" office:value="1796.54690953">
            <text:p>1796,54690953</text:p>
          </table:table-cell>
          <table:table-cell office:value-type="float" office:value="187.68744238">
            <text:p>187,68744238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796.54690953">
            <text:p>1796,54690953</text:p>
          </table:table-cell>
          <table:table-cell office:value-type="float" office:value="187.68744238">
            <text:p>187,68744238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796.54690953">
            <text:p>1796,54690953</text:p>
          </table:table-cell>
          <table:table-cell office:value-type="float" office:value="187.68744238">
            <text:p>187,68744238</text:p>
          </table:table-cell>
          <table:table-cell office:value-type="float" office:value="582">
            <text:p>582</text:p>
          </table:table-cell>
          <table:table-cell office:value-type="float" office:value="575">
            <text:p>5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797.97413">
            <text:p>1797,97413</text:p>
          </table:table-cell>
          <table:table-cell office:value-type="float" office:value="187.762391">
            <text:p>187,762391</text:p>
          </table:table-cell>
        </table:table-row>
        <table:table-row table:style-name="ro1">
          <table:table-cell office:value-type="float" office:value="109.72999873">
            <text:p>109,72999873</text:p>
          </table:table-cell>
          <table:table-cell office:value-type="float" office:value="97.07340999">
            <text:p>97,07340999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09.72999873">
            <text:p>109,72999873</text:p>
          </table:table-cell>
          <table:table-cell office:value-type="float" office:value="97.07340999">
            <text:p>97,07340999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09.72999873">
            <text:p>109,72999873</text:p>
          </table:table-cell>
          <table:table-cell office:value-type="float" office:value="97.07340999">
            <text:p>97,07340999</text:p>
          </table:table-cell>
          <table:table-cell office:value-type="float" office:value="581">
            <text:p>581</text:p>
          </table:table-cell>
          <table:table-cell office:value-type="float" office:value="574">
            <text:p>5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9.81756">
            <text:p>109,81756</text:p>
          </table:table-cell>
          <table:table-cell office:value-type="float" office:value="97.111728">
            <text:p>97,111728</text:p>
          </table:table-cell>
        </table:table-row>
        <table:table-row table:style-name="ro1">
          <table:table-cell office:value-type="float" office:value="1598.83173802">
            <text:p>1598,83173802</text:p>
          </table:table-cell>
          <table:table-cell office:value-type="float" office:value="141.9163558">
            <text:p>141,9163558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598.83173802">
            <text:p>1598,83173802</text:p>
          </table:table-cell>
          <table:table-cell office:value-type="float" office:value="141.9163558">
            <text:p>141,9163558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598.83173802">
            <text:p>1598,83173802</text:p>
          </table:table-cell>
          <table:table-cell office:value-type="float" office:value="141.9163558">
            <text:p>141,9163558</text:p>
          </table:table-cell>
          <table:table-cell office:value-type="float" office:value="580">
            <text:p>580</text:p>
          </table:table-cell>
          <table:table-cell office:value-type="float" office:value="573">
            <text:p>5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600.10264">
            <text:p>1600,10264</text:p>
          </table:table-cell>
          <table:table-cell office:value-type="float" office:value="141.972749">
            <text:p>141,972749</text:p>
          </table:table-cell>
        </table:table-row>
        <table:table-row table:style-name="ro1">
          <table:table-cell office:value-type="float" office:value="348.15401681">
            <text:p>348,15401681</text:p>
          </table:table-cell>
          <table:table-cell office:value-type="float" office:value="130.76284916">
            <text:p>130,76284916</text:p>
          </table:table-cell>
          <table:table-cell table:number-columns-repeated="2" office:value-type="float" office:value="146">
            <text:p>146</text:p>
          </table:table-cell>
          <table:table-cell office:value-type="float" office:value="348.15401681">
            <text:p>348,15401681</text:p>
          </table:table-cell>
          <table:table-cell office:value-type="float" office:value="130.76284916">
            <text:p>130,76284916</text:p>
          </table:table-cell>
          <table:table-cell table:number-columns-repeated="2" office:value-type="float" office:value="146">
            <text:p>146</text:p>
          </table:table-cell>
          <table:table-cell office:value-type="float" office:value="354.30500443">
            <text:p>354,30500443</text:p>
          </table:table-cell>
          <table:table-cell office:value-type="float" office:value="130.98031461">
            <text:p>130,98031461</text:p>
          </table:table-cell>
          <table:table-cell office:value-type="float" office:value="579">
            <text:p>579</text:p>
          </table:table-cell>
          <table:table-cell office:value-type="float" office:value="572">
            <text:p>57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48.4322">
            <text:p>348,4322</text:p>
          </table:table-cell>
          <table:table-cell office:value-type="float" office:value="130.814458">
            <text:p>130,814458</text:p>
          </table:table-cell>
        </table:table-row>
        <table:table-row table:style-name="ro1">
          <table:table-cell office:value-type="float" office:value="2779.60548166">
            <text:p>2779,60548166</text:p>
          </table:table-cell>
          <table:table-cell office:value-type="float" office:value="214.90233256">
            <text:p>214,90233256</text:p>
          </table:table-cell>
          <table:table-cell table:number-columns-repeated="2" office:value-type="float" office:value="147">
            <text:p>147</text:p>
          </table:table-cell>
          <table:table-cell office:value-type="float" office:value="2779.60548165">
            <text:p>2779,60548165</text:p>
          </table:table-cell>
          <table:table-cell office:value-type="float" office:value="214.90233256">
            <text:p>214,90233256</text:p>
          </table:table-cell>
          <table:table-cell table:number-columns-repeated="2" office:value-type="float" office:value="147">
            <text:p>147</text:p>
          </table:table-cell>
          <table:table-cell office:value-type="float" office:value="2779.60548165">
            <text:p>2779,60548165</text:p>
          </table:table-cell>
          <table:table-cell office:value-type="float" office:value="214.90233256">
            <text:p>214,90233256</text:p>
          </table:table-cell>
          <table:table-cell office:value-type="float" office:value="578">
            <text:p>578</text:p>
          </table:table-cell>
          <table:table-cell office:value-type="float" office:value="571">
            <text:p>57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Richter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781.8186">
            <text:p>2781,8186</text:p>
          </table:table-cell>
          <table:table-cell office:value-type="float" office:value="214.988008">
            <text:p>214,988008</text:p>
          </table:table-cell>
        </table:table-row>
        <table:table-row table:style-name="ro1">
          <table:table-cell office:value-type="float" office:value="2283.79514457">
            <text:p>2283,79514457</text:p>
          </table:table-cell>
          <table:table-cell office:value-type="float" office:value="200.48763386">
            <text:p>200,48763386</text:p>
          </table:table-cell>
          <table:table-cell table:number-columns-repeated="2" office:value-type="float" office:value="148">
            <text:p>148</text:p>
          </table:table-cell>
          <table:table-cell office:value-type="float" office:value="2283.79514457">
            <text:p>2283,79514457</text:p>
          </table:table-cell>
          <table:table-cell office:value-type="float" office:value="200.48763386">
            <text:p>200,48763386</text:p>
          </table:table-cell>
          <table:table-cell table:number-columns-repeated="2" office:value-type="float" office:value="148">
            <text:p>148</text:p>
          </table:table-cell>
          <table:table-cell office:value-type="float" office:value="2283.79514456">
            <text:p>2283,79514456</text:p>
          </table:table-cell>
          <table:table-cell office:value-type="float" office:value="200.48763386">
            <text:p>200,48763386</text:p>
          </table:table-cell>
          <table:table-cell office:value-type="float" office:value="577">
            <text:p>577</text:p>
          </table:table-cell>
          <table:table-cell office:value-type="float" office:value="570">
            <text:p>5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285.61064">
            <text:p>2285,61064</text:p>
          </table:table-cell>
          <table:table-cell office:value-type="float" office:value="200.567634">
            <text:p>200,567634</text:p>
          </table:table-cell>
        </table:table-row>
        <table:table-row table:style-name="ro1">
          <table:table-cell office:value-type="float" office:value="1784.60691757">
            <text:p>1784,60691757</text:p>
          </table:table-cell>
          <table:table-cell office:value-type="float" office:value="249.79922814">
            <text:p>249,79922814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784.60691757">
            <text:p>1784,60691757</text:p>
          </table:table-cell>
          <table:table-cell office:value-type="float" office:value="249.79922814">
            <text:p>249,79922814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784.60691757">
            <text:p>1784,60691757</text:p>
          </table:table-cell>
          <table:table-cell office:value-type="float" office:value="249.79922814">
            <text:p>249,79922814</text:p>
          </table:table-cell>
          <table:table-cell office:value-type="float" office:value="597">
            <text:p>597</text:p>
          </table:table-cell>
          <table:table-cell office:value-type="float" office:value="590">
            <text:p>5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786.02753">
            <text:p>1786,02753</text:p>
          </table:table-cell>
          <table:table-cell office:value-type="float" office:value="249.897854">
            <text:p>249,897854</text:p>
          </table:table-cell>
        </table:table-row>
        <table:table-row table:style-name="ro1">
          <table:table-cell office:value-type="float" office:value="1312.87011655">
            <text:p>1312,87011655</text:p>
          </table:table-cell>
          <table:table-cell office:value-type="float" office:value="309.31371183">
            <text:p>309,31371183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312.87011655">
            <text:p>1312,87011655</text:p>
          </table:table-cell>
          <table:table-cell office:value-type="float" office:value="309.31371183">
            <text:p>309,31371183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312.87011656">
            <text:p>1312,87011656</text:p>
          </table:table-cell>
          <table:table-cell office:value-type="float" office:value="309.31371183">
            <text:p>309,31371183</text:p>
          </table:table-cell>
          <table:table-cell office:value-type="float" office:value="593">
            <text:p>593</text:p>
          </table:table-cell>
          <table:table-cell office:value-type="float" office:value="586">
            <text:p>5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313.92238">
            <text:p>1313,92238</text:p>
          </table:table-cell>
          <table:table-cell office:value-type="float" office:value="309.437529">
            <text:p>309,437529</text:p>
          </table:table-cell>
        </table:table-row>
        <table:table-row table:style-name="ro1">
          <table:table-cell office:value-type="float" office:value="4938.42005319">
            <text:p>4938,42005319</text:p>
          </table:table-cell>
          <table:table-cell office:value-type="float" office:value="297.92085555">
            <text:p>297,92085555</text:p>
          </table:table-cell>
          <table:table-cell table:number-columns-repeated="2" office:value-type="float" office:value="137">
            <text:p>137</text:p>
          </table:table-cell>
          <table:table-cell office:value-type="float" office:value="4938.42005319">
            <text:p>4938,42005319</text:p>
          </table:table-cell>
          <table:table-cell office:value-type="float" office:value="297.92085555">
            <text:p>297,92085555</text:p>
          </table:table-cell>
          <table:table-cell table:number-columns-repeated="2" office:value-type="float" office:value="137">
            <text:p>137</text:p>
          </table:table-cell>
          <table:table-cell office:value-type="float" office:value="4938.42005319">
            <text:p>4938,42005319</text:p>
          </table:table-cell>
          <table:table-cell office:value-type="float" office:value="297.92085555">
            <text:p>297,92085555</text:p>
          </table:table-cell>
          <table:table-cell office:value-type="float" office:value="588">
            <text:p>588</text:p>
          </table:table-cell>
          <table:table-cell office:value-type="float" office:value="581">
            <text:p>58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Richter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942.36264">
            <text:p>4942,36264</text:p>
          </table:table-cell>
          <table:table-cell office:value-type="float" office:value="298.039513">
            <text:p>298,039513</text:p>
          </table:table-cell>
        </table:table-row>
        <table:table-row table:style-name="ro1">
          <table:table-cell office:value-type="float" office:value="159.21514127">
            <text:p>159,21514127</text:p>
          </table:table-cell>
          <table:table-cell office:value-type="float" office:value="81.25627925">
            <text:p>81,25627925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9.21514127">
            <text:p>159,21514127</text:p>
          </table:table-cell>
          <table:table-cell office:value-type="float" office:value="81.25627925">
            <text:p>81,25627925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9.21514128">
            <text:p>159,21514128</text:p>
          </table:table-cell>
          <table:table-cell office:value-type="float" office:value="81.25627925">
            <text:p>81,25627925</text:p>
          </table:table-cell>
          <table:table-cell office:value-type="float" office:value="575">
            <text:p>575</text:p>
          </table:table-cell>
          <table:table-cell office:value-type="float" office:value="568">
            <text:p>5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59.3406">
            <text:p>159,3406</text:p>
          </table:table-cell>
          <table:table-cell office:value-type="float" office:value="81.288445">
            <text:p>81,288445</text:p>
          </table:table-cell>
        </table:table-row>
        <table:table-row table:style-name="ro1">
          <table:table-cell office:value-type="float" office:value="235.99100289">
            <text:p>235,99100289</text:p>
          </table:table-cell>
          <table:table-cell office:value-type="float" office:value="85.80693535">
            <text:p>85,80693535</text:p>
          </table:table-cell>
          <table:table-cell table:number-columns-repeated="2" office:value-type="float" office:value="151">
            <text:p>151</text:p>
          </table:table-cell>
          <table:table-cell office:value-type="float" office:value="235.99100289">
            <text:p>235,99100289</text:p>
          </table:table-cell>
          <table:table-cell office:value-type="float" office:value="85.80693535">
            <text:p>85,80693535</text:p>
          </table:table-cell>
          <table:table-cell table:number-columns-repeated="2" office:value-type="float" office:value="151">
            <text:p>151</text:p>
          </table:table-cell>
          <table:table-cell office:value-type="float" office:value="235.99100289">
            <text:p>235,99100289</text:p>
          </table:table-cell>
          <table:table-cell office:value-type="float" office:value="85.80693535">
            <text:p>85,80693535</text:p>
          </table:table-cell>
          <table:table-cell office:value-type="float" office:value="574">
            <text:p>574</text:p>
          </table:table-cell>
          <table:table-cell office:value-type="float" office:value="567">
            <text:p>56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Richter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36.17538">
            <text:p>236,17538</text:p>
          </table:table-cell>
          <table:table-cell office:value-type="float" office:value="85.84092">
            <text:p>85,84092</text:p>
          </table:table-cell>
        </table:table-row>
        <table:table-row table:style-name="ro1">
          <table:table-cell office:value-type="float" office:value="461.93610989">
            <text:p>461,93610989</text:p>
          </table:table-cell>
          <table:table-cell office:value-type="float" office:value="76.28155612">
            <text:p>76,28155612</text:p>
          </table:table-cell>
          <table:table-cell table:number-columns-repeated="2" office:value-type="float" office:value="153">
            <text:p>153</text:p>
          </table:table-cell>
          <table:table-cell office:value-type="float" office:value="461.93610989">
            <text:p>461,93610989</text:p>
          </table:table-cell>
          <table:table-cell office:value-type="float" office:value="76.28155612">
            <text:p>76,28155612</text:p>
          </table:table-cell>
          <table:table-cell table:number-columns-repeated="2" office:value-type="float" office:value="153">
            <text:p>153</text:p>
          </table:table-cell>
          <table:table-cell office:value-type="float" office:value="461.93610989">
            <text:p>461,93610989</text:p>
          </table:table-cell>
          <table:table-cell office:value-type="float" office:value="76.28155612">
            <text:p>76,28155612</text:p>
          </table:table-cell>
          <table:table-cell office:value-type="float" office:value="571">
            <text:p>571</text:p>
          </table:table-cell>
          <table:table-cell office:value-type="float" office:value="564">
            <text:p>56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62.30296">
            <text:p>462,30296</text:p>
          </table:table-cell>
          <table:table-cell office:value-type="float" office:value="76.31184">
            <text:p>76,31184</text:p>
          </table:table-cell>
        </table:table-row>
        <table:table-row table:style-name="ro1">
          <table:table-cell office:value-type="float" office:value="72366.94417261">
            <text:p>72366,94417261</text:p>
          </table:table-cell>
          <table:table-cell office:value-type="float" office:value="1661.6837674">
            <text:p>1661,6837674</text:p>
          </table:table-cell>
          <table:table-cell table:number-columns-repeated="2" office:value-type="float" office:value="155">
            <text:p>155</text:p>
          </table:table-cell>
          <table:table-cell office:value-type="float" office:value="72366.9441726">
            <text:p>72366,9441726</text:p>
          </table:table-cell>
          <table:table-cell office:value-type="float" office:value="1661.6837674">
            <text:p>1661,6837674</text:p>
          </table:table-cell>
          <table:table-cell table:number-columns-repeated="2" office:value-type="float" office:value="155">
            <text:p>155</text:p>
          </table:table-cell>
          <table:table-cell office:value-type="float" office:value="72366.9441724">
            <text:p>72366,9441724</text:p>
          </table:table-cell>
          <table:table-cell office:value-type="float" office:value="1661.68376738">
            <text:p>1661,68376738</text:p>
          </table:table-cell>
          <table:table-cell office:value-type="float" office:value="569">
            <text:p>569</text:p>
          </table:table-cell>
          <table:table-cell office:value-type="float" office:value="562">
            <text:p>56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Georges Charpak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2424.70281">
            <text:p>72424,70281</text:p>
          </table:table-cell>
          <table:table-cell office:value-type="float" office:value="1662.347524">
            <text:p>1662,347524</text:p>
          </table:table-cell>
        </table:table-row>
        <table:table-row table:style-name="ro1">
          <table:table-cell office:value-type="float" office:value="1994.4419759">
            <text:p>1994,4419759</text:p>
          </table:table-cell>
          <table:table-cell office:value-type="float" office:value="204.57216158">
            <text:p>204,57216158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994.4419759">
            <text:p>1994,4419759</text:p>
          </table:table-cell>
          <table:table-cell office:value-type="float" office:value="204.57216158">
            <text:p>204,57216158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994.4419759">
            <text:p>1994,4419759</text:p>
          </table:table-cell>
          <table:table-cell office:value-type="float" office:value="204.57216158">
            <text:p>204,57216158</text:p>
          </table:table-cell>
          <table:table-cell office:value-type="float" office:value="567">
            <text:p>567</text:p>
          </table:table-cell>
          <table:table-cell office:value-type="float" office:value="560">
            <text:p>5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996.02874">
            <text:p>1996,02874</text:p>
          </table:table-cell>
          <table:table-cell office:value-type="float" office:value="204.653844">
            <text:p>204,653844</text:p>
          </table:table-cell>
        </table:table-row>
        <table:table-row table:style-name="ro1">
          <table:table-cell office:value-type="float" office:value="197.77228536">
            <text:p>197,77228536</text:p>
          </table:table-cell>
          <table:table-cell office:value-type="float" office:value="71.15830308">
            <text:p>71,15830308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97.77228536">
            <text:p>197,77228536</text:p>
          </table:table-cell>
          <table:table-cell office:value-type="float" office:value="71.15830308">
            <text:p>71,15830308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97.77228536">
            <text:p>197,77228536</text:p>
          </table:table-cell>
          <table:table-cell office:value-type="float" office:value="71.15830308">
            <text:p>71,15830308</text:p>
          </table:table-cell>
          <table:table-cell office:value-type="float" office:value="566">
            <text:p>566</text:p>
          </table:table-cell>
          <table:table-cell office:value-type="float" office:value="559">
            <text:p>55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Richter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97.92819">
            <text:p>197,92819</text:p>
          </table:table-cell>
          <table:table-cell office:value-type="float" office:value="71.186558">
            <text:p>71,186558</text:p>
          </table:table-cell>
        </table:table-row>
        <table:table-row table:style-name="ro1">
          <table:table-cell office:value-type="float" office:value="1317.62955814">
            <text:p>1317,62955814</text:p>
          </table:table-cell>
          <table:table-cell office:value-type="float" office:value="190.21864325">
            <text:p>190,21864325</text:p>
          </table:table-cell>
          <table:table-cell table:number-columns-repeated="2" office:value-type="float" office:value="159">
            <text:p>159</text:p>
          </table:table-cell>
          <table:table-cell office:value-type="float" office:value="1317.62955814">
            <text:p>1317,62955814</text:p>
          </table:table-cell>
          <table:table-cell office:value-type="float" office:value="190.21864326">
            <text:p>190,21864326</text:p>
          </table:table-cell>
          <table:table-cell table:number-columns-repeated="2" office:value-type="float" office:value="159">
            <text:p>159</text:p>
          </table:table-cell>
          <table:table-cell office:value-type="float" office:value="1412.95377346">
            <text:p>1412,95377346</text:p>
          </table:table-cell>
          <table:table-cell office:value-type="float" office:value="201.3722891">
            <text:p>201,3722891</text:p>
          </table:table-cell>
          <table:table-cell office:value-type="float" office:value="564">
            <text:p>564</text:p>
          </table:table-cell>
          <table:table-cell office:value-type="float" office:value="557">
            <text:p>55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Louis et Marie Trégaro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318.67628">
            <text:p>1318,67628</text:p>
          </table:table-cell>
          <table:table-cell office:value-type="float" office:value="190.294215">
            <text:p>190,294215</text:p>
          </table:table-cell>
        </table:table-row>
        <table:table-row table:style-name="ro1">
          <table:table-cell office:value-type="float" office:value="2401.15454834">
            <text:p>2401,15454834</text:p>
          </table:table-cell>
          <table:table-cell office:value-type="float" office:value="230.78121054">
            <text:p>230,78121054</text:p>
          </table:table-cell>
          <table:table-cell table:number-columns-repeated="2" office:value-type="float" office:value="162">
            <text:p>162</text:p>
          </table:table-cell>
          <table:table-cell office:value-type="float" office:value="2401.15454834">
            <text:p>2401,15454834</text:p>
          </table:table-cell>
          <table:table-cell office:value-type="float" office:value="230.78121055">
            <text:p>230,78121055</text:p>
          </table:table-cell>
          <table:table-cell table:number-columns-repeated="2" office:value-type="float" office:value="162">
            <text:p>162</text:p>
          </table:table-cell>
          <table:table-cell office:value-type="float" office:value="2401.15454834">
            <text:p>2401,15454834</text:p>
          </table:table-cell>
          <table:table-cell office:value-type="float" office:value="230.78121055">
            <text:p>230,78121055</text:p>
          </table:table-cell>
          <table:table-cell office:value-type="float" office:value="561">
            <text:p>561</text:p>
          </table:table-cell>
          <table:table-cell office:value-type="float" office:value="554">
            <text:p>55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Richter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403.06359">
            <text:p>2403,06359</text:p>
          </table:table-cell>
          <table:table-cell office:value-type="float" office:value="230.873507">
            <text:p>230,873507</text:p>
          </table:table-cell>
        </table:table-row>
        <table:table-row table:style-name="ro1">
          <table:table-cell office:value-type="float" office:value="86.03182915">
            <text:p>86,03182915</text:p>
          </table:table-cell>
          <table:table-cell office:value-type="float" office:value="39.75477157">
            <text:p>39,75477157</text:p>
          </table:table-cell>
          <table:table-cell table:number-columns-repeated="2" office:value-type="float" office:value="163">
            <text:p>163</text:p>
          </table:table-cell>
          <table:table-cell office:value-type="float" office:value="86.03182915">
            <text:p>86,03182915</text:p>
          </table:table-cell>
          <table:table-cell office:value-type="float" office:value="39.75477157">
            <text:p>39,75477157</text:p>
          </table:table-cell>
          <table:table-cell table:number-columns-repeated="2" office:value-type="float" office:value="163">
            <text:p>163</text:p>
          </table:table-cell>
          <table:table-cell office:value-type="float" office:value="86.88099908">
            <text:p>86,88099908</text:p>
          </table:table-cell>
          <table:table-cell office:value-type="float" office:value="39.74220538">
            <text:p>39,74220538</text:p>
          </table:table-cell>
          <table:table-cell office:value-type="float" office:value="560">
            <text:p>560</text:p>
          </table:table-cell>
          <table:table-cell office:value-type="float" office:value="553">
            <text:p>55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Richter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6.09917">
            <text:p>86,09917</text:p>
          </table:table-cell>
          <table:table-cell office:value-type="float" office:value="39.770454">
            <text:p>39,770454</text:p>
          </table:table-cell>
        </table:table-row>
        <table:table-row table:style-name="ro1">
          <table:table-cell office:value-type="float" office:value="2394.22095838">
            <text:p>2394,22095838</text:p>
          </table:table-cell>
          <table:table-cell office:value-type="float" office:value="859.99353969">
            <text:p>859,99353969</text:p>
          </table:table-cell>
          <table:table-cell table:number-columns-repeated="2" office:value-type="float" office:value="164">
            <text:p>164</text:p>
          </table:table-cell>
          <table:table-cell office:value-type="float" office:value="2394.22095837">
            <text:p>2394,22095837</text:p>
          </table:table-cell>
          <table:table-cell office:value-type="float" office:value="859.99353969">
            <text:p>859,99353969</text:p>
          </table:table-cell>
          <table:table-cell table:number-columns-repeated="2" office:value-type="float" office:value="164">
            <text:p>164</text:p>
          </table:table-cell>
          <table:table-cell office:value-type="float" office:value="2389.18977469">
            <text:p>2389,18977469</text:p>
          </table:table-cell>
          <table:table-cell office:value-type="float" office:value="859.59522013">
            <text:p>859,59522013</text:p>
          </table:table-cell>
          <table:table-cell office:value-type="float" office:value="559">
            <text:p>559</text:p>
          </table:table-cell>
          <table:table-cell office:value-type="float" office:value="552">
            <text:p>55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396.13602">
            <text:p>2396,13602</text:p>
          </table:table-cell>
          <table:table-cell office:value-type="float" office:value="860.332299">
            <text:p>860,332299</text:p>
          </table:table-cell>
        </table:table-row>
        <table:table-row table:style-name="ro1">
          <table:table-cell office:value-type="float" office:value="7078.74166794">
            <text:p>7078,74166794</text:p>
          </table:table-cell>
          <table:table-cell office:value-type="float" office:value="962.10835213">
            <text:p>962,10835213</text:p>
          </table:table-cell>
          <table:table-cell table:number-columns-repeated="2" office:value-type="float" office:value="165">
            <text:p>165</text:p>
          </table:table-cell>
          <table:table-cell office:value-type="float" office:value="7078.74166794">
            <text:p>7078,74166794</text:p>
          </table:table-cell>
          <table:table-cell office:value-type="float" office:value="962.10835213">
            <text:p>962,10835213</text:p>
          </table:table-cell>
          <table:table-cell table:number-columns-repeated="2" office:value-type="float" office:value="165">
            <text:p>165</text:p>
          </table:table-cell>
          <table:table-cell office:value-type="float" office:value="7078.74166794">
            <text:p>7078,74166794</text:p>
          </table:table-cell>
          <table:table-cell office:value-type="float" office:value="962.10835213">
            <text:p>962,10835213</text:p>
          </table:table-cell>
          <table:table-cell office:value-type="float" office:value="558">
            <text:p>558</text:p>
          </table:table-cell>
          <table:table-cell office:value-type="float" office:value="551">
            <text:p>55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erges du Lez Promenad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084.38967">
            <text:p>7084,38967</text:p>
          </table:table-cell>
          <table:table-cell office:value-type="float" office:value="962.493501">
            <text:p>962,493501</text:p>
          </table:table-cell>
        </table:table-row>
        <table:table-row table:style-name="ro1">
          <table:table-cell office:value-type="float" office:value="351.21392096">
            <text:p>351,21392096</text:p>
          </table:table-cell>
          <table:table-cell office:value-type="float" office:value="88.13714764">
            <text:p>88,13714764</text:p>
          </table:table-cell>
          <table:table-cell table:number-columns-repeated="2" office:value-type="float" office:value="166">
            <text:p>166</text:p>
          </table:table-cell>
          <table:table-cell office:value-type="float" office:value="351.21392096">
            <text:p>351,21392096</text:p>
          </table:table-cell>
          <table:table-cell office:value-type="float" office:value="88.13714764">
            <text:p>88,13714764</text:p>
          </table:table-cell>
          <table:table-cell table:number-columns-repeated="2" office:value-type="float" office:value="166">
            <text:p>166</text:p>
          </table:table-cell>
          <table:table-cell office:value-type="float" office:value="351.21392096">
            <text:p>351,21392096</text:p>
          </table:table-cell>
          <table:table-cell office:value-type="float" office:value="88.13714764">
            <text:p>88,13714764</text:p>
          </table:table-cell>
          <table:table-cell office:value-type="float" office:value="557">
            <text:p>557</text:p>
          </table:table-cell>
          <table:table-cell office:value-type="float" office:value="550">
            <text:p>55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Richter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51.4944">
            <text:p>351,4944</text:p>
          </table:table-cell>
          <table:table-cell office:value-type="float" office:value="88.172406">
            <text:p>88,172406</text:p>
          </table:table-cell>
        </table:table-row>
        <table:table-row table:style-name="ro1">
          <table:table-cell office:value-type="float" office:value="1699.64589893">
            <text:p>1699,64589893</text:p>
          </table:table-cell>
          <table:table-cell office:value-type="float" office:value="185.38870131">
            <text:p>185,38870131</text:p>
          </table:table-cell>
          <table:table-cell table:number-columns-repeated="2" office:value-type="float" office:value="167">
            <text:p>167</text:p>
          </table:table-cell>
          <table:table-cell office:value-type="float" office:value="1699.64589893">
            <text:p>1699,64589893</text:p>
          </table:table-cell>
          <table:table-cell office:value-type="float" office:value="185.38870131">
            <text:p>185,38870131</text:p>
          </table:table-cell>
          <table:table-cell table:number-columns-repeated="2" office:value-type="float" office:value="167">
            <text:p>167</text:p>
          </table:table-cell>
          <table:table-cell office:value-type="float" office:value="1684.08530043">
            <text:p>1684,08530043</text:p>
          </table:table-cell>
          <table:table-cell office:value-type="float" office:value="185.13899406">
            <text:p>185,13899406</text:p>
          </table:table-cell>
          <table:table-cell office:value-type="float" office:value="556">
            <text:p>556</text:p>
          </table:table-cell>
          <table:table-cell office:value-type="float" office:value="549">
            <text:p>5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700.99176">
            <text:p>1700,99176</text:p>
          </table:table-cell>
          <table:table-cell office:value-type="float" office:value="185.462114">
            <text:p>185,462114</text:p>
          </table:table-cell>
        </table:table-row>
        <table:table-row table:style-name="ro1">
          <table:table-cell office:value-type="float" office:value="111.63763442">
            <text:p>111,63763442</text:p>
          </table:table-cell>
          <table:table-cell office:value-type="float" office:value="60.26513809">
            <text:p>60,26513809</text:p>
          </table:table-cell>
          <table:table-cell table:number-columns-repeated="2" office:value-type="float" office:value="168">
            <text:p>168</text:p>
          </table:table-cell>
          <table:table-cell office:value-type="float" office:value="111.63763442">
            <text:p>111,63763442</text:p>
          </table:table-cell>
          <table:table-cell office:value-type="float" office:value="60.26513809">
            <text:p>60,26513809</text:p>
          </table:table-cell>
          <table:table-cell table:number-columns-repeated="2" office:value-type="float" office:value="168">
            <text:p>168</text:p>
          </table:table-cell>
          <table:table-cell office:value-type="float" office:value="114.99528541">
            <text:p>114,99528541</text:p>
          </table:table-cell>
          <table:table-cell office:value-type="float" office:value="60.09586973">
            <text:p>60,09586973</text:p>
          </table:table-cell>
          <table:table-cell office:value-type="float" office:value="555">
            <text:p>555</text:p>
          </table:table-cell>
          <table:table-cell office:value-type="float" office:value="548">
            <text:p>54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1.72589">
            <text:p>111,72589</text:p>
          </table:table-cell>
          <table:table-cell office:value-type="float" office:value="60.289222">
            <text:p>60,289222</text:p>
          </table:table-cell>
        </table:table-row>
        <table:table-row table:style-name="ro1">
          <table:table-cell office:value-type="float" office:value="330.14893819">
            <text:p>330,14893819</text:p>
          </table:table-cell>
          <table:table-cell office:value-type="float" office:value="81.95967579">
            <text:p>81,95967579</text:p>
          </table:table-cell>
          <table:table-cell table:number-columns-repeated="2" office:value-type="float" office:value="169">
            <text:p>169</text:p>
          </table:table-cell>
          <table:table-cell office:value-type="float" office:value="330.14893819">
            <text:p>330,14893819</text:p>
          </table:table-cell>
          <table:table-cell office:value-type="float" office:value="81.95967579">
            <text:p>81,95967579</text:p>
          </table:table-cell>
          <table:table-cell table:number-columns-repeated="2" office:value-type="float" office:value="169">
            <text:p>169</text:p>
          </table:table-cell>
          <table:table-cell office:value-type="float" office:value="330.14893819">
            <text:p>330,14893819</text:p>
          </table:table-cell>
          <table:table-cell office:value-type="float" office:value="81.95967579">
            <text:p>81,95967579</text:p>
          </table:table-cell>
          <table:table-cell office:value-type="float" office:value="554">
            <text:p>554</text:p>
          </table:table-cell>
          <table:table-cell office:value-type="float" office:value="547">
            <text:p>54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ace chiens Petit bois de la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30.40981">
            <text:p>330,40981</text:p>
          </table:table-cell>
          <table:table-cell office:value-type="float" office:value="81.992317">
            <text:p>81,992317</text:p>
          </table:table-cell>
        </table:table-row>
        <table:table-row table:style-name="ro1">
          <table:table-cell office:value-type="float" office:value="1573.10506193">
            <text:p>1573,10506193</text:p>
          </table:table-cell>
          <table:table-cell office:value-type="float" office:value="386.75084965">
            <text:p>386,75084965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73.10506193">
            <text:p>1573,10506193</text:p>
          </table:table-cell>
          <table:table-cell office:value-type="float" office:value="386.75084966">
            <text:p>386,75084966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73.10506193">
            <text:p>1573,10506193</text:p>
          </table:table-cell>
          <table:table-cell office:value-type="float" office:value="386.75084966">
            <text:p>386,75084966</text:p>
          </table:table-cell>
          <table:table-cell office:value-type="float" office:value="576">
            <text:p>576</text:p>
          </table:table-cell>
          <table:table-cell office:value-type="float" office:value="569">
            <text:p>56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ouverture ruisseau des Aiguer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574.35701">
            <text:p>1574,35701</text:p>
          </table:table-cell>
          <table:table-cell office:value-type="float" office:value="386.902964">
            <text:p>386,902964</text:p>
          </table:table-cell>
        </table:table-row>
        <table:table-row table:style-name="ro1">
          <table:table-cell office:value-type="float" office:value="859.11991048">
            <text:p>859,11991048</text:p>
          </table:table-cell>
          <table:table-cell office:value-type="float" office:value="104.37658881">
            <text:p>104,37658881</text:p>
          </table:table-cell>
          <table:table-cell table:number-columns-repeated="2" office:value-type="float" office:value="152">
            <text:p>152</text:p>
          </table:table-cell>
          <table:table-cell office:value-type="float" office:value="859.11991048">
            <text:p>859,11991048</text:p>
          </table:table-cell>
          <table:table-cell office:value-type="float" office:value="104.37658881">
            <text:p>104,37658881</text:p>
          </table:table-cell>
          <table:table-cell table:number-columns-repeated="2" office:value-type="float" office:value="152">
            <text:p>152</text:p>
          </table:table-cell>
          <table:table-cell office:value-type="float" office:value="859.11991048">
            <text:p>859,11991048</text:p>
          </table:table-cell>
          <table:table-cell office:value-type="float" office:value="104.37658881">
            <text:p>104,37658881</text:p>
          </table:table-cell>
          <table:table-cell office:value-type="float" office:value="572">
            <text:p>572</text:p>
          </table:table-cell>
          <table:table-cell office:value-type="float" office:value="565">
            <text:p>5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59.80322">
            <text:p>859,80322</text:p>
          </table:table-cell>
          <table:table-cell office:value-type="float" office:value="104.418081">
            <text:p>104,418081</text:p>
          </table:table-cell>
        </table:table-row>
        <table:table-row table:style-name="ro1">
          <table:table-cell office:value-type="float" office:value="34.40914551">
            <text:p>34,40914551</text:p>
          </table:table-cell>
          <table:table-cell office:value-type="float" office:value="22.11008888">
            <text:p>22,11008888</text:p>
          </table:table-cell>
          <table:table-cell table:number-columns-repeated="2" office:value-type="float" office:value="154">
            <text:p>154</text:p>
          </table:table-cell>
          <table:table-cell office:value-type="float" office:value="34.40914551">
            <text:p>34,40914551</text:p>
          </table:table-cell>
          <table:table-cell office:value-type="float" office:value="22.11008888">
            <text:p>22,11008888</text:p>
          </table:table-cell>
          <table:table-cell table:number-columns-repeated="2" office:value-type="float" office:value="154">
            <text:p>154</text:p>
          </table:table-cell>
          <table:table-cell office:value-type="float" office:value="34.40914552">
            <text:p>34,40914552</text:p>
          </table:table-cell>
          <table:table-cell office:value-type="float" office:value="22.11008888">
            <text:p>22,11008888</text:p>
          </table:table-cell>
          <table:table-cell office:value-type="float" office:value="570">
            <text:p>570</text:p>
          </table:table-cell>
          <table:table-cell office:value-type="float" office:value="563">
            <text:p>56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4.43668">
            <text:p>34,43668</text:p>
          </table:table-cell>
          <table:table-cell office:value-type="float" office:value="22.118784">
            <text:p>22,118784</text:p>
          </table:table-cell>
        </table:table-row>
        <table:table-row table:style-name="ro1">
          <table:table-cell office:value-type="float" office:value="31438.67178084">
            <text:p>31438,67178084</text:p>
          </table:table-cell>
          <table:table-cell office:value-type="float" office:value="776.55679396">
            <text:p>776,55679396</text:p>
          </table:table-cell>
          <table:table-cell table:number-columns-repeated="2" office:value-type="float" office:value="156">
            <text:p>156</text:p>
          </table:table-cell>
          <table:table-cell office:value-type="float" office:value="31438.6717808">
            <text:p>31438,6717808</text:p>
          </table:table-cell>
          <table:table-cell office:value-type="float" office:value="776.55679396">
            <text:p>776,55679396</text:p>
          </table:table-cell>
          <table:table-cell table:number-columns-repeated="2" office:value-type="float" office:value="156">
            <text:p>156</text:p>
          </table:table-cell>
          <table:table-cell office:value-type="float" office:value="31438.6717808">
            <text:p>31438,6717808</text:p>
          </table:table-cell>
          <table:table-cell office:value-type="float" office:value="776.55679396">
            <text:p>776,55679396</text:p>
          </table:table-cell>
          <table:table-cell office:value-type="float" office:value="568">
            <text:p>568</text:p>
          </table:table-cell>
          <table:table-cell office:value-type="float" office:value="561">
            <text:p>56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assin de rétention de la Mogè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1463.69503">
            <text:p>31463,69503</text:p>
          </table:table-cell>
          <table:table-cell office:value-type="float" office:value="776.865539">
            <text:p>776,865539</text:p>
          </table:table-cell>
        </table:table-row>
        <table:table-row table:style-name="ro1">
          <table:table-cell office:value-type="float" office:value="7915.8760367">
            <text:p>7915,8760367</text:p>
          </table:table-cell>
          <table:table-cell office:value-type="float" office:value="669.12277635">
            <text:p>669,12277635</text:p>
          </table:table-cell>
          <table:table-cell table:number-columns-repeated="2" office:value-type="float" office:value="160">
            <text:p>160</text:p>
          </table:table-cell>
          <table:table-cell office:value-type="float" office:value="7915.8760367">
            <text:p>7915,8760367</text:p>
          </table:table-cell>
          <table:table-cell office:value-type="float" office:value="669.12277635">
            <text:p>669,12277635</text:p>
          </table:table-cell>
          <table:table-cell table:number-columns-repeated="2" office:value-type="float" office:value="160">
            <text:p>160</text:p>
          </table:table-cell>
          <table:table-cell office:value-type="float" office:value="7915.8760367">
            <text:p>7915,8760367</text:p>
          </table:table-cell>
          <table:table-cell office:value-type="float" office:value="669.12277635">
            <text:p>669,12277635</text:p>
          </table:table-cell>
          <table:table-cell office:value-type="float" office:value="563">
            <text:p>563</text:p>
          </table:table-cell>
          <table:table-cell office:value-type="float" office:value="556">
            <text:p>55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erges du Lez Promenad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922.18867">
            <text:p>7922,18867</text:p>
          </table:table-cell>
          <table:table-cell office:value-type="float" office:value="669.390215">
            <text:p>669,390215</text:p>
          </table:table-cell>
        </table:table-row>
        <table:table-row table:style-name="ro1">
          <table:table-cell office:value-type="float" office:value="69495.5584338">
            <text:p>69495,5584338</text:p>
          </table:table-cell>
          <table:table-cell office:value-type="float" office:value="1699.81537016">
            <text:p>1699,81537016</text:p>
          </table:table-cell>
          <table:table-cell table:number-columns-repeated="2" office:value-type="float" office:value="161">
            <text:p>161</text:p>
          </table:table-cell>
          <table:table-cell office:value-type="float" office:value="69495.5584338">
            <text:p>69495,5584338</text:p>
          </table:table-cell>
          <table:table-cell office:value-type="float" office:value="1699.81537016">
            <text:p>1699,81537016</text:p>
          </table:table-cell>
          <table:table-cell table:number-columns-repeated="2" office:value-type="float" office:value="161">
            <text:p>161</text:p>
          </table:table-cell>
          <table:table-cell office:value-type="float" office:value="69495.5584338">
            <text:p>69495,5584338</text:p>
          </table:table-cell>
          <table:table-cell office:value-type="float" office:value="1699.81537016">
            <text:p>1699,81537016</text:p>
          </table:table-cell>
          <table:table-cell office:value-type="float" office:value="562">
            <text:p>562</text:p>
          </table:table-cell>
          <table:table-cell office:value-type="float" office:value="555">
            <text:p>55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hateau de Bionn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9551.14097">
            <text:p>69551,14097</text:p>
          </table:table-cell>
          <table:table-cell office:value-type="float" office:value="1700.496768">
            <text:p>1700,496768</text:p>
          </table:table-cell>
        </table:table-row>
        <table:table-row table:style-name="ro1">
          <table:table-cell office:value-type="float" office:value="149.7877569">
            <text:p>149,7877569</text:p>
          </table:table-cell>
          <table:table-cell office:value-type="float" office:value="58.032013">
            <text:p>58,032013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49.7877569">
            <text:p>149,7877569</text:p>
          </table:table-cell>
          <table:table-cell office:value-type="float" office:value="58.032013">
            <text:p>58,032013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49.7877569">
            <text:p>149,7877569</text:p>
          </table:table-cell>
          <table:table-cell office:value-type="float" office:value="58.032013">
            <text:p>58,032013</text:p>
          </table:table-cell>
          <table:table-cell office:value-type="float" office:value="553">
            <text:p>553</text:p>
          </table:table-cell>
          <table:table-cell office:value-type="float" office:value="546">
            <text:p>54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49.90831">
            <text:p>149,90831</text:p>
          </table:table-cell>
          <table:table-cell office:value-type="float" office:value="58.055285">
            <text:p>58,055285</text:p>
          </table:table-cell>
        </table:table-row>
        <table:table-row table:style-name="ro1">
          <table:table-cell office:value-type="float" office:value="825.99048445">
            <text:p>825,99048445</text:p>
          </table:table-cell>
          <table:table-cell office:value-type="float" office:value="150.44173756">
            <text:p>150,44173756</text:p>
          </table:table-cell>
          <table:table-cell table:number-columns-repeated="2" office:value-type="float" office:value="171">
            <text:p>171</text:p>
          </table:table-cell>
          <table:table-cell office:value-type="float" office:value="825.99048445">
            <text:p>825,99048445</text:p>
          </table:table-cell>
          <table:table-cell office:value-type="float" office:value="150.44173756">
            <text:p>150,44173756</text:p>
          </table:table-cell>
          <table:table-cell table:number-columns-repeated="2" office:value-type="float" office:value="171">
            <text:p>171</text:p>
          </table:table-cell>
          <table:table-cell office:value-type="float" office:value="829.88038717">
            <text:p>829,88038717</text:p>
          </table:table-cell>
          <table:table-cell office:value-type="float" office:value="150.1430291">
            <text:p>150,1430291</text:p>
          </table:table-cell>
          <table:table-cell office:value-type="float" office:value="551">
            <text:p>551</text:p>
          </table:table-cell>
          <table:table-cell office:value-type="float" office:value="544">
            <text:p>54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26.64629">
            <text:p>826,64629</text:p>
          </table:table-cell>
          <table:table-cell office:value-type="float" office:value="150.501431">
            <text:p>150,501431</text:p>
          </table:table-cell>
        </table:table-row>
        <table:table-row table:style-name="ro1">
          <table:table-cell office:value-type="float" office:value="5168.46660846">
            <text:p>5168,46660846</text:p>
          </table:table-cell>
          <table:table-cell office:value-type="float" office:value="365.36261356">
            <text:p>365,36261356</text:p>
          </table:table-cell>
          <table:table-cell table:number-columns-repeated="2" office:value-type="float" office:value="173">
            <text:p>173</text:p>
          </table:table-cell>
          <table:table-cell office:value-type="float" office:value="5168.46660846">
            <text:p>5168,46660846</text:p>
          </table:table-cell>
          <table:table-cell office:value-type="float" office:value="365.36261356">
            <text:p>365,36261356</text:p>
          </table:table-cell>
          <table:table-cell table:number-columns-repeated="2" office:value-type="float" office:value="173">
            <text:p>173</text:p>
          </table:table-cell>
          <table:table-cell office:value-type="float" office:value="5168.46660846">
            <text:p>5168,46660846</text:p>
          </table:table-cell>
          <table:table-cell office:value-type="float" office:value="365.36261356">
            <text:p>365,36261356</text:p>
          </table:table-cell>
          <table:table-cell office:value-type="float" office:value="549">
            <text:p>549</text:p>
          </table:table-cell>
          <table:table-cell office:value-type="float" office:value="542">
            <text:p>5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172.57894">
            <text:p>5172,57894</text:p>
          </table:table-cell>
          <table:table-cell office:value-type="float" office:value="365.507534">
            <text:p>365,507534</text:p>
          </table:table-cell>
        </table:table-row>
        <table:table-row table:style-name="ro1">
          <table:table-cell office:value-type="float" office:value="118.67745461">
            <text:p>118,67745461</text:p>
          </table:table-cell>
          <table:table-cell office:value-type="float" office:value="74.93582981">
            <text:p>74,93582981</text:p>
          </table:table-cell>
          <table:table-cell table:number-columns-repeated="2" office:value-type="float" office:value="175">
            <text:p>175</text:p>
          </table:table-cell>
          <table:table-cell office:value-type="float" office:value="118.67745461">
            <text:p>118,67745461</text:p>
          </table:table-cell>
          <table:table-cell office:value-type="float" office:value="74.93582981">
            <text:p>74,93582981</text:p>
          </table:table-cell>
          <table:table-cell table:number-columns-repeated="2" office:value-type="float" office:value="175">
            <text:p>175</text:p>
          </table:table-cell>
          <table:table-cell office:value-type="float" office:value="118.67745461">
            <text:p>118,67745461</text:p>
          </table:table-cell>
          <table:table-cell office:value-type="float" office:value="74.93582981">
            <text:p>74,93582981</text:p>
          </table:table-cell>
          <table:table-cell office:value-type="float" office:value="547">
            <text:p>547</text:p>
          </table:table-cell>
          <table:table-cell office:value-type="float" office:value="540">
            <text:p>5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8.7732">
            <text:p>118,7732</text:p>
          </table:table-cell>
          <table:table-cell office:value-type="float" office:value="74.965878">
            <text:p>74,965878</text:p>
          </table:table-cell>
        </table:table-row>
        <table:table-row table:style-name="ro1">
          <table:table-cell office:value-type="float" office:value="526.76954167">
            <text:p>526,76954167</text:p>
          </table:table-cell>
          <table:table-cell office:value-type="float" office:value="130.07686108">
            <text:p>130,07686108</text:p>
          </table:table-cell>
          <table:table-cell table:number-columns-repeated="2" office:value-type="float" office:value="177">
            <text:p>177</text:p>
          </table:table-cell>
          <table:table-cell office:value-type="float" office:value="526.76954167">
            <text:p>526,76954167</text:p>
          </table:table-cell>
          <table:table-cell office:value-type="float" office:value="130.07686108">
            <text:p>130,07686108</text:p>
          </table:table-cell>
          <table:table-cell table:number-columns-repeated="2" office:value-type="float" office:value="177">
            <text:p>177</text:p>
          </table:table-cell>
          <table:table-cell office:value-type="float" office:value="526.76954167">
            <text:p>526,76954167</text:p>
          </table:table-cell>
          <table:table-cell office:value-type="float" office:value="130.07686108">
            <text:p>130,07686108</text:p>
          </table:table-cell>
          <table:table-cell office:value-type="float" office:value="544">
            <text:p>544</text:p>
          </table:table-cell>
          <table:table-cell office:value-type="float" office:value="537">
            <text:p>53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27.18593">
            <text:p>527,18593</text:p>
          </table:table-cell>
          <table:table-cell office:value-type="float" office:value="130.128403">
            <text:p>130,128403</text:p>
          </table:table-cell>
        </table:table-row>
        <table:table-row table:style-name="ro1">
          <table:table-cell office:value-type="float" office:value="226.60303858">
            <text:p>226,60303858</text:p>
          </table:table-cell>
          <table:table-cell office:value-type="float" office:value="60.22658303">
            <text:p>60,2265830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26.60303858">
            <text:p>226,60303858</text:p>
          </table:table-cell>
          <table:table-cell office:value-type="float" office:value="60.22658303">
            <text:p>60,2265830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26.60303858">
            <text:p>226,60303858</text:p>
          </table:table-cell>
          <table:table-cell office:value-type="float" office:value="60.22658303">
            <text:p>60,22658303</text:p>
          </table:table-cell>
          <table:table-cell office:value-type="float" office:value="543">
            <text:p>543</text:p>
          </table:table-cell>
          <table:table-cell office:value-type="float" office:value="536">
            <text:p>5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26.78301">
            <text:p>226,78301</text:p>
          </table:table-cell>
          <table:table-cell office:value-type="float" office:value="60.250496">
            <text:p>60,250496</text:p>
          </table:table-cell>
        </table:table-row>
        <table:table-row table:style-name="ro1">
          <table:table-cell office:value-type="float" office:value="436.94027339">
            <text:p>436,94027339</text:p>
          </table:table-cell>
          <table:table-cell office:value-type="float" office:value="87.02389609">
            <text:p>87,02389609</text:p>
          </table:table-cell>
          <table:table-cell table:number-columns-repeated="2" office:value-type="float" office:value="179">
            <text:p>179</text:p>
          </table:table-cell>
          <table:table-cell office:value-type="float" office:value="436.94027339">
            <text:p>436,94027339</text:p>
          </table:table-cell>
          <table:table-cell office:value-type="float" office:value="87.02389609">
            <text:p>87,02389609</text:p>
          </table:table-cell>
          <table:table-cell table:number-columns-repeated="2" office:value-type="float" office:value="179">
            <text:p>179</text:p>
          </table:table-cell>
          <table:table-cell office:value-type="float" office:value="436.94027339">
            <text:p>436,94027339</text:p>
          </table:table-cell>
          <table:table-cell office:value-type="float" office:value="87.02389609">
            <text:p>87,02389609</text:p>
          </table:table-cell>
          <table:table-cell office:value-type="float" office:value="542">
            <text:p>542</text:p>
          </table:table-cell>
          <table:table-cell office:value-type="float" office:value="535">
            <text:p>5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37.28707">
            <text:p>437,28707</text:p>
          </table:table-cell>
          <table:table-cell office:value-type="float" office:value="87.058534">
            <text:p>87,058534</text:p>
          </table:table-cell>
        </table:table-row>
        <table:table-row table:style-name="ro1">
          <table:table-cell office:value-type="float" office:value="3784.21431399">
            <text:p>3784,21431399</text:p>
          </table:table-cell>
          <table:table-cell office:value-type="float" office:value="441.81819517">
            <text:p>441,81819517</text:p>
          </table:table-cell>
          <table:table-cell table:number-columns-repeated="2" office:value-type="float" office:value="180">
            <text:p>180</text:p>
          </table:table-cell>
          <table:table-cell office:value-type="float" office:value="3784.21431399">
            <text:p>3784,21431399</text:p>
          </table:table-cell>
          <table:table-cell office:value-type="float" office:value="441.81819517">
            <text:p>441,81819517</text:p>
          </table:table-cell>
          <table:table-cell table:number-columns-repeated="2" office:value-type="float" office:value="180">
            <text:p>180</text:p>
          </table:table-cell>
          <table:table-cell office:value-type="float" office:value="3784.21431404">
            <text:p>3784,21431404</text:p>
          </table:table-cell>
          <table:table-cell office:value-type="float" office:value="441.81819518">
            <text:p>441,81819518</text:p>
          </table:table-cell>
          <table:table-cell office:value-type="float" office:value="541">
            <text:p>541</text:p>
          </table:table-cell>
          <table:table-cell office:value-type="float" office:value="534">
            <text:p>5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787.22279">
            <text:p>3787,22279</text:p>
          </table:table-cell>
          <table:table-cell office:value-type="float" office:value="441.994237">
            <text:p>441,994237</text:p>
          </table:table-cell>
        </table:table-row>
        <table:table-row table:style-name="ro1">
          <table:table-cell office:value-type="float" office:value="100.84539921">
            <text:p>100,84539921</text:p>
          </table:table-cell>
          <table:table-cell office:value-type="float" office:value="49.18176594">
            <text:p>49,18176594</text:p>
          </table:table-cell>
          <table:table-cell table:number-columns-repeated="2" office:value-type="float" office:value="182">
            <text:p>182</text:p>
          </table:table-cell>
          <table:table-cell office:value-type="float" office:value="100.84539921">
            <text:p>100,84539921</text:p>
          </table:table-cell>
          <table:table-cell office:value-type="float" office:value="49.18176594">
            <text:p>49,18176594</text:p>
          </table:table-cell>
          <table:table-cell table:number-columns-repeated="2" office:value-type="float" office:value="182">
            <text:p>182</text:p>
          </table:table-cell>
          <table:table-cell office:value-type="float" office:value="100.84539921">
            <text:p>100,84539921</text:p>
          </table:table-cell>
          <table:table-cell office:value-type="float" office:value="49.18176594">
            <text:p>49,18176594</text:p>
          </table:table-cell>
          <table:table-cell office:value-type="float" office:value="539">
            <text:p>539</text:p>
          </table:table-cell>
          <table:table-cell office:value-type="float" office:value="532">
            <text:p>53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0.92461">
            <text:p>100,92461</text:p>
          </table:table-cell>
          <table:table-cell office:value-type="float" office:value="49.200949">
            <text:p>49,200949</text:p>
          </table:table-cell>
        </table:table-row>
        <table:table-row table:style-name="ro1">
          <table:table-cell office:value-type="float" office:value="3482.6934899">
            <text:p>3482,6934899</text:p>
          </table:table-cell>
          <table:table-cell office:value-type="float" office:value="283.67967687">
            <text:p>283,6796768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3482.6934899">
            <text:p>3482,6934899</text:p>
          </table:table-cell>
          <table:table-cell office:value-type="float" office:value="283.67967687">
            <text:p>283,6796768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3482.6934899">
            <text:p>3482,6934899</text:p>
          </table:table-cell>
          <table:table-cell office:value-type="float" office:value="283.67967687">
            <text:p>283,67967687</text:p>
          </table:table-cell>
          <table:table-cell office:value-type="float" office:value="536">
            <text:p>536</text:p>
          </table:table-cell>
          <table:table-cell office:value-type="float" office:value="529">
            <text:p>52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<text:s/>Espace Jacques d'Aragon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485.45127">
            <text:p>3485,45127</text:p>
          </table:table-cell>
          <table:table-cell office:value-type="float" office:value="283.79176">
            <text:p>283,79176</text:p>
          </table:table-cell>
        </table:table-row>
        <table:table-row table:style-name="ro1">
          <table:table-cell office:value-type="float" office:value="78.5133476">
            <text:p>78,5133476</text:p>
          </table:table-cell>
          <table:table-cell office:value-type="float" office:value="78.846924">
            <text:p>78,846924</text:p>
          </table:table-cell>
          <table:table-cell table:number-columns-repeated="2" office:value-type="float" office:value="184">
            <text:p>184</text:p>
          </table:table-cell>
          <table:table-cell office:value-type="float" office:value="78.5133476">
            <text:p>78,5133476</text:p>
          </table:table-cell>
          <table:table-cell office:value-type="float" office:value="78.846924">
            <text:p>78,846924</text:p>
          </table:table-cell>
          <table:table-cell table:number-columns-repeated="2" office:value-type="float" office:value="184">
            <text:p>184</text:p>
          </table:table-cell>
          <table:table-cell office:value-type="float" office:value="78.5133476">
            <text:p>78,5133476</text:p>
          </table:table-cell>
          <table:table-cell office:value-type="float" office:value="78.846924">
            <text:p>78,846924</text:p>
          </table:table-cell>
          <table:table-cell office:value-type="float" office:value="535">
            <text:p>535</text:p>
          </table:table-cell>
          <table:table-cell office:value-type="float" office:value="528">
            <text:p>5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8.57508">
            <text:p>78,57508</text:p>
          </table:table-cell>
          <table:table-cell office:value-type="float" office:value="78.878285">
            <text:p>78,878285</text:p>
          </table:table-cell>
        </table:table-row>
        <table:table-row table:style-name="ro1">
          <table:table-cell office:value-type="float" office:value="737.16357432">
            <text:p>737,16357432</text:p>
          </table:table-cell>
          <table:table-cell office:value-type="float" office:value="113.47538672">
            <text:p>113,47538672</text:p>
          </table:table-cell>
          <table:table-cell table:number-columns-repeated="2" office:value-type="float" office:value="186">
            <text:p>186</text:p>
          </table:table-cell>
          <table:table-cell office:value-type="float" office:value="737.16357432">
            <text:p>737,16357432</text:p>
          </table:table-cell>
          <table:table-cell office:value-type="float" office:value="113.47538672">
            <text:p>113,47538672</text:p>
          </table:table-cell>
          <table:table-cell table:number-columns-repeated="2" office:value-type="float" office:value="186">
            <text:p>186</text:p>
          </table:table-cell>
          <table:table-cell office:value-type="float" office:value="737.16357432">
            <text:p>737,16357432</text:p>
          </table:table-cell>
          <table:table-cell office:value-type="float" office:value="113.47538672">
            <text:p>113,47538672</text:p>
          </table:table-cell>
          <table:table-cell office:value-type="float" office:value="533">
            <text:p>533</text:p>
          </table:table-cell>
          <table:table-cell office:value-type="float" office:value="526">
            <text:p>52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37.75001">
            <text:p>737,75001</text:p>
          </table:table-cell>
          <table:table-cell office:value-type="float" office:value="113.520266">
            <text:p>113,520266</text:p>
          </table:table-cell>
        </table:table-row>
        <table:table-row table:style-name="ro1">
          <table:table-cell office:value-type="float" office:value="19442.5727021">
            <text:p>19442,5727021</text:p>
          </table:table-cell>
          <table:table-cell office:value-type="float" office:value="761.86728401">
            <text:p>761,86728401</text:p>
          </table:table-cell>
          <table:table-cell table:number-columns-repeated="2" office:value-type="float" office:value="187">
            <text:p>187</text:p>
          </table:table-cell>
          <table:table-cell office:value-type="float" office:value="19442.5727021">
            <text:p>19442,5727021</text:p>
          </table:table-cell>
          <table:table-cell office:value-type="float" office:value="761.86728401">
            <text:p>761,86728401</text:p>
          </table:table-cell>
          <table:table-cell table:number-columns-repeated="2" office:value-type="float" office:value="187">
            <text:p>187</text:p>
          </table:table-cell>
          <table:table-cell office:value-type="float" office:value="19442.5727021">
            <text:p>19442,5727021</text:p>
          </table:table-cell>
          <table:table-cell office:value-type="float" office:value="761.86728401">
            <text:p>761,86728401</text:p>
          </table:table-cell>
          <table:table-cell office:value-type="float" office:value="532">
            <text:p>532</text:p>
          </table:table-cell>
          <table:table-cell office:value-type="float" office:value="525">
            <text:p>52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etit bois de la Collin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9458.02926">
            <text:p>19458,02926</text:p>
          </table:table-cell>
          <table:table-cell office:value-type="float" office:value="762.169667">
            <text:p>762,169667</text:p>
          </table:table-cell>
        </table:table-row>
        <table:table-row table:style-name="ro1">
          <table:table-cell office:value-type="float" office:value="436.22904386">
            <text:p>436,22904386</text:p>
          </table:table-cell>
          <table:table-cell office:value-type="float" office:value="86.80855728">
            <text:p>86,80855728</text:p>
          </table:table-cell>
          <table:table-cell table:number-columns-repeated="2" office:value-type="float" office:value="188">
            <text:p>188</text:p>
          </table:table-cell>
          <table:table-cell office:value-type="float" office:value="436.22904387">
            <text:p>436,22904387</text:p>
          </table:table-cell>
          <table:table-cell office:value-type="float" office:value="86.80855728">
            <text:p>86,80855728</text:p>
          </table:table-cell>
          <table:table-cell table:number-columns-repeated="2" office:value-type="float" office:value="188">
            <text:p>188</text:p>
          </table:table-cell>
          <table:table-cell office:value-type="float" office:value="436.22904387">
            <text:p>436,22904387</text:p>
          </table:table-cell>
          <table:table-cell office:value-type="float" office:value="86.80855728">
            <text:p>86,80855728</text:p>
          </table:table-cell>
          <table:table-cell office:value-type="float" office:value="531">
            <text:p>531</text:p>
          </table:table-cell>
          <table:table-cell office:value-type="float" office:value="524">
            <text:p>5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36.57348">
            <text:p>436,57348</text:p>
          </table:table-cell>
          <table:table-cell office:value-type="float" office:value="86.842906">
            <text:p>86,842906</text:p>
          </table:table-cell>
        </table:table-row>
        <table:table-row table:style-name="ro1">
          <table:table-cell office:value-type="float" office:value="2604.0760858">
            <text:p>2604,0760858</text:p>
          </table:table-cell>
          <table:table-cell office:value-type="float" office:value="508.80438736">
            <text:p>508,80438736</text:p>
          </table:table-cell>
          <table:table-cell table:number-columns-repeated="2" office:value-type="float" office:value="189">
            <text:p>189</text:p>
          </table:table-cell>
          <table:table-cell office:value-type="float" office:value="2604.0760858">
            <text:p>2604,0760858</text:p>
          </table:table-cell>
          <table:table-cell office:value-type="float" office:value="508.80438736">
            <text:p>508,80438736</text:p>
          </table:table-cell>
          <table:table-cell table:number-columns-repeated="2" office:value-type="float" office:value="189">
            <text:p>189</text:p>
          </table:table-cell>
          <table:table-cell office:value-type="float" office:value="2604.0760858">
            <text:p>2604,0760858</text:p>
          </table:table-cell>
          <table:table-cell office:value-type="float" office:value="508.80438736">
            <text:p>508,80438736</text:p>
          </table:table-cell>
          <table:table-cell office:value-type="float" office:value="530">
            <text:p>530</text:p>
          </table:table-cell>
          <table:table-cell office:value-type="float" office:value="523">
            <text:p>5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606.14725">
            <text:p>2606,14725</text:p>
          </table:table-cell>
          <table:table-cell office:value-type="float" office:value="509.005995">
            <text:p>509,005995</text:p>
          </table:table-cell>
        </table:table-row>
        <table:table-row table:style-name="ro1">
          <table:table-cell office:value-type="float" office:value="408.4230417">
            <text:p>408,4230417</text:p>
          </table:table-cell>
          <table:table-cell office:value-type="float" office:value="125.75329621">
            <text:p>125,75329621</text:p>
          </table:table-cell>
          <table:table-cell table:number-columns-repeated="2" office:value-type="float" office:value="190">
            <text:p>190</text:p>
          </table:table-cell>
          <table:table-cell office:value-type="float" office:value="408.4230417">
            <text:p>408,4230417</text:p>
          </table:table-cell>
          <table:table-cell office:value-type="float" office:value="125.75329621">
            <text:p>125,75329621</text:p>
          </table:table-cell>
          <table:table-cell table:number-columns-repeated="2" office:value-type="float" office:value="190">
            <text:p>190</text:p>
          </table:table-cell>
          <table:table-cell office:value-type="float" office:value="408.4230417">
            <text:p>408,4230417</text:p>
          </table:table-cell>
          <table:table-cell office:value-type="float" office:value="125.75329621">
            <text:p>125,75329621</text:p>
          </table:table-cell>
          <table:table-cell office:value-type="float" office:value="529">
            <text:p>529</text:p>
          </table:table-cell>
          <table:table-cell office:value-type="float" office:value="522">
            <text:p>52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08.74741">
            <text:p>408,74741</text:p>
          </table:table-cell>
          <table:table-cell office:value-type="float" office:value="125.803112">
            <text:p>125,803112</text:p>
          </table:table-cell>
        </table:table-row>
        <table:table-row table:style-name="ro1">
          <table:table-cell office:value-type="float" office:value="10481.99567651">
            <text:p>10481,99567651</text:p>
          </table:table-cell>
          <table:table-cell office:value-type="float" office:value="486.24213306">
            <text:p>486,24213306</text:p>
          </table:table-cell>
          <table:table-cell table:number-columns-repeated="2" office:value-type="float" office:value="172">
            <text:p>172</text:p>
          </table:table-cell>
          <table:table-cell office:value-type="float" office:value="10481.9956765">
            <text:p>10481,9956765</text:p>
          </table:table-cell>
          <table:table-cell office:value-type="float" office:value="486.24213306">
            <text:p>486,24213306</text:p>
          </table:table-cell>
          <table:table-cell table:number-columns-repeated="2" office:value-type="float" office:value="172">
            <text:p>172</text:p>
          </table:table-cell>
          <table:table-cell office:value-type="float" office:value="10481.9956765">
            <text:p>10481,9956765</text:p>
          </table:table-cell>
          <table:table-cell office:value-type="float" office:value="486.24213306">
            <text:p>486,24213306</text:p>
          </table:table-cell>
          <table:table-cell office:value-type="float" office:value="550">
            <text:p>550</text:p>
          </table:table-cell>
          <table:table-cell office:value-type="float" office:value="543">
            <text:p>54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490.33415">
            <text:p>10490,33415</text:p>
          </table:table-cell>
          <table:table-cell office:value-type="float" office:value="486.435073">
            <text:p>486,435073</text:p>
          </table:table-cell>
        </table:table-row>
        <table:table-row table:style-name="ro1">
          <table:table-cell office:value-type="float" office:value="437.42417999">
            <text:p>437,42417999</text:p>
          </table:table-cell>
          <table:table-cell office:value-type="float" office:value="74.23043799">
            <text:p>74,23043799</text:p>
          </table:table-cell>
          <table:table-cell table:number-columns-repeated="2" office:value-type="float" office:value="174">
            <text:p>174</text:p>
          </table:table-cell>
          <table:table-cell office:value-type="float" office:value="437.42417999">
            <text:p>437,42417999</text:p>
          </table:table-cell>
          <table:table-cell office:value-type="float" office:value="74.23043799">
            <text:p>74,23043799</text:p>
          </table:table-cell>
          <table:table-cell table:number-columns-repeated="2" office:value-type="float" office:value="174">
            <text:p>174</text:p>
          </table:table-cell>
          <table:table-cell office:value-type="float" office:value="437.42417999">
            <text:p>437,42417999</text:p>
          </table:table-cell>
          <table:table-cell office:value-type="float" office:value="74.23043799">
            <text:p>74,23043799</text:p>
          </table:table-cell>
          <table:table-cell office:value-type="float" office:value="548">
            <text:p>548</text:p>
          </table:table-cell>
          <table:table-cell office:value-type="float" office:value="541">
            <text:p>54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37.77068">
            <text:p>437,77068</text:p>
          </table:table-cell>
          <table:table-cell office:value-type="float" office:value="74.259833">
            <text:p>74,259833</text:p>
          </table:table-cell>
        </table:table-row>
        <table:table-row table:style-name="ro1">
          <table:table-cell office:value-type="float" office:value="3486.15206602">
            <text:p>3486,15206602</text:p>
          </table:table-cell>
          <table:table-cell office:value-type="float" office:value="209.50948374">
            <text:p>209,50948374</text:p>
          </table:table-cell>
          <table:table-cell table:number-columns-repeated="2" office:value-type="float" office:value="176">
            <text:p>176</text:p>
          </table:table-cell>
          <table:table-cell office:value-type="float" office:value="3486.15206602">
            <text:p>3486,15206602</text:p>
          </table:table-cell>
          <table:table-cell office:value-type="float" office:value="209.50948374">
            <text:p>209,50948374</text:p>
          </table:table-cell>
          <table:table-cell table:number-columns-repeated="2" office:value-type="float" office:value="176">
            <text:p>176</text:p>
          </table:table-cell>
          <table:table-cell office:value-type="float" office:value="3486.15206602">
            <text:p>3486,15206602</text:p>
          </table:table-cell>
          <table:table-cell office:value-type="float" office:value="209.50948374">
            <text:p>209,50948374</text:p>
          </table:table-cell>
          <table:table-cell office:value-type="float" office:value="545">
            <text:p>545</text:p>
          </table:table-cell>
          <table:table-cell office:value-type="float" office:value="538">
            <text:p>53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488.91392">
            <text:p>3488,91392</text:p>
          </table:table-cell>
          <table:table-cell office:value-type="float" office:value="209.592458">
            <text:p>209,592458</text:p>
          </table:table-cell>
        </table:table-row>
        <table:table-row table:style-name="ro1">
          <table:table-cell office:value-type="float" office:value="22442.28927952">
            <text:p>22442,28927952</text:p>
          </table:table-cell>
          <table:table-cell office:value-type="float" office:value="679.36226947">
            <text:p>679,36226947</text:p>
          </table:table-cell>
          <table:table-cell table:number-columns-repeated="2" office:value-type="float" office:value="181">
            <text:p>181</text:p>
          </table:table-cell>
          <table:table-cell office:value-type="float" office:value="22442.2892795">
            <text:p>22442,2892795</text:p>
          </table:table-cell>
          <table:table-cell office:value-type="float" office:value="679.36226947">
            <text:p>679,36226947</text:p>
          </table:table-cell>
          <table:table-cell table:number-columns-repeated="2" office:value-type="float" office:value="181">
            <text:p>181</text:p>
          </table:table-cell>
          <table:table-cell office:value-type="float" office:value="22442.2892795">
            <text:p>22442,2892795</text:p>
          </table:table-cell>
          <table:table-cell office:value-type="float" office:value="679.36226947">
            <text:p>679,36226947</text:p>
          </table:table-cell>
          <table:table-cell office:value-type="float" office:value="540">
            <text:p>540</text:p>
          </table:table-cell>
          <table:table-cell office:value-type="float" office:value="533">
            <text:p>5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2460.06725">
            <text:p>22460,06725</text:p>
          </table:table-cell>
          <table:table-cell office:value-type="float" office:value="679.630165">
            <text:p>679,630165</text:p>
          </table:table-cell>
        </table:table-row>
        <table:table-row table:style-name="ro1">
          <table:table-cell office:value-type="float" office:value="469.8729252">
            <text:p>469,8729252</text:p>
          </table:table-cell>
          <table:table-cell office:value-type="float" office:value="108.55237107">
            <text:p>108,55237107</text:p>
          </table:table-cell>
          <table:table-cell table:number-columns-repeated="2" office:value-type="float" office:value="185">
            <text:p>185</text:p>
          </table:table-cell>
          <table:table-cell office:value-type="float" office:value="469.87292519">
            <text:p>469,87292519</text:p>
          </table:table-cell>
          <table:table-cell office:value-type="float" office:value="108.55237107">
            <text:p>108,55237107</text:p>
          </table:table-cell>
          <table:table-cell table:number-columns-repeated="2" office:value-type="float" office:value="185">
            <text:p>185</text:p>
          </table:table-cell>
          <table:table-cell office:value-type="float" office:value="469.8729252">
            <text:p>469,8729252</text:p>
          </table:table-cell>
          <table:table-cell office:value-type="float" office:value="108.55237107">
            <text:p>108,55237107</text:p>
          </table:table-cell>
          <table:table-cell office:value-type="float" office:value="534">
            <text:p>534</text:p>
          </table:table-cell>
          <table:table-cell office:value-type="float" office:value="527">
            <text:p>52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70.24386">
            <text:p>470,24386</text:p>
          </table:table-cell>
          <table:table-cell office:value-type="float" office:value="108.595298">
            <text:p>108,595298</text:p>
          </table:table-cell>
        </table:table-row>
        <table:table-row table:style-name="ro1">
          <table:table-cell office:value-type="float" office:value="3597.06208105">
            <text:p>3597,06208105</text:p>
          </table:table-cell>
          <table:table-cell office:value-type="float" office:value="273.40765007">
            <text:p>273,40765007</text:p>
          </table:table-cell>
          <table:table-cell table:number-columns-repeated="2" office:value-type="float" office:value="192">
            <text:p>192</text:p>
          </table:table-cell>
          <table:table-cell office:value-type="float" office:value="3597.06208105">
            <text:p>3597,06208105</text:p>
          </table:table-cell>
          <table:table-cell office:value-type="float" office:value="273.40765007">
            <text:p>273,40765007</text:p>
          </table:table-cell>
          <table:table-cell table:number-columns-repeated="2" office:value-type="float" office:value="192">
            <text:p>192</text:p>
          </table:table-cell>
          <table:table-cell office:value-type="float" office:value="3597.06208105">
            <text:p>3597,06208105</text:p>
          </table:table-cell>
          <table:table-cell office:value-type="float" office:value="273.40765007">
            <text:p>273,40765007</text:p>
          </table:table-cell>
          <table:table-cell office:value-type="float" office:value="527">
            <text:p>527</text:p>
          </table:table-cell>
          <table:table-cell office:value-type="float" office:value="520">
            <text:p>52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Planchon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599.9125">
            <text:p>3599,9125</text:p>
          </table:table-cell>
          <table:table-cell office:value-type="float" office:value="273.516209">
            <text:p>273,516209</text:p>
          </table:table-cell>
        </table:table-row>
        <table:table-row table:style-name="ro1">
          <table:table-cell office:value-type="float" office:value="891.97847591">
            <text:p>891,97847591</text:p>
          </table:table-cell>
          <table:table-cell office:value-type="float" office:value="277.32737965">
            <text:p>277,32737965</text:p>
          </table:table-cell>
          <table:table-cell table:number-columns-repeated="2" office:value-type="float" office:value="193">
            <text:p>193</text:p>
          </table:table-cell>
          <table:table-cell office:value-type="float" office:value="891.97847591">
            <text:p>891,97847591</text:p>
          </table:table-cell>
          <table:table-cell office:value-type="float" office:value="277.32737965">
            <text:p>277,32737965</text:p>
          </table:table-cell>
          <table:table-cell table:number-columns-repeated="2" office:value-type="float" office:value="193">
            <text:p>193</text:p>
          </table:table-cell>
          <table:table-cell office:value-type="float" office:value="891.97847591">
            <text:p>891,97847591</text:p>
          </table:table-cell>
          <table:table-cell office:value-type="float" office:value="277.32737965">
            <text:p>277,32737965</text:p>
          </table:table-cell>
          <table:table-cell office:value-type="float" office:value="526">
            <text:p>526</text:p>
          </table:table-cell>
          <table:table-cell office:value-type="float" office:value="519">
            <text:p>5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92.68671">
            <text:p>892,68671</text:p>
          </table:table-cell>
          <table:table-cell office:value-type="float" office:value="277.437644">
            <text:p>277,437644</text:p>
          </table:table-cell>
        </table:table-row>
        <table:table-row table:style-name="ro1">
          <table:table-cell office:value-type="float" office:value="2461.07655644">
            <text:p>2461,07655644</text:p>
          </table:table-cell>
          <table:table-cell office:value-type="float" office:value="213.28837349">
            <text:p>213,28837349</text:p>
          </table:table-cell>
          <table:table-cell table:number-columns-repeated="2" office:value-type="float" office:value="194">
            <text:p>194</text:p>
          </table:table-cell>
          <table:table-cell office:value-type="float" office:value="2461.07655644">
            <text:p>2461,07655644</text:p>
          </table:table-cell>
          <table:table-cell office:value-type="float" office:value="213.28837349">
            <text:p>213,28837349</text:p>
          </table:table-cell>
          <table:table-cell table:number-columns-repeated="2" office:value-type="float" office:value="194">
            <text:p>194</text:p>
          </table:table-cell>
          <table:table-cell office:value-type="float" office:value="2461.07655644">
            <text:p>2461,07655644</text:p>
          </table:table-cell>
          <table:table-cell office:value-type="float" office:value="213.28837349">
            <text:p>213,28837349</text:p>
          </table:table-cell>
          <table:table-cell office:value-type="float" office:value="524">
            <text:p>524</text:p>
          </table:table-cell>
          <table:table-cell office:value-type="float" office:value="517">
            <text:p>51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Figueroll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463.02764">
            <text:p>2463,02764</text:p>
          </table:table-cell>
          <table:table-cell office:value-type="float" office:value="213.372661">
            <text:p>213,372661</text:p>
          </table:table-cell>
        </table:table-row>
        <table:table-row table:style-name="ro1">
          <table:table-cell office:value-type="float" office:value="267.61431535">
            <text:p>267,61431535</text:p>
          </table:table-cell>
          <table:table-cell office:value-type="float" office:value="70.8165547">
            <text:p>70,8165547</text:p>
          </table:table-cell>
          <table:table-cell table:number-columns-repeated="2" office:value-type="float" office:value="196">
            <text:p>196</text:p>
          </table:table-cell>
          <table:table-cell office:value-type="float" office:value="267.61431535">
            <text:p>267,61431535</text:p>
          </table:table-cell>
          <table:table-cell office:value-type="float" office:value="70.8165547">
            <text:p>70,8165547</text:p>
          </table:table-cell>
          <table:table-cell table:number-columns-repeated="2" office:value-type="float" office:value="196">
            <text:p>196</text:p>
          </table:table-cell>
          <table:table-cell office:value-type="float" office:value="267.61431535">
            <text:p>267,61431535</text:p>
          </table:table-cell>
          <table:table-cell office:value-type="float" office:value="70.8165547">
            <text:p>70,8165547</text:p>
          </table:table-cell>
          <table:table-cell office:value-type="float" office:value="522">
            <text:p>522</text:p>
          </table:table-cell>
          <table:table-cell office:value-type="float" office:value="515">
            <text:p>5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67.82566">
            <text:p>267,82566</text:p>
          </table:table-cell>
          <table:table-cell office:value-type="float" office:value="70.844592">
            <text:p>70,844592</text:p>
          </table:table-cell>
        </table:table-row>
        <table:table-row table:style-name="ro1">
          <table:table-cell office:value-type="float" office:value="2978.79145807">
            <text:p>2978,79145807</text:p>
          </table:table-cell>
          <table:table-cell office:value-type="float" office:value="220.00019766">
            <text:p>220,00019766</text:p>
          </table:table-cell>
          <table:table-cell table:number-columns-repeated="2" office:value-type="float" office:value="197">
            <text:p>197</text:p>
          </table:table-cell>
          <table:table-cell office:value-type="float" office:value="2978.79145807">
            <text:p>2978,79145807</text:p>
          </table:table-cell>
          <table:table-cell office:value-type="float" office:value="220.00019766">
            <text:p>220,00019766</text:p>
          </table:table-cell>
          <table:table-cell table:number-columns-repeated="2" office:value-type="float" office:value="197">
            <text:p>197</text:p>
          </table:table-cell>
          <table:table-cell office:value-type="float" office:value="2978.79145808">
            <text:p>2978,79145808</text:p>
          </table:table-cell>
          <table:table-cell office:value-type="float" office:value="220.00019766">
            <text:p>220,00019766</text:p>
          </table:table-cell>
          <table:table-cell office:value-type="float" office:value="521">
            <text:p>521</text:p>
          </table:table-cell>
          <table:table-cell office:value-type="float" office:value="514">
            <text:p>51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Emmanuel Roblè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981.15484">
            <text:p>2981,15484</text:p>
          </table:table-cell>
          <table:table-cell office:value-type="float" office:value="220.087551">
            <text:p>220,087551</text:p>
          </table:table-cell>
        </table:table-row>
        <table:table-row table:style-name="ro1">
          <table:table-cell office:value-type="float" office:value="1326.19961122">
            <text:p>1326,19961122</text:p>
          </table:table-cell>
          <table:table-cell office:value-type="float" office:value="153.91090296">
            <text:p>153,91090296</text:p>
          </table:table-cell>
          <table:table-cell table:number-columns-repeated="2" office:value-type="float" office:value="198">
            <text:p>198</text:p>
          </table:table-cell>
          <table:table-cell office:value-type="float" office:value="1326.19961122">
            <text:p>1326,19961122</text:p>
          </table:table-cell>
          <table:table-cell office:value-type="float" office:value="153.91090297">
            <text:p>153,91090297</text:p>
          </table:table-cell>
          <table:table-cell table:number-columns-repeated="2" office:value-type="float" office:value="198">
            <text:p>198</text:p>
          </table:table-cell>
          <table:table-cell office:value-type="float" office:value="1326.19961122">
            <text:p>1326,19961122</text:p>
          </table:table-cell>
          <table:table-cell office:value-type="float" office:value="153.91090297">
            <text:p>153,91090297</text:p>
          </table:table-cell>
          <table:table-cell office:value-type="float" office:value="520">
            <text:p>520</text:p>
          </table:table-cell>
          <table:table-cell office:value-type="float" office:value="513">
            <text:p>51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e la Guirland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327.25076">
            <text:p>1327,25076</text:p>
          </table:table-cell>
          <table:table-cell office:value-type="float" office:value="153.971542">
            <text:p>153,971542</text:p>
          </table:table-cell>
        </table:table-row>
        <table:table-row table:style-name="ro1">
          <table:table-cell office:value-type="float" office:value="979.17792127">
            <text:p>979,17792127</text:p>
          </table:table-cell>
          <table:table-cell office:value-type="float" office:value="129.04827684">
            <text:p>129,04827684</text:p>
          </table:table-cell>
          <table:table-cell table:number-columns-repeated="2" office:value-type="float" office:value="199">
            <text:p>199</text:p>
          </table:table-cell>
          <table:table-cell office:value-type="float" office:value="979.17792127">
            <text:p>979,17792127</text:p>
          </table:table-cell>
          <table:table-cell office:value-type="float" office:value="129.04827684">
            <text:p>129,04827684</text:p>
          </table:table-cell>
          <table:table-cell table:number-columns-repeated="2" office:value-type="float" office:value="199">
            <text:p>199</text:p>
          </table:table-cell>
          <table:table-cell office:value-type="float" office:value="979.17792127">
            <text:p>979,17792127</text:p>
          </table:table-cell>
          <table:table-cell office:value-type="float" office:value="129.04827684">
            <text:p>129,04827684</text:p>
          </table:table-cell>
          <table:table-cell office:value-type="float" office:value="519">
            <text:p>519</text:p>
          </table:table-cell>
          <table:table-cell office:value-type="float" office:value="512">
            <text:p>51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Jardin des Amandier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979.95506">
            <text:p>979,95506</text:p>
          </table:table-cell>
          <table:table-cell office:value-type="float" office:value="129.099105">
            <text:p>129,099105</text:p>
          </table:table-cell>
        </table:table-row>
        <table:table-row table:style-name="ro1">
          <table:table-cell office:value-type="float" office:value="125.1260973">
            <text:p>125,1260973</text:p>
          </table:table-cell>
          <table:table-cell office:value-type="float" office:value="49.02762691">
            <text:p>49,02762691</text:p>
          </table:table-cell>
          <table:table-cell table:number-columns-repeated="2" office:value-type="float" office:value="201">
            <text:p>201</text:p>
          </table:table-cell>
          <table:table-cell office:value-type="float" office:value="125.1260973">
            <text:p>125,1260973</text:p>
          </table:table-cell>
          <table:table-cell office:value-type="float" office:value="49.02762691">
            <text:p>49,02762691</text:p>
          </table:table-cell>
          <table:table-cell table:number-columns-repeated="2" office:value-type="float" office:value="201">
            <text:p>201</text:p>
          </table:table-cell>
          <table:table-cell office:value-type="float" office:value="125.1260973">
            <text:p>125,1260973</text:p>
          </table:table-cell>
          <table:table-cell office:value-type="float" office:value="49.02762691">
            <text:p>49,02762691</text:p>
          </table:table-cell>
          <table:table-cell office:value-type="float" office:value="517">
            <text:p>517</text:p>
          </table:table-cell>
          <table:table-cell office:value-type="float" office:value="510">
            <text:p>5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25.2253">
            <text:p>125,2253</text:p>
          </table:table-cell>
          <table:table-cell office:value-type="float" office:value="49.046914">
            <text:p>49,046914</text:p>
          </table:table-cell>
        </table:table-row>
        <table:table-row table:style-name="ro1">
          <table:table-cell office:value-type="float" office:value="66.86097891">
            <text:p>66,86097891</text:p>
          </table:table-cell>
          <table:table-cell office:value-type="float" office:value="32.00602976">
            <text:p>32,00602976</text:p>
          </table:table-cell>
          <table:table-cell table:number-columns-repeated="2" office:value-type="float" office:value="202">
            <text:p>202</text:p>
          </table:table-cell>
          <table:table-cell office:value-type="float" office:value="66.86097891">
            <text:p>66,86097891</text:p>
          </table:table-cell>
          <table:table-cell office:value-type="float" office:value="32.00602976">
            <text:p>32,00602976</text:p>
          </table:table-cell>
          <table:table-cell table:number-columns-repeated="2" office:value-type="float" office:value="202">
            <text:p>202</text:p>
          </table:table-cell>
          <table:table-cell office:value-type="float" office:value="66.86097891">
            <text:p>66,86097891</text:p>
          </table:table-cell>
          <table:table-cell office:value-type="float" office:value="32.00602976">
            <text:p>32,00602976</text:p>
          </table:table-cell>
          <table:table-cell office:value-type="float" office:value="516">
            <text:p>516</text:p>
          </table:table-cell>
          <table:table-cell office:value-type="float" office:value="509">
            <text:p>5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6.91383">
            <text:p>66,91383</text:p>
          </table:table-cell>
          <table:table-cell office:value-type="float" office:value="32.018688">
            <text:p>32,018688</text:p>
          </table:table-cell>
        </table:table-row>
        <table:table-row table:style-name="ro1">
          <table:table-cell office:value-type="float" office:value="136.62129344">
            <text:p>136,62129344</text:p>
          </table:table-cell>
          <table:table-cell office:value-type="float" office:value="60.30476907">
            <text:p>60,30476907</text:p>
          </table:table-cell>
          <table:table-cell table:number-columns-repeated="2" office:value-type="float" office:value="204">
            <text:p>204</text:p>
          </table:table-cell>
          <table:table-cell office:value-type="float" office:value="136.62129344">
            <text:p>136,62129344</text:p>
          </table:table-cell>
          <table:table-cell office:value-type="float" office:value="60.30476907">
            <text:p>60,30476907</text:p>
          </table:table-cell>
          <table:table-cell table:number-columns-repeated="2" office:value-type="float" office:value="204">
            <text:p>204</text:p>
          </table:table-cell>
          <table:table-cell office:value-type="float" office:value="136.62129344">
            <text:p>136,62129344</text:p>
          </table:table-cell>
          <table:table-cell office:value-type="float" office:value="60.30476907">
            <text:p>60,30476907</text:p>
          </table:table-cell>
          <table:table-cell office:value-type="float" office:value="513">
            <text:p>513</text:p>
          </table:table-cell>
          <table:table-cell office:value-type="float" office:value="506">
            <text:p>50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u Père Bonnet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36.72794">
            <text:p>136,72794</text:p>
          </table:table-cell>
          <table:table-cell office:value-type="float" office:value="60.32847">
            <text:p>60,32847</text:p>
          </table:table-cell>
        </table:table-row>
        <table:table-row table:style-name="ro1">
          <table:table-cell office:value-type="float" office:value="6663.33119483">
            <text:p>6663,33119483</text:p>
          </table:table-cell>
          <table:table-cell office:value-type="float" office:value="721.01217753">
            <text:p>721,01217753</text:p>
          </table:table-cell>
          <table:table-cell table:number-columns-repeated="2" office:value-type="float" office:value="205">
            <text:p>205</text:p>
          </table:table-cell>
          <table:table-cell office:value-type="float" office:value="6663.33119483">
            <text:p>6663,33119483</text:p>
          </table:table-cell>
          <table:table-cell office:value-type="float" office:value="721.01217753">
            <text:p>721,01217753</text:p>
          </table:table-cell>
          <table:table-cell table:number-columns-repeated="2" office:value-type="float" office:value="205">
            <text:p>205</text:p>
          </table:table-cell>
          <table:table-cell office:value-type="float" office:value="6494.77424681">
            <text:p>6494,77424681</text:p>
          </table:table-cell>
          <table:table-cell office:value-type="float" office:value="724.64225791">
            <text:p>724,64225791</text:p>
          </table:table-cell>
          <table:table-cell office:value-type="float" office:value="512">
            <text:p>512</text:p>
          </table:table-cell>
          <table:table-cell office:value-type="float" office:value="505">
            <text:p>50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668.59511">
            <text:p>6668,59511</text:p>
          </table:table-cell>
          <table:table-cell office:value-type="float" office:value="721.295673">
            <text:p>721,295673</text:p>
          </table:table-cell>
        </table:table-row>
        <table:table-row table:style-name="ro1">
          <table:table-cell office:value-type="float" office:value="72.96141183">
            <text:p>72,96141183</text:p>
          </table:table-cell>
          <table:table-cell office:value-type="float" office:value="34.16885613">
            <text:p>34,16885613</text:p>
          </table:table-cell>
          <table:table-cell table:number-columns-repeated="2" office:value-type="float" office:value="206">
            <text:p>206</text:p>
          </table:table-cell>
          <table:table-cell office:value-type="float" office:value="72.96141183">
            <text:p>72,96141183</text:p>
          </table:table-cell>
          <table:table-cell office:value-type="float" office:value="34.16885613">
            <text:p>34,16885613</text:p>
          </table:table-cell>
          <table:table-cell table:number-columns-repeated="2" office:value-type="float" office:value="206">
            <text:p>206</text:p>
          </table:table-cell>
          <table:table-cell office:value-type="float" office:value="72.96141183">
            <text:p>72,96141183</text:p>
          </table:table-cell>
          <table:table-cell office:value-type="float" office:value="34.16885613">
            <text:p>34,16885613</text:p>
          </table:table-cell>
          <table:table-cell office:value-type="float" office:value="510">
            <text:p>510</text:p>
          </table:table-cell>
          <table:table-cell office:value-type="float" office:value="503">
            <text:p>50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e la Guirland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3.01914">
            <text:p>73,01914</text:p>
          </table:table-cell>
          <table:table-cell office:value-type="float" office:value="34.182369">
            <text:p>34,182369</text:p>
          </table:table-cell>
        </table:table-row>
        <table:table-row table:style-name="ro1">
          <table:table-cell office:value-type="float" office:value="2163.28723524">
            <text:p>2163,28723524</text:p>
          </table:table-cell>
          <table:table-cell office:value-type="float" office:value="283.37188701">
            <text:p>283,37188701</text:p>
          </table:table-cell>
          <table:table-cell table:number-columns-repeated="2" office:value-type="float" office:value="208">
            <text:p>208</text:p>
          </table:table-cell>
          <table:table-cell office:value-type="float" office:value="2163.28723524">
            <text:p>2163,28723524</text:p>
          </table:table-cell>
          <table:table-cell office:value-type="float" office:value="283.37188701">
            <text:p>283,37188701</text:p>
          </table:table-cell>
          <table:table-cell table:number-columns-repeated="2" office:value-type="float" office:value="208">
            <text:p>208</text:p>
          </table:table-cell>
          <table:table-cell office:value-type="float" office:value="2163.28723524">
            <text:p>2163,28723524</text:p>
          </table:table-cell>
          <table:table-cell office:value-type="float" office:value="283.37188701">
            <text:p>283,37188701</text:p>
          </table:table-cell>
          <table:table-cell office:value-type="float" office:value="508">
            <text:p>508</text:p>
          </table:table-cell>
          <table:table-cell office:value-type="float" office:value="501">
            <text:p>50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165.00151">
            <text:p>2165,00151</text:p>
          </table:table-cell>
          <table:table-cell office:value-type="float" office:value="283.484463">
            <text:p>283,484463</text:p>
          </table:table-cell>
        </table:table-row>
        <table:table-row table:style-name="ro1">
          <table:table-cell office:value-type="float" office:value="698.20957408">
            <text:p>698,20957408</text:p>
          </table:table-cell>
          <table:table-cell office:value-type="float" office:value="164.20343608">
            <text:p>164,20343608</text:p>
          </table:table-cell>
          <table:table-cell table:number-columns-repeated="2" office:value-type="float" office:value="209">
            <text:p>209</text:p>
          </table:table-cell>
          <table:table-cell office:value-type="float" office:value="698.20957408">
            <text:p>698,20957408</text:p>
          </table:table-cell>
          <table:table-cell office:value-type="float" office:value="164.20343608">
            <text:p>164,20343608</text:p>
          </table:table-cell>
          <table:table-cell table:number-columns-repeated="2" office:value-type="float" office:value="209">
            <text:p>209</text:p>
          </table:table-cell>
          <table:table-cell office:value-type="float" office:value="698.20957408">
            <text:p>698,20957408</text:p>
          </table:table-cell>
          <table:table-cell office:value-type="float" office:value="164.20343608">
            <text:p>164,20343608</text:p>
          </table:table-cell>
          <table:table-cell office:value-type="float" office:value="506">
            <text:p>506</text:p>
          </table:table-cell>
          <table:table-cell office:value-type="float" office:value="499">
            <text:p>49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ace chiens cité Gély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98.75967">
            <text:p>698,75967</text:p>
          </table:table-cell>
          <table:table-cell office:value-type="float" office:value="164.267722">
            <text:p>164,267722</text:p>
          </table:table-cell>
        </table:table-row>
        <table:table-row table:style-name="ro1">
          <table:table-cell office:value-type="float" office:value="295.123492">
            <text:p>295,123492</text:p>
          </table:table-cell>
          <table:table-cell office:value-type="float" office:value="96.43371498">
            <text:p>96,43371498</text:p>
          </table:table-cell>
          <table:table-cell table:number-columns-repeated="2" office:value-type="float" office:value="210">
            <text:p>210</text:p>
          </table:table-cell>
          <table:table-cell office:value-type="float" office:value="295.123492">
            <text:p>295,123492</text:p>
          </table:table-cell>
          <table:table-cell office:value-type="float" office:value="96.43371498">
            <text:p>96,43371498</text:p>
          </table:table-cell>
          <table:table-cell table:number-columns-repeated="2" office:value-type="float" office:value="210">
            <text:p>210</text:p>
          </table:table-cell>
          <table:table-cell office:value-type="float" office:value="295.123492">
            <text:p>295,123492</text:p>
          </table:table-cell>
          <table:table-cell office:value-type="float" office:value="96.43371498">
            <text:p>96,43371498</text:p>
          </table:table-cell>
          <table:table-cell office:value-type="float" office:value="505">
            <text:p>505</text:p>
          </table:table-cell>
          <table:table-cell office:value-type="float" office:value="498">
            <text:p>49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e la Guirland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95.35568">
            <text:p>295,35568</text:p>
          </table:table-cell>
          <table:table-cell office:value-type="float" office:value="96.471775">
            <text:p>96,471775</text:p>
          </table:table-cell>
        </table:table-row>
        <table:table-row table:style-name="ro1">
          <table:table-cell office:value-type="float" office:value="5703.11632036">
            <text:p>5703,11632036</text:p>
          </table:table-cell>
          <table:table-cell office:value-type="float" office:value="287.62760207">
            <text:p>287,62760207</text:p>
          </table:table-cell>
          <table:table-cell table:number-columns-repeated="2" office:value-type="float" office:value="211">
            <text:p>211</text:p>
          </table:table-cell>
          <table:table-cell office:value-type="float" office:value="5703.11632036">
            <text:p>5703,11632036</text:p>
          </table:table-cell>
          <table:table-cell office:value-type="float" office:value="287.62760207">
            <text:p>287,62760207</text:p>
          </table:table-cell>
          <table:table-cell table:number-columns-repeated="2" office:value-type="float" office:value="211">
            <text:p>211</text:p>
          </table:table-cell>
          <table:table-cell office:value-type="float" office:value="5703.11632036">
            <text:p>5703,11632036</text:p>
          </table:table-cell>
          <table:table-cell office:value-type="float" office:value="287.62760207">
            <text:p>287,62760207</text:p>
          </table:table-cell>
          <table:table-cell office:value-type="float" office:value="504">
            <text:p>504</text:p>
          </table:table-cell>
          <table:table-cell office:value-type="float" office:value="497">
            <text:p>4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707.61556">
            <text:p>5707,61556</text:p>
          </table:table-cell>
          <table:table-cell office:value-type="float" office:value="287.741198">
            <text:p>287,741198</text:p>
          </table:table-cell>
        </table:table-row>
        <table:table-row table:style-name="ro1">
          <table:table-cell office:value-type="float" office:value="395.65419145">
            <text:p>395,65419145</text:p>
          </table:table-cell>
          <table:table-cell office:value-type="float" office:value="70.59773802">
            <text:p>70,59773802</text:p>
          </table:table-cell>
          <table:table-cell table:number-columns-repeated="2" office:value-type="float" office:value="191">
            <text:p>191</text:p>
          </table:table-cell>
          <table:table-cell office:value-type="float" office:value="395.65419145">
            <text:p>395,65419145</text:p>
          </table:table-cell>
          <table:table-cell office:value-type="float" office:value="70.59773802">
            <text:p>70,59773802</text:p>
          </table:table-cell>
          <table:table-cell table:number-columns-repeated="2" office:value-type="float" office:value="191">
            <text:p>191</text:p>
          </table:table-cell>
          <table:table-cell office:value-type="float" office:value="395.65419145">
            <text:p>395,65419145</text:p>
          </table:table-cell>
          <table:table-cell office:value-type="float" office:value="70.59773802">
            <text:p>70,59773802</text:p>
          </table:table-cell>
          <table:table-cell office:value-type="float" office:value="528">
            <text:p>528</text:p>
          </table:table-cell>
          <table:table-cell office:value-type="float" office:value="521">
            <text:p>52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95.96711">
            <text:p>395,96711</text:p>
          </table:table-cell>
          <table:table-cell office:value-type="float" office:value="70.62565">
            <text:p>70,62565</text:p>
          </table:table-cell>
        </table:table-row>
        <table:table-row table:style-name="ro1">
          <table:table-cell office:value-type="float" office:value="3035.21536292">
            <text:p>3035,21536292</text:p>
          </table:table-cell>
          <table:table-cell office:value-type="float" office:value="195.50069587">
            <text:p>195,50069587</text:p>
          </table:table-cell>
          <table:table-cell table:number-columns-repeated="2" office:value-type="float" office:value="195">
            <text:p>195</text:p>
          </table:table-cell>
          <table:table-cell office:value-type="float" office:value="3035.21536292">
            <text:p>3035,21536292</text:p>
          </table:table-cell>
          <table:table-cell office:value-type="float" office:value="195.50069587">
            <text:p>195,50069587</text:p>
          </table:table-cell>
          <table:table-cell table:number-columns-repeated="2" office:value-type="float" office:value="195">
            <text:p>195</text:p>
          </table:table-cell>
          <table:table-cell office:value-type="float" office:value="3035.21536292">
            <text:p>3035,21536292</text:p>
          </table:table-cell>
          <table:table-cell office:value-type="float" office:value="195.50069587">
            <text:p>195,50069587</text:p>
          </table:table-cell>
          <table:table-cell office:value-type="float" office:value="523">
            <text:p>523</text:p>
          </table:table-cell>
          <table:table-cell office:value-type="float" office:value="516">
            <text:p>5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037.62122">
            <text:p>3037,62122</text:p>
          </table:table-cell>
          <table:table-cell office:value-type="float" office:value="195.578162">
            <text:p>195,578162</text:p>
          </table:table-cell>
        </table:table-row>
        <table:table-row table:style-name="ro1">
          <table:table-cell office:value-type="float" office:value="4666.63284977">
            <text:p>4666,63284977</text:p>
          </table:table-cell>
          <table:table-cell office:value-type="float" office:value="522.79722393">
            <text:p>522,79722393</text:p>
          </table:table-cell>
          <table:table-cell table:number-columns-repeated="2" office:value-type="float" office:value="200">
            <text:p>200</text:p>
          </table:table-cell>
          <table:table-cell office:value-type="float" office:value="4666.63284977">
            <text:p>4666,63284977</text:p>
          </table:table-cell>
          <table:table-cell office:value-type="float" office:value="522.79722394">
            <text:p>522,79722394</text:p>
          </table:table-cell>
          <table:table-cell table:number-columns-repeated="2" office:value-type="float" office:value="200">
            <text:p>200</text:p>
          </table:table-cell>
          <table:table-cell office:value-type="float" office:value="4666.63284977">
            <text:p>4666,63284977</text:p>
          </table:table-cell>
          <table:table-cell office:value-type="float" office:value="522.79722394">
            <text:p>522,79722394</text:p>
          </table:table-cell>
          <table:table-cell office:value-type="float" office:value="518">
            <text:p>518</text:p>
          </table:table-cell>
          <table:table-cell office:value-type="float" office:value="511">
            <text:p>5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670.33369">
            <text:p>4670,33369</text:p>
          </table:table-cell>
          <table:table-cell office:value-type="float" office:value="523.005663">
            <text:p>523,005663</text:p>
          </table:table-cell>
        </table:table-row>
        <table:table-row table:style-name="ro1">
          <table:table-cell office:value-type="float" office:value="2507.40365441">
            <text:p>2507,40365441</text:p>
          </table:table-cell>
          <table:table-cell office:value-type="float" office:value="305.37215185">
            <text:p>305,37215185</text:p>
          </table:table-cell>
          <table:table-cell table:number-columns-repeated="2" office:value-type="float" office:value="203">
            <text:p>203</text:p>
          </table:table-cell>
          <table:table-cell office:value-type="float" office:value="2507.40365441">
            <text:p>2507,40365441</text:p>
          </table:table-cell>
          <table:table-cell office:value-type="float" office:value="305.37215185">
            <text:p>305,37215185</text:p>
          </table:table-cell>
          <table:table-cell table:number-columns-repeated="2" office:value-type="float" office:value="203">
            <text:p>203</text:p>
          </table:table-cell>
          <table:table-cell office:value-type="float" office:value="2507.40365441">
            <text:p>2507,40365441</text:p>
          </table:table-cell>
          <table:table-cell office:value-type="float" office:value="305.37215185">
            <text:p>305,37215185</text:p>
          </table:table-cell>
          <table:table-cell office:value-type="float" office:value="515">
            <text:p>515</text:p>
          </table:table-cell>
          <table:table-cell office:value-type="float" office:value="508">
            <text:p>5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509.38846">
            <text:p>2509,38846</text:p>
          </table:table-cell>
          <table:table-cell office:value-type="float" office:value="305.493002">
            <text:p>305,493002</text:p>
          </table:table-cell>
        </table:table-row>
        <table:table-row table:style-name="ro1">
          <table:table-cell office:value-type="float" office:value="780.79719922">
            <text:p>780,79719922</text:p>
          </table:table-cell>
          <table:table-cell office:value-type="float" office:value="123.32344115">
            <text:p>123,32344115</text:p>
          </table:table-cell>
          <table:table-cell table:number-columns-repeated="2" office:value-type="float" office:value="207">
            <text:p>207</text:p>
          </table:table-cell>
          <table:table-cell office:value-type="float" office:value="780.79719922">
            <text:p>780,79719922</text:p>
          </table:table-cell>
          <table:table-cell office:value-type="float" office:value="123.32344115">
            <text:p>123,32344115</text:p>
          </table:table-cell>
          <table:table-cell table:number-columns-repeated="2" office:value-type="float" office:value="207">
            <text:p>207</text:p>
          </table:table-cell>
          <table:table-cell office:value-type="float" office:value="780.79719922">
            <text:p>780,79719922</text:p>
          </table:table-cell>
          <table:table-cell office:value-type="float" office:value="123.32344115">
            <text:p>123,32344115</text:p>
          </table:table-cell>
          <table:table-cell office:value-type="float" office:value="509">
            <text:p>509</text:p>
          </table:table-cell>
          <table:table-cell office:value-type="float" office:value="502">
            <text:p>50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Jardin des Amandier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81.41703">
            <text:p>781,41703</text:p>
          </table:table-cell>
          <table:table-cell office:value-type="float" office:value="123.372603">
            <text:p>123,372603</text:p>
          </table:table-cell>
        </table:table-row>
        <table:table-row table:style-name="ro1">
          <table:table-cell office:value-type="float" office:value="436.36456078">
            <text:p>436,36456078</text:p>
          </table:table-cell>
          <table:table-cell office:value-type="float" office:value="74.14093513">
            <text:p>74,14093513</text:p>
          </table:table-cell>
          <table:table-cell table:number-columns-repeated="2" office:value-type="float" office:value="212">
            <text:p>212</text:p>
          </table:table-cell>
          <table:table-cell office:value-type="float" office:value="436.36456078">
            <text:p>436,36456078</text:p>
          </table:table-cell>
          <table:table-cell office:value-type="float" office:value="74.14093513">
            <text:p>74,14093513</text:p>
          </table:table-cell>
          <table:table-cell table:number-columns-repeated="2" office:value-type="float" office:value="212">
            <text:p>212</text:p>
          </table:table-cell>
          <table:table-cell office:value-type="float" office:value="436.36456078">
            <text:p>436,36456078</text:p>
          </table:table-cell>
          <table:table-cell office:value-type="float" office:value="74.14093513">
            <text:p>74,14093513</text:p>
          </table:table-cell>
          <table:table-cell office:value-type="float" office:value="503">
            <text:p>503</text:p>
          </table:table-cell>
          <table:table-cell office:value-type="float" office:value="496">
            <text:p>49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36.70905">
            <text:p>436,70905</text:p>
          </table:table-cell>
          <table:table-cell office:value-type="float" office:value="74.170195">
            <text:p>74,170195</text:p>
          </table:table-cell>
        </table:table-row>
        <table:table-row table:style-name="ro1">
          <table:table-cell office:value-type="float" office:value="689.99833429">
            <text:p>689,99833429</text:p>
          </table:table-cell>
          <table:table-cell office:value-type="float" office:value="109.81518929">
            <text:p>109,81518929</text:p>
          </table:table-cell>
          <table:table-cell table:number-columns-repeated="2" office:value-type="float" office:value="213">
            <text:p>213</text:p>
          </table:table-cell>
          <table:table-cell office:value-type="float" office:value="689.99833429">
            <text:p>689,99833429</text:p>
          </table:table-cell>
          <table:table-cell office:value-type="float" office:value="109.81518929">
            <text:p>109,81518929</text:p>
          </table:table-cell>
          <table:table-cell table:number-columns-repeated="2" office:value-type="float" office:value="213">
            <text:p>213</text:p>
          </table:table-cell>
          <table:table-cell office:value-type="float" office:value="689.99833429">
            <text:p>689,99833429</text:p>
          </table:table-cell>
          <table:table-cell office:value-type="float" office:value="109.81518929">
            <text:p>109,81518929</text:p>
          </table:table-cell>
          <table:table-cell office:value-type="float" office:value="502">
            <text:p>502</text:p>
          </table:table-cell>
          <table:table-cell office:value-type="float" office:value="495">
            <text:p>49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Abbé Coursindel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90.54316">
            <text:p>690,54316</text:p>
          </table:table-cell>
          <table:table-cell office:value-type="float" office:value="109.858546">
            <text:p>109,858546</text:p>
          </table:table-cell>
        </table:table-row>
        <table:table-row table:style-name="ro1">
          <table:table-cell office:value-type="float" office:value="766.61916138">
            <text:p>766,61916138</text:p>
          </table:table-cell>
          <table:table-cell office:value-type="float" office:value="265.08216455">
            <text:p>265,08216455</text:p>
          </table:table-cell>
          <table:table-cell table:number-columns-repeated="2" office:value-type="float" office:value="214">
            <text:p>214</text:p>
          </table:table-cell>
          <table:table-cell office:value-type="float" office:value="766.61916138">
            <text:p>766,61916138</text:p>
          </table:table-cell>
          <table:table-cell office:value-type="float" office:value="265.08216455">
            <text:p>265,08216455</text:p>
          </table:table-cell>
          <table:table-cell table:number-columns-repeated="2" office:value-type="float" office:value="214">
            <text:p>214</text:p>
          </table:table-cell>
          <table:table-cell office:value-type="float" office:value="766.61916138">
            <text:p>766,61916138</text:p>
          </table:table-cell>
          <table:table-cell office:value-type="float" office:value="265.08216455">
            <text:p>265,08216455</text:p>
          </table:table-cell>
          <table:table-cell office:value-type="float" office:value="501">
            <text:p>501</text:p>
          </table:table-cell>
          <table:table-cell office:value-type="float" office:value="494">
            <text:p>49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67.22612">
            <text:p>767,22612</text:p>
          </table:table-cell>
          <table:table-cell office:value-type="float" office:value="265.188033">
            <text:p>265,188033</text:p>
          </table:table-cell>
        </table:table-row>
        <table:table-row table:style-name="ro1">
          <table:table-cell office:value-type="float" office:value="9757.00754935">
            <text:p>9757,00754935</text:p>
          </table:table-cell>
          <table:table-cell office:value-type="float" office:value="916.98889236">
            <text:p>916,98889236</text:p>
          </table:table-cell>
          <table:table-cell table:number-columns-repeated="2" office:value-type="float" office:value="215">
            <text:p>215</text:p>
          </table:table-cell>
          <table:table-cell office:value-type="float" office:value="9757.00754935">
            <text:p>9757,00754935</text:p>
          </table:table-cell>
          <table:table-cell office:value-type="float" office:value="916.98889236">
            <text:p>916,98889236</text:p>
          </table:table-cell>
          <table:table-cell table:number-columns-repeated="2" office:value-type="float" office:value="215">
            <text:p>215</text:p>
          </table:table-cell>
          <table:table-cell office:value-type="float" office:value="9757.00754934">
            <text:p>9757,00754934</text:p>
          </table:table-cell>
          <table:table-cell office:value-type="float" office:value="916.98889236">
            <text:p>916,98889236</text:p>
          </table:table-cell>
          <table:table-cell office:value-type="float" office:value="499">
            <text:p>499</text:p>
          </table:table-cell>
          <table:table-cell office:value-type="float" office:value="492">
            <text:p>49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9764.71765">
            <text:p>9764,71765</text:p>
          </table:table-cell>
          <table:table-cell office:value-type="float" office:value="917.351424">
            <text:p>917,351424</text:p>
          </table:table-cell>
        </table:table-row>
        <table:table-row table:style-name="ro1">
          <table:table-cell office:value-type="float" office:value="284.95166506">
            <text:p>284,95166506</text:p>
          </table:table-cell>
          <table:table-cell office:value-type="float" office:value="82.32743497">
            <text:p>82,32743497</text:p>
          </table:table-cell>
          <table:table-cell table:number-columns-repeated="2" office:value-type="float" office:value="216">
            <text:p>216</text:p>
          </table:table-cell>
          <table:table-cell office:value-type="float" office:value="284.95166506">
            <text:p>284,95166506</text:p>
          </table:table-cell>
          <table:table-cell office:value-type="float" office:value="82.32743497">
            <text:p>82,32743497</text:p>
          </table:table-cell>
          <table:table-cell table:number-columns-repeated="2" office:value-type="float" office:value="216">
            <text:p>216</text:p>
          </table:table-cell>
          <table:table-cell office:value-type="float" office:value="284.95166506">
            <text:p>284,95166506</text:p>
          </table:table-cell>
          <table:table-cell office:value-type="float" office:value="82.32743497">
            <text:p>82,32743497</text:p>
          </table:table-cell>
          <table:table-cell office:value-type="float" office:value="498">
            <text:p>498</text:p>
          </table:table-cell>
          <table:table-cell office:value-type="float" office:value="491">
            <text:p>4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85.17772">
            <text:p>285,17772</text:p>
          </table:table-cell>
          <table:table-cell office:value-type="float" office:value="82.360254">
            <text:p>82,360254</text:p>
          </table:table-cell>
        </table:table-row>
        <table:table-row table:style-name="ro1">
          <table:table-cell office:value-type="float" office:value="325.21447416">
            <text:p>325,21447416</text:p>
          </table:table-cell>
          <table:table-cell office:value-type="float" office:value="89.33208966">
            <text:p>89,33208966</text:p>
          </table:table-cell>
          <table:table-cell table:number-columns-repeated="2" office:value-type="float" office:value="217">
            <text:p>217</text:p>
          </table:table-cell>
          <table:table-cell office:value-type="float" office:value="325.21447416">
            <text:p>325,21447416</text:p>
          </table:table-cell>
          <table:table-cell office:value-type="float" office:value="89.33208966">
            <text:p>89,33208966</text:p>
          </table:table-cell>
          <table:table-cell table:number-columns-repeated="2" office:value-type="float" office:value="217">
            <text:p>217</text:p>
          </table:table-cell>
          <table:table-cell office:value-type="float" office:value="325.21447416">
            <text:p>325,21447416</text:p>
          </table:table-cell>
          <table:table-cell office:value-type="float" office:value="89.33208966">
            <text:p>89,33208966</text:p>
          </table:table-cell>
          <table:table-cell office:value-type="float" office:value="497">
            <text:p>497</text:p>
          </table:table-cell>
          <table:table-cell office:value-type="float" office:value="490">
            <text:p>4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25.47115">
            <text:p>325,47115</text:p>
          </table:table-cell>
          <table:table-cell office:value-type="float" office:value="89.367016">
            <text:p>89,367016</text:p>
          </table:table-cell>
        </table:table-row>
        <table:table-row table:style-name="ro1">
          <table:table-cell office:value-type="float" office:value="1518.13592925">
            <text:p>1518,13592925</text:p>
          </table:table-cell>
          <table:table-cell office:value-type="float" office:value="193.97895693">
            <text:p>193,97895693</text:p>
          </table:table-cell>
          <table:table-cell table:number-columns-repeated="2" office:value-type="float" office:value="218">
            <text:p>218</text:p>
          </table:table-cell>
          <table:table-cell office:value-type="float" office:value="1518.13592925">
            <text:p>1518,13592925</text:p>
          </table:table-cell>
          <table:table-cell office:value-type="float" office:value="193.97895693">
            <text:p>193,97895693</text:p>
          </table:table-cell>
          <table:table-cell table:number-columns-repeated="2" office:value-type="float" office:value="218">
            <text:p>218</text:p>
          </table:table-cell>
          <table:table-cell office:value-type="float" office:value="1518.13592925">
            <text:p>1518,13592925</text:p>
          </table:table-cell>
          <table:table-cell office:value-type="float" office:value="193.97895693">
            <text:p>193,97895693</text:p>
          </table:table-cell>
          <table:table-cell office:value-type="float" office:value="496">
            <text:p>496</text:p>
          </table:table-cell>
          <table:table-cell office:value-type="float" office:value="489">
            <text:p>48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519.33508">
            <text:p>1519,33508</text:p>
          </table:table-cell>
          <table:table-cell office:value-type="float" office:value="194.055044">
            <text:p>194,055044</text:p>
          </table:table-cell>
        </table:table-row>
        <table:table-row table:style-name="ro1">
          <table:table-cell office:value-type="float" office:value="5364.695264">
            <text:p>5364,695264</text:p>
          </table:table-cell>
          <table:table-cell office:value-type="float" office:value="277.22733126">
            <text:p>277,22733126</text:p>
          </table:table-cell>
          <table:table-cell table:number-columns-repeated="2" office:value-type="float" office:value="219">
            <text:p>219</text:p>
          </table:table-cell>
          <table:table-cell office:value-type="float" office:value="5364.695264">
            <text:p>5364,695264</text:p>
          </table:table-cell>
          <table:table-cell office:value-type="float" office:value="277.22733126">
            <text:p>277,22733126</text:p>
          </table:table-cell>
          <table:table-cell table:number-columns-repeated="2" office:value-type="float" office:value="219">
            <text:p>219</text:p>
          </table:table-cell>
          <table:table-cell office:value-type="float" office:value="5364.695264">
            <text:p>5364,695264</text:p>
          </table:table-cell>
          <table:table-cell office:value-type="float" office:value="277.22733126">
            <text:p>277,22733126</text:p>
          </table:table-cell>
          <table:table-cell office:value-type="float" office:value="494">
            <text:p>494</text:p>
          </table:table-cell>
          <table:table-cell office:value-type="float" office:value="487">
            <text:p>48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368.92114">
            <text:p>5368,92114</text:p>
          </table:table-cell>
          <table:table-cell office:value-type="float" office:value="277.336453">
            <text:p>277,336453</text:p>
          </table:table-cell>
        </table:table-row>
        <table:table-row table:style-name="ro1">
          <table:table-cell office:value-type="float" office:value="5382.1872447">
            <text:p>5382,1872447</text:p>
          </table:table-cell>
          <table:table-cell office:value-type="float" office:value="283.19333088">
            <text:p>283,19333088</text:p>
          </table:table-cell>
          <table:table-cell table:number-columns-repeated="2" office:value-type="float" office:value="221">
            <text:p>221</text:p>
          </table:table-cell>
          <table:table-cell office:value-type="float" office:value="5382.1872447">
            <text:p>5382,1872447</text:p>
          </table:table-cell>
          <table:table-cell office:value-type="float" office:value="283.19333088">
            <text:p>283,19333088</text:p>
          </table:table-cell>
          <table:table-cell table:number-columns-repeated="2" office:value-type="float" office:value="221">
            <text:p>221</text:p>
          </table:table-cell>
          <table:table-cell office:value-type="float" office:value="5382.1872447">
            <text:p>5382,1872447</text:p>
          </table:table-cell>
          <table:table-cell office:value-type="float" office:value="283.19333088">
            <text:p>283,19333088</text:p>
          </table:table-cell>
          <table:table-cell office:value-type="float" office:value="492">
            <text:p>492</text:p>
          </table:table-cell>
          <table:table-cell office:value-type="float" office:value="485">
            <text:p>48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de l'Europ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386.44039">
            <text:p>5386,44039</text:p>
          </table:table-cell>
          <table:table-cell office:value-type="float" office:value="283.304712">
            <text:p>283,304712</text:p>
          </table:table-cell>
        </table:table-row>
        <table:table-row table:style-name="ro1">
          <table:table-cell office:value-type="float" office:value="7727.9462989">
            <text:p>7727,9462989</text:p>
          </table:table-cell>
          <table:table-cell office:value-type="float" office:value="583.85885702">
            <text:p>583,85885702</text:p>
          </table:table-cell>
          <table:table-cell table:number-columns-repeated="2" office:value-type="float" office:value="222">
            <text:p>222</text:p>
          </table:table-cell>
          <table:table-cell office:value-type="float" office:value="7727.9462989">
            <text:p>7727,9462989</text:p>
          </table:table-cell>
          <table:table-cell office:value-type="float" office:value="583.85885702">
            <text:p>583,85885702</text:p>
          </table:table-cell>
          <table:table-cell table:number-columns-repeated="2" office:value-type="float" office:value="222">
            <text:p>222</text:p>
          </table:table-cell>
          <table:table-cell office:value-type="float" office:value="7727.94629902">
            <text:p>7727,94629902</text:p>
          </table:table-cell>
          <table:table-cell office:value-type="float" office:value="583.85885703">
            <text:p>583,85885703</text:p>
          </table:table-cell>
          <table:table-cell office:value-type="float" office:value="491">
            <text:p>491</text:p>
          </table:table-cell>
          <table:table-cell office:value-type="float" office:value="484">
            <text:p>48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734.05003">
            <text:p>7734,05003</text:p>
          </table:table-cell>
          <table:table-cell office:value-type="float" office:value="584.08987">
            <text:p>584,08987</text:p>
          </table:table-cell>
        </table:table-row>
        <table:table-row table:style-name="ro1">
          <table:table-cell office:value-type="float" office:value="604.91922436">
            <text:p>604,91922436</text:p>
          </table:table-cell>
          <table:table-cell office:value-type="float" office:value="97.95203428">
            <text:p>97,95203428</text:p>
          </table:table-cell>
          <table:table-cell table:number-columns-repeated="2" office:value-type="float" office:value="223">
            <text:p>223</text:p>
          </table:table-cell>
          <table:table-cell office:value-type="float" office:value="604.91922437">
            <text:p>604,91922437</text:p>
          </table:table-cell>
          <table:table-cell office:value-type="float" office:value="97.95203428">
            <text:p>97,95203428</text:p>
          </table:table-cell>
          <table:table-cell table:number-columns-repeated="2" office:value-type="float" office:value="223">
            <text:p>223</text:p>
          </table:table-cell>
          <table:table-cell office:value-type="float" office:value="604.91922437">
            <text:p>604,91922437</text:p>
          </table:table-cell>
          <table:table-cell office:value-type="float" office:value="97.95203428">
            <text:p>97,95203428</text:p>
          </table:table-cell>
          <table:table-cell office:value-type="float" office:value="490">
            <text:p>490</text:p>
          </table:table-cell>
          <table:table-cell office:value-type="float" office:value="483">
            <text:p>48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Thessali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05.39521">
            <text:p>605,39521</text:p>
          </table:table-cell>
          <table:table-cell office:value-type="float" office:value="97.990473">
            <text:p>97,990473</text:p>
          </table:table-cell>
        </table:table-row>
        <table:table-row table:style-name="ro1">
          <table:table-cell office:value-type="float" office:value="225.49372509">
            <text:p>225,49372509</text:p>
          </table:table-cell>
          <table:table-cell office:value-type="float" office:value="53.43561728">
            <text:p>53,43561728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25.49372509">
            <text:p>225,49372509</text:p>
          </table:table-cell>
          <table:table-cell office:value-type="float" office:value="53.43561728">
            <text:p>53,43561728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25.49372509">
            <text:p>225,49372509</text:p>
          </table:table-cell>
          <table:table-cell office:value-type="float" office:value="53.43561728">
            <text:p>53,43561728</text:p>
          </table:table-cell>
          <table:table-cell office:value-type="float" office:value="488">
            <text:p>488</text:p>
          </table:table-cell>
          <table:table-cell office:value-type="float" office:value="481">
            <text:p>4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25.67124">
            <text:p>225,67124</text:p>
          </table:table-cell>
          <table:table-cell office:value-type="float" office:value="53.456659">
            <text:p>53,456659</text:p>
          </table:table-cell>
        </table:table-row>
        <table:table-row table:style-name="ro1">
          <table:table-cell office:value-type="float" office:value="716.20627684">
            <text:p>716,20627684</text:p>
          </table:table-cell>
          <table:table-cell office:value-type="float" office:value="156.76546363">
            <text:p>156,76546363</text:p>
          </table:table-cell>
          <table:table-cell table:number-columns-repeated="2" office:value-type="float" office:value="226">
            <text:p>226</text:p>
          </table:table-cell>
          <table:table-cell office:value-type="float" office:value="716.20627684">
            <text:p>716,20627684</text:p>
          </table:table-cell>
          <table:table-cell office:value-type="float" office:value="156.76546363">
            <text:p>156,76546363</text:p>
          </table:table-cell>
          <table:table-cell table:number-columns-repeated="2" office:value-type="float" office:value="226">
            <text:p>226</text:p>
          </table:table-cell>
          <table:table-cell office:value-type="float" office:value="716.20627684">
            <text:p>716,20627684</text:p>
          </table:table-cell>
          <table:table-cell office:value-type="float" office:value="156.76546363">
            <text:p>156,76546363</text:p>
          </table:table-cell>
          <table:table-cell office:value-type="float" office:value="487">
            <text:p>487</text:p>
          </table:table-cell>
          <table:table-cell office:value-type="float" office:value="480">
            <text:p>48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de l'Europ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16.76876">
            <text:p>716,76876</text:p>
          </table:table-cell>
          <table:table-cell office:value-type="float" office:value="156.827069">
            <text:p>156,827069</text:p>
          </table:table-cell>
        </table:table-row>
        <table:table-row table:style-name="ro1">
          <table:table-cell office:value-type="float" office:value="1713.50426234">
            <text:p>1713,50426234</text:p>
          </table:table-cell>
          <table:table-cell office:value-type="float" office:value="209.41408167">
            <text:p>209,41408167</text:p>
          </table:table-cell>
          <table:table-cell table:number-columns-repeated="2" office:value-type="float" office:value="229">
            <text:p>229</text:p>
          </table:table-cell>
          <table:table-cell office:value-type="float" office:value="1713.50426234">
            <text:p>1713,50426234</text:p>
          </table:table-cell>
          <table:table-cell office:value-type="float" office:value="209.41408168">
            <text:p>209,41408168</text:p>
          </table:table-cell>
          <table:table-cell table:number-columns-repeated="2" office:value-type="float" office:value="229">
            <text:p>229</text:p>
          </table:table-cell>
          <table:table-cell office:value-type="float" office:value="1713.50426234">
            <text:p>1713,50426234</text:p>
          </table:table-cell>
          <table:table-cell office:value-type="float" office:value="209.41408168">
            <text:p>209,41408168</text:p>
          </table:table-cell>
          <table:table-cell office:value-type="float" office:value="484">
            <text:p>484</text:p>
          </table:table-cell>
          <table:table-cell office:value-type="float" office:value="477">
            <text:p>4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714.85819">
            <text:p>1714,85819</text:p>
          </table:table-cell>
          <table:table-cell office:value-type="float" office:value="209.497538">
            <text:p>209,497538</text:p>
          </table:table-cell>
        </table:table-row>
        <table:table-row table:style-name="ro1">
          <table:table-cell office:value-type="float" office:value="197.97244366">
            <text:p>197,97244366</text:p>
          </table:table-cell>
          <table:table-cell office:value-type="float" office:value="77.39252323">
            <text:p>77,39252323</text:p>
          </table:table-cell>
          <table:table-cell table:number-columns-repeated="2" office:value-type="float" office:value="230">
            <text:p>230</text:p>
          </table:table-cell>
          <table:table-cell office:value-type="float" office:value="197.97244366">
            <text:p>197,97244366</text:p>
          </table:table-cell>
          <table:table-cell office:value-type="float" office:value="77.39252323">
            <text:p>77,39252323</text:p>
          </table:table-cell>
          <table:table-cell table:number-columns-repeated="2" office:value-type="float" office:value="230">
            <text:p>230</text:p>
          </table:table-cell>
          <table:table-cell office:value-type="float" office:value="197.97244366">
            <text:p>197,97244366</text:p>
          </table:table-cell>
          <table:table-cell office:value-type="float" office:value="77.39252323">
            <text:p>77,39252323</text:p>
          </table:table-cell>
          <table:table-cell office:value-type="float" office:value="483">
            <text:p>483</text:p>
          </table:table-cell>
          <table:table-cell office:value-type="float" office:value="476">
            <text:p>47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Thessali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98.12887">
            <text:p>198,12887</text:p>
          </table:table-cell>
          <table:table-cell office:value-type="float" office:value="77.423206">
            <text:p>77,423206</text:p>
          </table:table-cell>
        </table:table-row>
        <table:table-row table:style-name="ro1">
          <table:table-cell office:value-type="float" office:value="614.34271767">
            <text:p>614,34271767</text:p>
          </table:table-cell>
          <table:table-cell office:value-type="float" office:value="157.04119885">
            <text:p>157,04119885</text:p>
          </table:table-cell>
          <table:table-cell table:number-columns-repeated="2" office:value-type="float" office:value="231">
            <text:p>231</text:p>
          </table:table-cell>
          <table:table-cell office:value-type="float" office:value="614.34271767">
            <text:p>614,34271767</text:p>
          </table:table-cell>
          <table:table-cell office:value-type="float" office:value="157.04119885">
            <text:p>157,04119885</text:p>
          </table:table-cell>
          <table:table-cell table:number-columns-repeated="2" office:value-type="float" office:value="231">
            <text:p>231</text:p>
          </table:table-cell>
          <table:table-cell office:value-type="float" office:value="614.34271767">
            <text:p>614,34271767</text:p>
          </table:table-cell>
          <table:table-cell office:value-type="float" office:value="157.04119885">
            <text:p>157,04119885</text:p>
          </table:table-cell>
          <table:table-cell office:value-type="float" office:value="482">
            <text:p>482</text:p>
          </table:table-cell>
          <table:table-cell office:value-type="float" office:value="475">
            <text:p>47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de l'Europ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14.82777">
            <text:p>614,82777</text:p>
          </table:table-cell>
          <table:table-cell office:value-type="float" office:value="157.102822">
            <text:p>157,102822</text:p>
          </table:table-cell>
        </table:table-row>
        <table:table-row table:style-name="ro1">
          <table:table-cell office:value-type="float" office:value="186.16077187">
            <text:p>186,16077187</text:p>
          </table:table-cell>
          <table:table-cell office:value-type="float" office:value="75.46830108">
            <text:p>75,46830108</text:p>
          </table:table-cell>
          <table:table-cell table:number-columns-repeated="2" office:value-type="float" office:value="232">
            <text:p>232</text:p>
          </table:table-cell>
          <table:table-cell office:value-type="float" office:value="186.16077187">
            <text:p>186,16077187</text:p>
          </table:table-cell>
          <table:table-cell office:value-type="float" office:value="75.46830108">
            <text:p>75,46830108</text:p>
          </table:table-cell>
          <table:table-cell table:number-columns-repeated="2" office:value-type="float" office:value="232">
            <text:p>232</text:p>
          </table:table-cell>
          <table:table-cell office:value-type="float" office:value="186.16077187">
            <text:p>186,16077187</text:p>
          </table:table-cell>
          <table:table-cell office:value-type="float" office:value="75.46830108">
            <text:p>75,46830108</text:p>
          </table:table-cell>
          <table:table-cell office:value-type="float" office:value="481">
            <text:p>481</text:p>
          </table:table-cell>
          <table:table-cell office:value-type="float" office:value="474">
            <text:p>47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Thessali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86.30769">
            <text:p>186,30769</text:p>
          </table:table-cell>
          <table:table-cell office:value-type="float" office:value="75.498097">
            <text:p>75,498097</text:p>
          </table:table-cell>
        </table:table-row>
        <table:table-row table:style-name="ro1">
          <table:table-cell office:value-type="float" office:value="19581.64693036">
            <text:p>19581,64693036</text:p>
          </table:table-cell>
          <table:table-cell office:value-type="float" office:value="1655.57232868">
            <text:p>1655,57232868</text:p>
          </table:table-cell>
          <table:table-cell table:number-columns-repeated="2" office:value-type="float" office:value="373">
            <text:p>373</text:p>
          </table:table-cell>
          <table:table-cell office:value-type="float" office:value="19581.6469304">
            <text:p>19581,6469304</text:p>
          </table:table-cell>
          <table:table-cell office:value-type="float" office:value="1655.57232868">
            <text:p>1655,57232868</text:p>
          </table:table-cell>
          <table:table-cell table:number-columns-repeated="2" office:value-type="float" office:value="373">
            <text:p>373</text:p>
          </table:table-cell>
          <table:table-cell office:value-type="float" office:value="19581.6469292">
            <text:p>19581,6469292</text:p>
          </table:table-cell>
          <table:table-cell office:value-type="float" office:value="1655.57232868">
            <text:p>1655,57232868</text:p>
          </table:table-cell>
          <table:table-cell office:value-type="float" office:value="319">
            <text:p>319</text:p>
          </table:table-cell>
          <table:table-cell office:value-type="float" office:value="323">
            <text:p>32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Charles de Gau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9597.02343">
            <text:p>19597,02343</text:p>
          </table:table-cell>
          <table:table-cell office:value-type="float" office:value="1656.226364">
            <text:p>1656,226364</text:p>
          </table:table-cell>
        </table:table-row>
        <table:table-row table:style-name="ro1">
          <table:table-cell office:value-type="float" office:value="158.00306625">
            <text:p>158,00306625</text:p>
          </table:table-cell>
          <table:table-cell office:value-type="float" office:value="95.57100615">
            <text:p>95,57100615</text:p>
          </table:table-cell>
          <table:table-cell table:number-columns-repeated="2" office:value-type="float" office:value="377">
            <text:p>377</text:p>
          </table:table-cell>
          <table:table-cell office:value-type="float" office:value="158.00306625">
            <text:p>158,00306625</text:p>
          </table:table-cell>
          <table:table-cell office:value-type="float" office:value="95.57100615">
            <text:p>95,57100615</text:p>
          </table:table-cell>
          <table:table-cell table:number-columns-repeated="2" office:value-type="float" office:value="377">
            <text:p>377</text:p>
          </table:table-cell>
          <table:table-cell office:value-type="float" office:value="158.00306626">
            <text:p>158,00306626</text:p>
          </table:table-cell>
          <table:table-cell office:value-type="float" office:value="95.57100615">
            <text:p>95,57100615</text:p>
          </table:table-cell>
          <table:table-cell office:value-type="float" office:value="315">
            <text:p>315</text:p>
          </table:table-cell>
          <table:table-cell office:value-type="float" office:value="319">
            <text:p>3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58.12614">
            <text:p>158,12614</text:p>
          </table:table-cell>
          <table:table-cell office:value-type="float" office:value="95.608117">
            <text:p>95,608117</text:p>
          </table:table-cell>
        </table:table-row>
        <table:table-row table:style-name="ro1">
          <table:table-cell office:value-type="float" office:value="125.7797047">
            <text:p>125,7797047</text:p>
          </table:table-cell>
          <table:table-cell office:value-type="float" office:value="69.53615687">
            <text:p>69,53615687</text:p>
          </table:table-cell>
          <table:table-cell table:number-columns-repeated="2" office:value-type="float" office:value="380">
            <text:p>380</text:p>
          </table:table-cell>
          <table:table-cell office:value-type="float" office:value="125.7797047">
            <text:p>125,7797047</text:p>
          </table:table-cell>
          <table:table-cell office:value-type="float" office:value="69.53615687">
            <text:p>69,53615687</text:p>
          </table:table-cell>
          <table:table-cell table:number-columns-repeated="2" office:value-type="float" office:value="380">
            <text:p>380</text:p>
          </table:table-cell>
          <table:table-cell office:value-type="float" office:value="125.7797047">
            <text:p>125,7797047</text:p>
          </table:table-cell>
          <table:table-cell office:value-type="float" office:value="69.53615687">
            <text:p>69,53615687</text:p>
          </table:table-cell>
          <table:table-cell office:value-type="float" office:value="312">
            <text:p>312</text:p>
          </table:table-cell>
          <table:table-cell office:value-type="float" office:value="316">
            <text:p>3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25.87667">
            <text:p>125,87667</text:p>
          </table:table-cell>
          <table:table-cell office:value-type="float" office:value="69.563491">
            <text:p>69,563491</text:p>
          </table:table-cell>
        </table:table-row>
        <table:table-row table:style-name="ro1">
          <table:table-cell office:value-type="float" office:value="115.0345322">
            <text:p>115,0345322</text:p>
          </table:table-cell>
          <table:table-cell office:value-type="float" office:value="51.37431525">
            <text:p>51,37431525</text:p>
          </table:table-cell>
          <table:table-cell table:number-columns-repeated="2" office:value-type="float" office:value="381">
            <text:p>381</text:p>
          </table:table-cell>
          <table:table-cell office:value-type="float" office:value="115.0345322">
            <text:p>115,0345322</text:p>
          </table:table-cell>
          <table:table-cell office:value-type="float" office:value="51.37431525">
            <text:p>51,37431525</text:p>
          </table:table-cell>
          <table:table-cell table:number-columns-repeated="2" office:value-type="float" office:value="381">
            <text:p>381</text:p>
          </table:table-cell>
          <table:table-cell office:value-type="float" office:value="115.0345322">
            <text:p>115,0345322</text:p>
          </table:table-cell>
          <table:table-cell office:value-type="float" office:value="51.37431525">
            <text:p>51,37431525</text:p>
          </table:table-cell>
          <table:table-cell office:value-type="float" office:value="311">
            <text:p>311</text:p>
          </table:table-cell>
          <table:table-cell office:value-type="float" office:value="315">
            <text:p>3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5.12483">
            <text:p>115,12483</text:p>
          </table:table-cell>
          <table:table-cell office:value-type="float" office:value="51.394526">
            <text:p>51,394526</text:p>
          </table:table-cell>
        </table:table-row>
        <table:table-row table:style-name="ro1">
          <table:table-cell office:value-type="float" office:value="65.33420014">
            <text:p>65,33420014</text:p>
          </table:table-cell>
          <table:table-cell office:value-type="float" office:value="39.31299732">
            <text:p>39,31299732</text:p>
          </table:table-cell>
          <table:table-cell table:number-columns-repeated="2" office:value-type="float" office:value="382">
            <text:p>382</text:p>
          </table:table-cell>
          <table:table-cell office:value-type="float" office:value="65.33420014">
            <text:p>65,33420014</text:p>
          </table:table-cell>
          <table:table-cell office:value-type="float" office:value="39.31299732">
            <text:p>39,31299732</text:p>
          </table:table-cell>
          <table:table-cell table:number-columns-repeated="2" office:value-type="float" office:value="382">
            <text:p>382</text:p>
          </table:table-cell>
          <table:table-cell office:value-type="float" office:value="65.33420014">
            <text:p>65,33420014</text:p>
          </table:table-cell>
          <table:table-cell office:value-type="float" office:value="39.31299732">
            <text:p>39,31299732</text:p>
          </table:table-cell>
          <table:table-cell office:value-type="float" office:value="310">
            <text:p>310</text:p>
          </table:table-cell>
          <table:table-cell office:value-type="float" office:value="314">
            <text:p>3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5.38479">
            <text:p>65,38479</text:p>
          </table:table-cell>
          <table:table-cell office:value-type="float" office:value="39.328269">
            <text:p>39,328269</text:p>
          </table:table-cell>
        </table:table-row>
        <table:table-row table:style-name="ro1">
          <table:table-cell office:value-type="float" office:value="10401.69299821">
            <text:p>10401,69299821</text:p>
          </table:table-cell>
          <table:table-cell office:value-type="float" office:value="849.18603709">
            <text:p>849,18603709</text:p>
          </table:table-cell>
          <table:table-cell table:number-columns-repeated="2" office:value-type="float" office:value="383">
            <text:p>383</text:p>
          </table:table-cell>
          <table:table-cell office:value-type="float" office:value="10401.6929982">
            <text:p>10401,6929982</text:p>
          </table:table-cell>
          <table:table-cell office:value-type="float" office:value="849.18603709">
            <text:p>849,18603709</text:p>
          </table:table-cell>
          <table:table-cell table:number-columns-repeated="2" office:value-type="float" office:value="383">
            <text:p>383</text:p>
          </table:table-cell>
          <table:table-cell office:value-type="float" office:value="10401.6929982">
            <text:p>10401,6929982</text:p>
          </table:table-cell>
          <table:table-cell office:value-type="float" office:value="849.18603709">
            <text:p>849,18603709</text:p>
          </table:table-cell>
          <table:table-cell office:value-type="float" office:value="309">
            <text:p>309</text:p>
          </table:table-cell>
          <table:table-cell office:value-type="float" office:value="313">
            <text:p>31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Edouard André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409.8448">
            <text:p>10409,8448</text:p>
          </table:table-cell>
          <table:table-cell office:value-type="float" office:value="849.517916">
            <text:p>849,517916</text:p>
          </table:table-cell>
        </table:table-row>
        <table:table-row table:style-name="ro1">
          <table:table-cell office:value-type="float" office:value="3069.3882431">
            <text:p>3069,3882431</text:p>
          </table:table-cell>
          <table:table-cell office:value-type="float" office:value="360.86867186">
            <text:p>360,86867186</text:p>
          </table:table-cell>
          <table:table-cell table:number-columns-repeated="2" office:value-type="float" office:value="384">
            <text:p>384</text:p>
          </table:table-cell>
          <table:table-cell office:value-type="float" office:value="3069.3882431">
            <text:p>3069,3882431</text:p>
          </table:table-cell>
          <table:table-cell office:value-type="float" office:value="360.86867186">
            <text:p>360,86867186</text:p>
          </table:table-cell>
          <table:table-cell table:number-columns-repeated="2" office:value-type="float" office:value="384">
            <text:p>384</text:p>
          </table:table-cell>
          <table:table-cell office:value-type="float" office:value="3069.3882431">
            <text:p>3069,3882431</text:p>
          </table:table-cell>
          <table:table-cell office:value-type="float" office:value="360.86867186">
            <text:p>360,86867186</text:p>
          </table:table-cell>
          <table:table-cell office:value-type="float" office:value="307">
            <text:p>307</text:p>
          </table:table-cell>
          <table:table-cell office:value-type="float" office:value="311">
            <text:p>3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de Celleneuv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071.79565">
            <text:p>3071,79565</text:p>
          </table:table-cell>
          <table:table-cell office:value-type="float" office:value="361.010741">
            <text:p>361,010741</text:p>
          </table:table-cell>
        </table:table-row>
        <table:table-row table:style-name="ro1">
          <table:table-cell office:value-type="float" office:value="2256.33402733">
            <text:p>2256,33402733</text:p>
          </table:table-cell>
          <table:table-cell office:value-type="float" office:value="223.79761084">
            <text:p>223,79761084</text:p>
          </table:table-cell>
          <table:table-cell table:number-columns-repeated="2" office:value-type="float" office:value="385">
            <text:p>385</text:p>
          </table:table-cell>
          <table:table-cell office:value-type="float" office:value="2256.33402733">
            <text:p>2256,33402733</text:p>
          </table:table-cell>
          <table:table-cell office:value-type="float" office:value="223.79761084">
            <text:p>223,79761084</text:p>
          </table:table-cell>
          <table:table-cell table:number-columns-repeated="2" office:value-type="float" office:value="385">
            <text:p>385</text:p>
          </table:table-cell>
          <table:table-cell office:value-type="float" office:value="2256.33402733">
            <text:p>2256,33402733</text:p>
          </table:table-cell>
          <table:table-cell office:value-type="float" office:value="223.79761084">
            <text:p>223,79761084</text:p>
          </table:table-cell>
          <table:table-cell office:value-type="float" office:value="306">
            <text:p>306</text:p>
          </table:table-cell>
          <table:table-cell office:value-type="float" office:value="310">
            <text:p>31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Jardin des Plant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258.10541">
            <text:p>2258,10541</text:p>
          </table:table-cell>
          <table:table-cell office:value-type="float" office:value="223.884723">
            <text:p>223,884723</text:p>
          </table:table-cell>
        </table:table-row>
        <table:table-row table:style-name="ro1">
          <table:table-cell office:value-type="float" office:value="1909.20009636">
            <text:p>1909,20009636</text:p>
          </table:table-cell>
          <table:table-cell office:value-type="float" office:value="226.75995852">
            <text:p>226,75995852</text:p>
          </table:table-cell>
          <table:table-cell table:number-columns-repeated="2" office:value-type="float" office:value="386">
            <text:p>386</text:p>
          </table:table-cell>
          <table:table-cell office:value-type="float" office:value="1909.20009636">
            <text:p>1909,20009636</text:p>
          </table:table-cell>
          <table:table-cell office:value-type="float" office:value="226.75995852">
            <text:p>226,75995852</text:p>
          </table:table-cell>
          <table:table-cell table:number-columns-repeated="2" office:value-type="float" office:value="386">
            <text:p>386</text:p>
          </table:table-cell>
          <table:table-cell office:value-type="float" office:value="1909.20009635">
            <text:p>1909,20009635</text:p>
          </table:table-cell>
          <table:table-cell office:value-type="float" office:value="226.75995852">
            <text:p>226,75995852</text:p>
          </table:table-cell>
          <table:table-cell office:value-type="float" office:value="305">
            <text:p>305</text:p>
          </table:table-cell>
          <table:table-cell office:value-type="float" office:value="309">
            <text:p>3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910.69504">
            <text:p>1910,69504</text:p>
          </table:table-cell>
          <table:table-cell office:value-type="float" office:value="226.848566">
            <text:p>226,848566</text:p>
          </table:table-cell>
        </table:table-row>
        <table:table-row table:style-name="ro1">
          <table:table-cell office:value-type="float" office:value="261.14648931">
            <text:p>261,14648931</text:p>
          </table:table-cell>
          <table:table-cell office:value-type="float" office:value="89.58303479">
            <text:p>89,58303479</text:p>
          </table:table-cell>
          <table:table-cell table:number-columns-repeated="2" office:value-type="float" office:value="387">
            <text:p>387</text:p>
          </table:table-cell>
          <table:table-cell office:value-type="float" office:value="261.14648931">
            <text:p>261,14648931</text:p>
          </table:table-cell>
          <table:table-cell office:value-type="float" office:value="89.58303479">
            <text:p>89,58303479</text:p>
          </table:table-cell>
          <table:table-cell table:number-columns-repeated="2" office:value-type="float" office:value="387">
            <text:p>387</text:p>
          </table:table-cell>
          <table:table-cell office:value-type="float" office:value="261.14648931">
            <text:p>261,14648931</text:p>
          </table:table-cell>
          <table:table-cell office:value-type="float" office:value="89.58303479">
            <text:p>89,58303479</text:p>
          </table:table-cell>
          <table:table-cell office:value-type="float" office:value="304">
            <text:p>304</text:p>
          </table:table-cell>
          <table:table-cell office:value-type="float" office:value="308">
            <text:p>30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61.35058">
            <text:p>261,35058</text:p>
          </table:table-cell>
          <table:table-cell office:value-type="float" office:value="89.618311">
            <text:p>89,618311</text:p>
          </table:table-cell>
        </table:table-row>
        <table:table-row table:style-name="ro1">
          <table:table-cell office:value-type="float" office:value="330.1521052">
            <text:p>330,1521052</text:p>
          </table:table-cell>
          <table:table-cell office:value-type="float" office:value="75.92470261">
            <text:p>75,92470261</text:p>
          </table:table-cell>
          <table:table-cell table:number-columns-repeated="2" office:value-type="float" office:value="388">
            <text:p>388</text:p>
          </table:table-cell>
          <table:table-cell office:value-type="float" office:value="330.1521052">
            <text:p>330,1521052</text:p>
          </table:table-cell>
          <table:table-cell office:value-type="float" office:value="75.92470261">
            <text:p>75,92470261</text:p>
          </table:table-cell>
          <table:table-cell table:number-columns-repeated="2" office:value-type="float" office:value="388">
            <text:p>388</text:p>
          </table:table-cell>
          <table:table-cell office:value-type="float" office:value="330.1521052">
            <text:p>330,1521052</text:p>
          </table:table-cell>
          <table:table-cell office:value-type="float" office:value="75.92470261">
            <text:p>75,92470261</text:p>
          </table:table-cell>
          <table:table-cell office:value-type="float" office:value="303">
            <text:p>303</text:p>
          </table:table-cell>
          <table:table-cell office:value-type="float" office:value="307">
            <text:p>3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30.41089">
            <text:p>330,41089</text:p>
          </table:table-cell>
          <table:table-cell office:value-type="float" office:value="75.954627">
            <text:p>75,954627</text:p>
          </table:table-cell>
        </table:table-row>
        <table:table-row table:style-name="ro1">
          <table:table-cell office:value-type="float" office:value="3020.84673727">
            <text:p>3020,84673727</text:p>
          </table:table-cell>
          <table:table-cell office:value-type="float" office:value="263.89895727">
            <text:p>263,89895727</text:p>
          </table:table-cell>
          <table:table-cell table:number-columns-repeated="2" office:value-type="float" office:value="389">
            <text:p>389</text:p>
          </table:table-cell>
          <table:table-cell office:value-type="float" office:value="3020.84673727">
            <text:p>3020,84673727</text:p>
          </table:table-cell>
          <table:table-cell office:value-type="float" office:value="263.89895727">
            <text:p>263,89895727</text:p>
          </table:table-cell>
          <table:table-cell table:number-columns-repeated="2" office:value-type="float" office:value="389">
            <text:p>389</text:p>
          </table:table-cell>
          <table:table-cell office:value-type="float" office:value="3020.84673727">
            <text:p>3020,84673727</text:p>
          </table:table-cell>
          <table:table-cell office:value-type="float" office:value="263.89895727">
            <text:p>263,89895727</text:p>
          </table:table-cell>
          <table:table-cell office:value-type="float" office:value="302">
            <text:p>302</text:p>
          </table:table-cell>
          <table:table-cell office:value-type="float" office:value="306">
            <text:p>30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Jardin des Plant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023.20898">
            <text:p>3023,20898</text:p>
          </table:table-cell>
          <table:table-cell office:value-type="float" office:value="264.002661">
            <text:p>264,002661</text:p>
          </table:table-cell>
        </table:table-row>
        <table:table-row table:style-name="ro1">
          <table:table-cell office:value-type="float" office:value="4761.13198044">
            <text:p>4761,13198044</text:p>
          </table:table-cell>
          <table:table-cell office:value-type="float" office:value="373.38059084">
            <text:p>373,38059084</text:p>
          </table:table-cell>
          <table:table-cell table:number-columns-repeated="2" office:value-type="float" office:value="390">
            <text:p>390</text:p>
          </table:table-cell>
          <table:table-cell office:value-type="float" office:value="4761.13198044">
            <text:p>4761,13198044</text:p>
          </table:table-cell>
          <table:table-cell office:value-type="float" office:value="373.38059084">
            <text:p>373,38059084</text:p>
          </table:table-cell>
          <table:table-cell table:number-columns-repeated="2" office:value-type="float" office:value="390">
            <text:p>390</text:p>
          </table:table-cell>
          <table:table-cell office:value-type="float" office:value="4761.13198044">
            <text:p>4761,13198044</text:p>
          </table:table-cell>
          <table:table-cell office:value-type="float" office:value="373.38059084">
            <text:p>373,38059084</text:p>
          </table:table-cell>
          <table:table-cell office:value-type="float" office:value="301">
            <text:p>301</text:p>
          </table:table-cell>
          <table:table-cell office:value-type="float" office:value="305">
            <text:p>30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Jardin de la Rein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764.85521">
            <text:p>4764,85521</text:p>
          </table:table-cell>
          <table:table-cell office:value-type="float" office:value="373.526285">
            <text:p>373,526285</text:p>
          </table:table-cell>
        </table:table-row>
        <table:table-row table:style-name="ro1">
          <table:table-cell office:value-type="float" office:value="1134.43004766">
            <text:p>1134,43004766</text:p>
          </table:table-cell>
          <table:table-cell office:value-type="float" office:value="390.84050536">
            <text:p>390,84050536</text:p>
          </table:table-cell>
          <table:table-cell table:number-columns-repeated="2" office:value-type="float" office:value="391">
            <text:p>391</text:p>
          </table:table-cell>
          <table:table-cell office:value-type="float" office:value="1134.43004766">
            <text:p>1134,43004766</text:p>
          </table:table-cell>
          <table:table-cell office:value-type="float" office:value="390.84050536">
            <text:p>390,84050536</text:p>
          </table:table-cell>
          <table:table-cell table:number-columns-repeated="2" office:value-type="float" office:value="391">
            <text:p>391</text:p>
          </table:table-cell>
          <table:table-cell office:value-type="float" office:value="1134.43004766">
            <text:p>1134,43004766</text:p>
          </table:table-cell>
          <table:table-cell office:value-type="float" office:value="390.84050536">
            <text:p>390,84050536</text:p>
          </table:table-cell>
          <table:table-cell office:value-type="float" office:value="300">
            <text:p>300</text:p>
          </table:table-cell>
          <table:table-cell office:value-type="float" office:value="304">
            <text:p>30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35.31476">
            <text:p>1135,31476</text:p>
          </table:table-cell>
          <table:table-cell office:value-type="float" office:value="390.991524">
            <text:p>390,991524</text:p>
          </table:table-cell>
        </table:table-row>
        <table:table-row table:style-name="ro1">
          <table:table-cell office:value-type="float" office:value="795.56065491">
            <text:p>795,56065491</text:p>
          </table:table-cell>
          <table:table-cell office:value-type="float" office:value="139.91116289">
            <text:p>139,91116289</text:p>
          </table:table-cell>
          <table:table-cell table:number-columns-repeated="2" office:value-type="float" office:value="392">
            <text:p>392</text:p>
          </table:table-cell>
          <table:table-cell office:value-type="float" office:value="795.56065491">
            <text:p>795,56065491</text:p>
          </table:table-cell>
          <table:table-cell office:value-type="float" office:value="139.91116289">
            <text:p>139,91116289</text:p>
          </table:table-cell>
          <table:table-cell table:number-columns-repeated="2" office:value-type="float" office:value="392">
            <text:p>392</text:p>
          </table:table-cell>
          <table:table-cell office:value-type="float" office:value="795.56065491">
            <text:p>795,56065491</text:p>
          </table:table-cell>
          <table:table-cell office:value-type="float" office:value="139.91116289">
            <text:p>139,91116289</text:p>
          </table:table-cell>
          <table:table-cell office:value-type="float" office:value="299">
            <text:p>299</text:p>
          </table:table-cell>
          <table:table-cell office:value-type="float" office:value="303">
            <text:p>30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Louis Boffet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96.18189">
            <text:p>796,18189</text:p>
          </table:table-cell>
          <table:table-cell office:value-type="float" office:value="139.965576">
            <text:p>139,965576</text:p>
          </table:table-cell>
        </table:table-row>
        <table:table-row table:style-name="ro1">
          <table:table-cell office:value-type="float" office:value="1096.35029353">
            <text:p>1096,35029353</text:p>
          </table:table-cell>
          <table:table-cell office:value-type="float" office:value="231.0392567">
            <text:p>231,0392567</text:p>
          </table:table-cell>
          <table:table-cell table:number-columns-repeated="2" office:value-type="float" office:value="393">
            <text:p>393</text:p>
          </table:table-cell>
          <table:table-cell office:value-type="float" office:value="1096.35029354">
            <text:p>1096,35029354</text:p>
          </table:table-cell>
          <table:table-cell office:value-type="float" office:value="231.03925671">
            <text:p>231,03925671</text:p>
          </table:table-cell>
          <table:table-cell table:number-columns-repeated="2" office:value-type="float" office:value="393">
            <text:p>393</text:p>
          </table:table-cell>
          <table:table-cell office:value-type="float" office:value="1096.35029353">
            <text:p>1096,35029353</text:p>
          </table:table-cell>
          <table:table-cell office:value-type="float" office:value="231.03925671">
            <text:p>231,03925671</text:p>
          </table:table-cell>
          <table:table-cell office:value-type="float" office:value="296">
            <text:p>296</text:p>
          </table:table-cell>
          <table:table-cell office:value-type="float" office:value="300">
            <text:p>3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97.20719">
            <text:p>1097,20719</text:p>
          </table:table-cell>
          <table:table-cell office:value-type="float" office:value="231.129207">
            <text:p>231,129207</text:p>
          </table:table-cell>
        </table:table-row>
        <table:table-row table:style-name="ro1">
          <table:table-cell office:value-type="float" office:value="174.82170371">
            <text:p>174,82170371</text:p>
          </table:table-cell>
          <table:table-cell office:value-type="float" office:value="54.57785397">
            <text:p>54,57785397</text:p>
          </table:table-cell>
          <table:table-cell table:number-columns-repeated="2" office:value-type="float" office:value="394">
            <text:p>394</text:p>
          </table:table-cell>
          <table:table-cell office:value-type="float" office:value="174.82170371">
            <text:p>174,82170371</text:p>
          </table:table-cell>
          <table:table-cell office:value-type="float" office:value="54.57785397">
            <text:p>54,57785397</text:p>
          </table:table-cell>
          <table:table-cell table:number-columns-repeated="2" office:value-type="float" office:value="394">
            <text:p>394</text:p>
          </table:table-cell>
          <table:table-cell office:value-type="float" office:value="174.82170371">
            <text:p>174,82170371</text:p>
          </table:table-cell>
          <table:table-cell office:value-type="float" office:value="54.57785397">
            <text:p>54,57785397</text:p>
          </table:table-cell>
          <table:table-cell office:value-type="float" office:value="295">
            <text:p>295</text:p>
          </table:table-cell>
          <table:table-cell office:value-type="float" office:value="299">
            <text:p>29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e la Providenc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74.95674">
            <text:p>174,95674</text:p>
          </table:table-cell>
          <table:table-cell office:value-type="float" office:value="54.59895">
            <text:p>54,59895</text:p>
          </table:table-cell>
        </table:table-row>
        <table:table-row table:style-name="ro1">
          <table:table-cell office:value-type="float" office:value="138.80608426">
            <text:p>138,80608426</text:p>
          </table:table-cell>
          <table:table-cell office:value-type="float" office:value="50.09850668">
            <text:p>50,09850668</text:p>
          </table:table-cell>
          <table:table-cell table:number-columns-repeated="2" office:value-type="float" office:value="395">
            <text:p>395</text:p>
          </table:table-cell>
          <table:table-cell office:value-type="float" office:value="138.80608426">
            <text:p>138,80608426</text:p>
          </table:table-cell>
          <table:table-cell office:value-type="float" office:value="50.09850668">
            <text:p>50,09850668</text:p>
          </table:table-cell>
          <table:table-cell table:number-columns-repeated="2" office:value-type="float" office:value="395">
            <text:p>395</text:p>
          </table:table-cell>
          <table:table-cell office:value-type="float" office:value="138.80608426">
            <text:p>138,80608426</text:p>
          </table:table-cell>
          <table:table-cell office:value-type="float" office:value="50.09850668">
            <text:p>50,09850668</text:p>
          </table:table-cell>
          <table:table-cell office:value-type="float" office:value="294">
            <text:p>294</text:p>
          </table:table-cell>
          <table:table-cell office:value-type="float" office:value="298">
            <text:p>2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38.91489">
            <text:p>138,91489</text:p>
          </table:table-cell>
          <table:table-cell office:value-type="float" office:value="50.118254">
            <text:p>50,118254</text:p>
          </table:table-cell>
        </table:table-row>
        <table:table-row table:style-name="ro1">
          <table:table-cell office:value-type="float" office:value="12.16889834">
            <text:p>12,16889834</text:p>
          </table:table-cell>
          <table:table-cell office:value-type="float" office:value="14.92133045">
            <text:p>14,92133045</text:p>
          </table:table-cell>
          <table:table-cell table:number-columns-repeated="2" office:value-type="float" office:value="396">
            <text:p>396</text:p>
          </table:table-cell>
          <table:table-cell office:value-type="float" office:value="12.16889834">
            <text:p>12,16889834</text:p>
          </table:table-cell>
          <table:table-cell office:value-type="float" office:value="14.92133045">
            <text:p>14,92133045</text:p>
          </table:table-cell>
          <table:table-cell table:number-columns-repeated="2" office:value-type="float" office:value="396">
            <text:p>396</text:p>
          </table:table-cell>
          <table:table-cell office:value-type="float" office:value="12.16889834">
            <text:p>12,16889834</text:p>
          </table:table-cell>
          <table:table-cell office:value-type="float" office:value="14.92133045">
            <text:p>14,92133045</text:p>
          </table:table-cell>
          <table:table-cell office:value-type="float" office:value="293">
            <text:p>293</text:p>
          </table:table-cell>
          <table:table-cell office:value-type="float" office:value="297">
            <text:p>2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2.17853">
            <text:p>12,17853</text:p>
          </table:table-cell>
          <table:table-cell office:value-type="float" office:value="14.927212">
            <text:p>14,927212</text:p>
          </table:table-cell>
        </table:table-row>
        <table:table-row table:style-name="ro1">
          <table:table-cell office:value-type="float" office:value="383.90212948">
            <text:p>383,90212948</text:p>
          </table:table-cell>
          <table:table-cell office:value-type="float" office:value="141.57271511">
            <text:p>141,57271511</text:p>
          </table:table-cell>
          <table:table-cell table:number-columns-repeated="2" office:value-type="float" office:value="397">
            <text:p>397</text:p>
          </table:table-cell>
          <table:table-cell office:value-type="float" office:value="383.90212948">
            <text:p>383,90212948</text:p>
          </table:table-cell>
          <table:table-cell office:value-type="float" office:value="141.57271512">
            <text:p>141,57271512</text:p>
          </table:table-cell>
          <table:table-cell table:number-columns-repeated="2" office:value-type="float" office:value="397">
            <text:p>397</text:p>
          </table:table-cell>
          <table:table-cell office:value-type="float" office:value="383.90212948">
            <text:p>383,90212948</text:p>
          </table:table-cell>
          <table:table-cell office:value-type="float" office:value="141.57271512">
            <text:p>141,57271512</text:p>
          </table:table-cell>
          <table:table-cell office:value-type="float" office:value="292">
            <text:p>292</text:p>
          </table:table-cell>
          <table:table-cell office:value-type="float" office:value="296">
            <text:p>29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84.20204">
            <text:p>384,20204</text:p>
          </table:table-cell>
          <table:table-cell office:value-type="float" office:value="141.628214">
            <text:p>141,628214</text:p>
          </table:table-cell>
        </table:table-row>
        <table:table-row table:style-name="ro1">
          <table:table-cell office:value-type="float" office:value="308.21834531">
            <text:p>308,21834531</text:p>
          </table:table-cell>
          <table:table-cell office:value-type="float" office:value="115.42795508">
            <text:p>115,42795508</text:p>
          </table:table-cell>
          <table:table-cell table:number-columns-repeated="2" office:value-type="float" office:value="398">
            <text:p>398</text:p>
          </table:table-cell>
          <table:table-cell office:value-type="float" office:value="308.21834531">
            <text:p>308,21834531</text:p>
          </table:table-cell>
          <table:table-cell office:value-type="float" office:value="115.42795508">
            <text:p>115,42795508</text:p>
          </table:table-cell>
          <table:table-cell table:number-columns-repeated="2" office:value-type="float" office:value="398">
            <text:p>398</text:p>
          </table:table-cell>
          <table:table-cell office:value-type="float" office:value="308.21834531">
            <text:p>308,21834531</text:p>
          </table:table-cell>
          <table:table-cell office:value-type="float" office:value="115.42795508">
            <text:p>115,42795508</text:p>
          </table:table-cell>
          <table:table-cell office:value-type="float" office:value="291">
            <text:p>291</text:p>
          </table:table-cell>
          <table:table-cell office:value-type="float" office:value="295">
            <text:p>29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08.4613">
            <text:p>308,4613</text:p>
          </table:table-cell>
          <table:table-cell office:value-type="float" office:value="115.472428">
            <text:p>115,472428</text:p>
          </table:table-cell>
        </table:table-row>
        <table:table-row table:style-name="ro1">
          <table:table-cell office:value-type="float" office:value="199.81367244">
            <text:p>199,81367244</text:p>
          </table:table-cell>
          <table:table-cell office:value-type="float" office:value="64.17065939">
            <text:p>64,17065939</text:p>
          </table:table-cell>
          <table:table-cell table:number-columns-repeated="2" office:value-type="float" office:value="399">
            <text:p>399</text:p>
          </table:table-cell>
          <table:table-cell office:value-type="float" office:value="199.81367244">
            <text:p>199,81367244</text:p>
          </table:table-cell>
          <table:table-cell office:value-type="float" office:value="64.17065939">
            <text:p>64,17065939</text:p>
          </table:table-cell>
          <table:table-cell table:number-columns-repeated="2" office:value-type="float" office:value="399">
            <text:p>3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99.9694">
            <text:p>199,9694</text:p>
          </table:table-cell>
          <table:table-cell office:value-type="float" office:value="64.195921">
            <text:p>64,195921</text:p>
          </table:table-cell>
        </table:table-row>
        <table:table-row table:style-name="ro1">
          <table:table-cell office:value-type="float" office:value="57.86657886">
            <text:p>57,86657886</text:p>
          </table:table-cell>
          <table:table-cell office:value-type="float" office:value="29.06130572">
            <text:p>29,06130572</text:p>
          </table:table-cell>
          <table:table-cell table:number-columns-repeated="2" office:value-type="float" office:value="400">
            <text:p>400</text:p>
          </table:table-cell>
          <table:table-cell office:value-type="float" office:value="57.86657886">
            <text:p>57,86657886</text:p>
          </table:table-cell>
          <table:table-cell office:value-type="float" office:value="29.06130572">
            <text:p>29,06130572</text:p>
          </table:table-cell>
          <table:table-cell table:number-columns-repeated="2" office:value-type="float" office:value="400">
            <text:p>400</text:p>
          </table:table-cell>
          <table:table-cell office:value-type="float" office:value="57.86657886">
            <text:p>57,86657886</text:p>
          </table:table-cell>
          <table:table-cell office:value-type="float" office:value="29.06130572">
            <text:p>29,06130572</text:p>
          </table:table-cell>
          <table:table-cell office:value-type="float" office:value="289">
            <text:p>289</text:p>
          </table:table-cell>
          <table:table-cell office:value-type="float" office:value="293">
            <text:p>29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7.91193">
            <text:p>57,91193</text:p>
          </table:table-cell>
          <table:table-cell office:value-type="float" office:value="29.072713">
            <text:p>29,072713</text:p>
          </table:table-cell>
        </table:table-row>
        <table:table-row table:style-name="ro1">
          <table:table-cell office:value-type="float" office:value="4464.04012427">
            <text:p>4464,04012427</text:p>
          </table:table-cell>
          <table:table-cell office:value-type="float" office:value="331.64619839">
            <text:p>331,64619839</text:p>
          </table:table-cell>
          <table:table-cell table:number-columns-repeated="2" office:value-type="float" office:value="402">
            <text:p>402</text:p>
          </table:table-cell>
          <table:table-cell office:value-type="float" office:value="4464.04012427">
            <text:p>4464,04012427</text:p>
          </table:table-cell>
          <table:table-cell office:value-type="float" office:value="331.64619839">
            <text:p>331,64619839</text:p>
          </table:table-cell>
          <table:table-cell table:number-columns-repeated="2" office:value-type="float" office:value="402">
            <text:p>402</text:p>
          </table:table-cell>
          <table:table-cell office:value-type="float" office:value="4464.04012427">
            <text:p>4464,04012427</text:p>
          </table:table-cell>
          <table:table-cell office:value-type="float" office:value="331.64619839">
            <text:p>331,64619839</text:p>
          </table:table-cell>
          <table:table-cell office:value-type="float" office:value="287">
            <text:p>287</text:p>
          </table:table-cell>
          <table:table-cell office:value-type="float" office:value="291">
            <text:p>29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Jardin des Plant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467.52821">
            <text:p>4467,52821</text:p>
          </table:table-cell>
          <table:table-cell office:value-type="float" office:value="331.775895">
            <text:p>331,775895</text:p>
          </table:table-cell>
        </table:table-row>
        <table:table-row table:style-name="ro1">
          <table:table-cell office:value-type="float" office:value="57.1405043">
            <text:p>57,1405043</text:p>
          </table:table-cell>
          <table:table-cell office:value-type="float" office:value="33.5589539">
            <text:p>33,5589539</text:p>
          </table:table-cell>
          <table:table-cell table:number-columns-repeated="2" office:value-type="float" office:value="403">
            <text:p>403</text:p>
          </table:table-cell>
          <table:table-cell office:value-type="float" office:value="57.1405043">
            <text:p>57,1405043</text:p>
          </table:table-cell>
          <table:table-cell office:value-type="float" office:value="33.5589539">
            <text:p>33,5589539</text:p>
          </table:table-cell>
          <table:table-cell table:number-columns-repeated="2" office:value-type="float" office:value="403">
            <text:p>403</text:p>
          </table:table-cell>
          <table:table-cell office:value-type="float" office:value="57.1405043">
            <text:p>57,1405043</text:p>
          </table:table-cell>
          <table:table-cell office:value-type="float" office:value="33.5589539">
            <text:p>33,5589539</text:p>
          </table:table-cell>
          <table:table-cell office:value-type="float" office:value="286">
            <text:p>286</text:p>
          </table:table-cell>
          <table:table-cell office:value-type="float" office:value="290">
            <text:p>29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e la Tour des pin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7.18514">
            <text:p>57,18514</text:p>
          </table:table-cell>
          <table:table-cell office:value-type="float" office:value="33.572151">
            <text:p>33,572151</text:p>
          </table:table-cell>
        </table:table-row>
        <table:table-row table:style-name="ro1">
          <table:table-cell office:value-type="float" office:value="993.84094671">
            <text:p>993,84094671</text:p>
          </table:table-cell>
          <table:table-cell office:value-type="float" office:value="140.0124943">
            <text:p>140,0124943</text:p>
          </table:table-cell>
          <table:table-cell table:number-columns-repeated="2" office:value-type="float" office:value="458">
            <text:p>458</text:p>
          </table:table-cell>
          <table:table-cell office:value-type="float" office:value="993.84094671">
            <text:p>993,84094671</text:p>
          </table:table-cell>
          <table:table-cell office:value-type="float" office:value="140.0124943">
            <text:p>140,0124943</text:p>
          </table:table-cell>
          <table:table-cell table:number-columns-repeated="2" office:value-type="float" office:value="458">
            <text:p>4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94.60826">
            <text:p>994,60826</text:p>
          </table:table-cell>
          <table:table-cell office:value-type="float" office:value="140.06634">
            <text:p>140,06634</text:p>
          </table:table-cell>
        </table:table-row>
        <table:table-row table:style-name="ro1">
          <table:table-cell office:value-type="float" office:value="19034.51795841">
            <text:p>19034,51795841</text:p>
          </table:table-cell>
          <table:table-cell office:value-type="float" office:value="718.56261229">
            <text:p>718,56261229</text:p>
          </table:table-cell>
          <table:table-cell table:number-columns-repeated="2" office:value-type="float" office:value="459">
            <text:p>459</text:p>
          </table:table-cell>
          <table:table-cell office:value-type="float" office:value="19034.5179584">
            <text:p>19034,5179584</text:p>
          </table:table-cell>
          <table:table-cell office:value-type="float" office:value="718.56261229">
            <text:p>718,56261229</text:p>
          </table:table-cell>
          <table:table-cell table:number-columns-repeated="2" office:value-type="float" office:value="459">
            <text:p>459</text:p>
          </table:table-cell>
          <table:table-cell office:value-type="float" office:value="19034.5179584">
            <text:p>19034,5179584</text:p>
          </table:table-cell>
          <table:table-cell office:value-type="float" office:value="718.56261229">
            <text:p>718,56261229</text:p>
          </table:table-cell>
          <table:table-cell office:value-type="float" office:value="214">
            <text:p>214</text:p>
          </table:table-cell>
          <table:table-cell office:value-type="float" office:value="222">
            <text:p>22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Rimbaud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9049.25775">
            <text:p>19049,25775</text:p>
          </table:table-cell>
          <table:table-cell office:value-type="float" office:value="718.841576">
            <text:p>718,841576</text:p>
          </table:table-cell>
        </table:table-row>
        <table:table-row table:style-name="ro1">
          <table:table-cell office:value-type="float" office:value="2622.58061654">
            <text:p>2622,58061654</text:p>
          </table:table-cell>
          <table:table-cell office:value-type="float" office:value="326.03843104">
            <text:p>326,03843104</text:p>
          </table:table-cell>
          <table:table-cell table:number-columns-repeated="2" office:value-type="float" office:value="460">
            <text:p>460</text:p>
          </table:table-cell>
          <table:table-cell office:value-type="float" office:value="2622.58061654">
            <text:p>2622,58061654</text:p>
          </table:table-cell>
          <table:table-cell office:value-type="float" office:value="326.03843104">
            <text:p>326,03843104</text:p>
          </table:table-cell>
          <table:table-cell table:number-columns-repeated="2" office:value-type="float" office:value="460">
            <text:p>460</text:p>
          </table:table-cell>
          <table:table-cell office:value-type="float" office:value="2622.58061654">
            <text:p>2622,58061654</text:p>
          </table:table-cell>
          <table:table-cell office:value-type="float" office:value="326.03843104">
            <text:p>326,03843104</text:p>
          </table:table-cell>
          <table:table-cell office:value-type="float" office:value="213">
            <text:p>213</text:p>
          </table:table-cell>
          <table:table-cell office:value-type="float" office:value="221">
            <text:p>22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624.61439">
            <text:p>2624,61439</text:p>
          </table:table-cell>
          <table:table-cell office:value-type="float" office:value="326.164014">
            <text:p>326,164014</text:p>
          </table:table-cell>
        </table:table-row>
        <table:table-row table:style-name="ro1">
          <table:table-cell office:value-type="float" office:value="1265.3837558">
            <text:p>1265,3837558</text:p>
          </table:table-cell>
          <table:table-cell office:value-type="float" office:value="268.44999393">
            <text:p>268,44999393</text:p>
          </table:table-cell>
          <table:table-cell table:number-columns-repeated="2" office:value-type="float" office:value="461">
            <text:p>461</text:p>
          </table:table-cell>
          <table:table-cell office:value-type="float" office:value="1265.3837558">
            <text:p>1265,3837558</text:p>
          </table:table-cell>
          <table:table-cell office:value-type="float" office:value="268.44999394">
            <text:p>268,44999394</text:p>
          </table:table-cell>
          <table:table-cell table:number-columns-repeated="2" office:value-type="float" office:value="461">
            <text:p>461</text:p>
          </table:table-cell>
          <table:table-cell office:value-type="float" office:value="1265.3837558">
            <text:p>1265,3837558</text:p>
          </table:table-cell>
          <table:table-cell office:value-type="float" office:value="268.44999394">
            <text:p>268,44999394</text:p>
          </table:table-cell>
          <table:table-cell office:value-type="float" office:value="212">
            <text:p>212</text:p>
          </table:table-cell>
          <table:table-cell office:value-type="float" office:value="220">
            <text:p>2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266.36268">
            <text:p>1266,36268</text:p>
          </table:table-cell>
          <table:table-cell office:value-type="float" office:value="268.554245">
            <text:p>268,554245</text:p>
          </table:table-cell>
        </table:table-row>
        <table:table-row table:style-name="ro1">
          <table:table-cell office:value-type="float" office:value="5.46005189">
            <text:p>5,46005189</text:p>
          </table:table-cell>
          <table:table-cell office:value-type="float" office:value="36.93242459">
            <text:p>36,93242459</text:p>
          </table:table-cell>
          <table:table-cell table:number-columns-repeated="2" office:value-type="float" office:value="462">
            <text:p>462</text:p>
          </table:table-cell>
          <table:table-cell office:value-type="float" office:value="5.46005189">
            <text:p>5,46005189</text:p>
          </table:table-cell>
          <table:table-cell office:value-type="float" office:value="36.93242459">
            <text:p>36,93242459</text:p>
          </table:table-cell>
          <table:table-cell table:number-columns-repeated="2"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.46417">
            <text:p>5,46417</text:p>
          </table:table-cell>
          <table:table-cell office:value-type="float" office:value="36.946616">
            <text:p>36,946616</text:p>
          </table:table-cell>
        </table:table-row>
        <table:table-row table:style-name="ro1">
          <table:table-cell office:value-type="float" office:value="1114.41199024">
            <text:p>1114,41199024</text:p>
          </table:table-cell>
          <table:table-cell office:value-type="float" office:value="140.30475154">
            <text:p>140,30475154</text:p>
          </table:table-cell>
          <table:table-cell table:number-columns-repeated="2" office:value-type="float" office:value="463">
            <text:p>463</text:p>
          </table:table-cell>
          <table:table-cell office:value-type="float" office:value="1114.41199024">
            <text:p>1114,41199024</text:p>
          </table:table-cell>
          <table:table-cell office:value-type="float" office:value="140.30475154">
            <text:p>140,30475154</text:p>
          </table:table-cell>
          <table:table-cell table:number-columns-repeated="2" office:value-type="float" office:value="463">
            <text:p>463</text:p>
          </table:table-cell>
          <table:table-cell office:value-type="float" office:value="1114.41199024">
            <text:p>1114,41199024</text:p>
          </table:table-cell>
          <table:table-cell office:value-type="float" office:value="140.30475154">
            <text:p>140,30475154</text:p>
          </table:table-cell>
          <table:table-cell office:value-type="float" office:value="210">
            <text:p>210</text:p>
          </table:table-cell>
          <table:table-cell office:value-type="float" office:value="218">
            <text:p>21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Camille Ernst (ex J-S B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15.27532">
            <text:p>1115,27532</text:p>
          </table:table-cell>
          <table:table-cell office:value-type="float" office:value="140.359224">
            <text:p>140,359224</text:p>
          </table:table-cell>
        </table:table-row>
        <table:table-row table:style-name="ro1">
          <table:table-cell office:value-type="float" office:value="4229.93226009">
            <text:p>4229,93226009</text:p>
          </table:table-cell>
          <table:table-cell office:value-type="float" office:value="436.01468753">
            <text:p>436,01468753</text:p>
          </table:table-cell>
          <table:table-cell table:number-columns-repeated="2" office:value-type="float" office:value="443">
            <text:p>443</text:p>
          </table:table-cell>
          <table:table-cell office:value-type="float" office:value="4229.93226009">
            <text:p>4229,93226009</text:p>
          </table:table-cell>
          <table:table-cell office:value-type="float" office:value="436.01468753">
            <text:p>436,01468753</text:p>
          </table:table-cell>
          <table:table-cell table:number-columns-repeated="2" office:value-type="float" office:value="443">
            <text:p>443</text:p>
          </table:table-cell>
          <table:table-cell office:value-type="float" office:value="4229.93226009">
            <text:p>4229,93226009</text:p>
          </table:table-cell>
          <table:table-cell office:value-type="float" office:value="436.01468753">
            <text:p>436,01468753</text:p>
          </table:table-cell>
          <table:table-cell office:value-type="float" office:value="235">
            <text:p>235</text:p>
          </table:table-cell>
          <table:table-cell office:value-type="float" office:value="243">
            <text:p>24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Bartolomé de Las Casa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233.21901">
            <text:p>4233,21901</text:p>
          </table:table-cell>
          <table:table-cell office:value-type="float" office:value="436.184209">
            <text:p>436,184209</text:p>
          </table:table-cell>
        </table:table-row>
        <table:table-row table:style-name="ro1">
          <table:table-cell office:value-type="float" office:value="23871.75922656">
            <text:p>23871,75922656</text:p>
          </table:table-cell>
          <table:table-cell office:value-type="float" office:value="962.89674775">
            <text:p>962,89674775</text:p>
          </table:table-cell>
          <table:table-cell table:number-columns-repeated="2" office:value-type="float" office:value="446">
            <text:p>446</text:p>
          </table:table-cell>
          <table:table-cell office:value-type="float" office:value="23871.7592266">
            <text:p>23871,7592266</text:p>
          </table:table-cell>
          <table:table-cell office:value-type="float" office:value="962.89674775">
            <text:p>962,89674775</text:p>
          </table:table-cell>
          <table:table-cell table:number-columns-repeated="2" office:value-type="float" office:value="446">
            <text:p>446</text:p>
          </table:table-cell>
          <table:table-cell office:value-type="float" office:value="23871.7592266">
            <text:p>23871,7592266</text:p>
          </table:table-cell>
          <table:table-cell office:value-type="float" office:value="962.89674775">
            <text:p>962,89674775</text:p>
          </table:table-cell>
          <table:table-cell office:value-type="float" office:value="229">
            <text:p>229</text:p>
          </table:table-cell>
          <table:table-cell office:value-type="float" office:value="237">
            <text:p>23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u château de Grammont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3890.26886">
            <text:p>23890,26886</text:p>
          </table:table-cell>
          <table:table-cell office:value-type="float" office:value="963.269613">
            <text:p>963,269613</text:p>
          </table:table-cell>
        </table:table-row>
        <table:table-row table:style-name="ro1">
          <table:table-cell office:value-type="float" office:value="3226.56855649">
            <text:p>3226,56855649</text:p>
          </table:table-cell>
          <table:table-cell office:value-type="float" office:value="327.83044083">
            <text:p>327,83044083</text:p>
          </table:table-cell>
          <table:table-cell table:number-columns-repeated="2" office:value-type="float" office:value="450">
            <text:p>450</text:p>
          </table:table-cell>
          <table:table-cell office:value-type="float" office:value="3226.56855648">
            <text:p>3226,56855648</text:p>
          </table:table-cell>
          <table:table-cell office:value-type="float" office:value="327.83044084">
            <text:p>327,83044084</text:p>
          </table:table-cell>
          <table:table-cell table:number-columns-repeated="2" office:value-type="float" office:value="450">
            <text:p>450</text:p>
          </table:table-cell>
          <table:table-cell office:value-type="float" office:value="3226.56855649">
            <text:p>3226,56855649</text:p>
          </table:table-cell>
          <table:table-cell office:value-type="float" office:value="327.83044084">
            <text:p>327,83044084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Magnol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229.07522">
            <text:p>3229,07522</text:p>
          </table:table-cell>
          <table:table-cell office:value-type="float" office:value="327.957645">
            <text:p>327,957645</text:p>
          </table:table-cell>
        </table:table-row>
        <table:table-row table:style-name="ro1">
          <table:table-cell office:value-type="float" office:value="576.06070891">
            <text:p>576,06070891</text:p>
          </table:table-cell>
          <table:table-cell office:value-type="float" office:value="85.22707141">
            <text:p>85,22707141</text:p>
          </table:table-cell>
          <table:table-cell table:number-columns-repeated="2" office:value-type="float" office:value="455">
            <text:p>455</text:p>
          </table:table-cell>
          <table:table-cell office:value-type="float" office:value="576.06070891">
            <text:p>576,06070891</text:p>
          </table:table-cell>
          <table:table-cell office:value-type="float" office:value="85.22707141">
            <text:p>85,22707141</text:p>
          </table:table-cell>
          <table:table-cell table:number-columns-repeated="2" office:value-type="float" office:value="455">
            <text:p>455</text:p>
          </table:table-cell>
          <table:table-cell office:value-type="float" office:value="576.06070891">
            <text:p>576,06070891</text:p>
          </table:table-cell>
          <table:table-cell office:value-type="float" office:value="85.22707141">
            <text:p>85,22707141</text:p>
          </table:table-cell>
          <table:table-cell office:value-type="float" office:value="218">
            <text:p>218</text:p>
          </table:table-cell>
          <table:table-cell office:value-type="float" office:value="226">
            <text:p>22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76.5081">
            <text:p>576,5081</text:p>
          </table:table-cell>
          <table:table-cell office:value-type="float" office:value="85.26016">
            <text:p>85,26016</text:p>
          </table:table-cell>
        </table:table-row>
        <table:table-row table:style-name="ro1">
          <table:table-cell office:value-type="float" office:value="4478.37852367">
            <text:p>4478,37852367</text:p>
          </table:table-cell>
          <table:table-cell office:value-type="float" office:value="835.50009207">
            <text:p>835,50009207</text:p>
          </table:table-cell>
          <table:table-cell table:number-columns-repeated="2" office:value-type="float" office:value="457">
            <text:p>457</text:p>
          </table:table-cell>
          <table:table-cell office:value-type="float" office:value="4478.37852365">
            <text:p>4478,37852365</text:p>
          </table:table-cell>
          <table:table-cell office:value-type="float" office:value="835.50009207">
            <text:p>835,50009207</text:p>
          </table:table-cell>
          <table:table-cell table:number-columns-repeated="2" office:value-type="float" office:value="457">
            <text:p>457</text:p>
          </table:table-cell>
          <table:table-cell office:value-type="float" office:value="4478.37852366">
            <text:p>4478,37852366</text:p>
          </table:table-cell>
          <table:table-cell office:value-type="float" office:value="835.50009207">
            <text:p>835,50009207</text:p>
          </table:table-cell>
          <table:table-cell office:value-type="float" office:value="216">
            <text:p>216</text:p>
          </table:table-cell>
          <table:table-cell office:value-type="float" office:value="224">
            <text:p>2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481.85793">
            <text:p>4481,85793</text:p>
          </table:table-cell>
          <table:table-cell office:value-type="float" office:value="835.823185">
            <text:p>835,823185</text:p>
          </table:table-cell>
        </table:table-row>
        <table:table-row table:style-name="ro1">
          <table:table-cell office:value-type="float" office:value="187.75879275">
            <text:p>187,75879275</text:p>
          </table:table-cell>
          <table:table-cell office:value-type="float" office:value="73.45325483">
            <text:p>73,45325483</text:p>
          </table:table-cell>
          <table:table-cell table:number-columns-repeated="2" office:value-type="float" office:value="465">
            <text:p>465</text:p>
          </table:table-cell>
          <table:table-cell office:value-type="float" office:value="187.75879275">
            <text:p>187,75879275</text:p>
          </table:table-cell>
          <table:table-cell office:value-type="float" office:value="73.45325483">
            <text:p>73,45325483</text:p>
          </table:table-cell>
          <table:table-cell table:number-columns-repeated="2" office:value-type="float" office:value="465">
            <text:p>465</text:p>
          </table:table-cell>
          <table:table-cell office:value-type="float" office:value="187.75879275">
            <text:p>187,75879275</text:p>
          </table:table-cell>
          <table:table-cell office:value-type="float" office:value="73.45325483">
            <text:p>73,45325483</text:p>
          </table:table-cell>
          <table:table-cell office:value-type="float" office:value="208">
            <text:p>208</text:p>
          </table:table-cell>
          <table:table-cell office:value-type="float" office:value="216">
            <text:p>2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87.90494">
            <text:p>187,90494</text:p>
          </table:table-cell>
          <table:table-cell office:value-type="float" office:value="73.481593">
            <text:p>73,481593</text:p>
          </table:table-cell>
        </table:table-row>
        <table:table-row table:style-name="ro1">
          <table:table-cell office:value-type="float" office:value="1967.44689507">
            <text:p>1967,44689507</text:p>
          </table:table-cell>
          <table:table-cell office:value-type="float" office:value="172.62695171">
            <text:p>172,62695171</text:p>
          </table:table-cell>
          <table:table-cell table:number-columns-repeated="2" office:value-type="float" office:value="467">
            <text:p>467</text:p>
          </table:table-cell>
          <table:table-cell office:value-type="float" office:value="1967.44689507">
            <text:p>1967,44689507</text:p>
          </table:table-cell>
          <table:table-cell office:value-type="float" office:value="172.62695171">
            <text:p>172,62695171</text:p>
          </table:table-cell>
          <table:table-cell table:number-columns-repeated="2" office:value-type="float" office:value="467">
            <text:p>467</text:p>
          </table:table-cell>
          <table:table-cell office:value-type="float" office:value="1967.44689507">
            <text:p>1967,44689507</text:p>
          </table:table-cell>
          <table:table-cell office:value-type="float" office:value="172.62695171">
            <text:p>172,62695171</text:p>
          </table:table-cell>
          <table:table-cell office:value-type="float" office:value="206">
            <text:p>206</text:p>
          </table:table-cell>
          <table:table-cell office:value-type="float" office:value="214">
            <text:p>21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ace chiens du Parc Rimbaud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968.96956">
            <text:p>1968,96956</text:p>
          </table:table-cell>
          <table:table-cell office:value-type="float" office:value="172.693742">
            <text:p>172,693742</text:p>
          </table:table-cell>
        </table:table-row>
        <table:table-row table:style-name="ro1">
          <table:table-cell office:value-type="float" office:value="2737.08748924">
            <text:p>2737,08748924</text:p>
          </table:table-cell>
          <table:table-cell office:value-type="float" office:value="185.76765465">
            <text:p>185,76765465</text:p>
          </table:table-cell>
          <table:table-cell table:number-columns-repeated="2" office:value-type="float" office:value="468">
            <text:p>468</text:p>
          </table:table-cell>
          <table:table-cell office:value-type="float" office:value="2737.08748924">
            <text:p>2737,08748924</text:p>
          </table:table-cell>
          <table:table-cell office:value-type="float" office:value="185.76765465">
            <text:p>185,76765465</text:p>
          </table:table-cell>
          <table:table-cell table:number-columns-repeated="2" office:value-type="float" office:value="468">
            <text:p>468</text:p>
          </table:table-cell>
          <table:table-cell office:value-type="float" office:value="2737.08748924">
            <text:p>2737,08748924</text:p>
          </table:table-cell>
          <table:table-cell office:value-type="float" office:value="185.76765465">
            <text:p>185,76765465</text:p>
          </table:table-cell>
          <table:table-cell office:value-type="float" office:value="205">
            <text:p>205</text:p>
          </table:table-cell>
          <table:table-cell office:value-type="float" office:value="213">
            <text:p>21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739.20857">
            <text:p>2739,20857</text:p>
          </table:table-cell>
          <table:table-cell office:value-type="float" office:value="185.839622">
            <text:p>185,839622</text:p>
          </table:table-cell>
        </table:table-row>
        <table:table-row table:style-name="ro1">
          <table:table-cell office:value-type="float" office:value="450.39795386">
            <text:p>450,39795386</text:p>
          </table:table-cell>
          <table:table-cell office:value-type="float" office:value="102.78920004">
            <text:p>102,78920004</text:p>
          </table:table-cell>
          <table:table-cell table:number-columns-repeated="2" office:value-type="float" office:value="470">
            <text:p>470</text:p>
          </table:table-cell>
          <table:table-cell office:value-type="float" office:value="450.39795386">
            <text:p>450,39795386</text:p>
          </table:table-cell>
          <table:table-cell office:value-type="float" office:value="102.78920004">
            <text:p>102,78920004</text:p>
          </table:table-cell>
          <table:table-cell table:number-columns-repeated="2" office:value-type="float" office:value="470">
            <text:p>470</text:p>
          </table:table-cell>
          <table:table-cell office:value-type="float" office:value="441.06690304">
            <text:p>441,06690304</text:p>
          </table:table-cell>
          <table:table-cell office:value-type="float" office:value="101.91904683">
            <text:p>101,91904683</text:p>
          </table:table-cell>
          <table:table-cell office:value-type="float" office:value="201">
            <text:p>201</text:p>
          </table:table-cell>
          <table:table-cell office:value-type="float" office:value="209">
            <text:p>20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50.74751">
            <text:p>450,74751</text:p>
          </table:table-cell>
          <table:table-cell office:value-type="float" office:value="102.828715">
            <text:p>102,828715</text:p>
          </table:table-cell>
        </table:table-row>
        <table:table-row table:style-name="ro1">
          <table:table-cell office:value-type="float" office:value="12623.18776313">
            <text:p>12623,18776313</text:p>
          </table:table-cell>
          <table:table-cell office:value-type="float" office:value="470.82764616">
            <text:p>470,82764616</text:p>
          </table:table-cell>
          <table:table-cell table:number-columns-repeated="2" office:value-type="float" office:value="471">
            <text:p>471</text:p>
          </table:table-cell>
          <table:table-cell office:value-type="float" office:value="12623.1877631">
            <text:p>12623,1877631</text:p>
          </table:table-cell>
          <table:table-cell office:value-type="float" office:value="470.82764616">
            <text:p>470,82764616</text:p>
          </table:table-cell>
          <table:table-cell table:number-columns-repeated="2" office:value-type="float" office:value="471">
            <text:p>471</text:p>
          </table:table-cell>
          <table:table-cell office:value-type="float" office:value="12623.1877631">
            <text:p>12623,1877631</text:p>
          </table:table-cell>
          <table:table-cell office:value-type="float" office:value="470.82764616">
            <text:p>470,82764616</text:p>
          </table:table-cell>
          <table:table-cell office:value-type="float" office:value="199">
            <text:p>199</text:p>
          </table:table-cell>
          <table:table-cell office:value-type="float" office:value="207">
            <text:p>20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2632.96919">
            <text:p>12632,96919</text:p>
          </table:table-cell>
          <table:table-cell office:value-type="float" office:value="471.010118">
            <text:p>471,010118</text:p>
          </table:table-cell>
        </table:table-row>
        <table:table-row table:style-name="ro1">
          <table:table-cell office:value-type="float" office:value="513.1644286">
            <text:p>513,1644286</text:p>
          </table:table-cell>
          <table:table-cell office:value-type="float" office:value="94.44067534">
            <text:p>94,44067534</text:p>
          </table:table-cell>
          <table:table-cell table:number-columns-repeated="2" office:value-type="float" office:value="473">
            <text:p>473</text:p>
          </table:table-cell>
          <table:table-cell office:value-type="float" office:value="513.1644286">
            <text:p>513,1644286</text:p>
          </table:table-cell>
          <table:table-cell office:value-type="float" office:value="94.44067534">
            <text:p>94,44067534</text:p>
          </table:table-cell>
          <table:table-cell table:number-columns-repeated="2" office:value-type="float" office:value="473">
            <text:p>473</text:p>
          </table:table-cell>
          <table:table-cell office:value-type="float" office:value="513.1644286">
            <text:p>513,1644286</text:p>
          </table:table-cell>
          <table:table-cell office:value-type="float" office:value="94.44067534">
            <text:p>94,44067534</text:p>
          </table:table-cell>
          <table:table-cell office:value-type="float" office:value="194">
            <text:p>194</text:p>
          </table:table-cell>
          <table:table-cell office:value-type="float" office:value="202">
            <text:p>20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13.56181">
            <text:p>513,56181</text:p>
          </table:table-cell>
          <table:table-cell office:value-type="float" office:value="94.477221">
            <text:p>94,477221</text:p>
          </table:table-cell>
        </table:table-row>
        <table:table-row table:style-name="ro1">
          <table:table-cell office:value-type="float" office:value="338.83362949">
            <text:p>338,83362949</text:p>
          </table:table-cell>
          <table:table-cell office:value-type="float" office:value="95.03692381">
            <text:p>95,03692381</text:p>
          </table:table-cell>
          <table:table-cell table:number-columns-repeated="2" office:value-type="float" office:value="474">
            <text:p>474</text:p>
          </table:table-cell>
          <table:table-cell office:value-type="float" office:value="338.83362949">
            <text:p>338,83362949</text:p>
          </table:table-cell>
          <table:table-cell office:value-type="float" office:value="95.03692381">
            <text:p>95,03692381</text:p>
          </table:table-cell>
          <table:table-cell table:number-columns-repeated="2" office:value-type="float" office:value="474">
            <text:p>474</text:p>
          </table:table-cell>
          <table:table-cell office:value-type="float" office:value="338.83362949">
            <text:p>338,83362949</text:p>
          </table:table-cell>
          <table:table-cell office:value-type="float" office:value="95.03692381">
            <text:p>95,03692381</text:p>
          </table:table-cell>
          <table:table-cell office:value-type="float" office:value="190">
            <text:p>190</text:p>
          </table:table-cell>
          <table:table-cell office:value-type="float" office:value="198">
            <text:p>19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39.09544">
            <text:p>339,09544</text:p>
          </table:table-cell>
          <table:table-cell office:value-type="float" office:value="95.074">
            <text:p>95,074</text:p>
          </table:table-cell>
        </table:table-row>
        <table:table-row table:style-name="ro1">
          <table:table-cell office:value-type="float" office:value="932.33273759">
            <text:p>932,33273759</text:p>
          </table:table-cell>
          <table:table-cell office:value-type="float" office:value="279.0378425">
            <text:p>279,0378425</text:p>
          </table:table-cell>
          <table:table-cell table:number-columns-repeated="2" office:value-type="float" office:value="476">
            <text:p>476</text:p>
          </table:table-cell>
          <table:table-cell office:value-type="float" office:value="932.33273759">
            <text:p>932,33273759</text:p>
          </table:table-cell>
          <table:table-cell office:value-type="float" office:value="279.03784251">
            <text:p>279,03784251</text:p>
          </table:table-cell>
          <table:table-cell table:number-columns-repeated="2" office:value-type="float" office:value="476">
            <text:p>476</text:p>
          </table:table-cell>
          <table:table-cell office:value-type="float" office:value="932.33273759">
            <text:p>932,33273759</text:p>
          </table:table-cell>
          <table:table-cell office:value-type="float" office:value="279.03784251">
            <text:p>279,03784251</text:p>
          </table:table-cell>
          <table:table-cell office:value-type="float" office:value="180">
            <text:p>180</text:p>
          </table:table-cell>
          <table:table-cell office:value-type="float" office:value="188">
            <text:p>18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933.05606">
            <text:p>933,05606</text:p>
          </table:table-cell>
          <table:table-cell office:value-type="float" office:value="279.146179">
            <text:p>279,146179</text:p>
          </table:table-cell>
        </table:table-row>
        <table:table-row table:style-name="ro1">
          <table:table-cell office:value-type="float" office:value="275.59854648">
            <text:p>275,59854648</text:p>
          </table:table-cell>
          <table:table-cell office:value-type="float" office:value="70.18886563">
            <text:p>70,18886563</text:p>
          </table:table-cell>
          <table:table-cell table:number-columns-repeated="2" office:value-type="float" office:value="478">
            <text:p>478</text:p>
          </table:table-cell>
          <table:table-cell office:value-type="float" office:value="275.59854648">
            <text:p>275,59854648</text:p>
          </table:table-cell>
          <table:table-cell office:value-type="float" office:value="70.18886563">
            <text:p>70,18886563</text:p>
          </table:table-cell>
          <table:table-cell table:number-columns-repeated="2" office:value-type="float" office:value="478">
            <text:p>478</text:p>
          </table:table-cell>
          <table:table-cell office:value-type="float" office:value="275.59854648">
            <text:p>275,59854648</text:p>
          </table:table-cell>
          <table:table-cell office:value-type="float" office:value="70.18886563">
            <text:p>70,18886563</text:p>
          </table:table-cell>
          <table:table-cell office:value-type="float" office:value="176">
            <text:p>176</text:p>
          </table:table-cell>
          <table:table-cell office:value-type="float" office:value="184">
            <text:p>18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75.81253">
            <text:p>275,81253</text:p>
          </table:table-cell>
          <table:table-cell office:value-type="float" office:value="70.216">
            <text:p>70,216</text:p>
          </table:table-cell>
        </table:table-row>
        <table:table-row table:style-name="ro1">
          <table:table-cell office:value-type="float" office:value="252.23356684">
            <text:p>252,23356684</text:p>
          </table:table-cell>
          <table:table-cell office:value-type="float" office:value="78.02471344">
            <text:p>78,02471344</text:p>
          </table:table-cell>
          <table:table-cell table:number-columns-repeated="2" office:value-type="float" office:value="479">
            <text:p>479</text:p>
          </table:table-cell>
          <table:table-cell office:value-type="float" office:value="252.23356684">
            <text:p>252,23356684</text:p>
          </table:table-cell>
          <table:table-cell office:value-type="float" office:value="78.02471344">
            <text:p>78,02471344</text:p>
          </table:table-cell>
          <table:table-cell table:number-columns-repeated="2" office:value-type="float" office:value="479">
            <text:p>479</text:p>
          </table:table-cell>
          <table:table-cell office:value-type="float" office:value="252.23356684">
            <text:p>252,23356684</text:p>
          </table:table-cell>
          <table:table-cell office:value-type="float" office:value="78.02471344">
            <text:p>78,02471344</text:p>
          </table:table-cell>
          <table:table-cell office:value-type="float" office:value="175">
            <text:p>175</text:p>
          </table:table-cell>
          <table:table-cell office:value-type="float" office:value="183">
            <text:p>18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52.42743">
            <text:p>252,42743</text:p>
          </table:table-cell>
          <table:table-cell office:value-type="float" office:value="78.054804">
            <text:p>78,054804</text:p>
          </table:table-cell>
        </table:table-row>
        <table:table-row table:style-name="ro1">
          <table:table-cell office:value-type="float" office:value="64.41252912">
            <text:p>64,41252912</text:p>
          </table:table-cell>
          <table:table-cell office:value-type="float" office:value="65.20199806">
            <text:p>65,20199806</text:p>
          </table:table-cell>
          <table:table-cell table:number-columns-repeated="2" office:value-type="float" office:value="481">
            <text:p>481</text:p>
          </table:table-cell>
          <table:table-cell office:value-type="float" office:value="64.41252912">
            <text:p>64,41252912</text:p>
          </table:table-cell>
          <table:table-cell office:value-type="float" office:value="65.20199806">
            <text:p>65,20199806</text:p>
          </table:table-cell>
          <table:table-cell table:number-columns-repeated="2" office:value-type="float" office:value="481">
            <text:p>481</text:p>
          </table:table-cell>
          <table:table-cell office:value-type="float" office:value="64.41252911">
            <text:p>64,41252911</text:p>
          </table:table-cell>
          <table:table-cell office:value-type="float" office:value="65.20199806">
            <text:p>65,20199806</text:p>
          </table:table-cell>
          <table:table-cell office:value-type="float" office:value="173">
            <text:p>173</text:p>
          </table:table-cell>
          <table:table-cell office:value-type="float" office:value="181">
            <text:p>18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4.46277">
            <text:p>64,46277</text:p>
          </table:table-cell>
          <table:table-cell office:value-type="float" office:value="65.227519">
            <text:p>65,227519</text:p>
          </table:table-cell>
        </table:table-row>
        <table:table-row table:style-name="ro1">
          <table:table-cell office:value-type="float" office:value="177.96790065">
            <text:p>177,96790065</text:p>
          </table:table-cell>
          <table:table-cell office:value-type="float" office:value="60.01906236">
            <text:p>60,01906236</text:p>
          </table:table-cell>
          <table:table-cell table:number-columns-repeated="2" office:value-type="float" office:value="405">
            <text:p>405</text:p>
          </table:table-cell>
          <table:table-cell office:value-type="float" office:value="177.96790065">
            <text:p>177,96790065</text:p>
          </table:table-cell>
          <table:table-cell office:value-type="float" office:value="60.01906236">
            <text:p>60,01906236</text:p>
          </table:table-cell>
          <table:table-cell table:number-columns-repeated="2" office:value-type="float" office:value="405">
            <text:p>405</text:p>
          </table:table-cell>
          <table:table-cell office:value-type="float" office:value="177.96790065">
            <text:p>177,96790065</text:p>
          </table:table-cell>
          <table:table-cell office:value-type="float" office:value="60.01906236">
            <text:p>60,01906236</text:p>
          </table:table-cell>
          <table:table-cell office:value-type="float" office:value="284">
            <text:p>284</text:p>
          </table:table-cell>
          <table:table-cell office:value-type="float" office:value="288">
            <text:p>28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78.10652">
            <text:p>178,10652</text:p>
          </table:table-cell>
          <table:table-cell office:value-type="float" office:value="60.042504">
            <text:p>60,042504</text:p>
          </table:table-cell>
        </table:table-row>
        <table:table-row table:style-name="ro1">
          <table:table-cell office:value-type="float" office:value="873.36192729">
            <text:p>873,36192729</text:p>
          </table:table-cell>
          <table:table-cell office:value-type="float" office:value="160.95144429">
            <text:p>160,95144429</text:p>
          </table:table-cell>
          <table:table-cell table:number-columns-repeated="2" office:value-type="float" office:value="406">
            <text:p>406</text:p>
          </table:table-cell>
          <table:table-cell office:value-type="float" office:value="873.36192729">
            <text:p>873,36192729</text:p>
          </table:table-cell>
          <table:table-cell office:value-type="float" office:value="160.95144429">
            <text:p>160,95144429</text:p>
          </table:table-cell>
          <table:table-cell table:number-columns-repeated="2" office:value-type="float" office:value="406">
            <text:p>4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874.04008">
            <text:p>874,04008</text:p>
          </table:table-cell>
          <table:table-cell office:value-type="float" office:value="161.0139">
            <text:p>161,0139</text:p>
          </table:table-cell>
        </table:table-row>
        <table:table-row table:style-name="ro1">
          <table:table-cell office:value-type="float" office:value="196.19466852">
            <text:p>196,19466852</text:p>
          </table:table-cell>
          <table:table-cell office:value-type="float" office:value="58.04416014">
            <text:p>58,04416014</text:p>
          </table:table-cell>
          <table:table-cell table:number-columns-repeated="2" office:value-type="float" office:value="407">
            <text:p>407</text:p>
          </table:table-cell>
          <table:table-cell office:value-type="float" office:value="196.19466852">
            <text:p>196,19466852</text:p>
          </table:table-cell>
          <table:table-cell office:value-type="float" office:value="58.04416014">
            <text:p>58,04416014</text:p>
          </table:table-cell>
          <table:table-cell table:number-columns-repeated="2" office:value-type="float" office:value="407">
            <text:p>407</text:p>
          </table:table-cell>
          <table:table-cell office:value-type="float" office:value="196.19466852">
            <text:p>196,19466852</text:p>
          </table:table-cell>
          <table:table-cell office:value-type="float" office:value="58.04416014">
            <text:p>58,04416014</text:p>
          </table:table-cell>
          <table:table-cell office:value-type="float" office:value="282">
            <text:p>282</text:p>
          </table:table-cell>
          <table:table-cell office:value-type="float" office:value="286">
            <text:p>28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96.34786">
            <text:p>196,34786</text:p>
          </table:table-cell>
          <table:table-cell office:value-type="float" office:value="58.066714">
            <text:p>58,066714</text:p>
          </table:table-cell>
        </table:table-row>
        <table:table-row table:style-name="ro1">
          <table:table-cell office:value-type="float" office:value="650.7298411">
            <text:p>650,7298411</text:p>
          </table:table-cell>
          <table:table-cell office:value-type="float" office:value="103.39679399">
            <text:p>103,39679399</text:p>
          </table:table-cell>
          <table:table-cell table:number-columns-repeated="2" office:value-type="float" office:value="408">
            <text:p>408</text:p>
          </table:table-cell>
          <table:table-cell office:value-type="float" office:value="650.7298411">
            <text:p>650,7298411</text:p>
          </table:table-cell>
          <table:table-cell office:value-type="float" office:value="103.396794">
            <text:p>103,396794</text:p>
          </table:table-cell>
          <table:table-cell table:number-columns-repeated="2" office:value-type="float" office:value="408">
            <text:p>408</text:p>
          </table:table-cell>
          <table:table-cell office:value-type="float" office:value="650.7298411">
            <text:p>650,7298411</text:p>
          </table:table-cell>
          <table:table-cell office:value-type="float" office:value="103.396794">
            <text:p>103,396794</text:p>
          </table:table-cell>
          <table:table-cell office:value-type="float" office:value="281">
            <text:p>281</text:p>
          </table:table-cell>
          <table:table-cell office:value-type="float" office:value="285">
            <text:p>2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51.23926">
            <text:p>651,23926</text:p>
          </table:table-cell>
          <table:table-cell office:value-type="float" office:value="103.437296">
            <text:p>103,437296</text:p>
          </table:table-cell>
        </table:table-row>
        <table:table-row table:style-name="ro1">
          <table:table-cell office:value-type="float" office:value="318.55420574">
            <text:p>318,55420574</text:p>
          </table:table-cell>
          <table:table-cell office:value-type="float" office:value="104.15267161">
            <text:p>104,15267161</text:p>
          </table:table-cell>
          <table:table-cell table:number-columns-repeated="2" office:value-type="float" office:value="409">
            <text:p>409</text:p>
          </table:table-cell>
          <table:table-cell office:value-type="float" office:value="318.55420574">
            <text:p>318,55420574</text:p>
          </table:table-cell>
          <table:table-cell office:value-type="float" office:value="104.15267161">
            <text:p>104,15267161</text:p>
          </table:table-cell>
          <table:table-cell table:number-columns-repeated="2" office:value-type="float" office:value="409">
            <text:p>409</text:p>
          </table:table-cell>
          <table:table-cell office:value-type="float" office:value="318.55420574">
            <text:p>318,55420574</text:p>
          </table:table-cell>
          <table:table-cell office:value-type="float" office:value="104.15267161">
            <text:p>104,15267161</text:p>
          </table:table-cell>
          <table:table-cell office:value-type="float" office:value="280">
            <text:p>280</text:p>
          </table:table-cell>
          <table:table-cell office:value-type="float" office:value="284">
            <text:p>28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18.80308">
            <text:p>318,80308</text:p>
          </table:table-cell>
          <table:table-cell office:value-type="float" office:value="104.193462">
            <text:p>104,193462</text:p>
          </table:table-cell>
        </table:table-row>
        <table:table-row table:style-name="ro1">
          <table:table-cell office:value-type="float" office:value="108.84631029">
            <text:p>108,84631029</text:p>
          </table:table-cell>
          <table:table-cell office:value-type="float" office:value="42.04687513">
            <text:p>42,04687513</text:p>
          </table:table-cell>
          <table:table-cell table:number-columns-repeated="2" office:value-type="float" office:value="410">
            <text:p>410</text:p>
          </table:table-cell>
          <table:table-cell office:value-type="float" office:value="108.84631029">
            <text:p>108,84631029</text:p>
          </table:table-cell>
          <table:table-cell office:value-type="float" office:value="42.04687513">
            <text:p>42,04687513</text:p>
          </table:table-cell>
          <table:table-cell table:number-columns-repeated="2" office:value-type="float" office:value="410">
            <text:p>410</text:p>
          </table:table-cell>
          <table:table-cell office:value-type="float" office:value="108.84631029">
            <text:p>108,84631029</text:p>
          </table:table-cell>
          <table:table-cell office:value-type="float" office:value="42.04687513">
            <text:p>42,04687513</text:p>
          </table:table-cell>
          <table:table-cell office:value-type="float" office:value="279">
            <text:p>279</text:p>
          </table:table-cell>
          <table:table-cell office:value-type="float" office:value="283">
            <text:p>28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8.93126">
            <text:p>108,93126</text:p>
          </table:table-cell>
          <table:table-cell office:value-type="float" office:value="42.063261">
            <text:p>42,063261</text:p>
          </table:table-cell>
        </table:table-row>
        <table:table-row table:style-name="ro1">
          <table:table-cell office:value-type="float" office:value="862.5525759">
            <text:p>862,5525759</text:p>
          </table:table-cell>
          <table:table-cell office:value-type="float" office:value="226.84628582">
            <text:p>226,84628582</text:p>
          </table:table-cell>
          <table:table-cell table:number-columns-repeated="2" office:value-type="float" office:value="411">
            <text:p>411</text:p>
          </table:table-cell>
          <table:table-cell office:value-type="float" office:value="862.5525759">
            <text:p>862,5525759</text:p>
          </table:table-cell>
          <table:table-cell office:value-type="float" office:value="226.84628582">
            <text:p>226,84628582</text:p>
          </table:table-cell>
          <table:table-cell table:number-columns-repeated="2" office:value-type="float" office:value="411">
            <text:p>411</text:p>
          </table:table-cell>
          <table:table-cell office:value-type="float" office:value="862.5525759">
            <text:p>862,5525759</text:p>
          </table:table-cell>
          <table:table-cell office:value-type="float" office:value="226.84628582">
            <text:p>226,84628582</text:p>
          </table:table-cell>
          <table:table-cell office:value-type="float" office:value="278">
            <text:p>278</text:p>
          </table:table-cell>
          <table:table-cell office:value-type="float" office:value="282">
            <text:p>2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63.22486">
            <text:p>863,22486</text:p>
          </table:table-cell>
          <table:table-cell office:value-type="float" office:value="226.934579">
            <text:p>226,934579</text:p>
          </table:table-cell>
        </table:table-row>
        <table:table-row table:style-name="ro1">
          <table:table-cell office:value-type="float" office:value="171272.44263312">
            <text:p>171272,44263312</text:p>
          </table:table-cell>
          <table:table-cell office:value-type="float" office:value="2712.76496218">
            <text:p>2712,76496218</text:p>
          </table:table-cell>
          <table:table-cell table:number-columns-repeated="2" office:value-type="float" office:value="412">
            <text:p>412</text:p>
          </table:table-cell>
          <table:table-cell office:value-type="float" office:value="171272.442633">
            <text:p>171272,442633</text:p>
          </table:table-cell>
          <table:table-cell office:value-type="float" office:value="2712.76496218">
            <text:p>2712,76496218</text:p>
          </table:table-cell>
          <table:table-cell table:number-columns-repeated="2" office:value-type="float" office:value="412">
            <text:p>412</text:p>
          </table:table-cell>
          <table:table-cell office:value-type="float" office:value="171272.442633">
            <text:p>171272,442633</text:p>
          </table:table-cell>
          <table:table-cell office:value-type="float" office:value="2712.76496218">
            <text:p>2712,76496218</text:p>
          </table:table-cell>
          <table:table-cell office:value-type="float" office:value="276">
            <text:p>276</text:p>
          </table:table-cell>
          <table:table-cell office:value-type="float" office:value="280">
            <text:p>28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onnier de la Mosson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71407.04814">
            <text:p>171407,04814</text:p>
          </table:table-cell>
          <table:table-cell office:value-type="float" office:value="2713.832097">
            <text:p>2713,832097</text:p>
          </table:table-cell>
        </table:table-row>
        <table:table-row table:style-name="ro1">
          <table:table-cell office:value-type="float" office:value="1470.42159711">
            <text:p>1470,42159711</text:p>
          </table:table-cell>
          <table:table-cell office:value-type="float" office:value="209.34073083">
            <text:p>209,34073083</text:p>
          </table:table-cell>
          <table:table-cell table:number-columns-repeated="2" office:value-type="float" office:value="413">
            <text:p>413</text:p>
          </table:table-cell>
          <table:table-cell office:value-type="float" office:value="1470.42159711">
            <text:p>1470,42159711</text:p>
          </table:table-cell>
          <table:table-cell office:value-type="float" office:value="209.34073083">
            <text:p>209,34073083</text:p>
          </table:table-cell>
          <table:table-cell table:number-columns-repeated="2" office:value-type="float" office:value="413">
            <text:p>413</text:p>
          </table:table-cell>
          <table:table-cell office:value-type="float" office:value="1470.42159711">
            <text:p>1470,42159711</text:p>
          </table:table-cell>
          <table:table-cell office:value-type="float" office:value="209.34073083">
            <text:p>209,34073083</text:p>
          </table:table-cell>
          <table:table-cell office:value-type="float" office:value="275">
            <text:p>275</text:p>
          </table:table-cell>
          <table:table-cell office:value-type="float" office:value="279">
            <text:p>27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471.57376">
            <text:p>1471,57376</text:p>
          </table:table-cell>
          <table:table-cell office:value-type="float" office:value="209.421961">
            <text:p>209,421961</text:p>
          </table:table-cell>
        </table:table-row>
        <table:table-row table:style-name="ro1">
          <table:table-cell office:value-type="float" office:value="1205.79907556">
            <text:p>1205,79907556</text:p>
          </table:table-cell>
          <table:table-cell office:value-type="float" office:value="179.84692323">
            <text:p>179,84692323</text:p>
          </table:table-cell>
          <table:table-cell table:number-columns-repeated="2" office:value-type="float" office:value="414">
            <text:p>414</text:p>
          </table:table-cell>
          <table:table-cell office:value-type="float" office:value="1205.79907556">
            <text:p>1205,79907556</text:p>
          </table:table-cell>
          <table:table-cell office:value-type="float" office:value="179.84692323">
            <text:p>179,84692323</text:p>
          </table:table-cell>
          <table:table-cell table:number-columns-repeated="2" office:value-type="float" office:value="414">
            <text:p>414</text:p>
          </table:table-cell>
          <table:table-cell office:value-type="float" office:value="1205.79907556">
            <text:p>1205,79907556</text:p>
          </table:table-cell>
          <table:table-cell office:value-type="float" office:value="179.84692323">
            <text:p>179,84692323</text:p>
          </table:table-cell>
          <table:table-cell office:value-type="float" office:value="274">
            <text:p>274</text:p>
          </table:table-cell>
          <table:table-cell office:value-type="float" office:value="278">
            <text:p>27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206.74072">
            <text:p>1206,74072</text:p>
          </table:table-cell>
          <table:table-cell office:value-type="float" office:value="179.917379">
            <text:p>179,917379</text:p>
          </table:table-cell>
        </table:table-row>
        <table:table-row table:style-name="ro1">
          <table:table-cell office:value-type="float" office:value="586.4238394">
            <text:p>586,4238394</text:p>
          </table:table-cell>
          <table:table-cell office:value-type="float" office:value="142.92256232">
            <text:p>142,92256232</text:p>
          </table:table-cell>
          <table:table-cell table:number-columns-repeated="2" office:value-type="float" office:value="415">
            <text:p>415</text:p>
          </table:table-cell>
          <table:table-cell office:value-type="float" office:value="586.4238394">
            <text:p>586,4238394</text:p>
          </table:table-cell>
          <table:table-cell office:value-type="float" office:value="142.92256232">
            <text:p>142,92256232</text:p>
          </table:table-cell>
          <table:table-cell table:number-columns-repeated="2" office:value-type="float" office:value="415">
            <text:p>415</text:p>
          </table:table-cell>
          <table:table-cell office:value-type="float" office:value="586.4238394">
            <text:p>586,4238394</text:p>
          </table:table-cell>
          <table:table-cell office:value-type="float" office:value="142.92256232">
            <text:p>142,92256232</text:p>
          </table:table-cell>
          <table:table-cell office:value-type="float" office:value="273">
            <text:p>273</text:p>
          </table:table-cell>
          <table:table-cell office:value-type="float" office:value="277">
            <text:p>2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86.88219">
            <text:p>586,88219</text:p>
          </table:table-cell>
          <table:table-cell office:value-type="float" office:value="142.977869">
            <text:p>142,977869</text:p>
          </table:table-cell>
        </table:table-row>
        <table:table-row table:style-name="ro1">
          <table:table-cell office:value-type="float" office:value="88.89842896">
            <text:p>88,89842896</text:p>
          </table:table-cell>
          <table:table-cell office:value-type="float" office:value="59.73497394">
            <text:p>59,73497394</text:p>
          </table:table-cell>
          <table:table-cell table:number-columns-repeated="2" office:value-type="float" office:value="416">
            <text:p>416</text:p>
          </table:table-cell>
          <table:table-cell office:value-type="float" office:value="88.89842896">
            <text:p>88,89842896</text:p>
          </table:table-cell>
          <table:table-cell office:value-type="float" office:value="59.73497394">
            <text:p>59,73497394</text:p>
          </table:table-cell>
          <table:table-cell table:number-columns-repeated="2" office:value-type="float" office:value="416">
            <text:p>416</text:p>
          </table:table-cell>
          <table:table-cell office:value-type="float" office:value="92.23437685">
            <text:p>92,23437685</text:p>
          </table:table-cell>
          <table:table-cell office:value-type="float" office:value="59.53447401">
            <text:p>59,53447401</text:p>
          </table:table-cell>
          <table:table-cell office:value-type="float" office:value="272">
            <text:p>272</text:p>
          </table:table-cell>
          <table:table-cell office:value-type="float" office:value="276">
            <text:p>27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8.96696">
            <text:p>88,96696</text:p>
          </table:table-cell>
          <table:table-cell office:value-type="float" office:value="59.757935">
            <text:p>59,757935</text:p>
          </table:table-cell>
        </table:table-row>
        <table:table-row table:style-name="ro1">
          <table:table-cell office:value-type="float" office:value="325.23904625">
            <text:p>325,23904625</text:p>
          </table:table-cell>
          <table:table-cell office:value-type="float" office:value="86.20215626">
            <text:p>86,20215626</text:p>
          </table:table-cell>
          <table:table-cell table:number-columns-repeated="2" office:value-type="float" office:value="417">
            <text:p>417</text:p>
          </table:table-cell>
          <table:table-cell office:value-type="float" office:value="325.23904625">
            <text:p>325,23904625</text:p>
          </table:table-cell>
          <table:table-cell office:value-type="float" office:value="86.20215626">
            <text:p>86,20215626</text:p>
          </table:table-cell>
          <table:table-cell table:number-columns-repeated="2" office:value-type="float" office:value="417">
            <text:p>417</text:p>
          </table:table-cell>
          <table:table-cell office:value-type="float" office:value="325.23904625">
            <text:p>325,23904625</text:p>
          </table:table-cell>
          <table:table-cell office:value-type="float" office:value="86.20215626">
            <text:p>86,20215626</text:p>
          </table:table-cell>
          <table:table-cell office:value-type="float" office:value="271">
            <text:p>271</text:p>
          </table:table-cell>
          <table:table-cell office:value-type="float" office:value="275">
            <text:p>27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Théophraste Renaudot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25.48954">
            <text:p>325,48954</text:p>
          </table:table-cell>
          <table:table-cell office:value-type="float" office:value="86.235337">
            <text:p>86,235337</text:p>
          </table:table-cell>
        </table:table-row>
        <table:table-row table:style-name="ro1">
          <table:table-cell office:value-type="float" office:value="271.14795429">
            <text:p>271,14795429</text:p>
          </table:table-cell>
          <table:table-cell office:value-type="float" office:value="95.57082161">
            <text:p>95,57082161</text:p>
          </table:table-cell>
          <table:table-cell table:number-columns-repeated="2" office:value-type="float" office:value="418">
            <text:p>418</text:p>
          </table:table-cell>
          <table:table-cell office:value-type="float" office:value="271.14795429">
            <text:p>271,14795429</text:p>
          </table:table-cell>
          <table:table-cell office:value-type="float" office:value="95.57082161">
            <text:p>95,57082161</text:p>
          </table:table-cell>
          <table:table-cell table:number-columns-repeated="2" office:value-type="float" office:value="418">
            <text:p>418</text:p>
          </table:table-cell>
          <table:table-cell office:value-type="float" office:value="271.14795429">
            <text:p>271,14795429</text:p>
          </table:table-cell>
          <table:table-cell office:value-type="float" office:value="95.57082161">
            <text:p>95,57082161</text:p>
          </table:table-cell>
          <table:table-cell office:value-type="float" office:value="270">
            <text:p>270</text:p>
          </table:table-cell>
          <table:table-cell office:value-type="float" office:value="274">
            <text:p>2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71.35997">
            <text:p>271,35997</text:p>
          </table:table-cell>
          <table:table-cell office:value-type="float" office:value="95.608216">
            <text:p>95,608216</text:p>
          </table:table-cell>
        </table:table-row>
        <table:table-row table:style-name="ro1">
          <table:table-cell office:value-type="float" office:value="23733.81423392">
            <text:p>23733,81423392</text:p>
          </table:table-cell>
          <table:table-cell office:value-type="float" office:value="606.66512063">
            <text:p>606,66512063</text:p>
          </table:table-cell>
          <table:table-cell table:number-columns-repeated="2" office:value-type="float" office:value="419">
            <text:p>419</text:p>
          </table:table-cell>
          <table:table-cell office:value-type="float" office:value="23733.8142339">
            <text:p>23733,8142339</text:p>
          </table:table-cell>
          <table:table-cell office:value-type="float" office:value="606.66512063">
            <text:p>606,66512063</text:p>
          </table:table-cell>
          <table:table-cell table:number-columns-repeated="2" office:value-type="float" office:value="419">
            <text:p>419</text:p>
          </table:table-cell>
          <table:table-cell office:value-type="float" office:value="23733.8142339">
            <text:p>23733,8142339</text:p>
          </table:table-cell>
          <table:table-cell office:value-type="float" office:value="606.66512063">
            <text:p>606,66512063</text:p>
          </table:table-cell>
          <table:table-cell office:value-type="float" office:value="269">
            <text:p>269</text:p>
          </table:table-cell>
          <table:table-cell office:value-type="float" office:value="273">
            <text:p>2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3752.34937">
            <text:p>23752,34937</text:p>
          </table:table-cell>
          <table:table-cell office:value-type="float" office:value="606.901378">
            <text:p>606,901378</text:p>
          </table:table-cell>
        </table:table-row>
        <table:table-row table:style-name="ro1">
          <table:table-cell office:value-type="float" office:value="5769.80379009">
            <text:p>5769,80379009</text:p>
          </table:table-cell>
          <table:table-cell office:value-type="float" office:value="1035.34556985">
            <text:p>1035,34556985</text:p>
          </table:table-cell>
          <table:table-cell table:number-columns-repeated="2" office:value-type="float" office:value="420">
            <text:p>420</text:p>
          </table:table-cell>
          <table:table-cell office:value-type="float" office:value="5769.80379009">
            <text:p>5769,80379009</text:p>
          </table:table-cell>
          <table:table-cell office:value-type="float" office:value="1035.34556985">
            <text:p>1035,34556985</text:p>
          </table:table-cell>
          <table:table-cell table:number-columns-repeated="2" office:value-type="float" office:value="420">
            <text:p>420</text:p>
          </table:table-cell>
          <table:table-cell office:value-type="float" office:value="5769.80379011">
            <text:p>5769,80379011</text:p>
          </table:table-cell>
          <table:table-cell office:value-type="float" office:value="1035.34556985">
            <text:p>1035,34556985</text:p>
          </table:table-cell>
          <table:table-cell office:value-type="float" office:value="268">
            <text:p>268</text:p>
          </table:table-cell>
          <table:table-cell office:value-type="float" office:value="272">
            <text:p>27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Gabriel Michel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774.29506">
            <text:p>5774,29506</text:p>
          </table:table-cell>
          <table:table-cell office:value-type="float" office:value="1035.747621">
            <text:p>1035,747621</text:p>
          </table:table-cell>
        </table:table-row>
        <table:table-row table:style-name="ro1">
          <table:table-cell office:value-type="float" office:value="8530.64301493">
            <text:p>8530,64301493</text:p>
          </table:table-cell>
          <table:table-cell office:value-type="float" office:value="424.03660414">
            <text:p>424,03660414</text:p>
          </table:table-cell>
          <table:table-cell table:number-columns-repeated="2" office:value-type="float" office:value="421">
            <text:p>421</text:p>
          </table:table-cell>
          <table:table-cell office:value-type="float" office:value="8530.64301492">
            <text:p>8530,64301492</text:p>
          </table:table-cell>
          <table:table-cell office:value-type="float" office:value="424.03660414">
            <text:p>424,03660414</text:p>
          </table:table-cell>
          <table:table-cell table:number-columns-repeated="2" office:value-type="float" office:value="421">
            <text:p>421</text:p>
          </table:table-cell>
          <table:table-cell office:value-type="float" office:value="8530.64301493">
            <text:p>8530,64301493</text:p>
          </table:table-cell>
          <table:table-cell office:value-type="float" office:value="424.03660414">
            <text:p>424,03660414</text:p>
          </table:table-cell>
          <table:table-cell office:value-type="float" office:value="267">
            <text:p>267</text:p>
          </table:table-cell>
          <table:table-cell office:value-type="float" office:value="271">
            <text:p>27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Jardin des Plant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537.29608">
            <text:p>8537,29608</text:p>
          </table:table-cell>
          <table:table-cell office:value-type="float" office:value="424.201761">
            <text:p>424,201761</text:p>
          </table:table-cell>
        </table:table-row>
        <table:table-row table:style-name="ro1">
          <table:table-cell office:value-type="float" office:value="1092.14188928">
            <text:p>1092,14188928</text:p>
          </table:table-cell>
          <table:table-cell office:value-type="float" office:value="207.46464558">
            <text:p>207,46464558</text:p>
          </table:table-cell>
          <table:table-cell table:number-columns-repeated="2" office:value-type="float" office:value="401">
            <text:p>401</text:p>
          </table:table-cell>
          <table:table-cell office:value-type="float" office:value="1092.14188928">
            <text:p>1092,14188928</text:p>
          </table:table-cell>
          <table:table-cell office:value-type="float" office:value="207.46464558">
            <text:p>207,46464558</text:p>
          </table:table-cell>
          <table:table-cell table:number-columns-repeated="2" office:value-type="float" office:value="401">
            <text:p>401</text:p>
          </table:table-cell>
          <table:table-cell office:value-type="float" office:value="1092.14188928">
            <text:p>1092,14188928</text:p>
          </table:table-cell>
          <table:table-cell office:value-type="float" office:value="207.46464558">
            <text:p>207,46464558</text:p>
          </table:table-cell>
          <table:table-cell office:value-type="float" office:value="288">
            <text:p>288</text:p>
          </table:table-cell>
          <table:table-cell office:value-type="float" office:value="292">
            <text:p>29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92.9966">
            <text:p>1092,9966</text:p>
          </table:table-cell>
          <table:table-cell office:value-type="float" office:value="207.545328">
            <text:p>207,545328</text:p>
          </table:table-cell>
        </table:table-row>
        <table:table-row table:style-name="ro1">
          <table:table-cell office:value-type="float" office:value="1897.75158632">
            <text:p>1897,75158632</text:p>
          </table:table-cell>
          <table:table-cell office:value-type="float" office:value="250.40260452">
            <text:p>250,40260452</text:p>
          </table:table-cell>
          <table:table-cell table:number-columns-repeated="2" office:value-type="float" office:value="404">
            <text:p>404</text:p>
          </table:table-cell>
          <table:table-cell office:value-type="float" office:value="1897.75158632">
            <text:p>1897,75158632</text:p>
          </table:table-cell>
          <table:table-cell office:value-type="float" office:value="250.40260452">
            <text:p>250,40260452</text:p>
          </table:table-cell>
          <table:table-cell table:number-columns-repeated="2" office:value-type="float" office:value="404">
            <text:p>404</text:p>
          </table:table-cell>
          <table:table-cell office:value-type="float" office:value="1897.75158632">
            <text:p>1897,75158632</text:p>
          </table:table-cell>
          <table:table-cell office:value-type="float" office:value="250.40260452">
            <text:p>250,40260452</text:p>
          </table:table-cell>
          <table:table-cell office:value-type="float" office:value="285">
            <text:p>285</text:p>
          </table:table-cell>
          <table:table-cell office:value-type="float" office:value="289">
            <text:p>28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899.23523">
            <text:p>1899,23523</text:p>
          </table:table-cell>
          <table:table-cell office:value-type="float" office:value="250.50087">
            <text:p>250,50087</text:p>
          </table:table-cell>
        </table:table-row>
        <table:table-row table:style-name="ro1">
          <table:table-cell office:value-type="float" office:value="5824.26168666">
            <text:p>5824,26168666</text:p>
          </table:table-cell>
          <table:table-cell office:value-type="float" office:value="347.14737116">
            <text:p>347,14737116</text:p>
          </table:table-cell>
          <table:table-cell table:number-columns-repeated="2" office:value-type="float" office:value="422">
            <text:p>422</text:p>
          </table:table-cell>
          <table:table-cell office:value-type="float" office:value="5824.26168666">
            <text:p>5824,26168666</text:p>
          </table:table-cell>
          <table:table-cell office:value-type="float" office:value="347.14737116">
            <text:p>347,14737116</text:p>
          </table:table-cell>
          <table:table-cell table:number-columns-repeated="2" office:value-type="float" office:value="422">
            <text:p>422</text:p>
          </table:table-cell>
          <table:table-cell office:value-type="float" office:value="5824.26168666">
            <text:p>5824,26168666</text:p>
          </table:table-cell>
          <table:table-cell office:value-type="float" office:value="347.14737116">
            <text:p>347,14737116</text:p>
          </table:table-cell>
          <table:table-cell office:value-type="float" office:value="266">
            <text:p>266</text:p>
          </table:table-cell>
          <table:table-cell office:value-type="float" office:value="270">
            <text:p>27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Jardin des Plant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828.80591">
            <text:p>5828,80591</text:p>
          </table:table-cell>
          <table:table-cell office:value-type="float" office:value="347.282635">
            <text:p>347,282635</text:p>
          </table:table-cell>
        </table:table-row>
        <table:table-row table:style-name="ro1">
          <table:table-cell office:value-type="float" office:value="429.97656243">
            <text:p>429,97656243</text:p>
          </table:table-cell>
          <table:table-cell office:value-type="float" office:value="81.74141134">
            <text:p>81,74141134</text:p>
          </table:table-cell>
          <table:table-cell table:number-columns-repeated="2" office:value-type="float" office:value="424">
            <text:p>424</text:p>
          </table:table-cell>
          <table:table-cell office:value-type="float" office:value="429.97656243">
            <text:p>429,97656243</text:p>
          </table:table-cell>
          <table:table-cell office:value-type="float" office:value="81.74141134">
            <text:p>81,74141134</text:p>
          </table:table-cell>
          <table:table-cell table:number-columns-repeated="2" office:value-type="float" office:value="424">
            <text:p>424</text:p>
          </table:table-cell>
          <table:table-cell office:value-type="float" office:value="429.9765625">
            <text:p>429,9765625</text:p>
          </table:table-cell>
          <table:table-cell office:value-type="float" office:value="81.74141135">
            <text:p>81,74141135</text:p>
          </table:table-cell>
          <table:table-cell office:value-type="float" office:value="263">
            <text:p>263</text:p>
          </table:table-cell>
          <table:table-cell office:value-type="float" office:value="785">
            <text:p>785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30.31513">
            <text:p>430,31513</text:p>
          </table:table-cell>
          <table:table-cell office:value-type="float" office:value="81.773576">
            <text:p>81,773576</text:p>
          </table:table-cell>
        </table:table-row>
        <table:table-row table:style-name="ro1">
          <table:table-cell office:value-type="float" office:value="440.25097664">
            <text:p>440,25097664</text:p>
          </table:table-cell>
          <table:table-cell office:value-type="float" office:value="82.54500464">
            <text:p>82,54500464</text:p>
          </table:table-cell>
          <table:table-cell table:number-columns-repeated="2" office:value-type="float" office:value="425">
            <text:p>425</text:p>
          </table:table-cell>
          <table:table-cell office:value-type="float" office:value="440.25097664">
            <text:p>440,25097664</text:p>
          </table:table-cell>
          <table:table-cell office:value-type="float" office:value="82.54500464">
            <text:p>82,54500464</text:p>
          </table:table-cell>
          <table:table-cell table:number-columns-repeated="2" office:value-type="float" office:value="425">
            <text:p>425</text:p>
          </table:table-cell>
          <table:table-cell office:value-type="float" office:value="440.25097656">
            <text:p>440,25097656</text:p>
          </table:table-cell>
          <table:table-cell office:value-type="float" office:value="82.54500463">
            <text:p>82,54500463</text:p>
          </table:table-cell>
          <table:table-cell office:value-type="float" office:value="261">
            <text:p>261</text:p>
          </table:table-cell>
          <table:table-cell office:value-type="float" office:value="784">
            <text:p>784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40.59404">
            <text:p>440,59404</text:p>
          </table:table-cell>
          <table:table-cell office:value-type="float" office:value="82.577348">
            <text:p>82,577348</text:p>
          </table:table-cell>
        </table:table-row>
        <table:table-row table:style-name="ro1">
          <table:table-cell office:value-type="float" office:value="390.46874998">
            <text:p>390,46874998</text:p>
          </table:table-cell>
          <table:table-cell office:value-type="float" office:value="77.99699063">
            <text:p>77,99699063</text:p>
          </table:table-cell>
          <table:table-cell table:number-columns-repeated="2" office:value-type="float" office:value="426">
            <text:p>426</text:p>
          </table:table-cell>
          <table:table-cell office:value-type="float" office:value="390.46874998">
            <text:p>390,46874998</text:p>
          </table:table-cell>
          <table:table-cell office:value-type="float" office:value="77.99699063">
            <text:p>77,99699063</text:p>
          </table:table-cell>
          <table:table-cell table:number-columns-repeated="2" office:value-type="float" office:value="426">
            <text:p>426</text:p>
          </table:table-cell>
          <table:table-cell office:value-type="float" office:value="390.46875">
            <text:p>390,46875</text:p>
          </table:table-cell>
          <table:table-cell office:value-type="float" office:value="77.99699064">
            <text:p>77,99699064</text:p>
          </table:table-cell>
          <table:table-cell office:value-type="float" office:value="260">
            <text:p>260</text:p>
          </table:table-cell>
          <table:table-cell office:value-type="float" office:value="783">
            <text:p>783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90.77338">
            <text:p>390,77338</text:p>
          </table:table-cell>
          <table:table-cell office:value-type="float" office:value="78.027426">
            <text:p>78,027426</text:p>
          </table:table-cell>
        </table:table-row>
        <table:table-row table:style-name="ro1">
          <table:table-cell office:value-type="float" office:value="342.63574215">
            <text:p>342,63574215</text:p>
          </table:table-cell>
          <table:table-cell office:value-type="float" office:value="74.11984732">
            <text:p>74,11984732</text:p>
          </table:table-cell>
          <table:table-cell table:number-columns-repeated="2" office:value-type="float" office:value="427">
            <text:p>427</text:p>
          </table:table-cell>
          <table:table-cell office:value-type="float" office:value="342.63574215">
            <text:p>342,63574215</text:p>
          </table:table-cell>
          <table:table-cell office:value-type="float" office:value="74.11984732">
            <text:p>74,11984732</text:p>
          </table:table-cell>
          <table:table-cell table:number-columns-repeated="2" office:value-type="float" office:value="427">
            <text:p>427</text:p>
          </table:table-cell>
          <table:table-cell office:value-type="float" office:value="342.63574219">
            <text:p>342,63574219</text:p>
          </table:table-cell>
          <table:table-cell office:value-type="float" office:value="74.11984732">
            <text:p>74,11984732</text:p>
          </table:table-cell>
          <table:table-cell office:value-type="float" office:value="259">
            <text:p>259</text:p>
          </table:table-cell>
          <table:table-cell office:value-type="float" office:value="782">
            <text:p>782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42.90344">
            <text:p>342,90344</text:p>
          </table:table-cell>
          <table:table-cell office:value-type="float" office:value="74.148818">
            <text:p>74,148818</text:p>
          </table:table-cell>
        </table:table-row>
        <table:table-row table:style-name="ro1">
          <table:table-cell office:value-type="float" office:value="287.13574764">
            <text:p>287,13574764</text:p>
          </table:table-cell>
          <table:table-cell office:value-type="float" office:value="67.90086777">
            <text:p>67,90086777</text:p>
          </table:table-cell>
          <table:table-cell table:number-columns-repeated="2" office:value-type="float" office:value="429">
            <text:p>429</text:p>
          </table:table-cell>
          <table:table-cell office:value-type="float" office:value="287.13574764">
            <text:p>287,13574764</text:p>
          </table:table-cell>
          <table:table-cell office:value-type="float" office:value="67.90086777">
            <text:p>67,90086777</text:p>
          </table:table-cell>
          <table:table-cell table:number-columns-repeated="2" office:value-type="float" office:value="429">
            <text:p>429</text:p>
          </table:table-cell>
          <table:table-cell office:value-type="float" office:value="287.13574764">
            <text:p>287,13574764</text:p>
          </table:table-cell>
          <table:table-cell office:value-type="float" office:value="67.90086777">
            <text:p>67,90086777</text:p>
          </table:table-cell>
          <table:table-cell office:value-type="float" office:value="256">
            <text:p>256</text:p>
          </table:table-cell>
          <table:table-cell office:value-type="float" office:value="264">
            <text:p>26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es Prunellier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87.35894">
            <text:p>287,35894</text:p>
          </table:table-cell>
          <table:table-cell office:value-type="float" office:value="67.927267">
            <text:p>67,927267</text:p>
          </table:table-cell>
        </table:table-row>
        <table:table-row table:style-name="ro1">
          <table:table-cell office:value-type="float" office:value="1017.45877586">
            <text:p>1017,45877586</text:p>
          </table:table-cell>
          <table:table-cell office:value-type="float" office:value="294.77088511">
            <text:p>294,77088511</text:p>
          </table:table-cell>
          <table:table-cell table:number-columns-repeated="2" office:value-type="float" office:value="430">
            <text:p>430</text:p>
          </table:table-cell>
          <table:table-cell office:value-type="float" office:value="1017.45877586">
            <text:p>1017,45877586</text:p>
          </table:table-cell>
          <table:table-cell office:value-type="float" office:value="294.77088511">
            <text:p>294,77088511</text:p>
          </table:table-cell>
          <table:table-cell table:number-columns-repeated="2" office:value-type="float" office:value="430">
            <text:p>430</text:p>
          </table:table-cell>
          <table:table-cell office:value-type="float" office:value="1017.45877586">
            <text:p>1017,45877586</text:p>
          </table:table-cell>
          <table:table-cell office:value-type="float" office:value="294.77088511">
            <text:p>294,77088511</text:p>
          </table:table-cell>
          <table:table-cell office:value-type="float" office:value="255">
            <text:p>255</text:p>
          </table:table-cell>
          <table:table-cell office:value-type="float" office:value="263">
            <text:p>26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18.25249">
            <text:p>1018,25249</text:p>
          </table:table-cell>
          <table:table-cell office:value-type="float" office:value="294.884934">
            <text:p>294,884934</text:p>
          </table:table-cell>
        </table:table-row>
        <table:table-row table:style-name="ro1">
          <table:table-cell office:value-type="float" office:value="11.15596516">
            <text:p>11,15596516</text:p>
          </table:table-cell>
          <table:table-cell office:value-type="float" office:value="51.65978931">
            <text:p>51,65978931</text:p>
          </table:table-cell>
          <table:table-cell table:number-columns-repeated="2" office:value-type="float" office:value="431">
            <text:p>431</text:p>
          </table:table-cell>
          <table:table-cell office:value-type="float" office:value="11.15596516">
            <text:p>11,15596516</text:p>
          </table:table-cell>
          <table:table-cell office:value-type="float" office:value="51.65978931">
            <text:p>51,65978931</text:p>
          </table:table-cell>
          <table:table-cell table:number-columns-repeated="2" office:value-type="float" office:value="431">
            <text:p>431</text:p>
          </table:table-cell>
          <table:table-cell office:value-type="float" office:value="11.15596516">
            <text:p>11,15596516</text:p>
          </table:table-cell>
          <table:table-cell office:value-type="float" office:value="51.65978931">
            <text:p>51,65978931</text:p>
          </table:table-cell>
          <table:table-cell office:value-type="float" office:value="254">
            <text:p>254</text:p>
          </table:table-cell>
          <table:table-cell office:value-type="float" office:value="262">
            <text:p>26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.16469">
            <text:p>11,16469</text:p>
          </table:table-cell>
          <table:table-cell office:value-type="float" office:value="51.679876">
            <text:p>51,679876</text:p>
          </table:table-cell>
        </table:table-row>
        <table:table-row table:style-name="ro1">
          <table:table-cell office:value-type="float" office:value="407.81966563">
            <text:p>407,81966563</text:p>
          </table:table-cell>
          <table:table-cell office:value-type="float" office:value="91.22502528">
            <text:p>91,22502528</text:p>
          </table:table-cell>
          <table:table-cell table:number-columns-repeated="2" office:value-type="float" office:value="432">
            <text:p>432</text:p>
          </table:table-cell>
          <table:table-cell office:value-type="float" office:value="407.81966563">
            <text:p>407,81966563</text:p>
          </table:table-cell>
          <table:table-cell office:value-type="float" office:value="91.22502528">
            <text:p>91,22502528</text:p>
          </table:table-cell>
          <table:table-cell table:number-columns-repeated="2" office:value-type="float" office:value="432">
            <text:p>4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08.13317">
            <text:p>408,13317</text:p>
          </table:table-cell>
          <table:table-cell office:value-type="float" office:value="91.26036">
            <text:p>91,26036</text:p>
          </table:table-cell>
        </table:table-row>
        <table:table-row table:style-name="ro1">
          <table:table-cell office:value-type="float" office:value="2.53722132">
            <text:p>2,53722132</text:p>
          </table:table-cell>
          <table:table-cell office:value-type="float" office:value="123.26339116">
            <text:p>123,26339116</text:p>
          </table:table-cell>
          <table:table-cell table:number-columns-repeated="2" office:value-type="float" office:value="433">
            <text:p>433</text:p>
          </table:table-cell>
          <table:table-cell office:value-type="float" office:value="2.53722132">
            <text:p>2,53722132</text:p>
          </table:table-cell>
          <table:table-cell office:value-type="float" office:value="123.26339116">
            <text:p>123,26339116</text:p>
          </table:table-cell>
          <table:table-cell table:number-columns-repeated="2" office:value-type="float" office:value="433">
            <text:p>4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.53848">
            <text:p>2,53848</text:p>
          </table:table-cell>
          <table:table-cell office:value-type="float" office:value="123.31139">
            <text:p>123,31139</text:p>
          </table:table-cell>
        </table:table-row>
        <table:table-row table:style-name="ro1">
          <table:table-cell office:value-type="float" office:value="2894.58165764">
            <text:p>2894,58165764</text:p>
          </table:table-cell>
          <table:table-cell office:value-type="float" office:value="249.26595827">
            <text:p>249,26595827</text:p>
          </table:table-cell>
          <table:table-cell table:number-columns-repeated="2" office:value-type="float" office:value="434">
            <text:p>434</text:p>
          </table:table-cell>
          <table:table-cell office:value-type="float" office:value="2894.58165764">
            <text:p>2894,58165764</text:p>
          </table:table-cell>
          <table:table-cell office:value-type="float" office:value="249.26595827">
            <text:p>249,26595827</text:p>
          </table:table-cell>
          <table:table-cell table:number-columns-repeated="2" office:value-type="float" office:value="434">
            <text:p>434</text:p>
          </table:table-cell>
          <table:table-cell office:value-type="float" office:value="2894.58165764">
            <text:p>2894,58165764</text:p>
          </table:table-cell>
          <table:table-cell office:value-type="float" office:value="249.26595827">
            <text:p>249,26595827</text:p>
          </table:table-cell>
          <table:table-cell office:value-type="float" office:value="249">
            <text:p>249</text:p>
          </table:table-cell>
          <table:table-cell office:value-type="float" office:value="257">
            <text:p>25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Joseph Delteil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896.84135">
            <text:p>2896,84135</text:p>
          </table:table-cell>
          <table:table-cell office:value-type="float" office:value="249.363428">
            <text:p>249,363428</text:p>
          </table:table-cell>
        </table:table-row>
        <table:table-row table:style-name="ro1">
          <table:table-cell office:value-type="float" office:value="2516.45560052">
            <text:p>2516,45560052</text:p>
          </table:table-cell>
          <table:table-cell office:value-type="float" office:value="256.96232858">
            <text:p>256,96232858</text:p>
          </table:table-cell>
          <table:table-cell table:number-columns-repeated="2" office:value-type="float" office:value="435">
            <text:p>435</text:p>
          </table:table-cell>
          <table:table-cell office:value-type="float" office:value="2516.45560052">
            <text:p>2516,45560052</text:p>
          </table:table-cell>
          <table:table-cell office:value-type="float" office:value="256.96232858">
            <text:p>256,96232858</text:p>
          </table:table-cell>
          <table:table-cell table:number-columns-repeated="2" office:value-type="float" office:value="435">
            <text:p>435</text:p>
          </table:table-cell>
          <table:table-cell office:value-type="float" office:value="2516.45560052">
            <text:p>2516,45560052</text:p>
          </table:table-cell>
          <table:table-cell office:value-type="float" office:value="256.96232858">
            <text:p>256,96232858</text:p>
          </table:table-cell>
          <table:table-cell office:value-type="float" office:value="248">
            <text:p>248</text:p>
          </table:table-cell>
          <table:table-cell office:value-type="float" office:value="256">
            <text:p>25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Jardin didactiqu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518.4107">
            <text:p>2518,4107</text:p>
          </table:table-cell>
          <table:table-cell office:value-type="float" office:value="257.062192">
            <text:p>257,062192</text:p>
          </table:table-cell>
        </table:table-row>
        <table:table-row table:style-name="ro1">
          <table:table-cell office:value-type="float" office:value="1671.14939538">
            <text:p>1671,14939538</text:p>
          </table:table-cell>
          <table:table-cell office:value-type="float" office:value="179.72123377">
            <text:p>179,72123377</text:p>
          </table:table-cell>
          <table:table-cell table:number-columns-repeated="2" office:value-type="float" office:value="436">
            <text:p>436</text:p>
          </table:table-cell>
          <table:table-cell office:value-type="float" office:value="1671.14939538">
            <text:p>1671,14939538</text:p>
          </table:table-cell>
          <table:table-cell office:value-type="float" office:value="179.72123377">
            <text:p>179,72123377</text:p>
          </table:table-cell>
          <table:table-cell table:number-columns-repeated="2" office:value-type="float" office:value="436">
            <text:p>436</text:p>
          </table:table-cell>
          <table:table-cell office:value-type="float" office:value="1671.14939538">
            <text:p>1671,14939538</text:p>
          </table:table-cell>
          <table:table-cell office:value-type="float" office:value="179.72123377">
            <text:p>179,72123377</text:p>
          </table:table-cell>
          <table:table-cell office:value-type="float" office:value="247">
            <text:p>247</text:p>
          </table:table-cell>
          <table:table-cell office:value-type="float" office:value="255">
            <text:p>25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Jardin des Beaux Arts - <text:s/>MPT C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672.45238">
            <text:p>1672,45238</text:p>
          </table:table-cell>
          <table:table-cell office:value-type="float" office:value="179.791512">
            <text:p>179,791512</text:p>
          </table:table-cell>
        </table:table-row>
        <table:table-row table:style-name="ro1">
          <table:table-cell office:value-type="float" office:value="814.8994918">
            <text:p>814,8994918</text:p>
          </table:table-cell>
          <table:table-cell office:value-type="float" office:value="136.99458527">
            <text:p>136,99458527</text:p>
          </table:table-cell>
          <table:table-cell table:number-columns-repeated="2" office:value-type="float" office:value="437">
            <text:p>437</text:p>
          </table:table-cell>
          <table:table-cell office:value-type="float" office:value="814.8994918">
            <text:p>814,8994918</text:p>
          </table:table-cell>
          <table:table-cell office:value-type="float" office:value="136.99458527">
            <text:p>136,99458527</text:p>
          </table:table-cell>
          <table:table-cell table:number-columns-repeated="2" office:value-type="float" office:value="437">
            <text:p>437</text:p>
          </table:table-cell>
          <table:table-cell office:value-type="float" office:value="814.89949181">
            <text:p>814,89949181</text:p>
          </table:table-cell>
          <table:table-cell office:value-type="float" office:value="136.99458527">
            <text:p>136,99458527</text:p>
          </table:table-cell>
          <table:table-cell office:value-type="float" office:value="246">
            <text:p>246</text:p>
          </table:table-cell>
          <table:table-cell office:value-type="float" office:value="254">
            <text:p>25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ollection de canna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15.53165">
            <text:p>815,53165</text:p>
          </table:table-cell>
          <table:table-cell office:value-type="float" office:value="137.047775">
            <text:p>137,047775</text:p>
          </table:table-cell>
        </table:table-row>
        <table:table-row table:style-name="ro1">
          <table:table-cell office:value-type="float" office:value="5208.70621522">
            <text:p>5208,70621522</text:p>
          </table:table-cell>
          <table:table-cell office:value-type="float" office:value="747.01226507">
            <text:p>747,01226507</text:p>
          </table:table-cell>
          <table:table-cell table:number-columns-repeated="2" office:value-type="float" office:value="438">
            <text:p>438</text:p>
          </table:table-cell>
          <table:table-cell office:value-type="float" office:value="5208.70621522">
            <text:p>5208,70621522</text:p>
          </table:table-cell>
          <table:table-cell office:value-type="float" office:value="747.01226507">
            <text:p>747,01226507</text:p>
          </table:table-cell>
          <table:table-cell table:number-columns-repeated="2" office:value-type="float" office:value="438">
            <text:p>438</text:p>
          </table:table-cell>
          <table:table-cell office:value-type="float" office:value="5208.70621517">
            <text:p>5208,70621517</text:p>
          </table:table-cell>
          <table:table-cell office:value-type="float" office:value="747.01226507">
            <text:p>747,01226507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Azéma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212.76571">
            <text:p>5212,76571</text:p>
          </table:table-cell>
          <table:table-cell office:value-type="float" office:value="747.304547">
            <text:p>747,304547</text:p>
          </table:table-cell>
        </table:table-row>
        <table:table-row table:style-name="ro1">
          <table:table-cell office:value-type="float" office:value="220.50830472">
            <text:p>220,50830472</text:p>
          </table:table-cell>
          <table:table-cell office:value-type="float" office:value="71.73161232">
            <text:p>71,73161232</text:p>
          </table:table-cell>
          <table:table-cell table:number-columns-repeated="2" office:value-type="float" office:value="439">
            <text:p>439</text:p>
          </table:table-cell>
          <table:table-cell office:value-type="float" office:value="220.50830472">
            <text:p>220,50830472</text:p>
          </table:table-cell>
          <table:table-cell office:value-type="float" office:value="71.73161232">
            <text:p>71,73161232</text:p>
          </table:table-cell>
          <table:table-cell table:number-columns-repeated="2" office:value-type="float" office:value="439">
            <text:p>439</text:p>
          </table:table-cell>
          <table:table-cell office:value-type="float" office:value="220.50830472">
            <text:p>220,50830472</text:p>
          </table:table-cell>
          <table:table-cell office:value-type="float" office:value="71.73161232">
            <text:p>71,73161232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es Trolles (Petit Bard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20.68164">
            <text:p>220,68164</text:p>
          </table:table-cell>
          <table:table-cell office:value-type="float" office:value="71.759521">
            <text:p>71,759521</text:p>
          </table:table-cell>
        </table:table-row>
        <table:table-row table:style-name="ro1">
          <table:table-cell office:value-type="float" office:value="17579.94097877">
            <text:p>17579,94097877</text:p>
          </table:table-cell>
          <table:table-cell office:value-type="float" office:value="942.71301341">
            <text:p>942,71301341</text:p>
          </table:table-cell>
          <table:table-cell table:number-columns-repeated="2" office:value-type="float" office:value="440">
            <text:p>440</text:p>
          </table:table-cell>
          <table:table-cell office:value-type="float" office:value="17579.9409788">
            <text:p>17579,9409788</text:p>
          </table:table-cell>
          <table:table-cell office:value-type="float" office:value="942.71301341">
            <text:p>942,71301341</text:p>
          </table:table-cell>
          <table:table-cell table:number-columns-repeated="2" office:value-type="float" office:value="440">
            <text:p>440</text:p>
          </table:table-cell>
          <table:table-cell office:value-type="float" office:value="17579.9409788">
            <text:p>17579,9409788</text:p>
          </table:table-cell>
          <table:table-cell office:value-type="float" office:value="942.71301341">
            <text:p>942,71301341</text:p>
          </table:table-cell>
          <table:table-cell office:value-type="float" office:value="239">
            <text:p>239</text:p>
          </table:table-cell>
          <table:table-cell office:value-type="float" office:value="247">
            <text:p>24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entre horticole R de Belleval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7593.57581">
            <text:p>17593,57581</text:p>
          </table:table-cell>
          <table:table-cell office:value-type="float" office:value="943.078947">
            <text:p>943,078947</text:p>
          </table:table-cell>
        </table:table-row>
        <table:table-row table:style-name="ro1">
          <table:table-cell office:value-type="float" office:value="207.85210409">
            <text:p>207,85210409</text:p>
          </table:table-cell>
          <table:table-cell office:value-type="float" office:value="508.97762612">
            <text:p>508,97762612</text:p>
          </table:table-cell>
          <table:table-cell table:number-columns-repeated="2" office:value-type="float" office:value="441">
            <text:p>441</text:p>
          </table:table-cell>
          <table:table-cell office:value-type="float" office:value="207.8521041">
            <text:p>207,8521041</text:p>
          </table:table-cell>
          <table:table-cell office:value-type="float" office:value="508.97762612">
            <text:p>508,97762612</text:p>
          </table:table-cell>
          <table:table-cell table:number-columns-repeated="2" office:value-type="float" office:value="441">
            <text:p>4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07.99574">
            <text:p>207,99574</text:p>
          </table:table-cell>
          <table:table-cell office:value-type="float" office:value="509.173801">
            <text:p>509,173801</text:p>
          </table:table-cell>
        </table:table-row>
        <table:table-row table:style-name="ro1">
          <table:table-cell office:value-type="float" office:value="1508.98304579">
            <text:p>1508,98304579</text:p>
          </table:table-cell>
          <table:table-cell office:value-type="float" office:value="169.25628945">
            <text:p>169,25628945</text:p>
          </table:table-cell>
          <table:table-cell table:number-columns-repeated="2" office:value-type="float" office:value="442">
            <text:p>442</text:p>
          </table:table-cell>
          <table:table-cell office:value-type="float" office:value="1508.98304579">
            <text:p>1508,98304579</text:p>
          </table:table-cell>
          <table:table-cell office:value-type="float" office:value="169.25628946">
            <text:p>169,25628946</text:p>
          </table:table-cell>
          <table:table-cell table:number-columns-repeated="2" office:value-type="float" office:value="442">
            <text:p>4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510.15295">
            <text:p>1510,15295</text:p>
          </table:table-cell>
          <table:table-cell office:value-type="float" office:value="169.322032">
            <text:p>169,322032</text:p>
          </table:table-cell>
        </table:table-row>
        <table:table-row table:style-name="ro1">
          <table:table-cell office:value-type="float" office:value="5521.83604427">
            <text:p>5521,83604427</text:p>
          </table:table-cell>
          <table:table-cell office:value-type="float" office:value="394.55285621">
            <text:p>394,55285621</text:p>
          </table:table-cell>
          <table:table-cell table:number-columns-repeated="2" office:value-type="float" office:value="423">
            <text:p>423</text:p>
          </table:table-cell>
          <table:table-cell office:value-type="float" office:value="5521.83604427">
            <text:p>5521,83604427</text:p>
          </table:table-cell>
          <table:table-cell office:value-type="float" office:value="394.55285621">
            <text:p>394,55285621</text:p>
          </table:table-cell>
          <table:table-cell table:number-columns-repeated="2" office:value-type="float" office:value="423">
            <text:p>423</text:p>
          </table:table-cell>
          <table:table-cell office:value-type="float" office:value="5521.83604427">
            <text:p>5521,83604427</text:p>
          </table:table-cell>
          <table:table-cell office:value-type="float" office:value="394.55285621">
            <text:p>394,55285621</text:p>
          </table:table-cell>
          <table:table-cell office:value-type="float" office:value="264">
            <text:p>264</text:p>
          </table:table-cell>
          <table:table-cell office:value-type="float" office:value="268">
            <text:p>26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Jardin des Plant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526.14547">
            <text:p>5526,14547</text:p>
          </table:table-cell>
          <table:table-cell office:value-type="float" office:value="394.707208">
            <text:p>394,707208</text:p>
          </table:table-cell>
        </table:table-row>
        <table:table-row table:style-name="ro1">
          <table:table-cell office:value-type="float" office:value="235.74003436">
            <text:p>235,74003436</text:p>
          </table:table-cell>
          <table:table-cell office:value-type="float" office:value="179.67907456">
            <text:p>179,67907456</text:p>
          </table:table-cell>
          <table:table-cell table:number-columns-repeated="2" office:value-type="float" office:value="428">
            <text:p>428</text:p>
          </table:table-cell>
          <table:table-cell office:value-type="float" office:value="235.74003436">
            <text:p>235,74003436</text:p>
          </table:table-cell>
          <table:table-cell office:value-type="float" office:value="179.67907456">
            <text:p>179,67907456</text:p>
          </table:table-cell>
          <table:table-cell table:number-columns-repeated="2" office:value-type="float" office:value="428">
            <text:p>428</text:p>
          </table:table-cell>
          <table:table-cell office:value-type="float" office:value="235.74003436">
            <text:p>235,74003436</text:p>
          </table:table-cell>
          <table:table-cell office:value-type="float" office:value="179.67907456">
            <text:p>179,67907456</text:p>
          </table:table-cell>
          <table:table-cell office:value-type="float" office:value="257">
            <text:p>257</text:p>
          </table:table-cell>
          <table:table-cell office:value-type="float" office:value="265">
            <text:p>2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35.92549">
            <text:p>235,92549</text:p>
          </table:table-cell>
          <table:table-cell office:value-type="float" office:value="179.748869">
            <text:p>179,748869</text:p>
          </table:table-cell>
        </table:table-row>
        <table:table-row table:style-name="ro1">
          <table:table-cell office:value-type="float" office:value="2976.14429924">
            <text:p>2976,14429924</text:p>
          </table:table-cell>
          <table:table-cell office:value-type="float" office:value="555.78666952">
            <text:p>555,7866695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2976.14429923">
            <text:p>2976,14429923</text:p>
          </table:table-cell>
          <table:table-cell office:value-type="float" office:value="555.78666952">
            <text:p>555,7866695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2976.14429924">
            <text:p>2976,14429924</text:p>
          </table:table-cell>
          <table:table-cell office:value-type="float" office:value="555.78666952">
            <text:p>555,78666952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978.46709">
            <text:p>2978,46709</text:p>
          </table:table-cell>
          <table:table-cell office:value-type="float" office:value="556.002108">
            <text:p>556,002108</text:p>
          </table:table-cell>
        </table:table-row>
        <table:table-row table:style-name="ro1">
          <table:table-cell office:value-type="float" office:value="1157.99117736">
            <text:p>1157,99117736</text:p>
          </table:table-cell>
          <table:table-cell office:value-type="float" office:value="148.92316281">
            <text:p>148,92316281</text:p>
          </table:table-cell>
          <table:table-cell table:number-columns-repeated="2" office:value-type="float" office:value="445">
            <text:p>445</text:p>
          </table:table-cell>
          <table:table-cell office:value-type="float" office:value="1157.99117736">
            <text:p>1157,99117736</text:p>
          </table:table-cell>
          <table:table-cell office:value-type="float" office:value="148.92316281">
            <text:p>148,92316281</text:p>
          </table:table-cell>
          <table:table-cell table:number-columns-repeated="2" office:value-type="float" office:value="445">
            <text:p>445</text:p>
          </table:table-cell>
          <table:table-cell office:value-type="float" office:value="1157.99117736">
            <text:p>1157,99117736</text:p>
          </table:table-cell>
          <table:table-cell office:value-type="float" office:value="148.92316281">
            <text:p>148,92316281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58.88962">
            <text:p>1158,88962</text:p>
          </table:table-cell>
          <table:table-cell office:value-type="float" office:value="148.981276">
            <text:p>148,981276</text:p>
          </table:table-cell>
        </table:table-row>
        <table:table-row table:style-name="ro1">
          <table:table-cell office:value-type="float" office:value="33495.77100532">
            <text:p>33495,77100532</text:p>
          </table:table-cell>
          <table:table-cell office:value-type="float" office:value="922.22216078">
            <text:p>922,22216078</text:p>
          </table:table-cell>
          <table:table-cell table:number-columns-repeated="2" office:value-type="float" office:value="447">
            <text:p>447</text:p>
          </table:table-cell>
          <table:table-cell office:value-type="float" office:value="40269.4246917">
            <text:p>40269,4246917</text:p>
          </table:table-cell>
          <table:table-cell office:value-type="float" office:value="925.67342082">
            <text:p>925,67342082</text:p>
          </table:table-cell>
          <table:table-cell table:number-columns-repeated="2" office:value-type="float" office:value="447">
            <text:p>447</text:p>
          </table:table-cell>
          <table:table-cell office:value-type="float" office:value="40269.4246917">
            <text:p>40269,4246917</text:p>
          </table:table-cell>
          <table:table-cell office:value-type="float" office:value="925.67342082">
            <text:p>925,67342082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ois de la Chaumièr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3521.76028">
            <text:p>33521,76028</text:p>
          </table:table-cell>
          <table:table-cell office:value-type="float" office:value="922.578943">
            <text:p>922,578943</text:p>
          </table:table-cell>
        </table:table-row>
        <table:table-row table:style-name="ro1">
          <table:table-cell office:value-type="float" office:value="422.62709043">
            <text:p>422,62709043</text:p>
          </table:table-cell>
          <table:table-cell office:value-type="float" office:value="96.25183487">
            <text:p>96,25183487</text:p>
          </table:table-cell>
          <table:table-cell table:number-columns-repeated="2" office:value-type="float" office:value="448">
            <text:p>448</text:p>
          </table:table-cell>
          <table:table-cell office:value-type="float" office:value="422.62709043">
            <text:p>422,62709043</text:p>
          </table:table-cell>
          <table:table-cell office:value-type="float" office:value="96.25183487">
            <text:p>96,25183487</text:p>
          </table:table-cell>
          <table:table-cell table:number-columns-repeated="2" office:value-type="float" office:value="448">
            <text:p>448</text:p>
          </table:table-cell>
          <table:table-cell office:value-type="float" office:value="422.62709043">
            <text:p>422,62709043</text:p>
          </table:table-cell>
          <table:table-cell office:value-type="float" office:value="96.25183487">
            <text:p>96,25183487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Charles Flahaut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22.95413">
            <text:p>422,95413</text:p>
          </table:table-cell>
          <table:table-cell office:value-type="float" office:value="96.289237">
            <text:p>96,289237</text:p>
          </table:table-cell>
        </table:table-row>
        <table:table-row table:style-name="ro1">
          <table:table-cell office:value-type="float" office:value="941.43987459">
            <text:p>941,43987459</text:p>
          </table:table-cell>
          <table:table-cell office:value-type="float" office:value="134.4076474">
            <text:p>134,4076474</text:p>
          </table:table-cell>
          <table:table-cell table:number-columns-repeated="2" office:value-type="float" office:value="449">
            <text:p>449</text:p>
          </table:table-cell>
          <table:table-cell office:value-type="float" office:value="941.43987459">
            <text:p>941,43987459</text:p>
          </table:table-cell>
          <table:table-cell office:value-type="float" office:value="134.4076474">
            <text:p>134,4076474</text:p>
          </table:table-cell>
          <table:table-cell table:number-columns-repeated="2" office:value-type="float" office:value="449">
            <text:p>449</text:p>
          </table:table-cell>
          <table:table-cell office:value-type="float" office:value="941.43987459">
            <text:p>941,43987459</text:p>
          </table:table-cell>
          <table:table-cell office:value-type="float" office:value="134.4076474">
            <text:p>134,4076474</text:p>
          </table:table-cell>
          <table:table-cell office:value-type="float" office:value="225">
            <text:p>225</text:p>
          </table:table-cell>
          <table:table-cell office:value-type="float" office:value="233">
            <text:p>2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942.17288">
            <text:p>942,17288</text:p>
          </table:table-cell>
          <table:table-cell office:value-type="float" office:value="134.460283">
            <text:p>134,460283</text:p>
          </table:table-cell>
        </table:table-row>
        <table:table-row table:style-name="ro1">
          <table:table-cell office:value-type="float" office:value="3382.34689102">
            <text:p>3382,34689102</text:p>
          </table:table-cell>
          <table:table-cell office:value-type="float" office:value="237.80037608">
            <text:p>237,80037608</text:p>
          </table:table-cell>
          <table:table-cell table:number-columns-repeated="2" office:value-type="float" office:value="451">
            <text:p>451</text:p>
          </table:table-cell>
          <table:table-cell office:value-type="float" office:value="3382.34689102">
            <text:p>3382,34689102</text:p>
          </table:table-cell>
          <table:table-cell office:value-type="float" office:value="237.80037608">
            <text:p>237,80037608</text:p>
          </table:table-cell>
          <table:table-cell table:number-columns-repeated="2" office:value-type="float" office:value="451">
            <text:p>451</text:p>
          </table:table-cell>
          <table:table-cell office:value-type="float" office:value="3382.34689102">
            <text:p>3382,34689102</text:p>
          </table:table-cell>
          <table:table-cell office:value-type="float" office:value="237.80037608">
            <text:p>237,80037608</text:p>
          </table:table-cell>
          <table:table-cell office:value-type="float" office:value="223">
            <text:p>223</text:p>
          </table:table-cell>
          <table:table-cell office:value-type="float" office:value="231">
            <text:p>23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Bel juel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384.97908">
            <text:p>3384,97908</text:p>
          </table:table-cell>
          <table:table-cell office:value-type="float" office:value="237.893109">
            <text:p>237,893109</text:p>
          </table:table-cell>
        </table:table-row>
        <table:table-row table:style-name="ro1">
          <table:table-cell office:value-type="float" office:value="10851.26889695">
            <text:p>10851,26889695</text:p>
          </table:table-cell>
          <table:table-cell office:value-type="float" office:value="454.47424194">
            <text:p>454,47424194</text:p>
          </table:table-cell>
          <table:table-cell table:number-columns-repeated="2" office:value-type="float" office:value="452">
            <text:p>452</text:p>
          </table:table-cell>
          <table:table-cell office:value-type="float" office:value="10851.268897">
            <text:p>10851,268897</text:p>
          </table:table-cell>
          <table:table-cell office:value-type="float" office:value="454.47424194">
            <text:p>454,47424194</text:p>
          </table:table-cell>
          <table:table-cell table:number-columns-repeated="2" office:value-type="float" office:value="452">
            <text:p>452</text:p>
          </table:table-cell>
          <table:table-cell office:value-type="float" office:value="10851.268897">
            <text:p>10851,268897</text:p>
          </table:table-cell>
          <table:table-cell office:value-type="float" office:value="454.47424194">
            <text:p>454,47424194</text:p>
          </table:table-cell>
          <table:table-cell office:value-type="float" office:value="221">
            <text:p>221</text:p>
          </table:table-cell>
          <table:table-cell office:value-type="float" office:value="229">
            <text:p>22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are écologiqu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859.67932">
            <text:p>10859,67932</text:p>
          </table:table-cell>
          <table:table-cell office:value-type="float" office:value="454.651413">
            <text:p>454,651413</text:p>
          </table:table-cell>
        </table:table-row>
        <table:table-row table:style-name="ro1">
          <table:table-cell office:value-type="float" office:value="339.07393492">
            <text:p>339,07393492</text:p>
          </table:table-cell>
          <table:table-cell office:value-type="float" office:value="92.52928333">
            <text:p>92,52928333</text:p>
          </table:table-cell>
          <table:table-cell table:number-columns-repeated="2" office:value-type="float" office:value="453">
            <text:p>453</text:p>
          </table:table-cell>
          <table:table-cell office:value-type="float" office:value="339.07393492">
            <text:p>339,07393492</text:p>
          </table:table-cell>
          <table:table-cell office:value-type="float" office:value="92.52928333">
            <text:p>92,52928333</text:p>
          </table:table-cell>
          <table:table-cell table:number-columns-repeated="2" office:value-type="float" office:value="453">
            <text:p>453</text:p>
          </table:table-cell>
          <table:table-cell office:value-type="float" office:value="339.07393492">
            <text:p>339,07393492</text:p>
          </table:table-cell>
          <table:table-cell office:value-type="float" office:value="92.52928333">
            <text:p>92,52928333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39.33936">
            <text:p>339,33936</text:p>
          </table:table-cell>
          <table:table-cell office:value-type="float" office:value="92.56506">
            <text:p>92,56506</text:p>
          </table:table-cell>
        </table:table-row>
        <table:table-row table:style-name="ro1">
          <table:table-cell office:value-type="float" office:value="405.64612007">
            <text:p>405,64612007</text:p>
          </table:table-cell>
          <table:table-cell office:value-type="float" office:value="100.20042115">
            <text:p>100,20042115</text:p>
          </table:table-cell>
          <table:table-cell table:number-columns-repeated="2" office:value-type="float" office:value="454">
            <text:p>454</text:p>
          </table:table-cell>
          <table:table-cell office:value-type="float" office:value="405.64612007">
            <text:p>405,64612007</text:p>
          </table:table-cell>
          <table:table-cell office:value-type="float" office:value="100.20042115">
            <text:p>100,20042115</text:p>
          </table:table-cell>
          <table:table-cell table:number-columns-repeated="2" office:value-type="float" office:value="454">
            <text:p>4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05.95955">
            <text:p>405,95955</text:p>
          </table:table-cell>
          <table:table-cell office:value-type="float" office:value="100.239316">
            <text:p>100,239316</text:p>
          </table:table-cell>
        </table:table-row>
        <table:table-row table:style-name="ro1">
          <table:table-cell office:value-type="float" office:value="217.12963477">
            <text:p>217,12963477</text:p>
          </table:table-cell>
          <table:table-cell office:value-type="float" office:value="63.65459477">
            <text:p>63,65459477</text:p>
          </table:table-cell>
          <table:table-cell table:number-columns-repeated="2" office:value-type="float" office:value="456">
            <text:p>456</text:p>
          </table:table-cell>
          <table:table-cell office:value-type="float" office:value="217.12963477">
            <text:p>217,12963477</text:p>
          </table:table-cell>
          <table:table-cell office:value-type="float" office:value="63.65459477">
            <text:p>63,65459477</text:p>
          </table:table-cell>
          <table:table-cell table:number-columns-repeated="2" office:value-type="float" office:value="456">
            <text:p>4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17.2973">
            <text:p>217,2973</text:p>
          </table:table-cell>
          <table:table-cell office:value-type="float" office:value="63.679252">
            <text:p>63,679252</text:p>
          </table:table-cell>
        </table:table-row>
        <table:table-row table:style-name="ro1">
          <table:table-cell office:value-type="float" office:value="731.94637854">
            <text:p>731,94637854</text:p>
          </table:table-cell>
          <table:table-cell office:value-type="float" office:value="119.83828753">
            <text:p>119,83828753</text:p>
          </table:table-cell>
          <table:table-cell table:number-columns-repeated="2" office:value-type="float" office:value="307">
            <text:p>307</text:p>
          </table:table-cell>
          <table:table-cell office:value-type="float" office:value="731.94637854">
            <text:p>731,94637854</text:p>
          </table:table-cell>
          <table:table-cell office:value-type="float" office:value="119.83828753">
            <text:p>119,83828753</text:p>
          </table:table-cell>
          <table:table-cell table:number-columns-repeated="2" office:value-type="float" office:value="307">
            <text:p>307</text:p>
          </table:table-cell>
          <table:table-cell office:value-type="float" office:value="731.94637854">
            <text:p>731,94637854</text:p>
          </table:table-cell>
          <table:table-cell office:value-type="float" office:value="119.83828753">
            <text:p>119,83828753</text:p>
          </table:table-cell>
          <table:table-cell office:value-type="float" office:value="386">
            <text:p>386</text:p>
          </table:table-cell>
          <table:table-cell office:value-type="float" office:value="377">
            <text:p>37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Charles de Gaulle</text:p>
          </table:table-cell>
          <table:table-cell office:value-type="string">
            <text:p>ILOT</text:p>
          </table:table-cell>
          <table:table-cell office:value-type="float" office:value="0">
            <text:p>0</text:p>
          </table:table-cell>
          <table:table-cell office:value-type="float" office:value="732.52234">
            <text:p>732,52234</text:p>
          </table:table-cell>
          <table:table-cell office:value-type="float" office:value="119.885248">
            <text:p>119,885248</text:p>
          </table:table-cell>
        </table:table-row>
        <table:table-row table:style-name="ro1">
          <table:table-cell office:value-type="float" office:value="553.31556844">
            <text:p>553,31556844</text:p>
          </table:table-cell>
          <table:table-cell office:value-type="float" office:value="152.2325149">
            <text:p>152,2325149</text:p>
          </table:table-cell>
          <table:table-cell table:number-columns-repeated="2" office:value-type="float" office:value="308">
            <text:p>308</text:p>
          </table:table-cell>
          <table:table-cell office:value-type="float" office:value="553.31556844">
            <text:p>553,31556844</text:p>
          </table:table-cell>
          <table:table-cell office:value-type="float" office:value="152.2325149">
            <text:p>152,2325149</text:p>
          </table:table-cell>
          <table:table-cell table:number-columns-repeated="2" office:value-type="float" office:value="308">
            <text:p>308</text:p>
          </table:table-cell>
          <table:table-cell office:value-type="float" office:value="553.31556844">
            <text:p>553,31556844</text:p>
          </table:table-cell>
          <table:table-cell office:value-type="float" office:value="152.2325149">
            <text:p>152,2325149</text:p>
          </table:table-cell>
          <table:table-cell office:value-type="float" office:value="385">
            <text:p>385</text:p>
          </table:table-cell>
          <table:table-cell office:value-type="float" office:value="376">
            <text:p>37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53.751">
            <text:p>553,751</text:p>
          </table:table-cell>
          <table:table-cell office:value-type="float" office:value="152.292231">
            <text:p>152,292231</text:p>
          </table:table-cell>
        </table:table-row>
        <table:table-row table:style-name="ro1">
          <table:table-cell office:value-type="float" office:value="293.99365235">
            <text:p>293,99365235</text:p>
          </table:table-cell>
          <table:table-cell office:value-type="float" office:value="75.128175">
            <text:p>75,128175</text:p>
          </table:table-cell>
          <table:table-cell table:number-columns-repeated="2" office:value-type="float" office:value="309">
            <text:p>309</text:p>
          </table:table-cell>
          <table:table-cell office:value-type="float" office:value="293.99365235">
            <text:p>293,99365235</text:p>
          </table:table-cell>
          <table:table-cell office:value-type="float" office:value="75.128175">
            <text:p>75,128175</text:p>
          </table:table-cell>
          <table:table-cell table:number-columns-repeated="2" office:value-type="float" office:value="309">
            <text:p>309</text:p>
          </table:table-cell>
          <table:table-cell office:value-type="float" office:value="293.99365234">
            <text:p>293,99365234</text:p>
          </table:table-cell>
          <table:table-cell office:value-type="float" office:value="75.12817501">
            <text:p>75,12817501</text:p>
          </table:table-cell>
          <table:table-cell office:value-type="float" office:value="384">
            <text:p>384</text:p>
          </table:table-cell>
          <table:table-cell office:value-type="float" office:value="777">
            <text:p>77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Charles de Gau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94.2263">
            <text:p>294,2263</text:p>
          </table:table-cell>
          <table:table-cell office:value-type="float" office:value="75.157763">
            <text:p>75,157763</text:p>
          </table:table-cell>
        </table:table-row>
        <table:table-row table:style-name="ro1">
          <table:table-cell office:value-type="float" office:value="1145.19606617">
            <text:p>1145,19606617</text:p>
          </table:table-cell>
          <table:table-cell office:value-type="float" office:value="612.93389089">
            <text:p>612,93389089</text:p>
          </table:table-cell>
          <table:table-cell table:number-columns-repeated="2" office:value-type="float" office:value="310">
            <text:p>310</text:p>
          </table:table-cell>
          <table:table-cell office:value-type="float" office:value="1145.19606617">
            <text:p>1145,19606617</text:p>
          </table:table-cell>
          <table:table-cell office:value-type="float" office:value="612.93389089">
            <text:p>612,93389089</text:p>
          </table:table-cell>
          <table:table-cell table:number-columns-repeated="2" office:value-type="float" office:value="310">
            <text:p>310</text:p>
          </table:table-cell>
          <table:table-cell office:value-type="float" office:value="1145.19606619">
            <text:p>1145,19606619</text:p>
          </table:table-cell>
          <table:table-cell office:value-type="float" office:value="612.93389089">
            <text:p>612,93389089</text:p>
          </table:table-cell>
          <table:table-cell office:value-type="float" office:value="383">
            <text:p>383</text:p>
          </table:table-cell>
          <table:table-cell office:value-type="float" office:value="375">
            <text:p>3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46.0919">
            <text:p>1146,0919</text:p>
          </table:table-cell>
          <table:table-cell office:value-type="float" office:value="613.173499">
            <text:p>613,173499</text:p>
          </table:table-cell>
        </table:table-row>
        <table:table-row table:style-name="ro1">
          <table:table-cell office:value-type="float" office:value="1117.23303828">
            <text:p>1117,23303828</text:p>
          </table:table-cell>
          <table:table-cell office:value-type="float" office:value="211.09051099">
            <text:p>211,09051099</text:p>
          </table:table-cell>
          <table:table-cell table:number-columns-repeated="2" office:value-type="float" office:value="311">
            <text:p>311</text:p>
          </table:table-cell>
          <table:table-cell office:value-type="float" office:value="1117.23303827">
            <text:p>1117,23303827</text:p>
          </table:table-cell>
          <table:table-cell office:value-type="float" office:value="211.09051099">
            <text:p>211,09051099</text:p>
          </table:table-cell>
          <table:table-cell table:number-columns-repeated="2" office:value-type="float" office:value="311">
            <text:p>311</text:p>
          </table:table-cell>
          <table:table-cell office:value-type="float" office:value="1117.23303828">
            <text:p>1117,23303828</text:p>
          </table:table-cell>
          <table:table-cell office:value-type="float" office:value="211.09051099">
            <text:p>211,09051099</text:p>
          </table:table-cell>
          <table:table-cell office:value-type="float" office:value="382">
            <text:p>382</text:p>
          </table:table-cell>
          <table:table-cell office:value-type="float" office:value="374">
            <text:p>37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18.11482">
            <text:p>1118,11482</text:p>
          </table:table-cell>
          <table:table-cell office:value-type="float" office:value="211.173182">
            <text:p>211,173182</text:p>
          </table:table-cell>
        </table:table-row>
        <table:table-row table:style-name="ro1">
          <table:table-cell office:value-type="float" office:value="80.22665908">
            <text:p>80,22665908</text:p>
          </table:table-cell>
          <table:table-cell office:value-type="float" office:value="31.79273616">
            <text:p>31,7927361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80.22665908">
            <text:p>80,22665908</text:p>
          </table:table-cell>
          <table:table-cell office:value-type="float" office:value="31.79273616">
            <text:p>31,7927361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80.22665908">
            <text:p>80,22665908</text:p>
          </table:table-cell>
          <table:table-cell office:value-type="float" office:value="31.79273616">
            <text:p>31,79273616</text:p>
          </table:table-cell>
          <table:table-cell office:value-type="float" office:value="381">
            <text:p>381</text:p>
          </table:table-cell>
          <table:table-cell office:value-type="float" office:value="373">
            <text:p>3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0.28967">
            <text:p>80,28967</text:p>
          </table:table-cell>
          <table:table-cell office:value-type="float" office:value="31.805219">
            <text:p>31,805219</text:p>
          </table:table-cell>
        </table:table-row>
        <table:table-row table:style-name="ro1">
          <table:table-cell office:value-type="float" office:value="840.04697442">
            <text:p>840,04697442</text:p>
          </table:table-cell>
          <table:table-cell office:value-type="float" office:value="254.91493821">
            <text:p>254,91493821</text:p>
          </table:table-cell>
          <table:table-cell table:number-columns-repeated="2" office:value-type="float" office:value="313">
            <text:p>313</text:p>
          </table:table-cell>
          <table:table-cell office:value-type="float" office:value="840.04697442">
            <text:p>840,04697442</text:p>
          </table:table-cell>
          <table:table-cell office:value-type="float" office:value="254.91493821">
            <text:p>254,91493821</text:p>
          </table:table-cell>
          <table:table-cell table:number-columns-repeated="2" office:value-type="float" office:value="313">
            <text:p>313</text:p>
          </table:table-cell>
          <table:table-cell office:value-type="float" office:value="840.04697442">
            <text:p>840,04697442</text:p>
          </table:table-cell>
          <table:table-cell office:value-type="float" office:value="254.91493821">
            <text:p>254,91493821</text:p>
          </table:table-cell>
          <table:table-cell office:value-type="float" office:value="380">
            <text:p>380</text:p>
          </table:table-cell>
          <table:table-cell office:value-type="float" office:value="372">
            <text:p>37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40.70673">
            <text:p>840,70673</text:p>
          </table:table-cell>
          <table:table-cell office:value-type="float" office:value="255.015149">
            <text:p>255,015149</text:p>
          </table:table-cell>
        </table:table-row>
        <table:table-row table:style-name="ro1">
          <table:table-cell office:value-type="float" office:value="393.97390462">
            <text:p>393,97390462</text:p>
          </table:table-cell>
          <table:table-cell office:value-type="float" office:value="90.55690455">
            <text:p>90,55690455</text:p>
          </table:table-cell>
          <table:table-cell table:number-columns-repeated="2" office:value-type="float" office:value="314">
            <text:p>314</text:p>
          </table:table-cell>
          <table:table-cell office:value-type="float" office:value="393.97390462">
            <text:p>393,97390462</text:p>
          </table:table-cell>
          <table:table-cell office:value-type="float" office:value="90.55690455">
            <text:p>90,55690455</text:p>
          </table:table-cell>
          <table:table-cell table:number-columns-repeated="2" office:value-type="float" office:value="314">
            <text:p>314</text:p>
          </table:table-cell>
          <table:table-cell office:value-type="float" office:value="393.97390462">
            <text:p>393,97390462</text:p>
          </table:table-cell>
          <table:table-cell office:value-type="float" office:value="90.55690455">
            <text:p>90,55690455</text:p>
          </table:table-cell>
          <table:table-cell office:value-type="float" office:value="379">
            <text:p>379</text:p>
          </table:table-cell>
          <table:table-cell office:value-type="float" office:value="370">
            <text:p>3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94.28479">
            <text:p>394,28479</text:p>
          </table:table-cell>
          <table:table-cell office:value-type="float" office:value="90.592533">
            <text:p>90,592533</text:p>
          </table:table-cell>
        </table:table-row>
        <table:table-row table:style-name="ro1">
          <table:table-cell office:value-type="float" office:value="5742.39163522">
            <text:p>5742,39163522</text:p>
          </table:table-cell>
          <table:table-cell office:value-type="float" office:value="547.08058383">
            <text:p>547,08058383</text:p>
          </table:table-cell>
          <table:table-cell table:number-columns-repeated="2" office:value-type="float" office:value="315">
            <text:p>315</text:p>
          </table:table-cell>
          <table:table-cell office:value-type="float" office:value="5742.39163522">
            <text:p>5742,39163522</text:p>
          </table:table-cell>
          <table:table-cell office:value-type="float" office:value="547.08058383">
            <text:p>547,08058383</text:p>
          </table:table-cell>
          <table:table-cell table:number-columns-repeated="2" office:value-type="float" office:value="315">
            <text:p>315</text:p>
          </table:table-cell>
          <table:table-cell office:value-type="float" office:value="5742.39163502">
            <text:p>5742,39163502</text:p>
          </table:table-cell>
          <table:table-cell office:value-type="float" office:value="547.08058381">
            <text:p>547,08058381</text:p>
          </table:table-cell>
          <table:table-cell office:value-type="float" office:value="378">
            <text:p>378</text:p>
          </table:table-cell>
          <table:table-cell office:value-type="float" office:value="371">
            <text:p>37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Charles de Gau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746.90486">
            <text:p>5746,90486</text:p>
          </table:table-cell>
          <table:table-cell office:value-type="float" office:value="547.295379">
            <text:p>547,295379</text:p>
          </table:table-cell>
        </table:table-row>
        <table:table-row table:style-name="ro1">
          <table:table-cell office:value-type="float" office:value="276.88574215">
            <text:p>276,88574215</text:p>
          </table:table-cell>
          <table:table-cell office:value-type="float" office:value="71.04834038">
            <text:p>71,04834038</text:p>
          </table:table-cell>
          <table:table-cell table:number-columns-repeated="2" office:value-type="float" office:value="316">
            <text:p>316</text:p>
          </table:table-cell>
          <table:table-cell office:value-type="float" office:value="276.88574215">
            <text:p>276,88574215</text:p>
          </table:table-cell>
          <table:table-cell office:value-type="float" office:value="71.04834038">
            <text:p>71,04834038</text:p>
          </table:table-cell>
          <table:table-cell table:number-columns-repeated="2" office:value-type="float" office:value="316">
            <text:p>316</text:p>
          </table:table-cell>
          <table:table-cell office:value-type="float" office:value="276.88574219">
            <text:p>276,88574219</text:p>
          </table:table-cell>
          <table:table-cell office:value-type="float" office:value="71.04834038">
            <text:p>71,04834038</text:p>
          </table:table-cell>
          <table:table-cell office:value-type="float" office:value="377">
            <text:p>377</text:p>
          </table:table-cell>
          <table:table-cell office:value-type="float" office:value="776">
            <text:p>77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Charles de Gau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77.10355">
            <text:p>277,10355</text:p>
          </table:table-cell>
          <table:table-cell office:value-type="float" office:value="71.076429">
            <text:p>71,076429</text:p>
          </table:table-cell>
        </table:table-row>
        <table:table-row table:style-name="ro1">
          <table:table-cell office:value-type="float" office:value="2403.94521378">
            <text:p>2403,94521378</text:p>
          </table:table-cell>
          <table:table-cell office:value-type="float" office:value="565.14844749">
            <text:p>565,14844749</text:p>
          </table:table-cell>
          <table:table-cell table:number-columns-repeated="2" office:value-type="float" office:value="296">
            <text:p>296</text:p>
          </table:table-cell>
          <table:table-cell office:value-type="float" office:value="2403.94521378">
            <text:p>2403,94521378</text:p>
          </table:table-cell>
          <table:table-cell office:value-type="float" office:value="565.14844749">
            <text:p>565,14844749</text:p>
          </table:table-cell>
          <table:table-cell table:number-columns-repeated="2" office:value-type="float" office:value="296">
            <text:p>296</text:p>
          </table:table-cell>
          <table:table-cell office:value-type="float" office:value="2403.94521378">
            <text:p>2403,94521378</text:p>
          </table:table-cell>
          <table:table-cell office:value-type="float" office:value="565.14844749">
            <text:p>565,14844749</text:p>
          </table:table-cell>
          <table:table-cell office:value-type="float" office:value="397">
            <text:p>397</text:p>
          </table:table-cell>
          <table:table-cell office:value-type="float" office:value="389">
            <text:p>38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oulin de l'Evequ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405.84495">
            <text:p>2405,84495</text:p>
          </table:table-cell>
          <table:table-cell office:value-type="float" office:value="565.370358">
            <text:p>565,370358</text:p>
          </table:table-cell>
        </table:table-row>
        <table:table-row table:style-name="ro1">
          <table:table-cell office:value-type="float" office:value="109.43269143">
            <text:p>109,43269143</text:p>
          </table:table-cell>
          <table:table-cell office:value-type="float" office:value="70.86825665">
            <text:p>70,86825665</text:p>
          </table:table-cell>
          <table:table-cell table:number-columns-repeated="2" office:value-type="float" office:value="299">
            <text:p>299</text:p>
          </table:table-cell>
          <table:table-cell office:value-type="float" office:value="109.43269143">
            <text:p>109,43269143</text:p>
          </table:table-cell>
          <table:table-cell office:value-type="float" office:value="70.86825665">
            <text:p>70,86825665</text:p>
          </table:table-cell>
          <table:table-cell table:number-columns-repeated="2" office:value-type="float" office:value="299">
            <text:p>299</text:p>
          </table:table-cell>
          <table:table-cell office:value-type="float" office:value="109.43269143">
            <text:p>109,43269143</text:p>
          </table:table-cell>
          <table:table-cell office:value-type="float" office:value="70.86825665">
            <text:p>70,86825665</text:p>
          </table:table-cell>
          <table:table-cell office:value-type="float" office:value="394">
            <text:p>394</text:p>
          </table:table-cell>
          <table:table-cell office:value-type="float" office:value="384">
            <text:p>38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9.51727">
            <text:p>109,51727</text:p>
          </table:table-cell>
          <table:table-cell office:value-type="float" office:value="70.896145">
            <text:p>70,896145</text:p>
          </table:table-cell>
        </table:table-row>
        <table:table-row table:style-name="ro1">
          <table:table-cell office:value-type="float" office:value="680.98722712">
            <text:p>680,98722712</text:p>
          </table:table-cell>
          <table:table-cell office:value-type="float" office:value="132.09018246">
            <text:p>132,09018246</text:p>
          </table:table-cell>
          <table:table-cell table:number-columns-repeated="2" office:value-type="float" office:value="304">
            <text:p>304</text:p>
          </table:table-cell>
          <table:table-cell office:value-type="float" office:value="680.98722712">
            <text:p>680,98722712</text:p>
          </table:table-cell>
          <table:table-cell office:value-type="float" office:value="132.09018246">
            <text:p>132,09018246</text:p>
          </table:table-cell>
          <table:table-cell table:number-columns-repeated="2" office:value-type="float" office:value="304">
            <text:p>304</text:p>
          </table:table-cell>
          <table:table-cell office:value-type="float" office:value="699.10849952">
            <text:p>699,10849952</text:p>
          </table:table-cell>
          <table:table-cell office:value-type="float" office:value="136.11123443">
            <text:p>136,11123443</text:p>
          </table:table-cell>
          <table:table-cell office:value-type="float" office:value="388">
            <text:p>388</text:p>
          </table:table-cell>
          <table:table-cell office:value-type="float" office:value="379">
            <text:p>37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81.52297">
            <text:p>681,52297</text:p>
          </table:table-cell>
          <table:table-cell office:value-type="float" office:value="132.142435">
            <text:p>132,142435</text:p>
          </table:table-cell>
        </table:table-row>
        <table:table-row table:style-name="ro1">
          <table:table-cell office:value-type="float" office:value="306.36718738">
            <text:p>306,36718738</text:p>
          </table:table-cell>
          <table:table-cell office:value-type="float" office:value="89.46036361">
            <text:p>89,46036361</text:p>
          </table:table-cell>
          <table:table-cell table:number-columns-repeated="2" office:value-type="float" office:value="318">
            <text:p>318</text:p>
          </table:table-cell>
          <table:table-cell office:value-type="float" office:value="306.36718738">
            <text:p>306,36718738</text:p>
          </table:table-cell>
          <table:table-cell office:value-type="float" office:value="89.46036361">
            <text:p>89,46036361</text:p>
          </table:table-cell>
          <table:table-cell table:number-columns-repeated="2" office:value-type="float" office:value="318">
            <text:p>3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06.60752">
            <text:p>306,60752</text:p>
          </table:table-cell>
          <table:table-cell office:value-type="float" office:value="89.49555">
            <text:p>89,49555</text:p>
          </table:table-cell>
        </table:table-row>
        <table:table-row table:style-name="ro1">
          <table:table-cell office:value-type="float" office:value="595.81063952">
            <text:p>595,81063952</text:p>
          </table:table-cell>
          <table:table-cell office:value-type="float" office:value="176.14078239">
            <text:p>176,14078239</text:p>
          </table:table-cell>
          <table:table-cell table:number-columns-repeated="2" office:value-type="float" office:value="319">
            <text:p>319</text:p>
          </table:table-cell>
          <table:table-cell office:value-type="float" office:value="595.81063952">
            <text:p>595,81063952</text:p>
          </table:table-cell>
          <table:table-cell office:value-type="float" office:value="176.14078239">
            <text:p>176,14078239</text:p>
          </table:table-cell>
          <table:table-cell table:number-columns-repeated="2" office:value-type="float" office:value="319">
            <text:p>319</text:p>
          </table:table-cell>
          <table:table-cell office:value-type="float" office:value="595.81063953">
            <text:p>595,81063953</text:p>
          </table:table-cell>
          <table:table-cell office:value-type="float" office:value="176.14078239">
            <text:p>176,14078239</text:p>
          </table:table-cell>
          <table:table-cell office:value-type="float" office:value="374">
            <text:p>374</text:p>
          </table:table-cell>
          <table:table-cell office:value-type="float" office:value="368">
            <text:p>3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96.27687">
            <text:p>596,27687</text:p>
          </table:table-cell>
          <table:table-cell office:value-type="float" office:value="176.209751">
            <text:p>176,209751</text:p>
          </table:table-cell>
        </table:table-row>
        <table:table-row table:style-name="ro1">
          <table:table-cell office:value-type="float" office:value="156.5743521">
            <text:p>156,5743521</text:p>
          </table:table-cell>
          <table:table-cell office:value-type="float" office:value="75.61265671">
            <text:p>75,61265671</text:p>
          </table:table-cell>
          <table:table-cell table:number-columns-repeated="2" office:value-type="float" office:value="321">
            <text:p>321</text:p>
          </table:table-cell>
          <table:table-cell office:value-type="float" office:value="156.5743521">
            <text:p>156,5743521</text:p>
          </table:table-cell>
          <table:table-cell office:value-type="float" office:value="75.61265671">
            <text:p>75,61265671</text:p>
          </table:table-cell>
          <table:table-cell table:number-columns-repeated="2" office:value-type="float" office:value="321">
            <text:p>321</text:p>
          </table:table-cell>
          <table:table-cell office:value-type="float" office:value="156.5743521">
            <text:p>156,5743521</text:p>
          </table:table-cell>
          <table:table-cell office:value-type="float" office:value="75.61265671">
            <text:p>75,61265671</text:p>
          </table:table-cell>
          <table:table-cell office:value-type="float" office:value="372">
            <text:p>372</text:p>
          </table:table-cell>
          <table:table-cell office:value-type="float" office:value="366">
            <text:p>36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56.69809">
            <text:p>156,69809</text:p>
          </table:table-cell>
          <table:table-cell office:value-type="float" office:value="75.642212">
            <text:p>75,642212</text:p>
          </table:table-cell>
        </table:table-row>
        <table:table-row table:style-name="ro1">
          <table:table-cell office:value-type="float" office:value="72.25830215">
            <text:p>72,25830215</text:p>
          </table:table-cell>
          <table:table-cell office:value-type="float" office:value="42.68241512">
            <text:p>42,68241512</text:p>
          </table:table-cell>
          <table:table-cell table:number-columns-repeated="2" office:value-type="float" office:value="322">
            <text:p>322</text:p>
          </table:table-cell>
          <table:table-cell office:value-type="float" office:value="72.25830215">
            <text:p>72,25830215</text:p>
          </table:table-cell>
          <table:table-cell office:value-type="float" office:value="42.68241512">
            <text:p>42,68241512</text:p>
          </table:table-cell>
          <table:table-cell table:number-columns-repeated="2" office:value-type="float" office:value="322">
            <text:p>322</text:p>
          </table:table-cell>
          <table:table-cell office:value-type="float" office:value="72.25830215">
            <text:p>72,25830215</text:p>
          </table:table-cell>
          <table:table-cell office:value-type="float" office:value="42.68241512">
            <text:p>42,68241512</text:p>
          </table:table-cell>
          <table:table-cell office:value-type="float" office:value="371">
            <text:p>371</text:p>
          </table:table-cell>
          <table:table-cell office:value-type="float" office:value="365">
            <text:p>36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2.31453">
            <text:p>72,31453</text:p>
          </table:table-cell>
          <table:table-cell office:value-type="float" office:value="42.699036">
            <text:p>42,699036</text:p>
          </table:table-cell>
        </table:table-row>
        <table:table-row table:style-name="ro1">
          <table:table-cell office:value-type="float" office:value="111.1657834">
            <text:p>111,1657834</text:p>
          </table:table-cell>
          <table:table-cell office:value-type="float" office:value="50.26659024">
            <text:p>50,26659024</text:p>
          </table:table-cell>
          <table:table-cell table:number-columns-repeated="2" office:value-type="float" office:value="323">
            <text:p>323</text:p>
          </table:table-cell>
          <table:table-cell office:value-type="float" office:value="111.1657834">
            <text:p>111,1657834</text:p>
          </table:table-cell>
          <table:table-cell office:value-type="float" office:value="50.26659024">
            <text:p>50,26659024</text:p>
          </table:table-cell>
          <table:table-cell table:number-columns-repeated="2" office:value-type="float" office:value="323">
            <text:p>323</text:p>
          </table:table-cell>
          <table:table-cell office:value-type="float" office:value="111.1657834">
            <text:p>111,1657834</text:p>
          </table:table-cell>
          <table:table-cell office:value-type="float" office:value="50.26659024">
            <text:p>50,26659024</text:p>
          </table:table-cell>
          <table:table-cell office:value-type="float" office:value="369">
            <text:p>369</text:p>
          </table:table-cell>
          <table:table-cell office:value-type="float" office:value="363">
            <text:p>36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ontaine Préfectur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1.25409">
            <text:p>111,25409</text:p>
          </table:table-cell>
          <table:table-cell office:value-type="float" office:value="50.286522">
            <text:p>50,286522</text:p>
          </table:table-cell>
        </table:table-row>
        <table:table-row table:style-name="ro1">
          <table:table-cell office:value-type="float" office:value="67.47467548">
            <text:p>67,47467548</text:p>
          </table:table-cell>
          <table:table-cell office:value-type="float" office:value="33.46637721">
            <text:p>33,46637721</text:p>
          </table:table-cell>
          <table:table-cell table:number-columns-repeated="2" office:value-type="float" office:value="324">
            <text:p>324</text:p>
          </table:table-cell>
          <table:table-cell office:value-type="float" office:value="67.47467548">
            <text:p>67,47467548</text:p>
          </table:table-cell>
          <table:table-cell office:value-type="float" office:value="33.46637721">
            <text:p>33,46637721</text:p>
          </table:table-cell>
          <table:table-cell table:number-columns-repeated="2" office:value-type="float" office:value="324">
            <text:p>324</text:p>
          </table:table-cell>
          <table:table-cell office:value-type="float" office:value="67.47467548">
            <text:p>67,47467548</text:p>
          </table:table-cell>
          <table:table-cell office:value-type="float" office:value="33.46637721">
            <text:p>33,46637721</text:p>
          </table:table-cell>
          <table:table-cell office:value-type="float" office:value="368">
            <text:p>368</text:p>
          </table:table-cell>
          <table:table-cell office:value-type="float" office:value="362">
            <text:p>36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ontaine Préfectur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7.52806">
            <text:p>67,52806</text:p>
          </table:table-cell>
          <table:table-cell office:value-type="float" office:value="33.479522">
            <text:p>33,479522</text:p>
          </table:table-cell>
        </table:table-row>
        <table:table-row table:style-name="ro1">
          <table:table-cell office:value-type="float" office:value="438.29109346">
            <text:p>438,29109346</text:p>
          </table:table-cell>
          <table:table-cell office:value-type="float" office:value="114.36054789">
            <text:p>114,36054789</text:p>
          </table:table-cell>
          <table:table-cell table:number-columns-repeated="2" office:value-type="float" office:value="325">
            <text:p>325</text:p>
          </table:table-cell>
          <table:table-cell office:value-type="float" office:value="438.29109346">
            <text:p>438,29109346</text:p>
          </table:table-cell>
          <table:table-cell office:value-type="float" office:value="114.36054789">
            <text:p>114,36054789</text:p>
          </table:table-cell>
          <table:table-cell table:number-columns-repeated="2" office:value-type="float" office:value="325">
            <text:p>325</text:p>
          </table:table-cell>
          <table:table-cell office:value-type="float" office:value="438.29109346">
            <text:p>438,29109346</text:p>
          </table:table-cell>
          <table:table-cell office:value-type="float" office:value="114.36054789">
            <text:p>114,36054789</text:p>
          </table:table-cell>
          <table:table-cell office:value-type="float" office:value="367">
            <text:p>367</text:p>
          </table:table-cell>
          <table:table-cell office:value-type="float" office:value="361">
            <text:p>36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38.63536">
            <text:p>438,63536</text:p>
          </table:table-cell>
          <table:table-cell office:value-type="float" office:value="114.405184">
            <text:p>114,405184</text:p>
          </table:table-cell>
        </table:table-row>
        <table:table-row table:style-name="ro1">
          <table:table-cell office:value-type="float" office:value="747.39858028">
            <text:p>747,39858028</text:p>
          </table:table-cell>
          <table:table-cell office:value-type="float" office:value="152.11537415">
            <text:p>152,11537415</text:p>
          </table:table-cell>
          <table:table-cell table:number-columns-repeated="2" office:value-type="float" office:value="327">
            <text:p>327</text:p>
          </table:table-cell>
          <table:table-cell office:value-type="float" office:value="747.39858028">
            <text:p>747,39858028</text:p>
          </table:table-cell>
          <table:table-cell office:value-type="float" office:value="152.11537415">
            <text:p>152,11537415</text:p>
          </table:table-cell>
          <table:table-cell table:number-columns-repeated="2" office:value-type="float" office:value="327">
            <text:p>327</text:p>
          </table:table-cell>
          <table:table-cell office:value-type="float" office:value="747.39858028">
            <text:p>747,39858028</text:p>
          </table:table-cell>
          <table:table-cell office:value-type="float" office:value="152.11537415">
            <text:p>152,11537415</text:p>
          </table:table-cell>
          <table:table-cell office:value-type="float" office:value="365">
            <text:p>365</text:p>
          </table:table-cell>
          <table:table-cell office:value-type="float" office:value="359">
            <text:p>35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47.9885">
            <text:p>747,9885</text:p>
          </table:table-cell>
          <table:table-cell office:value-type="float" office:value="152.17533">
            <text:p>152,17533</text:p>
          </table:table-cell>
        </table:table-row>
        <table:table-row table:style-name="ro1">
          <table:table-cell office:value-type="float" office:value="305.04052735">
            <text:p>305,04052735</text:p>
          </table:table-cell>
          <table:table-cell office:value-type="float" office:value="89.76974351">
            <text:p>89,76974351</text:p>
          </table:table-cell>
          <table:table-cell table:number-columns-repeated="2" office:value-type="float" office:value="328">
            <text:p>328</text:p>
          </table:table-cell>
          <table:table-cell office:value-type="float" office:value="305.04052735">
            <text:p>305,04052735</text:p>
          </table:table-cell>
          <table:table-cell office:value-type="float" office:value="89.76974351">
            <text:p>89,76974351</text:p>
          </table:table-cell>
          <table:table-cell table:number-columns-repeated="2" office:value-type="float" office:value="328">
            <text:p>3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05.27995">
            <text:p>305,27995</text:p>
          </table:table-cell>
          <table:table-cell office:value-type="float" office:value="89.805164">
            <text:p>89,805164</text:p>
          </table:table-cell>
        </table:table-row>
        <table:table-row table:style-name="ro1">
          <table:table-cell office:value-type="float" office:value="2117.43789608">
            <text:p>2117,43789608</text:p>
          </table:table-cell>
          <table:table-cell office:value-type="float" office:value="188.90794036">
            <text:p>188,90794036</text:p>
          </table:table-cell>
          <table:table-cell table:number-columns-repeated="2" office:value-type="float" office:value="330">
            <text:p>330</text:p>
          </table:table-cell>
          <table:table-cell office:value-type="float" office:value="2117.43789608">
            <text:p>2117,43789608</text:p>
          </table:table-cell>
          <table:table-cell office:value-type="float" office:value="188.90794036">
            <text:p>188,90794036</text:p>
          </table:table-cell>
          <table:table-cell table:number-columns-repeated="2" office:value-type="float" office:value="330">
            <text:p>330</text:p>
          </table:table-cell>
          <table:table-cell office:value-type="float" office:value="2117.43789608">
            <text:p>2117,43789608</text:p>
          </table:table-cell>
          <table:table-cell office:value-type="float" office:value="188.90794036">
            <text:p>188,90794036</text:p>
          </table:table-cell>
          <table:table-cell office:value-type="float" office:value="362">
            <text:p>362</text:p>
          </table:table-cell>
          <table:table-cell office:value-type="float" office:value="357">
            <text:p>35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u Mas de Costebe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119.09844">
            <text:p>2119,09844</text:p>
          </table:table-cell>
          <table:table-cell office:value-type="float" office:value="188.981744">
            <text:p>188,981744</text:p>
          </table:table-cell>
        </table:table-row>
        <table:table-row table:style-name="ro1">
          <table:table-cell office:value-type="float" office:value="8626.22143482">
            <text:p>8626,22143482</text:p>
          </table:table-cell>
          <table:table-cell office:value-type="float" office:value="526.23447518">
            <text:p>526,23447518</text:p>
          </table:table-cell>
          <table:table-cell table:number-columns-repeated="2" office:value-type="float" office:value="331">
            <text:p>331</text:p>
          </table:table-cell>
          <table:table-cell office:value-type="float" office:value="8626.22143482">
            <text:p>8626,22143482</text:p>
          </table:table-cell>
          <table:table-cell office:value-type="float" office:value="526.23447518">
            <text:p>526,23447518</text:p>
          </table:table-cell>
          <table:table-cell table:number-columns-repeated="2" office:value-type="float" office:value="331">
            <text:p>331</text:p>
          </table:table-cell>
          <table:table-cell office:value-type="float" office:value="8626.22143482">
            <text:p>8626,22143482</text:p>
          </table:table-cell>
          <table:table-cell office:value-type="float" office:value="526.23447518">
            <text:p>526,23447518</text:p>
          </table:table-cell>
          <table:table-cell office:value-type="float" office:value="361">
            <text:p>361</text:p>
          </table:table-cell>
          <table:table-cell office:value-type="float" office:value="356">
            <text:p>35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Maquis Bir-hakeim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633.01279">
            <text:p>8633,01279</text:p>
          </table:table-cell>
          <table:table-cell office:value-type="float" office:value="526.441903">
            <text:p>526,441903</text:p>
          </table:table-cell>
        </table:table-row>
        <table:table-row table:style-name="ro1">
          <table:table-cell office:value-type="float" office:value="733.55049967">
            <text:p>733,55049967</text:p>
          </table:table-cell>
          <table:table-cell office:value-type="float" office:value="220.74518465">
            <text:p>220,74518465</text:p>
          </table:table-cell>
          <table:table-cell table:number-columns-repeated="2" office:value-type="float" office:value="332">
            <text:p>332</text:p>
          </table:table-cell>
          <table:table-cell office:value-type="float" office:value="733.55049967">
            <text:p>733,55049967</text:p>
          </table:table-cell>
          <table:table-cell office:value-type="float" office:value="220.74518465">
            <text:p>220,74518465</text:p>
          </table:table-cell>
          <table:table-cell table:number-columns-repeated="2" office:value-type="float" office:value="332">
            <text:p>332</text:p>
          </table:table-cell>
          <table:table-cell office:value-type="float" office:value="733.55049967">
            <text:p>733,55049967</text:p>
          </table:table-cell>
          <table:table-cell office:value-type="float" office:value="220.74518465">
            <text:p>220,74518465</text:p>
          </table:table-cell>
          <table:table-cell office:value-type="float" office:value="360">
            <text:p>360</text:p>
          </table:table-cell>
          <table:table-cell office:value-type="float" office:value="355">
            <text:p>35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aison du Lez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34.12517">
            <text:p>734,12517</text:p>
          </table:table-cell>
          <table:table-cell office:value-type="float" office:value="220.83169">
            <text:p>220,83169</text:p>
          </table:table-cell>
        </table:table-row>
        <table:table-row table:style-name="ro1">
          <table:table-cell office:value-type="float" office:value="272.39599606">
            <text:p>272,39599606</text:p>
          </table:table-cell>
          <table:table-cell office:value-type="float" office:value="95.67878336">
            <text:p>95,67878336</text:p>
          </table:table-cell>
          <table:table-cell table:number-columns-repeated="2" office:value-type="float" office:value="333">
            <text:p>333</text:p>
          </table:table-cell>
          <table:table-cell office:value-type="float" office:value="272.39599606">
            <text:p>272,39599606</text:p>
          </table:table-cell>
          <table:table-cell office:value-type="float" office:value="95.67878336">
            <text:p>95,67878336</text:p>
          </table:table-cell>
          <table:table-cell table:number-columns-repeated="2" office:value-type="float" office:value="333">
            <text:p>333</text:p>
          </table:table-cell>
          <table:table-cell office:value-type="float" office:value="272.39599609">
            <text:p>272,39599609</text:p>
          </table:table-cell>
          <table:table-cell office:value-type="float" office:value="95.67878336">
            <text:p>95,67878336</text:p>
          </table:table-cell>
          <table:table-cell office:value-type="float" office:value="359">
            <text:p>359</text:p>
          </table:table-cell>
          <table:table-cell office:value-type="float" office:value="773">
            <text:p>77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Charles de Gau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72.60999">
            <text:p>272,60999</text:p>
          </table:table-cell>
          <table:table-cell office:value-type="float" office:value="95.716345">
            <text:p>95,716345</text:p>
          </table:table-cell>
        </table:table-row>
        <table:table-row table:style-name="ro1">
          <table:table-cell office:value-type="float" office:value="1500.06847962">
            <text:p>1500,06847962</text:p>
          </table:table-cell>
          <table:table-cell office:value-type="float" office:value="218.62599388">
            <text:p>218,62599388</text:p>
          </table:table-cell>
          <table:table-cell table:number-columns-repeated="2" office:value-type="float" office:value="334">
            <text:p>334</text:p>
          </table:table-cell>
          <table:table-cell office:value-type="float" office:value="1500.06847963">
            <text:p>1500,06847963</text:p>
          </table:table-cell>
          <table:table-cell office:value-type="float" office:value="218.62599389">
            <text:p>218,62599389</text:p>
          </table:table-cell>
          <table:table-cell table:number-columns-repeated="2" office:value-type="float" office:value="334">
            <text:p>334</text:p>
          </table:table-cell>
          <table:table-cell office:value-type="float" office:value="1500.06847963">
            <text:p>1500,06847963</text:p>
          </table:table-cell>
          <table:table-cell office:value-type="float" office:value="218.62599389">
            <text:p>218,62599389</text:p>
          </table:table-cell>
          <table:table-cell office:value-type="float" office:value="358">
            <text:p>358</text:p>
          </table:table-cell>
          <table:table-cell office:value-type="float" office:value="354">
            <text:p>3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501.24232">
            <text:p>1501,24232</text:p>
          </table:table-cell>
          <table:table-cell office:value-type="float" office:value="218.710937">
            <text:p>218,710937</text:p>
          </table:table-cell>
        </table:table-row>
        <table:table-row table:style-name="ro1">
          <table:table-cell office:value-type="float" office:value="86.94131141">
            <text:p>86,94131141</text:p>
          </table:table-cell>
          <table:table-cell office:value-type="float" office:value="45.07670229">
            <text:p>45,07670229</text:p>
          </table:table-cell>
          <table:table-cell table:number-columns-repeated="2" office:value-type="float" office:value="335">
            <text:p>335</text:p>
          </table:table-cell>
          <table:table-cell office:value-type="float" office:value="86.94131141">
            <text:p>86,94131141</text:p>
          </table:table-cell>
          <table:table-cell office:value-type="float" office:value="45.07670229">
            <text:p>45,07670229</text:p>
          </table:table-cell>
          <table:table-cell table:number-columns-repeated="2" office:value-type="float" office:value="335">
            <text:p>335</text:p>
          </table:table-cell>
          <table:table-cell office:value-type="float" office:value="86.94131141">
            <text:p>86,94131141</text:p>
          </table:table-cell>
          <table:table-cell office:value-type="float" office:value="45.07670229">
            <text:p>45,07670229</text:p>
          </table:table-cell>
          <table:table-cell office:value-type="float" office:value="357">
            <text:p>357</text:p>
          </table:table-cell>
          <table:table-cell office:value-type="float" office:value="353">
            <text:p>3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7.00939">
            <text:p>87,00939</text:p>
          </table:table-cell>
          <table:table-cell office:value-type="float" office:value="45.094493">
            <text:p>45,094493</text:p>
          </table:table-cell>
        </table:table-row>
        <table:table-row table:style-name="ro1">
          <table:table-cell office:value-type="float" office:value="12494.17537761">
            <text:p>12494,17537761</text:p>
          </table:table-cell>
          <table:table-cell office:value-type="float" office:value="557.58000189">
            <text:p>557,58000189</text:p>
          </table:table-cell>
          <table:table-cell table:number-columns-repeated="2" office:value-type="float" office:value="336">
            <text:p>336</text:p>
          </table:table-cell>
          <table:table-cell office:value-type="float" office:value="12494.1753776">
            <text:p>12494,1753776</text:p>
          </table:table-cell>
          <table:table-cell office:value-type="float" office:value="557.58000189">
            <text:p>557,58000189</text:p>
          </table:table-cell>
          <table:table-cell table:number-columns-repeated="2" office:value-type="float" office:value="336">
            <text:p>336</text:p>
          </table:table-cell>
          <table:table-cell office:value-type="float" office:value="12494.1753776">
            <text:p>12494,1753776</text:p>
          </table:table-cell>
          <table:table-cell office:value-type="float" office:value="557.58000189">
            <text:p>557,58000189</text:p>
          </table:table-cell>
          <table:table-cell office:value-type="float" office:value="356">
            <text:p>356</text:p>
          </table:table-cell>
          <table:table-cell office:value-type="float" office:value="352">
            <text:p>35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Jardins Familiaux Les Grands Grè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2503.96153">
            <text:p>12503,96153</text:p>
          </table:table-cell>
          <table:table-cell office:value-type="float" office:value="557.800229">
            <text:p>557,800229</text:p>
          </table:table-cell>
        </table:table-row>
        <table:table-row table:style-name="ro1">
          <table:table-cell office:value-type="float" office:value="232.20863057">
            <text:p>232,20863057</text:p>
          </table:table-cell>
          <table:table-cell office:value-type="float" office:value="66.95436732">
            <text:p>66,95436732</text:p>
          </table:table-cell>
          <table:table-cell table:number-columns-repeated="2" office:value-type="float" office:value="337">
            <text:p>337</text:p>
          </table:table-cell>
          <table:table-cell office:value-type="float" office:value="232.20863057">
            <text:p>232,20863057</text:p>
          </table:table-cell>
          <table:table-cell office:value-type="float" office:value="66.95436732">
            <text:p>66,95436732</text:p>
          </table:table-cell>
          <table:table-cell table:number-columns-repeated="2" office:value-type="float" office:value="337">
            <text:p>337</text:p>
          </table:table-cell>
          <table:table-cell office:value-type="float" office:value="232.20863057">
            <text:p>232,20863057</text:p>
          </table:table-cell>
          <table:table-cell office:value-type="float" office:value="66.95436732">
            <text:p>66,95436732</text:p>
          </table:table-cell>
          <table:table-cell office:value-type="float" office:value="355">
            <text:p>355</text:p>
          </table:table-cell>
          <table:table-cell office:value-type="float" office:value="351">
            <text:p>35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Terrasse des Arceaux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32.39156">
            <text:p>232,39156</text:p>
          </table:table-cell>
          <table:table-cell office:value-type="float" office:value="66.980855">
            <text:p>66,980855</text:p>
          </table:table-cell>
        </table:table-row>
        <table:table-row table:style-name="ro1">
          <table:table-cell office:value-type="float" office:value="26511.61084783">
            <text:p>26511,61084783</text:p>
          </table:table-cell>
          <table:table-cell office:value-type="float" office:value="683.49078272">
            <text:p>683,49078272</text:p>
          </table:table-cell>
          <table:table-cell table:number-columns-repeated="2" office:value-type="float" office:value="317">
            <text:p>317</text:p>
          </table:table-cell>
          <table:table-cell office:value-type="float" office:value="26511.6108478">
            <text:p>26511,6108478</text:p>
          </table:table-cell>
          <table:table-cell office:value-type="float" office:value="683.49078272">
            <text:p>683,49078272</text:p>
          </table:table-cell>
          <table:table-cell table:number-columns-repeated="2" office:value-type="float" office:value="317">
            <text:p>317</text:p>
          </table:table-cell>
          <table:table-cell office:value-type="float" office:value="26511.6108478">
            <text:p>26511,6108478</text:p>
          </table:table-cell>
          <table:table-cell office:value-type="float" office:value="683.49078272">
            <text:p>683,49078272</text:p>
          </table:table-cell>
          <table:table-cell office:value-type="float" office:value="376">
            <text:p>376</text:p>
          </table:table-cell>
          <table:table-cell office:value-type="float" office:value="369">
            <text:p>36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hateau de Flaugergu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6532.43016">
            <text:p>26532,43016</text:p>
          </table:table-cell>
          <table:table-cell office:value-type="float" office:value="683.758336">
            <text:p>683,758336</text:p>
          </table:table-cell>
        </table:table-row>
        <table:table-row table:style-name="ro1">
          <table:table-cell office:value-type="float" office:value="7701.65225813">
            <text:p>7701,65225813</text:p>
          </table:table-cell>
          <table:table-cell office:value-type="float" office:value="486.39126282">
            <text:p>486,39126282</text:p>
          </table:table-cell>
          <table:table-cell table:number-columns-repeated="2" office:value-type="float" office:value="320">
            <text:p>320</text:p>
          </table:table-cell>
          <table:table-cell office:value-type="float" office:value="7701.65225813">
            <text:p>7701,65225813</text:p>
          </table:table-cell>
          <table:table-cell office:value-type="float" office:value="486.39126282">
            <text:p>486,39126282</text:p>
          </table:table-cell>
          <table:table-cell table:number-columns-repeated="2" office:value-type="float" office:value="320">
            <text:p>320</text:p>
          </table:table-cell>
          <table:table-cell office:value-type="float" office:value="7701.65225812">
            <text:p>7701,65225812</text:p>
          </table:table-cell>
          <table:table-cell office:value-type="float" office:value="486.39126282">
            <text:p>486,39126282</text:p>
          </table:table-cell>
          <table:table-cell office:value-type="float" office:value="373">
            <text:p>373</text:p>
          </table:table-cell>
          <table:table-cell office:value-type="float" office:value="367">
            <text:p>36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707.699">
            <text:p>7707,699</text:p>
          </table:table-cell>
          <table:table-cell office:value-type="float" office:value="486.582771">
            <text:p>486,582771</text:p>
          </table:table-cell>
        </table:table-row>
        <table:table-row table:style-name="ro1">
          <table:table-cell office:value-type="float" office:value="3594.37343051">
            <text:p>3594,37343051</text:p>
          </table:table-cell>
          <table:table-cell office:value-type="float" office:value="311.64115707">
            <text:p>311,64115707</text:p>
          </table:table-cell>
          <table:table-cell table:number-columns-repeated="2" office:value-type="float" office:value="326">
            <text:p>326</text:p>
          </table:table-cell>
          <table:table-cell office:value-type="float" office:value="3594.37343052">
            <text:p>3594,37343052</text:p>
          </table:table-cell>
          <table:table-cell office:value-type="float" office:value="311.64115707">
            <text:p>311,64115707</text:p>
          </table:table-cell>
          <table:table-cell table:number-columns-repeated="2" office:value-type="float" office:value="326">
            <text:p>326</text:p>
          </table:table-cell>
          <table:table-cell office:value-type="float" office:value="3594.37343051">
            <text:p>3594,37343051</text:p>
          </table:table-cell>
          <table:table-cell office:value-type="float" office:value="311.64115707">
            <text:p>311,64115707</text:p>
          </table:table-cell>
          <table:table-cell office:value-type="float" office:value="366">
            <text:p>366</text:p>
          </table:table-cell>
          <table:table-cell office:value-type="float" office:value="360">
            <text:p>3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597.20255">
            <text:p>3597,20255</text:p>
          </table:table-cell>
          <table:table-cell office:value-type="float" office:value="311.763675">
            <text:p>311,763675</text:p>
          </table:table-cell>
        </table:table-row>
        <table:table-row table:style-name="ro1">
          <table:table-cell office:value-type="float" office:value="2983.62669766">
            <text:p>2983,62669766</text:p>
          </table:table-cell>
          <table:table-cell office:value-type="float" office:value="396.93211223">
            <text:p>396,93211223</text:p>
          </table:table-cell>
          <table:table-cell table:number-columns-repeated="2" office:value-type="float" office:value="329">
            <text:p>329</text:p>
          </table:table-cell>
          <table:table-cell office:value-type="float" office:value="2983.62669766">
            <text:p>2983,62669766</text:p>
          </table:table-cell>
          <table:table-cell office:value-type="float" office:value="396.93211223">
            <text:p>396,93211223</text:p>
          </table:table-cell>
          <table:table-cell table:number-columns-repeated="2" office:value-type="float" office:value="329">
            <text:p>329</text:p>
          </table:table-cell>
          <table:table-cell office:value-type="float" office:value="2983.62669766">
            <text:p>2983,62669766</text:p>
          </table:table-cell>
          <table:table-cell office:value-type="float" office:value="396.93211223">
            <text:p>396,93211223</text:p>
          </table:table-cell>
          <table:table-cell office:value-type="float" office:value="363">
            <text:p>363</text:p>
          </table:table-cell>
          <table:table-cell office:value-type="float" office:value="358">
            <text:p>35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erges du Lez - Pain levé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985.97161">
            <text:p>2985,97161</text:p>
          </table:table-cell>
          <table:table-cell office:value-type="float" office:value="397.087673">
            <text:p>397,087673</text:p>
          </table:table-cell>
        </table:table-row>
        <table:table-row table:style-name="ro1">
          <table:table-cell office:value-type="float" office:value="231.69579159">
            <text:p>231,69579159</text:p>
          </table:table-cell>
          <table:table-cell office:value-type="float" office:value="56.69496594">
            <text:p>56,69496594</text:p>
          </table:table-cell>
          <table:table-cell table:number-columns-repeated="2" office:value-type="float" office:value="338">
            <text:p>338</text:p>
          </table:table-cell>
          <table:table-cell office:value-type="float" office:value="231.69579159">
            <text:p>231,69579159</text:p>
          </table:table-cell>
          <table:table-cell office:value-type="float" office:value="56.69496594">
            <text:p>56,69496594</text:p>
          </table:table-cell>
          <table:table-cell table:number-columns-repeated="2" office:value-type="float" office:value="338">
            <text:p>3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31.87733">
            <text:p>231,87733</text:p>
          </table:table-cell>
          <table:table-cell office:value-type="float" office:value="56.717172">
            <text:p>56,717172</text:p>
          </table:table-cell>
        </table:table-row>
        <table:table-row table:style-name="ro1">
          <table:table-cell office:value-type="float" office:value="1139.47085907">
            <text:p>1139,47085907</text:p>
          </table:table-cell>
          <table:table-cell office:value-type="float" office:value="230.23539609">
            <text:p>230,23539609</text:p>
          </table:table-cell>
          <table:table-cell table:number-columns-repeated="2" office:value-type="float" office:value="339">
            <text:p>339</text:p>
          </table:table-cell>
          <table:table-cell office:value-type="float" office:value="1139.47085907">
            <text:p>1139,47085907</text:p>
          </table:table-cell>
          <table:table-cell office:value-type="float" office:value="230.23539609">
            <text:p>230,23539609</text:p>
          </table:table-cell>
          <table:table-cell table:number-columns-repeated="2" office:value-type="float" office:value="339">
            <text:p>339</text:p>
          </table:table-cell>
          <table:table-cell office:value-type="float" office:value="1139.47085907">
            <text:p>1139,47085907</text:p>
          </table:table-cell>
          <table:table-cell office:value-type="float" office:value="230.23539609">
            <text:p>230,23539609</text:p>
          </table:table-cell>
          <table:table-cell office:value-type="float" office:value="353">
            <text:p>353</text:p>
          </table:table-cell>
          <table:table-cell office:value-type="float" office:value="348">
            <text:p>34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ace chiens sq <text:s/>Benjamin Milhau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40.36207">
            <text:p>1140,36207</text:p>
          </table:table-cell>
          <table:table-cell office:value-type="float" office:value="230.326118">
            <text:p>230,326118</text:p>
          </table:table-cell>
        </table:table-row>
        <table:table-row table:style-name="ro1">
          <table:table-cell office:value-type="float" office:value="387.06835935">
            <text:p>387,06835935</text:p>
          </table:table-cell>
          <table:table-cell office:value-type="float" office:value="117.88672325">
            <text:p>117,88672325</text:p>
          </table:table-cell>
          <table:table-cell table:number-columns-repeated="2" office:value-type="float" office:value="340">
            <text:p>340</text:p>
          </table:table-cell>
          <table:table-cell office:value-type="float" office:value="387.06835935">
            <text:p>387,06835935</text:p>
          </table:table-cell>
          <table:table-cell office:value-type="float" office:value="117.88672325">
            <text:p>117,88672325</text:p>
          </table:table-cell>
          <table:table-cell table:number-columns-repeated="2" office:value-type="float" office:value="340">
            <text:p>340</text:p>
          </table:table-cell>
          <table:table-cell office:value-type="float" office:value="387.06835938">
            <text:p>387,06835938</text:p>
          </table:table-cell>
          <table:table-cell office:value-type="float" office:value="117.88672326">
            <text:p>117,88672326</text:p>
          </table:table-cell>
          <table:table-cell office:value-type="float" office:value="352">
            <text:p>352</text:p>
          </table:table-cell>
          <table:table-cell office:value-type="float" office:value="772">
            <text:p>77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Charles de Gau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87.37398">
            <text:p>387,37398</text:p>
          </table:table-cell>
          <table:table-cell office:value-type="float" office:value="117.93346">
            <text:p>117,93346</text:p>
          </table:table-cell>
        </table:table-row>
        <table:table-row table:style-name="ro1">
          <table:table-cell office:value-type="float" office:value="299.98339848">
            <text:p>299,98339848</text:p>
          </table:table-cell>
          <table:table-cell office:value-type="float" office:value="90.45306474">
            <text:p>90,45306474</text:p>
          </table:table-cell>
          <table:table-cell table:number-columns-repeated="2" office:value-type="float" office:value="341">
            <text:p>341</text:p>
          </table:table-cell>
          <table:table-cell office:value-type="float" office:value="299.98339848">
            <text:p>299,98339848</text:p>
          </table:table-cell>
          <table:table-cell office:value-type="float" office:value="90.45306474">
            <text:p>90,45306474</text:p>
          </table:table-cell>
          <table:table-cell table:number-columns-repeated="2" office:value-type="float" office:value="341">
            <text:p>3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00.22034">
            <text:p>300,22034</text:p>
          </table:table-cell>
          <table:table-cell office:value-type="float" office:value="90.488951">
            <text:p>90,488951</text:p>
          </table:table-cell>
        </table:table-row>
        <table:table-row table:style-name="ro1">
          <table:table-cell office:value-type="float" office:value="255.94559393">
            <text:p>255,94559393</text:p>
          </table:table-cell>
          <table:table-cell office:value-type="float" office:value="73.63291999">
            <text:p>73,63291999</text:p>
          </table:table-cell>
          <table:table-cell table:number-columns-repeated="2" office:value-type="float" office:value="343">
            <text:p>343</text:p>
          </table:table-cell>
          <table:table-cell office:value-type="float" office:value="255.94559393">
            <text:p>255,94559393</text:p>
          </table:table-cell>
          <table:table-cell office:value-type="float" office:value="73.63291999">
            <text:p>73,63291999</text:p>
          </table:table-cell>
          <table:table-cell table:number-columns-repeated="2" office:value-type="float" office:value="343">
            <text:p>343</text:p>
          </table:table-cell>
          <table:table-cell office:value-type="float" office:value="255.94559393">
            <text:p>255,94559393</text:p>
          </table:table-cell>
          <table:table-cell office:value-type="float" office:value="73.63291999">
            <text:p>73,63291999</text:p>
          </table:table-cell>
          <table:table-cell office:value-type="float" office:value="349">
            <text:p>349</text:p>
          </table:table-cell>
          <table:table-cell office:value-type="float" office:value="347">
            <text:p>34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56.14758">
            <text:p>256,14758</text:p>
          </table:table-cell>
          <table:table-cell office:value-type="float" office:value="73.662029">
            <text:p>73,662029</text:p>
          </table:table-cell>
        </table:table-row>
        <table:table-row table:style-name="ro1">
          <table:table-cell office:value-type="float" office:value="1233.3323052">
            <text:p>1233,3323052</text:p>
          </table:table-cell>
          <table:table-cell office:value-type="float" office:value="286.32815123">
            <text:p>286,32815123</text:p>
          </table:table-cell>
          <table:table-cell table:number-columns-repeated="2" office:value-type="float" office:value="344">
            <text:p>344</text:p>
          </table:table-cell>
          <table:table-cell office:value-type="float" office:value="1233.3323052">
            <text:p>1233,3323052</text:p>
          </table:table-cell>
          <table:table-cell office:value-type="float" office:value="286.32815123">
            <text:p>286,32815123</text:p>
          </table:table-cell>
          <table:table-cell table:number-columns-repeated="2" office:value-type="float" office:value="344">
            <text:p>344</text:p>
          </table:table-cell>
          <table:table-cell office:value-type="float" office:value="1233.33230498">
            <text:p>1233,33230498</text:p>
          </table:table-cell>
          <table:table-cell office:value-type="float" office:value="286.32815121">
            <text:p>286,32815121</text:p>
          </table:table-cell>
          <table:table-cell office:value-type="float" office:value="348">
            <text:p>348</text:p>
          </table:table-cell>
          <table:table-cell office:value-type="float" office:value="345">
            <text:p>34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Charles de Gau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234.30301">
            <text:p>1234,30301</text:p>
          </table:table-cell>
          <table:table-cell office:value-type="float" office:value="286.440478">
            <text:p>286,440478</text:p>
          </table:table-cell>
        </table:table-row>
        <table:table-row table:style-name="ro1">
          <table:table-cell office:value-type="float" office:value="965.60419936">
            <text:p>965,60419936</text:p>
          </table:table-cell>
          <table:table-cell office:value-type="float" office:value="125.092691">
            <text:p>125,092691</text:p>
          </table:table-cell>
          <table:table-cell table:number-columns-repeated="2" office:value-type="float" office:value="345">
            <text:p>345</text:p>
          </table:table-cell>
          <table:table-cell office:value-type="float" office:value="965.60419936">
            <text:p>965,60419936</text:p>
          </table:table-cell>
          <table:table-cell office:value-type="float" office:value="125.092691">
            <text:p>125,092691</text:p>
          </table:table-cell>
          <table:table-cell table:number-columns-repeated="2" office:value-type="float" office:value="345">
            <text:p>345</text:p>
          </table:table-cell>
          <table:table-cell office:value-type="float" office:value="965.60419936">
            <text:p>965,60419936</text:p>
          </table:table-cell>
          <table:table-cell office:value-type="float" office:value="125.092691">
            <text:p>125,092691</text:p>
          </table:table-cell>
          <table:table-cell office:value-type="float" office:value="347">
            <text:p>347</text:p>
          </table:table-cell>
          <table:table-cell office:value-type="float" office:value="343">
            <text:p>34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es Escarcellier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966.36374">
            <text:p>966,36374</text:p>
          </table:table-cell>
          <table:table-cell office:value-type="float" office:value="125.141908">
            <text:p>125,141908</text:p>
          </table:table-cell>
        </table:table-row>
        <table:table-row table:style-name="ro1">
          <table:table-cell office:value-type="float" office:value="997.60626365">
            <text:p>997,60626365</text:p>
          </table:table-cell>
          <table:table-cell office:value-type="float" office:value="174.8150251">
            <text:p>174,8150251</text:p>
          </table:table-cell>
          <table:table-cell table:number-columns-repeated="2" office:value-type="float" office:value="348">
            <text:p>348</text:p>
          </table:table-cell>
          <table:table-cell office:value-type="float" office:value="997.60626365">
            <text:p>997,60626365</text:p>
          </table:table-cell>
          <table:table-cell office:value-type="float" office:value="174.8150251">
            <text:p>174,8150251</text:p>
          </table:table-cell>
          <table:table-cell table:number-columns-repeated="2" office:value-type="float" office:value="348">
            <text:p>348</text:p>
          </table:table-cell>
          <table:table-cell office:value-type="float" office:value="997.60626366">
            <text:p>997,60626366</text:p>
          </table:table-cell>
          <table:table-cell office:value-type="float" office:value="174.8150251">
            <text:p>174,8150251</text:p>
          </table:table-cell>
          <table:table-cell office:value-type="float" office:value="344">
            <text:p>344</text:p>
          </table:table-cell>
          <table:table-cell office:value-type="float" office:value="339">
            <text:p>3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998.39259">
            <text:p>998,39259</text:p>
          </table:table-cell>
          <table:table-cell office:value-type="float" office:value="174.883428">
            <text:p>174,883428</text:p>
          </table:table-cell>
        </table:table-row>
        <table:table-row table:style-name="ro1">
          <table:table-cell office:value-type="float" office:value="379.67508027">
            <text:p>379,67508027</text:p>
          </table:table-cell>
          <table:table-cell office:value-type="float" office:value="132.41873724">
            <text:p>132,41873724</text:p>
          </table:table-cell>
          <table:table-cell table:number-columns-repeated="2" office:value-type="float" office:value="349">
            <text:p>349</text:p>
          </table:table-cell>
          <table:table-cell office:value-type="float" office:value="379.67508027">
            <text:p>379,67508027</text:p>
          </table:table-cell>
          <table:table-cell office:value-type="float" office:value="132.41873724">
            <text:p>132,41873724</text:p>
          </table:table-cell>
          <table:table-cell table:number-columns-repeated="2" office:value-type="float" office:value="349">
            <text:p>349</text:p>
          </table:table-cell>
          <table:table-cell office:value-type="float" office:value="379.67508027">
            <text:p>379,67508027</text:p>
          </table:table-cell>
          <table:table-cell office:value-type="float" office:value="132.41873724">
            <text:p>132,41873724</text:p>
          </table:table-cell>
          <table:table-cell office:value-type="float" office:value="343">
            <text:p>343</text:p>
          </table:table-cell>
          <table:table-cell office:value-type="float" office:value="338">
            <text:p>33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79.97242">
            <text:p>379,97242</text:p>
          </table:table-cell>
          <table:table-cell office:value-type="float" office:value="132.471164">
            <text:p>132,471164</text:p>
          </table:table-cell>
        </table:table-row>
        <table:table-row table:style-name="ro1">
          <table:table-cell office:value-type="float" office:value="194.93590992">
            <text:p>194,93590992</text:p>
          </table:table-cell>
          <table:table-cell office:value-type="float" office:value="66.59461453">
            <text:p>66,59461453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94.93590992">
            <text:p>194,93590992</text:p>
          </table:table-cell>
          <table:table-cell office:value-type="float" office:value="66.59461453">
            <text:p>66,59461453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94.93590992">
            <text:p>194,93590992</text:p>
          </table:table-cell>
          <table:table-cell office:value-type="float" office:value="66.59461453">
            <text:p>66,59461453</text:p>
          </table:table-cell>
          <table:table-cell office:value-type="float" office:value="342">
            <text:p>342</text:p>
          </table:table-cell>
          <table:table-cell office:value-type="float" office:value="337">
            <text:p>33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es Arceaux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95.08822">
            <text:p>195,08822</text:p>
          </table:table-cell>
          <table:table-cell office:value-type="float" office:value="66.620721">
            <text:p>66,620721</text:p>
          </table:table-cell>
        </table:table-row>
        <table:table-row table:style-name="ro1">
          <table:table-cell office:value-type="float" office:value="617.7713862">
            <text:p>617,7713862</text:p>
          </table:table-cell>
          <table:table-cell office:value-type="float" office:value="138.99302367">
            <text:p>138,99302367</text:p>
          </table:table-cell>
          <table:table-cell table:number-columns-repeated="2" office:value-type="float" office:value="352">
            <text:p>352</text:p>
          </table:table-cell>
          <table:table-cell office:value-type="float" office:value="617.7713862">
            <text:p>617,7713862</text:p>
          </table:table-cell>
          <table:table-cell office:value-type="float" office:value="138.99302367">
            <text:p>138,99302367</text:p>
          </table:table-cell>
          <table:table-cell table:number-columns-repeated="2" office:value-type="float" office:value="352">
            <text:p>352</text:p>
          </table:table-cell>
          <table:table-cell office:value-type="float" office:value="617.7713862">
            <text:p>617,7713862</text:p>
          </table:table-cell>
          <table:table-cell office:value-type="float" office:value="138.99302367">
            <text:p>138,99302367</text:p>
          </table:table-cell>
          <table:table-cell office:value-type="float" office:value="340">
            <text:p>340</text:p>
          </table:table-cell>
          <table:table-cell office:value-type="float" office:value="336">
            <text:p>33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Terrasse des Arceaux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18.25518">
            <text:p>618,25518</text:p>
          </table:table-cell>
          <table:table-cell office:value-type="float" office:value="139.047846">
            <text:p>139,047846</text:p>
          </table:table-cell>
        </table:table-row>
        <table:table-row table:style-name="ro1">
          <table:table-cell office:value-type="float" office:value="446.65372536">
            <text:p>446,65372536</text:p>
          </table:table-cell>
          <table:table-cell office:value-type="float" office:value="98.551112">
            <text:p>98,551112</text:p>
          </table:table-cell>
          <table:table-cell table:number-columns-repeated="2" office:value-type="float" office:value="353">
            <text:p>353</text:p>
          </table:table-cell>
          <table:table-cell office:value-type="float" office:value="446.65372536">
            <text:p>446,65372536</text:p>
          </table:table-cell>
          <table:table-cell office:value-type="float" office:value="98.551112">
            <text:p>98,551112</text:p>
          </table:table-cell>
          <table:table-cell table:number-columns-repeated="2" office:value-type="float" office:value="353">
            <text:p>353</text:p>
          </table:table-cell>
          <table:table-cell office:value-type="float" office:value="446.65372536">
            <text:p>446,65372536</text:p>
          </table:table-cell>
          <table:table-cell office:value-type="float" office:value="98.551112">
            <text:p>98,551112</text:p>
          </table:table-cell>
          <table:table-cell office:value-type="float" office:value="339">
            <text:p>339</text:p>
          </table:table-cell>
          <table:table-cell office:value-type="float" office:value="335">
            <text:p>3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47.0054">
            <text:p>447,0054</text:p>
          </table:table-cell>
          <table:table-cell office:value-type="float" office:value="98.590027">
            <text:p>98,590027</text:p>
          </table:table-cell>
        </table:table-row>
        <table:table-row table:style-name="ro1">
          <table:table-cell office:value-type="float" office:value="310.86523429">
            <text:p>310,86523429</text:p>
          </table:table-cell>
          <table:table-cell office:value-type="float" office:value="90.1230901">
            <text:p>90,1230901</text:p>
          </table:table-cell>
          <table:table-cell table:number-columns-repeated="2" office:value-type="float" office:value="355">
            <text:p>355</text:p>
          </table:table-cell>
          <table:table-cell office:value-type="float" office:value="310.86523429">
            <text:p>310,86523429</text:p>
          </table:table-cell>
          <table:table-cell office:value-type="float" office:value="90.1230901">
            <text:p>90,1230901</text:p>
          </table:table-cell>
          <table:table-cell table:number-columns-repeated="2" office:value-type="float" office:value="355">
            <text:p>3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11.10942">
            <text:p>311,10942</text:p>
          </table:table-cell>
          <table:table-cell office:value-type="float" office:value="90.15872">
            <text:p>90,15872</text:p>
          </table:table-cell>
        </table:table-row>
        <table:table-row table:style-name="ro1">
          <table:table-cell office:value-type="float" office:value="3708.93944748">
            <text:p>3708,93944748</text:p>
          </table:table-cell>
          <table:table-cell office:value-type="float" office:value="237.85125214">
            <text:p>237,85125214</text:p>
          </table:table-cell>
          <table:table-cell table:number-columns-repeated="2" office:value-type="float" office:value="356">
            <text:p>356</text:p>
          </table:table-cell>
          <table:table-cell office:value-type="float" office:value="3708.93944748">
            <text:p>3708,93944748</text:p>
          </table:table-cell>
          <table:table-cell office:value-type="float" office:value="237.85125214">
            <text:p>237,85125214</text:p>
          </table:table-cell>
          <table:table-cell table:number-columns-repeated="2" office:value-type="float" office:value="356">
            <text:p>356</text:p>
          </table:table-cell>
          <table:table-cell office:value-type="float" office:value="3708.93944749">
            <text:p>3708,93944749</text:p>
          </table:table-cell>
          <table:table-cell office:value-type="float" office:value="237.85125214">
            <text:p>237,85125214</text:p>
          </table:table-cell>
          <table:table-cell office:value-type="float" office:value="336">
            <text:p>336</text:p>
          </table:table-cell>
          <table:table-cell office:value-type="float" office:value="333">
            <text:p>33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711.85058">
            <text:p>3711,85058</text:p>
          </table:table-cell>
          <table:table-cell office:value-type="float" office:value="237.944141">
            <text:p>237,944141</text:p>
          </table:table-cell>
        </table:table-row>
        <table:table-row table:style-name="ro1">
          <table:table-cell office:value-type="float" office:value="529.55908188">
            <text:p>529,55908188</text:p>
          </table:table-cell>
          <table:table-cell office:value-type="float" office:value="176.0874736">
            <text:p>176,0874736</text:p>
          </table:table-cell>
          <table:table-cell table:number-columns-repeated="2" office:value-type="float" office:value="357">
            <text:p>357</text:p>
          </table:table-cell>
          <table:table-cell office:value-type="float" office:value="529.55908188">
            <text:p>529,55908188</text:p>
          </table:table-cell>
          <table:table-cell office:value-type="float" office:value="176.0874736">
            <text:p>176,0874736</text:p>
          </table:table-cell>
          <table:table-cell table:number-columns-repeated="2" office:value-type="float" office:value="357">
            <text:p>357</text:p>
          </table:table-cell>
          <table:table-cell office:value-type="float" office:value="529.55908203">
            <text:p>529,55908203</text:p>
          </table:table-cell>
          <table:table-cell office:value-type="float" office:value="176.08747361">
            <text:p>176,08747361</text:p>
          </table:table-cell>
          <table:table-cell office:value-type="float" office:value="335">
            <text:p>335</text:p>
          </table:table-cell>
          <table:table-cell office:value-type="float" office:value="768">
            <text:p>76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Charles de Gau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29.97629">
            <text:p>529,97629</text:p>
          </table:table-cell>
          <table:table-cell office:value-type="float" office:value="176.156874">
            <text:p>176,156874</text:p>
          </table:table-cell>
        </table:table-row>
        <table:table-row table:style-name="ro1">
          <table:table-cell office:value-type="float" office:value="151.23925779">
            <text:p>151,23925779</text:p>
          </table:table-cell>
          <table:table-cell office:value-type="float" office:value="84.20236348">
            <text:p>84,20236348</text:p>
          </table:table-cell>
          <table:table-cell table:number-columns-repeated="2" office:value-type="float" office:value="359">
            <text:p>359</text:p>
          </table:table-cell>
          <table:table-cell office:value-type="float" office:value="151.23925779">
            <text:p>151,23925779</text:p>
          </table:table-cell>
          <table:table-cell office:value-type="float" office:value="84.20236348">
            <text:p>84,20236348</text:p>
          </table:table-cell>
          <table:table-cell table:number-columns-repeated="2" office:value-type="float" office:value="359">
            <text:p>359</text:p>
          </table:table-cell>
          <table:table-cell office:value-type="float" office:value="151.23925781">
            <text:p>151,23925781</text:p>
          </table:table-cell>
          <table:table-cell office:value-type="float" office:value="84.20236348">
            <text:p>84,20236348</text:p>
          </table:table-cell>
          <table:table-cell office:value-type="float" office:value="333">
            <text:p>333</text:p>
          </table:table-cell>
          <table:table-cell office:value-type="float" office:value="766">
            <text:p>76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Charles de Gau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51.3585">
            <text:p>151,3585</text:p>
          </table:table-cell>
          <table:table-cell office:value-type="float" office:value="84.235184">
            <text:p>84,235184</text:p>
          </table:table-cell>
        </table:table-row>
        <table:table-row table:style-name="ro1">
          <table:table-cell office:value-type="float" office:value="5356.18261725">
            <text:p>5356,18261725</text:p>
          </table:table-cell>
          <table:table-cell office:value-type="float" office:value="325.18147073">
            <text:p>325,18147073</text:p>
          </table:table-cell>
          <table:table-cell table:number-columns-repeated="2" office:value-type="float" office:value="342">
            <text:p>342</text:p>
          </table:table-cell>
          <table:table-cell office:value-type="float" office:value="5356.18261725">
            <text:p>5356,18261725</text:p>
          </table:table-cell>
          <table:table-cell office:value-type="float" office:value="325.18147073">
            <text:p>325,18147073</text:p>
          </table:table-cell>
          <table:table-cell table:number-columns-repeated="2" office:value-type="float" office:value="342">
            <text:p>342</text:p>
          </table:table-cell>
          <table:table-cell office:value-type="float" office:value="5356.18261719">
            <text:p>5356,18261719</text:p>
          </table:table-cell>
          <table:table-cell office:value-type="float" office:value="325.18147073">
            <text:p>325,18147073</text:p>
          </table:table-cell>
          <table:table-cell office:value-type="float" office:value="350">
            <text:p>350</text:p>
          </table:table-cell>
          <table:table-cell office:value-type="float" office:value="329">
            <text:p>32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Charles de Gau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360.39194">
            <text:p>5360,39194</text:p>
          </table:table-cell>
          <table:table-cell office:value-type="float" office:value="325.309309">
            <text:p>325,309309</text:p>
          </table:table-cell>
        </table:table-row>
        <table:table-row table:style-name="ro1">
          <table:table-cell office:value-type="float" office:value="436.16552739">
            <text:p>436,16552739</text:p>
          </table:table-cell>
          <table:table-cell office:value-type="float" office:value="76.13667223">
            <text:p>76,13667223</text:p>
          </table:table-cell>
          <table:table-cell table:number-columns-repeated="2" office:value-type="float" office:value="346">
            <text:p>346</text:p>
          </table:table-cell>
          <table:table-cell office:value-type="float" office:value="436.16552739">
            <text:p>436,16552739</text:p>
          </table:table-cell>
          <table:table-cell office:value-type="float" office:value="76.13667223">
            <text:p>76,13667223</text:p>
          </table:table-cell>
          <table:table-cell table:number-columns-repeated="2" office:value-type="float" office:value="346">
            <text:p>3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36.50779">
            <text:p>436,50779</text:p>
          </table:table-cell>
          <table:table-cell office:value-type="float" office:value="76.166545">
            <text:p>76,166545</text:p>
          </table:table-cell>
        </table:table-row>
        <table:table-row table:style-name="ro1">
          <table:table-cell office:value-type="float" office:value="4961.78794534">
            <text:p>4961,78794534</text:p>
          </table:table-cell>
          <table:table-cell office:value-type="float" office:value="449.7986657">
            <text:p>449,7986657</text:p>
          </table:table-cell>
          <table:table-cell table:number-columns-repeated="2" office:value-type="float" office:value="347">
            <text:p>347</text:p>
          </table:table-cell>
          <table:table-cell office:value-type="float" office:value="4961.78794534">
            <text:p>4961,78794534</text:p>
          </table:table-cell>
          <table:table-cell office:value-type="float" office:value="449.7986657">
            <text:p>449,7986657</text:p>
          </table:table-cell>
          <table:table-cell table:number-columns-repeated="2" office:value-type="float" office:value="347">
            <text:p>347</text:p>
          </table:table-cell>
          <table:table-cell office:value-type="float" office:value="4961.78794533">
            <text:p>4961,78794533</text:p>
          </table:table-cell>
          <table:table-cell office:value-type="float" office:value="449.7986657">
            <text:p>449,7986657</text:p>
          </table:table-cell>
          <table:table-cell office:value-type="float" office:value="345">
            <text:p>345</text:p>
          </table:table-cell>
          <table:table-cell office:value-type="float" office:value="340">
            <text:p>3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965.68567">
            <text:p>4965,68567</text:p>
          </table:table-cell>
          <table:table-cell office:value-type="float" office:value="449.975356">
            <text:p>449,975356</text:p>
          </table:table-cell>
        </table:table-row>
        <table:table-row table:style-name="ro1">
          <table:table-cell office:value-type="float" office:value="231.33433434">
            <text:p>231,33433434</text:p>
          </table:table-cell>
          <table:table-cell office:value-type="float" office:value="93.27771978">
            <text:p>93,27771978</text:p>
          </table:table-cell>
          <table:table-cell table:number-columns-repeated="2" office:value-type="float" office:value="351">
            <text:p>351</text:p>
          </table:table-cell>
          <table:table-cell office:value-type="float" office:value="231.33433434">
            <text:p>231,33433434</text:p>
          </table:table-cell>
          <table:table-cell office:value-type="float" office:value="93.27771978">
            <text:p>93,27771978</text:p>
          </table:table-cell>
          <table:table-cell table:number-columns-repeated="2" office:value-type="float" office:value="351">
            <text:p>351</text:p>
          </table:table-cell>
          <table:table-cell office:value-type="float" office:value="231.3343343">
            <text:p>231,3343343</text:p>
          </table:table-cell>
          <table:table-cell office:value-type="float" office:value="93.27771978">
            <text:p>93,27771978</text:p>
          </table:table-cell>
          <table:table-cell table:number-columns-repeated="2" office:value-type="float" office:value="341">
            <text:p>34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Charles de Gau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31.51574">
            <text:p>231,51574</text:p>
          </table:table-cell>
          <table:table-cell office:value-type="float" office:value="93.31423">
            <text:p>93,31423</text:p>
          </table:table-cell>
        </table:table-row>
        <table:table-row table:style-name="ro1">
          <table:table-cell office:value-type="float" office:value="40240.30032448">
            <text:p>40240,30032448</text:p>
          </table:table-cell>
          <table:table-cell office:value-type="float" office:value="963.66128893">
            <text:p>963,66128893</text:p>
          </table:table-cell>
          <table:table-cell table:number-columns-repeated="2" office:value-type="float" office:value="354">
            <text:p>354</text:p>
          </table:table-cell>
          <table:table-cell office:value-type="float" office:value="40240.3003245">
            <text:p>40240,3003245</text:p>
          </table:table-cell>
          <table:table-cell office:value-type="float" office:value="963.66128893">
            <text:p>963,66128893</text:p>
          </table:table-cell>
          <table:table-cell table:number-columns-repeated="2" office:value-type="float" office:value="354">
            <text:p>354</text:p>
          </table:table-cell>
          <table:table-cell office:value-type="float" office:value="40240.3003245">
            <text:p>40240,3003245</text:p>
          </table:table-cell>
          <table:table-cell office:value-type="float" office:value="963.66128893">
            <text:p>963,66128893</text:p>
          </table:table-cell>
          <table:table-cell office:value-type="float" office:value="338">
            <text:p>338</text:p>
          </table:table-cell>
          <table:table-cell office:value-type="float" office:value="334">
            <text:p>3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0271.90201">
            <text:p>40271,90201</text:p>
          </table:table-cell>
          <table:table-cell office:value-type="float" office:value="964.038476">
            <text:p>964,038476</text:p>
          </table:table-cell>
        </table:table-row>
        <table:table-row table:style-name="ro1">
          <table:table-cell office:value-type="float" office:value="3769.8686525">
            <text:p>3769,8686525</text:p>
          </table:table-cell>
          <table:table-cell office:value-type="float" office:value="231.48914763">
            <text:p>231,48914763</text:p>
          </table:table-cell>
          <table:table-cell table:number-columns-repeated="2" office:value-type="float" office:value="358">
            <text:p>358</text:p>
          </table:table-cell>
          <table:table-cell office:value-type="float" office:value="3769.8686525">
            <text:p>3769,8686525</text:p>
          </table:table-cell>
          <table:table-cell office:value-type="float" office:value="231.48914763">
            <text:p>231,48914763</text:p>
          </table:table-cell>
          <table:table-cell table:number-columns-repeated="2" office:value-type="float" office:value="358">
            <text:p>358</text:p>
          </table:table-cell>
          <table:table-cell office:value-type="float" office:value="3769.86865234">
            <text:p>3769,86865234</text:p>
          </table:table-cell>
          <table:table-cell office:value-type="float" office:value="231.48914763">
            <text:p>231,48914763</text:p>
          </table:table-cell>
          <table:table-cell office:value-type="float" office:value="334">
            <text:p>334</text:p>
          </table:table-cell>
          <table:table-cell office:value-type="float" office:value="767">
            <text:p>76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Charles de Gau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772.82189">
            <text:p>3772,82189</text:p>
          </table:table-cell>
          <table:table-cell office:value-type="float" office:value="231.579958">
            <text:p>231,579958</text:p>
          </table:table-cell>
        </table:table-row>
        <table:table-row table:style-name="ro1">
          <table:table-cell office:value-type="float" office:value="2378.64574716">
            <text:p>2378,64574716</text:p>
          </table:table-cell>
          <table:table-cell office:value-type="float" office:value="241.57907186">
            <text:p>241,57907186</text:p>
          </table:table-cell>
          <table:table-cell table:number-columns-repeated="2" office:value-type="float" office:value="360">
            <text:p>360</text:p>
          </table:table-cell>
          <table:table-cell office:value-type="float" office:value="2378.64574716">
            <text:p>2378,64574716</text:p>
          </table:table-cell>
          <table:table-cell office:value-type="float" office:value="241.57907186">
            <text:p>241,57907186</text:p>
          </table:table-cell>
          <table:table-cell table:number-columns-repeated="2" office:value-type="float" office:value="360">
            <text:p>360</text:p>
          </table:table-cell>
          <table:table-cell office:value-type="float" office:value="2378.64574716">
            <text:p>2378,64574716</text:p>
          </table:table-cell>
          <table:table-cell office:value-type="float" office:value="241.57907186">
            <text:p>241,57907186</text:p>
          </table:table-cell>
          <table:table-cell table:number-columns-repeated="2" office:value-type="float" office:value="332">
            <text:p>33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Jardin de la Canourgu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380.51026">
            <text:p>2380,51026</text:p>
          </table:table-cell>
          <table:table-cell office:value-type="float" office:value="241.67428">
            <text:p>241,67428</text:p>
          </table:table-cell>
        </table:table-row>
        <table:table-row table:style-name="ro1">
          <table:table-cell office:value-type="float" office:value="537.67385832">
            <text:p>537,67385832</text:p>
          </table:table-cell>
          <table:table-cell office:value-type="float" office:value="110.45978412">
            <text:p>110,45978412</text:p>
          </table:table-cell>
          <table:table-cell table:number-columns-repeated="2" office:value-type="float" office:value="361">
            <text:p>361</text:p>
          </table:table-cell>
          <table:table-cell office:value-type="float" office:value="537.67385832">
            <text:p>537,67385832</text:p>
          </table:table-cell>
          <table:table-cell office:value-type="float" office:value="110.45978412">
            <text:p>110,45978412</text:p>
          </table:table-cell>
          <table:table-cell table:number-columns-repeated="2" office:value-type="float" office:value="361">
            <text:p>361</text:p>
          </table:table-cell>
          <table:table-cell office:value-type="float" office:value="537.67385832">
            <text:p>537,67385832</text:p>
          </table:table-cell>
          <table:table-cell office:value-type="float" office:value="110.45978412">
            <text:p>110,45978412</text:p>
          </table:table-cell>
          <table:table-cell table:number-columns-repeated="2" office:value-type="float" office:value="331">
            <text:p>33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e l'Intendance du Languedoc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38.09406">
            <text:p>538,09406</text:p>
          </table:table-cell>
          <table:table-cell office:value-type="float" office:value="110.503112">
            <text:p>110,503112</text:p>
          </table:table-cell>
        </table:table-row>
        <table:table-row table:style-name="ro1">
          <table:table-cell office:value-type="float" office:value="116.29589838">
            <text:p>116,29589838</text:p>
          </table:table-cell>
          <table:table-cell office:value-type="float" office:value="48.2464845">
            <text:p>48,2464845</text:p>
          </table:table-cell>
          <table:table-cell table:number-columns-repeated="2" office:value-type="float" office:value="362">
            <text:p>362</text:p>
          </table:table-cell>
          <table:table-cell office:value-type="float" office:value="116.29589838">
            <text:p>116,29589838</text:p>
          </table:table-cell>
          <table:table-cell office:value-type="float" office:value="48.2464845">
            <text:p>48,2464845</text:p>
          </table:table-cell>
          <table:table-cell table:number-columns-repeated="2" office:value-type="float" office:value="362">
            <text:p>362</text:p>
          </table:table-cell>
          <table:table-cell office:value-type="float" office:value="116.29589844">
            <text:p>116,29589844</text:p>
          </table:table-cell>
          <table:table-cell office:value-type="float" office:value="48.24648451">
            <text:p>48,24648451</text:p>
          </table:table-cell>
          <table:table-cell office:value-type="float" office:value="330">
            <text:p>330</text:p>
          </table:table-cell>
          <table:table-cell office:value-type="float" office:value="765">
            <text:p>76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Charles de Gau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6.38702">
            <text:p>116,38702</text:p>
          </table:table-cell>
          <table:table-cell office:value-type="float" office:value="48.265443">
            <text:p>48,265443</text:p>
          </table:table-cell>
        </table:table-row>
        <table:table-row table:style-name="ro1">
          <table:table-cell office:value-type="float" office:value="2316.40089676">
            <text:p>2316,40089676</text:p>
          </table:table-cell>
          <table:table-cell office:value-type="float" office:value="321.10850322">
            <text:p>321,10850322</text:p>
          </table:table-cell>
          <table:table-cell table:number-columns-repeated="2" office:value-type="float" office:value="363">
            <text:p>363</text:p>
          </table:table-cell>
          <table:table-cell office:value-type="float" office:value="2316.40089676">
            <text:p>2316,40089676</text:p>
          </table:table-cell>
          <table:table-cell office:value-type="float" office:value="321.10850322">
            <text:p>321,10850322</text:p>
          </table:table-cell>
          <table:table-cell table:number-columns-repeated="2" office:value-type="float" office:value="363">
            <text:p>363</text:p>
          </table:table-cell>
          <table:table-cell office:value-type="float" office:value="2316.40089676">
            <text:p>2316,40089676</text:p>
          </table:table-cell>
          <table:table-cell office:value-type="float" office:value="321.10850322">
            <text:p>321,10850322</text:p>
          </table:table-cell>
          <table:table-cell office:value-type="float" office:value="329">
            <text:p>329</text:p>
          </table:table-cell>
          <table:table-cell office:value-type="float" office:value="330">
            <text:p>33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318.21784">
            <text:p>2318,21784</text:p>
          </table:table-cell>
          <table:table-cell office:value-type="float" office:value="321.234689">
            <text:p>321,234689</text:p>
          </table:table-cell>
        </table:table-row>
        <table:table-row table:style-name="ro1">
          <table:table-cell office:value-type="float" office:value="303.82226565">
            <text:p>303,82226565</text:p>
          </table:table-cell>
          <table:table-cell office:value-type="float" office:value="89.68635246">
            <text:p>89,68635246</text:p>
          </table:table-cell>
          <table:table-cell table:number-columns-repeated="2" office:value-type="float" office:value="364">
            <text:p>364</text:p>
          </table:table-cell>
          <table:table-cell office:value-type="float" office:value="303.82226565">
            <text:p>303,82226565</text:p>
          </table:table-cell>
          <table:table-cell office:value-type="float" office:value="89.68635246">
            <text:p>89,68635246</text:p>
          </table:table-cell>
          <table:table-cell table:number-columns-repeated="2" office:value-type="float" office:value="364">
            <text:p>3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04.06109">
            <text:p>304,06109</text:p>
          </table:table-cell>
          <table:table-cell office:value-type="float" office:value="89.721714">
            <text:p>89,721714</text:p>
          </table:table-cell>
        </table:table-row>
        <table:table-row table:style-name="ro1">
          <table:table-cell office:value-type="float" office:value="196.06023423">
            <text:p>196,06023423</text:p>
          </table:table-cell>
          <table:table-cell office:value-type="float" office:value="70.73683201">
            <text:p>70,73683201</text:p>
          </table:table-cell>
          <table:table-cell table:number-columns-repeated="2" office:value-type="float" office:value="365">
            <text:p>365</text:p>
          </table:table-cell>
          <table:table-cell office:value-type="float" office:value="196.06023423">
            <text:p>196,06023423</text:p>
          </table:table-cell>
          <table:table-cell office:value-type="float" office:value="70.73683201">
            <text:p>70,73683201</text:p>
          </table:table-cell>
          <table:table-cell table:number-columns-repeated="2" office:value-type="float" office:value="365">
            <text:p>365</text:p>
          </table:table-cell>
          <table:table-cell office:value-type="float" office:value="196.06023421">
            <text:p>196,06023421</text:p>
          </table:table-cell>
          <table:table-cell office:value-type="float" office:value="70.73683201">
            <text:p>70,73683201</text:p>
          </table:table-cell>
          <table:table-cell office:value-type="float" office:value="327">
            <text:p>327</text:p>
          </table:table-cell>
          <table:table-cell office:value-type="float" office:value="763">
            <text:p>76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Charles de Gau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96.21337">
            <text:p>196,21337</text:p>
          </table:table-cell>
          <table:table-cell office:value-type="float" office:value="70.764666">
            <text:p>70,764666</text:p>
          </table:table-cell>
        </table:table-row>
        <table:table-row table:style-name="ro1">
          <table:table-cell office:value-type="float" office:value="132.20194363">
            <text:p>132,20194363</text:p>
          </table:table-cell>
          <table:table-cell office:value-type="float" office:value="56.06289047">
            <text:p>56,06289047</text:p>
          </table:table-cell>
          <table:table-cell table:number-columns-repeated="2" office:value-type="float" office:value="366">
            <text:p>366</text:p>
          </table:table-cell>
          <table:table-cell office:value-type="float" office:value="132.20194363">
            <text:p>132,20194363</text:p>
          </table:table-cell>
          <table:table-cell office:value-type="float" office:value="56.06289047">
            <text:p>56,06289047</text:p>
          </table:table-cell>
          <table:table-cell table:number-columns-repeated="2" office:value-type="float" office:value="366">
            <text:p>366</text:p>
          </table:table-cell>
          <table:table-cell office:value-type="float" office:value="132.20194359">
            <text:p>132,20194359</text:p>
          </table:table-cell>
          <table:table-cell office:value-type="float" office:value="56.06289046">
            <text:p>56,06289046</text:p>
          </table:table-cell>
          <table:table-cell office:value-type="float" office:value="326">
            <text:p>326</text:p>
          </table:table-cell>
          <table:table-cell office:value-type="float" office:value="762">
            <text:p>76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Charles de Gau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32.30751">
            <text:p>132,30751</text:p>
          </table:table-cell>
          <table:table-cell office:value-type="float" office:value="56.084973">
            <text:p>56,084973</text:p>
          </table:table-cell>
        </table:table-row>
        <table:table-row table:style-name="ro1">
          <table:table-cell office:value-type="float" office:value="520.41113285">
            <text:p>520,41113285</text:p>
          </table:table-cell>
          <table:table-cell office:value-type="float" office:value="102.22906881">
            <text:p>102,22906881</text:p>
          </table:table-cell>
          <table:table-cell table:number-columns-repeated="2" office:value-type="float" office:value="367">
            <text:p>367</text:p>
          </table:table-cell>
          <table:table-cell office:value-type="float" office:value="520.41113285">
            <text:p>520,41113285</text:p>
          </table:table-cell>
          <table:table-cell office:value-type="float" office:value="102.22906881">
            <text:p>102,22906881</text:p>
          </table:table-cell>
          <table:table-cell table:number-columns-repeated="2" office:value-type="float" office:value="367">
            <text:p>367</text:p>
          </table:table-cell>
          <table:table-cell office:value-type="float" office:value="520.41113281">
            <text:p>520,41113281</text:p>
          </table:table-cell>
          <table:table-cell office:value-type="float" office:value="102.22906881">
            <text:p>102,22906881</text:p>
          </table:table-cell>
          <table:table-cell office:value-type="float" office:value="325">
            <text:p>325</text:p>
          </table:table-cell>
          <table:table-cell office:value-type="float" office:value="761">
            <text:p>76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lanade Charles de Gau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20.82092">
            <text:p>520,82092</text:p>
          </table:table-cell>
          <table:table-cell office:value-type="float" office:value="102.269308">
            <text:p>102,269308</text:p>
          </table:table-cell>
        </table:table-row>
        <table:table-row table:style-name="ro1">
          <table:table-cell office:value-type="float" office:value="788.37220038">
            <text:p>788,37220038</text:p>
          </table:table-cell>
          <table:table-cell office:value-type="float" office:value="195.05583773">
            <text:p>195,05583773</text:p>
          </table:table-cell>
          <table:table-cell table:number-columns-repeated="2" office:value-type="float" office:value="368">
            <text:p>368</text:p>
          </table:table-cell>
          <table:table-cell office:value-type="float" office:value="788.37220038">
            <text:p>788,37220038</text:p>
          </table:table-cell>
          <table:table-cell office:value-type="float" office:value="195.05583773">
            <text:p>195,05583773</text:p>
          </table:table-cell>
          <table:table-cell table:number-columns-repeated="2" office:value-type="float" office:value="368">
            <text:p>368</text:p>
          </table:table-cell>
          <table:table-cell office:value-type="float" office:value="788.37220038">
            <text:p>788,37220038</text:p>
          </table:table-cell>
          <table:table-cell office:value-type="float" office:value="195.05583773">
            <text:p>195,05583773</text:p>
          </table:table-cell>
          <table:table-cell office:value-type="float" office:value="324">
            <text:p>324</text:p>
          </table:table-cell>
          <table:table-cell office:value-type="float" office:value="328">
            <text:p>32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G.S. Blaise Pascal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88.98374">
            <text:p>788,98374</text:p>
          </table:table-cell>
          <table:table-cell office:value-type="float" office:value="195.131892">
            <text:p>195,131892</text:p>
          </table:table-cell>
        </table:table-row>
        <table:table-row table:style-name="ro1">
          <table:table-cell office:value-type="float" office:value="269.14342184">
            <text:p>269,14342184</text:p>
          </table:table-cell>
          <table:table-cell office:value-type="float" office:value="87.74403872">
            <text:p>87,74403872</text:p>
          </table:table-cell>
          <table:table-cell table:number-columns-repeated="2" office:value-type="float" office:value="369">
            <text:p>369</text:p>
          </table:table-cell>
          <table:table-cell office:value-type="float" office:value="269.14342184">
            <text:p>269,14342184</text:p>
          </table:table-cell>
          <table:table-cell office:value-type="float" office:value="87.74403872">
            <text:p>87,74403872</text:p>
          </table:table-cell>
          <table:table-cell table:number-columns-repeated="2" office:value-type="float" office:value="369">
            <text:p>369</text:p>
          </table:table-cell>
          <table:table-cell office:value-type="float" office:value="269.14342184">
            <text:p>269,14342184</text:p>
          </table:table-cell>
          <table:table-cell office:value-type="float" office:value="87.74403872">
            <text:p>87,74403872</text:p>
          </table:table-cell>
          <table:table-cell office:value-type="float" office:value="323">
            <text:p>323</text:p>
          </table:table-cell>
          <table:table-cell office:value-type="float" office:value="327">
            <text:p>32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Louis Carl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69.35371">
            <text:p>269,35371</text:p>
          </table:table-cell>
          <table:table-cell office:value-type="float" office:value="87.778192">
            <text:p>87,778192</text:p>
          </table:table-cell>
        </table:table-row>
        <table:table-row table:style-name="ro1">
          <table:table-cell office:value-type="float" office:value="5428.73023207">
            <text:p>5428,73023207</text:p>
          </table:table-cell>
          <table:table-cell office:value-type="float" office:value="379.40185227">
            <text:p>379,40185227</text:p>
          </table:table-cell>
          <table:table-cell table:number-columns-repeated="2" office:value-type="float" office:value="370">
            <text:p>370</text:p>
          </table:table-cell>
          <table:table-cell office:value-type="float" office:value="5428.73023207">
            <text:p>5428,73023207</text:p>
          </table:table-cell>
          <table:table-cell office:value-type="float" office:value="379.40185227">
            <text:p>379,40185227</text:p>
          </table:table-cell>
          <table:table-cell table:number-columns-repeated="2" office:value-type="float" office:value="370">
            <text:p>370</text:p>
          </table:table-cell>
          <table:table-cell office:value-type="float" office:value="5428.73023207">
            <text:p>5428,73023207</text:p>
          </table:table-cell>
          <table:table-cell office:value-type="float" office:value="379.40185227">
            <text:p>379,40185227</text:p>
          </table:table-cell>
          <table:table-cell office:value-type="float" office:value="322">
            <text:p>322</text:p>
          </table:table-cell>
          <table:table-cell office:value-type="float" office:value="326">
            <text:p>32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ioscorid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432.9806">
            <text:p>5432,9806</text:p>
          </table:table-cell>
          <table:table-cell office:value-type="float" office:value="379.550271">
            <text:p>379,550271</text:p>
          </table:table-cell>
        </table:table-row>
        <table:table-row table:style-name="ro1">
          <table:table-cell office:value-type="float" office:value="63444.14932334">
            <text:p>63444,14932334</text:p>
          </table:table-cell>
          <table:table-cell office:value-type="float" office:value="2024.35262162">
            <text:p>2024,35262162</text:p>
          </table:table-cell>
          <table:table-cell table:number-columns-repeated="2" office:value-type="float" office:value="371">
            <text:p>371</text:p>
          </table:table-cell>
          <table:table-cell office:value-type="float" office:value="63444.1493233">
            <text:p>63444,1493233</text:p>
          </table:table-cell>
          <table:table-cell office:value-type="float" office:value="2024.35262162">
            <text:p>2024,35262162</text:p>
          </table:table-cell>
          <table:table-cell table:number-columns-repeated="2" office:value-type="float" office:value="371">
            <text:p>371</text:p>
          </table:table-cell>
          <table:table-cell office:value-type="float" office:value="63444.1493233">
            <text:p>63444,1493233</text:p>
          </table:table-cell>
          <table:table-cell office:value-type="float" office:value="2024.35262162">
            <text:p>2024,35262162</text:p>
          </table:table-cell>
          <table:table-cell office:value-type="float" office:value="321">
            <text:p>321</text:p>
          </table:table-cell>
          <table:table-cell office:value-type="float" office:value="325">
            <text:p>32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hateau de la Piscin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3494.01647">
            <text:p>63494,01647</text:p>
          </table:table-cell>
          <table:table-cell office:value-type="float" office:value="2025.149151">
            <text:p>2025,149151</text:p>
          </table:table-cell>
        </table:table-row>
        <table:table-row table:style-name="ro1">
          <table:table-cell office:value-type="float" office:value="583.73557098">
            <text:p>583,73557098</text:p>
          </table:table-cell>
          <table:table-cell office:value-type="float" office:value="96.71562389">
            <text:p>96,71562389</text:p>
          </table:table-cell>
          <table:table-cell table:number-columns-repeated="2" office:value-type="float" office:value="372">
            <text:p>372</text:p>
          </table:table-cell>
          <table:table-cell office:value-type="float" office:value="583.73557098">
            <text:p>583,73557098</text:p>
          </table:table-cell>
          <table:table-cell office:value-type="float" office:value="96.71562389">
            <text:p>96,71562389</text:p>
          </table:table-cell>
          <table:table-cell table:number-columns-repeated="2" office:value-type="float" office:value="372">
            <text:p>372</text:p>
          </table:table-cell>
          <table:table-cell office:value-type="float" office:value="583.73557098">
            <text:p>583,73557098</text:p>
          </table:table-cell>
          <table:table-cell office:value-type="float" office:value="96.71562389">
            <text:p>96,71562389</text:p>
          </table:table-cell>
          <table:table-cell office:value-type="float" office:value="320">
            <text:p>320</text:p>
          </table:table-cell>
          <table:table-cell office:value-type="float" office:value="324">
            <text:p>3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84.19581">
            <text:p>584,19581</text:p>
          </table:table-cell>
          <table:table-cell office:value-type="float" office:value="96.753736">
            <text:p>96,753736</text:p>
          </table:table-cell>
        </table:table-row>
        <table:table-row table:style-name="ro1">
          <table:table-cell office:value-type="float" office:value="337.52115506">
            <text:p>337,52115506</text:p>
          </table:table-cell>
          <table:table-cell office:value-type="float" office:value="65.20906911">
            <text:p>65,20906911</text:p>
          </table:table-cell>
          <table:table-cell table:number-columns-repeated="2" office:value-type="float" office:value="374">
            <text:p>374</text:p>
          </table:table-cell>
          <table:table-cell office:value-type="float" office:value="337.52115506">
            <text:p>337,52115506</text:p>
          </table:table-cell>
          <table:table-cell office:value-type="float" office:value="65.20906911">
            <text:p>65,20906911</text:p>
          </table:table-cell>
          <table:table-cell table:number-columns-repeated="2" office:value-type="float" office:value="374">
            <text:p>374</text:p>
          </table:table-cell>
          <table:table-cell office:value-type="float" office:value="337.52115506">
            <text:p>337,52115506</text:p>
          </table:table-cell>
          <table:table-cell office:value-type="float" office:value="65.20906911">
            <text:p>65,20906911</text:p>
          </table:table-cell>
          <table:table-cell office:value-type="float" office:value="318">
            <text:p>318</text:p>
          </table:table-cell>
          <table:table-cell office:value-type="float" office:value="322">
            <text:p>32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37.78564">
            <text:p>337,78564</text:p>
          </table:table-cell>
          <table:table-cell office:value-type="float" office:value="65.234613">
            <text:p>65,234613</text:p>
          </table:table-cell>
        </table:table-row>
        <table:table-row table:style-name="ro1">
          <table:table-cell office:value-type="float" office:value="15.35900813">
            <text:p>15,35900813</text:p>
          </table:table-cell>
          <table:table-cell office:value-type="float" office:value="15.76103703">
            <text:p>15,76103703</text:p>
          </table:table-cell>
          <table:table-cell table:number-columns-repeated="2" office:value-type="float" office:value="375">
            <text:p>375</text:p>
          </table:table-cell>
          <table:table-cell office:value-type="float" office:value="15.35900813">
            <text:p>15,35900813</text:p>
          </table:table-cell>
          <table:table-cell office:value-type="float" office:value="15.76103703">
            <text:p>15,76103703</text:p>
          </table:table-cell>
          <table:table-cell table:number-columns-repeated="2" office:value-type="float" office:value="375">
            <text:p>375</text:p>
          </table:table-cell>
          <table:table-cell office:value-type="float" office:value="15.35900813">
            <text:p>15,35900813</text:p>
          </table:table-cell>
          <table:table-cell office:value-type="float" office:value="15.76103703">
            <text:p>15,76103703</text:p>
          </table:table-cell>
          <table:table-cell office:value-type="float" office:value="317">
            <text:p>317</text:p>
          </table:table-cell>
          <table:table-cell office:value-type="float" office:value="321">
            <text:p>32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5.37043">
            <text:p>15,37043</text:p>
          </table:table-cell>
          <table:table-cell office:value-type="float" office:value="15.766895">
            <text:p>15,766895</text:p>
          </table:table-cell>
        </table:table-row>
        <table:table-row table:style-name="ro1">
          <table:table-cell office:value-type="float" office:value="24.36933766">
            <text:p>24,36933766</text:p>
          </table:table-cell>
          <table:table-cell office:value-type="float" office:value="20.21935308">
            <text:p>20,21935308</text:p>
          </table:table-cell>
          <table:table-cell table:number-columns-repeated="2" office:value-type="float" office:value="376">
            <text:p>376</text:p>
          </table:table-cell>
          <table:table-cell office:value-type="float" office:value="24.36933767">
            <text:p>24,36933767</text:p>
          </table:table-cell>
          <table:table-cell office:value-type="float" office:value="20.21935308">
            <text:p>20,21935308</text:p>
          </table:table-cell>
          <table:table-cell table:number-columns-repeated="2" office:value-type="float" office:value="376">
            <text:p>376</text:p>
          </table:table-cell>
          <table:table-cell office:value-type="float" office:value="24.36933767">
            <text:p>24,36933767</text:p>
          </table:table-cell>
          <table:table-cell office:value-type="float" office:value="20.21935308">
            <text:p>20,21935308</text:p>
          </table:table-cell>
          <table:table-cell office:value-type="float" office:value="316">
            <text:p>316</text:p>
          </table:table-cell>
          <table:table-cell office:value-type="float" office:value="320">
            <text:p>3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4.38855">
            <text:p>24,38855</text:p>
          </table:table-cell>
          <table:table-cell office:value-type="float" office:value="20.227332">
            <text:p>20,227332</text:p>
          </table:table-cell>
        </table:table-row>
        <table:table-row table:style-name="ro1">
          <table:table-cell office:value-type="float" office:value="470.09717709">
            <text:p>470,09717709</text:p>
          </table:table-cell>
          <table:table-cell office:value-type="float" office:value="86.97115025">
            <text:p>86,97115025</text:p>
          </table:table-cell>
          <table:table-cell table:number-columns-repeated="2" office:value-type="float" office:value="378">
            <text:p>378</text:p>
          </table:table-cell>
          <table:table-cell office:value-type="float" office:value="470.09717709">
            <text:p>470,09717709</text:p>
          </table:table-cell>
          <table:table-cell office:value-type="float" office:value="86.97115025">
            <text:p>86,97115025</text:p>
          </table:table-cell>
          <table:table-cell table:number-columns-repeated="2" office:value-type="float" office:value="378">
            <text:p>378</text:p>
          </table:table-cell>
          <table:table-cell office:value-type="float" office:value="470.09717709">
            <text:p>470,09717709</text:p>
          </table:table-cell>
          <table:table-cell office:value-type="float" office:value="86.97115025">
            <text:p>86,97115025</text:p>
          </table:table-cell>
          <table:table-cell office:value-type="float" office:value="314">
            <text:p>314</text:p>
          </table:table-cell>
          <table:table-cell office:value-type="float" office:value="318">
            <text:p>31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n de L'Université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70.46487">
            <text:p>470,46487</text:p>
          </table:table-cell>
          <table:table-cell office:value-type="float" office:value="87.005191">
            <text:p>87,005191</text:p>
          </table:table-cell>
        </table:table-row>
        <table:table-row table:style-name="ro1">
          <table:table-cell office:value-type="float" office:value="50.11701424">
            <text:p>50,11701424</text:p>
          </table:table-cell>
          <table:table-cell office:value-type="float" office:value="31.00714549">
            <text:p>31,00714549</text:p>
          </table:table-cell>
          <table:table-cell table:number-columns-repeated="2" office:value-type="float" office:value="379">
            <text:p>379</text:p>
          </table:table-cell>
          <table:table-cell office:value-type="float" office:value="50.11701424">
            <text:p>50,11701424</text:p>
          </table:table-cell>
          <table:table-cell office:value-type="float" office:value="31.00714549">
            <text:p>31,00714549</text:p>
          </table:table-cell>
          <table:table-cell table:number-columns-repeated="2" office:value-type="float" office:value="379">
            <text:p>379</text:p>
          </table:table-cell>
          <table:table-cell office:value-type="float" office:value="50.11701424">
            <text:p>50,11701424</text:p>
          </table:table-cell>
          <table:table-cell office:value-type="float" office:value="31.00714549">
            <text:p>31,00714549</text:p>
          </table:table-cell>
          <table:table-cell office:value-type="float" office:value="313">
            <text:p>313</text:p>
          </table:table-cell>
          <table:table-cell office:value-type="float" office:value="317">
            <text:p>31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Jardin Hôtel de Sully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0.15719">
            <text:p>50,15719</text:p>
          </table:table-cell>
          <table:table-cell office:value-type="float" office:value="31.019336">
            <text:p>31,019336</text:p>
          </table:table-cell>
        </table:table-row>
        <table:table-row table:style-name="ro1">
          <table:table-cell office:value-type="float" office:value="4256.89739218">
            <text:p>4256,89739218</text:p>
          </table:table-cell>
          <table:table-cell office:value-type="float" office:value="482.97480228">
            <text:p>482,97480228</text:p>
          </table:table-cell>
          <table:table-cell table:number-columns-repeated="2" office:value-type="float" office:value="585">
            <text:p>585</text:p>
          </table:table-cell>
          <table:table-cell office:value-type="float" office:value="4256.89739218">
            <text:p>4256,89739218</text:p>
          </table:table-cell>
          <table:table-cell office:value-type="float" office:value="482.97480228">
            <text:p>482,97480228</text:p>
          </table:table-cell>
          <table:table-cell table:number-columns-repeated="2" office:value-type="float" office:value="585">
            <text:p>585</text:p>
          </table:table-cell>
          <table:table-cell office:value-type="float" office:value="4256.89739218">
            <text:p>4256,89739218</text:p>
          </table:table-cell>
          <table:table-cell office:value-type="float" office:value="482.97480228">
            <text:p>482,97480228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260.07192">
            <text:p>4260,07192</text:p>
          </table:table-cell>
          <table:table-cell office:value-type="float" office:value="483.156436">
            <text:p>483,156436</text:p>
          </table:table-cell>
        </table:table-row>
        <table:table-row table:style-name="ro1">
          <table:table-cell office:value-type="float" office:value="856.77303064">
            <text:p>856,77303064</text:p>
          </table:table-cell>
          <table:table-cell office:value-type="float" office:value="325.48394189">
            <text:p>325,48394189</text:p>
          </table:table-cell>
          <table:table-cell table:number-columns-repeated="2" office:value-type="float" office:value="586">
            <text:p>586</text:p>
          </table:table-cell>
          <table:table-cell office:value-type="float" office:value="856.77303064">
            <text:p>856,77303064</text:p>
          </table:table-cell>
          <table:table-cell office:value-type="float" office:value="325.48394189">
            <text:p>325,48394189</text:p>
          </table:table-cell>
          <table:table-cell table:number-columns-repeated="2" office:value-type="float" office:value="586">
            <text:p>586</text:p>
          </table:table-cell>
          <table:table-cell office:value-type="float" office:value="856.77303064">
            <text:p>856,77303064</text:p>
          </table:table-cell>
          <table:table-cell office:value-type="float" office:value="325.48394189">
            <text:p>325,48394189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57.40704">
            <text:p>857,40704</text:p>
          </table:table-cell>
          <table:table-cell office:value-type="float" office:value="325.606205">
            <text:p>325,606205</text:p>
          </table:table-cell>
        </table:table-row>
        <table:table-row table:style-name="ro1">
          <table:table-cell office:value-type="float" office:value="528.94673823">
            <text:p>528,94673823</text:p>
          </table:table-cell>
          <table:table-cell office:value-type="float" office:value="338.98514011">
            <text:p>338,98514011</text:p>
          </table:table-cell>
          <table:table-cell table:number-columns-repeated="2" office:value-type="float" office:value="587">
            <text:p>587</text:p>
          </table:table-cell>
          <table:table-cell office:value-type="float" office:value="528.94673823">
            <text:p>528,94673823</text:p>
          </table:table-cell>
          <table:table-cell office:value-type="float" office:value="338.98514011">
            <text:p>338,98514011</text:p>
          </table:table-cell>
          <table:table-cell table:number-columns-repeated="2" office:value-type="float" office:value="587">
            <text:p>587</text:p>
          </table:table-cell>
          <table:table-cell office:value-type="float" office:value="276.84137775">
            <text:p>276,84137775</text:p>
          </table:table-cell>
          <table:table-cell office:value-type="float" office:value="210.04737239">
            <text:p>210,04737239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29.34645">
            <text:p>529,34645</text:p>
          </table:table-cell>
          <table:table-cell office:value-type="float" office:value="339.112599">
            <text:p>339,112599</text:p>
          </table:table-cell>
        </table:table-row>
        <table:table-row table:style-name="ro1">
          <table:table-cell office:value-type="float" office:value="5700.50265616">
            <text:p>5700,50265616</text:p>
          </table:table-cell>
          <table:table-cell office:value-type="float" office:value="803.50997407">
            <text:p>803,50997407</text:p>
          </table:table-cell>
          <table:table-cell table:number-columns-repeated="2" office:value-type="float" office:value="588">
            <text:p>588</text:p>
          </table:table-cell>
          <table:table-cell office:value-type="float" office:value="5700.50265616">
            <text:p>5700,50265616</text:p>
          </table:table-cell>
          <table:table-cell office:value-type="float" office:value="803.50997407">
            <text:p>803,50997407</text:p>
          </table:table-cell>
          <table:table-cell table:number-columns-repeated="2" office:value-type="float" office:value="588">
            <text:p>588</text:p>
          </table:table-cell>
          <table:table-cell office:value-type="float" office:value="5700.50265617">
            <text:p>5700,50265617</text:p>
          </table:table-cell>
          <table:table-cell office:value-type="float" office:value="803.50997407">
            <text:p>803,50997407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queduc de la Lyr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704.76784">
            <text:p>5704,76784</text:p>
          </table:table-cell>
          <table:table-cell office:value-type="float" office:value="803.811163">
            <text:p>803,811163</text:p>
          </table:table-cell>
        </table:table-row>
        <table:table-row table:style-name="ro1">
          <table:table-cell office:value-type="float" office:value="274.0595521">
            <text:p>274,0595521</text:p>
          </table:table-cell>
          <table:table-cell office:value-type="float" office:value="94.77884189">
            <text:p>94,77884189</text:p>
          </table:table-cell>
          <table:table-cell table:number-columns-repeated="2" office:value-type="float" office:value="589">
            <text:p>589</text:p>
          </table:table-cell>
          <table:table-cell office:value-type="float" office:value="274.0595521">
            <text:p>274,0595521</text:p>
          </table:table-cell>
          <table:table-cell office:value-type="float" office:value="94.77884189">
            <text:p>94,77884189</text:p>
          </table:table-cell>
          <table:table-cell table:number-columns-repeated="2" office:value-type="float" office:value="589">
            <text:p>589</text:p>
          </table:table-cell>
          <table:table-cell office:value-type="float" office:value="274.0595521">
            <text:p>274,0595521</text:p>
          </table:table-cell>
          <table:table-cell office:value-type="float" office:value="94.77884189">
            <text:p>94,77884189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74.26356">
            <text:p>274,26356</text:p>
          </table:table-cell>
          <table:table-cell office:value-type="float" office:value="94.814065">
            <text:p>94,814065</text:p>
          </table:table-cell>
        </table:table-row>
        <table:table-row table:style-name="ro1">
          <table:table-cell office:value-type="float" office:value="500.36732438">
            <text:p>500,36732438</text:p>
          </table:table-cell>
          <table:table-cell office:value-type="float" office:value="82.98721906">
            <text:p>82,98721906</text:p>
          </table:table-cell>
          <table:table-cell table:number-columns-repeated="2" office:value-type="float" office:value="570">
            <text:p>570</text:p>
          </table:table-cell>
          <table:table-cell office:value-type="float" office:value="500.36732438">
            <text:p>500,36732438</text:p>
          </table:table-cell>
          <table:table-cell office:value-type="float" office:value="82.98721906">
            <text:p>82,98721906</text:p>
          </table:table-cell>
          <table:table-cell table:number-columns-repeated="2" office:value-type="float" office:value="570">
            <text:p>5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00.74344">
            <text:p>500,74344</text:p>
          </table:table-cell>
          <table:table-cell office:value-type="float" office:value="83.018374">
            <text:p>83,018374</text:p>
          </table:table-cell>
        </table:table-row>
        <table:table-row table:style-name="ro1">
          <table:table-cell office:value-type="float" office:value="73126.01503019">
            <text:p>73126,01503019</text:p>
          </table:table-cell>
          <table:table-cell office:value-type="float" office:value="1627.36459639">
            <text:p>1627,36459639</text:p>
          </table:table-cell>
          <table:table-cell table:number-columns-repeated="2" office:value-type="float" office:value="571">
            <text:p>571</text:p>
          </table:table-cell>
          <table:table-cell office:value-type="float" office:value="73126.0150302">
            <text:p>73126,0150302</text:p>
          </table:table-cell>
          <table:table-cell office:value-type="float" office:value="1627.36459639">
            <text:p>1627,36459639</text:p>
          </table:table-cell>
          <table:table-cell table:number-columns-repeated="2" office:value-type="float" office:value="571">
            <text:p>571</text:p>
          </table:table-cell>
          <table:table-cell office:value-type="float" office:value="73126.0150302">
            <text:p>73126,0150302</text:p>
          </table:table-cell>
          <table:table-cell office:value-type="float" office:value="1627.36459639">
            <text:p>1627,36459639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annalett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3181.07754">
            <text:p>73181,07754</text:p>
          </table:table-cell>
          <table:table-cell office:value-type="float" office:value="1627.977572">
            <text:p>1627,977572</text:p>
          </table:table-cell>
        </table:table-row>
        <table:table-row table:style-name="ro1">
          <table:table-cell office:value-type="float" office:value="7367.44706688">
            <text:p>7367,44706688</text:p>
          </table:table-cell>
          <table:table-cell office:value-type="float" office:value="304.52717192">
            <text:p>304,52717192</text:p>
          </table:table-cell>
          <table:table-cell table:number-columns-repeated="2" office:value-type="float" office:value="575">
            <text:p>575</text:p>
          </table:table-cell>
          <table:table-cell office:value-type="float" office:value="7367.44706688">
            <text:p>7367,44706688</text:p>
          </table:table-cell>
          <table:table-cell office:value-type="float" office:value="304.52717192">
            <text:p>304,52717192</text:p>
          </table:table-cell>
          <table:table-cell table:number-columns-repeated="2" office:value-type="float" office:value="575">
            <text:p>575</text:p>
          </table:table-cell>
          <table:table-cell office:value-type="float" office:value="7367.44706689">
            <text:p>7367,44706689</text:p>
          </table:table-cell>
          <table:table-cell office:value-type="float" office:value="304.52717192">
            <text:p>304,52717192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372.97575">
            <text:p>7372,97575</text:p>
          </table:table-cell>
          <table:table-cell office:value-type="float" office:value="304.641412">
            <text:p>304,641412</text:p>
          </table:table-cell>
        </table:table-row>
        <table:table-row table:style-name="ro1">
          <table:table-cell office:value-type="float" office:value="537.69727858">
            <text:p>537,69727858</text:p>
          </table:table-cell>
          <table:table-cell office:value-type="float" office:value="133.91622953">
            <text:p>133,91622953</text:p>
          </table:table-cell>
          <table:table-cell table:number-columns-repeated="2" office:value-type="float" office:value="577">
            <text:p>577</text:p>
          </table:table-cell>
          <table:table-cell office:value-type="float" office:value="537.69727858">
            <text:p>537,69727858</text:p>
          </table:table-cell>
          <table:table-cell office:value-type="float" office:value="133.91622953">
            <text:p>133,91622953</text:p>
          </table:table-cell>
          <table:table-cell table:number-columns-repeated="2" office:value-type="float" office:value="577">
            <text:p>577</text:p>
          </table:table-cell>
          <table:table-cell office:value-type="float" office:value="537.69727859">
            <text:p>537,69727859</text:p>
          </table:table-cell>
          <table:table-cell office:value-type="float" office:value="133.91622953">
            <text:p>133,91622953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38.09841">
            <text:p>538,09841</text:p>
          </table:table-cell>
          <table:table-cell office:value-type="float" office:value="133.966472">
            <text:p>133,966472</text:p>
          </table:table-cell>
        </table:table-row>
        <table:table-row table:style-name="ro1">
          <table:table-cell office:value-type="float" office:value="1076.33644624">
            <text:p>1076,33644624</text:p>
          </table:table-cell>
          <table:table-cell office:value-type="float" office:value="150.17580419">
            <text:p>150,17580419</text:p>
          </table:table-cell>
          <table:table-cell table:number-columns-repeated="2" office:value-type="float" office:value="580">
            <text:p>580</text:p>
          </table:table-cell>
          <table:table-cell office:value-type="float" office:value="1076.33644624">
            <text:p>1076,33644624</text:p>
          </table:table-cell>
          <table:table-cell office:value-type="float" office:value="150.17580419">
            <text:p>150,17580419</text:p>
          </table:table-cell>
          <table:table-cell table:number-columns-repeated="2" office:value-type="float" office:value="580">
            <text:p>580</text:p>
          </table:table-cell>
          <table:table-cell office:value-type="float" office:value="1076.33644625">
            <text:p>1076,33644625</text:p>
          </table:table-cell>
          <table:table-cell office:value-type="float" office:value="150.17580419">
            <text:p>150,1758041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Billie Holiday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77.14132">
            <text:p>1077,14132</text:p>
          </table:table-cell>
          <table:table-cell office:value-type="float" office:value="150.231532">
            <text:p>150,231532</text:p>
          </table:table-cell>
        </table:table-row>
        <table:table-row table:style-name="ro1">
          <table:table-cell office:value-type="float" office:value="8790.53209728">
            <text:p>8790,53209728</text:p>
          </table:table-cell>
          <table:table-cell office:value-type="float" office:value="443.95829328">
            <text:p>443,95829328</text:p>
          </table:table-cell>
          <table:table-cell table:number-columns-repeated="2" office:value-type="float" office:value="583">
            <text:p>583</text:p>
          </table:table-cell>
          <table:table-cell office:value-type="float" office:value="8790.53209728">
            <text:p>8790,53209728</text:p>
          </table:table-cell>
          <table:table-cell office:value-type="float" office:value="443.95829328">
            <text:p>443,95829328</text:p>
          </table:table-cell>
          <table:table-cell table:number-columns-repeated="2" office:value-type="float" office:value="583">
            <text:p>583</text:p>
          </table:table-cell>
          <table:table-cell office:value-type="float" office:value="8790.53209728">
            <text:p>8790,53209728</text:p>
          </table:table-cell>
          <table:table-cell office:value-type="float" office:value="443.95829328">
            <text:p>443,95829328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Georges Brassen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797.10821">
            <text:p>8797,10821</text:p>
          </table:table-cell>
          <table:table-cell office:value-type="float" office:value="444.124701">
            <text:p>444,124701</text:p>
          </table:table-cell>
        </table:table-row>
        <table:table-row table:style-name="ro1">
          <table:table-cell office:value-type="float" office:value="15747.99820514">
            <text:p>15747,99820514</text:p>
          </table:table-cell>
          <table:table-cell office:value-type="float" office:value="758.73565295">
            <text:p>758,73565295</text:p>
          </table:table-cell>
          <table:table-cell table:number-columns-repeated="2" office:value-type="float" office:value="584">
            <text:p>584</text:p>
          </table:table-cell>
          <table:table-cell office:value-type="float" office:value="15747.9982051">
            <text:p>15747,9982051</text:p>
          </table:table-cell>
          <table:table-cell office:value-type="float" office:value="758.73565295">
            <text:p>758,73565295</text:p>
          </table:table-cell>
          <table:table-cell table:number-columns-repeated="2" office:value-type="float" office:value="584">
            <text:p>5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5759.79637">
            <text:p>15759,79637</text:p>
          </table:table-cell>
          <table:table-cell office:value-type="float" office:value="759.020475">
            <text:p>759,020475</text:p>
          </table:table-cell>
        </table:table-row>
        <table:table-row table:style-name="ro1">
          <table:table-cell office:value-type="float" office:value="10625.45005874">
            <text:p>10625,45005874</text:p>
          </table:table-cell>
          <table:table-cell office:value-type="float" office:value="660.81205505">
            <text:p>660,81205505</text:p>
          </table:table-cell>
          <table:table-cell table:number-columns-repeated="2" office:value-type="float" office:value="593">
            <text:p>593</text:p>
          </table:table-cell>
          <table:table-cell office:value-type="float" office:value="10625.4500588">
            <text:p>10625,4500588</text:p>
          </table:table-cell>
          <table:table-cell office:value-type="float" office:value="660.81205505">
            <text:p>660,81205505</text:p>
          </table:table-cell>
          <table:table-cell table:number-columns-repeated="2" office:value-type="float" office:value="593">
            <text:p>593</text:p>
          </table:table-cell>
          <table:table-cell office:value-type="float" office:value="10625.4500588">
            <text:p>10625,4500588</text:p>
          </table:table-cell>
          <table:table-cell office:value-type="float" office:value="660.81205505">
            <text:p>660,81205505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633.37279">
            <text:p>10633,37279</text:p>
          </table:table-cell>
          <table:table-cell office:value-type="float" office:value="661.057735">
            <text:p>661,057735</text:p>
          </table:table-cell>
        </table:table-row>
        <table:table-row table:style-name="ro1">
          <table:table-cell office:value-type="float" office:value="4559.18150376">
            <text:p>4559,18150376</text:p>
          </table:table-cell>
          <table:table-cell office:value-type="float" office:value="557.23035516">
            <text:p>557,23035516</text:p>
          </table:table-cell>
          <table:table-cell table:number-columns-repeated="2" office:value-type="float" office:value="594">
            <text:p>594</text:p>
          </table:table-cell>
          <table:table-cell office:value-type="float" office:value="4559.18150376">
            <text:p>4559,18150376</text:p>
          </table:table-cell>
          <table:table-cell office:value-type="float" office:value="557.23035516">
            <text:p>557,23035516</text:p>
          </table:table-cell>
          <table:table-cell table:number-columns-repeated="2" office:value-type="float" office:value="594">
            <text:p>594</text:p>
          </table:table-cell>
          <table:table-cell office:value-type="float" office:value="4559.18150376">
            <text:p>4559,18150376</text:p>
          </table:table-cell>
          <table:table-cell office:value-type="float" office:value="557.23035516">
            <text:p>557,23035516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u Soleil Levant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562.57515">
            <text:p>4562,57515</text:p>
          </table:table-cell>
          <table:table-cell office:value-type="float" office:value="557.438453">
            <text:p>557,438453</text:p>
          </table:table-cell>
        </table:table-row>
        <table:table-row table:style-name="ro1">
          <table:table-cell office:value-type="float" office:value="26549.34750491">
            <text:p>26549,34750491</text:p>
          </table:table-cell>
          <table:table-cell office:value-type="float" office:value="1076.48717996">
            <text:p>1076,48717996</text:p>
          </table:table-cell>
          <table:table-cell table:number-columns-repeated="2" office:value-type="float" office:value="595">
            <text:p>595</text:p>
          </table:table-cell>
          <table:table-cell office:value-type="float" office:value="26549.3475049">
            <text:p>26549,3475049</text:p>
          </table:table-cell>
          <table:table-cell office:value-type="float" office:value="1076.48717996">
            <text:p>1076,48717996</text:p>
          </table:table-cell>
          <table:table-cell table:number-columns-repeated="2" office:value-type="float" office:value="595">
            <text:p>595</text:p>
          </table:table-cell>
          <table:table-cell office:value-type="float" office:value="26549.3475049">
            <text:p>26549,3475049</text:p>
          </table:table-cell>
          <table:table-cell office:value-type="float" office:value="1076.48717996">
            <text:p>1076,48717996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zoologique de Lunaret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6569.08706">
            <text:p>26569,08706</text:p>
          </table:table-cell>
          <table:table-cell office:value-type="float" office:value="1076.888129">
            <text:p>1076,888129</text:p>
          </table:table-cell>
        </table:table-row>
        <table:table-row table:style-name="ro1">
          <table:table-cell office:value-type="float" office:value="3794.16741981">
            <text:p>3794,16741981</text:p>
          </table:table-cell>
          <table:table-cell office:value-type="float" office:value="343.41998263">
            <text:p>343,41998263</text:p>
          </table:table-cell>
          <table:table-cell table:number-columns-repeated="2" office:value-type="float" office:value="597">
            <text:p>597</text:p>
          </table:table-cell>
          <table:table-cell office:value-type="float" office:value="3794.1674198">
            <text:p>3794,1674198</text:p>
          </table:table-cell>
          <table:table-cell office:value-type="float" office:value="343.41998263">
            <text:p>343,41998263</text:p>
          </table:table-cell>
          <table:table-cell table:number-columns-repeated="2" office:value-type="float" office:value="597">
            <text:p>597</text:p>
          </table:table-cell>
          <table:table-cell office:value-type="float" office:value="3794.16741984">
            <text:p>3794,16741984</text:p>
          </table:table-cell>
          <table:table-cell office:value-type="float" office:value="343.41998263">
            <text:p>343,41998263</text:p>
          </table:table-cell>
          <table:table-cell office:value-type="float" office:value="30">
            <text:p>30</text:p>
          </table:table-cell>
          <table:table-cell office:value-type="float" office:value="759">
            <text:p>75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zoologique de Lunaret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796.98424">
            <text:p>3796,98424</text:p>
          </table:table-cell>
          <table:table-cell office:value-type="float" office:value="343.547868">
            <text:p>343,547868</text:p>
          </table:table-cell>
        </table:table-row>
        <table:table-row table:style-name="ro1">
          <table:table-cell office:value-type="float" office:value="546.30559459">
            <text:p>546,30559459</text:p>
          </table:table-cell>
          <table:table-cell office:value-type="float" office:value="184.38507893">
            <text:p>184,38507893</text:p>
          </table:table-cell>
          <table:table-cell table:number-columns-repeated="2" office:value-type="float" office:value="599">
            <text:p>599</text:p>
          </table:table-cell>
          <table:table-cell office:value-type="float" office:value="546.30559459">
            <text:p>546,30559459</text:p>
          </table:table-cell>
          <table:table-cell office:value-type="float" office:value="184.38507893">
            <text:p>184,38507893</text:p>
          </table:table-cell>
          <table:table-cell table:number-columns-repeated="2" office:value-type="float" office:value="599">
            <text:p>599</text:p>
          </table:table-cell>
          <table:table-cell office:value-type="float" office:value="546.30559459">
            <text:p>546,30559459</text:p>
          </table:table-cell>
          <table:table-cell office:value-type="float" office:value="184.38507893">
            <text:p>184,38507893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46.71306">
            <text:p>546,71306</text:p>
          </table:table-cell>
          <table:table-cell office:value-type="float" office:value="184.45411">
            <text:p>184,45411</text:p>
          </table:table-cell>
        </table:table-row>
        <table:table-row table:style-name="ro1">
          <table:table-cell office:value-type="float" office:value="1316.781641">
            <text:p>1316,781641</text:p>
          </table:table-cell>
          <table:table-cell office:value-type="float" office:value="128.799453">
            <text:p>128,799453</text:p>
          </table:table-cell>
          <table:table-cell table:number-columns-repeated="2" office:value-type="float" office:value="600">
            <text:p>600</text:p>
          </table:table-cell>
          <table:table-cell office:value-type="float" office:value="1316.78164099">
            <text:p>1316,78164099</text:p>
          </table:table-cell>
          <table:table-cell office:value-type="float" office:value="128.799453">
            <text:p>128,799453</text:p>
          </table:table-cell>
          <table:table-cell table:number-columns-repeated="2" office:value-type="float" office:value="600">
            <text:p>600</text:p>
          </table:table-cell>
          <table:table-cell office:value-type="float" office:value="1316.78164099">
            <text:p>1316,78164099</text:p>
          </table:table-cell>
          <table:table-cell office:value-type="float" office:value="128.799453">
            <text:p>128,799453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317.75949">
            <text:p>1317,75949</text:p>
          </table:table-cell>
          <table:table-cell office:value-type="float" office:value="128.847268">
            <text:p>128,847268</text:p>
          </table:table-cell>
        </table:table-row>
        <table:table-row table:style-name="ro1">
          <table:table-cell office:value-type="float" office:value="616.42383941">
            <text:p>616,42383941</text:p>
          </table:table-cell>
          <table:table-cell office:value-type="float" office:value="110.80295015">
            <text:p>110,80295015</text:p>
          </table:table-cell>
          <table:table-cell table:number-columns-repeated="2" office:value-type="float" office:value="602">
            <text:p>602</text:p>
          </table:table-cell>
          <table:table-cell office:value-type="float" office:value="616.42383941">
            <text:p>616,42383941</text:p>
          </table:table-cell>
          <table:table-cell office:value-type="float" office:value="110.80295015">
            <text:p>110,80295015</text:p>
          </table:table-cell>
          <table:table-cell table:number-columns-repeated="2" office:value-type="float" office:value="602">
            <text:p>602</text:p>
          </table:table-cell>
          <table:table-cell office:value-type="float" office:value="616.42383941">
            <text:p>616,42383941</text:p>
          </table:table-cell>
          <table:table-cell office:value-type="float" office:value="110.80295015">
            <text:p>110,80295015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'Itali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16.88284">
            <text:p>616,88284</text:p>
          </table:table-cell>
          <table:table-cell office:value-type="float" office:value="110.844161">
            <text:p>110,844161</text:p>
          </table:table-cell>
        </table:table-row>
        <table:table-row table:style-name="ro1">
          <table:table-cell office:value-type="float" office:value="29209.06557429">
            <text:p>29209,06557429</text:p>
          </table:table-cell>
          <table:table-cell office:value-type="float" office:value="935.2086193">
            <text:p>935,2086193</text:p>
          </table:table-cell>
          <table:table-cell table:number-columns-repeated="2" office:value-type="float" office:value="603">
            <text:p>603</text:p>
          </table:table-cell>
          <table:table-cell office:value-type="float" office:value="29209.0655743">
            <text:p>29209,0655743</text:p>
          </table:table-cell>
          <table:table-cell office:value-type="float" office:value="935.2086193">
            <text:p>935,2086193</text:p>
          </table:table-cell>
          <table:table-cell table:number-columns-repeated="2" office:value-type="float" office:value="603">
            <text:p>603</text:p>
          </table:table-cell>
          <table:table-cell office:value-type="float" office:value="29209.0655751">
            <text:p>29209,0655751</text:p>
          </table:table-cell>
          <table:table-cell office:value-type="float" office:value="935.2086193">
            <text:p>935,2086193</text:p>
          </table:table-cell>
          <table:table-cell office:value-type="float" office:value="24">
            <text:p>24</text:p>
          </table:table-cell>
          <table:table-cell office:value-type="float" office:value="758">
            <text:p>75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zoologique de Lunaret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9230.7528">
            <text:p>29230,7528</text:p>
          </table:table-cell>
          <table:table-cell office:value-type="float" office:value="935.557254">
            <text:p>935,557254</text:p>
          </table:table-cell>
        </table:table-row>
        <table:table-row table:style-name="ro1">
          <table:table-cell office:value-type="float" office:value="500.12695314">
            <text:p>500,12695314</text:p>
          </table:table-cell>
          <table:table-cell office:value-type="float" office:value="79.67099078">
            <text:p>79,67099078</text:p>
          </table:table-cell>
          <table:table-cell table:number-columns-repeated="2" office:value-type="float" office:value="604">
            <text:p>604</text:p>
          </table:table-cell>
          <table:table-cell office:value-type="float" office:value="500.12695314">
            <text:p>500,12695314</text:p>
          </table:table-cell>
          <table:table-cell office:value-type="float" office:value="79.67099078">
            <text:p>79,67099078</text:p>
          </table:table-cell>
          <table:table-cell table:number-columns-repeated="2" office:value-type="float" office:value="604">
            <text:p>604</text:p>
          </table:table-cell>
          <table:table-cell office:value-type="float" office:value="500.12695313">
            <text:p>500,12695313</text:p>
          </table:table-cell>
          <table:table-cell office:value-type="float" office:value="79.67099078">
            <text:p>79,67099078</text:p>
          </table:table-cell>
          <table:table-cell office:value-type="float" office:value="23">
            <text:p>23</text:p>
          </table:table-cell>
          <table:table-cell office:value-type="float" office:value="757">
            <text:p>757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00.49713">
            <text:p>500,49713</text:p>
          </table:table-cell>
          <table:table-cell office:value-type="float" office:value="79.700469">
            <text:p>79,700469</text:p>
          </table:table-cell>
        </table:table-row>
        <table:table-row table:style-name="ro1">
          <table:table-cell office:value-type="float" office:value="55768.621257">
            <text:p>55768,621257</text:p>
          </table:table-cell>
          <table:table-cell office:value-type="float" office:value="1167.9632209">
            <text:p>1167,9632209</text:p>
          </table:table-cell>
          <table:table-cell table:number-columns-repeated="2" office:value-type="float" office:value="605">
            <text:p>605</text:p>
          </table:table-cell>
          <table:table-cell office:value-type="float" office:value="55768.621257">
            <text:p>55768,621257</text:p>
          </table:table-cell>
          <table:table-cell office:value-type="float" office:value="1167.9632209">
            <text:p>1167,9632209</text:p>
          </table:table-cell>
          <table:table-cell table:number-columns-repeated="2" office:value-type="float" office:value="605">
            <text:p>605</text:p>
          </table:table-cell>
          <table:table-cell office:value-type="float" office:value="55768.6212573">
            <text:p>55768,6212573</text:p>
          </table:table-cell>
          <table:table-cell office:value-type="float" office:value="1167.9632209">
            <text:p>1167,9632209</text:p>
          </table:table-cell>
          <table:table-cell office:value-type="float" office:value="22">
            <text:p>22</text:p>
          </table:table-cell>
          <table:table-cell office:value-type="float" office:value="786">
            <text:p>78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zoologique de Lunaret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5809.97765">
            <text:p>55809,97765</text:p>
          </table:table-cell>
          <table:table-cell office:value-type="float" office:value="1168.394586">
            <text:p>1168,394586</text:p>
          </table:table-cell>
        </table:table-row>
        <table:table-row table:style-name="ro1">
          <table:table-cell office:value-type="float" office:value="1626.56507257">
            <text:p>1626,56507257</text:p>
          </table:table-cell>
          <table:table-cell office:value-type="float" office:value="204.68119267">
            <text:p>204,68119267</text:p>
          </table:table-cell>
          <table:table-cell table:number-columns-repeated="2" office:value-type="float" office:value="607">
            <text:p>607</text:p>
          </table:table-cell>
          <table:table-cell office:value-type="float" office:value="1626.56507257">
            <text:p>1626,56507257</text:p>
          </table:table-cell>
          <table:table-cell office:value-type="float" office:value="204.68119267">
            <text:p>204,68119267</text:p>
          </table:table-cell>
          <table:table-cell table:number-columns-repeated="2" office:value-type="float" office:value="607">
            <text:p>607</text:p>
          </table:table-cell>
          <table:table-cell office:value-type="float" office:value="1626.56507257">
            <text:p>1626,56507257</text:p>
          </table:table-cell>
          <table:table-cell office:value-type="float" office:value="204.68119267">
            <text:p>204,68119267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u château d'eau de Ma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627.76864">
            <text:p>1627,76864</text:p>
          </table:table-cell>
          <table:table-cell office:value-type="float" office:value="204.757565">
            <text:p>204,757565</text:p>
          </table:table-cell>
        </table:table-row>
        <table:table-row table:style-name="ro1">
          <table:table-cell office:value-type="float" office:value="4296.25687811">
            <text:p>4296,25687811</text:p>
          </table:table-cell>
          <table:table-cell office:value-type="float" office:value="232.58892728">
            <text:p>232,58892728</text:p>
          </table:table-cell>
          <table:table-cell table:number-columns-repeated="2" office:value-type="float" office:value="609">
            <text:p>609</text:p>
          </table:table-cell>
          <table:table-cell office:value-type="float" office:value="4296.25687811">
            <text:p>4296,25687811</text:p>
          </table:table-cell>
          <table:table-cell office:value-type="float" office:value="232.58892728">
            <text:p>232,58892728</text:p>
          </table:table-cell>
          <table:table-cell table:number-columns-repeated="2" office:value-type="float" office:value="609">
            <text:p>609</text:p>
          </table:table-cell>
          <table:table-cell office:value-type="float" office:value="4296.25687811">
            <text:p>4296,25687811</text:p>
          </table:table-cell>
          <table:table-cell office:value-type="float" office:value="232.58892728">
            <text:p>232,58892728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299.43766">
            <text:p>4299,43766</text:p>
          </table:table-cell>
          <table:table-cell office:value-type="float" office:value="232.675011">
            <text:p>232,675011</text:p>
          </table:table-cell>
        </table:table-row>
        <table:table-row table:style-name="ro1">
          <table:table-cell office:value-type="float" office:value="1.27974796">
            <text:p>1,27974796</text:p>
          </table:table-cell>
          <table:table-cell office:value-type="float" office:value="24.99008215">
            <text:p>24,99008215</text:p>
          </table:table-cell>
          <table:table-cell table:number-columns-repeated="2" office:value-type="float" office:value="610">
            <text:p>610</text:p>
          </table:table-cell>
          <table:table-cell office:value-type="float" office:value="1.27974796">
            <text:p>1,27974796</text:p>
          </table:table-cell>
          <table:table-cell office:value-type="float" office:value="24.99008215">
            <text:p>24,99008215</text:p>
          </table:table-cell>
          <table:table-cell table:number-columns-repeated="2" office:value-type="float" office:value="610">
            <text:p>6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28072">
            <text:p>1,28072</text:p>
          </table:table-cell>
          <table:table-cell office:value-type="float" office:value="24.999206">
            <text:p>24,999206</text:p>
          </table:table-cell>
        </table:table-row>
        <table:table-row table:style-name="ro1">
          <table:table-cell office:value-type="float" office:value="223.99463325">
            <text:p>223,99463325</text:p>
          </table:table-cell>
          <table:table-cell office:value-type="float" office:value="72.20963761">
            <text:p>72,20963761</text:p>
          </table:table-cell>
          <table:table-cell table:number-columns-repeated="2" office:value-type="float" office:value="590">
            <text:p>590</text:p>
          </table:table-cell>
          <table:table-cell office:value-type="float" office:value="223.99463325">
            <text:p>223,99463325</text:p>
          </table:table-cell>
          <table:table-cell office:value-type="float" office:value="72.20963761">
            <text:p>72,20963761</text:p>
          </table:table-cell>
          <table:table-cell table:number-columns-repeated="2" office:value-type="float" office:value="590">
            <text:p>590</text:p>
          </table:table-cell>
          <table:table-cell office:value-type="float" office:value="223.99463326">
            <text:p>223,99463326</text:p>
          </table:table-cell>
          <table:table-cell office:value-type="float" office:value="72.20963761">
            <text:p>72,20963761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24.16202">
            <text:p>224,16202</text:p>
          </table:table-cell>
          <table:table-cell office:value-type="float" office:value="72.236463">
            <text:p>72,236463</text:p>
          </table:table-cell>
        </table:table-row>
        <table:table-row table:style-name="ro1">
          <table:table-cell office:value-type="float" office:value="74025.21413129">
            <text:p>74025,21413129</text:p>
          </table:table-cell>
          <table:table-cell office:value-type="float" office:value="2239.8746587">
            <text:p>2239,8746587</text:p>
          </table:table-cell>
          <table:table-cell table:number-columns-repeated="2" office:value-type="float" office:value="591">
            <text:p>591</text:p>
          </table:table-cell>
          <table:table-cell office:value-type="float" office:value="74025.2141313">
            <text:p>74025,2141313</text:p>
          </table:table-cell>
          <table:table-cell office:value-type="float" office:value="2239.8746587">
            <text:p>2239,8746587</text:p>
          </table:table-cell>
          <table:table-cell table:number-columns-repeated="2" office:value-type="float" office:value="591">
            <text:p>591</text:p>
          </table:table-cell>
          <table:table-cell office:value-type="float" office:value="74025.2141313">
            <text:p>74025,2141313</text:p>
          </table:table-cell>
          <table:table-cell office:value-type="float" office:value="2239.8746587">
            <text:p>2239,8746587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ac des Garrigu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4080.54734">
            <text:p>74080,54734</text:p>
          </table:table-cell>
          <table:table-cell office:value-type="float" office:value="2240.713666">
            <text:p>2240,713666</text:p>
          </table:table-cell>
        </table:table-row>
        <table:table-row table:style-name="ro1">
          <table:table-cell office:value-type="float" office:value="181709.67070563">
            <text:p>181709,67070563</text:p>
          </table:table-cell>
          <table:table-cell office:value-type="float" office:value="4278.92075389">
            <text:p>4278,92075389</text:p>
          </table:table-cell>
          <table:table-cell table:number-columns-repeated="2" office:value-type="float" office:value="592">
            <text:p>592</text:p>
          </table:table-cell>
          <table:table-cell office:value-type="float" office:value="181709.670706">
            <text:p>181709,670706</text:p>
          </table:table-cell>
          <table:table-cell office:value-type="float" office:value="4278.92075389">
            <text:p>4278,92075389</text:p>
          </table:table-cell>
          <table:table-cell table:number-columns-repeated="2" office:value-type="float" office:value="592">
            <text:p>592</text:p>
          </table:table-cell>
          <table:table-cell office:value-type="float" office:value="181709.670706">
            <text:p>181709,670706</text:p>
          </table:table-cell>
          <table:table-cell office:value-type="float" office:value="4278.92075389">
            <text:p>4278,92075389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erges Mosson (nord)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81846.26351">
            <text:p>181846,26351</text:p>
          </table:table-cell>
          <table:table-cell office:value-type="float" office:value="4280.531263">
            <text:p>4280,531263</text:p>
          </table:table-cell>
        </table:table-row>
        <table:table-row table:style-name="ro1">
          <table:table-cell office:value-type="float" office:value="4990.52504407">
            <text:p>4990,52504407</text:p>
          </table:table-cell>
          <table:table-cell office:value-type="float" office:value="250.6498408">
            <text:p>250,6498408</text:p>
          </table:table-cell>
          <table:table-cell table:number-columns-repeated="2" office:value-type="float" office:value="596">
            <text:p>596</text:p>
          </table:table-cell>
          <table:table-cell office:value-type="float" office:value="4990.52504406">
            <text:p>4990,52504406</text:p>
          </table:table-cell>
          <table:table-cell office:value-type="float" office:value="250.6498408">
            <text:p>250,6498408</text:p>
          </table:table-cell>
          <table:table-cell table:number-columns-repeated="2" office:value-type="float" office:value="596">
            <text:p>596</text:p>
          </table:table-cell>
          <table:table-cell office:value-type="float" office:value="4990.52504407">
            <text:p>4990,52504407</text:p>
          </table:table-cell>
          <table:table-cell office:value-type="float" office:value="250.6498408">
            <text:p>250,6498408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994.23863">
            <text:p>4994,23863</text:p>
          </table:table-cell>
          <table:table-cell office:value-type="float" office:value="250.743081">
            <text:p>250,743081</text:p>
          </table:table-cell>
        </table:table-row>
        <table:table-row table:style-name="ro1">
          <table:table-cell office:value-type="float" office:value="86801.37713093">
            <text:p>86801,37713093</text:p>
          </table:table-cell>
          <table:table-cell office:value-type="float" office:value="3048.78304946">
            <text:p>3048,78304946</text:p>
          </table:table-cell>
          <table:table-cell table:number-columns-repeated="2" office:value-type="float" office:value="598">
            <text:p>598</text:p>
          </table:table-cell>
          <table:table-cell office:value-type="float" office:value="86801.3771308">
            <text:p>86801,3771308</text:p>
          </table:table-cell>
          <table:table-cell office:value-type="float" office:value="3048.78304946">
            <text:p>3048,78304946</text:p>
          </table:table-cell>
          <table:table-cell table:number-columns-repeated="2" office:value-type="float" office:value="598">
            <text:p>598</text:p>
          </table:table-cell>
          <table:table-cell office:value-type="float" office:value="86801.3771351">
            <text:p>86801,3771351</text:p>
          </table:table-cell>
          <table:table-cell office:value-type="float" office:value="3048.78304946">
            <text:p>3048,78304946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zoologique de Lunaret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6865.90498">
            <text:p>86865,90498</text:p>
          </table:table-cell>
          <table:table-cell office:value-type="float" office:value="3049.916971">
            <text:p>3049,916971</text:p>
          </table:table-cell>
        </table:table-row>
        <table:table-row table:style-name="ro1">
          <table:table-cell office:value-type="float" office:value="100289.57137468">
            <text:p>100289,57137468</text:p>
          </table:table-cell>
          <table:table-cell office:value-type="float" office:value="1592.24332422">
            <text:p>1592,24332422</text:p>
          </table:table-cell>
          <table:table-cell table:number-columns-repeated="2" office:value-type="float" office:value="601">
            <text:p>601</text:p>
          </table:table-cell>
          <table:table-cell office:value-type="float" office:value="100289.571375">
            <text:p>100289,571375</text:p>
          </table:table-cell>
          <table:table-cell office:value-type="float" office:value="1592.24332422">
            <text:p>1592,24332422</text:p>
          </table:table-cell>
          <table:table-cell table:number-columns-repeated="2" office:value-type="float" office:value="601">
            <text:p>601</text:p>
          </table:table-cell>
          <table:table-cell office:value-type="float" office:value="100289.571376">
            <text:p>100289,571376</text:p>
          </table:table-cell>
          <table:table-cell office:value-type="float" office:value="1592.24332423">
            <text:p>1592,24332423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ois de Montmaur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0364.19557">
            <text:p>100364,19557</text:p>
          </table:table-cell>
          <table:table-cell office:value-type="float" office:value="1592.834807">
            <text:p>1592,834807</text:p>
          </table:table-cell>
        </table:table-row>
        <table:table-row table:style-name="ro1">
          <table:table-cell office:value-type="float" office:value="89092.70719349">
            <text:p>89092,70719349</text:p>
          </table:table-cell>
          <table:table-cell office:value-type="float" office:value="1402.02154838">
            <text:p>1402,02154838</text:p>
          </table:table-cell>
          <table:table-cell table:number-columns-repeated="2" office:value-type="float" office:value="606">
            <text:p>606</text:p>
          </table:table-cell>
          <table:table-cell office:value-type="float" office:value="89092.7071935">
            <text:p>89092,7071935</text:p>
          </table:table-cell>
          <table:table-cell office:value-type="float" office:value="1402.02154838">
            <text:p>1402,02154838</text:p>
          </table:table-cell>
          <table:table-cell table:number-columns-repeated="2" office:value-type="float" office:value="606">
            <text:p>606</text:p>
          </table:table-cell>
          <table:table-cell office:value-type="float" office:value="89092.7071936">
            <text:p>89092,7071936</text:p>
          </table:table-cell>
          <table:table-cell office:value-type="float" office:value="1402.0215484">
            <text:p>1402,021548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zoologique de Lunaret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9158.85799">
            <text:p>89158,85799</text:p>
          </table:table-cell>
          <table:table-cell office:value-type="float" office:value="1402.543371">
            <text:p>1402,543371</text:p>
          </table:table-cell>
        </table:table-row>
        <table:table-row table:style-name="ro1">
          <table:table-cell office:value-type="float" office:value="461.52302745">
            <text:p>461,52302745</text:p>
          </table:table-cell>
          <table:table-cell office:value-type="float" office:value="76.25413482">
            <text:p>76,25413482</text:p>
          </table:table-cell>
          <table:table-cell table:number-columns-repeated="2" office:value-type="float" office:value="608">
            <text:p>608</text:p>
          </table:table-cell>
          <table:table-cell office:value-type="float" office:value="461.52302745">
            <text:p>461,52302745</text:p>
          </table:table-cell>
          <table:table-cell office:value-type="float" office:value="76.25413482">
            <text:p>76,25413482</text:p>
          </table:table-cell>
          <table:table-cell table:number-columns-repeated="2" office:value-type="float" office:value="608">
            <text:p>608</text:p>
          </table:table-cell>
          <table:table-cell office:value-type="float" office:value="461.52302745">
            <text:p>461,52302745</text:p>
          </table:table-cell>
          <table:table-cell office:value-type="float" office:value="76.25413482">
            <text:p>76,25413482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61.86479">
            <text:p>461,86479</text:p>
          </table:table-cell>
          <table:table-cell office:value-type="float" office:value="76.282363">
            <text:p>76,282363</text:p>
          </table:table-cell>
        </table:table-row>
        <table:table-row table:style-name="ro1">
          <table:table-cell office:value-type="float" office:value="486.80373857">
            <text:p>486,80373857</text:p>
          </table:table-cell>
          <table:table-cell office:value-type="float" office:value="78.3130412">
            <text:p>78,3130412</text:p>
          </table:table-cell>
          <table:table-cell table:number-columns-repeated="2" office:value-type="float" office:value="611">
            <text:p>611</text:p>
          </table:table-cell>
          <table:table-cell office:value-type="float" office:value="486.80373857">
            <text:p>486,80373857</text:p>
          </table:table-cell>
          <table:table-cell office:value-type="float" office:value="78.3130412">
            <text:p>78,3130412</text:p>
          </table:table-cell>
          <table:table-cell table:number-columns-repeated="2" office:value-type="float" office:value="611">
            <text:p>611</text:p>
          </table:table-cell>
          <table:table-cell office:value-type="float" office:value="486.80373857">
            <text:p>486,80373857</text:p>
          </table:table-cell>
          <table:table-cell office:value-type="float" office:value="78.3130412">
            <text:p>78,313041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87.16335">
            <text:p>487,16335</text:p>
          </table:table-cell>
          <table:table-cell office:value-type="float" office:value="78.341962">
            <text:p>78,341962</text:p>
          </table:table-cell>
        </table:table-row>
        <table:table-row table:style-name="ro1">
          <table:table-cell office:value-type="float" office:value="224.93199901">
            <text:p>224,93199901</text:p>
          </table:table-cell>
          <table:table-cell office:value-type="float" office:value="84.68948683">
            <text:p>84,68948683</text:p>
          </table:table-cell>
          <table:table-cell table:number-columns-repeated="2" office:value-type="float" office:value="612">
            <text:p>612</text:p>
          </table:table-cell>
          <table:table-cell office:value-type="float" office:value="224.93199901">
            <text:p>224,93199901</text:p>
          </table:table-cell>
          <table:table-cell office:value-type="float" office:value="84.68948683">
            <text:p>84,68948683</text:p>
          </table:table-cell>
          <table:table-cell table:number-columns-repeated="2" office:value-type="float" office:value="612">
            <text:p>612</text:p>
          </table:table-cell>
          <table:table-cell office:value-type="float" office:value="234.45117633">
            <text:p>234,45117633</text:p>
          </table:table-cell>
          <table:table-cell office:value-type="float" office:value="84.58683887">
            <text:p>84,5868388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25.09825">
            <text:p>225,09825</text:p>
          </table:table-cell>
          <table:table-cell office:value-type="float" office:value="84.720544">
            <text:p>84,720544</text:p>
          </table:table-cell>
        </table:table-row>
        <table:table-row table:style-name="ro1">
          <table:table-cell office:value-type="float" office:value="115169.36994562">
            <text:p>115169,36994562</text:p>
          </table:table-cell>
          <table:table-cell office:value-type="float" office:value="1763.61802691">
            <text:p>1763,61802691</text:p>
          </table:table-cell>
          <table:table-cell table:number-columns-repeated="2" office:value-type="float" office:value="613">
            <text:p>613</text:p>
          </table:table-cell>
          <table:table-cell office:value-type="float" office:value="115169.369946">
            <text:p>115169,369946</text:p>
          </table:table-cell>
          <table:table-cell office:value-type="float" office:value="1763.61802691">
            <text:p>1763,61802691</text:p>
          </table:table-cell>
          <table:table-cell table:number-columns-repeated="2" office:value-type="float" office:value="613">
            <text:p>613</text:p>
          </table:table-cell>
          <table:table-cell office:value-type="float" office:value="115169.369945">
            <text:p>115169,369945</text:p>
          </table:table-cell>
          <table:table-cell office:value-type="float" office:value="1763.6180269">
            <text:p>1763,6180269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zoologique de Lunaret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5254.5129">
            <text:p>115254,5129</text:p>
          </table:table-cell>
          <table:table-cell office:value-type="float" office:value="1764.265636">
            <text:p>1764,265636</text:p>
          </table:table-cell>
        </table:table-row>
        <table:table-row table:style-name="ro1">
          <table:table-cell office:value-type="float" office:value="288272.21606635">
            <text:p>288272,21606635</text:p>
          </table:table-cell>
          <table:table-cell office:value-type="float" office:value="3543.61651396">
            <text:p>3543,61651396</text:p>
          </table:table-cell>
          <table:table-cell table:number-columns-repeated="2" office:value-type="float" office:value="614">
            <text:p>614</text:p>
          </table:table-cell>
          <table:table-cell office:value-type="float" office:value="288272.216066">
            <text:p>288272,216066</text:p>
          </table:table-cell>
          <table:table-cell office:value-type="float" office:value="3543.61651396">
            <text:p>3543,61651396</text:p>
          </table:table-cell>
          <table:table-cell table:number-columns-repeated="2" office:value-type="float" office:value="614">
            <text:p>614</text:p>
          </table:table-cell>
          <table:table-cell office:value-type="float" office:value="288272.216068">
            <text:p>288272,216068</text:p>
          </table:table-cell>
          <table:table-cell office:value-type="float" office:value="3543.61651397">
            <text:p>3543,6165139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ois de Montmaur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88485.82434">
            <text:p>288485,82434</text:p>
          </table:table-cell>
          <table:table-cell office:value-type="float" office:value="3544.925624">
            <text:p>3544,925624</text:p>
          </table:table-cell>
        </table:table-row>
        <table:table-row table:style-name="ro1">
          <table:table-cell office:value-type="float" office:value="3047.06562279">
            <text:p>3047,06562279</text:p>
          </table:table-cell>
          <table:table-cell office:value-type="float" office:value="195.88291954">
            <text:p>195,88291954</text:p>
          </table:table-cell>
          <table:table-cell table:number-columns-repeated="2" office:value-type="float" office:value="615">
            <text:p>615</text:p>
          </table:table-cell>
          <table:table-cell office:value-type="float" office:value="3047.06562279">
            <text:p>3047,06562279</text:p>
          </table:table-cell>
          <table:table-cell office:value-type="float" office:value="195.88291954">
            <text:p>195,88291954</text:p>
          </table:table-cell>
          <table:table-cell table:number-columns-repeated="2" office:value-type="float" office:value="615">
            <text:p>615</text:p>
          </table:table-cell>
          <table:table-cell office:value-type="float" office:value="3047.06562279">
            <text:p>3047,06562279</text:p>
          </table:table-cell>
          <table:table-cell office:value-type="float" office:value="195.88291954">
            <text:p>195,8829195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049.31333">
            <text:p>3049,31333</text:p>
          </table:table-cell>
          <table:table-cell office:value-type="float" office:value="195.955154">
            <text:p>195,955154</text:p>
          </table:table-cell>
        </table:table-row>
        <table:table-row table:style-name="ro1">
          <table:table-cell office:value-type="float" office:value="384.99181297">
            <text:p>384,99181297</text:p>
          </table:table-cell>
          <table:table-cell office:value-type="float" office:value="122.3679848">
            <text:p>122,3679848</text:p>
          </table:table-cell>
          <table:table-cell table:number-columns-repeated="2" office:value-type="float" office:value="616">
            <text:p>616</text:p>
          </table:table-cell>
          <table:table-cell office:value-type="float" office:value="384.99181297">
            <text:p>384,99181297</text:p>
          </table:table-cell>
          <table:table-cell office:value-type="float" office:value="122.3679848">
            <text:p>122,3679848</text:p>
          </table:table-cell>
          <table:table-cell table:number-columns-repeated="2" office:value-type="float" office:value="616">
            <text:p>616</text:p>
          </table:table-cell>
          <table:table-cell office:value-type="float" office:value="360.17030277">
            <text:p>360,17030277</text:p>
          </table:table-cell>
          <table:table-cell office:value-type="float" office:value="112.25862398">
            <text:p>112,2586239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85.27697">
            <text:p>385,27697</text:p>
          </table:table-cell>
          <table:table-cell office:value-type="float" office:value="122.413091">
            <text:p>122,413091</text:p>
          </table:table-cell>
        </table:table-row>
        <table:table-row table:style-name="ro1">
          <table:table-cell office:value-type="float" office:value="3872.51645768">
            <text:p>3872,51645768</text:p>
          </table:table-cell>
          <table:table-cell office:value-type="float" office:value="343.33694999">
            <text:p>343,33694999</text:p>
          </table:table-cell>
          <table:table-cell table:number-columns-repeated="2" office:value-type="float" office:value="617">
            <text:p>617</text:p>
          </table:table-cell>
          <table:table-cell office:value-type="float" office:value="3872.51645768">
            <text:p>3872,51645768</text:p>
          </table:table-cell>
          <table:table-cell office:value-type="float" office:value="343.33694999">
            <text:p>343,33694999</text:p>
          </table:table-cell>
          <table:table-cell table:number-columns-repeated="2" office:value-type="float" office:value="617">
            <text:p>617</text:p>
          </table:table-cell>
          <table:table-cell office:value-type="float" office:value="3872.51645768">
            <text:p>3872,51645768</text:p>
          </table:table-cell>
          <table:table-cell office:value-type="float" office:value="343.33694999">
            <text:p>343,3369499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875.37617">
            <text:p>3875,37617</text:p>
          </table:table-cell>
          <table:table-cell office:value-type="float" office:value="343.463832">
            <text:p>343,463832</text:p>
          </table:table-cell>
        </table:table-row>
        <table:table-row table:style-name="ro1">
          <table:table-cell office:value-type="float" office:value="76446.31422835">
            <text:p>76446,31422835</text:p>
          </table:table-cell>
          <table:table-cell office:value-type="float" office:value="1346.76013899">
            <text:p>1346,76013899</text:p>
          </table:table-cell>
          <table:table-cell table:number-columns-repeated="2" office:value-type="float" office:value="618">
            <text:p>618</text:p>
          </table:table-cell>
          <table:table-cell office:value-type="float" office:value="76446.3142283">
            <text:p>76446,3142283</text:p>
          </table:table-cell>
          <table:table-cell office:value-type="float" office:value="1346.76013899">
            <text:p>1346,76013899</text:p>
          </table:table-cell>
          <table:table-cell table:number-columns-repeated="2" office:value-type="float" office:value="618">
            <text:p>618</text:p>
          </table:table-cell>
          <table:table-cell office:value-type="float" office:value="76446.3142278">
            <text:p>76446,3142278</text:p>
          </table:table-cell>
          <table:table-cell office:value-type="float" office:value="1346.760139">
            <text:p>1346,760139</text:p>
          </table:table-cell>
          <table:table-cell office:value-type="float" office:value="9">
            <text:p>9</text:p>
          </table:table-cell>
          <table:table-cell office:value-type="float" office:value="756">
            <text:p>75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zoologique de Lunaret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6502.82551">
            <text:p>76502,82551</text:p>
          </table:table-cell>
          <table:table-cell office:value-type="float" office:value="1347.25995">
            <text:p>1347,25995</text:p>
          </table:table-cell>
        </table:table-row>
        <table:table-row table:style-name="ro1">
          <table:table-cell office:value-type="float" office:value="2239.37553992">
            <text:p>2239,37553992</text:p>
          </table:table-cell>
          <table:table-cell office:value-type="float" office:value="178.4282409">
            <text:p>178,4282409</text:p>
          </table:table-cell>
          <table:table-cell table:number-columns-repeated="2" office:value-type="float" office:value="619">
            <text:p>619</text:p>
          </table:table-cell>
          <table:table-cell office:value-type="float" office:value="2239.37553993">
            <text:p>2239,37553993</text:p>
          </table:table-cell>
          <table:table-cell office:value-type="float" office:value="178.4282409">
            <text:p>178,4282409</text:p>
          </table:table-cell>
          <table:table-cell table:number-columns-repeated="2" office:value-type="float" office:value="619">
            <text:p>619</text:p>
          </table:table-cell>
          <table:table-cell office:value-type="float" office:value="2224.8467224">
            <text:p>2224,8467224</text:p>
          </table:table-cell>
          <table:table-cell office:value-type="float" office:value="178.2127476">
            <text:p>178,212747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241.02675">
            <text:p>2241,02675</text:p>
          </table:table-cell>
          <table:table-cell office:value-type="float" office:value="178.494059">
            <text:p>178,494059</text:p>
          </table:table-cell>
        </table:table-row>
        <table:table-row table:style-name="ro1">
          <table:table-cell office:value-type="float" office:value="106403.70638712">
            <text:p>106403,70638712</text:p>
          </table:table-cell>
          <table:table-cell office:value-type="float" office:value="2153.51819284">
            <text:p>2153,51819284</text:p>
          </table:table-cell>
          <table:table-cell table:number-columns-repeated="2" office:value-type="float" office:value="620">
            <text:p>620</text:p>
          </table:table-cell>
          <table:table-cell office:value-type="float" office:value="106403.706387">
            <text:p>106403,706387</text:p>
          </table:table-cell>
          <table:table-cell office:value-type="float" office:value="2153.51819284">
            <text:p>2153,51819284</text:p>
          </table:table-cell>
          <table:table-cell table:number-columns-repeated="2" office:value-type="float" office:value="620">
            <text:p>620</text:p>
          </table:table-cell>
          <table:table-cell office:value-type="float" office:value="106403.706387">
            <text:p>106403,706387</text:p>
          </table:table-cell>
          <table:table-cell office:value-type="float" office:value="2153.51819284">
            <text:p>2153,51819284</text:p>
          </table:table-cell>
          <table:table-cell office:value-type="float" office:value="7">
            <text:p>7</text:p>
          </table:table-cell>
          <table:table-cell office:value-type="float" office:value="760">
            <text:p>76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zoologique de Lunaret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6482.38024">
            <text:p>106482,38024</text:p>
          </table:table-cell>
          <table:table-cell office:value-type="float" office:value="2154.317174">
            <text:p>2154,317174</text:p>
          </table:table-cell>
        </table:table-row>
        <table:table-row table:style-name="ro1">
          <table:table-cell office:value-type="float" office:value="197.8905983">
            <text:p>197,8905983</text:p>
          </table:table-cell>
          <table:table-cell office:value-type="float" office:value="77.75917998">
            <text:p>77,75917998</text:p>
          </table:table-cell>
          <table:table-cell table:number-columns-repeated="2" office:value-type="float" office:value="621">
            <text:p>621</text:p>
          </table:table-cell>
          <table:table-cell office:value-type="float" office:value="197.8905983">
            <text:p>197,8905983</text:p>
          </table:table-cell>
          <table:table-cell office:value-type="float" office:value="77.75917998">
            <text:p>77,75917998</text:p>
          </table:table-cell>
          <table:table-cell table:number-columns-repeated="2" office:value-type="float" office:value="621">
            <text:p>621</text:p>
          </table:table-cell>
          <table:table-cell office:value-type="float" office:value="206.93701536">
            <text:p>206,93701536</text:p>
          </table:table-cell>
          <table:table-cell office:value-type="float" office:value="73.12693696">
            <text:p>73,12693696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98.03635">
            <text:p>198,03635</text:p>
          </table:table-cell>
          <table:table-cell office:value-type="float" office:value="77.787846">
            <text:p>77,787846</text:p>
          </table:table-cell>
        </table:table-row>
        <table:table-row table:style-name="ro1">
          <table:table-cell office:value-type="float" office:value="2923.20267337">
            <text:p>2923,20267337</text:p>
          </table:table-cell>
          <table:table-cell office:value-type="float" office:value="359.99443072">
            <text:p>359,99443072</text:p>
          </table:table-cell>
          <table:table-cell table:number-columns-repeated="2" office:value-type="float" office:value="622">
            <text:p>622</text:p>
          </table:table-cell>
          <table:table-cell office:value-type="float" office:value="2923.20267337">
            <text:p>2923,20267337</text:p>
          </table:table-cell>
          <table:table-cell office:value-type="float" office:value="359.99443072">
            <text:p>359,99443072</text:p>
          </table:table-cell>
          <table:table-cell table:number-columns-repeated="2" office:value-type="float" office:value="622">
            <text:p>622</text:p>
          </table:table-cell>
          <table:table-cell office:value-type="float" office:value="2902.8633504">
            <text:p>2902,8633504</text:p>
          </table:table-cell>
          <table:table-cell office:value-type="float" office:value="350.59788038">
            <text:p>350,59788038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925.35411">
            <text:p>2925,35411</text:p>
          </table:table-cell>
          <table:table-cell office:value-type="float" office:value="360.126043">
            <text:p>360,126043</text:p>
          </table:table-cell>
        </table:table-row>
        <table:table-row table:style-name="ro1">
          <table:table-cell office:value-type="float" office:value="216.14380267">
            <text:p>216,14380267</text:p>
          </table:table-cell>
          <table:table-cell office:value-type="float" office:value="89.64867896">
            <text:p>89,64867896</text:p>
          </table:table-cell>
          <table:table-cell table:number-columns-repeated="2" office:value-type="float" office:value="623">
            <text:p>623</text:p>
          </table:table-cell>
          <table:table-cell office:value-type="float" office:value="216.14380267">
            <text:p>216,14380267</text:p>
          </table:table-cell>
          <table:table-cell office:value-type="float" office:value="89.64867896">
            <text:p>89,64867896</text:p>
          </table:table-cell>
          <table:table-cell table:number-columns-repeated="2" office:value-type="float" office:value="623">
            <text:p>623</text:p>
          </table:table-cell>
          <table:table-cell office:value-type="float" office:value="227.85156706">
            <text:p>227,85156706</text:p>
          </table:table-cell>
          <table:table-cell office:value-type="float" office:value="89.56112633">
            <text:p>89,56112633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16.30335">
            <text:p>216,30335</text:p>
          </table:table-cell>
          <table:table-cell office:value-type="float" office:value="89.682021">
            <text:p>89,682021</text:p>
          </table:table-cell>
        </table:table-row>
        <table:table-row table:style-name="ro1">
          <table:table-cell office:value-type="float" office:value="5636.08722903">
            <text:p>5636,08722903</text:p>
          </table:table-cell>
          <table:table-cell office:value-type="float" office:value="266.54474659">
            <text:p>266,54474659</text:p>
          </table:table-cell>
          <table:table-cell table:number-columns-repeated="2" office:value-type="float" office:value="625">
            <text:p>625</text:p>
          </table:table-cell>
          <table:table-cell office:value-type="float" office:value="5636.08722903">
            <text:p>5636,08722903</text:p>
          </table:table-cell>
          <table:table-cell office:value-type="float" office:value="266.54474659">
            <text:p>266,54474659</text:p>
          </table:table-cell>
          <table:table-cell table:number-columns-repeated="2" office:value-type="float" office:value="625">
            <text:p>625</text:p>
          </table:table-cell>
          <table:table-cell office:value-type="float" office:value="5545.58922695">
            <text:p>5545,58922695</text:p>
          </table:table-cell>
          <table:table-cell office:value-type="float" office:value="265.19035607">
            <text:p>265,190356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640.17684">
            <text:p>5640,17684</text:p>
          </table:table-cell>
          <table:table-cell office:value-type="float" office:value="266.641435">
            <text:p>266,641435</text:p>
          </table:table-cell>
        </table:table-row>
        <table:table-row table:style-name="ro1">
          <table:table-cell office:value-type="float" office:value="118656.89312467">
            <text:p>118656,89312467</text:p>
          </table:table-cell>
          <table:table-cell office:value-type="float" office:value="1499.1137647">
            <text:p>1499,1137647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18656.893125">
            <text:p>118656,893125</text:p>
          </table:table-cell>
          <table:table-cell office:value-type="float" office:value="1499.11376471">
            <text:p>1499,11376471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18656.893125">
            <text:p>118656,893125</text:p>
          </table:table-cell>
          <table:table-cell office:value-type="float" office:value="1499.11376471">
            <text:p>1499,11376471</text:p>
          </table:table-cell>
          <table:table-cell office:value-type="float" office:value="172">
            <text:p>172</text:p>
          </table:table-cell>
          <table:table-cell office:value-type="float" office:value="180">
            <text:p>18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ois de la Chaumièr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8748.48123">
            <text:p>118748,48123</text:p>
          </table:table-cell>
          <table:table-cell office:value-type="float" office:value="1499.691123">
            <text:p>1499,691123</text:p>
          </table:table-cell>
        </table:table-row>
        <table:table-row table:style-name="ro1">
          <table:table-cell office:value-type="float" office:value="258.96312697">
            <text:p>258,96312697</text:p>
          </table:table-cell>
          <table:table-cell office:value-type="float" office:value="63.6545491">
            <text:p>63,6545491</text:p>
          </table:table-cell>
          <table:table-cell table:number-columns-repeated="2" office:value-type="float" office:value="483">
            <text:p>483</text:p>
          </table:table-cell>
          <table:table-cell office:value-type="float" office:value="258.96312697">
            <text:p>258,96312697</text:p>
          </table:table-cell>
          <table:table-cell office:value-type="float" office:value="63.6545491">
            <text:p>63,6545491</text:p>
          </table:table-cell>
          <table:table-cell table:number-columns-repeated="2" office:value-type="float" office:value="483">
            <text:p>483</text:p>
          </table:table-cell>
          <table:table-cell office:value-type="float" office:value="258.96312697">
            <text:p>258,96312697</text:p>
          </table:table-cell>
          <table:table-cell office:value-type="float" office:value="63.6545491">
            <text:p>63,6545491</text:p>
          </table:table-cell>
          <table:table-cell office:value-type="float" office:value="171">
            <text:p>171</text:p>
          </table:table-cell>
          <table:table-cell office:value-type="float" office:value="179">
            <text:p>17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ire de jeux des Papyru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59.16333">
            <text:p>259,16333</text:p>
          </table:table-cell>
          <table:table-cell office:value-type="float" office:value="63.679096">
            <text:p>63,679096</text:p>
          </table:table-cell>
        </table:table-row>
        <table:table-row table:style-name="ro1">
          <table:table-cell office:value-type="float" office:value="109538.78986357">
            <text:p>109538,78986357</text:p>
          </table:table-cell>
          <table:table-cell office:value-type="float" office:value="1447.67654028">
            <text:p>1447,67654028</text:p>
          </table:table-cell>
          <table:table-cell table:number-columns-repeated="2" office:value-type="float" office:value="484">
            <text:p>484</text:p>
          </table:table-cell>
          <table:table-cell office:value-type="float" office:value="109538.789864">
            <text:p>109538,789864</text:p>
          </table:table-cell>
          <table:table-cell office:value-type="float" office:value="1447.67654028">
            <text:p>1447,67654028</text:p>
          </table:table-cell>
          <table:table-cell table:number-columns-repeated="2" office:value-type="float" office:value="484">
            <text:p>484</text:p>
          </table:table-cell>
          <table:table-cell office:value-type="float" office:value="109538.789864">
            <text:p>109538,789864</text:p>
          </table:table-cell>
          <table:table-cell office:value-type="float" office:value="1447.67654028">
            <text:p>1447,67654028</text:p>
          </table:table-cell>
          <table:table-cell office:value-type="float" office:value="170">
            <text:p>170</text:p>
          </table:table-cell>
          <table:table-cell office:value-type="float" office:value="178">
            <text:p>17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ours de santé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9623.29149">
            <text:p>109623,29149</text:p>
          </table:table-cell>
          <table:table-cell office:value-type="float" office:value="1448.235717">
            <text:p>1448,235717</text:p>
          </table:table-cell>
        </table:table-row>
        <table:table-row table:style-name="ro1">
          <table:table-cell office:value-type="float" office:value="9294.32482614">
            <text:p>9294,32482614</text:p>
          </table:table-cell>
          <table:table-cell office:value-type="float" office:value="757.23931793">
            <text:p>757,23931793</text:p>
          </table:table-cell>
          <table:table-cell table:number-columns-repeated="2" office:value-type="float" office:value="464">
            <text:p>464</text:p>
          </table:table-cell>
          <table:table-cell office:value-type="float" office:value="9294.32482614">
            <text:p>9294,32482614</text:p>
          </table:table-cell>
          <table:table-cell office:value-type="float" office:value="757.23931793">
            <text:p>757,23931793</text:p>
          </table:table-cell>
          <table:table-cell table:number-columns-repeated="2" office:value-type="float" office:value="464">
            <text:p>464</text:p>
          </table:table-cell>
          <table:table-cell office:value-type="float" office:value="9294.32482614">
            <text:p>9294,32482614</text:p>
          </table:table-cell>
          <table:table-cell office:value-type="float" office:value="757.23931793">
            <text:p>757,23931793</text:p>
          </table:table-cell>
          <table:table-cell office:value-type="float" office:value="209">
            <text:p>209</text:p>
          </table:table-cell>
          <table:table-cell office:value-type="float" office:value="217">
            <text:p>21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9301.50236">
            <text:p>9301,50236</text:p>
          </table:table-cell>
          <table:table-cell office:value-type="float" office:value="757.532008">
            <text:p>757,532008</text:p>
          </table:table-cell>
        </table:table-row>
        <table:table-row table:style-name="ro1">
          <table:table-cell office:value-type="float" office:value="974.15130797">
            <text:p>974,15130797</text:p>
          </table:table-cell>
          <table:table-cell office:value-type="float" office:value="110.78318539">
            <text:p>110,78318539</text:p>
          </table:table-cell>
          <table:table-cell table:number-columns-repeated="2" office:value-type="float" office:value="466">
            <text:p>466</text:p>
          </table:table-cell>
          <table:table-cell office:value-type="float" office:value="974.15130797">
            <text:p>974,15130797</text:p>
          </table:table-cell>
          <table:table-cell office:value-type="float" office:value="110.7831854">
            <text:p>110,7831854</text:p>
          </table:table-cell>
          <table:table-cell table:number-columns-repeated="2" office:value-type="float" office:value="466">
            <text:p>466</text:p>
          </table:table-cell>
          <table:table-cell office:value-type="float" office:value="974.15130797">
            <text:p>974,15130797</text:p>
          </table:table-cell>
          <table:table-cell office:value-type="float" office:value="110.7831854">
            <text:p>110,7831854</text:p>
          </table:table-cell>
          <table:table-cell office:value-type="float" office:value="207">
            <text:p>207</text:p>
          </table:table-cell>
          <table:table-cell office:value-type="float" office:value="215">
            <text:p>2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974.9027">
            <text:p>974,9027</text:p>
          </table:table-cell>
          <table:table-cell office:value-type="float" office:value="110.825902">
            <text:p>110,825902</text:p>
          </table:table-cell>
        </table:table-row>
        <table:table-row table:style-name="ro1">
          <table:table-cell office:value-type="float" office:value="137.06882079">
            <text:p>137,06882079</text:p>
          </table:table-cell>
          <table:table-cell office:value-type="float" office:value="81.29545176">
            <text:p>81,29545176</text:p>
          </table:table-cell>
          <table:table-cell table:number-columns-repeated="2" office:value-type="float" office:value="469">
            <text:p>469</text:p>
          </table:table-cell>
          <table:table-cell office:value-type="float" office:value="137.06882079">
            <text:p>137,06882079</text:p>
          </table:table-cell>
          <table:table-cell office:value-type="float" office:value="81.29545176">
            <text:p>81,29545176</text:p>
          </table:table-cell>
          <table:table-cell table:number-columns-repeated="2" office:value-type="float" office:value="469">
            <text:p>469</text:p>
          </table:table-cell>
          <table:table-cell office:value-type="float" office:value="137.06882079">
            <text:p>137,06882079</text:p>
          </table:table-cell>
          <table:table-cell office:value-type="float" office:value="81.29545176">
            <text:p>81,29545176</text:p>
          </table:table-cell>
          <table:table-cell office:value-type="float" office:value="204">
            <text:p>204</text:p>
          </table:table-cell>
          <table:table-cell office:value-type="float" office:value="212">
            <text:p>21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37.17506">
            <text:p>137,17506</text:p>
          </table:table-cell>
          <table:table-cell office:value-type="float" office:value="81.326916">
            <text:p>81,326916</text:p>
          </table:table-cell>
        </table:table-row>
        <table:table-row table:style-name="ro1">
          <table:table-cell office:value-type="float" office:value="1204.44169275">
            <text:p>1204,44169275</text:p>
          </table:table-cell>
          <table:table-cell office:value-type="float" office:value="144.40056674">
            <text:p>144,40056674</text:p>
          </table:table-cell>
          <table:table-cell table:number-columns-repeated="2" office:value-type="float" office:value="472">
            <text:p>472</text:p>
          </table:table-cell>
          <table:table-cell office:value-type="float" office:value="1204.44169275">
            <text:p>1204,44169275</text:p>
          </table:table-cell>
          <table:table-cell office:value-type="float" office:value="144.40056674">
            <text:p>144,40056674</text:p>
          </table:table-cell>
          <table:table-cell table:number-columns-repeated="2" office:value-type="float" office:value="472">
            <text:p>472</text:p>
          </table:table-cell>
          <table:table-cell office:value-type="float" office:value="1204.44169275">
            <text:p>1204,44169275</text:p>
          </table:table-cell>
          <table:table-cell office:value-type="float" office:value="144.40056674">
            <text:p>144,40056674</text:p>
          </table:table-cell>
          <table:table-cell office:value-type="float" office:value="196">
            <text:p>196</text:p>
          </table:table-cell>
          <table:table-cell office:value-type="float" office:value="204">
            <text:p>20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205.36811">
            <text:p>1205,36811</text:p>
          </table:table-cell>
          <table:table-cell office:value-type="float" office:value="144.456355">
            <text:p>144,456355</text:p>
          </table:table-cell>
        </table:table-row>
        <table:table-row table:style-name="ro1">
          <table:table-cell office:value-type="float" office:value="156.08884186">
            <text:p>156,08884186</text:p>
          </table:table-cell>
          <table:table-cell office:value-type="float" office:value="44.51479858">
            <text:p>44,51479858</text:p>
          </table:table-cell>
          <table:table-cell table:number-columns-repeated="2" office:value-type="float" office:value="475">
            <text:p>475</text:p>
          </table:table-cell>
          <table:table-cell office:value-type="float" office:value="156.08884187">
            <text:p>156,08884187</text:p>
          </table:table-cell>
          <table:table-cell office:value-type="float" office:value="44.51479858">
            <text:p>44,51479858</text:p>
          </table:table-cell>
          <table:table-cell table:number-columns-repeated="2" office:value-type="float" office:value="475">
            <text:p>475</text:p>
          </table:table-cell>
          <table:table-cell office:value-type="float" office:value="156.08884186">
            <text:p>156,08884186</text:p>
          </table:table-cell>
          <table:table-cell office:value-type="float" office:value="44.51479858">
            <text:p>44,51479858</text:p>
          </table:table-cell>
          <table:table-cell office:value-type="float" office:value="189">
            <text:p>189</text:p>
          </table:table-cell>
          <table:table-cell office:value-type="float" office:value="197">
            <text:p>19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56.20946">
            <text:p>156,20946</text:p>
          </table:table-cell>
          <table:table-cell office:value-type="float" office:value="44.532001">
            <text:p>44,532001</text:p>
          </table:table-cell>
        </table:table-row>
        <table:table-row table:style-name="ro1">
          <table:table-cell office:value-type="float" office:value="67942.98947729">
            <text:p>67942,98947729</text:p>
          </table:table-cell>
          <table:table-cell office:value-type="float" office:value="1112.55408431">
            <text:p>1112,55408431</text:p>
          </table:table-cell>
          <table:table-cell table:number-columns-repeated="2" office:value-type="float" office:value="477">
            <text:p>477</text:p>
          </table:table-cell>
          <table:table-cell office:value-type="float" office:value="67942.9894773">
            <text:p>67942,9894773</text:p>
          </table:table-cell>
          <table:table-cell office:value-type="float" office:value="1112.55408431">
            <text:p>1112,55408431</text:p>
          </table:table-cell>
          <table:table-cell table:number-columns-repeated="2" office:value-type="float" office:value="477">
            <text:p>477</text:p>
          </table:table-cell>
          <table:table-cell office:value-type="float" office:value="67942.9894773">
            <text:p>67942,9894773</text:p>
          </table:table-cell>
          <table:table-cell office:value-type="float" office:value="1112.55408431">
            <text:p>1112,55408431</text:p>
          </table:table-cell>
          <table:table-cell office:value-type="float" office:value="179">
            <text:p>179</text:p>
          </table:table-cell>
          <table:table-cell office:value-type="float" office:value="187">
            <text:p>18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Joan l'an Prè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7995.74646">
            <text:p>67995,74646</text:p>
          </table:table-cell>
          <table:table-cell office:value-type="float" office:value="1112.985721">
            <text:p>1112,985721</text:p>
          </table:table-cell>
        </table:table-row>
        <table:table-row table:style-name="ro1">
          <table:table-cell office:value-type="float" office:value="17704.31070359">
            <text:p>17704,31070359</text:p>
          </table:table-cell>
          <table:table-cell office:value-type="float" office:value="546.62921624">
            <text:p>546,62921624</text:p>
          </table:table-cell>
          <table:table-cell table:number-columns-repeated="2" office:value-type="float" office:value="480">
            <text:p>480</text:p>
          </table:table-cell>
          <table:table-cell office:value-type="float" office:value="17704.3107036">
            <text:p>17704,3107036</text:p>
          </table:table-cell>
          <table:table-cell office:value-type="float" office:value="546.62921624">
            <text:p>546,62921624</text:p>
          </table:table-cell>
          <table:table-cell table:number-columns-repeated="2" office:value-type="float" office:value="480">
            <text:p>480</text:p>
          </table:table-cell>
          <table:table-cell office:value-type="float" office:value="17704.3107036">
            <text:p>17704,3107036</text:p>
          </table:table-cell>
          <table:table-cell office:value-type="float" office:value="546.62921624">
            <text:p>546,62921624</text:p>
          </table:table-cell>
          <table:table-cell office:value-type="float" office:value="174">
            <text:p>174</text:p>
          </table:table-cell>
          <table:table-cell office:value-type="float" office:value="182">
            <text:p>18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7718.0192">
            <text:p>17718,0192</text:p>
          </table:table-cell>
          <table:table-cell office:value-type="float" office:value="546.840564">
            <text:p>546,840564</text:p>
          </table:table-cell>
        </table:table-row>
        <table:table-row table:style-name="ro1">
          <table:table-cell office:value-type="float" office:value="5313.31949965">
            <text:p>5313,31949965</text:p>
          </table:table-cell>
          <table:table-cell office:value-type="float" office:value="357.64508274">
            <text:p>357,64508274</text:p>
          </table:table-cell>
          <table:table-cell table:number-columns-repeated="2" office:value-type="float" office:value="485">
            <text:p>485</text:p>
          </table:table-cell>
          <table:table-cell office:value-type="float" office:value="5313.31949965">
            <text:p>5313,31949965</text:p>
          </table:table-cell>
          <table:table-cell office:value-type="float" office:value="357.64508274">
            <text:p>357,64508274</text:p>
          </table:table-cell>
          <table:table-cell table:number-columns-repeated="2" office:value-type="float" office:value="485">
            <text:p>485</text:p>
          </table:table-cell>
          <table:table-cell office:value-type="float" office:value="5313.31949965">
            <text:p>5313,31949965</text:p>
          </table:table-cell>
          <table:table-cell office:value-type="float" office:value="357.64508274">
            <text:p>357,64508274</text:p>
          </table:table-cell>
          <table:table-cell office:value-type="float" office:value="169">
            <text:p>169</text:p>
          </table:table-cell>
          <table:table-cell office:value-type="float" office:value="177">
            <text:p>17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e la piscine Mosson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317.42518">
            <text:p>5317,42518</text:p>
          </table:table-cell>
          <table:table-cell office:value-type="float" office:value="357.782383">
            <text:p>357,782383</text:p>
          </table:table-cell>
        </table:table-row>
        <table:table-row table:style-name="ro1">
          <table:table-cell office:value-type="float" office:value="2630.21508807">
            <text:p>2630,21508807</text:p>
          </table:table-cell>
          <table:table-cell office:value-type="float" office:value="301.1937872">
            <text:p>301,1937872</text:p>
          </table:table-cell>
          <table:table-cell table:number-columns-repeated="2" office:value-type="float" office:value="488">
            <text:p>488</text:p>
          </table:table-cell>
          <table:table-cell office:value-type="float" office:value="2630.21508807">
            <text:p>2630,21508807</text:p>
          </table:table-cell>
          <table:table-cell office:value-type="float" office:value="301.1937872">
            <text:p>301,1937872</text:p>
          </table:table-cell>
          <table:table-cell table:number-columns-repeated="2" office:value-type="float" office:value="488">
            <text:p>488</text:p>
          </table:table-cell>
          <table:table-cell office:value-type="float" office:value="2630.21508807">
            <text:p>2630,21508807</text:p>
          </table:table-cell>
          <table:table-cell office:value-type="float" office:value="301.1937872">
            <text:p>301,1937872</text:p>
          </table:table-cell>
          <table:table-cell office:value-type="float" office:value="166">
            <text:p>166</text:p>
          </table:table-cell>
          <table:table-cell office:value-type="float" office:value="174">
            <text:p>17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Jouanique (Cévennes)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632.24705">
            <text:p>2632,24705</text:p>
          </table:table-cell>
          <table:table-cell office:value-type="float" office:value="301.309905">
            <text:p>301,309905</text:p>
          </table:table-cell>
        </table:table-row>
        <table:table-row table:style-name="ro1">
          <table:table-cell office:value-type="float" office:value="107.22868364">
            <text:p>107,22868364</text:p>
          </table:table-cell>
          <table:table-cell office:value-type="float" office:value="45.18148598">
            <text:p>45,18148598</text:p>
          </table:table-cell>
          <table:table-cell table:number-columns-repeated="2" office:value-type="float" office:value="489">
            <text:p>489</text:p>
          </table:table-cell>
          <table:table-cell office:value-type="float" office:value="107.22868364">
            <text:p>107,22868364</text:p>
          </table:table-cell>
          <table:table-cell office:value-type="float" office:value="45.18148598">
            <text:p>45,18148598</text:p>
          </table:table-cell>
          <table:table-cell table:number-columns-repeated="2" office:value-type="float" office:value="489">
            <text:p>489</text:p>
          </table:table-cell>
          <table:table-cell office:value-type="float" office:value="107.22868364">
            <text:p>107,22868364</text:p>
          </table:table-cell>
          <table:table-cell office:value-type="float" office:value="45.18148598">
            <text:p>45,18148598</text:p>
          </table:table-cell>
          <table:table-cell office:value-type="float" office:value="165">
            <text:p>165</text:p>
          </table:table-cell>
          <table:table-cell office:value-type="float" office:value="173">
            <text:p>17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7.31203">
            <text:p>107,31203</text:p>
          </table:table-cell>
          <table:table-cell office:value-type="float" office:value="45.198907">
            <text:p>45,198907</text:p>
          </table:table-cell>
        </table:table-row>
        <table:table-row table:style-name="ro1">
          <table:table-cell office:value-type="float" office:value="90.70799243">
            <text:p>90,70799243</text:p>
          </table:table-cell>
          <table:table-cell office:value-type="float" office:value="42.31424732">
            <text:p>42,31424732</text:p>
          </table:table-cell>
          <table:table-cell table:number-columns-repeated="2" office:value-type="float" office:value="490">
            <text:p>490</text:p>
          </table:table-cell>
          <table:table-cell office:value-type="float" office:value="90.70799243">
            <text:p>90,70799243</text:p>
          </table:table-cell>
          <table:table-cell office:value-type="float" office:value="42.31424732">
            <text:p>42,31424732</text:p>
          </table:table-cell>
          <table:table-cell table:number-columns-repeated="2" office:value-type="float" office:value="490">
            <text:p>490</text:p>
          </table:table-cell>
          <table:table-cell office:value-type="float" office:value="90.70799243">
            <text:p>90,70799243</text:p>
          </table:table-cell>
          <table:table-cell office:value-type="float" office:value="42.31424732">
            <text:p>42,31424732</text:p>
          </table:table-cell>
          <table:table-cell office:value-type="float" office:value="164">
            <text:p>164</text:p>
          </table:table-cell>
          <table:table-cell office:value-type="float" office:value="172">
            <text:p>17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90.77824">
            <text:p>90,77824</text:p>
          </table:table-cell>
          <table:table-cell office:value-type="float" office:value="42.330482">
            <text:p>42,330482</text:p>
          </table:table-cell>
        </table:table-row>
        <table:table-row table:style-name="ro1">
          <table:table-cell office:value-type="float" office:value="5330.96245784">
            <text:p>5330,96245784</text:p>
          </table:table-cell>
          <table:table-cell office:value-type="float" office:value="302.27461458">
            <text:p>302,27461458</text:p>
          </table:table-cell>
          <table:table-cell table:number-columns-repeated="2" office:value-type="float" office:value="491">
            <text:p>491</text:p>
          </table:table-cell>
          <table:table-cell office:value-type="float" office:value="5330.96245784">
            <text:p>5330,96245784</text:p>
          </table:table-cell>
          <table:table-cell office:value-type="float" office:value="302.27461458">
            <text:p>302,27461458</text:p>
          </table:table-cell>
          <table:table-cell table:number-columns-repeated="2" office:value-type="float" office:value="491">
            <text:p>491</text:p>
          </table:table-cell>
          <table:table-cell office:value-type="float" office:value="5330.96245784">
            <text:p>5330,96245784</text:p>
          </table:table-cell>
          <table:table-cell office:value-type="float" office:value="302.27461458">
            <text:p>302,27461458</text:p>
          </table:table-cell>
          <table:table-cell office:value-type="float" office:value="163">
            <text:p>163</text:p>
          </table:table-cell>
          <table:table-cell office:value-type="float" office:value="171">
            <text:p>17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omaine de la Pompignan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335.065">
            <text:p>5335,065</text:p>
          </table:table-cell>
          <table:table-cell office:value-type="float" office:value="302.391372">
            <text:p>302,391372</text:p>
          </table:table-cell>
        </table:table-row>
        <table:table-row table:style-name="ro1">
          <table:table-cell office:value-type="float" office:value="8793.49581326">
            <text:p>8793,49581326</text:p>
          </table:table-cell>
          <table:table-cell office:value-type="float" office:value="519.68943132">
            <text:p>519,68943132</text:p>
          </table:table-cell>
          <table:table-cell table:number-columns-repeated="2" office:value-type="float" office:value="493">
            <text:p>493</text:p>
          </table:table-cell>
          <table:table-cell office:value-type="float" office:value="8793.49581326">
            <text:p>8793,49581326</text:p>
          </table:table-cell>
          <table:table-cell office:value-type="float" office:value="519.68943132">
            <text:p>519,68943132</text:p>
          </table:table-cell>
          <table:table-cell table:number-columns-repeated="2" office:value-type="float" office:value="493">
            <text:p>493</text:p>
          </table:table-cell>
          <table:table-cell office:value-type="float" office:value="8793.49581326">
            <text:p>8793,49581326</text:p>
          </table:table-cell>
          <table:table-cell office:value-type="float" office:value="519.68943132">
            <text:p>519,68943132</text:p>
          </table:table-cell>
          <table:table-cell office:value-type="float" office:value="161">
            <text:p>161</text:p>
          </table:table-cell>
          <table:table-cell office:value-type="float" office:value="169">
            <text:p>16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es Pastourell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800.26566">
            <text:p>8800,26566</text:p>
          </table:table-cell>
          <table:table-cell office:value-type="float" office:value="519.890237">
            <text:p>519,890237</text:p>
          </table:table-cell>
        </table:table-row>
        <table:table-row table:style-name="ro1">
          <table:table-cell office:value-type="float" office:value="316.89844339">
            <text:p>316,89844339</text:p>
          </table:table-cell>
          <table:table-cell office:value-type="float" office:value="69.22750396">
            <text:p>69,22750396</text:p>
          </table:table-cell>
          <table:table-cell table:number-columns-repeated="2" office:value-type="float" office:value="495">
            <text:p>495</text:p>
          </table:table-cell>
          <table:table-cell office:value-type="float" office:value="316.89844339">
            <text:p>316,89844339</text:p>
          </table:table-cell>
          <table:table-cell office:value-type="float" office:value="69.22750396">
            <text:p>69,22750396</text:p>
          </table:table-cell>
          <table:table-cell table:number-columns-repeated="2" office:value-type="float" office:value="495">
            <text:p>495</text:p>
          </table:table-cell>
          <table:table-cell office:value-type="float" office:value="316.89844339">
            <text:p>316,89844339</text:p>
          </table:table-cell>
          <table:table-cell office:value-type="float" office:value="69.22750396">
            <text:p>69,22750396</text:p>
          </table:table-cell>
          <table:table-cell office:value-type="float" office:value="152">
            <text:p>152</text:p>
          </table:table-cell>
          <table:table-cell office:value-type="float" office:value="160">
            <text:p>1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17.14175">
            <text:p>317,14175</text:p>
          </table:table-cell>
          <table:table-cell office:value-type="float" office:value="69.253916">
            <text:p>69,253916</text:p>
          </table:table-cell>
        </table:table-row>
        <table:table-row table:style-name="ro1">
          <table:table-cell office:value-type="float" office:value="2029.88644299">
            <text:p>2029,88644299</text:p>
          </table:table-cell>
          <table:table-cell office:value-type="float" office:value="292.36462242">
            <text:p>292,36462242</text:p>
          </table:table-cell>
          <table:table-cell table:number-columns-repeated="2" office:value-type="float" office:value="496">
            <text:p>496</text:p>
          </table:table-cell>
          <table:table-cell office:value-type="float" office:value="2029.88644299">
            <text:p>2029,88644299</text:p>
          </table:table-cell>
          <table:table-cell office:value-type="float" office:value="292.36462242">
            <text:p>292,36462242</text:p>
          </table:table-cell>
          <table:table-cell table:number-columns-repeated="2" office:value-type="float" office:value="496">
            <text:p>496</text:p>
          </table:table-cell>
          <table:table-cell office:value-type="float" office:value="2029.88644299">
            <text:p>2029,88644299</text:p>
          </table:table-cell>
          <table:table-cell office:value-type="float" office:value="292.36462242">
            <text:p>292,36462242</text:p>
          </table:table-cell>
          <table:table-cell office:value-type="float" office:value="151">
            <text:p>151</text:p>
          </table:table-cell>
          <table:table-cell office:value-type="float" office:value="159">
            <text:p>15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e petit Mail de la Mosson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031.45499">
            <text:p>2031,45499</text:p>
          </table:table-cell>
          <table:table-cell office:value-type="float" office:value="292.477844">
            <text:p>292,477844</text:p>
          </table:table-cell>
        </table:table-row>
        <table:table-row table:style-name="ro1">
          <table:table-cell office:value-type="float" office:value="324.91797497">
            <text:p>324,91797497</text:p>
          </table:table-cell>
          <table:table-cell office:value-type="float" office:value="70.16056979">
            <text:p>70,16056979</text:p>
          </table:table-cell>
          <table:table-cell table:number-columns-repeated="2" office:value-type="float" office:value="498">
            <text:p>498</text:p>
          </table:table-cell>
          <table:table-cell office:value-type="float" office:value="324.91797497">
            <text:p>324,91797497</text:p>
          </table:table-cell>
          <table:table-cell office:value-type="float" office:value="70.16056979">
            <text:p>70,16056979</text:p>
          </table:table-cell>
          <table:table-cell table:number-columns-repeated="2" office:value-type="float" office:value="498">
            <text:p>498</text:p>
          </table:table-cell>
          <table:table-cell office:value-type="float" office:value="324.91797497">
            <text:p>324,91797497</text:p>
          </table:table-cell>
          <table:table-cell office:value-type="float" office:value="70.16056979">
            <text:p>70,16056979</text:p>
          </table:table-cell>
          <table:table-cell office:value-type="float" office:value="149">
            <text:p>149</text:p>
          </table:table-cell>
          <table:table-cell office:value-type="float" office:value="157">
            <text:p>1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25.1683">
            <text:p>325,1683</text:p>
          </table:table-cell>
          <table:table-cell office:value-type="float" office:value="70.187691">
            <text:p>70,187691</text:p>
          </table:table-cell>
        </table:table-row>
        <table:table-row table:style-name="ro1">
          <table:table-cell office:value-type="float" office:value="184.61218989">
            <text:p>184,61218989</text:p>
          </table:table-cell>
          <table:table-cell office:value-type="float" office:value="48.27450547">
            <text:p>48,27450547</text:p>
          </table:table-cell>
          <table:table-cell table:number-columns-repeated="2" office:value-type="float" office:value="499">
            <text:p>499</text:p>
          </table:table-cell>
          <table:table-cell office:value-type="float" office:value="184.61218989">
            <text:p>184,61218989</text:p>
          </table:table-cell>
          <table:table-cell office:value-type="float" office:value="48.27450547">
            <text:p>48,27450547</text:p>
          </table:table-cell>
          <table:table-cell table:number-columns-repeated="2" office:value-type="float" office:value="499">
            <text:p>499</text:p>
          </table:table-cell>
          <table:table-cell office:value-type="float" office:value="184.61218989">
            <text:p>184,61218989</text:p>
          </table:table-cell>
          <table:table-cell office:value-type="float" office:value="48.27450547">
            <text:p>48,27450547</text:p>
          </table:table-cell>
          <table:table-cell office:value-type="float" office:value="148">
            <text:p>148</text:p>
          </table:table-cell>
          <table:table-cell office:value-type="float" office:value="156">
            <text:p>15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84.75415">
            <text:p>184,75415</text:p>
          </table:table-cell>
          <table:table-cell office:value-type="float" office:value="48.293065">
            <text:p>48,293065</text:p>
          </table:table-cell>
        </table:table-row>
        <table:table-row table:style-name="ro1">
          <table:table-cell office:value-type="float" office:value="326.2143618">
            <text:p>326,2143618</text:p>
          </table:table-cell>
          <table:table-cell office:value-type="float" office:value="70.13204332">
            <text:p>70,13204332</text:p>
          </table:table-cell>
          <table:table-cell table:number-columns-repeated="2" office:value-type="float" office:value="501">
            <text:p>501</text:p>
          </table:table-cell>
          <table:table-cell office:value-type="float" office:value="326.2143618">
            <text:p>326,2143618</text:p>
          </table:table-cell>
          <table:table-cell office:value-type="float" office:value="70.13204332">
            <text:p>70,13204332</text:p>
          </table:table-cell>
          <table:table-cell table:number-columns-repeated="2" office:value-type="float" office:value="501">
            <text:p>501</text:p>
          </table:table-cell>
          <table:table-cell office:value-type="float" office:value="326.2143618">
            <text:p>326,2143618</text:p>
          </table:table-cell>
          <table:table-cell office:value-type="float" office:value="70.13204332">
            <text:p>70,13204332</text:p>
          </table:table-cell>
          <table:table-cell office:value-type="float" office:value="145">
            <text:p>145</text:p>
          </table:table-cell>
          <table:table-cell office:value-type="float" office:value="153">
            <text:p>1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26.46387">
            <text:p>326,46387</text:p>
          </table:table-cell>
          <table:table-cell office:value-type="float" office:value="70.158744">
            <text:p>70,158744</text:p>
          </table:table-cell>
        </table:table-row>
        <table:table-row table:style-name="ro1">
          <table:table-cell office:value-type="float" office:value="1154.20401581">
            <text:p>1154,20401581</text:p>
          </table:table-cell>
          <table:table-cell office:value-type="float" office:value="173.91687483">
            <text:p>173,91687483</text:p>
          </table:table-cell>
          <table:table-cell table:number-columns-repeated="2" office:value-type="float" office:value="502">
            <text:p>502</text:p>
          </table:table-cell>
          <table:table-cell office:value-type="float" office:value="1154.20401581">
            <text:p>1154,20401581</text:p>
          </table:table-cell>
          <table:table-cell office:value-type="float" office:value="173.91687483">
            <text:p>173,91687483</text:p>
          </table:table-cell>
          <table:table-cell table:number-columns-repeated="2" office:value-type="float" office:value="502">
            <text:p>502</text:p>
          </table:table-cell>
          <table:table-cell office:value-type="float" office:value="1154.20401581">
            <text:p>1154,20401581</text:p>
          </table:table-cell>
          <table:table-cell office:value-type="float" office:value="173.91687483">
            <text:p>173,91687483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55.08951">
            <text:p>1155,08951</text:p>
          </table:table-cell>
          <table:table-cell office:value-type="float" office:value="173.983913">
            <text:p>173,983913</text:p>
          </table:table-cell>
        </table:table-row>
        <table:table-row table:style-name="ro1">
          <table:table-cell office:value-type="float" office:value="487.15039973">
            <text:p>487,15039973</text:p>
          </table:table-cell>
          <table:table-cell office:value-type="float" office:value="88.91574336">
            <text:p>88,91574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487.15039973">
            <text:p>487,15039973</text:p>
          </table:table-cell>
          <table:table-cell office:value-type="float" office:value="88.91574336">
            <text:p>88,91574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487.15039973">
            <text:p>487,15039973</text:p>
          </table:table-cell>
          <table:table-cell office:value-type="float" office:value="88.91574336">
            <text:p>88,91574336</text:p>
          </table:table-cell>
          <table:table-cell office:value-type="float" office:value="143">
            <text:p>143</text:p>
          </table:table-cell>
          <table:table-cell office:value-type="float" office:value="151">
            <text:p>15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rue des Castor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87.5246">
            <text:p>487,5246</text:p>
          </table:table-cell>
          <table:table-cell office:value-type="float" office:value="88.949875">
            <text:p>88,949875</text:p>
          </table:table-cell>
        </table:table-row>
        <table:table-row table:style-name="ro1">
          <table:table-cell office:value-type="float" office:value="1167.67002675">
            <text:p>1167,67002675</text:p>
          </table:table-cell>
          <table:table-cell office:value-type="float" office:value="244.47814141">
            <text:p>244,47814141</text:p>
          </table:table-cell>
          <table:table-cell table:number-columns-repeated="2" office:value-type="float" office:value="504">
            <text:p>504</text:p>
          </table:table-cell>
          <table:table-cell office:value-type="float" office:value="1167.67002675">
            <text:p>1167,67002675</text:p>
          </table:table-cell>
          <table:table-cell office:value-type="float" office:value="244.47814141">
            <text:p>244,47814141</text:p>
          </table:table-cell>
          <table:table-cell table:number-columns-repeated="2" office:value-type="float" office:value="504">
            <text:p>504</text:p>
          </table:table-cell>
          <table:table-cell office:value-type="float" office:value="1167.67002675">
            <text:p>1167,67002675</text:p>
          </table:table-cell>
          <table:table-cell office:value-type="float" office:value="244.47814141">
            <text:p>244,47814141</text:p>
          </table:table-cell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u Mas Vanneau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68.56584">
            <text:p>1168,56584</text:p>
          </table:table-cell>
          <table:table-cell office:value-type="float" office:value="244.571268">
            <text:p>244,571268</text:p>
          </table:table-cell>
        </table:table-row>
        <table:table-row table:style-name="ro1">
          <table:table-cell office:value-type="float" office:value="2452.58145151">
            <text:p>2452,58145151</text:p>
          </table:table-cell>
          <table:table-cell office:value-type="float" office:value="296.36874148">
            <text:p>296,36874148</text:p>
          </table:table-cell>
          <table:table-cell table:number-columns-repeated="2" office:value-type="float" office:value="505">
            <text:p>505</text:p>
          </table:table-cell>
          <table:table-cell office:value-type="float" office:value="2452.58145151">
            <text:p>2452,58145151</text:p>
          </table:table-cell>
          <table:table-cell office:value-type="float" office:value="296.36874148">
            <text:p>296,36874148</text:p>
          </table:table-cell>
          <table:table-cell table:number-columns-repeated="2" office:value-type="float" office:value="505">
            <text:p>505</text:p>
          </table:table-cell>
          <table:table-cell office:value-type="float" office:value="2452.58145151">
            <text:p>2452,58145151</text:p>
          </table:table-cell>
          <table:table-cell office:value-type="float" office:value="296.36874148">
            <text:p>296,36874148</text:p>
          </table:table-cell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u Mas Vanneau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454.46382">
            <text:p>2454,46382</text:p>
          </table:table-cell>
          <table:table-cell office:value-type="float" office:value="296.481696">
            <text:p>296,481696</text:p>
          </table:table-cell>
        </table:table-row>
        <table:table-row table:style-name="ro1">
          <table:table-cell office:value-type="float" office:value="3402.92193955">
            <text:p>3402,92193955</text:p>
          </table:table-cell>
          <table:table-cell office:value-type="float" office:value="323.12550088">
            <text:p>323,12550088</text:p>
          </table:table-cell>
          <table:table-cell table:number-columns-repeated="2" office:value-type="float" office:value="486">
            <text:p>486</text:p>
          </table:table-cell>
          <table:table-cell office:value-type="float" office:value="3402.92193955">
            <text:p>3402,92193955</text:p>
          </table:table-cell>
          <table:table-cell office:value-type="float" office:value="323.12550088">
            <text:p>323,12550088</text:p>
          </table:table-cell>
          <table:table-cell table:number-columns-repeated="2" office:value-type="float" office:value="486">
            <text:p>486</text:p>
          </table:table-cell>
          <table:table-cell office:value-type="float" office:value="3402.92193955">
            <text:p>3402,92193955</text:p>
          </table:table-cell>
          <table:table-cell office:value-type="float" office:value="323.12550088">
            <text:p>323,12550088</text:p>
          </table:table-cell>
          <table:table-cell office:value-type="float" office:value="168">
            <text:p>168</text:p>
          </table:table-cell>
          <table:table-cell office:value-type="float" office:value="176">
            <text:p>17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405.5537">
            <text:p>3405,5537</text:p>
          </table:table-cell>
          <table:table-cell office:value-type="float" office:value="323.251671">
            <text:p>323,251671</text:p>
          </table:table-cell>
        </table:table-row>
        <table:table-row table:style-name="ro1">
          <table:table-cell office:value-type="float" office:value="39600.0472276">
            <text:p>39600,0472276</text:p>
          </table:table-cell>
          <table:table-cell office:value-type="float" office:value="1703.67443997">
            <text:p>1703,67443997</text:p>
          </table:table-cell>
          <table:table-cell table:number-columns-repeated="2" office:value-type="float" office:value="487">
            <text:p>487</text:p>
          </table:table-cell>
          <table:table-cell office:value-type="float" office:value="39600.0472276">
            <text:p>39600,0472276</text:p>
          </table:table-cell>
          <table:table-cell office:value-type="float" office:value="1703.67443997">
            <text:p>1703,67443997</text:p>
          </table:table-cell>
          <table:table-cell table:number-columns-repeated="2" office:value-type="float" office:value="487">
            <text:p>487</text:p>
          </table:table-cell>
          <table:table-cell office:value-type="float" office:value="39600.0472276">
            <text:p>39600,0472276</text:p>
          </table:table-cell>
          <table:table-cell office:value-type="float" office:value="1703.67443997">
            <text:p>1703,67443997</text:p>
          </table:table-cell>
          <table:table-cell office:value-type="float" office:value="167">
            <text:p>167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erges Mosson (sud)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9630.75987">
            <text:p>39630,75987</text:p>
          </table:table-cell>
          <table:table-cell office:value-type="float" office:value="1704.333423">
            <text:p>1704,333423</text:p>
          </table:table-cell>
        </table:table-row>
        <table:table-row table:style-name="ro1">
          <table:table-cell office:value-type="float" office:value="31.03960427">
            <text:p>31,03960427</text:p>
          </table:table-cell>
          <table:table-cell office:value-type="float" office:value="20.58062474">
            <text:p>20,58062474</text:p>
          </table:table-cell>
          <table:table-cell table:number-columns-repeated="2" office:value-type="float" office:value="492">
            <text:p>492</text:p>
          </table:table-cell>
          <table:table-cell office:value-type="float" office:value="31.03960427">
            <text:p>31,03960427</text:p>
          </table:table-cell>
          <table:table-cell office:value-type="float" office:value="20.58062474">
            <text:p>20,58062474</text:p>
          </table:table-cell>
          <table:table-cell table:number-columns-repeated="2" office:value-type="float" office:value="492">
            <text:p>492</text:p>
          </table:table-cell>
          <table:table-cell office:value-type="float" office:value="31.03960427">
            <text:p>31,03960427</text:p>
          </table:table-cell>
          <table:table-cell office:value-type="float" office:value="20.58062474">
            <text:p>20,58062474</text:p>
          </table:table-cell>
          <table:table-cell office:value-type="float" office:value="162">
            <text:p>162</text:p>
          </table:table-cell>
          <table:table-cell office:value-type="float" office:value="170">
            <text:p>1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1.06364">
            <text:p>31,06364</text:p>
          </table:table-cell>
          <table:table-cell office:value-type="float" office:value="20.588486">
            <text:p>20,588486</text:p>
          </table:table-cell>
        </table:table-row>
        <table:table-row table:style-name="ro1">
          <table:table-cell office:value-type="float" office:value="55065.14987349">
            <text:p>55065,14987349</text:p>
          </table:table-cell>
          <table:table-cell office:value-type="float" office:value="1408.17116199">
            <text:p>1408,17116199</text:p>
          </table:table-cell>
          <table:table-cell table:number-columns-repeated="2" office:value-type="float" office:value="494">
            <text:p>494</text:p>
          </table:table-cell>
          <table:table-cell office:value-type="float" office:value="55065.1498735">
            <text:p>55065,1498735</text:p>
          </table:table-cell>
          <table:table-cell office:value-type="float" office:value="1408.17116199">
            <text:p>1408,17116199</text:p>
          </table:table-cell>
          <table:table-cell table:number-columns-repeated="2" office:value-type="float" office:value="494">
            <text:p>494</text:p>
          </table:table-cell>
          <table:table-cell office:value-type="float" office:value="55065.1498735">
            <text:p>55065,1498735</text:p>
          </table:table-cell>
          <table:table-cell office:value-type="float" office:value="1408.17116199">
            <text:p>1408,17116199</text:p>
          </table:table-cell>
          <table:table-cell office:value-type="float" office:value="153">
            <text:p>153</text:p>
          </table:table-cell>
          <table:table-cell office:value-type="float" office:value="161">
            <text:p>16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5107.59901">
            <text:p>55107,59901</text:p>
          </table:table-cell>
          <table:table-cell office:value-type="float" office:value="1408.71261">
            <text:p>1408,71261</text:p>
          </table:table-cell>
        </table:table-row>
        <table:table-row table:style-name="ro1">
          <table:table-cell office:value-type="float" office:value="7518.25745262">
            <text:p>7518,25745262</text:p>
          </table:table-cell>
          <table:table-cell office:value-type="float" office:value="505.73851553">
            <text:p>505,73851553</text:p>
          </table:table-cell>
          <table:table-cell table:number-columns-repeated="2" office:value-type="float" office:value="497">
            <text:p>497</text:p>
          </table:table-cell>
          <table:table-cell office:value-type="float" office:value="7518.25745262">
            <text:p>7518,25745262</text:p>
          </table:table-cell>
          <table:table-cell office:value-type="float" office:value="505.73851553">
            <text:p>505,73851553</text:p>
          </table:table-cell>
          <table:table-cell table:number-columns-repeated="2" office:value-type="float" office:value="497">
            <text:p>497</text:p>
          </table:table-cell>
          <table:table-cell office:value-type="float" office:value="7518.25745262">
            <text:p>7518,25745262</text:p>
          </table:table-cell>
          <table:table-cell office:value-type="float" office:value="505.73851553">
            <text:p>505,73851553</text:p>
          </table:table-cell>
          <table:table-cell office:value-type="float" office:value="150">
            <text:p>150</text:p>
          </table:table-cell>
          <table:table-cell office:value-type="float" office:value="158">
            <text:p>15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Edith Piaf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524.03932">
            <text:p>7524,03932</text:p>
          </table:table-cell>
          <table:table-cell office:value-type="float" office:value="505.933492">
            <text:p>505,933492</text:p>
          </table:table-cell>
        </table:table-row>
        <table:table-row table:style-name="ro1">
          <table:table-cell office:value-type="float" office:value="321.42285747">
            <text:p>321,42285747</text:p>
          </table:table-cell>
          <table:table-cell office:value-type="float" office:value="69.97473205">
            <text:p>69,97473205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21.42285747">
            <text:p>321,42285747</text:p>
          </table:table-cell>
          <table:table-cell office:value-type="float" office:value="69.97473205">
            <text:p>69,97473205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21.42285747">
            <text:p>321,42285747</text:p>
          </table:table-cell>
          <table:table-cell office:value-type="float" office:value="69.97473205">
            <text:p>69,97473205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21.66923">
            <text:p>321,66923</text:p>
          </table:table-cell>
          <table:table-cell office:value-type="float" office:value="70.001727">
            <text:p>70,001727</text:p>
          </table:table-cell>
        </table:table-row>
        <table:table-row table:style-name="ro1">
          <table:table-cell office:value-type="float" office:value="19940.71446068">
            <text:p>19940,71446068</text:p>
          </table:table-cell>
          <table:table-cell office:value-type="float" office:value="621.80765826">
            <text:p>621,80765826</text:p>
          </table:table-cell>
          <table:table-cell table:number-columns-repeated="2" office:value-type="float" office:value="507">
            <text:p>507</text:p>
          </table:table-cell>
          <table:table-cell office:value-type="float" office:value="19940.7144607">
            <text:p>19940,7144607</text:p>
          </table:table-cell>
          <table:table-cell office:value-type="float" office:value="621.80765826">
            <text:p>621,80765826</text:p>
          </table:table-cell>
          <table:table-cell table:number-columns-repeated="2" office:value-type="float" office:value="507">
            <text:p>507</text:p>
          </table:table-cell>
          <table:table-cell office:value-type="float" office:value="19940.7144607">
            <text:p>19940,7144607</text:p>
          </table:table-cell>
          <table:table-cell office:value-type="float" office:value="621.80765826">
            <text:p>621,80765826</text:p>
          </table:table-cell>
          <table:table-cell office:value-type="float" office:value="139">
            <text:p>139</text:p>
          </table:table-cell>
          <table:table-cell office:value-type="float" office:value="147">
            <text:p>14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9956.02488">
            <text:p>19956,02488</text:p>
          </table:table-cell>
          <table:table-cell office:value-type="float" office:value="622.045041">
            <text:p>622,045041</text:p>
          </table:table-cell>
        </table:table-row>
        <table:table-row table:style-name="ro1">
          <table:table-cell office:value-type="float" office:value="286.18414374">
            <text:p>286,18414374</text:p>
          </table:table-cell>
          <table:table-cell office:value-type="float" office:value="64.49925261">
            <text:p>64,49925261</text:p>
          </table:table-cell>
          <table:table-cell table:number-columns-repeated="2" office:value-type="float" office:value="508">
            <text:p>508</text:p>
          </table:table-cell>
          <table:table-cell office:value-type="float" office:value="286.18414374">
            <text:p>286,18414374</text:p>
          </table:table-cell>
          <table:table-cell office:value-type="float" office:value="64.49925261">
            <text:p>64,49925261</text:p>
          </table:table-cell>
          <table:table-cell table:number-columns-repeated="2" office:value-type="float" office:value="508">
            <text:p>508</text:p>
          </table:table-cell>
          <table:table-cell office:value-type="float" office:value="286.18414374">
            <text:p>286,18414374</text:p>
          </table:table-cell>
          <table:table-cell office:value-type="float" office:value="64.49925261">
            <text:p>64,49925261</text:p>
          </table:table-cell>
          <table:table-cell office:value-type="float" office:value="138">
            <text:p>138</text:p>
          </table:table-cell>
          <table:table-cell office:value-type="float" office:value="146">
            <text:p>14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rue des Loutr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86.40241">
            <text:p>286,40241</text:p>
          </table:table-cell>
          <table:table-cell office:value-type="float" office:value="64.523915">
            <text:p>64,523915</text:p>
          </table:table-cell>
        </table:table-row>
        <table:table-row table:style-name="ro1">
          <table:table-cell office:value-type="float" office:value="8044.12879572">
            <text:p>8044,12879572</text:p>
          </table:table-cell>
          <table:table-cell office:value-type="float" office:value="433.51904482">
            <text:p>433,5190448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8044.12879572">
            <text:p>8044,12879572</text:p>
          </table:table-cell>
          <table:table-cell office:value-type="float" office:value="433.51904482">
            <text:p>433,5190448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8044.12879572">
            <text:p>8044,12879572</text:p>
          </table:table-cell>
          <table:table-cell office:value-type="float" office:value="433.51904482">
            <text:p>433,51904482</text:p>
          </table:table-cell>
          <table:table-cell office:value-type="float" office:value="135">
            <text:p>135</text:p>
          </table:table-cell>
          <table:table-cell office:value-type="float" office:value="143">
            <text:p>14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Sainte Odi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050.29872">
            <text:p>8050,29872</text:p>
          </table:table-cell>
          <table:table-cell office:value-type="float" office:value="433.684411">
            <text:p>433,684411</text:p>
          </table:table-cell>
        </table:table-row>
        <table:table-row table:style-name="ro1">
          <table:table-cell office:value-type="float" office:value="1061.06636179">
            <text:p>1061,06636179</text:p>
          </table:table-cell>
          <table:table-cell office:value-type="float" office:value="183.80816227">
            <text:p>183,80816227</text:p>
          </table:table-cell>
          <table:table-cell table:number-columns-repeated="2" office:value-type="float" office:value="512">
            <text:p>512</text:p>
          </table:table-cell>
          <table:table-cell office:value-type="float" office:value="1061.0663618">
            <text:p>1061,0663618</text:p>
          </table:table-cell>
          <table:table-cell office:value-type="float" office:value="183.80816227">
            <text:p>183,80816227</text:p>
          </table:table-cell>
          <table:table-cell table:number-columns-repeated="2" office:value-type="float" office:value="512">
            <text:p>512</text:p>
          </table:table-cell>
          <table:table-cell office:value-type="float" office:value="1061.0663618">
            <text:p>1061,0663618</text:p>
          </table:table-cell>
          <table:table-cell office:value-type="float" office:value="183.80816227">
            <text:p>183,80816227</text:p>
          </table:table-cell>
          <table:table-cell office:value-type="float" office:value="134">
            <text:p>134</text:p>
          </table:table-cell>
          <table:table-cell office:value-type="float" office:value="142">
            <text:p>14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es Terres Blanch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61.88139">
            <text:p>1061,88139</text:p>
          </table:table-cell>
          <table:table-cell office:value-type="float" office:value="183.877971">
            <text:p>183,877971</text:p>
          </table:table-cell>
        </table:table-row>
        <table:table-row table:style-name="ro1">
          <table:table-cell office:value-type="float" office:value="18405.04532327">
            <text:p>18405,04532327</text:p>
          </table:table-cell>
          <table:table-cell office:value-type="float" office:value="1563.56274374">
            <text:p>1563,56274374</text:p>
          </table:table-cell>
          <table:table-cell table:number-columns-repeated="2" office:value-type="float" office:value="514">
            <text:p>514</text:p>
          </table:table-cell>
          <table:table-cell office:value-type="float" office:value="18405.0453233">
            <text:p>18405,0453233</text:p>
          </table:table-cell>
          <table:table-cell office:value-type="float" office:value="1563.56274374">
            <text:p>1563,56274374</text:p>
          </table:table-cell>
          <table:table-cell table:number-columns-repeated="2" office:value-type="float" office:value="514">
            <text:p>514</text:p>
          </table:table-cell>
          <table:table-cell office:value-type="float" office:value="18405.0453233">
            <text:p>18405,0453233</text:p>
          </table:table-cell>
          <table:table-cell office:value-type="float" office:value="1563.56274374">
            <text:p>1563,56274374</text:p>
          </table:table-cell>
          <table:table-cell office:value-type="float" office:value="131">
            <text:p>131</text:p>
          </table:table-cell>
          <table:table-cell office:value-type="float" office:value="139">
            <text:p>13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erges du Rieutord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8419.21764">
            <text:p>18419,21764</text:p>
          </table:table-cell>
          <table:table-cell office:value-type="float" office:value="1564.172212">
            <text:p>1564,172212</text:p>
          </table:table-cell>
        </table:table-row>
        <table:table-row table:style-name="ro1">
          <table:table-cell office:value-type="float" office:value="8028.25928668">
            <text:p>8028,25928668</text:p>
          </table:table-cell>
          <table:table-cell office:value-type="float" office:value="441.04268735">
            <text:p>441,04268735</text:p>
          </table:table-cell>
          <table:table-cell table:number-columns-repeated="2" office:value-type="float" office:value="516">
            <text:p>516</text:p>
          </table:table-cell>
          <table:table-cell office:value-type="float" office:value="8028.25928668">
            <text:p>8028,25928668</text:p>
          </table:table-cell>
          <table:table-cell office:value-type="float" office:value="441.04268735">
            <text:p>441,04268735</text:p>
          </table:table-cell>
          <table:table-cell table:number-columns-repeated="2" office:value-type="float" office:value="516">
            <text:p>516</text:p>
          </table:table-cell>
          <table:table-cell office:value-type="float" office:value="8028.25928668">
            <text:p>8028,25928668</text:p>
          </table:table-cell>
          <table:table-cell office:value-type="float" office:value="441.04268735">
            <text:p>441,04268735</text:p>
          </table:table-cell>
          <table:table-cell office:value-type="float" office:value="129">
            <text:p>129</text:p>
          </table:table-cell>
          <table:table-cell office:value-type="float" office:value="137">
            <text:p>13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Mas de Neuvill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034.39867">
            <text:p>8034,39867</text:p>
          </table:table-cell>
          <table:table-cell office:value-type="float" office:value="441.210651">
            <text:p>441,210651</text:p>
          </table:table-cell>
        </table:table-row>
        <table:table-row table:style-name="ro1">
          <table:table-cell office:value-type="float" office:value="419.34613724">
            <text:p>419,34613724</text:p>
          </table:table-cell>
          <table:table-cell office:value-type="float" office:value="99.45691955">
            <text:p>99,45691955</text:p>
          </table:table-cell>
          <table:table-cell table:number-columns-repeated="2" office:value-type="float" office:value="517">
            <text:p>517</text:p>
          </table:table-cell>
          <table:table-cell office:value-type="float" office:value="419.34613724">
            <text:p>419,34613724</text:p>
          </table:table-cell>
          <table:table-cell office:value-type="float" office:value="99.45691955">
            <text:p>99,45691955</text:p>
          </table:table-cell>
          <table:table-cell table:number-columns-repeated="2" office:value-type="float" office:value="517">
            <text:p>517</text:p>
          </table:table-cell>
          <table:table-cell office:value-type="float" office:value="419.34613724">
            <text:p>419,34613724</text:p>
          </table:table-cell>
          <table:table-cell office:value-type="float" office:value="99.45691955">
            <text:p>99,45691955</text:p>
          </table:table-cell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19.66502">
            <text:p>419,66502</text:p>
          </table:table-cell>
          <table:table-cell office:value-type="float" office:value="99.494579">
            <text:p>99,494579</text:p>
          </table:table-cell>
        </table:table-row>
        <table:table-row table:style-name="ro1">
          <table:table-cell office:value-type="float" office:value="20106.44354842">
            <text:p>20106,44354842</text:p>
          </table:table-cell>
          <table:table-cell office:value-type="float" office:value="772.14038977">
            <text:p>772,14038977</text:p>
          </table:table-cell>
          <table:table-cell table:number-columns-repeated="2" office:value-type="float" office:value="519">
            <text:p>519</text:p>
          </table:table-cell>
          <table:table-cell office:value-type="float" office:value="20106.4435484">
            <text:p>20106,4435484</text:p>
          </table:table-cell>
          <table:table-cell office:value-type="float" office:value="772.14038977">
            <text:p>772,14038977</text:p>
          </table:table-cell>
          <table:table-cell table:number-columns-repeated="2" office:value-type="float" office:value="519">
            <text:p>519</text:p>
          </table:table-cell>
          <table:table-cell office:value-type="float" office:value="20106.4435484">
            <text:p>20106,4435484</text:p>
          </table:table-cell>
          <table:table-cell office:value-type="float" office:value="772.14038977">
            <text:p>772,14038977</text:p>
          </table:table-cell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assin de rétention Colombièr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0121.81989">
            <text:p>20121,81989</text:p>
          </table:table-cell>
          <table:table-cell office:value-type="float" office:value="772.434291">
            <text:p>772,434291</text:p>
          </table:table-cell>
        </table:table-row>
        <table:table-row table:style-name="ro1">
          <table:table-cell office:value-type="float" office:value="3055.93747382">
            <text:p>3055,93747382</text:p>
          </table:table-cell>
          <table:table-cell office:value-type="float" office:value="323.75819103">
            <text:p>323,7581910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3055.93747382">
            <text:p>3055,93747382</text:p>
          </table:table-cell>
          <table:table-cell office:value-type="float" office:value="323.75819103">
            <text:p>323,7581910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3055.93747382">
            <text:p>3055,93747382</text:p>
          </table:table-cell>
          <table:table-cell office:value-type="float" office:value="323.75819103">
            <text:p>323,75819103</text:p>
          </table:table-cell>
          <table:table-cell office:value-type="float" office:value="120">
            <text:p>120</text:p>
          </table:table-cell>
          <table:table-cell office:value-type="float" office:value="128">
            <text:p>12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058.26574">
            <text:p>3058,26574</text:p>
          </table:table-cell>
          <table:table-cell office:value-type="float" office:value="323.88179">
            <text:p>323,88179</text:p>
          </table:table-cell>
        </table:table-row>
        <table:table-row table:style-name="ro1">
          <table:table-cell office:value-type="float" office:value="25359.21152037">
            <text:p>25359,21152037</text:p>
          </table:table-cell>
          <table:table-cell office:value-type="float" office:value="774.09520081">
            <text:p>774,09520081</text:p>
          </table:table-cell>
          <table:table-cell table:number-columns-repeated="2" office:value-type="float" office:value="522">
            <text:p>522</text:p>
          </table:table-cell>
          <table:table-cell office:value-type="float" office:value="25359.2115204">
            <text:p>25359,2115204</text:p>
          </table:table-cell>
          <table:table-cell office:value-type="float" office:value="774.09520081">
            <text:p>774,09520081</text:p>
          </table:table-cell>
          <table:table-cell table:number-columns-repeated="2" office:value-type="float" office:value="522">
            <text:p>522</text:p>
          </table:table-cell>
          <table:table-cell office:value-type="float" office:value="25359.2115204">
            <text:p>25359,2115204</text:p>
          </table:table-cell>
          <table:table-cell office:value-type="float" office:value="774.09520081">
            <text:p>774,09520081</text:p>
          </table:table-cell>
          <table:table-cell office:value-type="float" office:value="119">
            <text:p>119</text:p>
          </table:table-cell>
          <table:table-cell office:value-type="float" office:value="127">
            <text:p>12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u Mas de la Paillad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5378.59311">
            <text:p>25378,59311</text:p>
          </table:table-cell>
          <table:table-cell office:value-type="float" office:value="774.39159">
            <text:p>774,39159</text:p>
          </table:table-cell>
        </table:table-row>
        <table:table-row table:style-name="ro1">
          <table:table-cell office:value-type="float" office:value="1092.44039001">
            <text:p>1092,44039001</text:p>
          </table:table-cell>
          <table:table-cell office:value-type="float" office:value="154.55928607">
            <text:p>154,55928607</text:p>
          </table:table-cell>
          <table:table-cell table:number-columns-repeated="2" office:value-type="float" office:value="524">
            <text:p>524</text:p>
          </table:table-cell>
          <table:table-cell office:value-type="float" office:value="1092.44039001">
            <text:p>1092,44039001</text:p>
          </table:table-cell>
          <table:table-cell office:value-type="float" office:value="154.55928607">
            <text:p>154,55928607</text:p>
          </table:table-cell>
          <table:table-cell table:number-columns-repeated="2" office:value-type="float" office:value="524">
            <text:p>524</text:p>
          </table:table-cell>
          <table:table-cell office:value-type="float" office:value="1092.44039001">
            <text:p>1092,44039001</text:p>
          </table:table-cell>
          <table:table-cell office:value-type="float" office:value="154.55928607">
            <text:p>154,55928607</text:p>
          </table:table-cell>
          <table:table-cell office:value-type="float" office:value="117">
            <text:p>117</text:p>
          </table:table-cell>
          <table:table-cell office:value-type="float" office:value="125">
            <text:p>12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es Cétoin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93.27386">
            <text:p>1093,27386</text:p>
          </table:table-cell>
          <table:table-cell office:value-type="float" office:value="154.617693">
            <text:p>154,617693</text:p>
          </table:table-cell>
        </table:table-row>
        <table:table-row table:style-name="ro1">
          <table:table-cell office:value-type="float" office:value="996.2564308">
            <text:p>996,2564308</text:p>
          </table:table-cell>
          <table:table-cell office:value-type="float" office:value="126.79549522">
            <text:p>126,79549522</text:p>
          </table:table-cell>
          <table:table-cell table:number-columns-repeated="2" office:value-type="float" office:value="525">
            <text:p>525</text:p>
          </table:table-cell>
          <table:table-cell office:value-type="float" office:value="996.2564308">
            <text:p>996,2564308</text:p>
          </table:table-cell>
          <table:table-cell office:value-type="float" office:value="126.79549522">
            <text:p>126,79549522</text:p>
          </table:table-cell>
          <table:table-cell table:number-columns-repeated="2" office:value-type="float" office:value="525">
            <text:p>525</text:p>
          </table:table-cell>
          <table:table-cell office:value-type="float" office:value="996.2564308">
            <text:p>996,2564308</text:p>
          </table:table-cell>
          <table:table-cell office:value-type="float" office:value="126.79549522">
            <text:p>126,79549522</text:p>
          </table:table-cell>
          <table:table-cell office:value-type="float" office:value="115">
            <text:p>115</text:p>
          </table:table-cell>
          <table:table-cell office:value-type="float" office:value="122">
            <text:p>12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es Clolus 2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997.01453">
            <text:p>997,01453</text:p>
          </table:table-cell>
          <table:table-cell office:value-type="float" office:value="126.84369">
            <text:p>126,84369</text:p>
          </table:table-cell>
        </table:table-row>
        <table:table-row table:style-name="ro1">
          <table:table-cell office:value-type="float" office:value="1245.0226999">
            <text:p>1245,0226999</text:p>
          </table:table-cell>
          <table:table-cell office:value-type="float" office:value="414.72206559">
            <text:p>414,72206559</text:p>
          </table:table-cell>
          <table:table-cell table:number-columns-repeated="2" office:value-type="float" office:value="526">
            <text:p>526</text:p>
          </table:table-cell>
          <table:table-cell office:value-type="float" office:value="1245.0226999">
            <text:p>1245,0226999</text:p>
          </table:table-cell>
          <table:table-cell office:value-type="float" office:value="414.72206559">
            <text:p>414,72206559</text:p>
          </table:table-cell>
          <table:table-cell table:number-columns-repeated="2" office:value-type="float" office:value="526">
            <text:p>526</text:p>
          </table:table-cell>
          <table:table-cell office:value-type="float" office:value="1245.0226999">
            <text:p>1245,0226999</text:p>
          </table:table-cell>
          <table:table-cell office:value-type="float" office:value="414.72206559">
            <text:p>414,72206559</text:p>
          </table:table-cell>
          <table:table-cell office:value-type="float" office:value="114">
            <text:p>114</text:p>
          </table:table-cell>
          <table:table-cell office:value-type="float" office:value="121">
            <text:p>12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queduc St-Clément 3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245.97299">
            <text:p>1245,97299</text:p>
          </table:table-cell>
          <table:table-cell office:value-type="float" office:value="414.880135">
            <text:p>414,880135</text:p>
          </table:table-cell>
        </table:table-row>
        <table:table-row table:style-name="ro1">
          <table:table-cell office:value-type="float" office:value="4073.79410845">
            <text:p>4073,79410845</text:p>
          </table:table-cell>
          <table:table-cell office:value-type="float" office:value="295.69617586">
            <text:p>295,69617586</text:p>
          </table:table-cell>
          <table:table-cell table:number-columns-repeated="2" office:value-type="float" office:value="506">
            <text:p>506</text:p>
          </table:table-cell>
          <table:table-cell office:value-type="float" office:value="4073.79410845">
            <text:p>4073,79410845</text:p>
          </table:table-cell>
          <table:table-cell office:value-type="float" office:value="295.69617586">
            <text:p>295,69617586</text:p>
          </table:table-cell>
          <table:table-cell table:number-columns-repeated="2" office:value-type="float" office:value="506">
            <text:p>506</text:p>
          </table:table-cell>
          <table:table-cell office:value-type="float" office:value="4073.79410844">
            <text:p>4073,79410844</text:p>
          </table:table-cell>
          <table:table-cell office:value-type="float" office:value="295.69617586">
            <text:p>295,69617586</text:p>
          </table:table-cell>
          <table:table-cell office:value-type="float" office:value="140">
            <text:p>140</text:p>
          </table:table-cell>
          <table:table-cell office:value-type="float" office:value="148">
            <text:p>14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076.92358">
            <text:p>4076,92358</text:p>
          </table:table-cell>
          <table:table-cell office:value-type="float" office:value="295.809675">
            <text:p>295,809675</text:p>
          </table:table-cell>
        </table:table-row>
        <table:table-row table:style-name="ro1">
          <table:table-cell office:value-type="float" office:value="483.21954455">
            <text:p>483,21954455</text:p>
          </table:table-cell>
          <table:table-cell office:value-type="float" office:value="89.65287079">
            <text:p>89,65287079</text:p>
          </table:table-cell>
          <table:table-cell table:number-columns-repeated="2" office:value-type="float" office:value="509">
            <text:p>509</text:p>
          </table:table-cell>
          <table:table-cell office:value-type="float" office:value="483.21954455">
            <text:p>483,21954455</text:p>
          </table:table-cell>
          <table:table-cell office:value-type="float" office:value="89.65287079">
            <text:p>89,65287079</text:p>
          </table:table-cell>
          <table:table-cell table:number-columns-repeated="2" office:value-type="float" office:value="509">
            <text:p>509</text:p>
          </table:table-cell>
          <table:table-cell office:value-type="float" office:value="483.21954455">
            <text:p>483,21954455</text:p>
          </table:table-cell>
          <table:table-cell office:value-type="float" office:value="89.65287079">
            <text:p>89,65287079</text:p>
          </table:table-cell>
          <table:table-cell office:value-type="float" office:value="137">
            <text:p>137</text:p>
          </table:table-cell>
          <table:table-cell office:value-type="float" office:value="145">
            <text:p>14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du Mas Vanneau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83.58847">
            <text:p>483,58847</text:p>
          </table:table-cell>
          <table:table-cell office:value-type="float" office:value="89.687069">
            <text:p>89,687069</text:p>
          </table:table-cell>
        </table:table-row>
        <table:table-row table:style-name="ro1">
          <table:table-cell office:value-type="float" office:value="29144.93733261">
            <text:p>29144,93733261</text:p>
          </table:table-cell>
          <table:table-cell office:value-type="float" office:value="1025.54991044">
            <text:p>1025,54991044</text:p>
          </table:table-cell>
          <table:table-cell table:number-columns-repeated="2" office:value-type="float" office:value="510">
            <text:p>510</text:p>
          </table:table-cell>
          <table:table-cell office:value-type="float" office:value="29144.9373326">
            <text:p>29144,9373326</text:p>
          </table:table-cell>
          <table:table-cell office:value-type="float" office:value="1025.54991044">
            <text:p>1025,54991044</text:p>
          </table:table-cell>
          <table:table-cell table:number-columns-repeated="2" office:value-type="float" office:value="510">
            <text:p>510</text:p>
          </table:table-cell>
          <table:table-cell office:value-type="float" office:value="29144.9373326">
            <text:p>29144,9373326</text:p>
          </table:table-cell>
          <table:table-cell office:value-type="float" office:value="1025.54991044">
            <text:p>1025,54991044</text:p>
          </table:table-cell>
          <table:table-cell office:value-type="float" office:value="136">
            <text:p>136</text:p>
          </table:table-cell>
          <table:table-cell office:value-type="float" office:value="144">
            <text:p>14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9167.33167">
            <text:p>29167,33167</text:p>
          </table:table-cell>
          <table:table-cell office:value-type="float" office:value="1025.943357">
            <text:p>1025,943357</text:p>
          </table:table-cell>
        </table:table-row>
        <table:table-row table:style-name="ro1">
          <table:table-cell office:value-type="float" office:value="1748.84909241">
            <text:p>1748,84909241</text:p>
          </table:table-cell>
          <table:table-cell office:value-type="float" office:value="148.43397068">
            <text:p>148,43397068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748.84909241">
            <text:p>1748,84909241</text:p>
          </table:table-cell>
          <table:table-cell office:value-type="float" office:value="148.43397068">
            <text:p>148,43397068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748.84909241">
            <text:p>1748,84909241</text:p>
          </table:table-cell>
          <table:table-cell office:value-type="float" office:value="148.43397068">
            <text:p>148,43397068</text:p>
          </table:table-cell>
          <table:table-cell office:value-type="float" office:value="133">
            <text:p>133</text:p>
          </table:table-cell>
          <table:table-cell office:value-type="float" office:value="141">
            <text:p>14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750.18846">
            <text:p>1750,18846</text:p>
          </table:table-cell>
          <table:table-cell office:value-type="float" office:value="148.490799">
            <text:p>148,490799</text:p>
          </table:table-cell>
        </table:table-row>
        <table:table-row table:style-name="ro1">
          <table:table-cell office:value-type="float" office:value="11823.0708741">
            <text:p>11823,0708741</text:p>
          </table:table-cell>
          <table:table-cell office:value-type="float" office:value="966.86822213">
            <text:p>966,8682221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1823.0708741">
            <text:p>11823,0708741</text:p>
          </table:table-cell>
          <table:table-cell office:value-type="float" office:value="966.86822213">
            <text:p>966,8682221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1823.0708741">
            <text:p>11823,0708741</text:p>
          </table:table-cell>
          <table:table-cell office:value-type="float" office:value="966.86822213">
            <text:p>966,86822213</text:p>
          </table:table-cell>
          <table:table-cell office:value-type="float" office:value="130">
            <text:p>130</text:p>
          </table:table-cell>
          <table:table-cell office:value-type="float" office:value="138">
            <text:p>13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rand Mail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832.13648">
            <text:p>11832,13648</text:p>
          </table:table-cell>
          <table:table-cell office:value-type="float" office:value="967.240386">
            <text:p>967,240386</text:p>
          </table:table-cell>
        </table:table-row>
        <table:table-row table:style-name="ro1">
          <table:table-cell office:value-type="float" office:value="37088.38180336">
            <text:p>37088,38180336</text:p>
          </table:table-cell>
          <table:table-cell office:value-type="float" office:value="2284.84328799">
            <text:p>2284,84328799</text:p>
          </table:table-cell>
          <table:table-cell table:number-columns-repeated="2" office:value-type="float" office:value="518">
            <text:p>518</text:p>
          </table:table-cell>
          <table:table-cell office:value-type="float" office:value="37088.3818034">
            <text:p>37088,3818034</text:p>
          </table:table-cell>
          <table:table-cell office:value-type="float" office:value="2284.84328799">
            <text:p>2284,84328799</text:p>
          </table:table-cell>
          <table:table-cell table:number-columns-repeated="2" office:value-type="float" office:value="518">
            <text:p>518</text:p>
          </table:table-cell>
          <table:table-cell office:value-type="float" office:value="37088.3818034">
            <text:p>37088,3818034</text:p>
          </table:table-cell>
          <table:table-cell office:value-type="float" office:value="2284.84328799">
            <text:p>2284,84328799</text:p>
          </table:table-cell>
          <table:table-cell office:value-type="float" office:value="123">
            <text:p>123</text:p>
          </table:table-cell>
          <table:table-cell office:value-type="float" office:value="131">
            <text:p>13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erges Mosson (nord)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7116.85479">
            <text:p>37116,85479</text:p>
          </table:table-cell>
          <table:table-cell office:value-type="float" office:value="2285.724868">
            <text:p>2285,724868</text:p>
          </table:table-cell>
        </table:table-row>
        <table:table-row table:style-name="ro1">
          <table:table-cell office:value-type="float" office:value="67513.70697129">
            <text:p>67513,70697129</text:p>
          </table:table-cell>
          <table:table-cell office:value-type="float" office:value="1246.1927587">
            <text:p>1246,1927587</text:p>
          </table:table-cell>
          <table:table-cell table:number-columns-repeated="2" office:value-type="float" office:value="520">
            <text:p>520</text:p>
          </table:table-cell>
          <table:table-cell office:value-type="float" office:value="67513.7069713">
            <text:p>67513,7069713</text:p>
          </table:table-cell>
          <table:table-cell office:value-type="float" office:value="1246.1927587">
            <text:p>1246,1927587</text:p>
          </table:table-cell>
          <table:table-cell table:number-columns-repeated="2" office:value-type="float" office:value="520">
            <text:p>520</text:p>
          </table:table-cell>
          <table:table-cell office:value-type="float" office:value="67513.7069713">
            <text:p>67513,7069713</text:p>
          </table:table-cell>
          <table:table-cell office:value-type="float" office:value="1246.1927587">
            <text:p>1246,1927587</text:p>
          </table:table-cell>
          <table:table-cell office:value-type="float" office:value="121">
            <text:p>121</text:p>
          </table:table-cell>
          <table:table-cell office:value-type="float" office:value="129">
            <text:p>12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7565.33049">
            <text:p>67565,33049</text:p>
          </table:table-cell>
          <table:table-cell office:value-type="float" office:value="1246.670333">
            <text:p>1246,670333</text:p>
          </table:table-cell>
        </table:table-row>
        <table:table-row table:style-name="ro1">
          <table:table-cell office:value-type="float" office:value="495.0454197">
            <text:p>495,0454197</text:p>
          </table:table-cell>
          <table:table-cell office:value-type="float" office:value="107.62079981">
            <text:p>107,62079981</text:p>
          </table:table-cell>
          <table:table-cell table:number-columns-repeated="2" office:value-type="float" office:value="523">
            <text:p>523</text:p>
          </table:table-cell>
          <table:table-cell office:value-type="float" office:value="495.0454197">
            <text:p>495,0454197</text:p>
          </table:table-cell>
          <table:table-cell office:value-type="float" office:value="107.62079981">
            <text:p>107,62079981</text:p>
          </table:table-cell>
          <table:table-cell table:number-columns-repeated="2" office:value-type="float" office:value="523">
            <text:p>523</text:p>
          </table:table-cell>
          <table:table-cell office:value-type="float" office:value="495.0454197">
            <text:p>495,0454197</text:p>
          </table:table-cell>
          <table:table-cell office:value-type="float" office:value="107.62079981">
            <text:p>107,62079981</text:p>
          </table:table-cell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Rosa Park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95.42385">
            <text:p>495,42385</text:p>
          </table:table-cell>
          <table:table-cell office:value-type="float" office:value="107.662062">
            <text:p>107,662062</text:p>
          </table:table-cell>
        </table:table-row>
        <table:table-row table:style-name="ro1">
          <table:table-cell office:value-type="float" office:value="2244.74960222">
            <text:p>2244,74960222</text:p>
          </table:table-cell>
          <table:table-cell office:value-type="float" office:value="193.80269516">
            <text:p>193,80269516</text:p>
          </table:table-cell>
          <table:table-cell table:number-columns-repeated="2" office:value-type="float" office:value="528">
            <text:p>528</text:p>
          </table:table-cell>
          <table:table-cell office:value-type="float" office:value="2244.74960222">
            <text:p>2244,74960222</text:p>
          </table:table-cell>
          <table:table-cell office:value-type="float" office:value="193.80269516">
            <text:p>193,80269516</text:p>
          </table:table-cell>
          <table:table-cell table:number-columns-repeated="2" office:value-type="float" office:value="528">
            <text:p>528</text:p>
          </table:table-cell>
          <table:table-cell office:value-type="float" office:value="2244.74960222">
            <text:p>2244,74960222</text:p>
          </table:table-cell>
          <table:table-cell office:value-type="float" office:value="193.80269516">
            <text:p>193,80269516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hiens Aiguelongu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246.45759">
            <text:p>2246,45759</text:p>
          </table:table-cell>
          <table:table-cell office:value-type="float" office:value="193.876398">
            <text:p>193,876398</text:p>
          </table:table-cell>
        </table:table-row>
        <table:table-row table:style-name="ro1">
          <table:table-cell office:value-type="float" office:value="1693.97543725">
            <text:p>1693,97543725</text:p>
          </table:table-cell>
          <table:table-cell office:value-type="float" office:value="215.92194412">
            <text:p>215,92194412</text:p>
          </table:table-cell>
          <table:table-cell table:number-columns-repeated="2" office:value-type="float" office:value="529">
            <text:p>529</text:p>
          </table:table-cell>
          <table:table-cell office:value-type="float" office:value="1693.97543725">
            <text:p>1693,97543725</text:p>
          </table:table-cell>
          <table:table-cell office:value-type="float" office:value="215.92194412">
            <text:p>215,92194412</text:p>
          </table:table-cell>
          <table:table-cell table:number-columns-repeated="2" office:value-type="float" office:value="529">
            <text:p>529</text:p>
          </table:table-cell>
          <table:table-cell office:value-type="float" office:value="1693.97543725">
            <text:p>1693,97543725</text:p>
          </table:table-cell>
          <table:table-cell office:value-type="float" office:value="215.92194412">
            <text:p>215,92194412</text:p>
          </table:table-cell>
          <table:table-cell office:value-type="float" office:value="111">
            <text:p>111</text:p>
          </table:table-cell>
          <table:table-cell office:value-type="float" office:value="115">
            <text:p>11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es Clolus 3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695.2643">
            <text:p>1695,2643</text:p>
          </table:table-cell>
          <table:table-cell office:value-type="float" office:value="216.004141">
            <text:p>216,004141</text:p>
          </table:table-cell>
        </table:table-row>
        <table:table-row table:style-name="ro1">
          <table:table-cell office:value-type="float" office:value="1145.0105126">
            <text:p>1145,0105126</text:p>
          </table:table-cell>
          <table:table-cell office:value-type="float" office:value="137.79017005">
            <text:p>137,79017005</text:p>
          </table:table-cell>
          <table:table-cell table:number-columns-repeated="2" office:value-type="float" office:value="531">
            <text:p>531</text:p>
          </table:table-cell>
          <table:table-cell office:value-type="float" office:value="1145.0105126">
            <text:p>1145,0105126</text:p>
          </table:table-cell>
          <table:table-cell office:value-type="float" office:value="137.79017005">
            <text:p>137,79017005</text:p>
          </table:table-cell>
          <table:table-cell table:number-columns-repeated="2" office:value-type="float" office:value="531">
            <text:p>531</text:p>
          </table:table-cell>
          <table:table-cell office:value-type="float" office:value="1145.0105126">
            <text:p>1145,0105126</text:p>
          </table:table-cell>
          <table:table-cell office:value-type="float" office:value="137.79017005">
            <text:p>137,79017005</text:p>
          </table:table-cell>
          <table:table-cell office:value-type="float" office:value="109">
            <text:p>109</text:p>
          </table:table-cell>
          <table:table-cell office:value-type="float" office:value="113">
            <text:p>11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la Voie Domitienn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145.8774">
            <text:p>1145,8774</text:p>
          </table:table-cell>
          <table:table-cell office:value-type="float" office:value="137.842254">
            <text:p>137,842254</text:p>
          </table:table-cell>
        </table:table-row>
        <table:table-row table:style-name="ro1">
          <table:table-cell office:value-type="float" office:value="940.43165881">
            <text:p>940,43165881</text:p>
          </table:table-cell>
          <table:table-cell office:value-type="float" office:value="126.47646624">
            <text:p>126,47646624</text:p>
          </table:table-cell>
          <table:table-cell table:number-columns-repeated="2" office:value-type="float" office:value="533">
            <text:p>533</text:p>
          </table:table-cell>
          <table:table-cell office:value-type="float" office:value="940.43165881">
            <text:p>940,43165881</text:p>
          </table:table-cell>
          <table:table-cell office:value-type="float" office:value="126.47646624">
            <text:p>126,47646624</text:p>
          </table:table-cell>
          <table:table-cell table:number-columns-repeated="2" office:value-type="float" office:value="533">
            <text:p>533</text:p>
          </table:table-cell>
          <table:table-cell office:value-type="float" office:value="940.43165882">
            <text:p>940,43165882</text:p>
          </table:table-cell>
          <table:table-cell office:value-type="float" office:value="126.47646624">
            <text:p>126,47646624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la Voie Domitienn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941.14679">
            <text:p>941,14679</text:p>
          </table:table-cell>
          <table:table-cell office:value-type="float" office:value="126.524628">
            <text:p>126,524628</text:p>
          </table:table-cell>
        </table:table-row>
        <table:table-row table:style-name="ro1">
          <table:table-cell office:value-type="float" office:value="202.08496492">
            <text:p>202,08496492</text:p>
          </table:table-cell>
          <table:table-cell office:value-type="float" office:value="71.7897379">
            <text:p>71,7897379</text:p>
          </table:table-cell>
          <table:table-cell table:number-columns-repeated="2" office:value-type="float" office:value="534">
            <text:p>534</text:p>
          </table:table-cell>
          <table:table-cell office:value-type="float" office:value="202.08496492">
            <text:p>202,08496492</text:p>
          </table:table-cell>
          <table:table-cell office:value-type="float" office:value="71.7897379">
            <text:p>71,7897379</text:p>
          </table:table-cell>
          <table:table-cell table:number-columns-repeated="2" office:value-type="float" office:value="534">
            <text:p>534</text:p>
          </table:table-cell>
          <table:table-cell office:value-type="float" office:value="202.08496492">
            <text:p>202,08496492</text:p>
          </table:table-cell>
          <table:table-cell office:value-type="float" office:value="71.7897379">
            <text:p>71,7897379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Edmond Rostand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02.23724">
            <text:p>202,23724</text:p>
          </table:table-cell>
          <table:table-cell office:value-type="float" office:value="71.816999">
            <text:p>71,816999</text:p>
          </table:table-cell>
        </table:table-row>
        <table:table-row table:style-name="ro1">
          <table:table-cell office:value-type="float" office:value="6152.29774164">
            <text:p>6152,29774164</text:p>
          </table:table-cell>
          <table:table-cell office:value-type="float" office:value="350.3633435">
            <text:p>350,3633435</text:p>
          </table:table-cell>
          <table:table-cell table:number-columns-repeated="2" office:value-type="float" office:value="535">
            <text:p>535</text:p>
          </table:table-cell>
          <table:table-cell office:value-type="float" office:value="6152.29774164">
            <text:p>6152,29774164</text:p>
          </table:table-cell>
          <table:table-cell office:value-type="float" office:value="350.3633435">
            <text:p>350,3633435</text:p>
          </table:table-cell>
          <table:table-cell table:number-columns-repeated="2" office:value-type="float" office:value="535">
            <text:p>535</text:p>
          </table:table-cell>
          <table:table-cell office:value-type="float" office:value="6152.29774164">
            <text:p>6152,29774164</text:p>
          </table:table-cell>
          <table:table-cell office:value-type="float" office:value="350.3633435">
            <text:p>350,3633435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156.96051">
            <text:p>6156,96051</text:p>
          </table:table-cell>
          <table:table-cell office:value-type="float" office:value="350.495855">
            <text:p>350,495855</text:p>
          </table:table-cell>
        </table:table-row>
        <table:table-row table:style-name="ro1">
          <table:table-cell office:value-type="float" office:value="0.07138825">
            <text:p>0,07138825</text:p>
          </table:table-cell>
          <table:table-cell office:value-type="float" office:value="22.32354689">
            <text:p>22,32354689</text:p>
          </table:table-cell>
          <table:table-cell table:number-columns-repeated="2" office:value-type="float" office:value="536">
            <text:p>536</text:p>
          </table:table-cell>
          <table:table-cell office:value-type="float" office:value="0.07138825">
            <text:p>0,07138825</text:p>
          </table:table-cell>
          <table:table-cell office:value-type="float" office:value="22.32354689">
            <text:p>22,32354689</text:p>
          </table:table-cell>
          <table:table-cell table:number-columns-repeated="2" office:value-type="float" office:value="536">
            <text:p>5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7089">
            <text:p>0,07089</text:p>
          </table:table-cell>
          <table:table-cell office:value-type="float" office:value="22.332031">
            <text:p>22,332031</text:p>
          </table:table-cell>
        </table:table-row>
        <table:table-row table:style-name="ro1">
          <table:table-cell office:value-type="float" office:value="1361.85433204">
            <text:p>1361,85433204</text:p>
          </table:table-cell>
          <table:table-cell office:value-type="float" office:value="147.64507929">
            <text:p>147,64507929</text:p>
          </table:table-cell>
          <table:table-cell table:number-columns-repeated="2" office:value-type="float" office:value="537">
            <text:p>537</text:p>
          </table:table-cell>
          <table:table-cell office:value-type="float" office:value="1361.85433204">
            <text:p>1361,85433204</text:p>
          </table:table-cell>
          <table:table-cell office:value-type="float" office:value="147.64507929">
            <text:p>147,64507929</text:p>
          </table:table-cell>
          <table:table-cell table:number-columns-repeated="2" office:value-type="float" office:value="537">
            <text:p>537</text:p>
          </table:table-cell>
          <table:table-cell office:value-type="float" office:value="1361.85433204">
            <text:p>1361,85433204</text:p>
          </table:table-cell>
          <table:table-cell office:value-type="float" office:value="147.64507929">
            <text:p>147,64507929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362.88609">
            <text:p>1362,88609</text:p>
          </table:table-cell>
          <table:table-cell office:value-type="float" office:value="147.701017">
            <text:p>147,701017</text:p>
          </table:table-cell>
        </table:table-row>
        <table:table-row table:style-name="ro1">
          <table:table-cell office:value-type="float" office:value="0.12764792">
            <text:p>0,12764792</text:p>
          </table:table-cell>
          <table:table-cell office:value-type="float" office:value="10.48779955">
            <text:p>10,48779955</text:p>
          </table:table-cell>
          <table:table-cell table:number-columns-repeated="2" office:value-type="float" office:value="539">
            <text:p>539</text:p>
          </table:table-cell>
          <table:table-cell office:value-type="float" office:value="0.12764792">
            <text:p>0,12764792</text:p>
          </table:table-cell>
          <table:table-cell office:value-type="float" office:value="10.48779955">
            <text:p>10,48779955</text:p>
          </table:table-cell>
          <table:table-cell table:number-columns-repeated="2" office:value-type="float" office:value="539">
            <text:p>5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2791">
            <text:p>0,12791</text:p>
          </table:table-cell>
          <table:table-cell office:value-type="float" office:value="10.491719">
            <text:p>10,491719</text:p>
          </table:table-cell>
        </table:table-row>
        <table:table-row table:style-name="ro1">
          <table:table-cell office:value-type="float" office:value="1910.01659534">
            <text:p>1910,01659534</text:p>
          </table:table-cell>
          <table:table-cell office:value-type="float" office:value="203.17867853">
            <text:p>203,17867853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910.01659534">
            <text:p>1910,01659534</text:p>
          </table:table-cell>
          <table:table-cell office:value-type="float" office:value="203.17867853">
            <text:p>203,17867853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910.01659534">
            <text:p>1910,01659534</text:p>
          </table:table-cell>
          <table:table-cell office:value-type="float" office:value="203.17867853">
            <text:p>203,17867853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911.4622">
            <text:p>1911,4622</text:p>
          </table:table-cell>
          <table:table-cell office:value-type="float" office:value="203.255673">
            <text:p>203,255673</text:p>
          </table:table-cell>
        </table:table-row>
        <table:table-row table:style-name="ro1">
          <table:table-cell office:value-type="float" office:value="0.64676964">
            <text:p>0,64676964</text:p>
          </table:table-cell>
          <table:table-cell office:value-type="float" office:value="72.37055778">
            <text:p>72,37055778</text:p>
          </table:table-cell>
          <table:table-cell table:number-columns-repeated="2" office:value-type="float" office:value="542">
            <text:p>542</text:p>
          </table:table-cell>
          <table:table-cell office:value-type="float" office:value="0.64676964">
            <text:p>0,64676964</text:p>
          </table:table-cell>
          <table:table-cell office:value-type="float" office:value="72.37055778">
            <text:p>72,37055778</text:p>
          </table:table-cell>
          <table:table-cell table:number-columns-repeated="2" office:value-type="float" office:value="542">
            <text:p>5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64727">
            <text:p>0,64727</text:p>
          </table:table-cell>
          <table:table-cell office:value-type="float" office:value="72.397652">
            <text:p>72,397652</text:p>
          </table:table-cell>
        </table:table-row>
        <table:table-row table:style-name="ro1">
          <table:table-cell office:value-type="float" office:value="10115.20036641">
            <text:p>10115,20036641</text:p>
          </table:table-cell>
          <table:table-cell office:value-type="float" office:value="422.94223082">
            <text:p>422,94223082</text:p>
          </table:table-cell>
          <table:table-cell table:number-columns-repeated="2" office:value-type="float" office:value="543">
            <text:p>543</text:p>
          </table:table-cell>
          <table:table-cell office:value-type="float" office:value="10115.2003664">
            <text:p>10115,2003664</text:p>
          </table:table-cell>
          <table:table-cell office:value-type="float" office:value="422.94223082">
            <text:p>422,94223082</text:p>
          </table:table-cell>
          <table:table-cell table:number-columns-repeated="2" office:value-type="float" office:value="543">
            <text:p>543</text:p>
          </table:table-cell>
          <table:table-cell office:value-type="float" office:value="10115.2003664">
            <text:p>10115,2003664</text:p>
          </table:table-cell>
          <table:table-cell office:value-type="float" office:value="422.94223082">
            <text:p>422,94223082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St-Fiacr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122.85835">
            <text:p>10122,85835</text:p>
          </table:table-cell>
          <table:table-cell office:value-type="float" office:value="423.102586">
            <text:p>423,102586</text:p>
          </table:table-cell>
        </table:table-row>
        <table:table-row table:style-name="ro1">
          <table:table-cell office:value-type="float" office:value="450.21278092">
            <text:p>450,21278092</text:p>
          </table:table-cell>
          <table:table-cell office:value-type="float" office:value="85.15841192">
            <text:p>85,15841192</text:p>
          </table:table-cell>
          <table:table-cell table:number-columns-repeated="2" office:value-type="float" office:value="544">
            <text:p>544</text:p>
          </table:table-cell>
          <table:table-cell office:value-type="float" office:value="450.21278092">
            <text:p>450,21278092</text:p>
          </table:table-cell>
          <table:table-cell office:value-type="float" office:value="85.15841192">
            <text:p>85,15841192</text:p>
          </table:table-cell>
          <table:table-cell table:number-columns-repeated="2" office:value-type="float" office:value="544">
            <text:p>544</text:p>
          </table:table-cell>
          <table:table-cell office:value-type="float" office:value="450.21278092">
            <text:p>450,21278092</text:p>
          </table:table-cell>
          <table:table-cell office:value-type="float" office:value="85.15841192">
            <text:p>85,15841192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ace Chiens du parc Malbosc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50.55299">
            <text:p>450,55299</text:p>
          </table:table-cell>
          <table:table-cell office:value-type="float" office:value="85.190576">
            <text:p>85,190576</text:p>
          </table:table-cell>
        </table:table-row>
        <table:table-row table:style-name="ro1">
          <table:table-cell office:value-type="float" office:value="2747.20405176">
            <text:p>2747,20405176</text:p>
          </table:table-cell>
          <table:table-cell office:value-type="float" office:value="1132.73360448">
            <text:p>1132,73360448</text:p>
          </table:table-cell>
          <table:table-cell table:number-columns-repeated="2" office:value-type="float" office:value="545">
            <text:p>545</text:p>
          </table:table-cell>
          <table:table-cell office:value-type="float" office:value="2747.20405173">
            <text:p>2747,20405173</text:p>
          </table:table-cell>
          <table:table-cell office:value-type="float" office:value="1132.73360448">
            <text:p>1132,73360448</text:p>
          </table:table-cell>
          <table:table-cell table:number-columns-repeated="2" office:value-type="float" office:value="545">
            <text:p>545</text:p>
          </table:table-cell>
          <table:table-cell office:value-type="float" office:value="2747.20405176">
            <text:p>2747,20405176</text:p>
          </table:table-cell>
          <table:table-cell office:value-type="float" office:value="1132.73360448">
            <text:p>1132,73360448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queduc St-Clément 3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749.28387">
            <text:p>2749,28387</text:p>
          </table:table-cell>
          <table:table-cell office:value-type="float" office:value="1133.158001">
            <text:p>1133,158001</text:p>
          </table:table-cell>
        </table:table-row>
        <table:table-row table:style-name="ro1">
          <table:table-cell office:value-type="float" office:value="24533.50745982">
            <text:p>24533,50745982</text:p>
          </table:table-cell>
          <table:table-cell office:value-type="float" office:value="1549.17607027">
            <text:p>1549,17607027</text:p>
          </table:table-cell>
          <table:table-cell table:number-columns-repeated="2" office:value-type="float" office:value="546">
            <text:p>546</text:p>
          </table:table-cell>
          <table:table-cell office:value-type="float" office:value="24533.5074599">
            <text:p>24533,5074599</text:p>
          </table:table-cell>
          <table:table-cell office:value-type="float" office:value="1549.17607027">
            <text:p>1549,17607027</text:p>
          </table:table-cell>
          <table:table-cell table:number-columns-repeated="2" office:value-type="float" office:value="546">
            <text:p>546</text:p>
          </table:table-cell>
          <table:table-cell office:value-type="float" office:value="24533.5074598">
            <text:p>24533,5074598</text:p>
          </table:table-cell>
          <table:table-cell office:value-type="float" office:value="1549.17607027">
            <text:p>1549,17607027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ois Château d'O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4552.09994">
            <text:p>24552,09994</text:p>
          </table:table-cell>
          <table:table-cell office:value-type="float" office:value="1549.757138">
            <text:p>1549,757138</text:p>
          </table:table-cell>
        </table:table-row>
        <table:table-row table:style-name="ro1">
          <table:table-cell office:value-type="float" office:value="3924.63293624">
            <text:p>3924,63293624</text:p>
          </table:table-cell>
          <table:table-cell office:value-type="float" office:value="284.95622823">
            <text:p>284,95622823</text:p>
          </table:table-cell>
          <table:table-cell table:number-columns-repeated="2" office:value-type="float" office:value="547">
            <text:p>547</text:p>
          </table:table-cell>
          <table:table-cell office:value-type="float" office:value="3924.63293624">
            <text:p>3924,63293624</text:p>
          </table:table-cell>
          <table:table-cell office:value-type="float" office:value="284.95622823">
            <text:p>284,95622823</text:p>
          </table:table-cell>
          <table:table-cell table:number-columns-repeated="2" office:value-type="float" office:value="547">
            <text:p>547</text:p>
          </table:table-cell>
          <table:table-cell office:value-type="float" office:value="3924.63293624">
            <text:p>3924,63293624</text:p>
          </table:table-cell>
          <table:table-cell office:value-type="float" office:value="284.95622823">
            <text:p>284,95622823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St-Fiacr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927.60145">
            <text:p>3927,60145</text:p>
          </table:table-cell>
          <table:table-cell office:value-type="float" office:value="285.064596">
            <text:p>285,064596</text:p>
          </table:table-cell>
        </table:table-row>
        <table:table-row table:style-name="ro1">
          <table:table-cell office:value-type="float" office:value="7.62225131">
            <text:p>7,62225131</text:p>
          </table:table-cell>
          <table:table-cell office:value-type="float" office:value="21.56095015">
            <text:p>21,56095015</text:p>
          </table:table-cell>
          <table:table-cell table:number-columns-repeated="2" office:value-type="float" office:value="527">
            <text:p>527</text:p>
          </table:table-cell>
          <table:table-cell office:value-type="float" office:value="7.62225131">
            <text:p>7,62225131</text:p>
          </table:table-cell>
          <table:table-cell office:value-type="float" office:value="21.56095015">
            <text:p>21,56095015</text:p>
          </table:table-cell>
          <table:table-cell table:number-columns-repeated="2" office:value-type="float" office:value="527">
            <text:p>527</text:p>
          </table:table-cell>
          <table:table-cell office:value-type="float" office:value="7.62225131">
            <text:p>7,62225131</text:p>
          </table:table-cell>
          <table:table-cell office:value-type="float" office:value="21.56095015">
            <text:p>21,56095015</text:p>
          </table:table-cell>
          <table:table-cell office:value-type="float" office:value="113">
            <text:p>113</text:p>
          </table:table-cell>
          <table:table-cell office:value-type="float" office:value="119">
            <text:p>11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.62803">
            <text:p>7,62803</text:p>
          </table:table-cell>
          <table:table-cell office:value-type="float" office:value="21.569027">
            <text:p>21,569027</text:p>
          </table:table-cell>
        </table:table-row>
        <table:table-row table:style-name="ro1">
          <table:table-cell office:value-type="float" office:value="106.59603554">
            <text:p>106,59603554</text:p>
          </table:table-cell>
          <table:table-cell office:value-type="float" office:value="50.59978167">
            <text:p>50,59978167</text:p>
          </table:table-cell>
          <table:table-cell table:number-columns-repeated="2" office:value-type="float" office:value="530">
            <text:p>530</text:p>
          </table:table-cell>
          <table:table-cell office:value-type="float" office:value="106.59603554">
            <text:p>106,59603554</text:p>
          </table:table-cell>
          <table:table-cell office:value-type="float" office:value="50.59978167">
            <text:p>50,59978167</text:p>
          </table:table-cell>
          <table:table-cell table:number-columns-repeated="2" office:value-type="float" office:value="530">
            <text:p>530</text:p>
          </table:table-cell>
          <table:table-cell office:value-type="float" office:value="106.59603554">
            <text:p>106,59603554</text:p>
          </table:table-cell>
          <table:table-cell office:value-type="float" office:value="50.59978167">
            <text:p>50,59978167</text:p>
          </table:table-cell>
          <table:table-cell office:value-type="float" office:value="110">
            <text:p>110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6.67584">
            <text:p>106,67584</text:p>
          </table:table-cell>
          <table:table-cell office:value-type="float" office:value="50.618713">
            <text:p>50,618713</text:p>
          </table:table-cell>
        </table:table-row>
        <table:table-row table:style-name="ro1">
          <table:table-cell office:value-type="float" office:value="8329.13189826">
            <text:p>8329,13189826</text:p>
          </table:table-cell>
          <table:table-cell office:value-type="float" office:value="453.2409202">
            <text:p>453,2409202</text:p>
          </table:table-cell>
          <table:table-cell table:number-columns-repeated="2" office:value-type="float" office:value="532">
            <text:p>532</text:p>
          </table:table-cell>
          <table:table-cell office:value-type="float" office:value="8329.13189826">
            <text:p>8329,13189826</text:p>
          </table:table-cell>
          <table:table-cell office:value-type="float" office:value="453.2409202">
            <text:p>453,2409202</text:p>
          </table:table-cell>
          <table:table-cell table:number-columns-repeated="2" office:value-type="float" office:value="532">
            <text:p>532</text:p>
          </table:table-cell>
          <table:table-cell office:value-type="float" office:value="8329.13189826">
            <text:p>8329,13189826</text:p>
          </table:table-cell>
          <table:table-cell office:value-type="float" office:value="453.2409202">
            <text:p>453,2409202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Aiguelongu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8335.44716">
            <text:p>8335,44716</text:p>
          </table:table-cell>
          <table:table-cell office:value-type="float" office:value="453.413548">
            <text:p>453,413548</text:p>
          </table:table-cell>
        </table:table-row>
        <table:table-row table:style-name="ro1">
          <table:table-cell office:value-type="float" office:value="7475.4974056">
            <text:p>7475,4974056</text:p>
          </table:table-cell>
          <table:table-cell office:value-type="float" office:value="306.70716662">
            <text:p>306,70716662</text:p>
          </table:table-cell>
          <table:table-cell table:number-columns-repeated="2" office:value-type="float" office:value="538">
            <text:p>538</text:p>
          </table:table-cell>
          <table:table-cell office:value-type="float" office:value="7475.49740559">
            <text:p>7475,49740559</text:p>
          </table:table-cell>
          <table:table-cell office:value-type="float" office:value="306.70716662">
            <text:p>306,70716662</text:p>
          </table:table-cell>
          <table:table-cell table:number-columns-repeated="2" office:value-type="float" office:value="538">
            <text:p>538</text:p>
          </table:table-cell>
          <table:table-cell office:value-type="float" office:value="7475.49740559">
            <text:p>7475,49740559</text:p>
          </table:table-cell>
          <table:table-cell office:value-type="float" office:value="306.70716662">
            <text:p>306,70716662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481.16539">
            <text:p>7481,16539</text:p>
          </table:table-cell>
          <table:table-cell office:value-type="float" office:value="306.823419">
            <text:p>306,823419</text:p>
          </table:table-cell>
        </table:table-row>
        <table:table-row table:style-name="ro1">
          <table:table-cell office:value-type="float" office:value="48329.85437992">
            <text:p>48329,85437992</text:p>
          </table:table-cell>
          <table:table-cell office:value-type="float" office:value="1084.27433758">
            <text:p>1084,27433758</text:p>
          </table:table-cell>
          <table:table-cell table:number-columns-repeated="2" office:value-type="float" office:value="541">
            <text:p>541</text:p>
          </table:table-cell>
          <table:table-cell office:value-type="float" office:value="48329.8543799">
            <text:p>48329,8543799</text:p>
          </table:table-cell>
          <table:table-cell office:value-type="float" office:value="1084.27433758">
            <text:p>1084,27433758</text:p>
          </table:table-cell>
          <table:table-cell table:number-columns-repeated="2" office:value-type="float" office:value="541">
            <text:p>541</text:p>
          </table:table-cell>
          <table:table-cell office:value-type="float" office:value="48329.8543799">
            <text:p>48329,8543799</text:p>
          </table:table-cell>
          <table:table-cell office:value-type="float" office:value="1084.27433758">
            <text:p>1084,27433758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inède Mosson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8366.51375">
            <text:p>48366,51375</text:p>
          </table:table-cell>
          <table:table-cell office:value-type="float" office:value="1084.686384">
            <text:p>1084,686384</text:p>
          </table:table-cell>
        </table:table-row>
        <table:table-row table:style-name="ro1">
          <table:table-cell office:value-type="float" office:value="1476.04670005">
            <text:p>1476,04670005</text:p>
          </table:table-cell>
          <table:table-cell office:value-type="float" office:value="240.27949255">
            <text:p>240,27949255</text:p>
          </table:table-cell>
          <table:table-cell table:number-columns-repeated="2" office:value-type="float" office:value="548">
            <text:p>548</text:p>
          </table:table-cell>
          <table:table-cell office:value-type="float" office:value="1476.04670005">
            <text:p>1476,04670005</text:p>
          </table:table-cell>
          <table:table-cell office:value-type="float" office:value="240.27949255">
            <text:p>240,27949255</text:p>
          </table:table-cell>
          <table:table-cell table:number-columns-repeated="2" office:value-type="float" office:value="548">
            <text:p>548</text:p>
          </table:table-cell>
          <table:table-cell office:value-type="float" office:value="1476.04670005">
            <text:p>1476,04670005</text:p>
          </table:table-cell>
          <table:table-cell office:value-type="float" office:value="240.27949255">
            <text:p>240,27949255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477.16205">
            <text:p>1477,16205</text:p>
          </table:table-cell>
          <table:table-cell office:value-type="float" office:value="240.369958">
            <text:p>240,369958</text:p>
          </table:table-cell>
        </table:table-row>
        <table:table-row table:style-name="ro1">
          <table:table-cell office:value-type="float" office:value="91.81856053">
            <text:p>91,81856053</text:p>
          </table:table-cell>
          <table:table-cell office:value-type="float" office:value="44.87050215">
            <text:p>44,87050215</text:p>
          </table:table-cell>
          <table:table-cell table:number-columns-repeated="2" office:value-type="float" office:value="550">
            <text:p>550</text:p>
          </table:table-cell>
          <table:table-cell office:value-type="float" office:value="91.81856053">
            <text:p>91,81856053</text:p>
          </table:table-cell>
          <table:table-cell office:value-type="float" office:value="44.87050215">
            <text:p>44,87050215</text:p>
          </table:table-cell>
          <table:table-cell table:number-columns-repeated="2" office:value-type="float" office:value="550">
            <text:p>550</text:p>
          </table:table-cell>
          <table:table-cell office:value-type="float" office:value="91.81856053">
            <text:p>91,81856053</text:p>
          </table:table-cell>
          <table:table-cell office:value-type="float" office:value="44.87050215">
            <text:p>44,8705021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91.88774">
            <text:p>91,88774</text:p>
          </table:table-cell>
          <table:table-cell office:value-type="float" office:value="44.887385">
            <text:p>44,887385</text:p>
          </table:table-cell>
        </table:table-row>
        <table:table-row table:style-name="ro1">
          <table:table-cell office:value-type="float" office:value="767.94621217">
            <text:p>767,94621217</text:p>
          </table:table-cell>
          <table:table-cell office:value-type="float" office:value="165.47733256">
            <text:p>165,47733256</text:p>
          </table:table-cell>
          <table:table-cell table:number-columns-repeated="2" office:value-type="float" office:value="551">
            <text:p>551</text:p>
          </table:table-cell>
          <table:table-cell office:value-type="float" office:value="767.94621217">
            <text:p>767,94621217</text:p>
          </table:table-cell>
          <table:table-cell office:value-type="float" office:value="165.47733256">
            <text:p>165,47733256</text:p>
          </table:table-cell>
          <table:table-cell table:number-columns-repeated="2" office:value-type="float" office:value="551">
            <text:p>551</text:p>
          </table:table-cell>
          <table:table-cell office:value-type="float" office:value="767.94621217">
            <text:p>767,94621217</text:p>
          </table:table-cell>
          <table:table-cell office:value-type="float" office:value="165.47733256">
            <text:p>165,47733256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68.52338">
            <text:p>768,52338</text:p>
          </table:table-cell>
          <table:table-cell office:value-type="float" office:value="165.539415">
            <text:p>165,539415</text:p>
          </table:table-cell>
        </table:table-row>
        <table:table-row table:style-name="ro1">
          <table:table-cell office:value-type="float" office:value="1673.56588197">
            <text:p>1673,56588197</text:p>
          </table:table-cell>
          <table:table-cell office:value-type="float" office:value="176.32983631">
            <text:p>176,32983631</text:p>
          </table:table-cell>
          <table:table-cell table:number-columns-repeated="2" office:value-type="float" office:value="552">
            <text:p>552</text:p>
          </table:table-cell>
          <table:table-cell office:value-type="float" office:value="1673.56588197">
            <text:p>1673,56588197</text:p>
          </table:table-cell>
          <table:table-cell office:value-type="float" office:value="176.32983631">
            <text:p>176,32983631</text:p>
          </table:table-cell>
          <table:table-cell table:number-columns-repeated="2" office:value-type="float" office:value="552">
            <text:p>552</text:p>
          </table:table-cell>
          <table:table-cell office:value-type="float" office:value="1673.56588197">
            <text:p>1673,56588197</text:p>
          </table:table-cell>
          <table:table-cell office:value-type="float" office:value="176.32983631">
            <text:p>176,32983631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es Bruss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674.82969">
            <text:p>1674,82969</text:p>
          </table:table-cell>
          <table:table-cell office:value-type="float" office:value="176.396433">
            <text:p>176,396433</text:p>
          </table:table-cell>
        </table:table-row>
        <table:table-row table:style-name="ro1">
          <table:table-cell office:value-type="float" office:value="7727.87685218">
            <text:p>7727,87685218</text:p>
          </table:table-cell>
          <table:table-cell office:value-type="float" office:value="406.97679924">
            <text:p>406,97679924</text:p>
          </table:table-cell>
          <table:table-cell table:number-columns-repeated="2" office:value-type="float" office:value="555">
            <text:p>555</text:p>
          </table:table-cell>
          <table:table-cell office:value-type="float" office:value="7727.87685218">
            <text:p>7727,87685218</text:p>
          </table:table-cell>
          <table:table-cell office:value-type="float" office:value="406.97679924">
            <text:p>406,97679924</text:p>
          </table:table-cell>
          <table:table-cell table:number-columns-repeated="2" office:value-type="float" office:value="555">
            <text:p>555</text:p>
          </table:table-cell>
          <table:table-cell office:value-type="float" office:value="7727.87685219">
            <text:p>7727,87685219</text:p>
          </table:table-cell>
          <table:table-cell office:value-type="float" office:value="406.97679924">
            <text:p>406,97679924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Rachel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733.69599">
            <text:p>7733,69599</text:p>
          </table:table-cell>
          <table:table-cell office:value-type="float" office:value="407.130082">
            <text:p>407,130082</text:p>
          </table:table-cell>
        </table:table-row>
        <table:table-row table:style-name="ro1">
          <table:table-cell office:value-type="float" office:value="26081.8546886">
            <text:p>26081,8546886</text:p>
          </table:table-cell>
          <table:table-cell office:value-type="float" office:value="869.51896556">
            <text:p>869,51896556</text:p>
          </table:table-cell>
          <table:table-cell table:number-columns-repeated="2" office:value-type="float" office:value="556">
            <text:p>556</text:p>
          </table:table-cell>
          <table:table-cell office:value-type="float" office:value="26081.8546886">
            <text:p>26081,8546886</text:p>
          </table:table-cell>
          <table:table-cell office:value-type="float" office:value="869.51896557">
            <text:p>869,51896557</text:p>
          </table:table-cell>
          <table:table-cell table:number-columns-repeated="2" office:value-type="float" office:value="556">
            <text:p>556</text:p>
          </table:table-cell>
          <table:table-cell office:value-type="float" office:value="26081.8546881">
            <text:p>26081,8546881</text:p>
          </table:table-cell>
          <table:table-cell office:value-type="float" office:value="869.51896557">
            <text:p>869,51896557</text:p>
          </table:table-cell>
          <table:table-cell office:value-type="float" office:value="79">
            <text:p>79</text:p>
          </table:table-cell>
          <table:table-cell office:value-type="float" office:value="788">
            <text:p>78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Théâtre d'Ô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6101.55878">
            <text:p>26101,55878</text:p>
          </table:table-cell>
          <table:table-cell office:value-type="float" office:value="869.847687">
            <text:p>869,847687</text:p>
          </table:table-cell>
        </table:table-row>
        <table:table-row table:style-name="ro1">
          <table:table-cell office:value-type="float" office:value="1077.77859636">
            <text:p>1077,77859636</text:p>
          </table:table-cell>
          <table:table-cell office:value-type="float" office:value="190.49780159">
            <text:p>190,49780159</text:p>
          </table:table-cell>
          <table:table-cell table:number-columns-repeated="2" office:value-type="float" office:value="557">
            <text:p>557</text:p>
          </table:table-cell>
          <table:table-cell office:value-type="float" office:value="1077.77859636">
            <text:p>1077,77859636</text:p>
          </table:table-cell>
          <table:table-cell office:value-type="float" office:value="190.49780159">
            <text:p>190,49780159</text:p>
          </table:table-cell>
          <table:table-cell table:number-columns-repeated="2" office:value-type="float" office:value="557">
            <text:p>557</text:p>
          </table:table-cell>
          <table:table-cell office:value-type="float" office:value="1077.77859636">
            <text:p>1077,77859636</text:p>
          </table:table-cell>
          <table:table-cell office:value-type="float" office:value="190.49780159">
            <text:p>190,49780159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078.58923">
            <text:p>1078,58923</text:p>
          </table:table-cell>
          <table:table-cell office:value-type="float" office:value="190.568998">
            <text:p>190,568998</text:p>
          </table:table-cell>
        </table:table-row>
        <table:table-row table:style-name="ro1">
          <table:table-cell office:value-type="float" office:value="23393.63858228">
            <text:p>23393,63858228</text:p>
          </table:table-cell>
          <table:table-cell office:value-type="float" office:value="626.09635993">
            <text:p>626,09635993</text:p>
          </table:table-cell>
          <table:table-cell table:number-columns-repeated="2" office:value-type="float" office:value="559">
            <text:p>559</text:p>
          </table:table-cell>
          <table:table-cell office:value-type="float" office:value="23393.6385823">
            <text:p>23393,6385823</text:p>
          </table:table-cell>
          <table:table-cell office:value-type="float" office:value="626.09635993">
            <text:p>626,09635993</text:p>
          </table:table-cell>
          <table:table-cell table:number-columns-repeated="2" office:value-type="float" office:value="559">
            <text:p>559</text:p>
          </table:table-cell>
          <table:table-cell office:value-type="float" office:value="23393.638583">
            <text:p>23393,638583</text:p>
          </table:table-cell>
          <table:table-cell office:value-type="float" office:value="626.09635994">
            <text:p>626,09635994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Théâtre d'Ô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3411.26894">
            <text:p>23411,26894</text:p>
          </table:table-cell>
          <table:table-cell office:value-type="float" office:value="626.332568">
            <text:p>626,332568</text:p>
          </table:table-cell>
        </table:table-row>
        <table:table-row table:style-name="ro1">
          <table:table-cell office:value-type="float" office:value="262.19533171">
            <text:p>262,19533171</text:p>
          </table:table-cell>
          <table:table-cell office:value-type="float" office:value="69.41076395">
            <text:p>69,41076395</text:p>
          </table:table-cell>
          <table:table-cell table:number-columns-repeated="2" office:value-type="float" office:value="560">
            <text:p>560</text:p>
          </table:table-cell>
          <table:table-cell office:value-type="float" office:value="262.19533171">
            <text:p>262,19533171</text:p>
          </table:table-cell>
          <table:table-cell office:value-type="float" office:value="69.41076395">
            <text:p>69,41076395</text:p>
          </table:table-cell>
          <table:table-cell table:number-columns-repeated="2" office:value-type="float" office:value="560">
            <text:p>560</text:p>
          </table:table-cell>
          <table:table-cell office:value-type="float" office:value="210.51367598">
            <text:p>210,51367598</text:p>
          </table:table-cell>
          <table:table-cell office:value-type="float" office:value="67.50735365">
            <text:p>67,5073536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62.39367">
            <text:p>262,39367</text:p>
          </table:table-cell>
          <table:table-cell office:value-type="float" office:value="69.436873">
            <text:p>69,436873</text:p>
          </table:table-cell>
        </table:table-row>
        <table:table-row table:style-name="ro1">
          <table:table-cell office:value-type="float" office:value="526.97339166">
            <text:p>526,97339166</text:p>
          </table:table-cell>
          <table:table-cell office:value-type="float" office:value="106.19544449">
            <text:p>106,19544449</text:p>
          </table:table-cell>
          <table:table-cell table:number-columns-repeated="2" office:value-type="float" office:value="561">
            <text:p>561</text:p>
          </table:table-cell>
          <table:table-cell office:value-type="float" office:value="526.97339166">
            <text:p>526,97339166</text:p>
          </table:table-cell>
          <table:table-cell office:value-type="float" office:value="106.19544449">
            <text:p>106,19544449</text:p>
          </table:table-cell>
          <table:table-cell table:number-columns-repeated="2" office:value-type="float" office:value="561">
            <text:p>561</text:p>
          </table:table-cell>
          <table:table-cell office:value-type="float" office:value="526.97339166">
            <text:p>526,97339166</text:p>
          </table:table-cell>
          <table:table-cell office:value-type="float" office:value="106.19544449">
            <text:p>106,19544449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' Ajaccio et extension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27.36844">
            <text:p>527,36844</text:p>
          </table:table-cell>
          <table:table-cell office:value-type="float" office:value="106.235434">
            <text:p>106,235434</text:p>
          </table:table-cell>
        </table:table-row>
        <table:table-row table:style-name="ro1">
          <table:table-cell office:value-type="float" office:value="51.0702119">
            <text:p>51,0702119</text:p>
          </table:table-cell>
          <table:table-cell office:value-type="float" office:value="25.43933089">
            <text:p>25,43933089</text:p>
          </table:table-cell>
          <table:table-cell table:number-columns-repeated="2" office:value-type="float" office:value="562">
            <text:p>562</text:p>
          </table:table-cell>
          <table:table-cell office:value-type="float" office:value="51.0702119">
            <text:p>51,0702119</text:p>
          </table:table-cell>
          <table:table-cell office:value-type="float" office:value="25.43933089">
            <text:p>25,43933089</text:p>
          </table:table-cell>
          <table:table-cell table:number-columns-repeated="2" office:value-type="float" office:value="562">
            <text:p>562</text:p>
          </table:table-cell>
          <table:table-cell office:value-type="float" office:value="51.0702119">
            <text:p>51,0702119</text:p>
          </table:table-cell>
          <table:table-cell office:value-type="float" office:value="25.43933089">
            <text:p>25,43933089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1.10874">
            <text:p>51,10874</text:p>
          </table:table-cell>
          <table:table-cell office:value-type="float" office:value="25.448956">
            <text:p>25,448956</text:p>
          </table:table-cell>
        </table:table-row>
        <table:table-row table:style-name="ro1">
          <table:table-cell office:value-type="float" office:value="166802.24834471">
            <text:p>166802,24834471</text:p>
          </table:table-cell>
          <table:table-cell office:value-type="float" office:value="3357.67658767">
            <text:p>3357,67658767</text:p>
          </table:table-cell>
          <table:table-cell table:number-columns-repeated="2" office:value-type="float" office:value="563">
            <text:p>563</text:p>
          </table:table-cell>
          <table:table-cell office:value-type="float" office:value="166802.248345">
            <text:p>166802,248345</text:p>
          </table:table-cell>
          <table:table-cell office:value-type="float" office:value="3357.67658767">
            <text:p>3357,67658767</text:p>
          </table:table-cell>
          <table:table-cell table:number-columns-repeated="2" office:value-type="float" office:value="563">
            <text:p>563</text:p>
          </table:table-cell>
          <table:table-cell office:value-type="float" office:value="166802.248346">
            <text:p>166802,248346</text:p>
          </table:table-cell>
          <table:table-cell office:value-type="float" office:value="3357.67658769">
            <text:p>3357,67658769</text:p>
          </table:table-cell>
          <table:table-cell office:value-type="float" office:value="67">
            <text:p>67</text:p>
          </table:table-cell>
          <table:table-cell office:value-type="float" office:value="787">
            <text:p>78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Théâtre d'Ô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66928.04199">
            <text:p>166928,04199</text:p>
          </table:table-cell>
          <table:table-cell office:value-type="float" office:value="3358.936187">
            <text:p>3358,936187</text:p>
          </table:table-cell>
        </table:table-row>
        <table:table-row table:style-name="ro1">
          <table:table-cell office:value-type="float" office:value="2299.55371402">
            <text:p>2299,55371402</text:p>
          </table:table-cell>
          <table:table-cell office:value-type="float" office:value="236.93062386">
            <text:p>236,93062386</text:p>
          </table:table-cell>
          <table:table-cell table:number-columns-repeated="2" office:value-type="float" office:value="564">
            <text:p>564</text:p>
          </table:table-cell>
          <table:table-cell office:value-type="float" office:value="2299.55371402">
            <text:p>2299,55371402</text:p>
          </table:table-cell>
          <table:table-cell office:value-type="float" office:value="236.93062386">
            <text:p>236,93062386</text:p>
          </table:table-cell>
          <table:table-cell table:number-columns-repeated="2" office:value-type="float" office:value="564">
            <text:p>564</text:p>
          </table:table-cell>
          <table:table-cell office:value-type="float" office:value="2299.55371402">
            <text:p>2299,55371402</text:p>
          </table:table-cell>
          <table:table-cell office:value-type="float" office:value="236.93062386">
            <text:p>236,93062386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' Ajaccio et extension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301.28093">
            <text:p>2301,28093</text:p>
          </table:table-cell>
          <table:table-cell office:value-type="float" office:value="237.019634">
            <text:p>237,019634</text:p>
          </table:table-cell>
        </table:table-row>
        <table:table-row table:style-name="ro1">
          <table:table-cell office:value-type="float" office:value="151.46625996">
            <text:p>151,46625996</text:p>
          </table:table-cell>
          <table:table-cell office:value-type="float" office:value="166.07338371">
            <text:p>166,07338371</text:p>
          </table:table-cell>
          <table:table-cell table:number-columns-repeated="2" office:value-type="float" office:value="565">
            <text:p>565</text:p>
          </table:table-cell>
          <table:table-cell office:value-type="float" office:value="151.46625995">
            <text:p>151,46625995</text:p>
          </table:table-cell>
          <table:table-cell office:value-type="float" office:value="166.07338371">
            <text:p>166,07338371</text:p>
          </table:table-cell>
          <table:table-cell table:number-columns-repeated="2" office:value-type="float" office:value="565">
            <text:p>565</text:p>
          </table:table-cell>
          <table:table-cell office:value-type="float" office:value="151.46625995">
            <text:p>151,46625995</text:p>
          </table:table-cell>
          <table:table-cell office:value-type="float" office:value="166.07338371">
            <text:p>166,07338371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ac des Garrigu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51.58153">
            <text:p>151,58153</text:p>
          </table:table-cell>
          <table:table-cell office:value-type="float" office:value="166.135263">
            <text:p>166,135263</text:p>
          </table:table-cell>
        </table:table-row>
        <table:table-row table:style-name="ro1">
          <table:table-cell office:value-type="float" office:value="0.08584517">
            <text:p>0,08584517</text:p>
          </table:table-cell>
          <table:table-cell office:value-type="float" office:value="6.42769084">
            <text:p>6,42769084</text:p>
          </table:table-cell>
          <table:table-cell table:number-columns-repeated="2" office:value-type="float" office:value="566">
            <text:p>566</text:p>
          </table:table-cell>
          <table:table-cell office:value-type="float" office:value="0.08584517">
            <text:p>0,08584517</text:p>
          </table:table-cell>
          <table:table-cell office:value-type="float" office:value="6.42769084">
            <text:p>6,42769084</text:p>
          </table:table-cell>
          <table:table-cell table:number-columns-repeated="2" office:value-type="float" office:value="566">
            <text:p>566</text:p>
          </table:table-cell>
          <table:table-cell office:value-type="float" office:value="0.08584517">
            <text:p>0,08584517</text:p>
          </table:table-cell>
          <table:table-cell office:value-type="float" office:value="6.42769084">
            <text:p>6,42769084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ac des Garrigu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0.08587">
            <text:p>0,08587</text:p>
          </table:table-cell>
          <table:table-cell office:value-type="float" office:value="6.429983">
            <text:p>6,429983</text:p>
          </table:table-cell>
        </table:table-row>
        <table:table-row table:style-name="ro1">
          <table:table-cell office:value-type="float" office:value="0.08109169">
            <text:p>0,08109169</text:p>
          </table:table-cell>
          <table:table-cell office:value-type="float" office:value="6.07051986">
            <text:p>6,07051986</text:p>
          </table:table-cell>
          <table:table-cell table:number-columns-repeated="2" office:value-type="float" office:value="567">
            <text:p>567</text:p>
          </table:table-cell>
          <table:table-cell office:value-type="float" office:value="0.08109169">
            <text:p>0,08109169</text:p>
          </table:table-cell>
          <table:table-cell office:value-type="float" office:value="6.07051986">
            <text:p>6,07051986</text:p>
          </table:table-cell>
          <table:table-cell table:number-columns-repeated="2" office:value-type="float" office:value="567">
            <text:p>567</text:p>
          </table:table-cell>
          <table:table-cell office:value-type="float" office:value="0.08109169">
            <text:p>0,08109169</text:p>
          </table:table-cell>
          <table:table-cell office:value-type="float" office:value="6.07051986">
            <text:p>6,07051986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ac des Garrigu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0.08117">
            <text:p>0,08117</text:p>
          </table:table-cell>
          <table:table-cell office:value-type="float" office:value="6.07285">
            <text:p>6,07285</text:p>
          </table:table-cell>
        </table:table-row>
        <table:table-row table:style-name="ro1">
          <table:table-cell office:value-type="float" office:value="0.52364958">
            <text:p>0,52364958</text:p>
          </table:table-cell>
          <table:table-cell office:value-type="float" office:value="12.64981605">
            <text:p>12,64981605</text:p>
          </table:table-cell>
          <table:table-cell table:number-columns-repeated="2" office:value-type="float" office:value="568">
            <text:p>568</text:p>
          </table:table-cell>
          <table:table-cell office:value-type="float" office:value="0.52364958">
            <text:p>0,52364958</text:p>
          </table:table-cell>
          <table:table-cell office:value-type="float" office:value="12.64981605">
            <text:p>12,64981605</text:p>
          </table:table-cell>
          <table:table-cell table:number-columns-repeated="2" office:value-type="float" office:value="568">
            <text:p>568</text:p>
          </table:table-cell>
          <table:table-cell office:value-type="float" office:value="0.52364958">
            <text:p>0,52364958</text:p>
          </table:table-cell>
          <table:table-cell office:value-type="float" office:value="12.64981605">
            <text:p>12,64981605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ac des Garrigu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0.52411">
            <text:p>0,52411</text:p>
          </table:table-cell>
          <table:table-cell office:value-type="float" office:value="12.654594">
            <text:p>12,654594</text:p>
          </table:table-cell>
        </table:table-row>
        <table:table-row table:style-name="ro1">
          <table:table-cell office:value-type="float" office:value="4844.79160752">
            <text:p>4844,79160752</text:p>
          </table:table-cell>
          <table:table-cell office:value-type="float" office:value="293.48477952">
            <text:p>293,48477952</text:p>
          </table:table-cell>
          <table:table-cell table:number-columns-repeated="2" office:value-type="float" office:value="549">
            <text:p>549</text:p>
          </table:table-cell>
          <table:table-cell office:value-type="float" office:value="4844.79160752">
            <text:p>4844,79160752</text:p>
          </table:table-cell>
          <table:table-cell office:value-type="float" office:value="293.48477952">
            <text:p>293,48477952</text:p>
          </table:table-cell>
          <table:table-cell table:number-columns-repeated="2" office:value-type="float" office:value="549">
            <text:p>549</text:p>
          </table:table-cell>
          <table:table-cell office:value-type="float" office:value="4844.79160753">
            <text:p>4844,79160753</text:p>
          </table:table-cell>
          <table:table-cell office:value-type="float" office:value="293.48477952">
            <text:p>293,48477952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assin de rétention Malbosc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848.45117">
            <text:p>4848,45117</text:p>
          </table:table-cell>
          <table:table-cell office:value-type="float" office:value="293.595001">
            <text:p>293,595001</text:p>
          </table:table-cell>
        </table:table-row>
        <table:table-row table:style-name="ro1">
          <table:table-cell office:value-type="float" office:value="3056.2485449">
            <text:p>3056,2485449</text:p>
          </table:table-cell>
          <table:table-cell office:value-type="float" office:value="223.84539423">
            <text:p>223,84539423</text:p>
          </table:table-cell>
          <table:table-cell table:number-columns-repeated="2" office:value-type="float" office:value="553">
            <text:p>553</text:p>
          </table:table-cell>
          <table:table-cell office:value-type="float" office:value="3056.2485449">
            <text:p>3056,2485449</text:p>
          </table:table-cell>
          <table:table-cell office:value-type="float" office:value="223.84539424">
            <text:p>223,84539424</text:p>
          </table:table-cell>
          <table:table-cell table:number-columns-repeated="2" office:value-type="float" office:value="553">
            <text:p>553</text:p>
          </table:table-cell>
          <table:table-cell office:value-type="float" office:value="3056.2485449">
            <text:p>3056,2485449</text:p>
          </table:table-cell>
          <table:table-cell office:value-type="float" office:value="223.84539424">
            <text:p>223,8453942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St Fiacr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3058.55359">
            <text:p>3058,55359</text:p>
          </table:table-cell>
          <table:table-cell office:value-type="float" office:value="223.929962">
            <text:p>223,929962</text:p>
          </table:table-cell>
        </table:table-row>
        <table:table-row table:style-name="ro1">
          <table:table-cell office:value-type="float" office:value="75937.51156538">
            <text:p>75937,51156538</text:p>
          </table:table-cell>
          <table:table-cell office:value-type="float" office:value="2254.84548752">
            <text:p>2254,84548752</text:p>
          </table:table-cell>
          <table:table-cell table:number-columns-repeated="2" office:value-type="float" office:value="554">
            <text:p>554</text:p>
          </table:table-cell>
          <table:table-cell office:value-type="float" office:value="75937.5115654">
            <text:p>75937,5115654</text:p>
          </table:table-cell>
          <table:table-cell office:value-type="float" office:value="2254.84548752">
            <text:p>2254,84548752</text:p>
          </table:table-cell>
          <table:table-cell table:number-columns-repeated="2" office:value-type="float" office:value="554">
            <text:p>554</text:p>
          </table:table-cell>
          <table:table-cell office:value-type="float" office:value="75937.5115654">
            <text:p>75937,5115654</text:p>
          </table:table-cell>
          <table:table-cell office:value-type="float" office:value="2254.84548752">
            <text:p>2254,84548752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Espace chiens du parc Méric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5995.02141">
            <text:p>75995,02141</text:p>
          </table:table-cell>
          <table:table-cell office:value-type="float" office:value="2255.697392">
            <text:p>2255,697392</text:p>
          </table:table-cell>
        </table:table-row>
        <table:table-row table:style-name="ro1">
          <table:table-cell office:value-type="float" office:value="269130.1831103">
            <text:p>269130,1831103</text:p>
          </table:table-cell>
          <table:table-cell office:value-type="float" office:value="3492.79825434">
            <text:p>3492,79825434</text:p>
          </table:table-cell>
          <table:table-cell table:number-columns-repeated="2" office:value-type="float" office:value="558">
            <text:p>558</text:p>
          </table:table-cell>
          <table:table-cell office:value-type="float" office:value="269130.18311">
            <text:p>269130,18311</text:p>
          </table:table-cell>
          <table:table-cell office:value-type="float" office:value="3492.79825434">
            <text:p>3492,79825434</text:p>
          </table:table-cell>
          <table:table-cell table:number-columns-repeated="2" office:value-type="float" office:value="558">
            <text:p>558</text:p>
          </table:table-cell>
          <table:table-cell office:value-type="float" office:value="269130.18311">
            <text:p>269130,18311</text:p>
          </table:table-cell>
          <table:table-cell office:value-type="float" office:value="3492.79825434">
            <text:p>3492,7982543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arc Malbosc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69334.72202">
            <text:p>269334,72202</text:p>
          </table:table-cell>
          <table:table-cell office:value-type="float" office:value="3494.124632">
            <text:p>3494,124632</text:p>
          </table:table-cell>
        </table:table-row>
        <table:table-row table:style-name="ro1">
          <table:table-cell office:value-type="float" office:value="213.94216835">
            <text:p>213,94216835</text:p>
          </table:table-cell>
          <table:table-cell office:value-type="float" office:value="99.93556724">
            <text:p>99,93556724</text:p>
          </table:table-cell>
          <table:table-cell table:number-columns-repeated="2" office:value-type="float" office:value="569">
            <text:p>569</text:p>
          </table:table-cell>
          <table:table-cell office:value-type="float" office:value="213.94216835">
            <text:p>213,94216835</text:p>
          </table:table-cell>
          <table:table-cell office:value-type="float" office:value="99.93556724">
            <text:p>99,93556724</text:p>
          </table:table-cell>
          <table:table-cell table:number-columns-repeated="2" office:value-type="float" office:value="569">
            <text:p>569</text:p>
          </table:table-cell>
          <table:table-cell office:value-type="float" office:value="213.94216835">
            <text:p>213,94216835</text:p>
          </table:table-cell>
          <table:table-cell office:value-type="float" office:value="99.93556724">
            <text:p>99,93556724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ac des Garrigue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14.10277">
            <text:p>214,10277</text:p>
          </table:table-cell>
          <table:table-cell office:value-type="float" office:value="99.972733">
            <text:p>99,972733</text:p>
          </table:table-cell>
        </table:table-row>
        <table:table-row table:style-name="ro1">
          <table:table-cell office:value-type="float" office:value="2117.26565381">
            <text:p>2117,26565381</text:p>
          </table:table-cell>
          <table:table-cell office:value-type="float" office:value="289.86110169">
            <text:p>289,86110169</text:p>
          </table:table-cell>
          <table:table-cell table:number-columns-repeated="2" office:value-type="float" office:value="572">
            <text:p>572</text:p>
          </table:table-cell>
          <table:table-cell office:value-type="float" office:value="2117.26565381">
            <text:p>2117,26565381</text:p>
          </table:table-cell>
          <table:table-cell office:value-type="float" office:value="289.86110169">
            <text:p>289,86110169</text:p>
          </table:table-cell>
          <table:table-cell table:number-columns-repeated="2" office:value-type="float" office:value="572">
            <text:p>572</text:p>
          </table:table-cell>
          <table:table-cell office:value-type="float" office:value="2117.26565381">
            <text:p>2117,26565381</text:p>
          </table:table-cell>
          <table:table-cell office:value-type="float" office:value="289.86110169">
            <text:p>289,86110169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hateau d'eau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2118.85304">
            <text:p>2118,85304</text:p>
          </table:table-cell>
          <table:table-cell office:value-type="float" office:value="289.969705">
            <text:p>289,969705</text:p>
          </table:table-cell>
        </table:table-row>
        <table:table-row table:style-name="ro1">
          <table:table-cell office:value-type="float" office:value="145.05938917">
            <text:p>145,05938917</text:p>
          </table:table-cell>
          <table:table-cell office:value-type="float" office:value="74.30808808">
            <text:p>74,30808808</text:p>
          </table:table-cell>
          <table:table-cell table:number-columns-repeated="2" office:value-type="float" office:value="573">
            <text:p>573</text:p>
          </table:table-cell>
          <table:table-cell office:value-type="float" office:value="145.05938917">
            <text:p>145,05938917</text:p>
          </table:table-cell>
          <table:table-cell office:value-type="float" office:value="74.30808808">
            <text:p>74,30808808</text:p>
          </table:table-cell>
          <table:table-cell table:number-columns-repeated="2" office:value-type="float" office:value="573">
            <text:p>573</text:p>
          </table:table-cell>
          <table:table-cell office:value-type="float" office:value="140.54834266">
            <text:p>140,54834266</text:p>
          </table:table-cell>
          <table:table-cell office:value-type="float" office:value="70.31842101">
            <text:p>70,31842101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45.16794">
            <text:p>145,16794</text:p>
          </table:table-cell>
          <table:table-cell office:value-type="float" office:value="74.335704">
            <text:p>74,335704</text:p>
          </table:table-cell>
        </table:table-row>
        <table:table-row table:style-name="ro1">
          <table:table-cell office:value-type="float" office:value="650.21498131">
            <text:p>650,21498131</text:p>
          </table:table-cell>
          <table:table-cell office:value-type="float" office:value="157.06745447">
            <text:p>157,06745447</text:p>
          </table:table-cell>
          <table:table-cell table:number-columns-repeated="2" office:value-type="float" office:value="574">
            <text:p>574</text:p>
          </table:table-cell>
          <table:table-cell office:value-type="float" office:value="650.21498131">
            <text:p>650,21498131</text:p>
          </table:table-cell>
          <table:table-cell office:value-type="float" office:value="157.06745447">
            <text:p>157,06745447</text:p>
          </table:table-cell>
          <table:table-cell table:number-columns-repeated="2" office:value-type="float" office:value="574">
            <text:p>574</text:p>
          </table:table-cell>
          <table:table-cell office:value-type="float" office:value="650.21498131">
            <text:p>650,21498131</text:p>
          </table:table-cell>
          <table:table-cell office:value-type="float" office:value="157.06745447">
            <text:p>157,06745447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650.70189">
            <text:p>650,70189</text:p>
          </table:table-cell>
          <table:table-cell office:value-type="float" office:value="157.126564">
            <text:p>157,126564</text:p>
          </table:table-cell>
        </table:table-row>
        <table:table-row table:style-name="ro1">
          <table:table-cell office:value-type="float" office:value="7950.46910044">
            <text:p>7950,46910044</text:p>
          </table:table-cell>
          <table:table-cell office:value-type="float" office:value="438.73705029">
            <text:p>438,73705029</text:p>
          </table:table-cell>
          <table:table-cell table:number-columns-repeated="2" office:value-type="float" office:value="576">
            <text:p>576</text:p>
          </table:table-cell>
          <table:table-cell office:value-type="float" office:value="7950.46910044">
            <text:p>7950,46910044</text:p>
          </table:table-cell>
          <table:table-cell office:value-type="float" office:value="438.73705029">
            <text:p>438,73705029</text:p>
          </table:table-cell>
          <table:table-cell table:number-columns-repeated="2" office:value-type="float" office:value="576">
            <text:p>576</text:p>
          </table:table-cell>
          <table:table-cell office:value-type="float" office:value="7950.46910044">
            <text:p>7950,46910044</text:p>
          </table:table-cell>
          <table:table-cell office:value-type="float" office:value="438.73705029">
            <text:p>438,73705029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' Ajaccio et extension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7956.43726">
            <text:p>7956,43726</text:p>
          </table:table-cell>
          <table:table-cell office:value-type="float" office:value="438.902155">
            <text:p>438,902155</text:p>
          </table:table-cell>
        </table:table-row>
        <table:table-row table:style-name="ro1">
          <table:table-cell office:value-type="float" office:value="530.45020529">
            <text:p>530,45020529</text:p>
          </table:table-cell>
          <table:table-cell office:value-type="float" office:value="129.29111759">
            <text:p>129,29111759</text:p>
          </table:table-cell>
          <table:table-cell table:number-columns-repeated="2" office:value-type="float" office:value="578">
            <text:p>578</text:p>
          </table:table-cell>
          <table:table-cell office:value-type="float" office:value="530.4502053">
            <text:p>530,4502053</text:p>
          </table:table-cell>
          <table:table-cell office:value-type="float" office:value="129.29111759">
            <text:p>129,29111759</text:p>
          </table:table-cell>
          <table:table-cell table:number-columns-repeated="2" office:value-type="float" office:value="578">
            <text:p>578</text:p>
          </table:table-cell>
          <table:table-cell office:value-type="float" office:value="530.4502053">
            <text:p>530,4502053</text:p>
          </table:table-cell>
          <table:table-cell office:value-type="float" office:value="129.29111759">
            <text:p>129,29111759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30.8484">
            <text:p>530,8484</text:p>
          </table:table-cell>
          <table:table-cell office:value-type="float" office:value="129.339385">
            <text:p>129,339385</text:p>
          </table:table-cell>
        </table:table-row>
        <table:table-row table:style-name="ro1">
          <table:table-cell office:value-type="float" office:value="59587.69398317">
            <text:p>59587,69398317</text:p>
          </table:table-cell>
          <table:table-cell office:value-type="float" office:value="1751.73264399">
            <text:p>1751,73264399</text:p>
          </table:table-cell>
          <table:table-cell table:number-columns-repeated="2" office:value-type="float" office:value="579">
            <text:p>579</text:p>
          </table:table-cell>
          <table:table-cell office:value-type="float" office:value="59587.6939832">
            <text:p>59587,6939832</text:p>
          </table:table-cell>
          <table:table-cell office:value-type="float" office:value="1751.73264399">
            <text:p>1751,73264399</text:p>
          </table:table-cell>
          <table:table-cell table:number-columns-repeated="2" office:value-type="float" office:value="579">
            <text:p>579</text:p>
          </table:table-cell>
          <table:table-cell office:value-type="float" office:value="59587.6939832">
            <text:p>59587,6939832</text:p>
          </table:table-cell>
          <table:table-cell office:value-type="float" office:value="1751.73264399">
            <text:p>1751,73264399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9632.4771">
            <text:p>59632,4771</text:p>
          </table:table-cell>
          <table:table-cell office:value-type="float" office:value="1752.388143">
            <text:p>1752,388143</text:p>
          </table:table-cell>
        </table:table-row>
        <table:table-row table:style-name="ro1">
          <table:table-cell office:value-type="float" office:value="44.74852747">
            <text:p>44,74852747</text:p>
          </table:table-cell>
          <table:table-cell office:value-type="float" office:value="26.61866243">
            <text:p>26,61866243</text:p>
          </table:table-cell>
          <table:table-cell table:number-columns-repeated="2" office:value-type="float" office:value="581">
            <text:p>581</text:p>
          </table:table-cell>
          <table:table-cell office:value-type="float" office:value="44.74852747">
            <text:p>44,74852747</text:p>
          </table:table-cell>
          <table:table-cell office:value-type="float" office:value="26.61866243">
            <text:p>26,61866243</text:p>
          </table:table-cell>
          <table:table-cell table:number-columns-repeated="2" office:value-type="float" office:value="581">
            <text:p>581</text:p>
          </table:table-cell>
          <table:table-cell office:value-type="float" office:value="44.74852747">
            <text:p>44,74852747</text:p>
          </table:table-cell>
          <table:table-cell office:value-type="float" office:value="26.61866243">
            <text:p>26,61866243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44.7823">
            <text:p>44,7823</text:p>
          </table:table-cell>
          <table:table-cell office:value-type="float" office:value="26.628718">
            <text:p>26,628718</text:p>
          </table:table-cell>
        </table:table-row>
        <table:table-row table:style-name="ro1">
          <table:table-cell office:value-type="float" office:value="5324.67581305">
            <text:p>5324,67581305</text:p>
          </table:table-cell>
          <table:table-cell office:value-type="float" office:value="363.08413833">
            <text:p>363,08413833</text:p>
          </table:table-cell>
          <table:table-cell table:number-columns-repeated="2" office:value-type="float" office:value="582">
            <text:p>582</text:p>
          </table:table-cell>
          <table:table-cell office:value-type="float" office:value="5324.67581305">
            <text:p>5324,67581305</text:p>
          </table:table-cell>
          <table:table-cell office:value-type="float" office:value="363.08413834">
            <text:p>363,08413834</text:p>
          </table:table-cell>
          <table:table-cell table:number-columns-repeated="2" office:value-type="float" office:value="582">
            <text:p>582</text:p>
          </table:table-cell>
          <table:table-cell office:value-type="float" office:value="5324.67581305">
            <text:p>5324,67581305</text:p>
          </table:table-cell>
          <table:table-cell office:value-type="float" office:value="363.08413834">
            <text:p>363,08413834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quare des sculpteurs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5328.66027">
            <text:p>5328,66027</text:p>
          </table:table-cell>
          <table:table-cell office:value-type="float" office:value="363.219562">
            <text:p>363,219562</text:p>
          </table:table-cell>
        </table:table-row>
        <table:table-row table:style-name="ro1">
          <table:table-cell office:value-type="float" office:value="196904.24704181">
            <text:p>196904,24704181</text:p>
          </table:table-cell>
          <table:table-cell office:value-type="float" office:value="4872.52491358">
            <text:p>4872,52491358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96904.247042">
            <text:p>196904,247042</text:p>
          </table:table-cell>
          <table:table-cell office:value-type="float" office:value="4872.52491358">
            <text:p>4872,52491358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96904.24704">
            <text:p>196904,24704</text:p>
          </table:table-cell>
          <table:table-cell office:value-type="float" office:value="4872.5249136">
            <text:p>4872,52491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éserve Naturelle Volontaire</text:p>
          </table:table-cell>
          <table:table-cell office:value-type="string">
            <text:p>EV</text:p>
          </table:table-cell>
          <table:table-cell office:value-type="float" office:value="67">
            <text:p>67</text:p>
          </table:table-cell>
          <table:table-cell office:value-type="float" office:value="197049.91697">
            <text:p>197049,91697</text:p>
          </table:table-cell>
          <table:table-cell office:value-type="float" office:value="4874.327289">
            <text:p>4874,327289</text:p>
          </table:table-cell>
        </table:table-row>
      </table:table>
      <table:table table:name="Métadonnées" table:style-name="ta1" table:print="false">
        <table:table-column table:style-name="co4" table:default-cell-style-name="Default"/>
        <table:table-row table:style-name="ro1">
          <table:table-cell office:value-type="string">
            <text:p><text:s text:c="3"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Données publiques ouvertes - Montpellier Territoire Numérique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Fiche métadonnées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D : 51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ITRE : Parcs et jardins (surface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DENTIFIANT : VilleMTP_MTP_EspacesVertsSurface_2011_v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ESCRIPTION : Cette donnée surfacique renseigne l’emplacement et l’étendue des parcs et jardins de la ville sous forme de polygones, contrairement à la donnée &amp;#171; Parcs et jardins (global) &amp;#187; qui contient des informations ponctuelles relatives à l’emplacement des mêmes parcs et jardins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COUVERTUTE GÉOGRAPHIQUE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LANGUE : frança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ATE PUBLICATION : 2011-10-1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PÉRIODE VALIDITÉE : Annuel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MISE À JOUR : 2013-02-11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PRORIÉTAIRE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IFFUSEUR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CATÉGORIE : Environnemen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HÈME INSPIRE : Informations géoscientifiqu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LICENCE : LICENCE OUVERTE / OPEN LICENCE http://www.etalab.gouv.fr/pages/licence-ouverte-open-licence-5899923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MOTS CLÉS : parcs ; jardins ; abords ; bâtiments ; voirie ; berges ; rivières ; jardinières ; bacs ; bois ; espaces chiens ; cimetières ; crèche ;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ARIFICATION : Gratuit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Site : http://opendata.montpelliernumerique.fr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11/02/2013</text:date>, <text:time>16:3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2-11T16:34:38.54</dc:date>
    <dc:creator>Jérémie Valentin</dc:creator>
    <meta:editing-duration>PT11S</meta:editing-duration>
    <meta:editing-cycles>1</meta:editing-cycles>
    <meta:document-statistic meta:table-count="2" meta:cell-count="10901" meta:object-count="0"/>
  </office:meta>
</office:document-meta>
</file>